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60.21pt"/>
    </style:style>
    <style:style style:name="co3" style:family="table-column">
      <style:table-column-properties fo:break-before="auto" style:column-width="115.26pt"/>
    </style:style>
    <style:style style:name="co4" style:family="table-column">
      <style:table-column-properties fo:break-before="auto" style:column-width="100.6pt"/>
    </style:style>
    <style:style style:name="co5" style:family="table-column">
      <style:table-column-properties fo:break-before="auto" style:column-width="111.4pt"/>
    </style:style>
    <style:style style:name="co6" style:family="table-column">
      <style:table-column-properties fo:break-before="auto" style:column-width="105.19pt"/>
    </style:style>
    <style:style style:name="co7" style:family="table-column">
      <style:table-column-properties fo:break-before="auto" style:column-width="126.85pt"/>
    </style:style>
    <style:style style:name="co8" style:family="table-column">
      <style:table-column-properties fo:break-before="auto" style:column-width="92.86pt"/>
    </style:style>
    <style:style style:name="co9" style:family="table-column">
      <style:table-column-properties fo:break-before="auto" style:column-width="77.41pt"/>
    </style:style>
    <style:style style:name="co10" style:family="table-column">
      <style:table-column-properties fo:break-before="auto" style:column-width="85.89pt"/>
    </style:style>
    <style:style style:name="co11" style:family="table-column">
      <style:table-column-properties fo:break-before="auto" style:column-width="95.16pt"/>
    </style:style>
    <style:style style:name="co12" style:family="table-column">
      <style:table-column-properties fo:break-before="auto" style:column-width="94.39pt"/>
    </style:style>
    <style:style style:name="co13" style:family="table-column">
      <style:table-column-properties fo:break-before="auto" style:column-width="101.34pt"/>
    </style:style>
    <style:style style:name="co14" style:family="table-column">
      <style:table-column-properties fo:break-before="auto" style:column-width="92.1pt"/>
    </style:style>
    <style:style style:name="co15" style:family="table-column">
      <style:table-column-properties fo:break-before="auto" style:column-width="200.95pt"/>
    </style:style>
    <style:style style:name="co16" style:family="table-column">
      <style:table-column-properties fo:break-before="auto" style:column-width="113.7pt"/>
    </style:style>
    <style:style style:name="ro1" style:family="table-row">
      <style:table-row-properties style:row-height="35.0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 style:data-style-name="N122">
      <style:table-cell-properties fo:wrap-option="wrap"/>
    </style:style>
    <style:style style:name="ce4" style:family="table-cell" style:parent-style-name="Default" style:data-style-name="N122"/>
    <style:style style:name="ce5" style:family="table-cell" style:parent-style-name="Default" style:data-style-name="N122">
      <style:table-cell-properties fo:background-color="#ffff00"/>
    </style:style>
    <style:style style:name="ce6" style:family="table-cell" style:parent-style-name="Default" style:data-style-name="N2">
      <style:table-cell-properties fo:wrap-option="wrap"/>
    </style:style>
    <style:style style:name="ce7" style:family="table-cell" style:parent-style-name="Default" style:data-style-name="N2"/>
    <style:style style:name="ce8" style:family="table-cell" style:parent-style-name="Default" style:data-style-name="N2">
      <style:table-cell-properties fo:background-color="#ffff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P1dB_10MHz" table:style-name="ta1">
        <table:shapes>
          <draw:frame draw:z-index="0" draw:style-name="gr1" draw:text-style-name="P1" svg:width="785.4pt" svg:height="537.96pt" svg:x="624.73pt" svg:y="33.9pt">
            <loext:p draw:notify-on-update-of-ranges="P1dB_10MHz.D2:P1dB_10MHz.D47 P1dB_10MHz.E1:P1dB_10MHz.E1 P1dB_10MHz.E2:P1dB_10MHz.E47 P1dB_10MHz.D1:P1dB_10MHz.D21 P1dB_10MHz.E1:P1dB_10MHz.E21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1" table:default-cell-style-name="ce7"/>
        <table:table-column table:style-name="co1" table:number-columns-repeated="1019" table:default-cell-style-name="Default"/>
        <table:table-row table:style-name="ro1">
          <table:table-cell table:style-name="ce1" office:value-type="string" calcext:value-type="string">
            <text:p>Generator Power [dBm]</text:p>
          </table:table-cell>
          <table:table-cell table:style-name="ce1" office:value-type="string" calcext:value-type="string">
            <text:p>Fixed Attenuator [dB]</text:p>
          </table:table-cell>
          <table:table-cell table:style-name="ce3" office:value-type="string" calcext:value-type="string">
            <text:p>ZMSCJ-2-1 AVG IL [dB]</text:p>
          </table:table-cell>
          <table:table-cell table:style-name="ce1" office:value-type="string" calcext:value-type="string">
            <text:p>Input Power [dBm]</text:p>
          </table:table-cell>
          <table:table-cell table:style-name="ce6" office:value-type="string" calcext:value-type="string">
            <text:p>Output Power [dBm]</text:p>
          </table:table-cell>
          <table:table-cell table:style-name="ce1" office:value-type="string" calcext:value-type="string">
            <text:p>Gain</text:p>
          </table:table-cell>
          <table:table-cell table:style-name="ce1" office:value-type="string" calcext:value-type="string">
            <text:p>Linear Trend [dBm]</text:p>
          </table:table-cell>
          <table:table-cell table:style-name="ce1" office:value-type="string" calcext:value-type="string">
            <text:p>Linear Delta [dB]</text:p>
          </table:table-cell>
          <table:table-cell table:style-name="ce1" table:number-columns-repeated="1016"/>
        </table:table-row>
        <table:table-row table:style-name="ro2">
          <table:table-cell office:value-type="float" office:value="-90" calcext:value-type="float">
            <text:p>-90</text:p>
          </table:table-cell>
          <table:table-cell office:value-type="float" office:value="10.01" calcext:value-type="float">
            <text:p>10.01</text:p>
          </table:table-cell>
          <table:table-cell table:style-name="ce4" office:value-type="float" office:value="0.6" calcext:value-type="float">
            <text:p>0.600</text:p>
          </table:table-cell>
          <table:table-cell table:formula="of:=[.A2]-[.B2]+[.C2]" office:value-type="float" office:value="-99.41" calcext:value-type="float">
            <text:p>-99.41</text:p>
          </table:table-cell>
          <table:table-cell office:value-type="float" office:value="-63.6" calcext:value-type="float">
            <text:p>-63.60</text:p>
          </table:table-cell>
          <table:table-cell table:formula="of:=[.E2]-[.D2]" office:value-type="float" office:value="35.81" calcext:value-type="float">
            <text:p>35.81</text:p>
          </table:table-cell>
          <table:table-cell table:formula="of:=1.0024392906*[.D2]+36.0210137517" office:value-type="float" office:value="-63.631476126846" calcext:value-type="float">
            <text:p>-63.6314761268</text:p>
          </table:table-cell>
          <table:table-cell table:formula="of:=[.G2]-[.E2]" office:value-type="float" office:value="-0.0314761268460018" calcext:value-type="float">
            <text:p>-0.0314761268</text:p>
          </table:table-cell>
          <table:table-cell table:number-columns-repeated="1016"/>
        </table:table-row>
        <table:table-row table:style-name="ro2">
          <table:table-cell office:value-type="float" office:value="-80" calcext:value-type="float">
            <text:p>-80</text:p>
          </table:table-cell>
          <table:table-cell office:value-type="float" office:value="10.01" calcext:value-type="float">
            <text:p>10.01</text:p>
          </table:table-cell>
          <table:table-cell table:style-name="ce4" office:value-type="float" office:value="0.6" calcext:value-type="float">
            <text:p>0.600</text:p>
          </table:table-cell>
          <table:table-cell table:formula="of:=[.A3]-[.B3]+[.C3]" office:value-type="float" office:value="-89.41" calcext:value-type="float">
            <text:p>-89.41</text:p>
          </table:table-cell>
          <table:table-cell office:value-type="float" office:value="-53.6" calcext:value-type="float">
            <text:p>-53.60</text:p>
          </table:table-cell>
          <table:table-cell table:formula="of:=[.E3]-[.D3]" office:value-type="float" office:value="35.81" calcext:value-type="float">
            <text:p>35.81</text:p>
          </table:table-cell>
          <table:table-cell table:formula="of:=1.0024392906*[.D3]+36.0210137517" office:value-type="float" office:value="-53.607083220846" calcext:value-type="float">
            <text:p>-53.6070832208</text:p>
          </table:table-cell>
          <table:table-cell table:formula="of:=[.G3]-[.E3]" office:value-type="float" office:value="-0.00708322084599899" calcext:value-type="float">
            <text:p>-0.0070832208</text:p>
          </table:table-cell>
          <table:table-cell table:number-columns-repeated="1016"/>
        </table:table-row>
        <table:table-row table:style-name="ro2">
          <table:table-cell office:value-type="float" office:value="-70" calcext:value-type="float">
            <text:p>-70</text:p>
          </table:table-cell>
          <table:table-cell office:value-type="float" office:value="10.01" calcext:value-type="float">
            <text:p>10.01</text:p>
          </table:table-cell>
          <table:table-cell table:style-name="ce4" office:value-type="float" office:value="0.6" calcext:value-type="float">
            <text:p>0.600</text:p>
          </table:table-cell>
          <table:table-cell table:formula="of:=[.A4]-[.B4]+[.C4]" office:value-type="float" office:value="-79.41" calcext:value-type="float">
            <text:p>-79.41</text:p>
          </table:table-cell>
          <table:table-cell office:value-type="float" office:value="-43.6" calcext:value-type="float">
            <text:p>-43.60</text:p>
          </table:table-cell>
          <table:table-cell table:formula="of:=[.E4]-[.D4]" office:value-type="float" office:value="35.81" calcext:value-type="float">
            <text:p>35.81</text:p>
          </table:table-cell>
          <table:table-cell table:formula="of:=1.0024392906*[.D4]+36.0210137517" office:value-type="float" office:value="-43.582690314846" calcext:value-type="float">
            <text:p>-43.5826903148</text:p>
          </table:table-cell>
          <table:table-cell table:formula="of:=[.G4]-[.E4]" office:value-type="float" office:value="0.0173096851540038" calcext:value-type="float">
            <text:p>0.0173096852</text:p>
          </table:table-cell>
          <table:table-cell table:number-columns-repeated="1016"/>
        </table:table-row>
        <table:table-row table:style-name="ro2">
          <table:table-cell office:value-type="float" office:value="-60" calcext:value-type="float">
            <text:p>-60</text:p>
          </table:table-cell>
          <table:table-cell office:value-type="float" office:value="10.01" calcext:value-type="float">
            <text:p>10.01</text:p>
          </table:table-cell>
          <table:table-cell table:style-name="ce4" office:value-type="float" office:value="0.6" calcext:value-type="float">
            <text:p>0.600</text:p>
          </table:table-cell>
          <table:table-cell table:formula="of:=[.A5]-[.B5]+[.C5]" office:value-type="float" office:value="-69.41" calcext:value-type="float">
            <text:p>-69.41</text:p>
          </table:table-cell>
          <table:table-cell office:value-type="float" office:value="-33.6" calcext:value-type="float">
            <text:p>-33.60</text:p>
          </table:table-cell>
          <table:table-cell table:formula="of:=[.E5]-[.D5]" office:value-type="float" office:value="35.81" calcext:value-type="float">
            <text:p>35.81</text:p>
          </table:table-cell>
          <table:table-cell table:formula="of:=1.0024392906*[.D5]+36.0210137517" office:value-type="float" office:value="-33.558297408846" calcext:value-type="float">
            <text:p>-33.5582974088</text:p>
          </table:table-cell>
          <table:table-cell table:formula="of:=[.G5]-[.E5]" office:value-type="float" office:value="0.0417025911540065" calcext:value-type="float">
            <text:p>0.0417025912</text:p>
          </table:table-cell>
          <table:table-cell table:number-columns-repeated="1016"/>
        </table:table-row>
        <table:table-row table:style-name="ro2">
          <table:table-cell office:value-type="float" office:value="-50" calcext:value-type="float">
            <text:p>-50</text:p>
          </table:table-cell>
          <table:table-cell office:value-type="float" office:value="10.01" calcext:value-type="float">
            <text:p>10.01</text:p>
          </table:table-cell>
          <table:table-cell table:style-name="ce4" office:value-type="float" office:value="0.6" calcext:value-type="float">
            <text:p>0.600</text:p>
          </table:table-cell>
          <table:table-cell table:formula="of:=[.A6]-[.B6]+[.C6]" office:value-type="float" office:value="-59.41" calcext:value-type="float">
            <text:p>-59.41</text:p>
          </table:table-cell>
          <table:table-cell office:value-type="float" office:value="-23.61" calcext:value-type="float">
            <text:p>-23.61</text:p>
          </table:table-cell>
          <table:table-cell table:formula="of:=[.E6]-[.D6]" office:value-type="float" office:value="35.8" calcext:value-type="float">
            <text:p>35.8</text:p>
          </table:table-cell>
          <table:table-cell table:formula="of:=1.0024392906*[.D6]+36.0210137517" office:value-type="float" office:value="-23.533904502846" calcext:value-type="float">
            <text:p>-23.5339045028</text:p>
          </table:table-cell>
          <table:table-cell table:formula="of:=[.G6]-[.E6]" office:value-type="float" office:value="0.0760954971540144" calcext:value-type="float">
            <text:p>0.0760954972</text:p>
          </table:table-cell>
          <table:table-cell table:number-columns-repeated="1016"/>
        </table:table-row>
        <table:table-row table:style-name="ro2">
          <table:table-cell office:value-type="float" office:value="-40" calcext:value-type="float">
            <text:p>-40</text:p>
          </table:table-cell>
          <table:table-cell office:value-type="float" office:value="10.01" calcext:value-type="float">
            <text:p>10.01</text:p>
          </table:table-cell>
          <table:table-cell table:style-name="ce4" office:value-type="float" office:value="0.6" calcext:value-type="float">
            <text:p>0.600</text:p>
          </table:table-cell>
          <table:table-cell table:formula="of:=[.A7]-[.B7]+[.C7]" office:value-type="float" office:value="-49.41" calcext:value-type="float">
            <text:p>-49.41</text:p>
          </table:table-cell>
          <table:table-cell office:value-type="float" office:value="-13.56" calcext:value-type="float">
            <text:p>-13.56</text:p>
          </table:table-cell>
          <table:table-cell table:formula="of:=[.E7]-[.D7]" office:value-type="float" office:value="35.85" calcext:value-type="float">
            <text:p>35.85</text:p>
          </table:table-cell>
          <table:table-cell table:formula="of:=1.0024392906*[.D7]+36.0210137517" office:value-type="float" office:value="-13.509511596846" calcext:value-type="float">
            <text:p>-13.5095115968</text:p>
          </table:table-cell>
          <table:table-cell table:formula="of:=[.G7]-[.E7]" office:value-type="float" office:value="0.0504884031540112" calcext:value-type="float">
            <text:p>0.0504884032</text:p>
          </table:table-cell>
          <table:table-cell table:number-columns-repeated="1016"/>
        </table:table-row>
        <table:table-row table:style-name="ro2">
          <table:table-cell office:value-type="float" office:value="-39" calcext:value-type="float">
            <text:p>-39</text:p>
          </table:table-cell>
          <table:table-cell office:value-type="float" office:value="10.01" calcext:value-type="float">
            <text:p>10.01</text:p>
          </table:table-cell>
          <table:table-cell table:style-name="ce4" office:value-type="float" office:value="0.6" calcext:value-type="float">
            <text:p>0.600</text:p>
          </table:table-cell>
          <table:table-cell table:formula="of:=[.A8]-[.B8]+[.C8]" office:value-type="float" office:value="-48.41" calcext:value-type="float">
            <text:p>-48.41</text:p>
          </table:table-cell>
          <table:table-cell office:value-type="float" office:value="-12.48" calcext:value-type="float">
            <text:p>-12.48</text:p>
          </table:table-cell>
          <table:table-cell table:formula="of:=[.E8]-[.D8]" office:value-type="float" office:value="35.93" calcext:value-type="float">
            <text:p>35.93</text:p>
          </table:table-cell>
          <table:table-cell table:formula="of:=1.0024392906*[.D8]+36.0210137517" office:value-type="float" office:value="-12.507072306246" calcext:value-type="float">
            <text:p>-12.5070723062</text:p>
          </table:table-cell>
          <table:table-cell table:formula="of:=[.G8]-[.E8]" office:value-type="float" office:value="-0.0270723062459872" calcext:value-type="float">
            <text:p>-0.0270723062</text:p>
          </table:table-cell>
          <table:table-cell table:number-columns-repeated="1016"/>
        </table:table-row>
        <table:table-row table:style-name="ro2">
          <table:table-cell office:value-type="float" office:value="-38" calcext:value-type="float">
            <text:p>-38</text:p>
          </table:table-cell>
          <table:table-cell office:value-type="float" office:value="10.01" calcext:value-type="float">
            <text:p>10.01</text:p>
          </table:table-cell>
          <table:table-cell table:style-name="ce4" office:value-type="float" office:value="0.6" calcext:value-type="float">
            <text:p>0.600</text:p>
          </table:table-cell>
          <table:table-cell table:formula="of:=[.A9]-[.B9]+[.C9]" office:value-type="float" office:value="-47.41" calcext:value-type="float">
            <text:p>-47.41</text:p>
          </table:table-cell>
          <table:table-cell office:value-type="float" office:value="-11.47" calcext:value-type="float">
            <text:p>-11.47</text:p>
          </table:table-cell>
          <table:table-cell table:formula="of:=[.E9]-[.D9]" office:value-type="float" office:value="35.94" calcext:value-type="float">
            <text:p>35.94</text:p>
          </table:table-cell>
          <table:table-cell table:formula="of:=1.0024392906*[.D9]+36.0210137517" office:value-type="float" office:value="-11.504633015646" calcext:value-type="float">
            <text:p>-11.5046330156</text:p>
          </table:table-cell>
          <table:table-cell table:formula="of:=[.G9]-[.E9]" office:value-type="float" office:value="-0.0346330156459853" calcext:value-type="float">
            <text:p>-0.0346330156</text:p>
          </table:table-cell>
          <table:table-cell table:number-columns-repeated="1016"/>
        </table:table-row>
        <table:table-row table:style-name="ro2">
          <table:table-cell office:value-type="float" office:value="-37" calcext:value-type="float">
            <text:p>-37</text:p>
          </table:table-cell>
          <table:table-cell office:value-type="float" office:value="10.01" calcext:value-type="float">
            <text:p>10.01</text:p>
          </table:table-cell>
          <table:table-cell table:style-name="ce4" office:value-type="float" office:value="0.6" calcext:value-type="float">
            <text:p>0.600</text:p>
          </table:table-cell>
          <table:table-cell table:formula="of:=[.A10]-[.B10]+[.C10]" office:value-type="float" office:value="-46.41" calcext:value-type="float">
            <text:p>-46.41</text:p>
          </table:table-cell>
          <table:table-cell office:value-type="float" office:value="-10.45" calcext:value-type="float">
            <text:p>-10.45</text:p>
          </table:table-cell>
          <table:table-cell table:formula="of:=[.E10]-[.D10]" office:value-type="float" office:value="35.96" calcext:value-type="float">
            <text:p>35.96</text:p>
          </table:table-cell>
          <table:table-cell table:formula="of:=1.0024392906*[.D10]+36.0210137517" office:value-type="float" office:value="-10.502193725046" calcext:value-type="float">
            <text:p>-10.502193725</text:p>
          </table:table-cell>
          <table:table-cell table:formula="of:=[.G10]-[.E10]" office:value-type="float" office:value="-0.0521937250459921" calcext:value-type="float">
            <text:p>-0.052193725</text:p>
          </table:table-cell>
          <table:table-cell table:number-columns-repeated="1016"/>
        </table:table-row>
        <table:table-row table:style-name="ro2">
          <table:table-cell office:value-type="float" office:value="-36" calcext:value-type="float">
            <text:p>-36</text:p>
          </table:table-cell>
          <table:table-cell office:value-type="float" office:value="10.01" calcext:value-type="float">
            <text:p>10.01</text:p>
          </table:table-cell>
          <table:table-cell table:style-name="ce4" office:value-type="float" office:value="0.6" calcext:value-type="float">
            <text:p>0.600</text:p>
          </table:table-cell>
          <table:table-cell table:formula="of:=[.A11]-[.B11]+[.C11]" office:value-type="float" office:value="-45.41" calcext:value-type="float">
            <text:p>-45.41</text:p>
          </table:table-cell>
          <table:table-cell office:value-type="float" office:value="-9.45" calcext:value-type="float">
            <text:p>-9.45</text:p>
          </table:table-cell>
          <table:table-cell table:formula="of:=[.E11]-[.D11]" office:value-type="float" office:value="35.96" calcext:value-type="float">
            <text:p>35.96</text:p>
          </table:table-cell>
          <table:table-cell table:formula="of:=1.0024392906*[.D11]+36.0210137517" office:value-type="float" office:value="-9.49975443444599" calcext:value-type="float">
            <text:p>-9.4997544344</text:p>
          </table:table-cell>
          <table:table-cell table:formula="of:=[.G11]-[.E11]" office:value-type="float" office:value="-0.0497544344459904" calcext:value-type="float">
            <text:p>-0.0497544344</text:p>
          </table:table-cell>
          <table:table-cell table:number-columns-repeated="1016"/>
        </table:table-row>
        <table:table-row table:style-name="ro2">
          <table:table-cell office:value-type="float" office:value="-35" calcext:value-type="float">
            <text:p>-35</text:p>
          </table:table-cell>
          <table:table-cell office:value-type="float" office:value="10.01" calcext:value-type="float">
            <text:p>10.01</text:p>
          </table:table-cell>
          <table:table-cell table:style-name="ce4" office:value-type="float" office:value="0.6" calcext:value-type="float">
            <text:p>0.600</text:p>
          </table:table-cell>
          <table:table-cell table:formula="of:=[.A12]-[.B12]+[.C12]" office:value-type="float" office:value="-44.41" calcext:value-type="float">
            <text:p>-44.41</text:p>
          </table:table-cell>
          <table:table-cell office:value-type="float" office:value="-8.44" calcext:value-type="float">
            <text:p>-8.44</text:p>
          </table:table-cell>
          <table:table-cell table:formula="of:=[.E12]-[.D12]" office:value-type="float" office:value="35.97" calcext:value-type="float">
            <text:p>35.97</text:p>
          </table:table-cell>
          <table:table-cell table:formula="of:=1.0024392906*[.D12]+36.0210137517" office:value-type="float" office:value="-8.49731514384599" calcext:value-type="float">
            <text:p>-8.4973151438</text:p>
          </table:table-cell>
          <table:table-cell table:formula="of:=[.G12]-[.E12]" office:value-type="float" office:value="-0.0573151438459885" calcext:value-type="float">
            <text:p>-0.0573151438</text:p>
          </table:table-cell>
          <table:table-cell table:number-columns-repeated="1016"/>
        </table:table-row>
        <table:table-row table:style-name="ro2">
          <table:table-cell office:value-type="float" office:value="-34" calcext:value-type="float">
            <text:p>-34</text:p>
          </table:table-cell>
          <table:table-cell office:value-type="float" office:value="10.01" calcext:value-type="float">
            <text:p>10.01</text:p>
          </table:table-cell>
          <table:table-cell table:style-name="ce4" office:value-type="float" office:value="0.6" calcext:value-type="float">
            <text:p>0.600</text:p>
          </table:table-cell>
          <table:table-cell table:formula="of:=[.A13]-[.B13]+[.C13]" office:value-type="float" office:value="-43.41" calcext:value-type="float">
            <text:p>-43.41</text:p>
          </table:table-cell>
          <table:table-cell office:value-type="float" office:value="-7.5" calcext:value-type="float">
            <text:p>-7.50</text:p>
          </table:table-cell>
          <table:table-cell table:formula="of:=[.E13]-[.D13]" office:value-type="float" office:value="35.91" calcext:value-type="float">
            <text:p>35.91</text:p>
          </table:table-cell>
          <table:table-cell table:formula="of:=1.0024392906*[.D13]+36.0210137517" office:value-type="float" office:value="-7.49487585324599" calcext:value-type="float">
            <text:p>-7.4948758532</text:p>
          </table:table-cell>
          <table:table-cell table:formula="of:=[.G13]-[.E13]" office:value-type="float" office:value="0.00512414675401374" calcext:value-type="float">
            <text:p>0.0051241468</text:p>
          </table:table-cell>
          <table:table-cell table:number-columns-repeated="1016"/>
        </table:table-row>
        <table:table-row table:style-name="ro2">
          <table:table-cell office:value-type="float" office:value="-33" calcext:value-type="float">
            <text:p>-33</text:p>
          </table:table-cell>
          <table:table-cell office:value-type="float" office:value="10.01" calcext:value-type="float">
            <text:p>10.01</text:p>
          </table:table-cell>
          <table:table-cell table:style-name="ce4" office:value-type="float" office:value="0.6" calcext:value-type="float">
            <text:p>0.600</text:p>
          </table:table-cell>
          <table:table-cell table:formula="of:=[.A14]-[.B14]+[.C14]" office:value-type="float" office:value="-42.41" calcext:value-type="float">
            <text:p>-42.41</text:p>
          </table:table-cell>
          <table:table-cell office:value-type="float" office:value="-6.5" calcext:value-type="float">
            <text:p>-6.50</text:p>
          </table:table-cell>
          <table:table-cell table:formula="of:=[.E14]-[.D14]" office:value-type="float" office:value="35.91" calcext:value-type="float">
            <text:p>35.91</text:p>
          </table:table-cell>
          <table:table-cell table:formula="of:=1.0024392906*[.D14]+36.0210137517" office:value-type="float" office:value="-6.49243656264599" calcext:value-type="float">
            <text:p>-6.4924365626</text:p>
          </table:table-cell>
          <table:table-cell table:formula="of:=[.G14]-[.E14]" office:value-type="float" office:value="0.00756343735400833" calcext:value-type="float">
            <text:p>0.0075634374</text:p>
          </table:table-cell>
          <table:table-cell table:number-columns-repeated="1016"/>
        </table:table-row>
        <table:table-row table:style-name="ro2">
          <table:table-cell office:value-type="float" office:value="-32" calcext:value-type="float">
            <text:p>-32</text:p>
          </table:table-cell>
          <table:table-cell office:value-type="float" office:value="10.01" calcext:value-type="float">
            <text:p>10.01</text:p>
          </table:table-cell>
          <table:table-cell table:style-name="ce4" office:value-type="float" office:value="0.6" calcext:value-type="float">
            <text:p>0.600</text:p>
          </table:table-cell>
          <table:table-cell table:formula="of:=[.A15]-[.B15]+[.C15]" office:value-type="float" office:value="-41.41" calcext:value-type="float">
            <text:p>-41.41</text:p>
          </table:table-cell>
          <table:table-cell office:value-type="float" office:value="-5.48" calcext:value-type="float">
            <text:p>-5.48</text:p>
          </table:table-cell>
          <table:table-cell table:formula="of:=[.E15]-[.D15]" office:value-type="float" office:value="35.93" calcext:value-type="float">
            <text:p>35.93</text:p>
          </table:table-cell>
          <table:table-cell table:formula="of:=1.0024392906*[.D15]+36.0210137517" office:value-type="float" office:value="-5.48999727204599" calcext:value-type="float">
            <text:p>-5.489997272</text:p>
          </table:table-cell>
          <table:table-cell table:formula="of:=[.G15]-[.E15]" office:value-type="float" office:value="-0.00999727204598955" calcext:value-type="float">
            <text:p>-0.009997272</text:p>
          </table:table-cell>
          <table:table-cell table:number-columns-repeated="1016"/>
        </table:table-row>
        <table:table-row table:style-name="ro2">
          <table:table-cell office:value-type="float" office:value="-31" calcext:value-type="float">
            <text:p>-31</text:p>
          </table:table-cell>
          <table:table-cell office:value-type="float" office:value="10.01" calcext:value-type="float">
            <text:p>10.01</text:p>
          </table:table-cell>
          <table:table-cell table:style-name="ce4" office:value-type="float" office:value="0.6" calcext:value-type="float">
            <text:p>0.600</text:p>
          </table:table-cell>
          <table:table-cell table:formula="of:=[.A16]-[.B16]+[.C16]" office:value-type="float" office:value="-40.41" calcext:value-type="float">
            <text:p>-40.41</text:p>
          </table:table-cell>
          <table:table-cell office:value-type="float" office:value="-4.47" calcext:value-type="float">
            <text:p>-4.47</text:p>
          </table:table-cell>
          <table:table-cell table:formula="of:=[.E16]-[.D16]" office:value-type="float" office:value="35.94" calcext:value-type="float">
            <text:p>35.94</text:p>
          </table:table-cell>
          <table:table-cell table:formula="of:=1.0024392906*[.D16]+36.0210137517" office:value-type="float" office:value="-4.48755798144599" calcext:value-type="float">
            <text:p>-4.4875579814</text:p>
          </table:table-cell>
          <table:table-cell table:formula="of:=[.G16]-[.E16]" office:value-type="float" office:value="-0.0175579814459885" calcext:value-type="float">
            <text:p>-0.0175579814</text:p>
          </table:table-cell>
          <table:table-cell table:number-columns-repeated="1016"/>
        </table:table-row>
        <table:table-row table:style-name="ro2">
          <table:table-cell office:value-type="float" office:value="-30" calcext:value-type="float">
            <text:p>-30</text:p>
          </table:table-cell>
          <table:table-cell office:value-type="float" office:value="10.01" calcext:value-type="float">
            <text:p>10.01</text:p>
          </table:table-cell>
          <table:table-cell table:style-name="ce4" office:value-type="float" office:value="0.6" calcext:value-type="float">
            <text:p>0.600</text:p>
          </table:table-cell>
          <table:table-cell table:formula="of:=[.A17]-[.B17]+[.C17]" office:value-type="float" office:value="-39.41" calcext:value-type="float">
            <text:p>-39.41</text:p>
          </table:table-cell>
          <table:table-cell office:value-type="float" office:value="-3.46" calcext:value-type="float">
            <text:p>-3.46</text:p>
          </table:table-cell>
          <table:table-cell table:formula="of:=[.E17]-[.D17]" office:value-type="float" office:value="35.95" calcext:value-type="float">
            <text:p>35.95</text:p>
          </table:table-cell>
          <table:table-cell table:formula="of:=1.0024392906*[.D17]+36.0210137517" office:value-type="float" office:value="-3.48511869084599" calcext:value-type="float">
            <text:p>-3.4851186908</text:p>
          </table:table-cell>
          <table:table-cell table:formula="of:=[.G17]-[.E17]" office:value-type="float" office:value="-0.0251186908459866" calcext:value-type="float">
            <text:p>-0.0251186908</text:p>
          </table:table-cell>
          <table:table-cell table:number-columns-repeated="1016"/>
        </table:table-row>
        <table:table-row table:style-name="ro2">
          <table:table-cell office:value-type="float" office:value="-29" calcext:value-type="float">
            <text:p>-29</text:p>
          </table:table-cell>
          <table:table-cell office:value-type="float" office:value="10.01" calcext:value-type="float">
            <text:p>10.01</text:p>
          </table:table-cell>
          <table:table-cell table:style-name="ce4" office:value-type="float" office:value="0.6" calcext:value-type="float">
            <text:p>0.600</text:p>
          </table:table-cell>
          <table:table-cell table:formula="of:=[.A18]-[.B18]+[.C18]" office:value-type="float" office:value="-38.41" calcext:value-type="float">
            <text:p>-38.41</text:p>
          </table:table-cell>
          <table:table-cell office:value-type="float" office:value="-2.52" calcext:value-type="float">
            <text:p>-2.52</text:p>
          </table:table-cell>
          <table:table-cell table:formula="of:=[.E18]-[.D18]" office:value-type="float" office:value="35.89" calcext:value-type="float">
            <text:p>35.89</text:p>
          </table:table-cell>
          <table:table-cell table:formula="of:=1.0024392906*[.D18]+36.0210137517" office:value-type="float" office:value="-2.48267940024599" calcext:value-type="float">
            <text:p>-2.4826794002</text:p>
          </table:table-cell>
          <table:table-cell table:formula="of:=[.G18]-[.E18]" office:value-type="float" office:value="0.037320599754008" calcext:value-type="float">
            <text:p>0.0373205998</text:p>
          </table:table-cell>
          <table:table-cell table:number-columns-repeated="1016"/>
        </table:table-row>
        <table:table-row table:style-name="ro2">
          <table:table-cell office:value-type="float" office:value="-28" calcext:value-type="float">
            <text:p>-28</text:p>
          </table:table-cell>
          <table:table-cell office:value-type="float" office:value="10.01" calcext:value-type="float">
            <text:p>10.01</text:p>
          </table:table-cell>
          <table:table-cell table:style-name="ce4" office:value-type="float" office:value="0.6" calcext:value-type="float">
            <text:p>0.600</text:p>
          </table:table-cell>
          <table:table-cell table:formula="of:=[.A19]-[.B19]+[.C19]" office:value-type="float" office:value="-37.41" calcext:value-type="float">
            <text:p>-37.41</text:p>
          </table:table-cell>
          <table:table-cell office:value-type="float" office:value="-1.51" calcext:value-type="float">
            <text:p>-1.51</text:p>
          </table:table-cell>
          <table:table-cell table:formula="of:=[.E19]-[.D19]" office:value-type="float" office:value="35.9" calcext:value-type="float">
            <text:p>35.9</text:p>
          </table:table-cell>
          <table:table-cell table:formula="of:=1.0024392906*[.D19]+36.0210137517" office:value-type="float" office:value="-1.48024010964599" calcext:value-type="float">
            <text:p>-1.4802401096</text:p>
          </table:table-cell>
          <table:table-cell table:formula="of:=[.G19]-[.E19]" office:value-type="float" office:value="0.0297598903540097" calcext:value-type="float">
            <text:p>0.0297598904</text:p>
          </table:table-cell>
          <table:table-cell table:number-columns-repeated="1016"/>
        </table:table-row>
        <table:table-row table:style-name="ro2">
          <table:table-cell office:value-type="float" office:value="-27" calcext:value-type="float">
            <text:p>-27</text:p>
          </table:table-cell>
          <table:table-cell office:value-type="float" office:value="10.01" calcext:value-type="float">
            <text:p>10.01</text:p>
          </table:table-cell>
          <table:table-cell table:style-name="ce4" office:value-type="float" office:value="0.6" calcext:value-type="float">
            <text:p>0.600</text:p>
          </table:table-cell>
          <table:table-cell table:formula="of:=[.A20]-[.B20]+[.C20]" office:value-type="float" office:value="-36.41" calcext:value-type="float">
            <text:p>-36.41</text:p>
          </table:table-cell>
          <table:table-cell office:value-type="float" office:value="-0.5" calcext:value-type="float">
            <text:p>-0.50</text:p>
          </table:table-cell>
          <table:table-cell table:formula="of:=[.E20]-[.D20]" office:value-type="float" office:value="35.91" calcext:value-type="float">
            <text:p>35.91</text:p>
          </table:table-cell>
          <table:table-cell table:formula="of:=1.0024392906*[.D20]+36.0210137517" office:value-type="float" office:value="-0.477800819045989" calcext:value-type="float">
            <text:p>-0.477800819</text:p>
          </table:table-cell>
          <table:table-cell table:formula="of:=[.G20]-[.E20]" office:value-type="float" office:value="0.0221991809540114" calcext:value-type="float">
            <text:p>0.022199181</text:p>
          </table:table-cell>
          <table:table-cell table:number-columns-repeated="1016"/>
        </table:table-row>
        <table:table-row table:style-name="ro2">
          <table:table-cell office:value-type="float" office:value="-26" calcext:value-type="float">
            <text:p>-26</text:p>
          </table:table-cell>
          <table:table-cell office:value-type="float" office:value="10.01" calcext:value-type="float">
            <text:p>10.01</text:p>
          </table:table-cell>
          <table:table-cell table:style-name="ce4" office:value-type="float" office:value="0.6" calcext:value-type="float">
            <text:p>0.600</text:p>
          </table:table-cell>
          <table:table-cell table:formula="of:=[.A21]-[.B21]+[.C21]" office:value-type="float" office:value="-35.41" calcext:value-type="float">
            <text:p>-35.41</text:p>
          </table:table-cell>
          <table:table-cell office:value-type="float" office:value="0.5" calcext:value-type="float">
            <text:p>0.50</text:p>
          </table:table-cell>
          <table:table-cell table:formula="of:=[.E21]-[.D21]" office:value-type="float" office:value="35.91" calcext:value-type="float">
            <text:p>35.91</text:p>
          </table:table-cell>
          <table:table-cell table:formula="of:=1.0024392906*[.D21]+36.0210137517" office:value-type="float" office:value="0.524638471554013" calcext:value-type="float">
            <text:p>0.5246384716</text:p>
          </table:table-cell>
          <table:table-cell table:formula="of:=[.G21]-[.E21]" office:value-type="float" office:value="0.0246384715540131" calcext:value-type="float">
            <text:p>0.0246384716</text:p>
          </table:table-cell>
          <table:table-cell table:number-columns-repeated="1016"/>
        </table:table-row>
        <table:table-row table:style-name="ro2">
          <table:table-cell office:value-type="float" office:value="-25" calcext:value-type="float">
            <text:p>-25</text:p>
          </table:table-cell>
          <table:table-cell office:value-type="float" office:value="10.01" calcext:value-type="float">
            <text:p>10.01</text:p>
          </table:table-cell>
          <table:table-cell table:style-name="ce4" office:value-type="float" office:value="0.6" calcext:value-type="float">
            <text:p>0.600</text:p>
          </table:table-cell>
          <table:table-cell table:formula="of:=[.A22]-[.B22]+[.C22]" office:value-type="float" office:value="-34.41" calcext:value-type="float">
            <text:p>-34.41</text:p>
          </table:table-cell>
          <table:table-cell office:value-type="float" office:value="1.5" calcext:value-type="float">
            <text:p>1.50</text:p>
          </table:table-cell>
          <table:table-cell table:formula="of:=[.E22]-[.D22]" office:value-type="float" office:value="35.91" calcext:value-type="float">
            <text:p>35.91</text:p>
          </table:table-cell>
          <table:table-cell table:formula="of:=1.0024392906*[.D22]+36.0210137517" office:value-type="float" office:value="1.52707776215401" calcext:value-type="float">
            <text:p>1.5270777622</text:p>
          </table:table-cell>
          <table:table-cell table:formula="of:=[.G22]-[.E22]" office:value-type="float" office:value="0.0270777621540077" calcext:value-type="float">
            <text:p>0.0270777622</text:p>
          </table:table-cell>
          <table:table-cell table:number-columns-repeated="1016"/>
        </table:table-row>
        <table:table-row table:style-name="ro2">
          <table:table-cell office:value-type="float" office:value="-24" calcext:value-type="float">
            <text:p>-24</text:p>
          </table:table-cell>
          <table:table-cell office:value-type="float" office:value="10.01" calcext:value-type="float">
            <text:p>10.01</text:p>
          </table:table-cell>
          <table:table-cell table:style-name="ce4" office:value-type="float" office:value="0.6" calcext:value-type="float">
            <text:p>0.600</text:p>
          </table:table-cell>
          <table:table-cell table:formula="of:=[.A23]-[.B23]+[.C23]" office:value-type="float" office:value="-33.41" calcext:value-type="float">
            <text:p>-33.41</text:p>
          </table:table-cell>
          <table:table-cell office:value-type="float" office:value="2.42" calcext:value-type="float">
            <text:p>2.42</text:p>
          </table:table-cell>
          <table:table-cell table:formula="of:=[.E23]-[.D23]" office:value-type="float" office:value="35.83" calcext:value-type="float">
            <text:p>35.83</text:p>
          </table:table-cell>
          <table:table-cell table:formula="of:=1.0024392906*[.D23]+36.0210137517" office:value-type="float" office:value="2.52951705275401" calcext:value-type="float">
            <text:p>2.5295170528</text:p>
          </table:table-cell>
          <table:table-cell table:formula="of:=[.G23]-[.E23]" office:value-type="float" office:value="0.109517052754009" calcext:value-type="float">
            <text:p>0.1095170528</text:p>
          </table:table-cell>
          <table:table-cell table:number-columns-repeated="1016"/>
        </table:table-row>
        <table:table-row table:style-name="ro2">
          <table:table-cell office:value-type="float" office:value="-23" calcext:value-type="float">
            <text:p>-23</text:p>
          </table:table-cell>
          <table:table-cell office:value-type="float" office:value="10.01" calcext:value-type="float">
            <text:p>10.01</text:p>
          </table:table-cell>
          <table:table-cell table:style-name="ce4" office:value-type="float" office:value="0.6" calcext:value-type="float">
            <text:p>0.600</text:p>
          </table:table-cell>
          <table:table-cell table:formula="of:=[.A24]-[.B24]+[.C24]" office:value-type="float" office:value="-32.41" calcext:value-type="float">
            <text:p>-32.41</text:p>
          </table:table-cell>
          <table:table-cell office:value-type="float" office:value="3.37" calcext:value-type="float">
            <text:p>3.37</text:p>
          </table:table-cell>
          <table:table-cell table:formula="of:=[.E24]-[.D24]" office:value-type="float" office:value="35.78" calcext:value-type="float">
            <text:p>35.78</text:p>
          </table:table-cell>
          <table:table-cell table:formula="of:=1.0024392906*[.D24]+36.0210137517" office:value-type="float" office:value="3.53195634335401" calcext:value-type="float">
            <text:p>3.5319563434</text:p>
          </table:table-cell>
          <table:table-cell table:formula="of:=[.G24]-[.E24]" office:value-type="float" office:value="0.161956343354011" calcext:value-type="float">
            <text:p>0.1619563434</text:p>
          </table:table-cell>
          <table:table-cell table:number-columns-repeated="1016"/>
        </table:table-row>
        <table:table-row table:style-name="ro2">
          <table:table-cell office:value-type="float" office:value="-22" calcext:value-type="float">
            <text:p>-22</text:p>
          </table:table-cell>
          <table:table-cell office:value-type="float" office:value="10.01" calcext:value-type="float">
            <text:p>10.01</text:p>
          </table:table-cell>
          <table:table-cell table:style-name="ce4" office:value-type="float" office:value="0.6" calcext:value-type="float">
            <text:p>0.600</text:p>
          </table:table-cell>
          <table:table-cell table:formula="of:=[.A25]-[.B25]+[.C25]" office:value-type="float" office:value="-31.41" calcext:value-type="float">
            <text:p>-31.41</text:p>
          </table:table-cell>
          <table:table-cell office:value-type="float" office:value="4.28" calcext:value-type="float">
            <text:p>4.28</text:p>
          </table:table-cell>
          <table:table-cell table:formula="of:=[.E25]-[.D25]" office:value-type="float" office:value="35.69" calcext:value-type="float">
            <text:p>35.69</text:p>
          </table:table-cell>
          <table:table-cell table:formula="of:=1.0024392906*[.D25]+36.0210137517" office:value-type="float" office:value="4.53439563395401" calcext:value-type="float">
            <text:p>4.534395634</text:p>
          </table:table-cell>
          <table:table-cell table:formula="of:=[.G25]-[.E25]" office:value-type="float" office:value="0.254395633954009" calcext:value-type="float">
            <text:p>0.254395634</text:p>
          </table:table-cell>
          <table:table-cell table:number-columns-repeated="1016"/>
        </table:table-row>
        <table:table-row table:style-name="ro2">
          <table:table-cell office:value-type="float" office:value="-21" calcext:value-type="float">
            <text:p>-21</text:p>
          </table:table-cell>
          <table:table-cell office:value-type="float" office:value="10.01" calcext:value-type="float">
            <text:p>10.01</text:p>
          </table:table-cell>
          <table:table-cell table:style-name="ce4" office:value-type="float" office:value="0.6" calcext:value-type="float">
            <text:p>0.600</text:p>
          </table:table-cell>
          <table:table-cell table:formula="of:=[.A26]-[.B26]+[.C26]" office:value-type="float" office:value="-30.41" calcext:value-type="float">
            <text:p>-30.41</text:p>
          </table:table-cell>
          <table:table-cell office:value-type="float" office:value="5.09" calcext:value-type="float">
            <text:p>5.09</text:p>
          </table:table-cell>
          <table:table-cell table:formula="of:=[.E26]-[.D26]" office:value-type="float" office:value="35.5" calcext:value-type="float">
            <text:p>35.5</text:p>
          </table:table-cell>
          <table:table-cell table:formula="of:=1.0024392906*[.D26]+36.0210137517" office:value-type="float" office:value="5.53683492455401" calcext:value-type="float">
            <text:p>5.5368349246</text:p>
          </table:table-cell>
          <table:table-cell table:formula="of:=[.G26]-[.E26]" office:value-type="float" office:value="0.446834924554011" calcext:value-type="float">
            <text:p>0.4468349246</text:p>
          </table:table-cell>
          <table:table-cell table:number-columns-repeated="1016"/>
        </table:table-row>
        <table:table-row table:style-name="ro2">
          <table:table-cell office:value-type="float" office:value="-20" calcext:value-type="float">
            <text:p>-20</text:p>
          </table:table-cell>
          <table:table-cell office:value-type="float" office:value="10.01" calcext:value-type="float">
            <text:p>10.01</text:p>
          </table:table-cell>
          <table:table-cell table:style-name="ce4" office:value-type="float" office:value="0.6" calcext:value-type="float">
            <text:p>0.600</text:p>
          </table:table-cell>
          <table:table-cell table:formula="of:=[.A27]-[.B27]+[.C27]" office:value-type="float" office:value="-29.41" calcext:value-type="float">
            <text:p>-29.41</text:p>
          </table:table-cell>
          <table:table-cell office:value-type="float" office:value="5.8" calcext:value-type="float">
            <text:p>5.80</text:p>
          </table:table-cell>
          <table:table-cell table:formula="of:=[.E27]-[.D27]" office:value-type="float" office:value="35.21" calcext:value-type="float">
            <text:p>35.21</text:p>
          </table:table-cell>
          <table:table-cell table:formula="of:=1.0024392906*[.D27]+36.0210137517" office:value-type="float" office:value="6.53927421515401" calcext:value-type="float">
            <text:p>6.5392742152</text:p>
          </table:table-cell>
          <table:table-cell table:formula="of:=[.G27]-[.E27]" office:value-type="float" office:value="0.739274215154009" calcext:value-type="float">
            <text:p>0.7392742152</text:p>
          </table:table-cell>
          <table:table-cell table:number-columns-repeated="1016"/>
        </table:table-row>
        <table:table-row table:style-name="ro2">
          <table:table-cell table:style-name="ce2" office:value-type="float" office:value="-19" calcext:value-type="float">
            <text:p>-19</text:p>
          </table:table-cell>
          <table:table-cell table:style-name="ce2" office:value-type="float" office:value="10.01" calcext:value-type="float">
            <text:p>10.01</text:p>
          </table:table-cell>
          <table:table-cell table:style-name="ce5" office:value-type="float" office:value="0.6" calcext:value-type="float">
            <text:p>0.600</text:p>
          </table:table-cell>
          <table:table-cell table:style-name="ce2" table:formula="of:=[.A28]-[.B28]+[.C28]" office:value-type="float" office:value="-28.41" calcext:value-type="float">
            <text:p>-28.41</text:p>
          </table:table-cell>
          <table:table-cell table:style-name="ce8" office:value-type="float" office:value="6.38" calcext:value-type="float">
            <text:p>6.38</text:p>
          </table:table-cell>
          <table:table-cell table:style-name="ce2" table:formula="of:=[.E28]-[.D28]" office:value-type="float" office:value="34.79" calcext:value-type="float">
            <text:p>34.79</text:p>
          </table:table-cell>
          <table:table-cell table:style-name="ce2" table:formula="of:=1.0024392906*[.D28]+36.0210137517" office:value-type="float" office:value="7.54171350575401" calcext:value-type="float">
            <text:p>7.5417135058</text:p>
          </table:table-cell>
          <table:table-cell table:style-name="ce2" table:formula="of:=[.G28]-[.E28]" office:value-type="float" office:value="1.16171350575401" calcext:value-type="float">
            <text:p>1.1617135058</text:p>
          </table:table-cell>
          <table:table-cell table:number-columns-repeated="1016"/>
        </table:table-row>
        <table:table-row table:style-name="ro2">
          <table:table-cell office:value-type="float" office:value="-18" calcext:value-type="float">
            <text:p>-18</text:p>
          </table:table-cell>
          <table:table-cell office:value-type="float" office:value="10.01" calcext:value-type="float">
            <text:p>10.01</text:p>
          </table:table-cell>
          <table:table-cell table:style-name="ce4" office:value-type="float" office:value="0.6" calcext:value-type="float">
            <text:p>0.600</text:p>
          </table:table-cell>
          <table:table-cell table:formula="of:=[.A29]-[.B29]+[.C29]" office:value-type="float" office:value="-27.41" calcext:value-type="float">
            <text:p>-27.41</text:p>
          </table:table-cell>
          <table:table-cell office:value-type="float" office:value="6.9" calcext:value-type="float">
            <text:p>6.90</text:p>
          </table:table-cell>
          <table:table-cell table:formula="of:=[.E29]-[.D29]" office:value-type="float" office:value="34.31" calcext:value-type="float">
            <text:p>34.31</text:p>
          </table:table-cell>
          <table:table-cell table:formula="of:=1.0024392906*[.D29]+36.0210137517" office:value-type="float" office:value="8.54415279635401" calcext:value-type="float">
            <text:p>8.5441527964</text:p>
          </table:table-cell>
          <table:table-cell table:formula="of:=[.G29]-[.E29]" office:value-type="float" office:value="1.64415279635401" calcext:value-type="float">
            <text:p>1.6441527964</text:p>
          </table:table-cell>
          <table:table-cell table:number-columns-repeated="1016"/>
        </table:table-row>
        <table:table-row table:style-name="ro2">
          <table:table-cell office:value-type="float" office:value="-17" calcext:value-type="float">
            <text:p>-17</text:p>
          </table:table-cell>
          <table:table-cell office:value-type="float" office:value="10.01" calcext:value-type="float">
            <text:p>10.01</text:p>
          </table:table-cell>
          <table:table-cell table:style-name="ce4" office:value-type="float" office:value="0.6" calcext:value-type="float">
            <text:p>0.600</text:p>
          </table:table-cell>
          <table:table-cell table:formula="of:=[.A30]-[.B30]+[.C30]" office:value-type="float" office:value="-26.41" calcext:value-type="float">
            <text:p>-26.41</text:p>
          </table:table-cell>
          <table:table-cell office:value-type="float" office:value="7.34" calcext:value-type="float">
            <text:p>7.34</text:p>
          </table:table-cell>
          <table:table-cell table:formula="of:=[.E30]-[.D30]" office:value-type="float" office:value="33.75" calcext:value-type="float">
            <text:p>33.75</text:p>
          </table:table-cell>
          <table:table-cell table:formula="of:=1.0024392906*[.D30]+36.0210137517" office:value-type="float" office:value="9.54659208695401" calcext:value-type="float">
            <text:p>9.546592087</text:p>
          </table:table-cell>
          <table:table-cell table:formula="of:=[.G30]-[.E30]" office:value-type="float" office:value="2.20659208695401" calcext:value-type="float">
            <text:p>2.206592087</text:p>
          </table:table-cell>
          <table:table-cell table:number-columns-repeated="1016"/>
        </table:table-row>
        <table:table-row table:style-name="ro2">
          <table:table-cell office:value-type="float" office:value="-16" calcext:value-type="float">
            <text:p>-16</text:p>
          </table:table-cell>
          <table:table-cell office:value-type="float" office:value="10.01" calcext:value-type="float">
            <text:p>10.01</text:p>
          </table:table-cell>
          <table:table-cell table:style-name="ce4" office:value-type="float" office:value="0.6" calcext:value-type="float">
            <text:p>0.600</text:p>
          </table:table-cell>
          <table:table-cell table:formula="of:=[.A31]-[.B31]+[.C31]" office:value-type="float" office:value="-25.41" calcext:value-type="float">
            <text:p>-25.41</text:p>
          </table:table-cell>
          <table:table-cell office:value-type="float" office:value="7.72" calcext:value-type="float">
            <text:p>7.72</text:p>
          </table:table-cell>
          <table:table-cell table:formula="of:=[.E31]-[.D31]" office:value-type="float" office:value="33.13" calcext:value-type="float">
            <text:p>33.13</text:p>
          </table:table-cell>
          <table:table-cell table:formula="of:=1.0024392906*[.D31]+36.0210137517" office:value-type="float" office:value="10.549031377554" calcext:value-type="float">
            <text:p>10.5490313776</text:p>
          </table:table-cell>
          <table:table-cell table:formula="of:=[.G31]-[.E31]" office:value-type="float" office:value="2.82903137755401" calcext:value-type="float">
            <text:p>2.8290313776</text:p>
          </table:table-cell>
          <table:table-cell table:number-columns-repeated="1016"/>
        </table:table-row>
        <table:table-row table:style-name="ro2">
          <table:table-cell office:value-type="float" office:value="-15" calcext:value-type="float">
            <text:p>-15</text:p>
          </table:table-cell>
          <table:table-cell office:value-type="float" office:value="10.01" calcext:value-type="float">
            <text:p>10.01</text:p>
          </table:table-cell>
          <table:table-cell table:style-name="ce4" office:value-type="float" office:value="0.6" calcext:value-type="float">
            <text:p>0.600</text:p>
          </table:table-cell>
          <table:table-cell table:formula="of:=[.A32]-[.B32]+[.C32]" office:value-type="float" office:value="-24.41" calcext:value-type="float">
            <text:p>-24.41</text:p>
          </table:table-cell>
          <table:table-cell office:value-type="float" office:value="8.05" calcext:value-type="float">
            <text:p>8.05</text:p>
          </table:table-cell>
          <table:table-cell table:formula="of:=[.E32]-[.D32]" office:value-type="float" office:value="32.46" calcext:value-type="float">
            <text:p>32.46</text:p>
          </table:table-cell>
          <table:table-cell table:formula="of:=1.0024392906*[.D32]+36.0210137517" office:value-type="float" office:value="11.551470668154" calcext:value-type="float">
            <text:p>11.5514706682</text:p>
          </table:table-cell>
          <table:table-cell table:formula="of:=[.G32]-[.E32]" office:value-type="float" office:value="3.50147066815401" calcext:value-type="float">
            <text:p>3.5014706682</text:p>
          </table:table-cell>
          <table:table-cell table:number-columns-repeated="1016"/>
        </table:table-row>
        <table:table-row table:style-name="ro2">
          <table:table-cell office:value-type="float" office:value="-14" calcext:value-type="float">
            <text:p>-14</text:p>
          </table:table-cell>
          <table:table-cell office:value-type="float" office:value="10.01" calcext:value-type="float">
            <text:p>10.01</text:p>
          </table:table-cell>
          <table:table-cell table:style-name="ce4" office:value-type="float" office:value="0.6" calcext:value-type="float">
            <text:p>0.600</text:p>
          </table:table-cell>
          <table:table-cell table:formula="of:=[.A33]-[.B33]+[.C33]" office:value-type="float" office:value="-23.41" calcext:value-type="float">
            <text:p>-23.41</text:p>
          </table:table-cell>
          <table:table-cell office:value-type="float" office:value="8.34" calcext:value-type="float">
            <text:p>8.34</text:p>
          </table:table-cell>
          <table:table-cell table:formula="of:=[.E33]-[.D33]" office:value-type="float" office:value="31.75" calcext:value-type="float">
            <text:p>31.75</text:p>
          </table:table-cell>
          <table:table-cell table:formula="of:=1.0024392906*[.D33]+36.0210137517" office:value-type="float" office:value="12.553909958754" calcext:value-type="float">
            <text:p>12.5539099588</text:p>
          </table:table-cell>
          <table:table-cell table:formula="of:=[.G33]-[.E33]" office:value-type="float" office:value="4.21390995875401" calcext:value-type="float">
            <text:p>4.2139099588</text:p>
          </table:table-cell>
          <table:table-cell table:number-columns-repeated="1016"/>
        </table:table-row>
        <table:table-row table:style-name="ro2">
          <table:table-cell office:value-type="float" office:value="-13" calcext:value-type="float">
            <text:p>-13</text:p>
          </table:table-cell>
          <table:table-cell office:value-type="float" office:value="10.01" calcext:value-type="float">
            <text:p>10.01</text:p>
          </table:table-cell>
          <table:table-cell table:style-name="ce4" office:value-type="float" office:value="0.6" calcext:value-type="float">
            <text:p>0.600</text:p>
          </table:table-cell>
          <table:table-cell table:formula="of:=[.A34]-[.B34]+[.C34]" office:value-type="float" office:value="-22.41" calcext:value-type="float">
            <text:p>-22.41</text:p>
          </table:table-cell>
          <table:table-cell office:value-type="float" office:value="8.62" calcext:value-type="float">
            <text:p>8.62</text:p>
          </table:table-cell>
          <table:table-cell table:formula="of:=[.E34]-[.D34]" office:value-type="float" office:value="31.03" calcext:value-type="float">
            <text:p>31.03</text:p>
          </table:table-cell>
          <table:table-cell table:formula="of:=1.0024392906*[.D34]+36.0210137517" office:value-type="float" office:value="13.556349249354" calcext:value-type="float">
            <text:p>13.5563492494</text:p>
          </table:table-cell>
          <table:table-cell table:formula="of:=[.G34]-[.E34]" office:value-type="float" office:value="4.93634924935401" calcext:value-type="float">
            <text:p>4.9363492494</text:p>
          </table:table-cell>
          <table:table-cell table:number-columns-repeated="1016"/>
        </table:table-row>
        <table:table-row table:style-name="ro2">
          <table:table-cell office:value-type="float" office:value="-12" calcext:value-type="float">
            <text:p>-12</text:p>
          </table:table-cell>
          <table:table-cell office:value-type="float" office:value="10.01" calcext:value-type="float">
            <text:p>10.01</text:p>
          </table:table-cell>
          <table:table-cell table:style-name="ce4" office:value-type="float" office:value="0.6" calcext:value-type="float">
            <text:p>0.600</text:p>
          </table:table-cell>
          <table:table-cell table:formula="of:=[.A35]-[.B35]+[.C35]" office:value-type="float" office:value="-21.41" calcext:value-type="float">
            <text:p>-21.41</text:p>
          </table:table-cell>
          <table:table-cell office:value-type="float" office:value="8.86" calcext:value-type="float">
            <text:p>8.86</text:p>
          </table:table-cell>
          <table:table-cell table:formula="of:=[.E35]-[.D35]" office:value-type="float" office:value="30.27" calcext:value-type="float">
            <text:p>30.27</text:p>
          </table:table-cell>
          <table:table-cell table:formula="of:=1.0024392906*[.D35]+36.0210137517" office:value-type="float" office:value="14.558788539954" calcext:value-type="float">
            <text:p>14.55878854</text:p>
          </table:table-cell>
          <table:table-cell table:formula="of:=[.G35]-[.E35]" office:value-type="float" office:value="5.69878853995401" calcext:value-type="float">
            <text:p>5.69878854</text:p>
          </table:table-cell>
          <table:table-cell table:number-columns-repeated="1016"/>
        </table:table-row>
        <table:table-row table:style-name="ro2">
          <table:table-cell office:value-type="float" office:value="-11" calcext:value-type="float">
            <text:p>-11</text:p>
          </table:table-cell>
          <table:table-cell office:value-type="float" office:value="10.01" calcext:value-type="float">
            <text:p>10.01</text:p>
          </table:table-cell>
          <table:table-cell table:style-name="ce4" office:value-type="float" office:value="0.6" calcext:value-type="float">
            <text:p>0.600</text:p>
          </table:table-cell>
          <table:table-cell table:formula="of:=[.A36]-[.B36]+[.C36]" office:value-type="float" office:value="-20.41" calcext:value-type="float">
            <text:p>-20.41</text:p>
          </table:table-cell>
          <table:table-cell office:value-type="float" office:value="9.08" calcext:value-type="float">
            <text:p>9.08</text:p>
          </table:table-cell>
          <table:table-cell table:formula="of:=[.E36]-[.D36]" office:value-type="float" office:value="29.49" calcext:value-type="float">
            <text:p>29.49</text:p>
          </table:table-cell>
          <table:table-cell table:formula="of:=1.0024392906*[.D36]+36.0210137517" office:value-type="float" office:value="15.561227830554" calcext:value-type="float">
            <text:p>15.5612278306</text:p>
          </table:table-cell>
          <table:table-cell table:formula="of:=[.G36]-[.E36]" office:value-type="float" office:value="6.48122783055401" calcext:value-type="float">
            <text:p>6.4812278306</text:p>
          </table:table-cell>
          <table:table-cell table:number-columns-repeated="1016"/>
        </table:table-row>
        <table:table-row table:style-name="ro2">
          <table:table-cell office:value-type="float" office:value="-10" calcext:value-type="float">
            <text:p>-10</text:p>
          </table:table-cell>
          <table:table-cell office:value-type="float" office:value="10.01" calcext:value-type="float">
            <text:p>10.01</text:p>
          </table:table-cell>
          <table:table-cell table:style-name="ce4" office:value-type="float" office:value="0.6" calcext:value-type="float">
            <text:p>0.600</text:p>
          </table:table-cell>
          <table:table-cell table:formula="of:=[.A37]-[.B37]+[.C37]" office:value-type="float" office:value="-19.41" calcext:value-type="float">
            <text:p>-19.41</text:p>
          </table:table-cell>
          <table:table-cell office:value-type="float" office:value="9.28" calcext:value-type="float">
            <text:p>9.28</text:p>
          </table:table-cell>
          <table:table-cell table:formula="of:=[.E37]-[.D37]" office:value-type="float" office:value="28.69" calcext:value-type="float">
            <text:p>28.69</text:p>
          </table:table-cell>
          <table:table-cell table:formula="of:=1.0024392906*[.D37]+36.0210137517" office:value-type="float" office:value="16.563667121154" calcext:value-type="float">
            <text:p>16.5636671212</text:p>
          </table:table-cell>
          <table:table-cell table:formula="of:=[.G37]-[.E37]" office:value-type="float" office:value="7.28366712115401" calcext:value-type="float">
            <text:p>7.2836671212</text:p>
          </table:table-cell>
          <table:table-cell table:number-columns-repeated="1016"/>
        </table:table-row>
        <table:table-row table:style-name="ro2">
          <table:table-cell office:value-type="float" office:value="-9" calcext:value-type="float">
            <text:p>-9</text:p>
          </table:table-cell>
          <table:table-cell office:value-type="float" office:value="10.01" calcext:value-type="float">
            <text:p>10.01</text:p>
          </table:table-cell>
          <table:table-cell table:style-name="ce4" office:value-type="float" office:value="0.6" calcext:value-type="float">
            <text:p>0.600</text:p>
          </table:table-cell>
          <table:table-cell table:formula="of:=[.A38]-[.B38]+[.C38]" office:value-type="float" office:value="-18.41" calcext:value-type="float">
            <text:p>-18.41</text:p>
          </table:table-cell>
          <table:table-cell office:value-type="float" office:value="9.44" calcext:value-type="float">
            <text:p>9.44</text:p>
          </table:table-cell>
          <table:table-cell table:formula="of:=[.E38]-[.D38]" office:value-type="float" office:value="27.85" calcext:value-type="float">
            <text:p>27.85</text:p>
          </table:table-cell>
          <table:table-cell table:formula="of:=1.0024392906*[.D38]+36.0210137517" office:value-type="float" office:value="17.566106411754" calcext:value-type="float">
            <text:p>17.5661064118</text:p>
          </table:table-cell>
          <table:table-cell table:formula="of:=[.G38]-[.E38]" office:value-type="float" office:value="8.12610641175401" calcext:value-type="float">
            <text:p>8.1261064118</text:p>
          </table:table-cell>
          <table:table-cell table:number-columns-repeated="1016"/>
        </table:table-row>
        <table:table-row table:style-name="ro2">
          <table:table-cell office:value-type="float" office:value="-8" calcext:value-type="float">
            <text:p>-8</text:p>
          </table:table-cell>
          <table:table-cell office:value-type="float" office:value="10.01" calcext:value-type="float">
            <text:p>10.01</text:p>
          </table:table-cell>
          <table:table-cell table:style-name="ce4" office:value-type="float" office:value="0.6" calcext:value-type="float">
            <text:p>0.600</text:p>
          </table:table-cell>
          <table:table-cell table:formula="of:=[.A39]-[.B39]+[.C39]" office:value-type="float" office:value="-17.41" calcext:value-type="float">
            <text:p>-17.41</text:p>
          </table:table-cell>
          <table:table-cell office:value-type="float" office:value="9.58" calcext:value-type="float">
            <text:p>9.58</text:p>
          </table:table-cell>
          <table:table-cell table:formula="of:=[.E39]-[.D39]" office:value-type="float" office:value="26.99" calcext:value-type="float">
            <text:p>26.99</text:p>
          </table:table-cell>
          <table:table-cell table:formula="of:=1.0024392906*[.D39]+36.0210137517" office:value-type="float" office:value="18.568545702354" calcext:value-type="float">
            <text:p>18.5685457024</text:p>
          </table:table-cell>
          <table:table-cell table:formula="of:=[.G39]-[.E39]" office:value-type="float" office:value="8.98854570235401" calcext:value-type="float">
            <text:p>8.9885457024</text:p>
          </table:table-cell>
          <table:table-cell table:number-columns-repeated="1016"/>
        </table:table-row>
        <table:table-row table:style-name="ro2">
          <table:table-cell office:value-type="float" office:value="-7" calcext:value-type="float">
            <text:p>-7</text:p>
          </table:table-cell>
          <table:table-cell office:value-type="float" office:value="10.01" calcext:value-type="float">
            <text:p>10.01</text:p>
          </table:table-cell>
          <table:table-cell table:style-name="ce4" office:value-type="float" office:value="0.6" calcext:value-type="float">
            <text:p>0.600</text:p>
          </table:table-cell>
          <table:table-cell table:formula="of:=[.A40]-[.B40]+[.C40]" office:value-type="float" office:value="-16.41" calcext:value-type="float">
            <text:p>-16.41</text:p>
          </table:table-cell>
          <table:table-cell office:value-type="float" office:value="9.69" calcext:value-type="float">
            <text:p>9.69</text:p>
          </table:table-cell>
          <table:table-cell table:formula="of:=[.E40]-[.D40]" office:value-type="float" office:value="26.1" calcext:value-type="float">
            <text:p>26.1</text:p>
          </table:table-cell>
          <table:table-cell table:formula="of:=1.0024392906*[.D40]+36.0210137517" office:value-type="float" office:value="19.570984992954" calcext:value-type="float">
            <text:p>19.570984993</text:p>
          </table:table-cell>
          <table:table-cell table:formula="of:=[.G40]-[.E40]" office:value-type="float" office:value="9.88098499295401" calcext:value-type="float">
            <text:p>9.880984993</text:p>
          </table:table-cell>
          <table:table-cell table:number-columns-repeated="1016"/>
        </table:table-row>
        <table:table-row table:style-name="ro2">
          <table:table-cell office:value-type="float" office:value="-6" calcext:value-type="float">
            <text:p>-6</text:p>
          </table:table-cell>
          <table:table-cell office:value-type="float" office:value="10.01" calcext:value-type="float">
            <text:p>10.01</text:p>
          </table:table-cell>
          <table:table-cell table:style-name="ce4" office:value-type="float" office:value="0.6" calcext:value-type="float">
            <text:p>0.600</text:p>
          </table:table-cell>
          <table:table-cell table:formula="of:=[.A41]-[.B41]+[.C41]" office:value-type="float" office:value="-15.41" calcext:value-type="float">
            <text:p>-15.41</text:p>
          </table:table-cell>
          <table:table-cell office:value-type="float" office:value="9.78" calcext:value-type="float">
            <text:p>9.78</text:p>
          </table:table-cell>
          <table:table-cell table:formula="of:=[.E41]-[.D41]" office:value-type="float" office:value="25.19" calcext:value-type="float">
            <text:p>25.19</text:p>
          </table:table-cell>
          <table:table-cell table:formula="of:=1.0024392906*[.D41]+36.0210137517" office:value-type="float" office:value="20.573424283554" calcext:value-type="float">
            <text:p>20.5734242836</text:p>
          </table:table-cell>
          <table:table-cell table:formula="of:=[.G41]-[.E41]" office:value-type="float" office:value="10.793424283554" calcext:value-type="float">
            <text:p>10.7934242836</text:p>
          </table:table-cell>
          <table:table-cell table:number-columns-repeated="1016"/>
        </table:table-row>
        <table:table-row table:style-name="ro2">
          <table:table-cell office:value-type="float" office:value="-5" calcext:value-type="float">
            <text:p>-5</text:p>
          </table:table-cell>
          <table:table-cell office:value-type="float" office:value="10.01" calcext:value-type="float">
            <text:p>10.01</text:p>
          </table:table-cell>
          <table:table-cell table:style-name="ce4" office:value-type="float" office:value="0.6" calcext:value-type="float">
            <text:p>0.600</text:p>
          </table:table-cell>
          <table:table-cell table:formula="of:=[.A42]-[.B42]+[.C42]" office:value-type="float" office:value="-14.41" calcext:value-type="float">
            <text:p>-14.41</text:p>
          </table:table-cell>
          <table:table-cell office:value-type="float" office:value="9.87" calcext:value-type="float">
            <text:p>9.87</text:p>
          </table:table-cell>
          <table:table-cell table:formula="of:=[.E42]-[.D42]" office:value-type="float" office:value="24.28" calcext:value-type="float">
            <text:p>24.28</text:p>
          </table:table-cell>
          <table:table-cell table:formula="of:=1.0024392906*[.D42]+36.0210137517" office:value-type="float" office:value="21.575863574154" calcext:value-type="float">
            <text:p>21.5758635742</text:p>
          </table:table-cell>
          <table:table-cell table:formula="of:=[.G42]-[.E42]" office:value-type="float" office:value="11.705863574154" calcext:value-type="float">
            <text:p>11.7058635742</text:p>
          </table:table-cell>
          <table:table-cell table:number-columns-repeated="1016"/>
        </table:table-row>
        <table:table-row table:style-name="ro2">
          <table:table-cell office:value-type="float" office:value="-4" calcext:value-type="float">
            <text:p>-4</text:p>
          </table:table-cell>
          <table:table-cell office:value-type="float" office:value="10.01" calcext:value-type="float">
            <text:p>10.01</text:p>
          </table:table-cell>
          <table:table-cell table:style-name="ce4" office:value-type="float" office:value="0.6" calcext:value-type="float">
            <text:p>0.600</text:p>
          </table:table-cell>
          <table:table-cell table:formula="of:=[.A43]-[.B43]+[.C43]" office:value-type="float" office:value="-13.41" calcext:value-type="float">
            <text:p>-13.41</text:p>
          </table:table-cell>
          <table:table-cell office:value-type="float" office:value="9.93" calcext:value-type="float">
            <text:p>9.93</text:p>
          </table:table-cell>
          <table:table-cell table:formula="of:=[.E43]-[.D43]" office:value-type="float" office:value="23.34" calcext:value-type="float">
            <text:p>23.34</text:p>
          </table:table-cell>
          <table:table-cell table:formula="of:=1.0024392906*[.D43]+36.0210137517" office:value-type="float" office:value="22.578302864754" calcext:value-type="float">
            <text:p>22.5783028648</text:p>
          </table:table-cell>
          <table:table-cell table:formula="of:=[.G43]-[.E43]" office:value-type="float" office:value="12.648302864754" calcext:value-type="float">
            <text:p>12.6483028648</text:p>
          </table:table-cell>
          <table:table-cell table:number-columns-repeated="1016"/>
        </table:table-row>
        <table:table-row table:style-name="ro2">
          <table:table-cell office:value-type="float" office:value="-3" calcext:value-type="float">
            <text:p>-3</text:p>
          </table:table-cell>
          <table:table-cell office:value-type="float" office:value="10.01" calcext:value-type="float">
            <text:p>10.01</text:p>
          </table:table-cell>
          <table:table-cell table:style-name="ce4" office:value-type="float" office:value="0.6" calcext:value-type="float">
            <text:p>0.600</text:p>
          </table:table-cell>
          <table:table-cell table:formula="of:=[.A44]-[.B44]+[.C44]" office:value-type="float" office:value="-12.41" calcext:value-type="float">
            <text:p>-12.41</text:p>
          </table:table-cell>
          <table:table-cell office:value-type="float" office:value="9.97" calcext:value-type="float">
            <text:p>9.97</text:p>
          </table:table-cell>
          <table:table-cell table:formula="of:=[.E44]-[.D44]" office:value-type="float" office:value="22.38" calcext:value-type="float">
            <text:p>22.38</text:p>
          </table:table-cell>
          <table:table-cell table:formula="of:=1.0024392906*[.D44]+36.0210137517" office:value-type="float" office:value="23.580742155354" calcext:value-type="float">
            <text:p>23.5807421554</text:p>
          </table:table-cell>
          <table:table-cell table:formula="of:=[.G44]-[.E44]" office:value-type="float" office:value="13.610742155354" calcext:value-type="float">
            <text:p>13.6107421554</text:p>
          </table:table-cell>
          <table:table-cell table:number-columns-repeated="1016"/>
        </table:table-row>
        <table:table-row table:style-name="ro2">
          <table:table-cell office:value-type="float" office:value="-2" calcext:value-type="float">
            <text:p>-2</text:p>
          </table:table-cell>
          <table:table-cell office:value-type="float" office:value="10.01" calcext:value-type="float">
            <text:p>10.01</text:p>
          </table:table-cell>
          <table:table-cell table:style-name="ce4" office:value-type="float" office:value="0.6" calcext:value-type="float">
            <text:p>0.600</text:p>
          </table:table-cell>
          <table:table-cell table:formula="of:=[.A45]-[.B45]+[.C45]" office:value-type="float" office:value="-11.41" calcext:value-type="float">
            <text:p>-11.41</text:p>
          </table:table-cell>
          <table:table-cell office:value-type="float" office:value="9.99" calcext:value-type="float">
            <text:p>9.99</text:p>
          </table:table-cell>
          <table:table-cell table:formula="of:=[.E45]-[.D45]" office:value-type="float" office:value="21.4" calcext:value-type="float">
            <text:p>21.4</text:p>
          </table:table-cell>
          <table:table-cell table:formula="of:=1.0024392906*[.D45]+36.0210137517" office:value-type="float" office:value="24.583181445954" calcext:value-type="float">
            <text:p>24.583181446</text:p>
          </table:table-cell>
          <table:table-cell table:formula="of:=[.G45]-[.E45]" office:value-type="float" office:value="14.593181445954" calcext:value-type="float">
            <text:p>14.593181446</text:p>
          </table:table-cell>
          <table:table-cell table:number-columns-repeated="1016"/>
        </table:table-row>
        <table:table-row table:style-name="ro2">
          <table:table-cell office:value-type="float" office:value="-1" calcext:value-type="float">
            <text:p>-1</text:p>
          </table:table-cell>
          <table:table-cell office:value-type="float" office:value="10.01" calcext:value-type="float">
            <text:p>10.01</text:p>
          </table:table-cell>
          <table:table-cell table:style-name="ce4" office:value-type="float" office:value="0.6" calcext:value-type="float">
            <text:p>0.600</text:p>
          </table:table-cell>
          <table:table-cell table:formula="of:=[.A46]-[.B46]+[.C46]" office:value-type="float" office:value="-10.41" calcext:value-type="float">
            <text:p>-10.41</text:p>
          </table:table-cell>
          <table:table-cell office:value-type="float" office:value="10" calcext:value-type="float">
            <text:p>10.00</text:p>
          </table:table-cell>
          <table:table-cell table:formula="of:=[.E46]-[.D46]" office:value-type="float" office:value="20.41" calcext:value-type="float">
            <text:p>20.41</text:p>
          </table:table-cell>
          <table:table-cell table:formula="of:=1.0024392906*[.D46]+36.0210137517" office:value-type="float" office:value="25.585620736554" calcext:value-type="float">
            <text:p>25.5856207366</text:p>
          </table:table-cell>
          <table:table-cell table:formula="of:=[.G46]-[.E46]" office:value-type="float" office:value="15.585620736554" calcext:value-type="float">
            <text:p>15.5856207366</text:p>
          </table:table-cell>
          <table:table-cell table:number-columns-repeated="1016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0.01" calcext:value-type="float">
            <text:p>10.01</text:p>
          </table:table-cell>
          <table:table-cell table:style-name="ce4" office:value-type="float" office:value="0.6" calcext:value-type="float">
            <text:p>0.600</text:p>
          </table:table-cell>
          <table:table-cell table:formula="of:=[.A47]-[.B47]+[.C47]" office:value-type="float" office:value="-9.41" calcext:value-type="float">
            <text:p>-9.41</text:p>
          </table:table-cell>
          <table:table-cell office:value-type="float" office:value="10" calcext:value-type="float">
            <text:p>10.00</text:p>
          </table:table-cell>
          <table:table-cell table:formula="of:=[.E47]-[.D47]" office:value-type="float" office:value="19.41" calcext:value-type="float">
            <text:p>19.41</text:p>
          </table:table-cell>
          <table:table-cell table:formula="of:=1.0024392906*[.D47]+36.0210137517" office:value-type="float" office:value="26.588060027154" calcext:value-type="float">
            <text:p>26.5880600272</text:p>
          </table:table-cell>
          <table:table-cell table:formula="of:=[.G47]-[.E47]" office:value-type="float" office:value="16.588060027154" calcext:value-type="float">
            <text:p>16.5880600272</text:p>
          </table:table-cell>
          <table:table-cell table:number-columns-repeated="1016"/>
        </table:table-row>
        <table:table-row table:style-name="ro2" table:number-rows-repeated="104852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MD-10MHz" table:style-name="ta1">
        <table:shapes>
          <draw:frame draw:z-index="0" draw:style-name="gr1" draw:text-style-name="P1" svg:width="533.45pt" svg:height="302.68pt" svg:x="253.47pt" svg:y="287.01pt">
            <loext:p draw:notify-on-update-of-ranges="'IMD-10MHz'.H2:'IMD-10MHz'.H17 'IMD-10MHz'.I1:'IMD-10MHz'.I1 'IMD-10MHz'.I2:'IMD-10MHz'.I17 'IMD-10MHz'.H2:'IMD-10MHz'.H17 'IMD-10MHz'.J1:'IMD-10MHz'.J1 'IMD-10MHz'.J2:'IMD-10MHz'.J17 'IMD-10MHz'.H2:'IMD-10MHz'.H17 'IMD-10MHz'.K1:'IMD-10MHz'.K1 'IMD-10MHz'.K2:'IMD-10MHz'.K17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4" table:default-cell-style-name="Default"/>
        <table:table-column table:style-name="co5" table:number-columns-repeated="2" table:default-cell-style-name="Default"/>
        <table:table-column table:style-name="co1" table:number-columns-repeated="4" table:default-cell-style-name="ce7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6" table:default-cell-style-name="Default"/>
        <table:table-row table:style-name="ro2">
          <table:table-cell office:value-type="string" calcext:value-type="string">
            <text:p>Siggen Power [dBm]</text:p>
          </table:table-cell>
          <table:table-cell office:value-type="string" calcext:value-type="string">
            <text:p>Fixed Attenuator [dB]</text:p>
          </table:table-cell>
          <table:table-cell office:value-type="string" calcext:value-type="string">
            <text:p>Attenuator Setting [dB]</text:p>
          </table:table-cell>
          <table:table-cell office:value-type="string" calcext:value-type="string">
            <text:p>M1 [dB]</text:p>
          </table:table-cell>
          <table:table-cell office:value-type="string" calcext:value-type="string">
            <text:p>M2 [dB]</text:p>
          </table:table-cell>
          <table:table-cell office:value-type="string" calcext:value-type="string">
            <text:p>M3 [dB]</text:p>
          </table:table-cell>
          <table:table-cell office:value-type="string" calcext:value-type="string">
            <text:p>M4 [dB]</text:p>
          </table:table-cell>
          <table:table-cell office:value-type="string" calcext:value-type="string">
            <text:p>Input Power [dBm]</text:p>
          </table:table-cell>
          <table:table-cell office:value-type="string" calcext:value-type="string">
            <text:p>Fundamental Average [dBm]</text:p>
          </table:table-cell>
          <table:table-cell office:value-type="string" calcext:value-type="string">
            <text:p>IM3 Average [dBm]</text:p>
          </table:table-cell>
          <table:table-cell office:value-type="string" calcext:value-type="string">
            <text:p>IMD [dB]</text:p>
          </table:table-cell>
          <table:table-cell office:value-type="string" calcext:value-type="string">
            <text:p>IP3 low</text:p>
          </table:table-cell>
          <table:table-cell office:value-type="string" calcext:value-type="string">
            <text:p>IP3 hi</text:p>
          </table:table-cell>
          <table:table-cell office:value-type="string" calcext:value-type="string">
            <text:p>IIP3</text:p>
          </table:table-cell>
          <table:table-cell office:value-type="string" calcext:value-type="string">
            <text:p>OIP3</text:p>
          </table:table-cell>
          <table:table-cell office:value-type="string" calcext:value-type="string">
            <text:p>GAIN</text:p>
          </table:table-cell>
        </table:table-row>
        <table:table-row table:style-name="ro2">
          <table:table-cell office:value-type="float" office:value="-15" calcext:value-type="float">
            <text:p>-15</text:p>
          </table:table-cell>
          <table:table-cell office:value-type="float" office:value="10.01" calcext:value-type="float">
            <text:p>10.01</text:p>
          </table:table-cell>
          <table:table-cell office:value-type="float" office:value="0" calcext:value-type="float">
            <text:p>0</text:p>
          </table:table-cell>
          <table:table-cell office:value-type="float" office:value="-11.82" calcext:value-type="float">
            <text:p>-11.82</text:p>
          </table:table-cell>
          <table:table-cell table:number-columns-repeated="2" office:value-type="float" office:value="3.74" calcext:value-type="float">
            <text:p>3.74</text:p>
          </table:table-cell>
          <table:table-cell office:value-type="float" office:value="-11.83" calcext:value-type="float">
            <text:p>-11.83</text:p>
          </table:table-cell>
          <table:table-cell table:formula="of:=[.A2]-[.B2]-[.C2]" office:value-type="float" office:value="-25.01" calcext:value-type="float">
            <text:p>-25.01</text:p>
          </table:table-cell>
          <table:table-cell table:style-name="ce4" table:formula="of:=([.E2]+[.F2])/2" office:value-type="float" office:value="3.74" calcext:value-type="float">
            <text:p>3.740</text:p>
          </table:table-cell>
          <table:table-cell table:style-name="ce4" table:formula="of:=([.D2]+[.G2])/2" office:value-type="float" office:value="-11.825" calcext:value-type="float">
            <text:p>-11.825</text:p>
          </table:table-cell>
          <table:table-cell table:formula="of:=[.I2]-[.J2]" office:value-type="float" office:value="15.565" calcext:value-type="float">
            <text:p>15.565</text:p>
          </table:table-cell>
          <table:table-cell table:formula="of:=[.E2]+([.F2]-[.D2])/2" office:value-type="float" office:value="11.52" calcext:value-type="float">
            <text:p>11.52</text:p>
          </table:table-cell>
          <table:table-cell table:formula="of:=[.F2]+([.E2]-[.G2])/2" office:value-type="float" office:value="11.525" calcext:value-type="float">
            <text:p>11.525</text:p>
          </table:table-cell>
          <table:table-cell table:formula="of:=[.H2]+[.K2]/2" office:value-type="float" office:value="-17.2275" calcext:value-type="float">
            <text:p>-17.2275</text:p>
          </table:table-cell>
          <table:table-cell table:formula="of:=[.I2]+[.K2]/2" office:value-type="float" office:value="11.5225" calcext:value-type="float">
            <text:p>11.5225</text:p>
          </table:table-cell>
          <table:table-cell table:formula="of:=[.O2]-[.N2]" office:value-type="float" office:value="28.75" calcext:value-type="float">
            <text:p>28.75</text:p>
          </table:table-cell>
        </table:table-row>
        <table:table-row table:style-name="ro2">
          <table:table-cell office:value-type="float" office:value="-15" calcext:value-type="float">
            <text:p>-15</text:p>
          </table:table-cell>
          <table:table-cell office:value-type="float" office:value="10.01" calcext:value-type="float">
            <text:p>10.01</text:p>
          </table:table-cell>
          <table:table-cell office:value-type="float" office:value="1" calcext:value-type="float">
            <text:p>1</text:p>
          </table:table-cell>
          <table:table-cell office:value-type="float" office:value="-12.93" calcext:value-type="float">
            <text:p>-12.93</text:p>
          </table:table-cell>
          <table:table-cell office:value-type="float" office:value="3.42" calcext:value-type="float">
            <text:p>3.42</text:p>
          </table:table-cell>
          <table:table-cell office:value-type="float" office:value="3.43" calcext:value-type="float">
            <text:p>3.43</text:p>
          </table:table-cell>
          <table:table-cell office:value-type="float" office:value="-12.96" calcext:value-type="float">
            <text:p>-12.96</text:p>
          </table:table-cell>
          <table:table-cell table:formula="of:=[.A3]-[.B3]-[.C3]" office:value-type="float" office:value="-26.01" calcext:value-type="float">
            <text:p>-26.01</text:p>
          </table:table-cell>
          <table:table-cell table:style-name="ce4" table:formula="of:=([.E3]+[.F3])/2" office:value-type="float" office:value="3.425" calcext:value-type="float">
            <text:p>3.425</text:p>
          </table:table-cell>
          <table:table-cell table:style-name="ce4" table:formula="of:=([.D3]+[.G3])/2" office:value-type="float" office:value="-12.945" calcext:value-type="float">
            <text:p>-12.945</text:p>
          </table:table-cell>
          <table:table-cell table:formula="of:=[.I3]-[.J3]" office:value-type="float" office:value="16.37" calcext:value-type="float">
            <text:p>16.37</text:p>
          </table:table-cell>
          <table:table-cell table:formula="of:=[.E3]+([.F3]-[.D3])/2" office:value-type="float" office:value="11.6" calcext:value-type="float">
            <text:p>11.6</text:p>
          </table:table-cell>
          <table:table-cell table:formula="of:=[.F3]+([.E3]-[.G3])/2" office:value-type="float" office:value="11.62" calcext:value-type="float">
            <text:p>11.62</text:p>
          </table:table-cell>
          <table:table-cell table:formula="of:=[.H3]+[.K3]/2" office:value-type="float" office:value="-17.825" calcext:value-type="float">
            <text:p>-17.825</text:p>
          </table:table-cell>
          <table:table-cell table:formula="of:=[.I3]+[.K3]/2" office:value-type="float" office:value="11.61" calcext:value-type="float">
            <text:p>11.61</text:p>
          </table:table-cell>
          <table:table-cell table:formula="of:=[.O3]-[.N3]" office:value-type="float" office:value="29.435" calcext:value-type="float">
            <text:p>29.435</text:p>
          </table:table-cell>
        </table:table-row>
        <table:table-row table:style-name="ro2">
          <table:table-cell office:value-type="float" office:value="-15" calcext:value-type="float">
            <text:p>-15</text:p>
          </table:table-cell>
          <table:table-cell office:value-type="float" office:value="10.01" calcext:value-type="float">
            <text:p>10.01</text:p>
          </table:table-cell>
          <table:table-cell office:value-type="float" office:value="2" calcext:value-type="float">
            <text:p>2</text:p>
          </table:table-cell>
          <table:table-cell office:value-type="float" office:value="-14.36" calcext:value-type="float">
            <text:p>-14.36</text:p>
          </table:table-cell>
          <table:table-cell table:number-columns-repeated="2" office:value-type="float" office:value="3.05" calcext:value-type="float">
            <text:p>3.05</text:p>
          </table:table-cell>
          <table:table-cell office:value-type="float" office:value="-14.38" calcext:value-type="float">
            <text:p>-14.38</text:p>
          </table:table-cell>
          <table:table-cell table:formula="of:=[.A4]-[.B4]-[.C4]" office:value-type="float" office:value="-27.01" calcext:value-type="float">
            <text:p>-27.01</text:p>
          </table:table-cell>
          <table:table-cell table:style-name="ce4" table:formula="of:=([.E4]+[.F4])/2" office:value-type="float" office:value="3.05" calcext:value-type="float">
            <text:p>3.050</text:p>
          </table:table-cell>
          <table:table-cell table:style-name="ce4" table:formula="of:=([.D4]+[.G4])/2" office:value-type="float" office:value="-14.37" calcext:value-type="float">
            <text:p>-14.370</text:p>
          </table:table-cell>
          <table:table-cell table:formula="of:=[.I4]-[.J4]" office:value-type="float" office:value="17.42" calcext:value-type="float">
            <text:p>17.42</text:p>
          </table:table-cell>
          <table:table-cell table:formula="of:=[.E4]+([.F4]-[.D4])/2" office:value-type="float" office:value="11.755" calcext:value-type="float">
            <text:p>11.755</text:p>
          </table:table-cell>
          <table:table-cell table:formula="of:=[.F4]+([.E4]-[.G4])/2" office:value-type="float" office:value="11.765" calcext:value-type="float">
            <text:p>11.765</text:p>
          </table:table-cell>
          <table:table-cell table:formula="of:=[.H4]+[.K4]/2" office:value-type="float" office:value="-18.3" calcext:value-type="float">
            <text:p>-18.3</text:p>
          </table:table-cell>
          <table:table-cell table:formula="of:=[.I4]+[.K4]/2" office:value-type="float" office:value="11.76" calcext:value-type="float">
            <text:p>11.76</text:p>
          </table:table-cell>
          <table:table-cell table:formula="of:=[.O4]-[.N4]" office:value-type="float" office:value="30.06" calcext:value-type="float">
            <text:p>30.06</text:p>
          </table:table-cell>
        </table:table-row>
        <table:table-row table:style-name="ro2">
          <table:table-cell office:value-type="float" office:value="-15" calcext:value-type="float">
            <text:p>-15</text:p>
          </table:table-cell>
          <table:table-cell office:value-type="float" office:value="10.01" calcext:value-type="float">
            <text:p>10.01</text:p>
          </table:table-cell>
          <table:table-cell office:value-type="float" office:value="3" calcext:value-type="float">
            <text:p>3</text:p>
          </table:table-cell>
          <table:table-cell office:value-type="float" office:value="-16.04" calcext:value-type="float">
            <text:p>-16.04</text:p>
          </table:table-cell>
          <table:table-cell table:number-columns-repeated="2" office:value-type="float" office:value="2.65" calcext:value-type="float">
            <text:p>2.65</text:p>
          </table:table-cell>
          <table:table-cell office:value-type="float" office:value="-16.07" calcext:value-type="float">
            <text:p>-16.07</text:p>
          </table:table-cell>
          <table:table-cell table:formula="of:=[.A5]-[.B5]-[.C5]" office:value-type="float" office:value="-28.01" calcext:value-type="float">
            <text:p>-28.01</text:p>
          </table:table-cell>
          <table:table-cell table:style-name="ce4" table:formula="of:=([.E5]+[.F5])/2" office:value-type="float" office:value="2.65" calcext:value-type="float">
            <text:p>2.650</text:p>
          </table:table-cell>
          <table:table-cell table:style-name="ce4" table:formula="of:=([.D5]+[.G5])/2" office:value-type="float" office:value="-16.055" calcext:value-type="float">
            <text:p>-16.055</text:p>
          </table:table-cell>
          <table:table-cell table:formula="of:=[.I5]-[.J5]" office:value-type="float" office:value="18.705" calcext:value-type="float">
            <text:p>18.705</text:p>
          </table:table-cell>
          <table:table-cell table:formula="of:=[.E5]+([.F5]-[.D5])/2" office:value-type="float" office:value="11.995" calcext:value-type="float">
            <text:p>11.995</text:p>
          </table:table-cell>
          <table:table-cell table:formula="of:=[.F5]+([.E5]-[.G5])/2" office:value-type="float" office:value="12.01" calcext:value-type="float">
            <text:p>12.01</text:p>
          </table:table-cell>
          <table:table-cell table:formula="of:=[.H5]+[.K5]/2" office:value-type="float" office:value="-18.6575" calcext:value-type="float">
            <text:p>-18.6575</text:p>
          </table:table-cell>
          <table:table-cell table:formula="of:=[.I5]+[.K5]/2" office:value-type="float" office:value="12.0025" calcext:value-type="float">
            <text:p>12.0025</text:p>
          </table:table-cell>
          <table:table-cell table:formula="of:=[.O5]-[.N5]" office:value-type="float" office:value="30.66" calcext:value-type="float">
            <text:p>30.66</text:p>
          </table:table-cell>
        </table:table-row>
        <table:table-row table:style-name="ro2">
          <table:table-cell office:value-type="float" office:value="-15" calcext:value-type="float">
            <text:p>-15</text:p>
          </table:table-cell>
          <table:table-cell office:value-type="float" office:value="10.01" calcext:value-type="float">
            <text:p>10.01</text:p>
          </table:table-cell>
          <table:table-cell office:value-type="float" office:value="4" calcext:value-type="float">
            <text:p>4</text:p>
          </table:table-cell>
          <table:table-cell office:value-type="float" office:value="-18.1" calcext:value-type="float">
            <text:p>-18.10</text:p>
          </table:table-cell>
          <table:table-cell office:value-type="float" office:value="2.19" calcext:value-type="float">
            <text:p>2.19</text:p>
          </table:table-cell>
          <table:table-cell office:value-type="float" office:value="2.18" calcext:value-type="float">
            <text:p>2.18</text:p>
          </table:table-cell>
          <table:table-cell office:value-type="float" office:value="-18.14" calcext:value-type="float">
            <text:p>-18.14</text:p>
          </table:table-cell>
          <table:table-cell table:formula="of:=[.A6]-[.B6]-[.C6]" office:value-type="float" office:value="-29.01" calcext:value-type="float">
            <text:p>-29.01</text:p>
          </table:table-cell>
          <table:table-cell table:style-name="ce4" table:formula="of:=([.E6]+[.F6])/2" office:value-type="float" office:value="2.185" calcext:value-type="float">
            <text:p>2.185</text:p>
          </table:table-cell>
          <table:table-cell table:style-name="ce4" table:formula="of:=([.D6]+[.G6])/2" office:value-type="float" office:value="-18.12" calcext:value-type="float">
            <text:p>-18.120</text:p>
          </table:table-cell>
          <table:table-cell table:formula="of:=[.I6]-[.J6]" office:value-type="float" office:value="20.305" calcext:value-type="float">
            <text:p>20.305</text:p>
          </table:table-cell>
          <table:table-cell table:formula="of:=[.E6]+([.F6]-[.D6])/2" office:value-type="float" office:value="12.33" calcext:value-type="float">
            <text:p>12.33</text:p>
          </table:table-cell>
          <table:table-cell table:formula="of:=[.F6]+([.E6]-[.G6])/2" office:value-type="float" office:value="12.345" calcext:value-type="float">
            <text:p>12.345</text:p>
          </table:table-cell>
          <table:table-cell table:formula="of:=[.H6]+[.K6]/2" office:value-type="float" office:value="-18.8575" calcext:value-type="float">
            <text:p>-18.8575</text:p>
          </table:table-cell>
          <table:table-cell table:formula="of:=[.I6]+[.K6]/2" office:value-type="float" office:value="12.3375" calcext:value-type="float">
            <text:p>12.3375</text:p>
          </table:table-cell>
          <table:table-cell table:formula="of:=[.O6]-[.N6]" office:value-type="float" office:value="31.195" calcext:value-type="float">
            <text:p>31.195</text:p>
          </table:table-cell>
        </table:table-row>
        <table:table-row table:style-name="ro2">
          <table:table-cell office:value-type="float" office:value="-15" calcext:value-type="float">
            <text:p>-15</text:p>
          </table:table-cell>
          <table:table-cell office:value-type="float" office:value="10.01" calcext:value-type="float">
            <text:p>10.01</text:p>
          </table:table-cell>
          <table:table-cell office:value-type="float" office:value="5" calcext:value-type="float">
            <text:p>5</text:p>
          </table:table-cell>
          <table:table-cell office:value-type="float" office:value="-20.69" calcext:value-type="float">
            <text:p>-20.69</text:p>
          </table:table-cell>
          <table:table-cell office:value-type="float" office:value="1.66" calcext:value-type="float">
            <text:p>1.66</text:p>
          </table:table-cell>
          <table:table-cell office:value-type="float" office:value="1.65" calcext:value-type="float">
            <text:p>1.65</text:p>
          </table:table-cell>
          <table:table-cell office:value-type="float" office:value="-20.74" calcext:value-type="float">
            <text:p>-20.74</text:p>
          </table:table-cell>
          <table:table-cell table:formula="of:=[.A7]-[.B7]-[.C7]" office:value-type="float" office:value="-30.01" calcext:value-type="float">
            <text:p>-30.01</text:p>
          </table:table-cell>
          <table:table-cell table:style-name="ce4" table:formula="of:=([.E7]+[.F7])/2" office:value-type="float" office:value="1.655" calcext:value-type="float">
            <text:p>1.655</text:p>
          </table:table-cell>
          <table:table-cell table:style-name="ce4" table:formula="of:=([.D7]+[.G7])/2" office:value-type="float" office:value="-20.715" calcext:value-type="float">
            <text:p>-20.715</text:p>
          </table:table-cell>
          <table:table-cell table:formula="of:=[.I7]-[.J7]" office:value-type="float" office:value="22.37" calcext:value-type="float">
            <text:p>22.37</text:p>
          </table:table-cell>
          <table:table-cell table:formula="of:=[.E7]+([.F7]-[.D7])/2" office:value-type="float" office:value="12.83" calcext:value-type="float">
            <text:p>12.83</text:p>
          </table:table-cell>
          <table:table-cell table:formula="of:=[.F7]+([.E7]-[.G7])/2" office:value-type="float" office:value="12.85" calcext:value-type="float">
            <text:p>12.85</text:p>
          </table:table-cell>
          <table:table-cell table:formula="of:=[.H7]+[.K7]/2" office:value-type="float" office:value="-18.825" calcext:value-type="float">
            <text:p>-18.825</text:p>
          </table:table-cell>
          <table:table-cell table:formula="of:=[.I7]+[.K7]/2" office:value-type="float" office:value="12.84" calcext:value-type="float">
            <text:p>12.84</text:p>
          </table:table-cell>
          <table:table-cell table:formula="of:=[.O7]-[.N7]" office:value-type="float" office:value="31.665" calcext:value-type="float">
            <text:p>31.665</text:p>
          </table:table-cell>
        </table:table-row>
        <table:table-row table:style-name="ro2">
          <table:table-cell office:value-type="float" office:value="-15" calcext:value-type="float">
            <text:p>-15</text:p>
          </table:table-cell>
          <table:table-cell office:value-type="float" office:value="10.01" calcext:value-type="float">
            <text:p>10.01</text:p>
          </table:table-cell>
          <table:table-cell office:value-type="float" office:value="6" calcext:value-type="float">
            <text:p>6</text:p>
          </table:table-cell>
          <table:table-cell office:value-type="float" office:value="-23.88" calcext:value-type="float">
            <text:p>-23.88</text:p>
          </table:table-cell>
          <table:table-cell office:value-type="float" office:value="1.06" calcext:value-type="float">
            <text:p>1.06</text:p>
          </table:table-cell>
          <table:table-cell office:value-type="float" office:value="1.05" calcext:value-type="float">
            <text:p>1.05</text:p>
          </table:table-cell>
          <table:table-cell office:value-type="float" office:value="-23.94" calcext:value-type="float">
            <text:p>-23.94</text:p>
          </table:table-cell>
          <table:table-cell table:formula="of:=[.A8]-[.B8]-[.C8]" office:value-type="float" office:value="-31.01" calcext:value-type="float">
            <text:p>-31.01</text:p>
          </table:table-cell>
          <table:table-cell table:style-name="ce4" table:formula="of:=([.E8]+[.F8])/2" office:value-type="float" office:value="1.055" calcext:value-type="float">
            <text:p>1.055</text:p>
          </table:table-cell>
          <table:table-cell table:style-name="ce4" table:formula="of:=([.D8]+[.G8])/2" office:value-type="float" office:value="-23.91" calcext:value-type="float">
            <text:p>-23.910</text:p>
          </table:table-cell>
          <table:table-cell table:formula="of:=[.I8]-[.J8]" office:value-type="float" office:value="24.965" calcext:value-type="float">
            <text:p>24.965</text:p>
          </table:table-cell>
          <table:table-cell table:formula="of:=[.E8]+([.F8]-[.D8])/2" office:value-type="float" office:value="13.525" calcext:value-type="float">
            <text:p>13.525</text:p>
          </table:table-cell>
          <table:table-cell table:formula="of:=[.F8]+([.E8]-[.G8])/2" office:value-type="float" office:value="13.55" calcext:value-type="float">
            <text:p>13.55</text:p>
          </table:table-cell>
          <table:table-cell table:formula="of:=[.H8]+[.K8]/2" office:value-type="float" office:value="-18.5275" calcext:value-type="float">
            <text:p>-18.5275</text:p>
          </table:table-cell>
          <table:table-cell table:formula="of:=[.I8]+[.K8]/2" office:value-type="float" office:value="13.5375" calcext:value-type="float">
            <text:p>13.5375</text:p>
          </table:table-cell>
          <table:table-cell table:formula="of:=[.O8]-[.N8]" office:value-type="float" office:value="32.065" calcext:value-type="float">
            <text:p>32.065</text:p>
          </table:table-cell>
        </table:table-row>
        <table:table-row table:style-name="ro2">
          <table:table-cell office:value-type="float" office:value="-15" calcext:value-type="float">
            <text:p>-15</text:p>
          </table:table-cell>
          <table:table-cell office:value-type="float" office:value="10.01" calcext:value-type="float">
            <text:p>10.01</text:p>
          </table:table-cell>
          <table:table-cell office:value-type="float" office:value="7" calcext:value-type="float">
            <text:p>7</text:p>
          </table:table-cell>
          <table:table-cell office:value-type="float" office:value="-27.68" calcext:value-type="float">
            <text:p>-27.68</text:p>
          </table:table-cell>
          <table:table-cell office:value-type="float" office:value="0.41" calcext:value-type="float">
            <text:p>0.41</text:p>
          </table:table-cell>
          <table:table-cell office:value-type="float" office:value="0.4" calcext:value-type="float">
            <text:p>0.40</text:p>
          </table:table-cell>
          <table:table-cell office:value-type="float" office:value="-27.74" calcext:value-type="float">
            <text:p>-27.74</text:p>
          </table:table-cell>
          <table:table-cell table:formula="of:=[.A9]-[.B9]-[.C9]" office:value-type="float" office:value="-32.01" calcext:value-type="float">
            <text:p>-32.01</text:p>
          </table:table-cell>
          <table:table-cell table:style-name="ce4" table:formula="of:=([.E9]+[.F9])/2" office:value-type="float" office:value="0.405" calcext:value-type="float">
            <text:p>0.405</text:p>
          </table:table-cell>
          <table:table-cell table:style-name="ce4" table:formula="of:=([.D9]+[.G9])/2" office:value-type="float" office:value="-27.71" calcext:value-type="float">
            <text:p>-27.710</text:p>
          </table:table-cell>
          <table:table-cell table:formula="of:=[.I9]-[.J9]" office:value-type="float" office:value="28.115" calcext:value-type="float">
            <text:p>28.115</text:p>
          </table:table-cell>
          <table:table-cell table:formula="of:=[.E9]+([.F9]-[.D9])/2" office:value-type="float" office:value="14.45" calcext:value-type="float">
            <text:p>14.45</text:p>
          </table:table-cell>
          <table:table-cell table:formula="of:=[.F9]+([.E9]-[.G9])/2" office:value-type="float" office:value="14.475" calcext:value-type="float">
            <text:p>14.475</text:p>
          </table:table-cell>
          <table:table-cell table:formula="of:=[.H9]+[.K9]/2" office:value-type="float" office:value="-17.9525" calcext:value-type="float">
            <text:p>-17.9525</text:p>
          </table:table-cell>
          <table:table-cell table:formula="of:=[.I9]+[.K9]/2" office:value-type="float" office:value="14.4625" calcext:value-type="float">
            <text:p>14.4625</text:p>
          </table:table-cell>
          <table:table-cell table:formula="of:=[.O9]-[.N9]" office:value-type="float" office:value="32.415" calcext:value-type="float">
            <text:p>32.415</text:p>
          </table:table-cell>
        </table:table-row>
        <table:table-row table:style-name="ro2">
          <table:table-cell office:value-type="float" office:value="-15" calcext:value-type="float">
            <text:p>-15</text:p>
          </table:table-cell>
          <table:table-cell office:value-type="float" office:value="10.01" calcext:value-type="float">
            <text:p>10.01</text:p>
          </table:table-cell>
          <table:table-cell office:value-type="float" office:value="8" calcext:value-type="float">
            <text:p>8</text:p>
          </table:table-cell>
          <table:table-cell office:value-type="float" office:value="-32.55" calcext:value-type="float">
            <text:p>-32.55</text:p>
          </table:table-cell>
          <table:table-cell office:value-type="float" office:value="-0.36" calcext:value-type="float">
            <text:p>-0.36</text:p>
          </table:table-cell>
          <table:table-cell office:value-type="float" office:value="-0.37" calcext:value-type="float">
            <text:p>-0.37</text:p>
          </table:table-cell>
          <table:table-cell office:value-type="float" office:value="-32.63" calcext:value-type="float">
            <text:p>-32.63</text:p>
          </table:table-cell>
          <table:table-cell table:formula="of:=[.A10]-[.B10]-[.C10]" office:value-type="float" office:value="-33.01" calcext:value-type="float">
            <text:p>-33.01</text:p>
          </table:table-cell>
          <table:table-cell table:style-name="ce4" table:formula="of:=([.E10]+[.F10])/2" office:value-type="float" office:value="-0.365" calcext:value-type="float">
            <text:p>-0.365</text:p>
          </table:table-cell>
          <table:table-cell table:style-name="ce4" table:formula="of:=([.D10]+[.G10])/2" office:value-type="float" office:value="-32.59" calcext:value-type="float">
            <text:p>-32.590</text:p>
          </table:table-cell>
          <table:table-cell table:formula="of:=[.I10]-[.J10]" office:value-type="float" office:value="32.225" calcext:value-type="float">
            <text:p>32.225</text:p>
          </table:table-cell>
          <table:table-cell table:formula="of:=[.E10]+([.F10]-[.D10])/2" office:value-type="float" office:value="15.73" calcext:value-type="float">
            <text:p>15.73</text:p>
          </table:table-cell>
          <table:table-cell table:formula="of:=[.F10]+([.E10]-[.G10])/2" office:value-type="float" office:value="15.765" calcext:value-type="float">
            <text:p>15.765</text:p>
          </table:table-cell>
          <table:table-cell table:formula="of:=[.H10]+[.K10]/2" office:value-type="float" office:value="-16.8975" calcext:value-type="float">
            <text:p>-16.8975</text:p>
          </table:table-cell>
          <table:table-cell table:formula="of:=[.I10]+[.K10]/2" office:value-type="float" office:value="15.7475" calcext:value-type="float">
            <text:p>15.7475</text:p>
          </table:table-cell>
          <table:table-cell table:formula="of:=[.O10]-[.N10]" office:value-type="float" office:value="32.645" calcext:value-type="float">
            <text:p>32.645</text:p>
          </table:table-cell>
        </table:table-row>
        <table:table-row table:style-name="ro2">
          <table:table-cell office:value-type="float" office:value="-15" calcext:value-type="float">
            <text:p>-15</text:p>
          </table:table-cell>
          <table:table-cell office:value-type="float" office:value="10.01" calcext:value-type="float">
            <text:p>10.01</text:p>
          </table:table-cell>
          <table:table-cell office:value-type="float" office:value="9" calcext:value-type="float">
            <text:p>9</text:p>
          </table:table-cell>
          <table:table-cell office:value-type="float" office:value="-38.39" calcext:value-type="float">
            <text:p>-38.39</text:p>
          </table:table-cell>
          <table:table-cell office:value-type="float" office:value="-1.2" calcext:value-type="float">
            <text:p>-1.20</text:p>
          </table:table-cell>
          <table:table-cell office:value-type="float" office:value="-1.22" calcext:value-type="float">
            <text:p>-1.22</text:p>
          </table:table-cell>
          <table:table-cell office:value-type="float" office:value="-38.46" calcext:value-type="float">
            <text:p>-38.46</text:p>
          </table:table-cell>
          <table:table-cell table:formula="of:=[.A11]-[.B11]-[.C11]" office:value-type="float" office:value="-34.01" calcext:value-type="float">
            <text:p>-34.01</text:p>
          </table:table-cell>
          <table:table-cell table:style-name="ce4" table:formula="of:=([.E11]+[.F11])/2" office:value-type="float" office:value="-1.21" calcext:value-type="float">
            <text:p>-1.210</text:p>
          </table:table-cell>
          <table:table-cell table:style-name="ce4" table:formula="of:=([.D11]+[.G11])/2" office:value-type="float" office:value="-38.425" calcext:value-type="float">
            <text:p>-38.425</text:p>
          </table:table-cell>
          <table:table-cell table:formula="of:=[.I11]-[.J11]" office:value-type="float" office:value="37.215" calcext:value-type="float">
            <text:p>37.215</text:p>
          </table:table-cell>
          <table:table-cell table:formula="of:=[.E11]+([.F11]-[.D11])/2" office:value-type="float" office:value="17.385" calcext:value-type="float">
            <text:p>17.385</text:p>
          </table:table-cell>
          <table:table-cell table:formula="of:=[.F11]+([.E11]-[.G11])/2" office:value-type="float" office:value="17.41" calcext:value-type="float">
            <text:p>17.41</text:p>
          </table:table-cell>
          <table:table-cell table:formula="of:=[.H11]+[.K11]/2" office:value-type="float" office:value="-15.4025" calcext:value-type="float">
            <text:p>-15.4025</text:p>
          </table:table-cell>
          <table:table-cell table:formula="of:=[.I11]+[.K11]/2" office:value-type="float" office:value="17.3975" calcext:value-type="float">
            <text:p>17.3975</text:p>
          </table:table-cell>
          <table:table-cell table:formula="of:=[.O11]-[.N11]" office:value-type="float" office:value="32.8" calcext:value-type="float">
            <text:p>32.8</text:p>
          </table:table-cell>
        </table:table-row>
        <table:table-row table:style-name="ro2">
          <table:table-cell office:value-type="float" office:value="-15" calcext:value-type="float">
            <text:p>-15</text:p>
          </table:table-cell>
          <table:table-cell office:value-type="float" office:value="10.01" calcext:value-type="float">
            <text:p>10.01</text:p>
          </table:table-cell>
          <table:table-cell office:value-type="float" office:value="10" calcext:value-type="float">
            <text:p>10</text:p>
          </table:table-cell>
          <table:table-cell office:value-type="float" office:value="-44.65" calcext:value-type="float">
            <text:p>-44.65</text:p>
          </table:table-cell>
          <table:table-cell office:value-type="float" office:value="-2.09" calcext:value-type="float">
            <text:p>-2.09</text:p>
          </table:table-cell>
          <table:table-cell office:value-type="float" office:value="-2.1" calcext:value-type="float">
            <text:p>-2.10</text:p>
          </table:table-cell>
          <table:table-cell office:value-type="float" office:value="-44.73" calcext:value-type="float">
            <text:p>-44.73</text:p>
          </table:table-cell>
          <table:table-cell table:formula="of:=[.A12]-[.B12]-[.C12]" office:value-type="float" office:value="-35.01" calcext:value-type="float">
            <text:p>-35.01</text:p>
          </table:table-cell>
          <table:table-cell table:style-name="ce4" table:formula="of:=([.E12]+[.F12])/2" office:value-type="float" office:value="-2.095" calcext:value-type="float">
            <text:p>-2.095</text:p>
          </table:table-cell>
          <table:table-cell table:style-name="ce4" table:formula="of:=([.D12]+[.G12])/2" office:value-type="float" office:value="-44.69" calcext:value-type="float">
            <text:p>-44.690</text:p>
          </table:table-cell>
          <table:table-cell table:formula="of:=[.I12]-[.J12]" office:value-type="float" office:value="42.595" calcext:value-type="float">
            <text:p>42.595</text:p>
          </table:table-cell>
          <table:table-cell table:formula="of:=[.E12]+([.F12]-[.D12])/2" office:value-type="float" office:value="19.185" calcext:value-type="float">
            <text:p>19.185</text:p>
          </table:table-cell>
          <table:table-cell table:formula="of:=[.F12]+([.E12]-[.G12])/2" office:value-type="float" office:value="19.22" calcext:value-type="float">
            <text:p>19.22</text:p>
          </table:table-cell>
          <table:table-cell table:formula="of:=[.H12]+[.K12]/2" office:value-type="float" office:value="-13.7125" calcext:value-type="float">
            <text:p>-13.7125</text:p>
          </table:table-cell>
          <table:table-cell table:formula="of:=[.I12]+[.K12]/2" office:value-type="float" office:value="19.2025" calcext:value-type="float">
            <text:p>19.2025</text:p>
          </table:table-cell>
          <table:table-cell table:formula="of:=[.O12]-[.N12]" office:value-type="float" office:value="32.915" calcext:value-type="float">
            <text:p>32.915</text:p>
          </table:table-cell>
        </table:table-row>
        <table:table-row table:style-name="ro2">
          <table:table-cell office:value-type="float" office:value="-15" calcext:value-type="float">
            <text:p>-15</text:p>
          </table:table-cell>
          <table:table-cell office:value-type="float" office:value="10.01" calcext:value-type="float">
            <text:p>10.01</text:p>
          </table:table-cell>
          <table:table-cell office:value-type="float" office:value="11" calcext:value-type="float">
            <text:p>11</text:p>
          </table:table-cell>
          <table:table-cell office:value-type="float" office:value="-50.8" calcext:value-type="float">
            <text:p>-50.80</text:p>
          </table:table-cell>
          <table:table-cell office:value-type="float" office:value="-2.97" calcext:value-type="float">
            <text:p>-2.97</text:p>
          </table:table-cell>
          <table:table-cell office:value-type="float" office:value="-2.98" calcext:value-type="float">
            <text:p>-2.98</text:p>
          </table:table-cell>
          <table:table-cell office:value-type="float" office:value="-50.92" calcext:value-type="float">
            <text:p>-50.92</text:p>
          </table:table-cell>
          <table:table-cell table:formula="of:=[.A13]-[.B13]-[.C13]" office:value-type="float" office:value="-36.01" calcext:value-type="float">
            <text:p>-36.01</text:p>
          </table:table-cell>
          <table:table-cell table:style-name="ce4" table:formula="of:=([.E13]+[.F13])/2" office:value-type="float" office:value="-2.975" calcext:value-type="float">
            <text:p>-2.975</text:p>
          </table:table-cell>
          <table:table-cell table:style-name="ce4" table:formula="of:=([.D13]+[.G13])/2" office:value-type="float" office:value="-50.86" calcext:value-type="float">
            <text:p>-50.860</text:p>
          </table:table-cell>
          <table:table-cell table:formula="of:=[.I13]-[.J13]" office:value-type="float" office:value="47.885" calcext:value-type="float">
            <text:p>47.885</text:p>
          </table:table-cell>
          <table:table-cell table:formula="of:=[.E13]+([.F13]-[.D13])/2" office:value-type="float" office:value="20.94" calcext:value-type="float">
            <text:p>20.94</text:p>
          </table:table-cell>
          <table:table-cell table:formula="of:=[.F13]+([.E13]-[.G13])/2" office:value-type="float" office:value="20.995" calcext:value-type="float">
            <text:p>20.995</text:p>
          </table:table-cell>
          <table:table-cell table:formula="of:=[.H13]+[.K13]/2" office:value-type="float" office:value="-12.0675" calcext:value-type="float">
            <text:p>-12.0675</text:p>
          </table:table-cell>
          <table:table-cell table:formula="of:=[.I13]+[.K13]/2" office:value-type="float" office:value="20.9675" calcext:value-type="float">
            <text:p>20.9675</text:p>
          </table:table-cell>
          <table:table-cell table:formula="of:=[.O13]-[.N13]" office:value-type="float" office:value="33.035" calcext:value-type="float">
            <text:p>33.035</text:p>
          </table:table-cell>
        </table:table-row>
        <table:table-row table:style-name="ro2">
          <table:table-cell office:value-type="float" office:value="-15" calcext:value-type="float">
            <text:p>-15</text:p>
          </table:table-cell>
          <table:table-cell office:value-type="float" office:value="10.01" calcext:value-type="float">
            <text:p>10.01</text:p>
          </table:table-cell>
          <table:table-cell office:value-type="float" office:value="12" calcext:value-type="float">
            <text:p>12</text:p>
          </table:table-cell>
          <table:table-cell office:value-type="float" office:value="-57.1" calcext:value-type="float">
            <text:p>-57.10</text:p>
          </table:table-cell>
          <table:table-cell office:value-type="float" office:value="-3.95" calcext:value-type="float">
            <text:p>-3.95</text:p>
          </table:table-cell>
          <table:table-cell office:value-type="float" office:value="-3.96" calcext:value-type="float">
            <text:p>-3.96</text:p>
          </table:table-cell>
          <table:table-cell office:value-type="float" office:value="-57.62" calcext:value-type="float">
            <text:p>-57.62</text:p>
          </table:table-cell>
          <table:table-cell table:formula="of:=[.A14]-[.B14]-[.C14]" office:value-type="float" office:value="-37.01" calcext:value-type="float">
            <text:p>-37.01</text:p>
          </table:table-cell>
          <table:table-cell table:style-name="ce4" table:formula="of:=([.E14]+[.F14])/2" office:value-type="float" office:value="-3.955" calcext:value-type="float">
            <text:p>-3.955</text:p>
          </table:table-cell>
          <table:table-cell table:style-name="ce4" table:formula="of:=([.D14]+[.G14])/2" office:value-type="float" office:value="-57.36" calcext:value-type="float">
            <text:p>-57.360</text:p>
          </table:table-cell>
          <table:table-cell table:formula="of:=[.I14]-[.J14]" office:value-type="float" office:value="53.405" calcext:value-type="float">
            <text:p>53.405</text:p>
          </table:table-cell>
          <table:table-cell table:formula="of:=[.E14]+([.F14]-[.D14])/2" office:value-type="float" office:value="22.62" calcext:value-type="float">
            <text:p>22.62</text:p>
          </table:table-cell>
          <table:table-cell table:formula="of:=[.F14]+([.E14]-[.G14])/2" office:value-type="float" office:value="22.875" calcext:value-type="float">
            <text:p>22.875</text:p>
          </table:table-cell>
          <table:table-cell table:formula="of:=[.H14]+[.K14]/2" office:value-type="float" office:value="-10.3075" calcext:value-type="float">
            <text:p>-10.3075</text:p>
          </table:table-cell>
          <table:table-cell table:formula="of:=[.I14]+[.K14]/2" office:value-type="float" office:value="22.7475" calcext:value-type="float">
            <text:p>22.7475</text:p>
          </table:table-cell>
          <table:table-cell table:formula="of:=[.O14]-[.N14]" office:value-type="float" office:value="33.055" calcext:value-type="float">
            <text:p>33.055</text:p>
          </table:table-cell>
        </table:table-row>
        <table:table-row table:style-name="ro2">
          <table:table-cell office:value-type="float" office:value="-15" calcext:value-type="float">
            <text:p>-15</text:p>
          </table:table-cell>
          <table:table-cell office:value-type="float" office:value="10.01" calcext:value-type="float">
            <text:p>10.01</text:p>
          </table:table-cell>
          <table:table-cell office:value-type="float" office:value="13" calcext:value-type="float">
            <text:p>13</text:p>
          </table:table-cell>
          <table:table-cell office:value-type="float" office:value="-63.23" calcext:value-type="float">
            <text:p>-63.23</text:p>
          </table:table-cell>
          <table:table-cell office:value-type="float" office:value="-4.92" calcext:value-type="float">
            <text:p>-4.92</text:p>
          </table:table-cell>
          <table:table-cell office:value-type="float" office:value="-4.94" calcext:value-type="float">
            <text:p>-4.94</text:p>
          </table:table-cell>
          <table:table-cell office:value-type="float" office:value="-63.72" calcext:value-type="float">
            <text:p>-63.72</text:p>
          </table:table-cell>
          <table:table-cell table:formula="of:=[.A15]-[.B15]-[.C15]" office:value-type="float" office:value="-38.01" calcext:value-type="float">
            <text:p>-38.01</text:p>
          </table:table-cell>
          <table:table-cell table:style-name="ce4" table:formula="of:=([.E15]+[.F15])/2" office:value-type="float" office:value="-4.93" calcext:value-type="float">
            <text:p>-4.930</text:p>
          </table:table-cell>
          <table:table-cell table:style-name="ce4" table:formula="of:=([.D15]+[.G15])/2" office:value-type="float" office:value="-63.475" calcext:value-type="float">
            <text:p>-63.475</text:p>
          </table:table-cell>
          <table:table-cell table:formula="of:=[.I15]-[.J15]" office:value-type="float" office:value="58.545" calcext:value-type="float">
            <text:p>58.545</text:p>
          </table:table-cell>
          <table:table-cell table:formula="of:=[.E15]+([.F15]-[.D15])/2" office:value-type="float" office:value="24.225" calcext:value-type="float">
            <text:p>24.225</text:p>
          </table:table-cell>
          <table:table-cell table:formula="of:=[.F15]+([.E15]-[.G15])/2" office:value-type="float" office:value="24.46" calcext:value-type="float">
            <text:p>24.46</text:p>
          </table:table-cell>
          <table:table-cell table:formula="of:=[.H15]+[.K15]/2" office:value-type="float" office:value="-8.7375" calcext:value-type="float">
            <text:p>-8.7375</text:p>
          </table:table-cell>
          <table:table-cell table:formula="of:=[.I15]+[.K15]/2" office:value-type="float" office:value="24.3425" calcext:value-type="float">
            <text:p>24.3425</text:p>
          </table:table-cell>
          <table:table-cell table:formula="of:=[.O15]-[.N15]" office:value-type="float" office:value="33.08" calcext:value-type="float">
            <text:p>33.08</text:p>
          </table:table-cell>
        </table:table-row>
        <table:table-row table:style-name="ro2">
          <table:table-cell office:value-type="float" office:value="-15" calcext:value-type="float">
            <text:p>-15</text:p>
          </table:table-cell>
          <table:table-cell office:value-type="float" office:value="10.01" calcext:value-type="float">
            <text:p>10.01</text:p>
          </table:table-cell>
          <table:table-cell office:value-type="float" office:value="14" calcext:value-type="float">
            <text:p>14</text:p>
          </table:table-cell>
          <table:table-cell office:value-type="float" office:value="-68.33" calcext:value-type="float">
            <text:p>-68.33</text:p>
          </table:table-cell>
          <table:table-cell office:value-type="float" office:value="-5.91" calcext:value-type="float">
            <text:p>-5.91</text:p>
          </table:table-cell>
          <table:table-cell office:value-type="float" office:value="-5.92" calcext:value-type="float">
            <text:p>-5.92</text:p>
          </table:table-cell>
          <table:table-cell office:value-type="float" office:value="-68.35" calcext:value-type="float">
            <text:p>-68.35</text:p>
          </table:table-cell>
          <table:table-cell table:formula="of:=[.A16]-[.B16]-[.C16]" office:value-type="float" office:value="-39.01" calcext:value-type="float">
            <text:p>-39.01</text:p>
          </table:table-cell>
          <table:table-cell table:style-name="ce4" table:formula="of:=([.E16]+[.F16])/2" office:value-type="float" office:value="-5.915" calcext:value-type="float">
            <text:p>-5.915</text:p>
          </table:table-cell>
          <table:table-cell table:style-name="ce4" table:formula="of:=([.D16]+[.G16])/2" office:value-type="float" office:value="-68.34" calcext:value-type="float">
            <text:p>-68.340</text:p>
          </table:table-cell>
          <table:table-cell table:formula="of:=[.I16]-[.J16]" office:value-type="float" office:value="62.425" calcext:value-type="float">
            <text:p>62.425</text:p>
          </table:table-cell>
          <table:table-cell table:formula="of:=[.E16]+([.F16]-[.D16])/2" office:value-type="float" office:value="25.295" calcext:value-type="float">
            <text:p>25.295</text:p>
          </table:table-cell>
          <table:table-cell table:formula="of:=[.F16]+([.E16]-[.G16])/2" office:value-type="float" office:value="25.3" calcext:value-type="float">
            <text:p>25.3</text:p>
          </table:table-cell>
          <table:table-cell table:formula="of:=[.H16]+[.K16]/2" office:value-type="float" office:value="-7.7975" calcext:value-type="float">
            <text:p>-7.7975</text:p>
          </table:table-cell>
          <table:table-cell table:formula="of:=[.I16]+[.K16]/2" office:value-type="float" office:value="25.2975" calcext:value-type="float">
            <text:p>25.2975</text:p>
          </table:table-cell>
          <table:table-cell table:formula="of:=[.O16]-[.N16]" office:value-type="float" office:value="33.095" calcext:value-type="float">
            <text:p>33.095</text:p>
          </table:table-cell>
        </table:table-row>
        <table:table-row table:style-name="ro2">
          <table:table-cell office:value-type="float" office:value="-15" calcext:value-type="float">
            <text:p>-15</text:p>
          </table:table-cell>
          <table:table-cell office:value-type="float" office:value="10.01" calcext:value-type="float">
            <text:p>10.01</text:p>
          </table:table-cell>
          <table:table-cell office:value-type="float" office:value="15" calcext:value-type="float">
            <text:p>15</text:p>
          </table:table-cell>
          <table:table-cell office:value-type="float" office:value="-72.05" calcext:value-type="float">
            <text:p>-72.05</text:p>
          </table:table-cell>
          <table:table-cell office:value-type="float" office:value="-6.92" calcext:value-type="float">
            <text:p>-6.92</text:p>
          </table:table-cell>
          <table:table-cell office:value-type="float" office:value="-6.94" calcext:value-type="float">
            <text:p>-6.94</text:p>
          </table:table-cell>
          <table:table-cell office:value-type="float" office:value="-72.75" calcext:value-type="float">
            <text:p>-72.75</text:p>
          </table:table-cell>
          <table:table-cell table:formula="of:=[.A17]-[.B17]-[.C17]" office:value-type="float" office:value="-40.01" calcext:value-type="float">
            <text:p>-40.01</text:p>
          </table:table-cell>
          <table:table-cell table:style-name="ce4" table:formula="of:=([.E17]+[.F17])/2" office:value-type="float" office:value="-6.93" calcext:value-type="float">
            <text:p>-6.930</text:p>
          </table:table-cell>
          <table:table-cell table:style-name="ce4" table:formula="of:=([.D17]+[.G17])/2" office:value-type="float" office:value="-72.4" calcext:value-type="float">
            <text:p>-72.400</text:p>
          </table:table-cell>
          <table:table-cell table:formula="of:=[.I17]-[.J17]" office:value-type="float" office:value="65.47" calcext:value-type="float">
            <text:p>65.47</text:p>
          </table:table-cell>
          <table:table-cell table:formula="of:=[.E17]+([.F17]-[.D17])/2" office:value-type="float" office:value="25.635" calcext:value-type="float">
            <text:p>25.635</text:p>
          </table:table-cell>
          <table:table-cell table:formula="of:=[.F17]+([.E17]-[.G17])/2" office:value-type="float" office:value="25.975" calcext:value-type="float">
            <text:p>25.975</text:p>
          </table:table-cell>
          <table:table-cell table:formula="of:=[.H17]+[.K17]/2" office:value-type="float" office:value="-7.275" calcext:value-type="float">
            <text:p>-7.275</text:p>
          </table:table-cell>
          <table:table-cell table:formula="of:=[.I17]+[.K17]/2" office:value-type="float" office:value="25.805" calcext:value-type="float">
            <text:p>25.805</text:p>
          </table:table-cell>
          <table:table-cell table:formula="of:=[.O17]-[.N17]" office:value-type="float" office:value="33.08" calcext:value-type="float">
            <text:p>33.08</text:p>
          </table:table-cell>
        </table:table-row>
        <table:table-row table:style-name="ro2" table:number-rows-repeated="2">
          <table:table-cell table:number-columns-repeated="16"/>
        </table:table-row>
        <table:table-row table:style-name="ro2">
          <table:table-cell table:number-columns-repeated="13"/>
          <table:table-cell table:formula="of:=[.O12]-37.6" office:value-type="float" office:value="-18.3975" calcext:value-type="float">
            <text:p>-18.3975</text:p>
          </table:table-cell>
          <table:table-cell table:number-columns-repeated="2"/>
        </table:table-row>
        <table:table-row table:style-name="ro2" table:number-rows-repeated="1048555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P1dB_20MHz" table:style-name="ta1">
        <table:shapes>
          <draw:frame draw:z-index="0" draw:style-name="gr1" draw:text-style-name="P1" svg:width="785.4pt" svg:height="537.96pt" svg:x="624.73pt" svg:y="33.9pt">
            <loext:p draw:notify-on-update-of-ranges="P1dB_20MHz.D2:P1dB_20MHz.D47 P1dB_20MHz.E1:P1dB_20MHz.E1 P1dB_20MHz.E2:P1dB_20MHz.E47 P1dB_20MHz.D1:P1dB_20MHz.D21 P1dB_20MHz.E1:P1dB_20MHz.E21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1" table:default-cell-style-name="ce7"/>
        <table:table-column table:style-name="co1" table:number-columns-repeated="1019" table:default-cell-style-name="Default"/>
        <table:table-row table:style-name="ro1">
          <table:table-cell table:style-name="ce1" office:value-type="string" calcext:value-type="string">
            <text:p>Generator Power [dBm]</text:p>
          </table:table-cell>
          <table:table-cell table:style-name="ce1" office:value-type="string" calcext:value-type="string">
            <text:p>Fixed Attenuator [dB]</text:p>
          </table:table-cell>
          <table:table-cell table:style-name="ce3" office:value-type="string" calcext:value-type="string">
            <text:p>ZMSCJ-2-1 AVG IL [dB]</text:p>
          </table:table-cell>
          <table:table-cell table:style-name="ce1" office:value-type="string" calcext:value-type="string">
            <text:p>Input Power [dBm]</text:p>
          </table:table-cell>
          <table:table-cell table:style-name="ce6" office:value-type="string" calcext:value-type="string">
            <text:p>Output Power [dBm]</text:p>
          </table:table-cell>
          <table:table-cell table:style-name="ce1" office:value-type="string" calcext:value-type="string">
            <text:p>Gain</text:p>
          </table:table-cell>
          <table:table-cell table:style-name="ce1" office:value-type="string" calcext:value-type="string">
            <text:p>Linear Trend [dBm]</text:p>
          </table:table-cell>
          <table:table-cell table:style-name="ce1" office:value-type="string" calcext:value-type="string">
            <text:p>Linear Delta [dB]</text:p>
          </table:table-cell>
          <table:table-cell table:style-name="ce1" table:number-columns-repeated="1016"/>
        </table:table-row>
        <table:table-row table:style-name="ro2">
          <table:table-cell office:value-type="float" office:value="-90" calcext:value-type="float">
            <text:p>-90</text:p>
          </table:table-cell>
          <table:table-cell office:value-type="float" office:value="10.01" calcext:value-type="float">
            <text:p>10.01</text:p>
          </table:table-cell>
          <table:table-cell table:style-name="ce4" office:value-type="float" office:value="0.6" calcext:value-type="float">
            <text:p>0.600</text:p>
          </table:table-cell>
          <table:table-cell table:formula="of:=[.A2]-[.B2]+[.C2]" office:value-type="float" office:value="-99.41" calcext:value-type="float">
            <text:p>-99.41</text:p>
          </table:table-cell>
          <table:table-cell office:value-type="float" office:value="-63.45" calcext:value-type="float">
            <text:p>-63.45</text:p>
          </table:table-cell>
          <table:table-cell table:formula="of:=[.E2]-[.D2]" office:value-type="float" office:value="35.96" calcext:value-type="float">
            <text:p>35.96</text:p>
          </table:table-cell>
          <table:table-cell table:formula="of:=1.0012555057*[.D2]+36.099359427" office:value-type="float" office:value="-63.435450394637" calcext:value-type="float">
            <text:p>-63.4354503946</text:p>
          </table:table-cell>
          <table:table-cell table:formula="of:=[.G2]-[.E2]" office:value-type="float" office:value="0.0145496053629799" calcext:value-type="float">
            <text:p>0.0145496054</text:p>
          </table:table-cell>
          <table:table-cell table:number-columns-repeated="1016"/>
        </table:table-row>
        <table:table-row table:style-name="ro2">
          <table:table-cell office:value-type="float" office:value="-80" calcext:value-type="float">
            <text:p>-80</text:p>
          </table:table-cell>
          <table:table-cell office:value-type="float" office:value="10.01" calcext:value-type="float">
            <text:p>10.01</text:p>
          </table:table-cell>
          <table:table-cell table:style-name="ce4" office:value-type="float" office:value="0.6" calcext:value-type="float">
            <text:p>0.600</text:p>
          </table:table-cell>
          <table:table-cell table:formula="of:=[.A3]-[.B3]+[.C3]" office:value-type="float" office:value="-89.41" calcext:value-type="float">
            <text:p>-89.41</text:p>
          </table:table-cell>
          <table:table-cell office:value-type="float" office:value="-53.31" calcext:value-type="float">
            <text:p>-53.31</text:p>
          </table:table-cell>
          <table:table-cell table:formula="of:=[.E3]-[.D3]" office:value-type="float" office:value="36.1" calcext:value-type="float">
            <text:p>36.1</text:p>
          </table:table-cell>
          <table:table-cell table:formula="of:=1.0012555057*[.D3]+36.099359427" office:value-type="float" office:value="-53.422895337637" calcext:value-type="float">
            <text:p>-53.4228953376</text:p>
          </table:table-cell>
          <table:table-cell table:formula="of:=[.G3]-[.E3]" office:value-type="float" office:value="-0.112895337637021" calcext:value-type="float">
            <text:p>-0.1128953376</text:p>
          </table:table-cell>
          <table:table-cell table:number-columns-repeated="1016"/>
        </table:table-row>
        <table:table-row table:style-name="ro2">
          <table:table-cell office:value-type="float" office:value="-70" calcext:value-type="float">
            <text:p>-70</text:p>
          </table:table-cell>
          <table:table-cell office:value-type="float" office:value="10.01" calcext:value-type="float">
            <text:p>10.01</text:p>
          </table:table-cell>
          <table:table-cell table:style-name="ce4" office:value-type="float" office:value="0.6" calcext:value-type="float">
            <text:p>0.600</text:p>
          </table:table-cell>
          <table:table-cell table:formula="of:=[.A4]-[.B4]+[.C4]" office:value-type="float" office:value="-79.41" calcext:value-type="float">
            <text:p>-79.41</text:p>
          </table:table-cell>
          <table:table-cell office:value-type="float" office:value="-43.45" calcext:value-type="float">
            <text:p>-43.45</text:p>
          </table:table-cell>
          <table:table-cell table:formula="of:=[.E4]-[.D4]" office:value-type="float" office:value="35.96" calcext:value-type="float">
            <text:p>35.96</text:p>
          </table:table-cell>
          <table:table-cell table:formula="of:=1.0012555057*[.D4]+36.099359427" office:value-type="float" office:value="-43.410340280637" calcext:value-type="float">
            <text:p>-43.4103402806</text:p>
          </table:table-cell>
          <table:table-cell table:formula="of:=[.G4]-[.E4]" office:value-type="float" office:value="0.0396597193629802" calcext:value-type="float">
            <text:p>0.0396597194</text:p>
          </table:table-cell>
          <table:table-cell table:number-columns-repeated="1016"/>
        </table:table-row>
        <table:table-row table:style-name="ro2">
          <table:table-cell office:value-type="float" office:value="-60" calcext:value-type="float">
            <text:p>-60</text:p>
          </table:table-cell>
          <table:table-cell office:value-type="float" office:value="10.01" calcext:value-type="float">
            <text:p>10.01</text:p>
          </table:table-cell>
          <table:table-cell table:style-name="ce4" office:value-type="float" office:value="0.6" calcext:value-type="float">
            <text:p>0.600</text:p>
          </table:table-cell>
          <table:table-cell table:formula="of:=[.A5]-[.B5]+[.C5]" office:value-type="float" office:value="-69.41" calcext:value-type="float">
            <text:p>-69.41</text:p>
          </table:table-cell>
          <table:table-cell office:value-type="float" office:value="-33.48" calcext:value-type="float">
            <text:p>-33.48</text:p>
          </table:table-cell>
          <table:table-cell table:formula="of:=[.E5]-[.D5]" office:value-type="float" office:value="35.93" calcext:value-type="float">
            <text:p>35.93</text:p>
          </table:table-cell>
          <table:table-cell table:formula="of:=1.0012555057*[.D5]+36.099359427" office:value-type="float" office:value="-33.397785223637" calcext:value-type="float">
            <text:p>-33.3977852236</text:p>
          </table:table-cell>
          <table:table-cell table:formula="of:=[.G5]-[.E5]" office:value-type="float" office:value="0.0822147763629886" calcext:value-type="float">
            <text:p>0.0822147764</text:p>
          </table:table-cell>
          <table:table-cell table:number-columns-repeated="1016"/>
        </table:table-row>
        <table:table-row table:style-name="ro2">
          <table:table-cell office:value-type="float" office:value="-50" calcext:value-type="float">
            <text:p>-50</text:p>
          </table:table-cell>
          <table:table-cell office:value-type="float" office:value="10.01" calcext:value-type="float">
            <text:p>10.01</text:p>
          </table:table-cell>
          <table:table-cell table:style-name="ce4" office:value-type="float" office:value="0.6" calcext:value-type="float">
            <text:p>0.600</text:p>
          </table:table-cell>
          <table:table-cell table:formula="of:=[.A6]-[.B6]+[.C6]" office:value-type="float" office:value="-59.41" calcext:value-type="float">
            <text:p>-59.41</text:p>
          </table:table-cell>
          <table:table-cell office:value-type="float" office:value="-23.51" calcext:value-type="float">
            <text:p>-23.51</text:p>
          </table:table-cell>
          <table:table-cell table:formula="of:=[.E6]-[.D6]" office:value-type="float" office:value="35.9" calcext:value-type="float">
            <text:p>35.9</text:p>
          </table:table-cell>
          <table:table-cell table:formula="of:=1.0012555057*[.D6]+36.099359427" office:value-type="float" office:value="-23.385230166637" calcext:value-type="float">
            <text:p>-23.3852301666</text:p>
          </table:table-cell>
          <table:table-cell table:formula="of:=[.G6]-[.E6]" office:value-type="float" office:value="0.124769833363001" calcext:value-type="float">
            <text:p>0.1247698334</text:p>
          </table:table-cell>
          <table:table-cell table:number-columns-repeated="1016"/>
        </table:table-row>
        <table:table-row table:style-name="ro2">
          <table:table-cell office:value-type="float" office:value="-40" calcext:value-type="float">
            <text:p>-40</text:p>
          </table:table-cell>
          <table:table-cell office:value-type="float" office:value="10.01" calcext:value-type="float">
            <text:p>10.01</text:p>
          </table:table-cell>
          <table:table-cell table:style-name="ce4" office:value-type="float" office:value="0.6" calcext:value-type="float">
            <text:p>0.600</text:p>
          </table:table-cell>
          <table:table-cell table:formula="of:=[.A7]-[.B7]+[.C7]" office:value-type="float" office:value="-49.41" calcext:value-type="float">
            <text:p>-49.41</text:p>
          </table:table-cell>
          <table:table-cell office:value-type="float" office:value="-13.4" calcext:value-type="float">
            <text:p>-13.40</text:p>
          </table:table-cell>
          <table:table-cell table:formula="of:=[.E7]-[.D7]" office:value-type="float" office:value="36.01" calcext:value-type="float">
            <text:p>36.01</text:p>
          </table:table-cell>
          <table:table-cell table:formula="of:=1.0012555057*[.D7]+36.099359427" office:value-type="float" office:value="-13.372675109637" calcext:value-type="float">
            <text:p>-13.3726751096</text:p>
          </table:table-cell>
          <table:table-cell table:formula="of:=[.G7]-[.E7]" office:value-type="float" office:value="0.0273248903629995" calcext:value-type="float">
            <text:p>0.0273248904</text:p>
          </table:table-cell>
          <table:table-cell table:number-columns-repeated="1016"/>
        </table:table-row>
        <table:table-row table:style-name="ro2">
          <table:table-cell office:value-type="float" office:value="-39" calcext:value-type="float">
            <text:p>-39</text:p>
          </table:table-cell>
          <table:table-cell office:value-type="float" office:value="10.01" calcext:value-type="float">
            <text:p>10.01</text:p>
          </table:table-cell>
          <table:table-cell table:style-name="ce4" office:value-type="float" office:value="0.6" calcext:value-type="float">
            <text:p>0.600</text:p>
          </table:table-cell>
          <table:table-cell table:formula="of:=[.A8]-[.B8]+[.C8]" office:value-type="float" office:value="-48.41" calcext:value-type="float">
            <text:p>-48.41</text:p>
          </table:table-cell>
          <table:table-cell office:value-type="float" office:value="-12.34" calcext:value-type="float">
            <text:p>-12.34</text:p>
          </table:table-cell>
          <table:table-cell table:formula="of:=[.E8]-[.D8]" office:value-type="float" office:value="36.07" calcext:value-type="float">
            <text:p>36.07</text:p>
          </table:table-cell>
          <table:table-cell table:formula="of:=1.0012555057*[.D8]+36.099359427" office:value-type="float" office:value="-12.371419603937" calcext:value-type="float">
            <text:p>-12.3714196039</text:p>
          </table:table-cell>
          <table:table-cell table:formula="of:=[.G8]-[.E8]" office:value-type="float" office:value="-0.0314196039369996" calcext:value-type="float">
            <text:p>-0.0314196039</text:p>
          </table:table-cell>
          <table:table-cell table:number-columns-repeated="1016"/>
        </table:table-row>
        <table:table-row table:style-name="ro2">
          <table:table-cell office:value-type="float" office:value="-38" calcext:value-type="float">
            <text:p>-38</text:p>
          </table:table-cell>
          <table:table-cell office:value-type="float" office:value="10.01" calcext:value-type="float">
            <text:p>10.01</text:p>
          </table:table-cell>
          <table:table-cell table:style-name="ce4" office:value-type="float" office:value="0.6" calcext:value-type="float">
            <text:p>0.600</text:p>
          </table:table-cell>
          <table:table-cell table:formula="of:=[.A9]-[.B9]+[.C9]" office:value-type="float" office:value="-47.41" calcext:value-type="float">
            <text:p>-47.41</text:p>
          </table:table-cell>
          <table:table-cell office:value-type="float" office:value="-11.33" calcext:value-type="float">
            <text:p>-11.33</text:p>
          </table:table-cell>
          <table:table-cell table:formula="of:=[.E9]-[.D9]" office:value-type="float" office:value="36.08" calcext:value-type="float">
            <text:p>36.08</text:p>
          </table:table-cell>
          <table:table-cell table:formula="of:=1.0012555057*[.D9]+36.099359427" office:value-type="float" office:value="-11.370164098237" calcext:value-type="float">
            <text:p>-11.3701640982</text:p>
          </table:table-cell>
          <table:table-cell table:formula="of:=[.G9]-[.E9]" office:value-type="float" office:value="-0.040164098236998" calcext:value-type="float">
            <text:p>-0.0401640982</text:p>
          </table:table-cell>
          <table:table-cell table:number-columns-repeated="1016"/>
        </table:table-row>
        <table:table-row table:style-name="ro2">
          <table:table-cell office:value-type="float" office:value="-37" calcext:value-type="float">
            <text:p>-37</text:p>
          </table:table-cell>
          <table:table-cell office:value-type="float" office:value="10.01" calcext:value-type="float">
            <text:p>10.01</text:p>
          </table:table-cell>
          <table:table-cell table:style-name="ce4" office:value-type="float" office:value="0.6" calcext:value-type="float">
            <text:p>0.600</text:p>
          </table:table-cell>
          <table:table-cell table:formula="of:=[.A10]-[.B10]+[.C10]" office:value-type="float" office:value="-46.41" calcext:value-type="float">
            <text:p>-46.41</text:p>
          </table:table-cell>
          <table:table-cell office:value-type="float" office:value="-10.32" calcext:value-type="float">
            <text:p>-10.32</text:p>
          </table:table-cell>
          <table:table-cell table:formula="of:=[.E10]-[.D10]" office:value-type="float" office:value="36.09" calcext:value-type="float">
            <text:p>36.09</text:p>
          </table:table-cell>
          <table:table-cell table:formula="of:=1.0012555057*[.D10]+36.099359427" office:value-type="float" office:value="-10.368908592537" calcext:value-type="float">
            <text:p>-10.3689085925</text:p>
          </table:table-cell>
          <table:table-cell table:formula="of:=[.G10]-[.E10]" office:value-type="float" office:value="-0.0489085925369963" calcext:value-type="float">
            <text:p>-0.0489085925</text:p>
          </table:table-cell>
          <table:table-cell table:number-columns-repeated="1016"/>
        </table:table-row>
        <table:table-row table:style-name="ro2">
          <table:table-cell office:value-type="float" office:value="-36" calcext:value-type="float">
            <text:p>-36</text:p>
          </table:table-cell>
          <table:table-cell office:value-type="float" office:value="10.01" calcext:value-type="float">
            <text:p>10.01</text:p>
          </table:table-cell>
          <table:table-cell table:style-name="ce4" office:value-type="float" office:value="0.6" calcext:value-type="float">
            <text:p>0.600</text:p>
          </table:table-cell>
          <table:table-cell table:formula="of:=[.A11]-[.B11]+[.C11]" office:value-type="float" office:value="-45.41" calcext:value-type="float">
            <text:p>-45.41</text:p>
          </table:table-cell>
          <table:table-cell office:value-type="float" office:value="-9.31" calcext:value-type="float">
            <text:p>-9.31</text:p>
          </table:table-cell>
          <table:table-cell table:formula="of:=[.E11]-[.D11]" office:value-type="float" office:value="36.1" calcext:value-type="float">
            <text:p>36.1</text:p>
          </table:table-cell>
          <table:table-cell table:formula="of:=1.0012555057*[.D11]+36.099359427" office:value-type="float" office:value="-9.367653086837" calcext:value-type="float">
            <text:p>-9.3676530868</text:p>
          </table:table-cell>
          <table:table-cell table:formula="of:=[.G11]-[.E11]" office:value-type="float" office:value="-0.0576530868369947" calcext:value-type="float">
            <text:p>-0.0576530868</text:p>
          </table:table-cell>
          <table:table-cell table:number-columns-repeated="1016"/>
        </table:table-row>
        <table:table-row table:style-name="ro2">
          <table:table-cell office:value-type="float" office:value="-35" calcext:value-type="float">
            <text:p>-35</text:p>
          </table:table-cell>
          <table:table-cell office:value-type="float" office:value="10.01" calcext:value-type="float">
            <text:p>10.01</text:p>
          </table:table-cell>
          <table:table-cell table:style-name="ce4" office:value-type="float" office:value="0.6" calcext:value-type="float">
            <text:p>0.600</text:p>
          </table:table-cell>
          <table:table-cell table:formula="of:=[.A12]-[.B12]+[.C12]" office:value-type="float" office:value="-44.41" calcext:value-type="float">
            <text:p>-44.41</text:p>
          </table:table-cell>
          <table:table-cell office:value-type="float" office:value="-8.31" calcext:value-type="float">
            <text:p>-8.31</text:p>
          </table:table-cell>
          <table:table-cell table:formula="of:=[.E12]-[.D12]" office:value-type="float" office:value="36.1" calcext:value-type="float">
            <text:p>36.1</text:p>
          </table:table-cell>
          <table:table-cell table:formula="of:=1.0012555057*[.D12]+36.099359427" office:value-type="float" office:value="-8.366397581137" calcext:value-type="float">
            <text:p>-8.3663975811</text:p>
          </table:table-cell>
          <table:table-cell table:formula="of:=[.G12]-[.E12]" office:value-type="float" office:value="-0.0563975811370003" calcext:value-type="float">
            <text:p>-0.0563975811</text:p>
          </table:table-cell>
          <table:table-cell table:number-columns-repeated="1016"/>
        </table:table-row>
        <table:table-row table:style-name="ro2">
          <table:table-cell office:value-type="float" office:value="-34" calcext:value-type="float">
            <text:p>-34</text:p>
          </table:table-cell>
          <table:table-cell office:value-type="float" office:value="10.01" calcext:value-type="float">
            <text:p>10.01</text:p>
          </table:table-cell>
          <table:table-cell table:style-name="ce4" office:value-type="float" office:value="0.6" calcext:value-type="float">
            <text:p>0.600</text:p>
          </table:table-cell>
          <table:table-cell table:formula="of:=[.A13]-[.B13]+[.C13]" office:value-type="float" office:value="-43.41" calcext:value-type="float">
            <text:p>-43.41</text:p>
          </table:table-cell>
          <table:table-cell office:value-type="float" office:value="-7.36" calcext:value-type="float">
            <text:p>-7.36</text:p>
          </table:table-cell>
          <table:table-cell table:formula="of:=[.E13]-[.D13]" office:value-type="float" office:value="36.05" calcext:value-type="float">
            <text:p>36.05</text:p>
          </table:table-cell>
          <table:table-cell table:formula="of:=1.0012555057*[.D13]+36.099359427" office:value-type="float" office:value="-7.365142075437" calcext:value-type="float">
            <text:p>-7.3651420754</text:p>
          </table:table-cell>
          <table:table-cell table:formula="of:=[.G13]-[.E13]" office:value-type="float" office:value="-0.00514207543699907" calcext:value-type="float">
            <text:p>-0.0051420754</text:p>
          </table:table-cell>
          <table:table-cell table:number-columns-repeated="1016"/>
        </table:table-row>
        <table:table-row table:style-name="ro2">
          <table:table-cell office:value-type="float" office:value="-33" calcext:value-type="float">
            <text:p>-33</text:p>
          </table:table-cell>
          <table:table-cell office:value-type="float" office:value="10.01" calcext:value-type="float">
            <text:p>10.01</text:p>
          </table:table-cell>
          <table:table-cell table:style-name="ce4" office:value-type="float" office:value="0.6" calcext:value-type="float">
            <text:p>0.600</text:p>
          </table:table-cell>
          <table:table-cell table:formula="of:=[.A14]-[.B14]+[.C14]" office:value-type="float" office:value="-42.41" calcext:value-type="float">
            <text:p>-42.41</text:p>
          </table:table-cell>
          <table:table-cell office:value-type="float" office:value="-6.35" calcext:value-type="float">
            <text:p>-6.35</text:p>
          </table:table-cell>
          <table:table-cell table:formula="of:=[.E14]-[.D14]" office:value-type="float" office:value="36.06" calcext:value-type="float">
            <text:p>36.06</text:p>
          </table:table-cell>
          <table:table-cell table:formula="of:=1.0012555057*[.D14]+36.099359427" office:value-type="float" office:value="-6.363886569737" calcext:value-type="float">
            <text:p>-6.3638865697</text:p>
          </table:table-cell>
          <table:table-cell table:formula="of:=[.G14]-[.E14]" office:value-type="float" office:value="-0.0138865697369983" calcext:value-type="float">
            <text:p>-0.0138865697</text:p>
          </table:table-cell>
          <table:table-cell table:number-columns-repeated="1016"/>
        </table:table-row>
        <table:table-row table:style-name="ro2">
          <table:table-cell office:value-type="float" office:value="-32" calcext:value-type="float">
            <text:p>-32</text:p>
          </table:table-cell>
          <table:table-cell office:value-type="float" office:value="10.01" calcext:value-type="float">
            <text:p>10.01</text:p>
          </table:table-cell>
          <table:table-cell table:style-name="ce4" office:value-type="float" office:value="0.6" calcext:value-type="float">
            <text:p>0.600</text:p>
          </table:table-cell>
          <table:table-cell table:formula="of:=[.A15]-[.B15]+[.C15]" office:value-type="float" office:value="-41.41" calcext:value-type="float">
            <text:p>-41.41</text:p>
          </table:table-cell>
          <table:table-cell office:value-type="float" office:value="-5.34" calcext:value-type="float">
            <text:p>-5.34</text:p>
          </table:table-cell>
          <table:table-cell table:formula="of:=[.E15]-[.D15]" office:value-type="float" office:value="36.07" calcext:value-type="float">
            <text:p>36.07</text:p>
          </table:table-cell>
          <table:table-cell table:formula="of:=1.0012555057*[.D15]+36.099359427" office:value-type="float" office:value="-5.362631064037" calcext:value-type="float">
            <text:p>-5.362631064</text:p>
          </table:table-cell>
          <table:table-cell table:formula="of:=[.G15]-[.E15]" office:value-type="float" office:value="-0.0226310640369967" calcext:value-type="float">
            <text:p>-0.022631064</text:p>
          </table:table-cell>
          <table:table-cell table:number-columns-repeated="1016"/>
        </table:table-row>
        <table:table-row table:style-name="ro2">
          <table:table-cell office:value-type="float" office:value="-31" calcext:value-type="float">
            <text:p>-31</text:p>
          </table:table-cell>
          <table:table-cell office:value-type="float" office:value="10.01" calcext:value-type="float">
            <text:p>10.01</text:p>
          </table:table-cell>
          <table:table-cell table:style-name="ce4" office:value-type="float" office:value="0.6" calcext:value-type="float">
            <text:p>0.600</text:p>
          </table:table-cell>
          <table:table-cell table:formula="of:=[.A16]-[.B16]+[.C16]" office:value-type="float" office:value="-40.41" calcext:value-type="float">
            <text:p>-40.41</text:p>
          </table:table-cell>
          <table:table-cell office:value-type="float" office:value="-4.34" calcext:value-type="float">
            <text:p>-4.34</text:p>
          </table:table-cell>
          <table:table-cell table:formula="of:=[.E16]-[.D16]" office:value-type="float" office:value="36.07" calcext:value-type="float">
            <text:p>36.07</text:p>
          </table:table-cell>
          <table:table-cell table:formula="of:=1.0012555057*[.D16]+36.099359427" office:value-type="float" office:value="-4.361375558337" calcext:value-type="float">
            <text:p>-4.3613755583</text:p>
          </table:table-cell>
          <table:table-cell table:formula="of:=[.G16]-[.E16]" office:value-type="float" office:value="-0.0213755583369952" calcext:value-type="float">
            <text:p>-0.0213755583</text:p>
          </table:table-cell>
          <table:table-cell table:number-columns-repeated="1016"/>
        </table:table-row>
        <table:table-row table:style-name="ro2">
          <table:table-cell office:value-type="float" office:value="-30" calcext:value-type="float">
            <text:p>-30</text:p>
          </table:table-cell>
          <table:table-cell office:value-type="float" office:value="10.01" calcext:value-type="float">
            <text:p>10.01</text:p>
          </table:table-cell>
          <table:table-cell table:style-name="ce4" office:value-type="float" office:value="0.6" calcext:value-type="float">
            <text:p>0.600</text:p>
          </table:table-cell>
          <table:table-cell table:formula="of:=[.A17]-[.B17]+[.C17]" office:value-type="float" office:value="-39.41" calcext:value-type="float">
            <text:p>-39.41</text:p>
          </table:table-cell>
          <table:table-cell office:value-type="float" office:value="-3.34" calcext:value-type="float">
            <text:p>-3.34</text:p>
          </table:table-cell>
          <table:table-cell table:formula="of:=[.E17]-[.D17]" office:value-type="float" office:value="36.07" calcext:value-type="float">
            <text:p>36.07</text:p>
          </table:table-cell>
          <table:table-cell table:formula="of:=1.0012555057*[.D17]+36.099359427" office:value-type="float" office:value="-3.360120052637" calcext:value-type="float">
            <text:p>-3.3601200526</text:p>
          </table:table-cell>
          <table:table-cell table:formula="of:=[.G17]-[.E17]" office:value-type="float" office:value="-0.0201200526370009" calcext:value-type="float">
            <text:p>-0.0201200526</text:p>
          </table:table-cell>
          <table:table-cell table:number-columns-repeated="1016"/>
        </table:table-row>
        <table:table-row table:style-name="ro2">
          <table:table-cell office:value-type="float" office:value="-29" calcext:value-type="float">
            <text:p>-29</text:p>
          </table:table-cell>
          <table:table-cell office:value-type="float" office:value="10.01" calcext:value-type="float">
            <text:p>10.01</text:p>
          </table:table-cell>
          <table:table-cell table:style-name="ce4" office:value-type="float" office:value="0.6" calcext:value-type="float">
            <text:p>0.600</text:p>
          </table:table-cell>
          <table:table-cell table:formula="of:=[.A18]-[.B18]+[.C18]" office:value-type="float" office:value="-38.41" calcext:value-type="float">
            <text:p>-38.41</text:p>
          </table:table-cell>
          <table:table-cell office:value-type="float" office:value="-2.4" calcext:value-type="float">
            <text:p>-2.40</text:p>
          </table:table-cell>
          <table:table-cell table:formula="of:=[.E18]-[.D18]" office:value-type="float" office:value="36.01" calcext:value-type="float">
            <text:p>36.01</text:p>
          </table:table-cell>
          <table:table-cell table:formula="of:=1.0012555057*[.D18]+36.099359427" office:value-type="float" office:value="-2.358864546937" calcext:value-type="float">
            <text:p>-2.3588645469</text:p>
          </table:table-cell>
          <table:table-cell table:formula="of:=[.G18]-[.E18]" office:value-type="float" office:value="0.0411354530630006" calcext:value-type="float">
            <text:p>0.0411354531</text:p>
          </table:table-cell>
          <table:table-cell table:number-columns-repeated="1016"/>
        </table:table-row>
        <table:table-row table:style-name="ro2">
          <table:table-cell office:value-type="float" office:value="-28" calcext:value-type="float">
            <text:p>-28</text:p>
          </table:table-cell>
          <table:table-cell office:value-type="float" office:value="10.01" calcext:value-type="float">
            <text:p>10.01</text:p>
          </table:table-cell>
          <table:table-cell table:style-name="ce4" office:value-type="float" office:value="0.6" calcext:value-type="float">
            <text:p>0.600</text:p>
          </table:table-cell>
          <table:table-cell table:formula="of:=[.A19]-[.B19]+[.C19]" office:value-type="float" office:value="-37.41" calcext:value-type="float">
            <text:p>-37.41</text:p>
          </table:table-cell>
          <table:table-cell office:value-type="float" office:value="-1.39" calcext:value-type="float">
            <text:p>-1.39</text:p>
          </table:table-cell>
          <table:table-cell table:formula="of:=[.E19]-[.D19]" office:value-type="float" office:value="36.02" calcext:value-type="float">
            <text:p>36.02</text:p>
          </table:table-cell>
          <table:table-cell table:formula="of:=1.0012555057*[.D19]+36.099359427" office:value-type="float" office:value="-1.357609041237" calcext:value-type="float">
            <text:p>-1.3576090412</text:p>
          </table:table-cell>
          <table:table-cell table:formula="of:=[.G19]-[.E19]" office:value-type="float" office:value="0.0323909587630022" calcext:value-type="float">
            <text:p>0.0323909588</text:p>
          </table:table-cell>
          <table:table-cell table:number-columns-repeated="1016"/>
        </table:table-row>
        <table:table-row table:style-name="ro2">
          <table:table-cell office:value-type="float" office:value="-27" calcext:value-type="float">
            <text:p>-27</text:p>
          </table:table-cell>
          <table:table-cell office:value-type="float" office:value="10.01" calcext:value-type="float">
            <text:p>10.01</text:p>
          </table:table-cell>
          <table:table-cell table:style-name="ce4" office:value-type="float" office:value="0.6" calcext:value-type="float">
            <text:p>0.600</text:p>
          </table:table-cell>
          <table:table-cell table:formula="of:=[.A20]-[.B20]+[.C20]" office:value-type="float" office:value="-36.41" calcext:value-type="float">
            <text:p>-36.41</text:p>
          </table:table-cell>
          <table:table-cell office:value-type="float" office:value="-0.39" calcext:value-type="float">
            <text:p>-0.39</text:p>
          </table:table-cell>
          <table:table-cell table:formula="of:=[.E20]-[.D20]" office:value-type="float" office:value="36.02" calcext:value-type="float">
            <text:p>36.02</text:p>
          </table:table-cell>
          <table:table-cell table:formula="of:=1.0012555057*[.D20]+36.099359427" office:value-type="float" office:value="-0.356353535536996" calcext:value-type="float">
            <text:p>-0.3563535355</text:p>
          </table:table-cell>
          <table:table-cell table:formula="of:=[.G20]-[.E20]" office:value-type="float" office:value="0.0336464644630036" calcext:value-type="float">
            <text:p>0.0336464645</text:p>
          </table:table-cell>
          <table:table-cell table:number-columns-repeated="1016"/>
        </table:table-row>
        <table:table-row table:style-name="ro2">
          <table:table-cell office:value-type="float" office:value="-26" calcext:value-type="float">
            <text:p>-26</text:p>
          </table:table-cell>
          <table:table-cell office:value-type="float" office:value="10.01" calcext:value-type="float">
            <text:p>10.01</text:p>
          </table:table-cell>
          <table:table-cell table:style-name="ce4" office:value-type="float" office:value="0.6" calcext:value-type="float">
            <text:p>0.600</text:p>
          </table:table-cell>
          <table:table-cell table:formula="of:=[.A21]-[.B21]+[.C21]" office:value-type="float" office:value="-35.41" calcext:value-type="float">
            <text:p>-35.41</text:p>
          </table:table-cell>
          <table:table-cell office:value-type="float" office:value="0.61" calcext:value-type="float">
            <text:p>0.61</text:p>
          </table:table-cell>
          <table:table-cell table:formula="of:=[.E21]-[.D21]" office:value-type="float" office:value="36.02" calcext:value-type="float">
            <text:p>36.02</text:p>
          </table:table-cell>
          <table:table-cell table:formula="of:=1.0012555057*[.D21]+36.099359427" office:value-type="float" office:value="0.644901970163005" calcext:value-type="float">
            <text:p>0.6449019702</text:p>
          </table:table-cell>
          <table:table-cell table:formula="of:=[.G21]-[.E21]" office:value-type="float" office:value="0.034901970163005" calcext:value-type="float">
            <text:p>0.0349019702</text:p>
          </table:table-cell>
          <table:table-cell table:number-columns-repeated="1016"/>
        </table:table-row>
        <table:table-row table:style-name="ro2">
          <table:table-cell office:value-type="float" office:value="-25" calcext:value-type="float">
            <text:p>-25</text:p>
          </table:table-cell>
          <table:table-cell office:value-type="float" office:value="10.01" calcext:value-type="float">
            <text:p>10.01</text:p>
          </table:table-cell>
          <table:table-cell table:style-name="ce4" office:value-type="float" office:value="0.6" calcext:value-type="float">
            <text:p>0.600</text:p>
          </table:table-cell>
          <table:table-cell table:formula="of:=[.A22]-[.B22]+[.C22]" office:value-type="float" office:value="-34.41" calcext:value-type="float">
            <text:p>-34.41</text:p>
          </table:table-cell>
          <table:table-cell office:value-type="float" office:value="1.6" calcext:value-type="float">
            <text:p>1.60</text:p>
          </table:table-cell>
          <table:table-cell table:formula="of:=[.E22]-[.D22]" office:value-type="float" office:value="36.01" calcext:value-type="float">
            <text:p>36.01</text:p>
          </table:table-cell>
          <table:table-cell table:formula="of:=1.0012555057*[.D22]+36.099359427" office:value-type="float" office:value="1.64615747586301" calcext:value-type="float">
            <text:p>1.6461574759</text:p>
          </table:table-cell>
          <table:table-cell table:formula="of:=[.G22]-[.E22]" office:value-type="float" office:value="0.0461574758630063" calcext:value-type="float">
            <text:p>0.0461574759</text:p>
          </table:table-cell>
          <table:table-cell table:number-columns-repeated="1016"/>
        </table:table-row>
        <table:table-row table:style-name="ro2">
          <table:table-cell office:value-type="float" office:value="-24" calcext:value-type="float">
            <text:p>-24</text:p>
          </table:table-cell>
          <table:table-cell office:value-type="float" office:value="10.01" calcext:value-type="float">
            <text:p>10.01</text:p>
          </table:table-cell>
          <table:table-cell table:style-name="ce4" office:value-type="float" office:value="0.6" calcext:value-type="float">
            <text:p>0.600</text:p>
          </table:table-cell>
          <table:table-cell table:formula="of:=[.A23]-[.B23]+[.C23]" office:value-type="float" office:value="-33.41" calcext:value-type="float">
            <text:p>-33.41</text:p>
          </table:table-cell>
          <table:table-cell office:value-type="float" office:value="2.53" calcext:value-type="float">
            <text:p>2.53</text:p>
          </table:table-cell>
          <table:table-cell table:formula="of:=[.E23]-[.D23]" office:value-type="float" office:value="35.94" calcext:value-type="float">
            <text:p>35.94</text:p>
          </table:table-cell>
          <table:table-cell table:formula="of:=1.0012555057*[.D23]+36.099359427" office:value-type="float" office:value="2.647412981563" calcext:value-type="float">
            <text:p>2.6474129816</text:p>
          </table:table-cell>
          <table:table-cell table:formula="of:=[.G23]-[.E23]" office:value-type="float" office:value="0.117412981563001" calcext:value-type="float">
            <text:p>0.1174129816</text:p>
          </table:table-cell>
          <table:table-cell table:number-columns-repeated="1016"/>
        </table:table-row>
        <table:table-row table:style-name="ro2">
          <table:table-cell office:value-type="float" office:value="-23" calcext:value-type="float">
            <text:p>-23</text:p>
          </table:table-cell>
          <table:table-cell office:value-type="float" office:value="10.01" calcext:value-type="float">
            <text:p>10.01</text:p>
          </table:table-cell>
          <table:table-cell table:style-name="ce4" office:value-type="float" office:value="0.6" calcext:value-type="float">
            <text:p>0.600</text:p>
          </table:table-cell>
          <table:table-cell table:formula="of:=[.A24]-[.B24]+[.C24]" office:value-type="float" office:value="-32.41" calcext:value-type="float">
            <text:p>-32.41</text:p>
          </table:table-cell>
          <table:table-cell office:value-type="float" office:value="3.51" calcext:value-type="float">
            <text:p>3.51</text:p>
          </table:table-cell>
          <table:table-cell table:formula="of:=[.E24]-[.D24]" office:value-type="float" office:value="35.92" calcext:value-type="float">
            <text:p>35.92</text:p>
          </table:table-cell>
          <table:table-cell table:formula="of:=1.0012555057*[.D24]+36.099359427" office:value-type="float" office:value="3.648668487263" calcext:value-type="float">
            <text:p>3.6486684873</text:p>
          </table:table-cell>
          <table:table-cell table:formula="of:=[.G24]-[.E24]" office:value-type="float" office:value="0.138668487263002" calcext:value-type="float">
            <text:p>0.1386684873</text:p>
          </table:table-cell>
          <table:table-cell table:number-columns-repeated="1016"/>
        </table:table-row>
        <table:table-row table:style-name="ro2">
          <table:table-cell office:value-type="float" office:value="-22" calcext:value-type="float">
            <text:p>-22</text:p>
          </table:table-cell>
          <table:table-cell office:value-type="float" office:value="10.01" calcext:value-type="float">
            <text:p>10.01</text:p>
          </table:table-cell>
          <table:table-cell table:style-name="ce4" office:value-type="float" office:value="0.6" calcext:value-type="float">
            <text:p>0.600</text:p>
          </table:table-cell>
          <table:table-cell table:formula="of:=[.A25]-[.B25]+[.C25]" office:value-type="float" office:value="-31.41" calcext:value-type="float">
            <text:p>-31.41</text:p>
          </table:table-cell>
          <table:table-cell office:value-type="float" office:value="4.44" calcext:value-type="float">
            <text:p>4.44</text:p>
          </table:table-cell>
          <table:table-cell table:formula="of:=[.E25]-[.D25]" office:value-type="float" office:value="35.85" calcext:value-type="float">
            <text:p>35.85</text:p>
          </table:table-cell>
          <table:table-cell table:formula="of:=1.0012555057*[.D25]+36.099359427" office:value-type="float" office:value="4.649923992963" calcext:value-type="float">
            <text:p>4.649923993</text:p>
          </table:table-cell>
          <table:table-cell table:formula="of:=[.G25]-[.E25]" office:value-type="float" office:value="0.209923992963003" calcext:value-type="float">
            <text:p>0.209923993</text:p>
          </table:table-cell>
          <table:table-cell table:number-columns-repeated="1016"/>
        </table:table-row>
        <table:table-row table:style-name="ro2">
          <table:table-cell office:value-type="float" office:value="-21" calcext:value-type="float">
            <text:p>-21</text:p>
          </table:table-cell>
          <table:table-cell office:value-type="float" office:value="10.01" calcext:value-type="float">
            <text:p>10.01</text:p>
          </table:table-cell>
          <table:table-cell table:style-name="ce4" office:value-type="float" office:value="0.6" calcext:value-type="float">
            <text:p>0.600</text:p>
          </table:table-cell>
          <table:table-cell table:formula="of:=[.A26]-[.B26]+[.C26]" office:value-type="float" office:value="-30.41" calcext:value-type="float">
            <text:p>-30.41</text:p>
          </table:table-cell>
          <table:table-cell office:value-type="float" office:value="5.3" calcext:value-type="float">
            <text:p>5.30</text:p>
          </table:table-cell>
          <table:table-cell table:formula="of:=[.E26]-[.D26]" office:value-type="float" office:value="35.71" calcext:value-type="float">
            <text:p>35.71</text:p>
          </table:table-cell>
          <table:table-cell table:formula="of:=1.0012555057*[.D26]+36.099359427" office:value-type="float" office:value="5.65117949866301" calcext:value-type="float">
            <text:p>5.6511794987</text:p>
          </table:table-cell>
          <table:table-cell table:formula="of:=[.G26]-[.E26]" office:value-type="float" office:value="0.351179498663005" calcext:value-type="float">
            <text:p>0.3511794987</text:p>
          </table:table-cell>
          <table:table-cell table:number-columns-repeated="1016"/>
        </table:table-row>
        <table:table-row table:style-name="ro2">
          <table:table-cell office:value-type="float" office:value="-20" calcext:value-type="float">
            <text:p>-20</text:p>
          </table:table-cell>
          <table:table-cell office:value-type="float" office:value="10.01" calcext:value-type="float">
            <text:p>10.01</text:p>
          </table:table-cell>
          <table:table-cell table:style-name="ce4" office:value-type="float" office:value="0.6" calcext:value-type="float">
            <text:p>0.600</text:p>
          </table:table-cell>
          <table:table-cell table:formula="of:=[.A27]-[.B27]+[.C27]" office:value-type="float" office:value="-29.41" calcext:value-type="float">
            <text:p>-29.41</text:p>
          </table:table-cell>
          <table:table-cell office:value-type="float" office:value="6.07" calcext:value-type="float">
            <text:p>6.07</text:p>
          </table:table-cell>
          <table:table-cell table:formula="of:=[.E27]-[.D27]" office:value-type="float" office:value="35.48" calcext:value-type="float">
            <text:p>35.48</text:p>
          </table:table-cell>
          <table:table-cell table:formula="of:=1.0012555057*[.D27]+36.099359427" office:value-type="float" office:value="6.652435004363" calcext:value-type="float">
            <text:p>6.6524350044</text:p>
          </table:table-cell>
          <table:table-cell table:formula="of:=[.G27]-[.E27]" office:value-type="float" office:value="0.582435004363003" calcext:value-type="float">
            <text:p>0.5824350044</text:p>
          </table:table-cell>
          <table:table-cell table:number-columns-repeated="1016"/>
        </table:table-row>
        <table:table-row table:style-name="ro2">
          <table:table-cell table:style-name="ce2" office:value-type="float" office:value="-19" calcext:value-type="float">
            <text:p>-19</text:p>
          </table:table-cell>
          <table:table-cell table:style-name="ce2" office:value-type="float" office:value="10.01" calcext:value-type="float">
            <text:p>10.01</text:p>
          </table:table-cell>
          <table:table-cell table:style-name="ce5" office:value-type="float" office:value="0.6" calcext:value-type="float">
            <text:p>0.600</text:p>
          </table:table-cell>
          <table:table-cell table:style-name="ce2" table:formula="of:=[.A28]-[.B28]+[.C28]" office:value-type="float" office:value="-28.41" calcext:value-type="float">
            <text:p>-28.41</text:p>
          </table:table-cell>
          <table:table-cell table:style-name="ce8" office:value-type="float" office:value="6.7" calcext:value-type="float">
            <text:p>6.70</text:p>
          </table:table-cell>
          <table:table-cell table:style-name="ce2" table:formula="of:=[.E28]-[.D28]" office:value-type="float" office:value="35.11" calcext:value-type="float">
            <text:p>35.11</text:p>
          </table:table-cell>
          <table:table-cell table:style-name="ce2" table:formula="of:=1.0012555057*[.D28]+36.099359427" office:value-type="float" office:value="7.653690510063" calcext:value-type="float">
            <text:p>7.6536905101</text:p>
          </table:table-cell>
          <table:table-cell table:style-name="ce2" table:formula="of:=[.G28]-[.E28]" office:value-type="float" office:value="0.953690510063004" calcext:value-type="float">
            <text:p>0.9536905101</text:p>
          </table:table-cell>
          <table:table-cell table:number-columns-repeated="1016"/>
        </table:table-row>
        <table:table-row table:style-name="ro2">
          <table:table-cell office:value-type="float" office:value="-18" calcext:value-type="float">
            <text:p>-18</text:p>
          </table:table-cell>
          <table:table-cell office:value-type="float" office:value="10.01" calcext:value-type="float">
            <text:p>10.01</text:p>
          </table:table-cell>
          <table:table-cell table:style-name="ce4" office:value-type="float" office:value="0.6" calcext:value-type="float">
            <text:p>0.600</text:p>
          </table:table-cell>
          <table:table-cell table:formula="of:=[.A29]-[.B29]+[.C29]" office:value-type="float" office:value="-27.41" calcext:value-type="float">
            <text:p>-27.41</text:p>
          </table:table-cell>
          <table:table-cell office:value-type="float" office:value="7.26" calcext:value-type="float">
            <text:p>7.26</text:p>
          </table:table-cell>
          <table:table-cell table:formula="of:=[.E29]-[.D29]" office:value-type="float" office:value="34.67" calcext:value-type="float">
            <text:p>34.67</text:p>
          </table:table-cell>
          <table:table-cell table:formula="of:=1.0012555057*[.D29]+36.099359427" office:value-type="float" office:value="8.654946015763" calcext:value-type="float">
            <text:p>8.6549460158</text:p>
          </table:table-cell>
          <table:table-cell table:formula="of:=[.G29]-[.E29]" office:value-type="float" office:value="1.394946015763" calcext:value-type="float">
            <text:p>1.3949460158</text:p>
          </table:table-cell>
          <table:table-cell table:number-columns-repeated="1016"/>
        </table:table-row>
        <table:table-row table:style-name="ro2">
          <table:table-cell office:value-type="float" office:value="-17" calcext:value-type="float">
            <text:p>-17</text:p>
          </table:table-cell>
          <table:table-cell office:value-type="float" office:value="10.01" calcext:value-type="float">
            <text:p>10.01</text:p>
          </table:table-cell>
          <table:table-cell table:style-name="ce4" office:value-type="float" office:value="0.6" calcext:value-type="float">
            <text:p>0.600</text:p>
          </table:table-cell>
          <table:table-cell table:formula="of:=[.A30]-[.B30]+[.C30]" office:value-type="float" office:value="-26.41" calcext:value-type="float">
            <text:p>-26.41</text:p>
          </table:table-cell>
          <table:table-cell office:value-type="float" office:value="7.73" calcext:value-type="float">
            <text:p>7.73</text:p>
          </table:table-cell>
          <table:table-cell table:formula="of:=[.E30]-[.D30]" office:value-type="float" office:value="34.14" calcext:value-type="float">
            <text:p>34.14</text:p>
          </table:table-cell>
          <table:table-cell table:formula="of:=1.0012555057*[.D30]+36.099359427" office:value-type="float" office:value="9.656201521463" calcext:value-type="float">
            <text:p>9.6562015215</text:p>
          </table:table-cell>
          <table:table-cell table:formula="of:=[.G30]-[.E30]" office:value-type="float" office:value="1.926201521463" calcext:value-type="float">
            <text:p>1.9262015215</text:p>
          </table:table-cell>
          <table:table-cell table:number-columns-repeated="1016"/>
        </table:table-row>
        <table:table-row table:style-name="ro2">
          <table:table-cell office:value-type="float" office:value="-16" calcext:value-type="float">
            <text:p>-16</text:p>
          </table:table-cell>
          <table:table-cell office:value-type="float" office:value="10.01" calcext:value-type="float">
            <text:p>10.01</text:p>
          </table:table-cell>
          <table:table-cell table:style-name="ce4" office:value-type="float" office:value="0.6" calcext:value-type="float">
            <text:p>0.600</text:p>
          </table:table-cell>
          <table:table-cell table:formula="of:=[.A31]-[.B31]+[.C31]" office:value-type="float" office:value="-25.41" calcext:value-type="float">
            <text:p>-25.41</text:p>
          </table:table-cell>
          <table:table-cell office:value-type="float" office:value="8.13" calcext:value-type="float">
            <text:p>8.13</text:p>
          </table:table-cell>
          <table:table-cell table:formula="of:=[.E31]-[.D31]" office:value-type="float" office:value="33.54" calcext:value-type="float">
            <text:p>33.54</text:p>
          </table:table-cell>
          <table:table-cell table:formula="of:=1.0012555057*[.D31]+36.099359427" office:value-type="float" office:value="10.657457027163" calcext:value-type="float">
            <text:p>10.6574570272</text:p>
          </table:table-cell>
          <table:table-cell table:formula="of:=[.G31]-[.E31]" office:value-type="float" office:value="2.527457027163" calcext:value-type="float">
            <text:p>2.5274570272</text:p>
          </table:table-cell>
          <table:table-cell table:number-columns-repeated="1016"/>
        </table:table-row>
        <table:table-row table:style-name="ro2">
          <table:table-cell office:value-type="float" office:value="-15" calcext:value-type="float">
            <text:p>-15</text:p>
          </table:table-cell>
          <table:table-cell office:value-type="float" office:value="10.01" calcext:value-type="float">
            <text:p>10.01</text:p>
          </table:table-cell>
          <table:table-cell table:style-name="ce4" office:value-type="float" office:value="0.6" calcext:value-type="float">
            <text:p>0.600</text:p>
          </table:table-cell>
          <table:table-cell table:formula="of:=[.A32]-[.B32]+[.C32]" office:value-type="float" office:value="-24.41" calcext:value-type="float">
            <text:p>-24.41</text:p>
          </table:table-cell>
          <table:table-cell office:value-type="float" office:value="8.47" calcext:value-type="float">
            <text:p>8.47</text:p>
          </table:table-cell>
          <table:table-cell table:formula="of:=[.E32]-[.D32]" office:value-type="float" office:value="32.88" calcext:value-type="float">
            <text:p>32.88</text:p>
          </table:table-cell>
          <table:table-cell table:formula="of:=1.0012555057*[.D32]+36.099359427" office:value-type="float" office:value="11.658712532863" calcext:value-type="float">
            <text:p>11.6587125329</text:p>
          </table:table-cell>
          <table:table-cell table:formula="of:=[.G32]-[.E32]" office:value-type="float" office:value="3.188712532863" calcext:value-type="float">
            <text:p>3.1887125329</text:p>
          </table:table-cell>
          <table:table-cell table:number-columns-repeated="1016"/>
        </table:table-row>
        <table:table-row table:style-name="ro2">
          <table:table-cell office:value-type="float" office:value="-14" calcext:value-type="float">
            <text:p>-14</text:p>
          </table:table-cell>
          <table:table-cell office:value-type="float" office:value="10.01" calcext:value-type="float">
            <text:p>10.01</text:p>
          </table:table-cell>
          <table:table-cell table:style-name="ce4" office:value-type="float" office:value="0.6" calcext:value-type="float">
            <text:p>0.600</text:p>
          </table:table-cell>
          <table:table-cell table:formula="of:=[.A33]-[.B33]+[.C33]" office:value-type="float" office:value="-23.41" calcext:value-type="float">
            <text:p>-23.41</text:p>
          </table:table-cell>
          <table:table-cell office:value-type="float" office:value="8.76" calcext:value-type="float">
            <text:p>8.76</text:p>
          </table:table-cell>
          <table:table-cell table:formula="of:=[.E33]-[.D33]" office:value-type="float" office:value="32.17" calcext:value-type="float">
            <text:p>32.17</text:p>
          </table:table-cell>
          <table:table-cell table:formula="of:=1.0012555057*[.D33]+36.099359427" office:value-type="float" office:value="12.659968038563" calcext:value-type="float">
            <text:p>12.6599680386</text:p>
          </table:table-cell>
          <table:table-cell table:formula="of:=[.G33]-[.E33]" office:value-type="float" office:value="3.899968038563" calcext:value-type="float">
            <text:p>3.8999680386</text:p>
          </table:table-cell>
          <table:table-cell table:number-columns-repeated="1016"/>
        </table:table-row>
        <table:table-row table:style-name="ro2">
          <table:table-cell office:value-type="float" office:value="-13" calcext:value-type="float">
            <text:p>-13</text:p>
          </table:table-cell>
          <table:table-cell office:value-type="float" office:value="10.01" calcext:value-type="float">
            <text:p>10.01</text:p>
          </table:table-cell>
          <table:table-cell table:style-name="ce4" office:value-type="float" office:value="0.6" calcext:value-type="float">
            <text:p>0.600</text:p>
          </table:table-cell>
          <table:table-cell table:formula="of:=[.A34]-[.B34]+[.C34]" office:value-type="float" office:value="-22.41" calcext:value-type="float">
            <text:p>-22.41</text:p>
          </table:table-cell>
          <table:table-cell office:value-type="float" office:value="9.04" calcext:value-type="float">
            <text:p>9.04</text:p>
          </table:table-cell>
          <table:table-cell table:formula="of:=[.E34]-[.D34]" office:value-type="float" office:value="31.45" calcext:value-type="float">
            <text:p>31.45</text:p>
          </table:table-cell>
          <table:table-cell table:formula="of:=1.0012555057*[.D34]+36.099359427" office:value-type="float" office:value="13.661223544263" calcext:value-type="float">
            <text:p>13.6612235443</text:p>
          </table:table-cell>
          <table:table-cell table:formula="of:=[.G34]-[.E34]" office:value-type="float" office:value="4.62122354426301" calcext:value-type="float">
            <text:p>4.6212235443</text:p>
          </table:table-cell>
          <table:table-cell table:number-columns-repeated="1016"/>
        </table:table-row>
        <table:table-row table:style-name="ro2">
          <table:table-cell office:value-type="float" office:value="-12" calcext:value-type="float">
            <text:p>-12</text:p>
          </table:table-cell>
          <table:table-cell office:value-type="float" office:value="10.01" calcext:value-type="float">
            <text:p>10.01</text:p>
          </table:table-cell>
          <table:table-cell table:style-name="ce4" office:value-type="float" office:value="0.6" calcext:value-type="float">
            <text:p>0.600</text:p>
          </table:table-cell>
          <table:table-cell table:formula="of:=[.A35]-[.B35]+[.C35]" office:value-type="float" office:value="-21.41" calcext:value-type="float">
            <text:p>-21.41</text:p>
          </table:table-cell>
          <table:table-cell office:value-type="float" office:value="9.29" calcext:value-type="float">
            <text:p>9.29</text:p>
          </table:table-cell>
          <table:table-cell table:formula="of:=[.E35]-[.D35]" office:value-type="float" office:value="30.7" calcext:value-type="float">
            <text:p>30.7</text:p>
          </table:table-cell>
          <table:table-cell table:formula="of:=1.0012555057*[.D35]+36.099359427" office:value-type="float" office:value="14.662479049963" calcext:value-type="float">
            <text:p>14.66247905</text:p>
          </table:table-cell>
          <table:table-cell table:formula="of:=[.G35]-[.E35]" office:value-type="float" office:value="5.372479049963" calcext:value-type="float">
            <text:p>5.37247905</text:p>
          </table:table-cell>
          <table:table-cell table:number-columns-repeated="1016"/>
        </table:table-row>
        <table:table-row table:style-name="ro2">
          <table:table-cell office:value-type="float" office:value="-11" calcext:value-type="float">
            <text:p>-11</text:p>
          </table:table-cell>
          <table:table-cell office:value-type="float" office:value="10.01" calcext:value-type="float">
            <text:p>10.01</text:p>
          </table:table-cell>
          <table:table-cell table:style-name="ce4" office:value-type="float" office:value="0.6" calcext:value-type="float">
            <text:p>0.600</text:p>
          </table:table-cell>
          <table:table-cell table:formula="of:=[.A36]-[.B36]+[.C36]" office:value-type="float" office:value="-20.41" calcext:value-type="float">
            <text:p>-20.41</text:p>
          </table:table-cell>
          <table:table-cell office:value-type="float" office:value="9.51" calcext:value-type="float">
            <text:p>9.51</text:p>
          </table:table-cell>
          <table:table-cell table:formula="of:=[.E36]-[.D36]" office:value-type="float" office:value="29.92" calcext:value-type="float">
            <text:p>29.92</text:p>
          </table:table-cell>
          <table:table-cell table:formula="of:=1.0012555057*[.D36]+36.099359427" office:value-type="float" office:value="15.663734555663" calcext:value-type="float">
            <text:p>15.6637345557</text:p>
          </table:table-cell>
          <table:table-cell table:formula="of:=[.G36]-[.E36]" office:value-type="float" office:value="6.15373455566301" calcext:value-type="float">
            <text:p>6.1537345557</text:p>
          </table:table-cell>
          <table:table-cell table:number-columns-repeated="1016"/>
        </table:table-row>
        <table:table-row table:style-name="ro2">
          <table:table-cell office:value-type="float" office:value="-10" calcext:value-type="float">
            <text:p>-10</text:p>
          </table:table-cell>
          <table:table-cell office:value-type="float" office:value="10.01" calcext:value-type="float">
            <text:p>10.01</text:p>
          </table:table-cell>
          <table:table-cell table:style-name="ce4" office:value-type="float" office:value="0.6" calcext:value-type="float">
            <text:p>0.600</text:p>
          </table:table-cell>
          <table:table-cell table:formula="of:=[.A37]-[.B37]+[.C37]" office:value-type="float" office:value="-19.41" calcext:value-type="float">
            <text:p>-19.41</text:p>
          </table:table-cell>
          <table:table-cell office:value-type="float" office:value="9.71" calcext:value-type="float">
            <text:p>9.71</text:p>
          </table:table-cell>
          <table:table-cell table:formula="of:=[.E37]-[.D37]" office:value-type="float" office:value="29.12" calcext:value-type="float">
            <text:p>29.12</text:p>
          </table:table-cell>
          <table:table-cell table:formula="of:=1.0012555057*[.D37]+36.099359427" office:value-type="float" office:value="16.664990061363" calcext:value-type="float">
            <text:p>16.6649900614</text:p>
          </table:table-cell>
          <table:table-cell table:formula="of:=[.G37]-[.E37]" office:value-type="float" office:value="6.954990061363" calcext:value-type="float">
            <text:p>6.9549900614</text:p>
          </table:table-cell>
          <table:table-cell table:number-columns-repeated="1016"/>
        </table:table-row>
        <table:table-row table:style-name="ro2">
          <table:table-cell office:value-type="float" office:value="-9" calcext:value-type="float">
            <text:p>-9</text:p>
          </table:table-cell>
          <table:table-cell office:value-type="float" office:value="10.01" calcext:value-type="float">
            <text:p>10.01</text:p>
          </table:table-cell>
          <table:table-cell table:style-name="ce4" office:value-type="float" office:value="0.6" calcext:value-type="float">
            <text:p>0.600</text:p>
          </table:table-cell>
          <table:table-cell table:formula="of:=[.A38]-[.B38]+[.C38]" office:value-type="float" office:value="-18.41" calcext:value-type="float">
            <text:p>-18.41</text:p>
          </table:table-cell>
          <table:table-cell office:value-type="float" office:value="9.86" calcext:value-type="float">
            <text:p>9.86</text:p>
          </table:table-cell>
          <table:table-cell table:formula="of:=[.E38]-[.D38]" office:value-type="float" office:value="28.27" calcext:value-type="float">
            <text:p>28.27</text:p>
          </table:table-cell>
          <table:table-cell table:formula="of:=1.0012555057*[.D38]+36.099359427" office:value-type="float" office:value="17.666245567063" calcext:value-type="float">
            <text:p>17.6662455671</text:p>
          </table:table-cell>
          <table:table-cell table:formula="of:=[.G38]-[.E38]" office:value-type="float" office:value="7.80624556706301" calcext:value-type="float">
            <text:p>7.8062455671</text:p>
          </table:table-cell>
          <table:table-cell table:number-columns-repeated="1016"/>
        </table:table-row>
        <table:table-row table:style-name="ro2">
          <table:table-cell office:value-type="float" office:value="-8" calcext:value-type="float">
            <text:p>-8</text:p>
          </table:table-cell>
          <table:table-cell office:value-type="float" office:value="10.01" calcext:value-type="float">
            <text:p>10.01</text:p>
          </table:table-cell>
          <table:table-cell table:style-name="ce4" office:value-type="float" office:value="0.6" calcext:value-type="float">
            <text:p>0.600</text:p>
          </table:table-cell>
          <table:table-cell table:formula="of:=[.A39]-[.B39]+[.C39]" office:value-type="float" office:value="-17.41" calcext:value-type="float">
            <text:p>-17.41</text:p>
          </table:table-cell>
          <table:table-cell office:value-type="float" office:value="9.98" calcext:value-type="float">
            <text:p>9.98</text:p>
          </table:table-cell>
          <table:table-cell table:formula="of:=[.E39]-[.D39]" office:value-type="float" office:value="27.39" calcext:value-type="float">
            <text:p>27.39</text:p>
          </table:table-cell>
          <table:table-cell table:formula="of:=1.0012555057*[.D39]+36.099359427" office:value-type="float" office:value="18.667501072763" calcext:value-type="float">
            <text:p>18.6675010728</text:p>
          </table:table-cell>
          <table:table-cell table:formula="of:=[.G39]-[.E39]" office:value-type="float" office:value="8.68750107276301" calcext:value-type="float">
            <text:p>8.6875010728</text:p>
          </table:table-cell>
          <table:table-cell table:number-columns-repeated="1016"/>
        </table:table-row>
        <table:table-row table:style-name="ro2">
          <table:table-cell office:value-type="float" office:value="-7" calcext:value-type="float">
            <text:p>-7</text:p>
          </table:table-cell>
          <table:table-cell office:value-type="float" office:value="10.01" calcext:value-type="float">
            <text:p>10.01</text:p>
          </table:table-cell>
          <table:table-cell table:style-name="ce4" office:value-type="float" office:value="0.6" calcext:value-type="float">
            <text:p>0.600</text:p>
          </table:table-cell>
          <table:table-cell table:formula="of:=[.A40]-[.B40]+[.C40]" office:value-type="float" office:value="-16.41" calcext:value-type="float">
            <text:p>-16.41</text:p>
          </table:table-cell>
          <table:table-cell office:value-type="float" office:value="10.07" calcext:value-type="float">
            <text:p>10.07</text:p>
          </table:table-cell>
          <table:table-cell table:formula="of:=[.E40]-[.D40]" office:value-type="float" office:value="26.48" calcext:value-type="float">
            <text:p>26.48</text:p>
          </table:table-cell>
          <table:table-cell table:formula="of:=1.0012555057*[.D40]+36.099359427" office:value-type="float" office:value="19.668756578463" calcext:value-type="float">
            <text:p>19.6687565785</text:p>
          </table:table-cell>
          <table:table-cell table:formula="of:=[.G40]-[.E40]" office:value-type="float" office:value="9.598756578463" calcext:value-type="float">
            <text:p>9.5987565785</text:p>
          </table:table-cell>
          <table:table-cell table:number-columns-repeated="1016"/>
        </table:table-row>
        <table:table-row table:style-name="ro2">
          <table:table-cell office:value-type="float" office:value="-6" calcext:value-type="float">
            <text:p>-6</text:p>
          </table:table-cell>
          <table:table-cell office:value-type="float" office:value="10.01" calcext:value-type="float">
            <text:p>10.01</text:p>
          </table:table-cell>
          <table:table-cell table:style-name="ce4" office:value-type="float" office:value="0.6" calcext:value-type="float">
            <text:p>0.600</text:p>
          </table:table-cell>
          <table:table-cell table:formula="of:=[.A41]-[.B41]+[.C41]" office:value-type="float" office:value="-15.41" calcext:value-type="float">
            <text:p>-15.41</text:p>
          </table:table-cell>
          <table:table-cell office:value-type="float" office:value="10.17" calcext:value-type="float">
            <text:p>10.17</text:p>
          </table:table-cell>
          <table:table-cell table:formula="of:=[.E41]-[.D41]" office:value-type="float" office:value="25.58" calcext:value-type="float">
            <text:p>25.58</text:p>
          </table:table-cell>
          <table:table-cell table:formula="of:=1.0012555057*[.D41]+36.099359427" office:value-type="float" office:value="20.670012084163" calcext:value-type="float">
            <text:p>20.6700120842</text:p>
          </table:table-cell>
          <table:table-cell table:formula="of:=[.G41]-[.E41]" office:value-type="float" office:value="10.500012084163" calcext:value-type="float">
            <text:p>10.5000120842</text:p>
          </table:table-cell>
          <table:table-cell table:number-columns-repeated="1016"/>
        </table:table-row>
        <table:table-row table:style-name="ro2">
          <table:table-cell office:value-type="float" office:value="-5" calcext:value-type="float">
            <text:p>-5</text:p>
          </table:table-cell>
          <table:table-cell office:value-type="float" office:value="10.01" calcext:value-type="float">
            <text:p>10.01</text:p>
          </table:table-cell>
          <table:table-cell table:style-name="ce4" office:value-type="float" office:value="0.6" calcext:value-type="float">
            <text:p>0.600</text:p>
          </table:table-cell>
          <table:table-cell table:formula="of:=[.A42]-[.B42]+[.C42]" office:value-type="float" office:value="-14.41" calcext:value-type="float">
            <text:p>-14.41</text:p>
          </table:table-cell>
          <table:table-cell office:value-type="float" office:value="10.22" calcext:value-type="float">
            <text:p>10.22</text:p>
          </table:table-cell>
          <table:table-cell table:formula="of:=[.E42]-[.D42]" office:value-type="float" office:value="24.63" calcext:value-type="float">
            <text:p>24.63</text:p>
          </table:table-cell>
          <table:table-cell table:formula="of:=1.0012555057*[.D42]+36.099359427" office:value-type="float" office:value="21.671267589863" calcext:value-type="float">
            <text:p>21.6712675899</text:p>
          </table:table-cell>
          <table:table-cell table:formula="of:=[.G42]-[.E42]" office:value-type="float" office:value="11.451267589863" calcext:value-type="float">
            <text:p>11.4512675899</text:p>
          </table:table-cell>
          <table:table-cell table:number-columns-repeated="1016"/>
        </table:table-row>
        <table:table-row table:style-name="ro2">
          <table:table-cell office:value-type="float" office:value="-4" calcext:value-type="float">
            <text:p>-4</text:p>
          </table:table-cell>
          <table:table-cell office:value-type="float" office:value="10.01" calcext:value-type="float">
            <text:p>10.01</text:p>
          </table:table-cell>
          <table:table-cell table:style-name="ce4" office:value-type="float" office:value="0.6" calcext:value-type="float">
            <text:p>0.600</text:p>
          </table:table-cell>
          <table:table-cell table:formula="of:=[.A43]-[.B43]+[.C43]" office:value-type="float" office:value="-13.41" calcext:value-type="float">
            <text:p>-13.41</text:p>
          </table:table-cell>
          <table:table-cell office:value-type="float" office:value="10.24" calcext:value-type="float">
            <text:p>10.24</text:p>
          </table:table-cell>
          <table:table-cell table:formula="of:=[.E43]-[.D43]" office:value-type="float" office:value="23.65" calcext:value-type="float">
            <text:p>23.65</text:p>
          </table:table-cell>
          <table:table-cell table:formula="of:=1.0012555057*[.D43]+36.099359427" office:value-type="float" office:value="22.672523095563" calcext:value-type="float">
            <text:p>22.6725230956</text:p>
          </table:table-cell>
          <table:table-cell table:formula="of:=[.G43]-[.E43]" office:value-type="float" office:value="12.432523095563" calcext:value-type="float">
            <text:p>12.4325230956</text:p>
          </table:table-cell>
          <table:table-cell table:number-columns-repeated="1016"/>
        </table:table-row>
        <table:table-row table:style-name="ro2">
          <table:table-cell office:value-type="float" office:value="-3" calcext:value-type="float">
            <text:p>-3</text:p>
          </table:table-cell>
          <table:table-cell office:value-type="float" office:value="10.01" calcext:value-type="float">
            <text:p>10.01</text:p>
          </table:table-cell>
          <table:table-cell table:style-name="ce4" office:value-type="float" office:value="0.6" calcext:value-type="float">
            <text:p>0.600</text:p>
          </table:table-cell>
          <table:table-cell table:formula="of:=[.A44]-[.B44]+[.C44]" office:value-type="float" office:value="-12.41" calcext:value-type="float">
            <text:p>-12.41</text:p>
          </table:table-cell>
          <table:table-cell office:value-type="float" office:value="10.26" calcext:value-type="float">
            <text:p>10.26</text:p>
          </table:table-cell>
          <table:table-cell table:formula="of:=[.E44]-[.D44]" office:value-type="float" office:value="22.67" calcext:value-type="float">
            <text:p>22.67</text:p>
          </table:table-cell>
          <table:table-cell table:formula="of:=1.0012555057*[.D44]+36.099359427" office:value-type="float" office:value="23.673778601263" calcext:value-type="float">
            <text:p>23.6737786013</text:p>
          </table:table-cell>
          <table:table-cell table:formula="of:=[.G44]-[.E44]" office:value-type="float" office:value="13.413778601263" calcext:value-type="float">
            <text:p>13.4137786013</text:p>
          </table:table-cell>
          <table:table-cell table:number-columns-repeated="1016"/>
        </table:table-row>
        <table:table-row table:style-name="ro2">
          <table:table-cell office:value-type="float" office:value="-2" calcext:value-type="float">
            <text:p>-2</text:p>
          </table:table-cell>
          <table:table-cell office:value-type="float" office:value="10.01" calcext:value-type="float">
            <text:p>10.01</text:p>
          </table:table-cell>
          <table:table-cell table:style-name="ce4" office:value-type="float" office:value="0.6" calcext:value-type="float">
            <text:p>0.600</text:p>
          </table:table-cell>
          <table:table-cell table:formula="of:=[.A45]-[.B45]+[.C45]" office:value-type="float" office:value="-11.41" calcext:value-type="float">
            <text:p>-11.41</text:p>
          </table:table-cell>
          <table:table-cell office:value-type="float" office:value="10.27" calcext:value-type="float">
            <text:p>10.27</text:p>
          </table:table-cell>
          <table:table-cell table:formula="of:=[.E45]-[.D45]" office:value-type="float" office:value="21.68" calcext:value-type="float">
            <text:p>21.68</text:p>
          </table:table-cell>
          <table:table-cell table:formula="of:=1.0012555057*[.D45]+36.099359427" office:value-type="float" office:value="24.675034106963" calcext:value-type="float">
            <text:p>24.675034107</text:p>
          </table:table-cell>
          <table:table-cell table:formula="of:=[.G45]-[.E45]" office:value-type="float" office:value="14.405034106963" calcext:value-type="float">
            <text:p>14.405034107</text:p>
          </table:table-cell>
          <table:table-cell table:number-columns-repeated="1016"/>
        </table:table-row>
        <table:table-row table:style-name="ro2">
          <table:table-cell office:value-type="float" office:value="-1" calcext:value-type="float">
            <text:p>-1</text:p>
          </table:table-cell>
          <table:table-cell office:value-type="float" office:value="10.01" calcext:value-type="float">
            <text:p>10.01</text:p>
          </table:table-cell>
          <table:table-cell table:style-name="ce4" office:value-type="float" office:value="0.6" calcext:value-type="float">
            <text:p>0.600</text:p>
          </table:table-cell>
          <table:table-cell table:formula="of:=[.A46]-[.B46]+[.C46]" office:value-type="float" office:value="-10.41" calcext:value-type="float">
            <text:p>-10.41</text:p>
          </table:table-cell>
          <table:table-cell office:value-type="float" office:value="10.28" calcext:value-type="float">
            <text:p>10.28</text:p>
          </table:table-cell>
          <table:table-cell table:formula="of:=[.E46]-[.D46]" office:value-type="float" office:value="20.69" calcext:value-type="float">
            <text:p>20.69</text:p>
          </table:table-cell>
          <table:table-cell table:formula="of:=1.0012555057*[.D46]+36.099359427" office:value-type="float" office:value="25.676289612663" calcext:value-type="float">
            <text:p>25.6762896127</text:p>
          </table:table-cell>
          <table:table-cell table:formula="of:=[.G46]-[.E46]" office:value-type="float" office:value="15.396289612663" calcext:value-type="float">
            <text:p>15.3962896127</text:p>
          </table:table-cell>
          <table:table-cell table:number-columns-repeated="1016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0.01" calcext:value-type="float">
            <text:p>10.01</text:p>
          </table:table-cell>
          <table:table-cell table:style-name="ce4" office:value-type="float" office:value="0.6" calcext:value-type="float">
            <text:p>0.600</text:p>
          </table:table-cell>
          <table:table-cell table:formula="of:=[.A47]-[.B47]+[.C47]" office:value-type="float" office:value="-9.41" calcext:value-type="float">
            <text:p>-9.41</text:p>
          </table:table-cell>
          <table:table-cell office:value-type="float" office:value="10.28" calcext:value-type="float">
            <text:p>10.28</text:p>
          </table:table-cell>
          <table:table-cell table:formula="of:=[.E47]-[.D47]" office:value-type="float" office:value="19.69" calcext:value-type="float">
            <text:p>19.69</text:p>
          </table:table-cell>
          <table:table-cell table:formula="of:=1.0012555057*[.D47]+36.099359427" office:value-type="float" office:value="26.677545118363" calcext:value-type="float">
            <text:p>26.6775451184</text:p>
          </table:table-cell>
          <table:table-cell table:formula="of:=[.G47]-[.E47]" office:value-type="float" office:value="16.397545118363" calcext:value-type="float">
            <text:p>16.3975451184</text:p>
          </table:table-cell>
          <table:table-cell table:number-columns-repeated="1016"/>
        </table:table-row>
        <table:table-row table:style-name="ro2" table:number-rows-repeated="104852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1dB_30MHz" table:style-name="ta1">
        <table:shapes>
          <draw:frame draw:z-index="0" draw:style-name="gr1" draw:text-style-name="P1" svg:width="785.4pt" svg:height="537.96pt" svg:x="624.73pt" svg:y="33.9pt">
            <loext:p draw:notify-on-update-of-ranges="P1dB_30MHz.D2:P1dB_30MHz.D47 P1dB_30MHz.E1:P1dB_30MHz.E1 P1dB_30MHz.E2:P1dB_30MHz.E47 P1dB_30MHz.D1:P1dB_30MHz.D21 P1dB_30MHz.E1:P1dB_30MHz.E21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1" table:default-cell-style-name="ce7"/>
        <table:table-column table:style-name="co1" table:number-columns-repeated="1019" table:default-cell-style-name="Default"/>
        <table:table-row table:style-name="ro1">
          <table:table-cell table:style-name="ce1" office:value-type="string" calcext:value-type="string">
            <text:p>Generator Power [dBm]</text:p>
          </table:table-cell>
          <table:table-cell table:style-name="ce1" office:value-type="string" calcext:value-type="string">
            <text:p>Fixed Attenuator [dB]</text:p>
          </table:table-cell>
          <table:table-cell table:style-name="ce3" office:value-type="string" calcext:value-type="string">
            <text:p>ZMSCJ-2-1 AVG IL [dB]</text:p>
          </table:table-cell>
          <table:table-cell table:style-name="ce1" office:value-type="string" calcext:value-type="string">
            <text:p>Input Power [dBm]</text:p>
          </table:table-cell>
          <table:table-cell table:style-name="ce6" office:value-type="string" calcext:value-type="string">
            <text:p>Output Power [dBm]</text:p>
          </table:table-cell>
          <table:table-cell table:style-name="ce1" office:value-type="string" calcext:value-type="string">
            <text:p>Gain</text:p>
          </table:table-cell>
          <table:table-cell table:style-name="ce1" office:value-type="string" calcext:value-type="string">
            <text:p>Linear Trend [dBm]</text:p>
          </table:table-cell>
          <table:table-cell table:style-name="ce1" office:value-type="string" calcext:value-type="string">
            <text:p>Linear Delta [dB]</text:p>
          </table:table-cell>
          <table:table-cell table:style-name="ce1" table:number-columns-repeated="1016"/>
        </table:table-row>
        <table:table-row table:style-name="ro2">
          <table:table-cell office:value-type="float" office:value="-90" calcext:value-type="float">
            <text:p>-90</text:p>
          </table:table-cell>
          <table:table-cell office:value-type="float" office:value="10.01" calcext:value-type="float">
            <text:p>10.01</text:p>
          </table:table-cell>
          <table:table-cell table:style-name="ce4" office:value-type="float" office:value="0.6" calcext:value-type="float">
            <text:p>0.600</text:p>
          </table:table-cell>
          <table:table-cell table:formula="of:=[.A2]-[.B2]+[.C2]" office:value-type="float" office:value="-99.41" calcext:value-type="float">
            <text:p>-99.41</text:p>
          </table:table-cell>
          <table:table-cell office:value-type="float" office:value="-63.7" calcext:value-type="float">
            <text:p>-63.70</text:p>
          </table:table-cell>
          <table:table-cell table:formula="of:=[.E2]-[.D2]" office:value-type="float" office:value="35.71" calcext:value-type="float">
            <text:p>35.71</text:p>
          </table:table-cell>
          <table:table-cell table:formula="of:=1.0028208926*[.D2]+36.0442273124" office:value-type="float" office:value="-63.646197620966" calcext:value-type="float">
            <text:p>-63.646197621</text:p>
          </table:table-cell>
          <table:table-cell table:formula="of:=[.G2]-[.E2]" office:value-type="float" office:value="0.0538023790339963" calcext:value-type="float">
            <text:p>0.053802379</text:p>
          </table:table-cell>
          <table:table-cell table:number-columns-repeated="1016"/>
        </table:table-row>
        <table:table-row table:style-name="ro2">
          <table:table-cell office:value-type="float" office:value="-80" calcext:value-type="float">
            <text:p>-80</text:p>
          </table:table-cell>
          <table:table-cell office:value-type="float" office:value="10.01" calcext:value-type="float">
            <text:p>10.01</text:p>
          </table:table-cell>
          <table:table-cell table:style-name="ce4" office:value-type="float" office:value="0.6" calcext:value-type="float">
            <text:p>0.600</text:p>
          </table:table-cell>
          <table:table-cell table:formula="of:=[.A3]-[.B3]+[.C3]" office:value-type="float" office:value="-89.41" calcext:value-type="float">
            <text:p>-89.41</text:p>
          </table:table-cell>
          <table:table-cell office:value-type="float" office:value="-53.5" calcext:value-type="float">
            <text:p>-53.50</text:p>
          </table:table-cell>
          <table:table-cell table:formula="of:=[.E3]-[.D3]" office:value-type="float" office:value="35.91" calcext:value-type="float">
            <text:p>35.91</text:p>
          </table:table-cell>
          <table:table-cell table:formula="of:=1.0028208926*[.D3]+36.0442273124" office:value-type="float" office:value="-53.617988694966" calcext:value-type="float">
            <text:p>-53.617988695</text:p>
          </table:table-cell>
          <table:table-cell table:formula="of:=[.G3]-[.E3]" office:value-type="float" office:value="-0.117988694966016" calcext:value-type="float">
            <text:p>-0.117988695</text:p>
          </table:table-cell>
          <table:table-cell table:number-columns-repeated="1016"/>
        </table:table-row>
        <table:table-row table:style-name="ro2">
          <table:table-cell office:value-type="float" office:value="-70" calcext:value-type="float">
            <text:p>-70</text:p>
          </table:table-cell>
          <table:table-cell office:value-type="float" office:value="10.01" calcext:value-type="float">
            <text:p>10.01</text:p>
          </table:table-cell>
          <table:table-cell table:style-name="ce4" office:value-type="float" office:value="0.6" calcext:value-type="float">
            <text:p>0.600</text:p>
          </table:table-cell>
          <table:table-cell table:formula="of:=[.A4]-[.B4]+[.C4]" office:value-type="float" office:value="-79.41" calcext:value-type="float">
            <text:p>-79.41</text:p>
          </table:table-cell>
          <table:table-cell office:value-type="float" office:value="-43.6" calcext:value-type="float">
            <text:p>-43.60</text:p>
          </table:table-cell>
          <table:table-cell table:formula="of:=[.E4]-[.D4]" office:value-type="float" office:value="35.81" calcext:value-type="float">
            <text:p>35.81</text:p>
          </table:table-cell>
          <table:table-cell table:formula="of:=1.0028208926*[.D4]+36.0442273124" office:value-type="float" office:value="-43.589779768966" calcext:value-type="float">
            <text:p>-43.589779769</text:p>
          </table:table-cell>
          <table:table-cell table:formula="of:=[.G4]-[.E4]" office:value-type="float" office:value="0.0102202310339905" calcext:value-type="float">
            <text:p>0.010220231</text:p>
          </table:table-cell>
          <table:table-cell table:number-columns-repeated="1016"/>
        </table:table-row>
        <table:table-row table:style-name="ro2">
          <table:table-cell office:value-type="float" office:value="-60" calcext:value-type="float">
            <text:p>-60</text:p>
          </table:table-cell>
          <table:table-cell office:value-type="float" office:value="10.01" calcext:value-type="float">
            <text:p>10.01</text:p>
          </table:table-cell>
          <table:table-cell table:style-name="ce4" office:value-type="float" office:value="0.6" calcext:value-type="float">
            <text:p>0.600</text:p>
          </table:table-cell>
          <table:table-cell table:formula="of:=[.A5]-[.B5]+[.C5]" office:value-type="float" office:value="-69.41" calcext:value-type="float">
            <text:p>-69.41</text:p>
          </table:table-cell>
          <table:table-cell office:value-type="float" office:value="-33.63" calcext:value-type="float">
            <text:p>-33.63</text:p>
          </table:table-cell>
          <table:table-cell table:formula="of:=[.E5]-[.D5]" office:value-type="float" office:value="35.78" calcext:value-type="float">
            <text:p>35.78</text:p>
          </table:table-cell>
          <table:table-cell table:formula="of:=1.0028208926*[.D5]+36.0442273124" office:value-type="float" office:value="-33.561570842966" calcext:value-type="float">
            <text:p>-33.561570843</text:p>
          </table:table-cell>
          <table:table-cell table:formula="of:=[.G5]-[.E5]" office:value-type="float" office:value="0.0684291570339965" calcext:value-type="float">
            <text:p>0.068429157</text:p>
          </table:table-cell>
          <table:table-cell table:number-columns-repeated="1016"/>
        </table:table-row>
        <table:table-row table:style-name="ro2">
          <table:table-cell office:value-type="float" office:value="-50" calcext:value-type="float">
            <text:p>-50</text:p>
          </table:table-cell>
          <table:table-cell office:value-type="float" office:value="10.01" calcext:value-type="float">
            <text:p>10.01</text:p>
          </table:table-cell>
          <table:table-cell table:style-name="ce4" office:value-type="float" office:value="0.6" calcext:value-type="float">
            <text:p>0.600</text:p>
          </table:table-cell>
          <table:table-cell table:formula="of:=[.A6]-[.B6]+[.C6]" office:value-type="float" office:value="-59.41" calcext:value-type="float">
            <text:p>-59.41</text:p>
          </table:table-cell>
          <table:table-cell office:value-type="float" office:value="-23.63" calcext:value-type="float">
            <text:p>-23.63</text:p>
          </table:table-cell>
          <table:table-cell table:formula="of:=[.E6]-[.D6]" office:value-type="float" office:value="35.78" calcext:value-type="float">
            <text:p>35.78</text:p>
          </table:table-cell>
          <table:table-cell table:formula="of:=1.0028208926*[.D6]+36.0442273124" office:value-type="float" office:value="-23.533361916966" calcext:value-type="float">
            <text:p>-23.533361917</text:p>
          </table:table-cell>
          <table:table-cell table:formula="of:=[.G6]-[.E6]" office:value-type="float" office:value="0.096638083034005" calcext:value-type="float">
            <text:p>0.096638083</text:p>
          </table:table-cell>
          <table:table-cell table:number-columns-repeated="1016"/>
        </table:table-row>
        <table:table-row table:style-name="ro2">
          <table:table-cell office:value-type="float" office:value="-40" calcext:value-type="float">
            <text:p>-40</text:p>
          </table:table-cell>
          <table:table-cell office:value-type="float" office:value="10.01" calcext:value-type="float">
            <text:p>10.01</text:p>
          </table:table-cell>
          <table:table-cell table:style-name="ce4" office:value-type="float" office:value="0.6" calcext:value-type="float">
            <text:p>0.600</text:p>
          </table:table-cell>
          <table:table-cell table:formula="of:=[.A7]-[.B7]+[.C7]" office:value-type="float" office:value="-49.41" calcext:value-type="float">
            <text:p>-49.41</text:p>
          </table:table-cell>
          <table:table-cell office:value-type="float" office:value="-13.53" calcext:value-type="float">
            <text:p>-13.53</text:p>
          </table:table-cell>
          <table:table-cell table:formula="of:=[.E7]-[.D7]" office:value-type="float" office:value="35.88" calcext:value-type="float">
            <text:p>35.88</text:p>
          </table:table-cell>
          <table:table-cell table:formula="of:=1.0028208926*[.D7]+36.0442273124" office:value-type="float" office:value="-13.505152990966" calcext:value-type="float">
            <text:p>-13.505152991</text:p>
          </table:table-cell>
          <table:table-cell table:formula="of:=[.G7]-[.E7]" office:value-type="float" office:value="0.0248470090340032" calcext:value-type="float">
            <text:p>0.024847009</text:p>
          </table:table-cell>
          <table:table-cell table:number-columns-repeated="1016"/>
        </table:table-row>
        <table:table-row table:style-name="ro2">
          <table:table-cell office:value-type="float" office:value="-39" calcext:value-type="float">
            <text:p>-39</text:p>
          </table:table-cell>
          <table:table-cell office:value-type="float" office:value="10.01" calcext:value-type="float">
            <text:p>10.01</text:p>
          </table:table-cell>
          <table:table-cell table:style-name="ce4" office:value-type="float" office:value="0.6" calcext:value-type="float">
            <text:p>0.600</text:p>
          </table:table-cell>
          <table:table-cell table:formula="of:=[.A8]-[.B8]+[.C8]" office:value-type="float" office:value="-48.41" calcext:value-type="float">
            <text:p>-48.41</text:p>
          </table:table-cell>
          <table:table-cell office:value-type="float" office:value="-12.46" calcext:value-type="float">
            <text:p>-12.46</text:p>
          </table:table-cell>
          <table:table-cell table:formula="of:=[.E8]-[.D8]" office:value-type="float" office:value="35.95" calcext:value-type="float">
            <text:p>35.95</text:p>
          </table:table-cell>
          <table:table-cell table:formula="of:=1.0028208926*[.D8]+36.0442273124" office:value-type="float" office:value="-12.502332098366" calcext:value-type="float">
            <text:p>-12.5023320984</text:p>
          </table:table-cell>
          <table:table-cell table:formula="of:=[.G8]-[.E8]" office:value-type="float" office:value="-0.0423320983659963" calcext:value-type="float">
            <text:p>-0.0423320984</text:p>
          </table:table-cell>
          <table:table-cell table:number-columns-repeated="1016"/>
        </table:table-row>
        <table:table-row table:style-name="ro2">
          <table:table-cell office:value-type="float" office:value="-38" calcext:value-type="float">
            <text:p>-38</text:p>
          </table:table-cell>
          <table:table-cell office:value-type="float" office:value="10.01" calcext:value-type="float">
            <text:p>10.01</text:p>
          </table:table-cell>
          <table:table-cell table:style-name="ce4" office:value-type="float" office:value="0.6" calcext:value-type="float">
            <text:p>0.600</text:p>
          </table:table-cell>
          <table:table-cell table:formula="of:=[.A9]-[.B9]+[.C9]" office:value-type="float" office:value="-47.41" calcext:value-type="float">
            <text:p>-47.41</text:p>
          </table:table-cell>
          <table:table-cell office:value-type="float" office:value="-11.46" calcext:value-type="float">
            <text:p>-11.46</text:p>
          </table:table-cell>
          <table:table-cell table:formula="of:=[.E9]-[.D9]" office:value-type="float" office:value="35.95" calcext:value-type="float">
            <text:p>35.95</text:p>
          </table:table-cell>
          <table:table-cell table:formula="of:=1.0028208926*[.D9]+36.0442273124" office:value-type="float" office:value="-11.499511205766" calcext:value-type="float">
            <text:p>-11.4995112058</text:p>
          </table:table-cell>
          <table:table-cell table:formula="of:=[.G9]-[.E9]" office:value-type="float" office:value="-0.0395112057659972" calcext:value-type="float">
            <text:p>-0.0395112058</text:p>
          </table:table-cell>
          <table:table-cell table:number-columns-repeated="1016"/>
        </table:table-row>
        <table:table-row table:style-name="ro2">
          <table:table-cell office:value-type="float" office:value="-37" calcext:value-type="float">
            <text:p>-37</text:p>
          </table:table-cell>
          <table:table-cell office:value-type="float" office:value="10.01" calcext:value-type="float">
            <text:p>10.01</text:p>
          </table:table-cell>
          <table:table-cell table:style-name="ce4" office:value-type="float" office:value="0.6" calcext:value-type="float">
            <text:p>0.600</text:p>
          </table:table-cell>
          <table:table-cell table:formula="of:=[.A10]-[.B10]+[.C10]" office:value-type="float" office:value="-46.41" calcext:value-type="float">
            <text:p>-46.41</text:p>
          </table:table-cell>
          <table:table-cell office:value-type="float" office:value="-10.45" calcext:value-type="float">
            <text:p>-10.45</text:p>
          </table:table-cell>
          <table:table-cell table:formula="of:=[.E10]-[.D10]" office:value-type="float" office:value="35.96" calcext:value-type="float">
            <text:p>35.96</text:p>
          </table:table-cell>
          <table:table-cell table:formula="of:=1.0028208926*[.D10]+36.0442273124" office:value-type="float" office:value="-10.496690313166" calcext:value-type="float">
            <text:p>-10.4966903132</text:p>
          </table:table-cell>
          <table:table-cell table:formula="of:=[.G10]-[.E10]" office:value-type="float" office:value="-0.0466903131659997" calcext:value-type="float">
            <text:p>-0.0466903132</text:p>
          </table:table-cell>
          <table:table-cell table:number-columns-repeated="1016"/>
        </table:table-row>
        <table:table-row table:style-name="ro2">
          <table:table-cell office:value-type="float" office:value="-36" calcext:value-type="float">
            <text:p>-36</text:p>
          </table:table-cell>
          <table:table-cell office:value-type="float" office:value="10.01" calcext:value-type="float">
            <text:p>10.01</text:p>
          </table:table-cell>
          <table:table-cell table:style-name="ce4" office:value-type="float" office:value="0.6" calcext:value-type="float">
            <text:p>0.600</text:p>
          </table:table-cell>
          <table:table-cell table:formula="of:=[.A11]-[.B11]+[.C11]" office:value-type="float" office:value="-45.41" calcext:value-type="float">
            <text:p>-45.41</text:p>
          </table:table-cell>
          <table:table-cell office:value-type="float" office:value="-9.45" calcext:value-type="float">
            <text:p>-9.45</text:p>
          </table:table-cell>
          <table:table-cell table:formula="of:=[.E11]-[.D11]" office:value-type="float" office:value="35.96" calcext:value-type="float">
            <text:p>35.96</text:p>
          </table:table-cell>
          <table:table-cell table:formula="of:=1.0028208926*[.D11]+36.0442273124" office:value-type="float" office:value="-9.493869420566" calcext:value-type="float">
            <text:p>-9.4938694206</text:p>
          </table:table-cell>
          <table:table-cell table:formula="of:=[.G11]-[.E11]" office:value-type="float" office:value="-0.0438694205660006" calcext:value-type="float">
            <text:p>-0.0438694206</text:p>
          </table:table-cell>
          <table:table-cell table:number-columns-repeated="1016"/>
        </table:table-row>
        <table:table-row table:style-name="ro2">
          <table:table-cell office:value-type="float" office:value="-35" calcext:value-type="float">
            <text:p>-35</text:p>
          </table:table-cell>
          <table:table-cell office:value-type="float" office:value="10.01" calcext:value-type="float">
            <text:p>10.01</text:p>
          </table:table-cell>
          <table:table-cell table:style-name="ce4" office:value-type="float" office:value="0.6" calcext:value-type="float">
            <text:p>0.600</text:p>
          </table:table-cell>
          <table:table-cell table:formula="of:=[.A12]-[.B12]+[.C12]" office:value-type="float" office:value="-44.41" calcext:value-type="float">
            <text:p>-44.41</text:p>
          </table:table-cell>
          <table:table-cell office:value-type="float" office:value="-8.44" calcext:value-type="float">
            <text:p>-8.44</text:p>
          </table:table-cell>
          <table:table-cell table:formula="of:=[.E12]-[.D12]" office:value-type="float" office:value="35.97" calcext:value-type="float">
            <text:p>35.97</text:p>
          </table:table-cell>
          <table:table-cell table:formula="of:=1.0028208926*[.D12]+36.0442273124" office:value-type="float" office:value="-8.491048527966" calcext:value-type="float">
            <text:p>-8.491048528</text:p>
          </table:table-cell>
          <table:table-cell table:formula="of:=[.G12]-[.E12]" office:value-type="float" office:value="-0.0510485279660013" calcext:value-type="float">
            <text:p>-0.051048528</text:p>
          </table:table-cell>
          <table:table-cell table:number-columns-repeated="1016"/>
        </table:table-row>
        <table:table-row table:style-name="ro2">
          <table:table-cell office:value-type="float" office:value="-34" calcext:value-type="float">
            <text:p>-34</text:p>
          </table:table-cell>
          <table:table-cell office:value-type="float" office:value="10.01" calcext:value-type="float">
            <text:p>10.01</text:p>
          </table:table-cell>
          <table:table-cell table:style-name="ce4" office:value-type="float" office:value="0.6" calcext:value-type="float">
            <text:p>0.600</text:p>
          </table:table-cell>
          <table:table-cell table:formula="of:=[.A13]-[.B13]+[.C13]" office:value-type="float" office:value="-43.41" calcext:value-type="float">
            <text:p>-43.41</text:p>
          </table:table-cell>
          <table:table-cell office:value-type="float" office:value="-7.48" calcext:value-type="float">
            <text:p>-7.48</text:p>
          </table:table-cell>
          <table:table-cell table:formula="of:=[.E13]-[.D13]" office:value-type="float" office:value="35.93" calcext:value-type="float">
            <text:p>35.93</text:p>
          </table:table-cell>
          <table:table-cell table:formula="of:=1.0028208926*[.D13]+36.0442273124" office:value-type="float" office:value="-7.488227635366" calcext:value-type="float">
            <text:p>-7.4882276354</text:p>
          </table:table-cell>
          <table:table-cell table:formula="of:=[.G13]-[.E13]" office:value-type="float" office:value="-0.00822763536599425" calcext:value-type="float">
            <text:p>-0.0082276354</text:p>
          </table:table-cell>
          <table:table-cell table:number-columns-repeated="1016"/>
        </table:table-row>
        <table:table-row table:style-name="ro2">
          <table:table-cell office:value-type="float" office:value="-33" calcext:value-type="float">
            <text:p>-33</text:p>
          </table:table-cell>
          <table:table-cell office:value-type="float" office:value="10.01" calcext:value-type="float">
            <text:p>10.01</text:p>
          </table:table-cell>
          <table:table-cell table:style-name="ce4" office:value-type="float" office:value="0.6" calcext:value-type="float">
            <text:p>0.600</text:p>
          </table:table-cell>
          <table:table-cell table:formula="of:=[.A14]-[.B14]+[.C14]" office:value-type="float" office:value="-42.41" calcext:value-type="float">
            <text:p>-42.41</text:p>
          </table:table-cell>
          <table:table-cell office:value-type="float" office:value="-6.48" calcext:value-type="float">
            <text:p>-6.48</text:p>
          </table:table-cell>
          <table:table-cell table:formula="of:=[.E14]-[.D14]" office:value-type="float" office:value="35.93" calcext:value-type="float">
            <text:p>35.93</text:p>
          </table:table-cell>
          <table:table-cell table:formula="of:=1.0028208926*[.D14]+36.0442273124" office:value-type="float" office:value="-6.485406742766" calcext:value-type="float">
            <text:p>-6.4854067428</text:p>
          </table:table-cell>
          <table:table-cell table:formula="of:=[.G14]-[.E14]" office:value-type="float" office:value="-0.00540674276599518" calcext:value-type="float">
            <text:p>-0.0054067428</text:p>
          </table:table-cell>
          <table:table-cell table:number-columns-repeated="1016"/>
        </table:table-row>
        <table:table-row table:style-name="ro2">
          <table:table-cell office:value-type="float" office:value="-32" calcext:value-type="float">
            <text:p>-32</text:p>
          </table:table-cell>
          <table:table-cell office:value-type="float" office:value="10.01" calcext:value-type="float">
            <text:p>10.01</text:p>
          </table:table-cell>
          <table:table-cell table:style-name="ce4" office:value-type="float" office:value="0.6" calcext:value-type="float">
            <text:p>0.600</text:p>
          </table:table-cell>
          <table:table-cell table:formula="of:=[.A15]-[.B15]+[.C15]" office:value-type="float" office:value="-41.41" calcext:value-type="float">
            <text:p>-41.41</text:p>
          </table:table-cell>
          <table:table-cell office:value-type="float" office:value="-5.47" calcext:value-type="float">
            <text:p>-5.47</text:p>
          </table:table-cell>
          <table:table-cell table:formula="of:=[.E15]-[.D15]" office:value-type="float" office:value="35.94" calcext:value-type="float">
            <text:p>35.94</text:p>
          </table:table-cell>
          <table:table-cell table:formula="of:=1.0028208926*[.D15]+36.0442273124" office:value-type="float" office:value="-5.482585850166" calcext:value-type="float">
            <text:p>-5.4825858502</text:p>
          </table:table-cell>
          <table:table-cell table:formula="of:=[.G15]-[.E15]" office:value-type="float" office:value="-0.0125858501659968" calcext:value-type="float">
            <text:p>-0.0125858502</text:p>
          </table:table-cell>
          <table:table-cell table:number-columns-repeated="1016"/>
        </table:table-row>
        <table:table-row table:style-name="ro2">
          <table:table-cell office:value-type="float" office:value="-31" calcext:value-type="float">
            <text:p>-31</text:p>
          </table:table-cell>
          <table:table-cell office:value-type="float" office:value="10.01" calcext:value-type="float">
            <text:p>10.01</text:p>
          </table:table-cell>
          <table:table-cell table:style-name="ce4" office:value-type="float" office:value="0.6" calcext:value-type="float">
            <text:p>0.600</text:p>
          </table:table-cell>
          <table:table-cell table:formula="of:=[.A16]-[.B16]+[.C16]" office:value-type="float" office:value="-40.41" calcext:value-type="float">
            <text:p>-40.41</text:p>
          </table:table-cell>
          <table:table-cell office:value-type="float" office:value="-4.47" calcext:value-type="float">
            <text:p>-4.47</text:p>
          </table:table-cell>
          <table:table-cell table:formula="of:=[.E16]-[.D16]" office:value-type="float" office:value="35.94" calcext:value-type="float">
            <text:p>35.94</text:p>
          </table:table-cell>
          <table:table-cell table:formula="of:=1.0028208926*[.D16]+36.0442273124" office:value-type="float" office:value="-4.479764957566" calcext:value-type="float">
            <text:p>-4.4797649576</text:p>
          </table:table-cell>
          <table:table-cell table:formula="of:=[.G16]-[.E16]" office:value-type="float" office:value="-0.00976495756599771" calcext:value-type="float">
            <text:p>-0.0097649576</text:p>
          </table:table-cell>
          <table:table-cell table:number-columns-repeated="1016"/>
        </table:table-row>
        <table:table-row table:style-name="ro2">
          <table:table-cell office:value-type="float" office:value="-30" calcext:value-type="float">
            <text:p>-30</text:p>
          </table:table-cell>
          <table:table-cell office:value-type="float" office:value="10.01" calcext:value-type="float">
            <text:p>10.01</text:p>
          </table:table-cell>
          <table:table-cell table:style-name="ce4" office:value-type="float" office:value="0.6" calcext:value-type="float">
            <text:p>0.600</text:p>
          </table:table-cell>
          <table:table-cell table:formula="of:=[.A17]-[.B17]+[.C17]" office:value-type="float" office:value="-39.41" calcext:value-type="float">
            <text:p>-39.41</text:p>
          </table:table-cell>
          <table:table-cell office:value-type="float" office:value="-3.46" calcext:value-type="float">
            <text:p>-3.46</text:p>
          </table:table-cell>
          <table:table-cell table:formula="of:=[.E17]-[.D17]" office:value-type="float" office:value="35.95" calcext:value-type="float">
            <text:p>35.95</text:p>
          </table:table-cell>
          <table:table-cell table:formula="of:=1.0028208926*[.D17]+36.0442273124" office:value-type="float" office:value="-3.476944064966" calcext:value-type="float">
            <text:p>-3.476944065</text:p>
          </table:table-cell>
          <table:table-cell table:formula="of:=[.G17]-[.E17]" office:value-type="float" office:value="-0.0169440649659984" calcext:value-type="float">
            <text:p>-0.016944065</text:p>
          </table:table-cell>
          <table:table-cell table:number-columns-repeated="1016"/>
        </table:table-row>
        <table:table-row table:style-name="ro2">
          <table:table-cell office:value-type="float" office:value="-29" calcext:value-type="float">
            <text:p>-29</text:p>
          </table:table-cell>
          <table:table-cell office:value-type="float" office:value="10.01" calcext:value-type="float">
            <text:p>10.01</text:p>
          </table:table-cell>
          <table:table-cell table:style-name="ce4" office:value-type="float" office:value="0.6" calcext:value-type="float">
            <text:p>0.600</text:p>
          </table:table-cell>
          <table:table-cell table:formula="of:=[.A18]-[.B18]+[.C18]" office:value-type="float" office:value="-38.41" calcext:value-type="float">
            <text:p>-38.41</text:p>
          </table:table-cell>
          <table:table-cell office:value-type="float" office:value="-2.51" calcext:value-type="float">
            <text:p>-2.51</text:p>
          </table:table-cell>
          <table:table-cell table:formula="of:=[.E18]-[.D18]" office:value-type="float" office:value="35.9" calcext:value-type="float">
            <text:p>35.9</text:p>
          </table:table-cell>
          <table:table-cell table:formula="of:=1.0028208926*[.D18]+36.0442273124" office:value-type="float" office:value="-2.474123172366" calcext:value-type="float">
            <text:p>-2.4741231724</text:p>
          </table:table-cell>
          <table:table-cell table:formula="of:=[.G18]-[.E18]" office:value-type="float" office:value="0.0358768276340005" calcext:value-type="float">
            <text:p>0.0358768276</text:p>
          </table:table-cell>
          <table:table-cell table:number-columns-repeated="1016"/>
        </table:table-row>
        <table:table-row table:style-name="ro2">
          <table:table-cell office:value-type="float" office:value="-28" calcext:value-type="float">
            <text:p>-28</text:p>
          </table:table-cell>
          <table:table-cell office:value-type="float" office:value="10.01" calcext:value-type="float">
            <text:p>10.01</text:p>
          </table:table-cell>
          <table:table-cell table:style-name="ce4" office:value-type="float" office:value="0.6" calcext:value-type="float">
            <text:p>0.600</text:p>
          </table:table-cell>
          <table:table-cell table:formula="of:=[.A19]-[.B19]+[.C19]" office:value-type="float" office:value="-37.41" calcext:value-type="float">
            <text:p>-37.41</text:p>
          </table:table-cell>
          <table:table-cell office:value-type="float" office:value="-1.51" calcext:value-type="float">
            <text:p>-1.51</text:p>
          </table:table-cell>
          <table:table-cell table:formula="of:=[.E19]-[.D19]" office:value-type="float" office:value="35.9" calcext:value-type="float">
            <text:p>35.9</text:p>
          </table:table-cell>
          <table:table-cell table:formula="of:=1.0028208926*[.D19]+36.0442273124" office:value-type="float" office:value="-1.471302279766" calcext:value-type="float">
            <text:p>-1.4713022798</text:p>
          </table:table-cell>
          <table:table-cell table:formula="of:=[.G19]-[.E19]" office:value-type="float" office:value="0.0386977202339998" calcext:value-type="float">
            <text:p>0.0386977202</text:p>
          </table:table-cell>
          <table:table-cell table:number-columns-repeated="1016"/>
        </table:table-row>
        <table:table-row table:style-name="ro2">
          <table:table-cell office:value-type="float" office:value="-27" calcext:value-type="float">
            <text:p>-27</text:p>
          </table:table-cell>
          <table:table-cell office:value-type="float" office:value="10.01" calcext:value-type="float">
            <text:p>10.01</text:p>
          </table:table-cell>
          <table:table-cell table:style-name="ce4" office:value-type="float" office:value="0.6" calcext:value-type="float">
            <text:p>0.600</text:p>
          </table:table-cell>
          <table:table-cell table:formula="of:=[.A20]-[.B20]+[.C20]" office:value-type="float" office:value="-36.41" calcext:value-type="float">
            <text:p>-36.41</text:p>
          </table:table-cell>
          <table:table-cell office:value-type="float" office:value="-0.5" calcext:value-type="float">
            <text:p>-0.50</text:p>
          </table:table-cell>
          <table:table-cell table:formula="of:=[.E20]-[.D20]" office:value-type="float" office:value="35.91" calcext:value-type="float">
            <text:p>35.91</text:p>
          </table:table-cell>
          <table:table-cell table:formula="of:=1.0028208926*[.D20]+36.0442273124" office:value-type="float" office:value="-0.468481387166001" calcext:value-type="float">
            <text:p>-0.4684813872</text:p>
          </table:table-cell>
          <table:table-cell table:formula="of:=[.G20]-[.E20]" office:value-type="float" office:value="0.0315186128339988" calcext:value-type="float">
            <text:p>0.0315186128</text:p>
          </table:table-cell>
          <table:table-cell table:number-columns-repeated="1016"/>
        </table:table-row>
        <table:table-row table:style-name="ro2">
          <table:table-cell office:value-type="float" office:value="-26" calcext:value-type="float">
            <text:p>-26</text:p>
          </table:table-cell>
          <table:table-cell office:value-type="float" office:value="10.01" calcext:value-type="float">
            <text:p>10.01</text:p>
          </table:table-cell>
          <table:table-cell table:style-name="ce4" office:value-type="float" office:value="0.6" calcext:value-type="float">
            <text:p>0.600</text:p>
          </table:table-cell>
          <table:table-cell table:formula="of:=[.A21]-[.B21]+[.C21]" office:value-type="float" office:value="-35.41" calcext:value-type="float">
            <text:p>-35.41</text:p>
          </table:table-cell>
          <table:table-cell office:value-type="float" office:value="0.5" calcext:value-type="float">
            <text:p>0.50</text:p>
          </table:table-cell>
          <table:table-cell table:formula="of:=[.E21]-[.D21]" office:value-type="float" office:value="35.91" calcext:value-type="float">
            <text:p>35.91</text:p>
          </table:table-cell>
          <table:table-cell table:formula="of:=1.0028208926*[.D21]+36.0442273124" office:value-type="float" office:value="0.534339505434005" calcext:value-type="float">
            <text:p>0.5343395054</text:p>
          </table:table-cell>
          <table:table-cell table:formula="of:=[.G21]-[.E21]" office:value-type="float" office:value="0.034339505434005" calcext:value-type="float">
            <text:p>0.0343395054</text:p>
          </table:table-cell>
          <table:table-cell table:number-columns-repeated="1016"/>
        </table:table-row>
        <table:table-row table:style-name="ro2">
          <table:table-cell office:value-type="float" office:value="-25" calcext:value-type="float">
            <text:p>-25</text:p>
          </table:table-cell>
          <table:table-cell office:value-type="float" office:value="10.01" calcext:value-type="float">
            <text:p>10.01</text:p>
          </table:table-cell>
          <table:table-cell table:style-name="ce4" office:value-type="float" office:value="0.6" calcext:value-type="float">
            <text:p>0.600</text:p>
          </table:table-cell>
          <table:table-cell table:formula="of:=[.A22]-[.B22]+[.C22]" office:value-type="float" office:value="-34.41" calcext:value-type="float">
            <text:p>-34.41</text:p>
          </table:table-cell>
          <table:table-cell office:value-type="float" office:value="1.5" calcext:value-type="float">
            <text:p>1.50</text:p>
          </table:table-cell>
          <table:table-cell table:formula="of:=[.E22]-[.D22]" office:value-type="float" office:value="35.91" calcext:value-type="float">
            <text:p>35.91</text:p>
          </table:table-cell>
          <table:table-cell table:formula="of:=1.0028208926*[.D22]+36.0442273124" office:value-type="float" office:value="1.537160398034" calcext:value-type="float">
            <text:p>1.537160398</text:p>
          </table:table-cell>
          <table:table-cell table:formula="of:=[.G22]-[.E22]" office:value-type="float" office:value="0.0371603980340041" calcext:value-type="float">
            <text:p>0.037160398</text:p>
          </table:table-cell>
          <table:table-cell table:number-columns-repeated="1016"/>
        </table:table-row>
        <table:table-row table:style-name="ro2">
          <table:table-cell office:value-type="float" office:value="-24" calcext:value-type="float">
            <text:p>-24</text:p>
          </table:table-cell>
          <table:table-cell office:value-type="float" office:value="10.01" calcext:value-type="float">
            <text:p>10.01</text:p>
          </table:table-cell>
          <table:table-cell table:style-name="ce4" office:value-type="float" office:value="0.6" calcext:value-type="float">
            <text:p>0.600</text:p>
          </table:table-cell>
          <table:table-cell table:formula="of:=[.A23]-[.B23]+[.C23]" office:value-type="float" office:value="-33.41" calcext:value-type="float">
            <text:p>-33.41</text:p>
          </table:table-cell>
          <table:table-cell office:value-type="float" office:value="2.44" calcext:value-type="float">
            <text:p>2.44</text:p>
          </table:table-cell>
          <table:table-cell table:formula="of:=[.E23]-[.D23]" office:value-type="float" office:value="35.85" calcext:value-type="float">
            <text:p>35.85</text:p>
          </table:table-cell>
          <table:table-cell table:formula="of:=1.0028208926*[.D23]+36.0442273124" office:value-type="float" office:value="2.539981290634" calcext:value-type="float">
            <text:p>2.5399812906</text:p>
          </table:table-cell>
          <table:table-cell table:formula="of:=[.G23]-[.E23]" office:value-type="float" office:value="0.0999812906340032" calcext:value-type="float">
            <text:p>0.0999812906</text:p>
          </table:table-cell>
          <table:table-cell table:number-columns-repeated="1016"/>
        </table:table-row>
        <table:table-row table:style-name="ro2">
          <table:table-cell office:value-type="float" office:value="-23" calcext:value-type="float">
            <text:p>-23</text:p>
          </table:table-cell>
          <table:table-cell office:value-type="float" office:value="10.01" calcext:value-type="float">
            <text:p>10.01</text:p>
          </table:table-cell>
          <table:table-cell table:style-name="ce4" office:value-type="float" office:value="0.6" calcext:value-type="float">
            <text:p>0.600</text:p>
          </table:table-cell>
          <table:table-cell table:formula="of:=[.A24]-[.B24]+[.C24]" office:value-type="float" office:value="-32.41" calcext:value-type="float">
            <text:p>-32.41</text:p>
          </table:table-cell>
          <table:table-cell office:value-type="float" office:value="3.41" calcext:value-type="float">
            <text:p>3.41</text:p>
          </table:table-cell>
          <table:table-cell table:formula="of:=[.E24]-[.D24]" office:value-type="float" office:value="35.82" calcext:value-type="float">
            <text:p>35.82</text:p>
          </table:table-cell>
          <table:table-cell table:formula="of:=1.0028208926*[.D24]+36.0442273124" office:value-type="float" office:value="3.542802183234" calcext:value-type="float">
            <text:p>3.5428021832</text:p>
          </table:table-cell>
          <table:table-cell table:formula="of:=[.G24]-[.E24]" office:value-type="float" office:value="0.132802183234002" calcext:value-type="float">
            <text:p>0.1328021832</text:p>
          </table:table-cell>
          <table:table-cell table:number-columns-repeated="1016"/>
        </table:table-row>
        <table:table-row table:style-name="ro2">
          <table:table-cell office:value-type="float" office:value="-22" calcext:value-type="float">
            <text:p>-22</text:p>
          </table:table-cell>
          <table:table-cell office:value-type="float" office:value="10.01" calcext:value-type="float">
            <text:p>10.01</text:p>
          </table:table-cell>
          <table:table-cell table:style-name="ce4" office:value-type="float" office:value="0.6" calcext:value-type="float">
            <text:p>0.600</text:p>
          </table:table-cell>
          <table:table-cell table:formula="of:=[.A25]-[.B25]+[.C25]" office:value-type="float" office:value="-31.41" calcext:value-type="float">
            <text:p>-31.41</text:p>
          </table:table-cell>
          <table:table-cell office:value-type="float" office:value="4.35" calcext:value-type="float">
            <text:p>4.35</text:p>
          </table:table-cell>
          <table:table-cell table:formula="of:=[.E25]-[.D25]" office:value-type="float" office:value="35.76" calcext:value-type="float">
            <text:p>35.76</text:p>
          </table:table-cell>
          <table:table-cell table:formula="of:=1.0028208926*[.D25]+36.0442273124" office:value-type="float" office:value="4.545623075834" calcext:value-type="float">
            <text:p>4.5456230758</text:p>
          </table:table-cell>
          <table:table-cell table:formula="of:=[.G25]-[.E25]" office:value-type="float" office:value="0.195623075834002" calcext:value-type="float">
            <text:p>0.1956230758</text:p>
          </table:table-cell>
          <table:table-cell table:number-columns-repeated="1016"/>
        </table:table-row>
        <table:table-row table:style-name="ro2">
          <table:table-cell office:value-type="float" office:value="-21" calcext:value-type="float">
            <text:p>-21</text:p>
          </table:table-cell>
          <table:table-cell office:value-type="float" office:value="10.01" calcext:value-type="float">
            <text:p>10.01</text:p>
          </table:table-cell>
          <table:table-cell table:style-name="ce4" office:value-type="float" office:value="0.6" calcext:value-type="float">
            <text:p>0.600</text:p>
          </table:table-cell>
          <table:table-cell table:formula="of:=[.A26]-[.B26]+[.C26]" office:value-type="float" office:value="-30.41" calcext:value-type="float">
            <text:p>-30.41</text:p>
          </table:table-cell>
          <table:table-cell office:value-type="float" office:value="5.24" calcext:value-type="float">
            <text:p>5.24</text:p>
          </table:table-cell>
          <table:table-cell table:formula="of:=[.E26]-[.D26]" office:value-type="float" office:value="35.65" calcext:value-type="float">
            <text:p>35.65</text:p>
          </table:table-cell>
          <table:table-cell table:formula="of:=1.0028208926*[.D26]+36.0442273124" office:value-type="float" office:value="5.548443968434" calcext:value-type="float">
            <text:p>5.5484439684</text:p>
          </table:table-cell>
          <table:table-cell table:formula="of:=[.G26]-[.E26]" office:value-type="float" office:value="0.308443968434" calcext:value-type="float">
            <text:p>0.3084439684</text:p>
          </table:table-cell>
          <table:table-cell table:number-columns-repeated="1016"/>
        </table:table-row>
        <table:table-row table:style-name="ro2">
          <table:table-cell office:value-type="float" office:value="-20" calcext:value-type="float">
            <text:p>-20</text:p>
          </table:table-cell>
          <table:table-cell office:value-type="float" office:value="10.01" calcext:value-type="float">
            <text:p>10.01</text:p>
          </table:table-cell>
          <table:table-cell table:style-name="ce4" office:value-type="float" office:value="0.6" calcext:value-type="float">
            <text:p>0.600</text:p>
          </table:table-cell>
          <table:table-cell table:formula="of:=[.A27]-[.B27]+[.C27]" office:value-type="float" office:value="-29.41" calcext:value-type="float">
            <text:p>-29.41</text:p>
          </table:table-cell>
          <table:table-cell office:value-type="float" office:value="6.03" calcext:value-type="float">
            <text:p>6.03</text:p>
          </table:table-cell>
          <table:table-cell table:formula="of:=[.E27]-[.D27]" office:value-type="float" office:value="35.44" calcext:value-type="float">
            <text:p>35.44</text:p>
          </table:table-cell>
          <table:table-cell table:formula="of:=1.0028208926*[.D27]+36.0442273124" office:value-type="float" office:value="6.551264861034" calcext:value-type="float">
            <text:p>6.551264861</text:p>
          </table:table-cell>
          <table:table-cell table:formula="of:=[.G27]-[.E27]" office:value-type="float" office:value="0.521264861034003" calcext:value-type="float">
            <text:p>0.521264861</text:p>
          </table:table-cell>
          <table:table-cell table:number-columns-repeated="1016"/>
        </table:table-row>
        <table:table-row table:style-name="ro2">
          <table:table-cell office:value-type="float" office:value="-19" calcext:value-type="float">
            <text:p>-19</text:p>
          </table:table-cell>
          <table:table-cell office:value-type="float" office:value="10.01" calcext:value-type="float">
            <text:p>10.01</text:p>
          </table:table-cell>
          <table:table-cell table:style-name="ce4" office:value-type="float" office:value="0.6" calcext:value-type="float">
            <text:p>0.600</text:p>
          </table:table-cell>
          <table:table-cell table:formula="of:=[.A28]-[.B28]+[.C28]" office:value-type="float" office:value="-28.41" calcext:value-type="float">
            <text:p>-28.41</text:p>
          </table:table-cell>
          <table:table-cell office:value-type="float" office:value="6.7" calcext:value-type="float">
            <text:p>6.70</text:p>
          </table:table-cell>
          <table:table-cell table:formula="of:=[.E28]-[.D28]" office:value-type="float" office:value="35.11" calcext:value-type="float">
            <text:p>35.11</text:p>
          </table:table-cell>
          <table:table-cell table:formula="of:=1.0028208926*[.D28]+36.0442273124" office:value-type="float" office:value="7.554085753634" calcext:value-type="float">
            <text:p>7.5540857536</text:p>
          </table:table-cell>
          <table:table-cell table:formula="of:=[.G28]-[.E28]" office:value-type="float" office:value="0.854085753634002" calcext:value-type="float">
            <text:p>0.8540857536</text:p>
          </table:table-cell>
          <table:table-cell table:formula="of:=([.H28]+[.H29])/2" office:value-type="float" office:value="1.065496199934" calcext:value-type="float">
            <text:p>1.0654961999</text:p>
          </table:table-cell>
          <table:table-cell table:number-columns-repeated="1015"/>
        </table:table-row>
        <table:table-row table:style-name="ro2">
          <table:table-cell office:value-type="float" office:value="-18" calcext:value-type="float">
            <text:p>-18</text:p>
          </table:table-cell>
          <table:table-cell office:value-type="float" office:value="10.01" calcext:value-type="float">
            <text:p>10.01</text:p>
          </table:table-cell>
          <table:table-cell table:style-name="ce4" office:value-type="float" office:value="0.6" calcext:value-type="float">
            <text:p>0.600</text:p>
          </table:table-cell>
          <table:table-cell table:formula="of:=[.A29]-[.B29]+[.C29]" office:value-type="float" office:value="-27.41" calcext:value-type="float">
            <text:p>-27.41</text:p>
          </table:table-cell>
          <table:table-cell office:value-type="float" office:value="7.28" calcext:value-type="float">
            <text:p>7.28</text:p>
          </table:table-cell>
          <table:table-cell table:formula="of:=[.E29]-[.D29]" office:value-type="float" office:value="34.69" calcext:value-type="float">
            <text:p>34.69</text:p>
          </table:table-cell>
          <table:table-cell table:formula="of:=1.0028208926*[.D29]+36.0442273124" office:value-type="float" office:value="8.556906646234" calcext:value-type="float">
            <text:p>8.5569066462</text:p>
          </table:table-cell>
          <table:table-cell table:formula="of:=[.G29]-[.E29]" office:value-type="float" office:value="1.276906646234" calcext:value-type="float">
            <text:p>1.2769066462</text:p>
          </table:table-cell>
          <table:table-cell table:formula="of:=([.E28]+[.E29])/2" office:value-type="float" office:value="6.99" calcext:value-type="float">
            <text:p>6.99</text:p>
          </table:table-cell>
          <table:table-cell table:number-columns-repeated="1015"/>
        </table:table-row>
        <table:table-row table:style-name="ro2">
          <table:table-cell office:value-type="float" office:value="-17" calcext:value-type="float">
            <text:p>-17</text:p>
          </table:table-cell>
          <table:table-cell office:value-type="float" office:value="10.01" calcext:value-type="float">
            <text:p>10.01</text:p>
          </table:table-cell>
          <table:table-cell table:style-name="ce4" office:value-type="float" office:value="0.6" calcext:value-type="float">
            <text:p>0.600</text:p>
          </table:table-cell>
          <table:table-cell table:formula="of:=[.A30]-[.B30]+[.C30]" office:value-type="float" office:value="-26.41" calcext:value-type="float">
            <text:p>-26.41</text:p>
          </table:table-cell>
          <table:table-cell office:value-type="float" office:value="7.78" calcext:value-type="float">
            <text:p>7.78</text:p>
          </table:table-cell>
          <table:table-cell table:formula="of:=[.E30]-[.D30]" office:value-type="float" office:value="34.19" calcext:value-type="float">
            <text:p>34.19</text:p>
          </table:table-cell>
          <table:table-cell table:formula="of:=1.0028208926*[.D30]+36.0442273124" office:value-type="float" office:value="9.559727538834" calcext:value-type="float">
            <text:p>9.5597275388</text:p>
          </table:table-cell>
          <table:table-cell table:formula="of:=[.G30]-[.E30]" office:value-type="float" office:value="1.779727538834" calcext:value-type="float">
            <text:p>1.7797275388</text:p>
          </table:table-cell>
          <table:table-cell table:formula="of:=([.D28]+[.D29])/2" office:value-type="float" office:value="-27.91" calcext:value-type="float">
            <text:p>-27.91</text:p>
          </table:table-cell>
          <table:table-cell table:number-columns-repeated="1015"/>
        </table:table-row>
        <table:table-row table:style-name="ro2">
          <table:table-cell office:value-type="float" office:value="-16" calcext:value-type="float">
            <text:p>-16</text:p>
          </table:table-cell>
          <table:table-cell office:value-type="float" office:value="10.01" calcext:value-type="float">
            <text:p>10.01</text:p>
          </table:table-cell>
          <table:table-cell table:style-name="ce4" office:value-type="float" office:value="0.6" calcext:value-type="float">
            <text:p>0.600</text:p>
          </table:table-cell>
          <table:table-cell table:formula="of:=[.A31]-[.B31]+[.C31]" office:value-type="float" office:value="-25.41" calcext:value-type="float">
            <text:p>-25.41</text:p>
          </table:table-cell>
          <table:table-cell office:value-type="float" office:value="8.22" calcext:value-type="float">
            <text:p>8.22</text:p>
          </table:table-cell>
          <table:table-cell table:formula="of:=[.E31]-[.D31]" office:value-type="float" office:value="33.63" calcext:value-type="float">
            <text:p>33.63</text:p>
          </table:table-cell>
          <table:table-cell table:formula="of:=1.0028208926*[.D31]+36.0442273124" office:value-type="float" office:value="10.562548431434" calcext:value-type="float">
            <text:p>10.5625484314</text:p>
          </table:table-cell>
          <table:table-cell table:formula="of:=[.G31]-[.E31]" office:value-type="float" office:value="2.342548431434" calcext:value-type="float">
            <text:p>2.3425484314</text:p>
          </table:table-cell>
          <table:table-cell table:number-columns-repeated="1016"/>
        </table:table-row>
        <table:table-row table:style-name="ro2">
          <table:table-cell office:value-type="float" office:value="-15" calcext:value-type="float">
            <text:p>-15</text:p>
          </table:table-cell>
          <table:table-cell office:value-type="float" office:value="10.01" calcext:value-type="float">
            <text:p>10.01</text:p>
          </table:table-cell>
          <table:table-cell table:style-name="ce4" office:value-type="float" office:value="0.6" calcext:value-type="float">
            <text:p>0.600</text:p>
          </table:table-cell>
          <table:table-cell table:formula="of:=[.A32]-[.B32]+[.C32]" office:value-type="float" office:value="-24.41" calcext:value-type="float">
            <text:p>-24.41</text:p>
          </table:table-cell>
          <table:table-cell office:value-type="float" office:value="8.6" calcext:value-type="float">
            <text:p>8.60</text:p>
          </table:table-cell>
          <table:table-cell table:formula="of:=[.E32]-[.D32]" office:value-type="float" office:value="33.01" calcext:value-type="float">
            <text:p>33.01</text:p>
          </table:table-cell>
          <table:table-cell table:formula="of:=1.0028208926*[.D32]+36.0442273124" office:value-type="float" office:value="11.565369324034" calcext:value-type="float">
            <text:p>11.565369324</text:p>
          </table:table-cell>
          <table:table-cell table:formula="of:=[.G32]-[.E32]" office:value-type="float" office:value="2.965369324034" calcext:value-type="float">
            <text:p>2.965369324</text:p>
          </table:table-cell>
          <table:table-cell table:number-columns-repeated="1016"/>
        </table:table-row>
        <table:table-row table:style-name="ro2">
          <table:table-cell office:value-type="float" office:value="-14" calcext:value-type="float">
            <text:p>-14</text:p>
          </table:table-cell>
          <table:table-cell office:value-type="float" office:value="10.01" calcext:value-type="float">
            <text:p>10.01</text:p>
          </table:table-cell>
          <table:table-cell table:style-name="ce4" office:value-type="float" office:value="0.6" calcext:value-type="float">
            <text:p>0.600</text:p>
          </table:table-cell>
          <table:table-cell table:formula="of:=[.A33]-[.B33]+[.C33]" office:value-type="float" office:value="-23.41" calcext:value-type="float">
            <text:p>-23.41</text:p>
          </table:table-cell>
          <table:table-cell office:value-type="float" office:value="8.93" calcext:value-type="float">
            <text:p>8.93</text:p>
          </table:table-cell>
          <table:table-cell table:formula="of:=[.E33]-[.D33]" office:value-type="float" office:value="32.34" calcext:value-type="float">
            <text:p>32.34</text:p>
          </table:table-cell>
          <table:table-cell table:formula="of:=1.0028208926*[.D33]+36.0442273124" office:value-type="float" office:value="12.568190216634" calcext:value-type="float">
            <text:p>12.5681902166</text:p>
          </table:table-cell>
          <table:table-cell table:formula="of:=[.G33]-[.E33]" office:value-type="float" office:value="3.638190216634" calcext:value-type="float">
            <text:p>3.6381902166</text:p>
          </table:table-cell>
          <table:table-cell table:number-columns-repeated="1016"/>
        </table:table-row>
        <table:table-row table:style-name="ro2">
          <table:table-cell office:value-type="float" office:value="-13" calcext:value-type="float">
            <text:p>-13</text:p>
          </table:table-cell>
          <table:table-cell office:value-type="float" office:value="10.01" calcext:value-type="float">
            <text:p>10.01</text:p>
          </table:table-cell>
          <table:table-cell table:style-name="ce4" office:value-type="float" office:value="0.6" calcext:value-type="float">
            <text:p>0.600</text:p>
          </table:table-cell>
          <table:table-cell table:formula="of:=[.A34]-[.B34]+[.C34]" office:value-type="float" office:value="-22.41" calcext:value-type="float">
            <text:p>-22.41</text:p>
          </table:table-cell>
          <table:table-cell office:value-type="float" office:value="9.23" calcext:value-type="float">
            <text:p>9.23</text:p>
          </table:table-cell>
          <table:table-cell table:formula="of:=[.E34]-[.D34]" office:value-type="float" office:value="31.64" calcext:value-type="float">
            <text:p>31.64</text:p>
          </table:table-cell>
          <table:table-cell table:formula="of:=1.0028208926*[.D34]+36.0442273124" office:value-type="float" office:value="13.571011109234" calcext:value-type="float">
            <text:p>13.5710111092</text:p>
          </table:table-cell>
          <table:table-cell table:formula="of:=[.G34]-[.E34]" office:value-type="float" office:value="4.341011109234" calcext:value-type="float">
            <text:p>4.3410111092</text:p>
          </table:table-cell>
          <table:table-cell table:number-columns-repeated="1016"/>
        </table:table-row>
        <table:table-row table:style-name="ro2">
          <table:table-cell office:value-type="float" office:value="-12" calcext:value-type="float">
            <text:p>-12</text:p>
          </table:table-cell>
          <table:table-cell office:value-type="float" office:value="10.01" calcext:value-type="float">
            <text:p>10.01</text:p>
          </table:table-cell>
          <table:table-cell table:style-name="ce4" office:value-type="float" office:value="0.6" calcext:value-type="float">
            <text:p>0.600</text:p>
          </table:table-cell>
          <table:table-cell table:formula="of:=[.A35]-[.B35]+[.C35]" office:value-type="float" office:value="-21.41" calcext:value-type="float">
            <text:p>-21.41</text:p>
          </table:table-cell>
          <table:table-cell office:value-type="float" office:value="9.5" calcext:value-type="float">
            <text:p>9.50</text:p>
          </table:table-cell>
          <table:table-cell table:formula="of:=[.E35]-[.D35]" office:value-type="float" office:value="30.91" calcext:value-type="float">
            <text:p>30.91</text:p>
          </table:table-cell>
          <table:table-cell table:formula="of:=1.0028208926*[.D35]+36.0442273124" office:value-type="float" office:value="14.573832001834" calcext:value-type="float">
            <text:p>14.5738320018</text:p>
          </table:table-cell>
          <table:table-cell table:formula="of:=[.G35]-[.E35]" office:value-type="float" office:value="5.073832001834" calcext:value-type="float">
            <text:p>5.0738320018</text:p>
          </table:table-cell>
          <table:table-cell table:number-columns-repeated="1016"/>
        </table:table-row>
        <table:table-row table:style-name="ro2">
          <table:table-cell office:value-type="float" office:value="-11" calcext:value-type="float">
            <text:p>-11</text:p>
          </table:table-cell>
          <table:table-cell office:value-type="float" office:value="10.01" calcext:value-type="float">
            <text:p>10.01</text:p>
          </table:table-cell>
          <table:table-cell table:style-name="ce4" office:value-type="float" office:value="0.6" calcext:value-type="float">
            <text:p>0.600</text:p>
          </table:table-cell>
          <table:table-cell table:formula="of:=[.A36]-[.B36]+[.C36]" office:value-type="float" office:value="-20.41" calcext:value-type="float">
            <text:p>-20.41</text:p>
          </table:table-cell>
          <table:table-cell office:value-type="float" office:value="9.76" calcext:value-type="float">
            <text:p>9.76</text:p>
          </table:table-cell>
          <table:table-cell table:formula="of:=[.E36]-[.D36]" office:value-type="float" office:value="30.17" calcext:value-type="float">
            <text:p>30.17</text:p>
          </table:table-cell>
          <table:table-cell table:formula="of:=1.0028208926*[.D36]+36.0442273124" office:value-type="float" office:value="15.576652894434" calcext:value-type="float">
            <text:p>15.5766528944</text:p>
          </table:table-cell>
          <table:table-cell table:formula="of:=[.G36]-[.E36]" office:value-type="float" office:value="5.816652894434" calcext:value-type="float">
            <text:p>5.8166528944</text:p>
          </table:table-cell>
          <table:table-cell table:number-columns-repeated="1016"/>
        </table:table-row>
        <table:table-row table:style-name="ro2">
          <table:table-cell office:value-type="float" office:value="-10" calcext:value-type="float">
            <text:p>-10</text:p>
          </table:table-cell>
          <table:table-cell office:value-type="float" office:value="10.01" calcext:value-type="float">
            <text:p>10.01</text:p>
          </table:table-cell>
          <table:table-cell table:style-name="ce4" office:value-type="float" office:value="0.6" calcext:value-type="float">
            <text:p>0.600</text:p>
          </table:table-cell>
          <table:table-cell table:formula="of:=[.A37]-[.B37]+[.C37]" office:value-type="float" office:value="-19.41" calcext:value-type="float">
            <text:p>-19.41</text:p>
          </table:table-cell>
          <table:table-cell office:value-type="float" office:value="9.98" calcext:value-type="float">
            <text:p>9.98</text:p>
          </table:table-cell>
          <table:table-cell table:formula="of:=[.E37]-[.D37]" office:value-type="float" office:value="29.39" calcext:value-type="float">
            <text:p>29.39</text:p>
          </table:table-cell>
          <table:table-cell table:formula="of:=1.0028208926*[.D37]+36.0442273124" office:value-type="float" office:value="16.579473787034" calcext:value-type="float">
            <text:p>16.579473787</text:p>
          </table:table-cell>
          <table:table-cell table:formula="of:=[.G37]-[.E37]" office:value-type="float" office:value="6.599473787034" calcext:value-type="float">
            <text:p>6.599473787</text:p>
          </table:table-cell>
          <table:table-cell table:number-columns-repeated="1016"/>
        </table:table-row>
        <table:table-row table:style-name="ro2">
          <table:table-cell office:value-type="float" office:value="-9" calcext:value-type="float">
            <text:p>-9</text:p>
          </table:table-cell>
          <table:table-cell office:value-type="float" office:value="10.01" calcext:value-type="float">
            <text:p>10.01</text:p>
          </table:table-cell>
          <table:table-cell table:style-name="ce4" office:value-type="float" office:value="0.6" calcext:value-type="float">
            <text:p>0.600</text:p>
          </table:table-cell>
          <table:table-cell table:formula="of:=[.A38]-[.B38]+[.C38]" office:value-type="float" office:value="-18.41" calcext:value-type="float">
            <text:p>-18.41</text:p>
          </table:table-cell>
          <table:table-cell office:value-type="float" office:value="10.16" calcext:value-type="float">
            <text:p>10.16</text:p>
          </table:table-cell>
          <table:table-cell table:formula="of:=[.E38]-[.D38]" office:value-type="float" office:value="28.57" calcext:value-type="float">
            <text:p>28.57</text:p>
          </table:table-cell>
          <table:table-cell table:formula="of:=1.0028208926*[.D38]+36.0442273124" office:value-type="float" office:value="17.582294679634" calcext:value-type="float">
            <text:p>17.5822946796</text:p>
          </table:table-cell>
          <table:table-cell table:formula="of:=[.G38]-[.E38]" office:value-type="float" office:value="7.422294679634" calcext:value-type="float">
            <text:p>7.4222946796</text:p>
          </table:table-cell>
          <table:table-cell table:number-columns-repeated="1016"/>
        </table:table-row>
        <table:table-row table:style-name="ro2">
          <table:table-cell office:value-type="float" office:value="-8" calcext:value-type="float">
            <text:p>-8</text:p>
          </table:table-cell>
          <table:table-cell office:value-type="float" office:value="10.01" calcext:value-type="float">
            <text:p>10.01</text:p>
          </table:table-cell>
          <table:table-cell table:style-name="ce4" office:value-type="float" office:value="0.6" calcext:value-type="float">
            <text:p>0.600</text:p>
          </table:table-cell>
          <table:table-cell table:formula="of:=[.A39]-[.B39]+[.C39]" office:value-type="float" office:value="-17.41" calcext:value-type="float">
            <text:p>-17.41</text:p>
          </table:table-cell>
          <table:table-cell office:value-type="float" office:value="10.29" calcext:value-type="float">
            <text:p>10.29</text:p>
          </table:table-cell>
          <table:table-cell table:formula="of:=[.E39]-[.D39]" office:value-type="float" office:value="27.7" calcext:value-type="float">
            <text:p>27.7</text:p>
          </table:table-cell>
          <table:table-cell table:formula="of:=1.0028208926*[.D39]+36.0442273124" office:value-type="float" office:value="18.585115572234" calcext:value-type="float">
            <text:p>18.5851155722</text:p>
          </table:table-cell>
          <table:table-cell table:formula="of:=[.G39]-[.E39]" office:value-type="float" office:value="8.295115572234" calcext:value-type="float">
            <text:p>8.2951155722</text:p>
          </table:table-cell>
          <table:table-cell table:number-columns-repeated="1016"/>
        </table:table-row>
        <table:table-row table:style-name="ro2">
          <table:table-cell office:value-type="float" office:value="-7" calcext:value-type="float">
            <text:p>-7</text:p>
          </table:table-cell>
          <table:table-cell office:value-type="float" office:value="10.01" calcext:value-type="float">
            <text:p>10.01</text:p>
          </table:table-cell>
          <table:table-cell table:style-name="ce4" office:value-type="float" office:value="0.6" calcext:value-type="float">
            <text:p>0.600</text:p>
          </table:table-cell>
          <table:table-cell table:formula="of:=[.A40]-[.B40]+[.C40]" office:value-type="float" office:value="-16.41" calcext:value-type="float">
            <text:p>-16.41</text:p>
          </table:table-cell>
          <table:table-cell office:value-type="float" office:value="10.41" calcext:value-type="float">
            <text:p>10.41</text:p>
          </table:table-cell>
          <table:table-cell table:formula="of:=[.E40]-[.D40]" office:value-type="float" office:value="26.82" calcext:value-type="float">
            <text:p>26.82</text:p>
          </table:table-cell>
          <table:table-cell table:formula="of:=1.0028208926*[.D40]+36.0442273124" office:value-type="float" office:value="19.587936464834" calcext:value-type="float">
            <text:p>19.5879364648</text:p>
          </table:table-cell>
          <table:table-cell table:formula="of:=[.G40]-[.E40]" office:value-type="float" office:value="9.177936464834" calcext:value-type="float">
            <text:p>9.1779364648</text:p>
          </table:table-cell>
          <table:table-cell table:number-columns-repeated="1016"/>
        </table:table-row>
        <table:table-row table:style-name="ro2">
          <table:table-cell office:value-type="float" office:value="-6" calcext:value-type="float">
            <text:p>-6</text:p>
          </table:table-cell>
          <table:table-cell office:value-type="float" office:value="10.01" calcext:value-type="float">
            <text:p>10.01</text:p>
          </table:table-cell>
          <table:table-cell table:style-name="ce4" office:value-type="float" office:value="0.6" calcext:value-type="float">
            <text:p>0.600</text:p>
          </table:table-cell>
          <table:table-cell table:formula="of:=[.A41]-[.B41]+[.C41]" office:value-type="float" office:value="-15.41" calcext:value-type="float">
            <text:p>-15.41</text:p>
          </table:table-cell>
          <table:table-cell office:value-type="float" office:value="10.5" calcext:value-type="float">
            <text:p>10.50</text:p>
          </table:table-cell>
          <table:table-cell table:formula="of:=[.E41]-[.D41]" office:value-type="float" office:value="25.91" calcext:value-type="float">
            <text:p>25.91</text:p>
          </table:table-cell>
          <table:table-cell table:formula="of:=1.0028208926*[.D41]+36.0442273124" office:value-type="float" office:value="20.590757357434" calcext:value-type="float">
            <text:p>20.5907573574</text:p>
          </table:table-cell>
          <table:table-cell table:formula="of:=[.G41]-[.E41]" office:value-type="float" office:value="10.090757357434" calcext:value-type="float">
            <text:p>10.0907573574</text:p>
          </table:table-cell>
          <table:table-cell table:number-columns-repeated="1016"/>
        </table:table-row>
        <table:table-row table:style-name="ro2">
          <table:table-cell office:value-type="float" office:value="-5" calcext:value-type="float">
            <text:p>-5</text:p>
          </table:table-cell>
          <table:table-cell office:value-type="float" office:value="10.01" calcext:value-type="float">
            <text:p>10.01</text:p>
          </table:table-cell>
          <table:table-cell table:style-name="ce4" office:value-type="float" office:value="0.6" calcext:value-type="float">
            <text:p>0.600</text:p>
          </table:table-cell>
          <table:table-cell table:formula="of:=[.A42]-[.B42]+[.C42]" office:value-type="float" office:value="-14.41" calcext:value-type="float">
            <text:p>-14.41</text:p>
          </table:table-cell>
          <table:table-cell office:value-type="float" office:value="10.57" calcext:value-type="float">
            <text:p>10.57</text:p>
          </table:table-cell>
          <table:table-cell table:formula="of:=[.E42]-[.D42]" office:value-type="float" office:value="24.98" calcext:value-type="float">
            <text:p>24.98</text:p>
          </table:table-cell>
          <table:table-cell table:formula="of:=1.0028208926*[.D42]+36.0442273124" office:value-type="float" office:value="21.593578250034" calcext:value-type="float">
            <text:p>21.59357825</text:p>
          </table:table-cell>
          <table:table-cell table:formula="of:=[.G42]-[.E42]" office:value-type="float" office:value="11.023578250034" calcext:value-type="float">
            <text:p>11.02357825</text:p>
          </table:table-cell>
          <table:table-cell table:number-columns-repeated="1016"/>
        </table:table-row>
        <table:table-row table:style-name="ro2">
          <table:table-cell office:value-type="float" office:value="-4" calcext:value-type="float">
            <text:p>-4</text:p>
          </table:table-cell>
          <table:table-cell office:value-type="float" office:value="10.01" calcext:value-type="float">
            <text:p>10.01</text:p>
          </table:table-cell>
          <table:table-cell table:style-name="ce4" office:value-type="float" office:value="0.6" calcext:value-type="float">
            <text:p>0.600</text:p>
          </table:table-cell>
          <table:table-cell table:formula="of:=[.A43]-[.B43]+[.C43]" office:value-type="float" office:value="-13.41" calcext:value-type="float">
            <text:p>-13.41</text:p>
          </table:table-cell>
          <table:table-cell office:value-type="float" office:value="10.61" calcext:value-type="float">
            <text:p>10.61</text:p>
          </table:table-cell>
          <table:table-cell table:formula="of:=[.E43]-[.D43]" office:value-type="float" office:value="24.02" calcext:value-type="float">
            <text:p>24.02</text:p>
          </table:table-cell>
          <table:table-cell table:formula="of:=1.0028208926*[.D43]+36.0442273124" office:value-type="float" office:value="22.596399142634" calcext:value-type="float">
            <text:p>22.5963991426</text:p>
          </table:table-cell>
          <table:table-cell table:formula="of:=[.G43]-[.E43]" office:value-type="float" office:value="11.986399142634" calcext:value-type="float">
            <text:p>11.9863991426</text:p>
          </table:table-cell>
          <table:table-cell table:number-columns-repeated="1016"/>
        </table:table-row>
        <table:table-row table:style-name="ro2">
          <table:table-cell office:value-type="float" office:value="-3" calcext:value-type="float">
            <text:p>-3</text:p>
          </table:table-cell>
          <table:table-cell office:value-type="float" office:value="10.01" calcext:value-type="float">
            <text:p>10.01</text:p>
          </table:table-cell>
          <table:table-cell table:style-name="ce4" office:value-type="float" office:value="0.6" calcext:value-type="float">
            <text:p>0.600</text:p>
          </table:table-cell>
          <table:table-cell table:formula="of:=[.A44]-[.B44]+[.C44]" office:value-type="float" office:value="-12.41" calcext:value-type="float">
            <text:p>-12.41</text:p>
          </table:table-cell>
          <table:table-cell office:value-type="float" office:value="10.64" calcext:value-type="float">
            <text:p>10.64</text:p>
          </table:table-cell>
          <table:table-cell table:formula="of:=[.E44]-[.D44]" office:value-type="float" office:value="23.05" calcext:value-type="float">
            <text:p>23.05</text:p>
          </table:table-cell>
          <table:table-cell table:formula="of:=1.0028208926*[.D44]+36.0442273124" office:value-type="float" office:value="23.599220035234" calcext:value-type="float">
            <text:p>23.5992200352</text:p>
          </table:table-cell>
          <table:table-cell table:formula="of:=[.G44]-[.E44]" office:value-type="float" office:value="12.959220035234" calcext:value-type="float">
            <text:p>12.9592200352</text:p>
          </table:table-cell>
          <table:table-cell table:number-columns-repeated="1016"/>
        </table:table-row>
        <table:table-row table:style-name="ro2">
          <table:table-cell office:value-type="float" office:value="-2" calcext:value-type="float">
            <text:p>-2</text:p>
          </table:table-cell>
          <table:table-cell office:value-type="float" office:value="10.01" calcext:value-type="float">
            <text:p>10.01</text:p>
          </table:table-cell>
          <table:table-cell table:style-name="ce4" office:value-type="float" office:value="0.6" calcext:value-type="float">
            <text:p>0.600</text:p>
          </table:table-cell>
          <table:table-cell table:formula="of:=[.A45]-[.B45]+[.C45]" office:value-type="float" office:value="-11.41" calcext:value-type="float">
            <text:p>-11.41</text:p>
          </table:table-cell>
          <table:table-cell office:value-type="float" office:value="10.66" calcext:value-type="float">
            <text:p>10.66</text:p>
          </table:table-cell>
          <table:table-cell table:formula="of:=[.E45]-[.D45]" office:value-type="float" office:value="22.07" calcext:value-type="float">
            <text:p>22.07</text:p>
          </table:table-cell>
          <table:table-cell table:formula="of:=1.0028208926*[.D45]+36.0442273124" office:value-type="float" office:value="24.602040927834" calcext:value-type="float">
            <text:p>24.6020409278</text:p>
          </table:table-cell>
          <table:table-cell table:formula="of:=[.G45]-[.E45]" office:value-type="float" office:value="13.942040927834" calcext:value-type="float">
            <text:p>13.9420409278</text:p>
          </table:table-cell>
          <table:table-cell table:number-columns-repeated="1016"/>
        </table:table-row>
        <table:table-row table:style-name="ro2">
          <table:table-cell office:value-type="float" office:value="-1" calcext:value-type="float">
            <text:p>-1</text:p>
          </table:table-cell>
          <table:table-cell office:value-type="float" office:value="10.01" calcext:value-type="float">
            <text:p>10.01</text:p>
          </table:table-cell>
          <table:table-cell table:style-name="ce4" office:value-type="float" office:value="0.6" calcext:value-type="float">
            <text:p>0.600</text:p>
          </table:table-cell>
          <table:table-cell table:formula="of:=[.A46]-[.B46]+[.C46]" office:value-type="float" office:value="-10.41" calcext:value-type="float">
            <text:p>-10.41</text:p>
          </table:table-cell>
          <table:table-cell office:value-type="float" office:value="10.68" calcext:value-type="float">
            <text:p>10.68</text:p>
          </table:table-cell>
          <table:table-cell table:formula="of:=[.E46]-[.D46]" office:value-type="float" office:value="21.09" calcext:value-type="float">
            <text:p>21.09</text:p>
          </table:table-cell>
          <table:table-cell table:formula="of:=1.0028208926*[.D46]+36.0442273124" office:value-type="float" office:value="25.604861820434" calcext:value-type="float">
            <text:p>25.6048618204</text:p>
          </table:table-cell>
          <table:table-cell table:formula="of:=[.G46]-[.E46]" office:value-type="float" office:value="14.924861820434" calcext:value-type="float">
            <text:p>14.9248618204</text:p>
          </table:table-cell>
          <table:table-cell table:number-columns-repeated="1016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0.01" calcext:value-type="float">
            <text:p>10.01</text:p>
          </table:table-cell>
          <table:table-cell table:style-name="ce4" office:value-type="float" office:value="0.6" calcext:value-type="float">
            <text:p>0.600</text:p>
          </table:table-cell>
          <table:table-cell table:formula="of:=[.A47]-[.B47]+[.C47]" office:value-type="float" office:value="-9.41" calcext:value-type="float">
            <text:p>-9.41</text:p>
          </table:table-cell>
          <table:table-cell office:value-type="float" office:value="10.7" calcext:value-type="float">
            <text:p>10.70</text:p>
          </table:table-cell>
          <table:table-cell table:formula="of:=[.E47]-[.D47]" office:value-type="float" office:value="20.11" calcext:value-type="float">
            <text:p>20.11</text:p>
          </table:table-cell>
          <table:table-cell table:formula="of:=1.0028208926*[.D47]+36.0442273124" office:value-type="float" office:value="26.607682713034" calcext:value-type="float">
            <text:p>26.607682713</text:p>
          </table:table-cell>
          <table:table-cell table:formula="of:=[.G47]-[.E47]" office:value-type="float" office:value="15.907682713034" calcext:value-type="float">
            <text:p>15.907682713</text:p>
          </table:table-cell>
          <table:table-cell table:number-columns-repeated="1016"/>
        </table:table-row>
        <table:table-row table:style-name="ro2" table:number-rows-repeated="104852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1dB_40MHz" table:style-name="ta1">
        <table:shapes>
          <draw:frame draw:z-index="0" draw:style-name="gr1" draw:text-style-name="P1" svg:width="785.4pt" svg:height="537.96pt" svg:x="624.73pt" svg:y="33.9pt">
            <loext:p draw:notify-on-update-of-ranges="P1dB_40MHz.D2:P1dB_40MHz.D47 P1dB_40MHz.E1:P1dB_40MHz.E1 P1dB_40MHz.E2:P1dB_40MHz.E47 P1dB_40MHz.D1:P1dB_40MHz.D21 P1dB_40MHz.E1:P1dB_40MHz.E21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1" table:default-cell-style-name="ce7"/>
        <table:table-column table:style-name="co1" table:number-columns-repeated="1019" table:default-cell-style-name="Default"/>
        <table:table-row table:style-name="ro1">
          <table:table-cell table:style-name="ce1" office:value-type="string" calcext:value-type="string">
            <text:p>Generator Power [dBm]</text:p>
          </table:table-cell>
          <table:table-cell table:style-name="ce1" office:value-type="string" calcext:value-type="string">
            <text:p>Fixed Attenuator [dB]</text:p>
          </table:table-cell>
          <table:table-cell table:style-name="ce3" office:value-type="string" calcext:value-type="string">
            <text:p>ZMSCJ-2-1 AVG IL [dB]</text:p>
          </table:table-cell>
          <table:table-cell table:style-name="ce1" office:value-type="string" calcext:value-type="string">
            <text:p>Input Power [dBm]</text:p>
          </table:table-cell>
          <table:table-cell table:style-name="ce6" office:value-type="string" calcext:value-type="string">
            <text:p>Output Power [dBm]</text:p>
          </table:table-cell>
          <table:table-cell table:style-name="ce1" office:value-type="string" calcext:value-type="string">
            <text:p>Gain</text:p>
          </table:table-cell>
          <table:table-cell table:style-name="ce1" office:value-type="string" calcext:value-type="string">
            <text:p>Linear Trend [dBm]</text:p>
          </table:table-cell>
          <table:table-cell table:style-name="ce1" office:value-type="string" calcext:value-type="string">
            <text:p>Linear Delta [dB]</text:p>
          </table:table-cell>
          <table:table-cell table:style-name="ce1" table:number-columns-repeated="1016"/>
        </table:table-row>
        <table:table-row table:style-name="ro2">
          <table:table-cell office:value-type="float" office:value="-90" calcext:value-type="float">
            <text:p>-90</text:p>
          </table:table-cell>
          <table:table-cell office:value-type="float" office:value="10.01" calcext:value-type="float">
            <text:p>10.01</text:p>
          </table:table-cell>
          <table:table-cell table:style-name="ce4" office:value-type="float" office:value="0.6" calcext:value-type="float">
            <text:p>0.600</text:p>
          </table:table-cell>
          <table:table-cell table:formula="of:=[.A2]-[.B2]+[.C2]" office:value-type="float" office:value="-99.41" calcext:value-type="float">
            <text:p>-99.41</text:p>
          </table:table-cell>
          <table:table-cell office:value-type="float" office:value="-64" calcext:value-type="float">
            <text:p>-64.00</text:p>
          </table:table-cell>
          <table:table-cell table:formula="of:=[.E2]-[.D2]" office:value-type="float" office:value="35.41" calcext:value-type="float">
            <text:p>35.41</text:p>
          </table:table-cell>
          <table:table-cell table:formula="of:=1.002225687*[.D2]+35.5699789905" office:value-type="float" office:value="-64.06127655417" calcext:value-type="float">
            <text:p>-64.0612765542</text:p>
          </table:table-cell>
          <table:table-cell table:formula="of:=[.G2]-[.E2]" office:value-type="float" office:value="-0.0612765541700071" calcext:value-type="float">
            <text:p>-0.0612765542</text:p>
          </table:table-cell>
          <table:table-cell table:number-columns-repeated="1016"/>
        </table:table-row>
        <table:table-row table:style-name="ro2">
          <table:table-cell office:value-type="float" office:value="-80" calcext:value-type="float">
            <text:p>-80</text:p>
          </table:table-cell>
          <table:table-cell office:value-type="float" office:value="10.01" calcext:value-type="float">
            <text:p>10.01</text:p>
          </table:table-cell>
          <table:table-cell table:style-name="ce4" office:value-type="float" office:value="0.6" calcext:value-type="float">
            <text:p>0.600</text:p>
          </table:table-cell>
          <table:table-cell table:formula="of:=[.A3]-[.B3]+[.C3]" office:value-type="float" office:value="-89.41" calcext:value-type="float">
            <text:p>-89.41</text:p>
          </table:table-cell>
          <table:table-cell office:value-type="float" office:value="-54.05" calcext:value-type="float">
            <text:p>-54.05</text:p>
          </table:table-cell>
          <table:table-cell table:formula="of:=[.E3]-[.D3]" office:value-type="float" office:value="35.36" calcext:value-type="float">
            <text:p>35.36</text:p>
          </table:table-cell>
          <table:table-cell table:formula="of:=1.002225687*[.D3]+35.5699789905" office:value-type="float" office:value="-54.03901968417" calcext:value-type="float">
            <text:p>-54.0390196842</text:p>
          </table:table-cell>
          <table:table-cell table:formula="of:=[.G3]-[.E3]" office:value-type="float" office:value="0.0109803158299897" calcext:value-type="float">
            <text:p>0.0109803158</text:p>
          </table:table-cell>
          <table:table-cell table:number-columns-repeated="1016"/>
        </table:table-row>
        <table:table-row table:style-name="ro2">
          <table:table-cell office:value-type="float" office:value="-70" calcext:value-type="float">
            <text:p>-70</text:p>
          </table:table-cell>
          <table:table-cell office:value-type="float" office:value="10.01" calcext:value-type="float">
            <text:p>10.01</text:p>
          </table:table-cell>
          <table:table-cell table:style-name="ce4" office:value-type="float" office:value="0.6" calcext:value-type="float">
            <text:p>0.600</text:p>
          </table:table-cell>
          <table:table-cell table:formula="of:=[.A4]-[.B4]+[.C4]" office:value-type="float" office:value="-79.41" calcext:value-type="float">
            <text:p>-79.41</text:p>
          </table:table-cell>
          <table:table-cell office:value-type="float" office:value="-44.02" calcext:value-type="float">
            <text:p>-44.02</text:p>
          </table:table-cell>
          <table:table-cell table:formula="of:=[.E4]-[.D4]" office:value-type="float" office:value="35.39" calcext:value-type="float">
            <text:p>35.39</text:p>
          </table:table-cell>
          <table:table-cell table:formula="of:=1.002225687*[.D4]+35.5699789905" office:value-type="float" office:value="-44.01676281417" calcext:value-type="float">
            <text:p>-44.0167628142</text:p>
          </table:table-cell>
          <table:table-cell table:formula="of:=[.G4]-[.E4]" office:value-type="float" office:value="0.00323718583000243" calcext:value-type="float">
            <text:p>0.0032371858</text:p>
          </table:table-cell>
          <table:table-cell table:number-columns-repeated="1016"/>
        </table:table-row>
        <table:table-row table:style-name="ro2">
          <table:table-cell office:value-type="float" office:value="-60" calcext:value-type="float">
            <text:p>-60</text:p>
          </table:table-cell>
          <table:table-cell office:value-type="float" office:value="10.01" calcext:value-type="float">
            <text:p>10.01</text:p>
          </table:table-cell>
          <table:table-cell table:style-name="ce4" office:value-type="float" office:value="0.6" calcext:value-type="float">
            <text:p>0.600</text:p>
          </table:table-cell>
          <table:table-cell table:formula="of:=[.A5]-[.B5]+[.C5]" office:value-type="float" office:value="-69.41" calcext:value-type="float">
            <text:p>-69.41</text:p>
          </table:table-cell>
          <table:table-cell office:value-type="float" office:value="-34.07" calcext:value-type="float">
            <text:p>-34.07</text:p>
          </table:table-cell>
          <table:table-cell table:formula="of:=[.E5]-[.D5]" office:value-type="float" office:value="35.34" calcext:value-type="float">
            <text:p>35.34</text:p>
          </table:table-cell>
          <table:table-cell table:formula="of:=1.002225687*[.D5]+35.5699789905" office:value-type="float" office:value="-33.99450594417" calcext:value-type="float">
            <text:p>-33.9945059442</text:p>
          </table:table-cell>
          <table:table-cell table:formula="of:=[.G5]-[.E5]" office:value-type="float" office:value="0.0754940558299921" calcext:value-type="float">
            <text:p>0.0754940558</text:p>
          </table:table-cell>
          <table:table-cell table:number-columns-repeated="1016"/>
        </table:table-row>
        <table:table-row table:style-name="ro2">
          <table:table-cell office:value-type="float" office:value="-50" calcext:value-type="float">
            <text:p>-50</text:p>
          </table:table-cell>
          <table:table-cell office:value-type="float" office:value="10.01" calcext:value-type="float">
            <text:p>10.01</text:p>
          </table:table-cell>
          <table:table-cell table:style-name="ce4" office:value-type="float" office:value="0.6" calcext:value-type="float">
            <text:p>0.600</text:p>
          </table:table-cell>
          <table:table-cell table:formula="of:=[.A6]-[.B6]+[.C6]" office:value-type="float" office:value="-59.41" calcext:value-type="float">
            <text:p>-59.41</text:p>
          </table:table-cell>
          <table:table-cell office:value-type="float" office:value="-24.08" calcext:value-type="float">
            <text:p>-24.08</text:p>
          </table:table-cell>
          <table:table-cell table:formula="of:=[.E6]-[.D6]" office:value-type="float" office:value="35.33" calcext:value-type="float">
            <text:p>35.33</text:p>
          </table:table-cell>
          <table:table-cell table:formula="of:=1.002225687*[.D6]+35.5699789905" office:value-type="float" office:value="-23.97224907417" calcext:value-type="float">
            <text:p>-23.9722490742</text:p>
          </table:table-cell>
          <table:table-cell table:formula="of:=[.G6]-[.E6]" office:value-type="float" office:value="0.107750925830004" calcext:value-type="float">
            <text:p>0.1077509258</text:p>
          </table:table-cell>
          <table:table-cell table:number-columns-repeated="1016"/>
        </table:table-row>
        <table:table-row table:style-name="ro2">
          <table:table-cell office:value-type="float" office:value="-40" calcext:value-type="float">
            <text:p>-40</text:p>
          </table:table-cell>
          <table:table-cell office:value-type="float" office:value="10.01" calcext:value-type="float">
            <text:p>10.01</text:p>
          </table:table-cell>
          <table:table-cell table:style-name="ce4" office:value-type="float" office:value="0.6" calcext:value-type="float">
            <text:p>0.600</text:p>
          </table:table-cell>
          <table:table-cell table:formula="of:=[.A7]-[.B7]+[.C7]" office:value-type="float" office:value="-49.41" calcext:value-type="float">
            <text:p>-49.41</text:p>
          </table:table-cell>
          <table:table-cell office:value-type="float" office:value="-13.97" calcext:value-type="float">
            <text:p>-13.97</text:p>
          </table:table-cell>
          <table:table-cell table:formula="of:=[.E7]-[.D7]" office:value-type="float" office:value="35.44" calcext:value-type="float">
            <text:p>35.44</text:p>
          </table:table-cell>
          <table:table-cell table:formula="of:=1.002225687*[.D7]+35.5699789905" office:value-type="float" office:value="-13.94999220417" calcext:value-type="float">
            <text:p>-13.9499922042</text:p>
          </table:table-cell>
          <table:table-cell table:formula="of:=[.G7]-[.E7]" office:value-type="float" office:value="0.020007795830006" calcext:value-type="float">
            <text:p>0.0200077958</text:p>
          </table:table-cell>
          <table:table-cell table:number-columns-repeated="1016"/>
        </table:table-row>
        <table:table-row table:style-name="ro2">
          <table:table-cell office:value-type="float" office:value="-39" calcext:value-type="float">
            <text:p>-39</text:p>
          </table:table-cell>
          <table:table-cell office:value-type="float" office:value="10.01" calcext:value-type="float">
            <text:p>10.01</text:p>
          </table:table-cell>
          <table:table-cell table:style-name="ce4" office:value-type="float" office:value="0.6" calcext:value-type="float">
            <text:p>0.600</text:p>
          </table:table-cell>
          <table:table-cell table:formula="of:=[.A8]-[.B8]+[.C8]" office:value-type="float" office:value="-48.41" calcext:value-type="float">
            <text:p>-48.41</text:p>
          </table:table-cell>
          <table:table-cell office:value-type="float" office:value="-12.91" calcext:value-type="float">
            <text:p>-12.91</text:p>
          </table:table-cell>
          <table:table-cell table:formula="of:=[.E8]-[.D8]" office:value-type="float" office:value="35.5" calcext:value-type="float">
            <text:p>35.5</text:p>
          </table:table-cell>
          <table:table-cell table:formula="of:=1.002225687*[.D8]+35.5699789905" office:value-type="float" office:value="-12.94776651717" calcext:value-type="float">
            <text:p>-12.9477665172</text:p>
          </table:table-cell>
          <table:table-cell table:formula="of:=[.G8]-[.E8]" office:value-type="float" office:value="-0.0377665171699952" calcext:value-type="float">
            <text:p>-0.0377665172</text:p>
          </table:table-cell>
          <table:table-cell table:number-columns-repeated="1016"/>
        </table:table-row>
        <table:table-row table:style-name="ro2">
          <table:table-cell office:value-type="float" office:value="-38" calcext:value-type="float">
            <text:p>-38</text:p>
          </table:table-cell>
          <table:table-cell office:value-type="float" office:value="10.01" calcext:value-type="float">
            <text:p>10.01</text:p>
          </table:table-cell>
          <table:table-cell table:style-name="ce4" office:value-type="float" office:value="0.6" calcext:value-type="float">
            <text:p>0.600</text:p>
          </table:table-cell>
          <table:table-cell table:formula="of:=[.A9]-[.B9]+[.C9]" office:value-type="float" office:value="-47.41" calcext:value-type="float">
            <text:p>-47.41</text:p>
          </table:table-cell>
          <table:table-cell office:value-type="float" office:value="-11.91" calcext:value-type="float">
            <text:p>-11.91</text:p>
          </table:table-cell>
          <table:table-cell table:formula="of:=[.E9]-[.D9]" office:value-type="float" office:value="35.5" calcext:value-type="float">
            <text:p>35.5</text:p>
          </table:table-cell>
          <table:table-cell table:formula="of:=1.002225687*[.D9]+35.5699789905" office:value-type="float" office:value="-11.94554083017" calcext:value-type="float">
            <text:p>-11.9455408302</text:p>
          </table:table-cell>
          <table:table-cell table:formula="of:=[.G9]-[.E9]" office:value-type="float" office:value="-0.035540830169996" calcext:value-type="float">
            <text:p>-0.0355408302</text:p>
          </table:table-cell>
          <table:table-cell table:number-columns-repeated="1016"/>
        </table:table-row>
        <table:table-row table:style-name="ro2">
          <table:table-cell office:value-type="float" office:value="-37" calcext:value-type="float">
            <text:p>-37</text:p>
          </table:table-cell>
          <table:table-cell office:value-type="float" office:value="10.01" calcext:value-type="float">
            <text:p>10.01</text:p>
          </table:table-cell>
          <table:table-cell table:style-name="ce4" office:value-type="float" office:value="0.6" calcext:value-type="float">
            <text:p>0.600</text:p>
          </table:table-cell>
          <table:table-cell table:formula="of:=[.A10]-[.B10]+[.C10]" office:value-type="float" office:value="-46.41" calcext:value-type="float">
            <text:p>-46.41</text:p>
          </table:table-cell>
          <table:table-cell office:value-type="float" office:value="-10.9" calcext:value-type="float">
            <text:p>-10.90</text:p>
          </table:table-cell>
          <table:table-cell table:formula="of:=[.E10]-[.D10]" office:value-type="float" office:value="35.51" calcext:value-type="float">
            <text:p>35.51</text:p>
          </table:table-cell>
          <table:table-cell table:formula="of:=1.002225687*[.D10]+35.5699789905" office:value-type="float" office:value="-10.94331514317" calcext:value-type="float">
            <text:p>-10.9433151432</text:p>
          </table:table-cell>
          <table:table-cell table:formula="of:=[.G10]-[.E10]" office:value-type="float" office:value="-0.0433151431699965" calcext:value-type="float">
            <text:p>-0.0433151432</text:p>
          </table:table-cell>
          <table:table-cell table:number-columns-repeated="1016"/>
        </table:table-row>
        <table:table-row table:style-name="ro2">
          <table:table-cell office:value-type="float" office:value="-36" calcext:value-type="float">
            <text:p>-36</text:p>
          </table:table-cell>
          <table:table-cell office:value-type="float" office:value="10.01" calcext:value-type="float">
            <text:p>10.01</text:p>
          </table:table-cell>
          <table:table-cell table:style-name="ce4" office:value-type="float" office:value="0.6" calcext:value-type="float">
            <text:p>0.600</text:p>
          </table:table-cell>
          <table:table-cell table:formula="of:=[.A11]-[.B11]+[.C11]" office:value-type="float" office:value="-45.41" calcext:value-type="float">
            <text:p>-45.41</text:p>
          </table:table-cell>
          <table:table-cell office:value-type="float" office:value="-9.9" calcext:value-type="float">
            <text:p>-9.90</text:p>
          </table:table-cell>
          <table:table-cell table:formula="of:=[.E11]-[.D11]" office:value-type="float" office:value="35.51" calcext:value-type="float">
            <text:p>35.51</text:p>
          </table:table-cell>
          <table:table-cell table:formula="of:=1.002225687*[.D11]+35.5699789905" office:value-type="float" office:value="-9.94108945617" calcext:value-type="float">
            <text:p>-9.9410894562</text:p>
          </table:table-cell>
          <table:table-cell table:formula="of:=[.G11]-[.E11]" office:value-type="float" office:value="-0.0410894561699973" calcext:value-type="float">
            <text:p>-0.0410894562</text:p>
          </table:table-cell>
          <table:table-cell table:number-columns-repeated="1016"/>
        </table:table-row>
        <table:table-row table:style-name="ro2">
          <table:table-cell office:value-type="float" office:value="-35" calcext:value-type="float">
            <text:p>-35</text:p>
          </table:table-cell>
          <table:table-cell office:value-type="float" office:value="10.01" calcext:value-type="float">
            <text:p>10.01</text:p>
          </table:table-cell>
          <table:table-cell table:style-name="ce4" office:value-type="float" office:value="0.6" calcext:value-type="float">
            <text:p>0.600</text:p>
          </table:table-cell>
          <table:table-cell table:formula="of:=[.A12]-[.B12]+[.C12]" office:value-type="float" office:value="-44.41" calcext:value-type="float">
            <text:p>-44.41</text:p>
          </table:table-cell>
          <table:table-cell office:value-type="float" office:value="-8.89" calcext:value-type="float">
            <text:p>-8.89</text:p>
          </table:table-cell>
          <table:table-cell table:formula="of:=[.E12]-[.D12]" office:value-type="float" office:value="35.52" calcext:value-type="float">
            <text:p>35.52</text:p>
          </table:table-cell>
          <table:table-cell table:formula="of:=1.002225687*[.D12]+35.5699789905" office:value-type="float" office:value="-8.93886376917" calcext:value-type="float">
            <text:p>-8.9388637692</text:p>
          </table:table-cell>
          <table:table-cell table:formula="of:=[.G12]-[.E12]" office:value-type="float" office:value="-0.0488637691699978" calcext:value-type="float">
            <text:p>-0.0488637692</text:p>
          </table:table-cell>
          <table:table-cell table:number-columns-repeated="1016"/>
        </table:table-row>
        <table:table-row table:style-name="ro2">
          <table:table-cell office:value-type="float" office:value="-34" calcext:value-type="float">
            <text:p>-34</text:p>
          </table:table-cell>
          <table:table-cell office:value-type="float" office:value="10.01" calcext:value-type="float">
            <text:p>10.01</text:p>
          </table:table-cell>
          <table:table-cell table:style-name="ce4" office:value-type="float" office:value="0.6" calcext:value-type="float">
            <text:p>0.600</text:p>
          </table:table-cell>
          <table:table-cell table:formula="of:=[.A13]-[.B13]+[.C13]" office:value-type="float" office:value="-43.41" calcext:value-type="float">
            <text:p>-43.41</text:p>
          </table:table-cell>
          <table:table-cell office:value-type="float" office:value="-7.94" calcext:value-type="float">
            <text:p>-7.94</text:p>
          </table:table-cell>
          <table:table-cell table:formula="of:=[.E13]-[.D13]" office:value-type="float" office:value="35.47" calcext:value-type="float">
            <text:p>35.47</text:p>
          </table:table-cell>
          <table:table-cell table:formula="of:=1.002225687*[.D13]+35.5699789905" office:value-type="float" office:value="-7.93663808217" calcext:value-type="float">
            <text:p>-7.9366380822</text:p>
          </table:table-cell>
          <table:table-cell table:formula="of:=[.G13]-[.E13]" office:value-type="float" office:value="0.00336191783000128" calcext:value-type="float">
            <text:p>0.0033619178</text:p>
          </table:table-cell>
          <table:table-cell table:number-columns-repeated="1016"/>
        </table:table-row>
        <table:table-row table:style-name="ro2">
          <table:table-cell office:value-type="float" office:value="-33" calcext:value-type="float">
            <text:p>-33</text:p>
          </table:table-cell>
          <table:table-cell office:value-type="float" office:value="10.01" calcext:value-type="float">
            <text:p>10.01</text:p>
          </table:table-cell>
          <table:table-cell table:style-name="ce4" office:value-type="float" office:value="0.6" calcext:value-type="float">
            <text:p>0.600</text:p>
          </table:table-cell>
          <table:table-cell table:formula="of:=[.A14]-[.B14]+[.C14]" office:value-type="float" office:value="-42.41" calcext:value-type="float">
            <text:p>-42.41</text:p>
          </table:table-cell>
          <table:table-cell office:value-type="float" office:value="-6.93" calcext:value-type="float">
            <text:p>-6.93</text:p>
          </table:table-cell>
          <table:table-cell table:formula="of:=[.E14]-[.D14]" office:value-type="float" office:value="35.48" calcext:value-type="float">
            <text:p>35.48</text:p>
          </table:table-cell>
          <table:table-cell table:formula="of:=1.002225687*[.D14]+35.5699789905" office:value-type="float" office:value="-6.93441239516999" calcext:value-type="float">
            <text:p>-6.9344123952</text:p>
          </table:table-cell>
          <table:table-cell table:formula="of:=[.G14]-[.E14]" office:value-type="float" office:value="-0.00441239516999303" calcext:value-type="float">
            <text:p>-0.0044123952</text:p>
          </table:table-cell>
          <table:table-cell table:number-columns-repeated="1016"/>
        </table:table-row>
        <table:table-row table:style-name="ro2">
          <table:table-cell office:value-type="float" office:value="-32" calcext:value-type="float">
            <text:p>-32</text:p>
          </table:table-cell>
          <table:table-cell office:value-type="float" office:value="10.01" calcext:value-type="float">
            <text:p>10.01</text:p>
          </table:table-cell>
          <table:table-cell table:style-name="ce4" office:value-type="float" office:value="0.6" calcext:value-type="float">
            <text:p>0.600</text:p>
          </table:table-cell>
          <table:table-cell table:formula="of:=[.A15]-[.B15]+[.C15]" office:value-type="float" office:value="-41.41" calcext:value-type="float">
            <text:p>-41.41</text:p>
          </table:table-cell>
          <table:table-cell office:value-type="float" office:value="-5.93" calcext:value-type="float">
            <text:p>-5.93</text:p>
          </table:table-cell>
          <table:table-cell table:formula="of:=[.E15]-[.D15]" office:value-type="float" office:value="35.48" calcext:value-type="float">
            <text:p>35.48</text:p>
          </table:table-cell>
          <table:table-cell table:formula="of:=1.002225687*[.D15]+35.5699789905" office:value-type="float" office:value="-5.93218670816999" calcext:value-type="float">
            <text:p>-5.9321867082</text:p>
          </table:table-cell>
          <table:table-cell table:formula="of:=[.G15]-[.E15]" office:value-type="float" office:value="-0.00218670816999378" calcext:value-type="float">
            <text:p>-0.0021867082</text:p>
          </table:table-cell>
          <table:table-cell table:number-columns-repeated="1016"/>
        </table:table-row>
        <table:table-row table:style-name="ro2">
          <table:table-cell office:value-type="float" office:value="-31" calcext:value-type="float">
            <text:p>-31</text:p>
          </table:table-cell>
          <table:table-cell office:value-type="float" office:value="10.01" calcext:value-type="float">
            <text:p>10.01</text:p>
          </table:table-cell>
          <table:table-cell table:style-name="ce4" office:value-type="float" office:value="0.6" calcext:value-type="float">
            <text:p>0.600</text:p>
          </table:table-cell>
          <table:table-cell table:formula="of:=[.A16]-[.B16]+[.C16]" office:value-type="float" office:value="-40.41" calcext:value-type="float">
            <text:p>-40.41</text:p>
          </table:table-cell>
          <table:table-cell office:value-type="float" office:value="-4.92" calcext:value-type="float">
            <text:p>-4.92</text:p>
          </table:table-cell>
          <table:table-cell table:formula="of:=[.E16]-[.D16]" office:value-type="float" office:value="35.49" calcext:value-type="float">
            <text:p>35.49</text:p>
          </table:table-cell>
          <table:table-cell table:formula="of:=1.002225687*[.D16]+35.5699789905" office:value-type="float" office:value="-4.92996102116999" calcext:value-type="float">
            <text:p>-4.9299610212</text:p>
          </table:table-cell>
          <table:table-cell table:formula="of:=[.G16]-[.E16]" office:value-type="float" office:value="-0.00996102116999431" calcext:value-type="float">
            <text:p>-0.0099610212</text:p>
          </table:table-cell>
          <table:table-cell table:number-columns-repeated="1016"/>
        </table:table-row>
        <table:table-row table:style-name="ro2">
          <table:table-cell office:value-type="float" office:value="-30" calcext:value-type="float">
            <text:p>-30</text:p>
          </table:table-cell>
          <table:table-cell office:value-type="float" office:value="10.01" calcext:value-type="float">
            <text:p>10.01</text:p>
          </table:table-cell>
          <table:table-cell table:style-name="ce4" office:value-type="float" office:value="0.6" calcext:value-type="float">
            <text:p>0.600</text:p>
          </table:table-cell>
          <table:table-cell table:formula="of:=[.A17]-[.B17]+[.C17]" office:value-type="float" office:value="-39.41" calcext:value-type="float">
            <text:p>-39.41</text:p>
          </table:table-cell>
          <table:table-cell office:value-type="float" office:value="-3.92" calcext:value-type="float">
            <text:p>-3.92</text:p>
          </table:table-cell>
          <table:table-cell table:formula="of:=[.E17]-[.D17]" office:value-type="float" office:value="35.49" calcext:value-type="float">
            <text:p>35.49</text:p>
          </table:table-cell>
          <table:table-cell table:formula="of:=1.002225687*[.D17]+35.5699789905" office:value-type="float" office:value="-3.92773533416999" calcext:value-type="float">
            <text:p>-3.9277353342</text:p>
          </table:table-cell>
          <table:table-cell table:formula="of:=[.G17]-[.E17]" office:value-type="float" office:value="-0.00773533416999506" calcext:value-type="float">
            <text:p>-0.0077353342</text:p>
          </table:table-cell>
          <table:table-cell table:number-columns-repeated="1016"/>
        </table:table-row>
        <table:table-row table:style-name="ro2">
          <table:table-cell office:value-type="float" office:value="-29" calcext:value-type="float">
            <text:p>-29</text:p>
          </table:table-cell>
          <table:table-cell office:value-type="float" office:value="10.01" calcext:value-type="float">
            <text:p>10.01</text:p>
          </table:table-cell>
          <table:table-cell table:style-name="ce4" office:value-type="float" office:value="0.6" calcext:value-type="float">
            <text:p>0.600</text:p>
          </table:table-cell>
          <table:table-cell table:formula="of:=[.A18]-[.B18]+[.C18]" office:value-type="float" office:value="-38.41" calcext:value-type="float">
            <text:p>-38.41</text:p>
          </table:table-cell>
          <table:table-cell office:value-type="float" office:value="-2.94" calcext:value-type="float">
            <text:p>-2.94</text:p>
          </table:table-cell>
          <table:table-cell table:formula="of:=[.E18]-[.D18]" office:value-type="float" office:value="35.47" calcext:value-type="float">
            <text:p>35.47</text:p>
          </table:table-cell>
          <table:table-cell table:formula="of:=1.002225687*[.D18]+35.5699789905" office:value-type="float" office:value="-2.92550964717" calcext:value-type="float">
            <text:p>-2.9255096472</text:p>
          </table:table-cell>
          <table:table-cell table:formula="of:=[.G18]-[.E18]" office:value-type="float" office:value="0.0144903528300042" calcext:value-type="float">
            <text:p>0.0144903528</text:p>
          </table:table-cell>
          <table:table-cell table:number-columns-repeated="1016"/>
        </table:table-row>
        <table:table-row table:style-name="ro2">
          <table:table-cell office:value-type="float" office:value="-28" calcext:value-type="float">
            <text:p>-28</text:p>
          </table:table-cell>
          <table:table-cell office:value-type="float" office:value="10.01" calcext:value-type="float">
            <text:p>10.01</text:p>
          </table:table-cell>
          <table:table-cell table:style-name="ce4" office:value-type="float" office:value="0.6" calcext:value-type="float">
            <text:p>0.600</text:p>
          </table:table-cell>
          <table:table-cell table:formula="of:=[.A19]-[.B19]+[.C19]" office:value-type="float" office:value="-37.41" calcext:value-type="float">
            <text:p>-37.41</text:p>
          </table:table-cell>
          <table:table-cell office:value-type="float" office:value="-1.94" calcext:value-type="float">
            <text:p>-1.94</text:p>
          </table:table-cell>
          <table:table-cell table:formula="of:=[.E19]-[.D19]" office:value-type="float" office:value="35.47" calcext:value-type="float">
            <text:p>35.47</text:p>
          </table:table-cell>
          <table:table-cell table:formula="of:=1.002225687*[.D19]+35.5699789905" office:value-type="float" office:value="-1.92328396017" calcext:value-type="float">
            <text:p>-1.9232839602</text:p>
          </table:table-cell>
          <table:table-cell table:formula="of:=[.G19]-[.E19]" office:value-type="float" office:value="0.0167160398300035" calcext:value-type="float">
            <text:p>0.0167160398</text:p>
          </table:table-cell>
          <table:table-cell table:number-columns-repeated="1016"/>
        </table:table-row>
        <table:table-row table:style-name="ro2">
          <table:table-cell office:value-type="float" office:value="-27" calcext:value-type="float">
            <text:p>-27</text:p>
          </table:table-cell>
          <table:table-cell office:value-type="float" office:value="10.01" calcext:value-type="float">
            <text:p>10.01</text:p>
          </table:table-cell>
          <table:table-cell table:style-name="ce4" office:value-type="float" office:value="0.6" calcext:value-type="float">
            <text:p>0.600</text:p>
          </table:table-cell>
          <table:table-cell table:formula="of:=[.A20]-[.B20]+[.C20]" office:value-type="float" office:value="-36.41" calcext:value-type="float">
            <text:p>-36.41</text:p>
          </table:table-cell>
          <table:table-cell office:value-type="float" office:value="-0.94" calcext:value-type="float">
            <text:p>-0.94</text:p>
          </table:table-cell>
          <table:table-cell table:formula="of:=[.E20]-[.D20]" office:value-type="float" office:value="35.47" calcext:value-type="float">
            <text:p>35.47</text:p>
          </table:table-cell>
          <table:table-cell table:formula="of:=1.002225687*[.D20]+35.5699789905" office:value-type="float" office:value="-0.921058273169997" calcext:value-type="float">
            <text:p>-0.9210582732</text:p>
          </table:table-cell>
          <table:table-cell table:formula="of:=[.G20]-[.E20]" office:value-type="float" office:value="0.0189417268300028" calcext:value-type="float">
            <text:p>0.0189417268</text:p>
          </table:table-cell>
          <table:table-cell table:number-columns-repeated="1016"/>
        </table:table-row>
        <table:table-row table:style-name="ro2">
          <table:table-cell office:value-type="float" office:value="-26" calcext:value-type="float">
            <text:p>-26</text:p>
          </table:table-cell>
          <table:table-cell office:value-type="float" office:value="10.01" calcext:value-type="float">
            <text:p>10.01</text:p>
          </table:table-cell>
          <table:table-cell table:style-name="ce4" office:value-type="float" office:value="0.6" calcext:value-type="float">
            <text:p>0.600</text:p>
          </table:table-cell>
          <table:table-cell table:formula="of:=[.A21]-[.B21]+[.C21]" office:value-type="float" office:value="-35.41" calcext:value-type="float">
            <text:p>-35.41</text:p>
          </table:table-cell>
          <table:table-cell office:value-type="float" office:value="0.06" calcext:value-type="float">
            <text:p>0.06</text:p>
          </table:table-cell>
          <table:table-cell table:formula="of:=[.E21]-[.D21]" office:value-type="float" office:value="35.47" calcext:value-type="float">
            <text:p>35.47</text:p>
          </table:table-cell>
          <table:table-cell table:formula="of:=1.002225687*[.D21]+35.5699789905" office:value-type="float" office:value="0.081167413830002" calcext:value-type="float">
            <text:p>0.0811674138</text:p>
          </table:table-cell>
          <table:table-cell table:formula="of:=[.G21]-[.E21]" office:value-type="float" office:value="0.021167413830002" calcext:value-type="float">
            <text:p>0.0211674138</text:p>
          </table:table-cell>
          <table:table-cell table:number-columns-repeated="1016"/>
        </table:table-row>
        <table:table-row table:style-name="ro2">
          <table:table-cell office:value-type="float" office:value="-25" calcext:value-type="float">
            <text:p>-25</text:p>
          </table:table-cell>
          <table:table-cell office:value-type="float" office:value="10.01" calcext:value-type="float">
            <text:p>10.01</text:p>
          </table:table-cell>
          <table:table-cell table:style-name="ce4" office:value-type="float" office:value="0.6" calcext:value-type="float">
            <text:p>0.600</text:p>
          </table:table-cell>
          <table:table-cell table:formula="of:=[.A22]-[.B22]+[.C22]" office:value-type="float" office:value="-34.41" calcext:value-type="float">
            <text:p>-34.41</text:p>
          </table:table-cell>
          <table:table-cell office:value-type="float" office:value="1.07" calcext:value-type="float">
            <text:p>1.07</text:p>
          </table:table-cell>
          <table:table-cell table:formula="of:=[.E22]-[.D22]" office:value-type="float" office:value="35.48" calcext:value-type="float">
            <text:p>35.48</text:p>
          </table:table-cell>
          <table:table-cell table:formula="of:=1.002225687*[.D22]+35.5699789905" office:value-type="float" office:value="1.08339310083" calcext:value-type="float">
            <text:p>1.0833931008</text:p>
          </table:table-cell>
          <table:table-cell table:formula="of:=[.G22]-[.E22]" office:value-type="float" office:value="0.0133931008300012" calcext:value-type="float">
            <text:p>0.0133931008</text:p>
          </table:table-cell>
          <table:table-cell table:number-columns-repeated="1016"/>
        </table:table-row>
        <table:table-row table:style-name="ro2">
          <table:table-cell office:value-type="float" office:value="-24" calcext:value-type="float">
            <text:p>-24</text:p>
          </table:table-cell>
          <table:table-cell office:value-type="float" office:value="10.01" calcext:value-type="float">
            <text:p>10.01</text:p>
          </table:table-cell>
          <table:table-cell table:style-name="ce4" office:value-type="float" office:value="0.6" calcext:value-type="float">
            <text:p>0.600</text:p>
          </table:table-cell>
          <table:table-cell table:formula="of:=[.A23]-[.B23]+[.C23]" office:value-type="float" office:value="-33.41" calcext:value-type="float">
            <text:p>-33.41</text:p>
          </table:table-cell>
          <table:table-cell office:value-type="float" office:value="2.01" calcext:value-type="float">
            <text:p>2.01</text:p>
          </table:table-cell>
          <table:table-cell table:formula="of:=[.E23]-[.D23]" office:value-type="float" office:value="35.42" calcext:value-type="float">
            <text:p>35.42</text:p>
          </table:table-cell>
          <table:table-cell table:formula="of:=1.002225687*[.D23]+35.5699789905" office:value-type="float" office:value="2.08561878783" calcext:value-type="float">
            <text:p>2.0856187878</text:p>
          </table:table-cell>
          <table:table-cell table:formula="of:=[.G23]-[.E23]" office:value-type="float" office:value="0.0756187878300008" calcext:value-type="float">
            <text:p>0.0756187878</text:p>
          </table:table-cell>
          <table:table-cell table:number-columns-repeated="1016"/>
        </table:table-row>
        <table:table-row table:style-name="ro2">
          <table:table-cell office:value-type="float" office:value="-23" calcext:value-type="float">
            <text:p>-23</text:p>
          </table:table-cell>
          <table:table-cell office:value-type="float" office:value="10.01" calcext:value-type="float">
            <text:p>10.01</text:p>
          </table:table-cell>
          <table:table-cell table:style-name="ce4" office:value-type="float" office:value="0.6" calcext:value-type="float">
            <text:p>0.600</text:p>
          </table:table-cell>
          <table:table-cell table:formula="of:=[.A24]-[.B24]+[.C24]" office:value-type="float" office:value="-32.41" calcext:value-type="float">
            <text:p>-32.41</text:p>
          </table:table-cell>
          <table:table-cell office:value-type="float" office:value="3" calcext:value-type="float">
            <text:p>3.00</text:p>
          </table:table-cell>
          <table:table-cell table:formula="of:=[.E24]-[.D24]" office:value-type="float" office:value="35.41" calcext:value-type="float">
            <text:p>35.41</text:p>
          </table:table-cell>
          <table:table-cell table:formula="of:=1.002225687*[.D24]+35.5699789905" office:value-type="float" office:value="3.08784447483001" calcext:value-type="float">
            <text:p>3.0878444748</text:p>
          </table:table-cell>
          <table:table-cell table:formula="of:=[.G24]-[.E24]" office:value-type="float" office:value="0.0878444748300069" calcext:value-type="float">
            <text:p>0.0878444748</text:p>
          </table:table-cell>
          <table:table-cell table:number-columns-repeated="1016"/>
        </table:table-row>
        <table:table-row table:style-name="ro2">
          <table:table-cell office:value-type="float" office:value="-22" calcext:value-type="float">
            <text:p>-22</text:p>
          </table:table-cell>
          <table:table-cell office:value-type="float" office:value="10.01" calcext:value-type="float">
            <text:p>10.01</text:p>
          </table:table-cell>
          <table:table-cell table:style-name="ce4" office:value-type="float" office:value="0.6" calcext:value-type="float">
            <text:p>0.600</text:p>
          </table:table-cell>
          <table:table-cell table:formula="of:=[.A25]-[.B25]+[.C25]" office:value-type="float" office:value="-31.41" calcext:value-type="float">
            <text:p>-31.41</text:p>
          </table:table-cell>
          <table:table-cell office:value-type="float" office:value="3.97" calcext:value-type="float">
            <text:p>3.97</text:p>
          </table:table-cell>
          <table:table-cell table:formula="of:=[.E25]-[.D25]" office:value-type="float" office:value="35.38" calcext:value-type="float">
            <text:p>35.38</text:p>
          </table:table-cell>
          <table:table-cell table:formula="of:=1.002225687*[.D25]+35.5699789905" office:value-type="float" office:value="4.09007016183" calcext:value-type="float">
            <text:p>4.0900701618</text:p>
          </table:table-cell>
          <table:table-cell table:formula="of:=[.G25]-[.E25]" office:value-type="float" office:value="0.120070161830003" calcext:value-type="float">
            <text:p>0.1200701618</text:p>
          </table:table-cell>
          <table:table-cell table:number-columns-repeated="1016"/>
        </table:table-row>
        <table:table-row table:style-name="ro2">
          <table:table-cell office:value-type="float" office:value="-21" calcext:value-type="float">
            <text:p>-21</text:p>
          </table:table-cell>
          <table:table-cell office:value-type="float" office:value="10.01" calcext:value-type="float">
            <text:p>10.01</text:p>
          </table:table-cell>
          <table:table-cell table:style-name="ce4" office:value-type="float" office:value="0.6" calcext:value-type="float">
            <text:p>0.600</text:p>
          </table:table-cell>
          <table:table-cell table:formula="of:=[.A26]-[.B26]+[.C26]" office:value-type="float" office:value="-30.41" calcext:value-type="float">
            <text:p>-30.41</text:p>
          </table:table-cell>
          <table:table-cell office:value-type="float" office:value="4.9" calcext:value-type="float">
            <text:p>4.90</text:p>
          </table:table-cell>
          <table:table-cell table:formula="of:=[.E26]-[.D26]" office:value-type="float" office:value="35.31" calcext:value-type="float">
            <text:p>35.31</text:p>
          </table:table-cell>
          <table:table-cell table:formula="of:=1.002225687*[.D26]+35.5699789905" office:value-type="float" office:value="5.09229584883" calcext:value-type="float">
            <text:p>5.0922958488</text:p>
          </table:table-cell>
          <table:table-cell table:formula="of:=[.G26]-[.E26]" office:value-type="float" office:value="0.192295848830002" calcext:value-type="float">
            <text:p>0.1922958488</text:p>
          </table:table-cell>
          <table:table-cell table:number-columns-repeated="1016"/>
        </table:table-row>
        <table:table-row table:style-name="ro2">
          <table:table-cell office:value-type="float" office:value="-20" calcext:value-type="float">
            <text:p>-20</text:p>
          </table:table-cell>
          <table:table-cell office:value-type="float" office:value="10.01" calcext:value-type="float">
            <text:p>10.01</text:p>
          </table:table-cell>
          <table:table-cell table:style-name="ce4" office:value-type="float" office:value="0.6" calcext:value-type="float">
            <text:p>0.600</text:p>
          </table:table-cell>
          <table:table-cell table:formula="of:=[.A27]-[.B27]+[.C27]" office:value-type="float" office:value="-29.41" calcext:value-type="float">
            <text:p>-29.41</text:p>
          </table:table-cell>
          <table:table-cell office:value-type="float" office:value="5.76" calcext:value-type="float">
            <text:p>5.76</text:p>
          </table:table-cell>
          <table:table-cell table:formula="of:=[.E27]-[.D27]" office:value-type="float" office:value="35.17" calcext:value-type="float">
            <text:p>35.17</text:p>
          </table:table-cell>
          <table:table-cell table:formula="of:=1.002225687*[.D27]+35.5699789905" office:value-type="float" office:value="6.09452153583" calcext:value-type="float">
            <text:p>6.0945215358</text:p>
          </table:table-cell>
          <table:table-cell table:formula="of:=[.G27]-[.E27]" office:value-type="float" office:value="0.334521535830005" calcext:value-type="float">
            <text:p>0.3345215358</text:p>
          </table:table-cell>
          <table:table-cell table:number-columns-repeated="1016"/>
        </table:table-row>
        <table:table-row table:style-name="ro2">
          <table:table-cell office:value-type="float" office:value="-19" calcext:value-type="float">
            <text:p>-19</text:p>
          </table:table-cell>
          <table:table-cell office:value-type="float" office:value="10.01" calcext:value-type="float">
            <text:p>10.01</text:p>
          </table:table-cell>
          <table:table-cell table:style-name="ce4" office:value-type="float" office:value="0.6" calcext:value-type="float">
            <text:p>0.600</text:p>
          </table:table-cell>
          <table:table-cell table:formula="of:=[.A28]-[.B28]+[.C28]" office:value-type="float" office:value="-28.41" calcext:value-type="float">
            <text:p>-28.41</text:p>
          </table:table-cell>
          <table:table-cell office:value-type="float" office:value="6.51" calcext:value-type="float">
            <text:p>6.51</text:p>
          </table:table-cell>
          <table:table-cell table:formula="of:=[.E28]-[.D28]" office:value-type="float" office:value="34.92" calcext:value-type="float">
            <text:p>34.92</text:p>
          </table:table-cell>
          <table:table-cell table:formula="of:=1.002225687*[.D28]+35.5699789905" office:value-type="float" office:value="7.09674722283" calcext:value-type="float">
            <text:p>7.0967472228</text:p>
          </table:table-cell>
          <table:table-cell table:formula="of:=[.G28]-[.E28]" office:value-type="float" office:value="0.586747222830004" calcext:value-type="float">
            <text:p>0.5867472228</text:p>
          </table:table-cell>
          <table:table-cell table:number-columns-repeated="1016"/>
        </table:table-row>
        <table:table-row table:style-name="ro2">
          <table:table-cell table:style-name="ce2" office:value-type="float" office:value="-18" calcext:value-type="float">
            <text:p>-18</text:p>
          </table:table-cell>
          <table:table-cell table:style-name="ce2" office:value-type="float" office:value="10.01" calcext:value-type="float">
            <text:p>10.01</text:p>
          </table:table-cell>
          <table:table-cell table:style-name="ce5" office:value-type="float" office:value="0.6" calcext:value-type="float">
            <text:p>0.600</text:p>
          </table:table-cell>
          <table:table-cell table:style-name="ce2" table:formula="of:=[.A29]-[.B29]+[.C29]" office:value-type="float" office:value="-27.41" calcext:value-type="float">
            <text:p>-27.41</text:p>
          </table:table-cell>
          <table:table-cell table:style-name="ce8" office:value-type="float" office:value="7.16" calcext:value-type="float">
            <text:p>7.16</text:p>
          </table:table-cell>
          <table:table-cell table:style-name="ce2" table:formula="of:=[.E29]-[.D29]" office:value-type="float" office:value="34.57" calcext:value-type="float">
            <text:p>34.57</text:p>
          </table:table-cell>
          <table:table-cell table:style-name="ce2" table:formula="of:=1.002225687*[.D29]+35.5699789905" office:value-type="float" office:value="8.09897290983" calcext:value-type="float">
            <text:p>8.0989729098</text:p>
          </table:table-cell>
          <table:table-cell table:style-name="ce2" table:formula="of:=[.G29]-[.E29]" office:value-type="float" office:value="0.938972909830003" calcext:value-type="float">
            <text:p>0.9389729098</text:p>
          </table:table-cell>
          <table:table-cell table:number-columns-repeated="1016"/>
        </table:table-row>
        <table:table-row table:style-name="ro2">
          <table:table-cell office:value-type="float" office:value="-17" calcext:value-type="float">
            <text:p>-17</text:p>
          </table:table-cell>
          <table:table-cell office:value-type="float" office:value="10.01" calcext:value-type="float">
            <text:p>10.01</text:p>
          </table:table-cell>
          <table:table-cell table:style-name="ce4" office:value-type="float" office:value="0.6" calcext:value-type="float">
            <text:p>0.600</text:p>
          </table:table-cell>
          <table:table-cell table:formula="of:=[.A30]-[.B30]+[.C30]" office:value-type="float" office:value="-26.41" calcext:value-type="float">
            <text:p>-26.41</text:p>
          </table:table-cell>
          <table:table-cell office:value-type="float" office:value="7.72" calcext:value-type="float">
            <text:p>7.72</text:p>
          </table:table-cell>
          <table:table-cell table:formula="of:=[.E30]-[.D30]" office:value-type="float" office:value="34.13" calcext:value-type="float">
            <text:p>34.13</text:p>
          </table:table-cell>
          <table:table-cell table:formula="of:=1.002225687*[.D30]+35.5699789905" office:value-type="float" office:value="9.10119859683" calcext:value-type="float">
            <text:p>9.1011985968</text:p>
          </table:table-cell>
          <table:table-cell table:formula="of:=[.G30]-[.E30]" office:value-type="float" office:value="1.38119859683" calcext:value-type="float">
            <text:p>1.3811985968</text:p>
          </table:table-cell>
          <table:table-cell table:number-columns-repeated="1016"/>
        </table:table-row>
        <table:table-row table:style-name="ro2">
          <table:table-cell office:value-type="float" office:value="-16" calcext:value-type="float">
            <text:p>-16</text:p>
          </table:table-cell>
          <table:table-cell office:value-type="float" office:value="10.01" calcext:value-type="float">
            <text:p>10.01</text:p>
          </table:table-cell>
          <table:table-cell table:style-name="ce4" office:value-type="float" office:value="0.6" calcext:value-type="float">
            <text:p>0.600</text:p>
          </table:table-cell>
          <table:table-cell table:formula="of:=[.A31]-[.B31]+[.C31]" office:value-type="float" office:value="-25.41" calcext:value-type="float">
            <text:p>-25.41</text:p>
          </table:table-cell>
          <table:table-cell office:value-type="float" office:value="8.21" calcext:value-type="float">
            <text:p>8.21</text:p>
          </table:table-cell>
          <table:table-cell table:formula="of:=[.E31]-[.D31]" office:value-type="float" office:value="33.62" calcext:value-type="float">
            <text:p>33.62</text:p>
          </table:table-cell>
          <table:table-cell table:formula="of:=1.002225687*[.D31]+35.5699789905" office:value-type="float" office:value="10.10342428383" calcext:value-type="float">
            <text:p>10.1034242838</text:p>
          </table:table-cell>
          <table:table-cell table:formula="of:=[.G31]-[.E31]" office:value-type="float" office:value="1.89342428383" calcext:value-type="float">
            <text:p>1.8934242838</text:p>
          </table:table-cell>
          <table:table-cell table:number-columns-repeated="1016"/>
        </table:table-row>
        <table:table-row table:style-name="ro2">
          <table:table-cell office:value-type="float" office:value="-15" calcext:value-type="float">
            <text:p>-15</text:p>
          </table:table-cell>
          <table:table-cell office:value-type="float" office:value="10.01" calcext:value-type="float">
            <text:p>10.01</text:p>
          </table:table-cell>
          <table:table-cell table:style-name="ce4" office:value-type="float" office:value="0.6" calcext:value-type="float">
            <text:p>0.600</text:p>
          </table:table-cell>
          <table:table-cell table:formula="of:=[.A32]-[.B32]+[.C32]" office:value-type="float" office:value="-24.41" calcext:value-type="float">
            <text:p>-24.41</text:p>
          </table:table-cell>
          <table:table-cell office:value-type="float" office:value="8.65" calcext:value-type="float">
            <text:p>8.65</text:p>
          </table:table-cell>
          <table:table-cell table:formula="of:=[.E32]-[.D32]" office:value-type="float" office:value="33.06" calcext:value-type="float">
            <text:p>33.06</text:p>
          </table:table-cell>
          <table:table-cell table:formula="of:=1.002225687*[.D32]+35.5699789905" office:value-type="float" office:value="11.10564997083" calcext:value-type="float">
            <text:p>11.1056499708</text:p>
          </table:table-cell>
          <table:table-cell table:formula="of:=[.G32]-[.E32]" office:value-type="float" office:value="2.45564997083" calcext:value-type="float">
            <text:p>2.4556499708</text:p>
          </table:table-cell>
          <table:table-cell table:number-columns-repeated="1016"/>
        </table:table-row>
        <table:table-row table:style-name="ro2">
          <table:table-cell office:value-type="float" office:value="-14" calcext:value-type="float">
            <text:p>-14</text:p>
          </table:table-cell>
          <table:table-cell office:value-type="float" office:value="10.01" calcext:value-type="float">
            <text:p>10.01</text:p>
          </table:table-cell>
          <table:table-cell table:style-name="ce4" office:value-type="float" office:value="0.6" calcext:value-type="float">
            <text:p>0.600</text:p>
          </table:table-cell>
          <table:table-cell table:formula="of:=[.A33]-[.B33]+[.C33]" office:value-type="float" office:value="-23.41" calcext:value-type="float">
            <text:p>-23.41</text:p>
          </table:table-cell>
          <table:table-cell office:value-type="float" office:value="9.02" calcext:value-type="float">
            <text:p>9.02</text:p>
          </table:table-cell>
          <table:table-cell table:formula="of:=[.E33]-[.D33]" office:value-type="float" office:value="32.43" calcext:value-type="float">
            <text:p>32.43</text:p>
          </table:table-cell>
          <table:table-cell table:formula="of:=1.002225687*[.D33]+35.5699789905" office:value-type="float" office:value="12.10787565783" calcext:value-type="float">
            <text:p>12.1078756578</text:p>
          </table:table-cell>
          <table:table-cell table:formula="of:=[.G33]-[.E33]" office:value-type="float" office:value="3.08787565783" calcext:value-type="float">
            <text:p>3.0878756578</text:p>
          </table:table-cell>
          <table:table-cell table:number-columns-repeated="1016"/>
        </table:table-row>
        <table:table-row table:style-name="ro2">
          <table:table-cell office:value-type="float" office:value="-13" calcext:value-type="float">
            <text:p>-13</text:p>
          </table:table-cell>
          <table:table-cell office:value-type="float" office:value="10.01" calcext:value-type="float">
            <text:p>10.01</text:p>
          </table:table-cell>
          <table:table-cell table:style-name="ce4" office:value-type="float" office:value="0.6" calcext:value-type="float">
            <text:p>0.600</text:p>
          </table:table-cell>
          <table:table-cell table:formula="of:=[.A34]-[.B34]+[.C34]" office:value-type="float" office:value="-22.41" calcext:value-type="float">
            <text:p>-22.41</text:p>
          </table:table-cell>
          <table:table-cell office:value-type="float" office:value="9.36" calcext:value-type="float">
            <text:p>9.36</text:p>
          </table:table-cell>
          <table:table-cell table:formula="of:=[.E34]-[.D34]" office:value-type="float" office:value="31.77" calcext:value-type="float">
            <text:p>31.77</text:p>
          </table:table-cell>
          <table:table-cell table:formula="of:=1.002225687*[.D34]+35.5699789905" office:value-type="float" office:value="13.11010134483" calcext:value-type="float">
            <text:p>13.1101013448</text:p>
          </table:table-cell>
          <table:table-cell table:formula="of:=[.G34]-[.E34]" office:value-type="float" office:value="3.75010134483" calcext:value-type="float">
            <text:p>3.7501013448</text:p>
          </table:table-cell>
          <table:table-cell table:number-columns-repeated="1016"/>
        </table:table-row>
        <table:table-row table:style-name="ro2">
          <table:table-cell office:value-type="float" office:value="-12" calcext:value-type="float">
            <text:p>-12</text:p>
          </table:table-cell>
          <table:table-cell office:value-type="float" office:value="10.01" calcext:value-type="float">
            <text:p>10.01</text:p>
          </table:table-cell>
          <table:table-cell table:style-name="ce4" office:value-type="float" office:value="0.6" calcext:value-type="float">
            <text:p>0.600</text:p>
          </table:table-cell>
          <table:table-cell table:formula="of:=[.A35]-[.B35]+[.C35]" office:value-type="float" office:value="-21.41" calcext:value-type="float">
            <text:p>-21.41</text:p>
          </table:table-cell>
          <table:table-cell office:value-type="float" office:value="9.66" calcext:value-type="float">
            <text:p>9.66</text:p>
          </table:table-cell>
          <table:table-cell table:formula="of:=[.E35]-[.D35]" office:value-type="float" office:value="31.07" calcext:value-type="float">
            <text:p>31.07</text:p>
          </table:table-cell>
          <table:table-cell table:formula="of:=1.002225687*[.D35]+35.5699789905" office:value-type="float" office:value="14.11232703183" calcext:value-type="float">
            <text:p>14.1123270318</text:p>
          </table:table-cell>
          <table:table-cell table:formula="of:=[.G35]-[.E35]" office:value-type="float" office:value="4.45232703183" calcext:value-type="float">
            <text:p>4.4523270318</text:p>
          </table:table-cell>
          <table:table-cell table:number-columns-repeated="1016"/>
        </table:table-row>
        <table:table-row table:style-name="ro2">
          <table:table-cell office:value-type="float" office:value="-11" calcext:value-type="float">
            <text:p>-11</text:p>
          </table:table-cell>
          <table:table-cell office:value-type="float" office:value="10.01" calcext:value-type="float">
            <text:p>10.01</text:p>
          </table:table-cell>
          <table:table-cell table:style-name="ce4" office:value-type="float" office:value="0.6" calcext:value-type="float">
            <text:p>0.600</text:p>
          </table:table-cell>
          <table:table-cell table:formula="of:=[.A36]-[.B36]+[.C36]" office:value-type="float" office:value="-20.41" calcext:value-type="float">
            <text:p>-20.41</text:p>
          </table:table-cell>
          <table:table-cell office:value-type="float" office:value="9.95" calcext:value-type="float">
            <text:p>9.95</text:p>
          </table:table-cell>
          <table:table-cell table:formula="of:=[.E36]-[.D36]" office:value-type="float" office:value="30.36" calcext:value-type="float">
            <text:p>30.36</text:p>
          </table:table-cell>
          <table:table-cell table:formula="of:=1.002225687*[.D36]+35.5699789905" office:value-type="float" office:value="15.11455271883" calcext:value-type="float">
            <text:p>15.1145527188</text:p>
          </table:table-cell>
          <table:table-cell table:formula="of:=[.G36]-[.E36]" office:value-type="float" office:value="5.16455271883" calcext:value-type="float">
            <text:p>5.1645527188</text:p>
          </table:table-cell>
          <table:table-cell table:number-columns-repeated="1016"/>
        </table:table-row>
        <table:table-row table:style-name="ro2">
          <table:table-cell office:value-type="float" office:value="-10" calcext:value-type="float">
            <text:p>-10</text:p>
          </table:table-cell>
          <table:table-cell office:value-type="float" office:value="10.01" calcext:value-type="float">
            <text:p>10.01</text:p>
          </table:table-cell>
          <table:table-cell table:style-name="ce4" office:value-type="float" office:value="0.6" calcext:value-type="float">
            <text:p>0.600</text:p>
          </table:table-cell>
          <table:table-cell table:formula="of:=[.A37]-[.B37]+[.C37]" office:value-type="float" office:value="-19.41" calcext:value-type="float">
            <text:p>-19.41</text:p>
          </table:table-cell>
          <table:table-cell office:value-type="float" office:value="10.2" calcext:value-type="float">
            <text:p>10.20</text:p>
          </table:table-cell>
          <table:table-cell table:formula="of:=[.E37]-[.D37]" office:value-type="float" office:value="29.61" calcext:value-type="float">
            <text:p>29.61</text:p>
          </table:table-cell>
          <table:table-cell table:formula="of:=1.002225687*[.D37]+35.5699789905" office:value-type="float" office:value="16.11677840583" calcext:value-type="float">
            <text:p>16.1167784058</text:p>
          </table:table-cell>
          <table:table-cell table:formula="of:=[.G37]-[.E37]" office:value-type="float" office:value="5.91677840583" calcext:value-type="float">
            <text:p>5.9167784058</text:p>
          </table:table-cell>
          <table:table-cell table:number-columns-repeated="1016"/>
        </table:table-row>
        <table:table-row table:style-name="ro2">
          <table:table-cell office:value-type="float" office:value="-9" calcext:value-type="float">
            <text:p>-9</text:p>
          </table:table-cell>
          <table:table-cell office:value-type="float" office:value="10.01" calcext:value-type="float">
            <text:p>10.01</text:p>
          </table:table-cell>
          <table:table-cell table:style-name="ce4" office:value-type="float" office:value="0.6" calcext:value-type="float">
            <text:p>0.600</text:p>
          </table:table-cell>
          <table:table-cell table:formula="of:=[.A38]-[.B38]+[.C38]" office:value-type="float" office:value="-18.41" calcext:value-type="float">
            <text:p>-18.41</text:p>
          </table:table-cell>
          <table:table-cell office:value-type="float" office:value="10.42" calcext:value-type="float">
            <text:p>10.42</text:p>
          </table:table-cell>
          <table:table-cell table:formula="of:=[.E38]-[.D38]" office:value-type="float" office:value="28.83" calcext:value-type="float">
            <text:p>28.83</text:p>
          </table:table-cell>
          <table:table-cell table:formula="of:=1.002225687*[.D38]+35.5699789905" office:value-type="float" office:value="17.11900409283" calcext:value-type="float">
            <text:p>17.1190040928</text:p>
          </table:table-cell>
          <table:table-cell table:formula="of:=[.G38]-[.E38]" office:value-type="float" office:value="6.69900409283" calcext:value-type="float">
            <text:p>6.6990040928</text:p>
          </table:table-cell>
          <table:table-cell table:number-columns-repeated="1016"/>
        </table:table-row>
        <table:table-row table:style-name="ro2">
          <table:table-cell office:value-type="float" office:value="-8" calcext:value-type="float">
            <text:p>-8</text:p>
          </table:table-cell>
          <table:table-cell office:value-type="float" office:value="10.01" calcext:value-type="float">
            <text:p>10.01</text:p>
          </table:table-cell>
          <table:table-cell table:style-name="ce4" office:value-type="float" office:value="0.6" calcext:value-type="float">
            <text:p>0.600</text:p>
          </table:table-cell>
          <table:table-cell table:formula="of:=[.A39]-[.B39]+[.C39]" office:value-type="float" office:value="-17.41" calcext:value-type="float">
            <text:p>-17.41</text:p>
          </table:table-cell>
          <table:table-cell office:value-type="float" office:value="10.6" calcext:value-type="float">
            <text:p>10.60</text:p>
          </table:table-cell>
          <table:table-cell table:formula="of:=[.E39]-[.D39]" office:value-type="float" office:value="28.01" calcext:value-type="float">
            <text:p>28.01</text:p>
          </table:table-cell>
          <table:table-cell table:formula="of:=1.002225687*[.D39]+35.5699789905" office:value-type="float" office:value="18.12122977983" calcext:value-type="float">
            <text:p>18.1212297798</text:p>
          </table:table-cell>
          <table:table-cell table:formula="of:=[.G39]-[.E39]" office:value-type="float" office:value="7.52122977983" calcext:value-type="float">
            <text:p>7.5212297798</text:p>
          </table:table-cell>
          <table:table-cell table:number-columns-repeated="1016"/>
        </table:table-row>
        <table:table-row table:style-name="ro2">
          <table:table-cell office:value-type="float" office:value="-7" calcext:value-type="float">
            <text:p>-7</text:p>
          </table:table-cell>
          <table:table-cell office:value-type="float" office:value="10.01" calcext:value-type="float">
            <text:p>10.01</text:p>
          </table:table-cell>
          <table:table-cell table:style-name="ce4" office:value-type="float" office:value="0.6" calcext:value-type="float">
            <text:p>0.600</text:p>
          </table:table-cell>
          <table:table-cell table:formula="of:=[.A40]-[.B40]+[.C40]" office:value-type="float" office:value="-16.41" calcext:value-type="float">
            <text:p>-16.41</text:p>
          </table:table-cell>
          <table:table-cell office:value-type="float" office:value="10.73" calcext:value-type="float">
            <text:p>10.73</text:p>
          </table:table-cell>
          <table:table-cell table:formula="of:=[.E40]-[.D40]" office:value-type="float" office:value="27.14" calcext:value-type="float">
            <text:p>27.14</text:p>
          </table:table-cell>
          <table:table-cell table:formula="of:=1.002225687*[.D40]+35.5699789905" office:value-type="float" office:value="19.12345546683" calcext:value-type="float">
            <text:p>19.1234554668</text:p>
          </table:table-cell>
          <table:table-cell table:formula="of:=[.G40]-[.E40]" office:value-type="float" office:value="8.39345546683" calcext:value-type="float">
            <text:p>8.3934554668</text:p>
          </table:table-cell>
          <table:table-cell table:number-columns-repeated="1016"/>
        </table:table-row>
        <table:table-row table:style-name="ro2">
          <table:table-cell office:value-type="float" office:value="-6" calcext:value-type="float">
            <text:p>-6</text:p>
          </table:table-cell>
          <table:table-cell office:value-type="float" office:value="10.01" calcext:value-type="float">
            <text:p>10.01</text:p>
          </table:table-cell>
          <table:table-cell table:style-name="ce4" office:value-type="float" office:value="0.6" calcext:value-type="float">
            <text:p>0.600</text:p>
          </table:table-cell>
          <table:table-cell table:formula="of:=[.A41]-[.B41]+[.C41]" office:value-type="float" office:value="-15.41" calcext:value-type="float">
            <text:p>-15.41</text:p>
          </table:table-cell>
          <table:table-cell office:value-type="float" office:value="10.85" calcext:value-type="float">
            <text:p>10.85</text:p>
          </table:table-cell>
          <table:table-cell table:formula="of:=[.E41]-[.D41]" office:value-type="float" office:value="26.26" calcext:value-type="float">
            <text:p>26.26</text:p>
          </table:table-cell>
          <table:table-cell table:formula="of:=1.002225687*[.D41]+35.5699789905" office:value-type="float" office:value="20.12568115383" calcext:value-type="float">
            <text:p>20.1256811538</text:p>
          </table:table-cell>
          <table:table-cell table:formula="of:=[.G41]-[.E41]" office:value-type="float" office:value="9.27568115383" calcext:value-type="float">
            <text:p>9.2756811538</text:p>
          </table:table-cell>
          <table:table-cell table:number-columns-repeated="1016"/>
        </table:table-row>
        <table:table-row table:style-name="ro2">
          <table:table-cell office:value-type="float" office:value="-5" calcext:value-type="float">
            <text:p>-5</text:p>
          </table:table-cell>
          <table:table-cell office:value-type="float" office:value="10.01" calcext:value-type="float">
            <text:p>10.01</text:p>
          </table:table-cell>
          <table:table-cell table:style-name="ce4" office:value-type="float" office:value="0.6" calcext:value-type="float">
            <text:p>0.600</text:p>
          </table:table-cell>
          <table:table-cell table:formula="of:=[.A42]-[.B42]+[.C42]" office:value-type="float" office:value="-14.41" calcext:value-type="float">
            <text:p>-14.41</text:p>
          </table:table-cell>
          <table:table-cell office:value-type="float" office:value="10.94" calcext:value-type="float">
            <text:p>10.94</text:p>
          </table:table-cell>
          <table:table-cell table:formula="of:=[.E42]-[.D42]" office:value-type="float" office:value="25.35" calcext:value-type="float">
            <text:p>25.35</text:p>
          </table:table-cell>
          <table:table-cell table:formula="of:=1.002225687*[.D42]+35.5699789905" office:value-type="float" office:value="21.12790684083" calcext:value-type="float">
            <text:p>21.1279068408</text:p>
          </table:table-cell>
          <table:table-cell table:formula="of:=[.G42]-[.E42]" office:value-type="float" office:value="10.18790684083" calcext:value-type="float">
            <text:p>10.1879068408</text:p>
          </table:table-cell>
          <table:table-cell table:number-columns-repeated="1016"/>
        </table:table-row>
        <table:table-row table:style-name="ro2">
          <table:table-cell office:value-type="float" office:value="-4" calcext:value-type="float">
            <text:p>-4</text:p>
          </table:table-cell>
          <table:table-cell office:value-type="float" office:value="10.01" calcext:value-type="float">
            <text:p>10.01</text:p>
          </table:table-cell>
          <table:table-cell table:style-name="ce4" office:value-type="float" office:value="0.6" calcext:value-type="float">
            <text:p>0.600</text:p>
          </table:table-cell>
          <table:table-cell table:formula="of:=[.A43]-[.B43]+[.C43]" office:value-type="float" office:value="-13.41" calcext:value-type="float">
            <text:p>-13.41</text:p>
          </table:table-cell>
          <table:table-cell office:value-type="float" office:value="11.02" calcext:value-type="float">
            <text:p>11.02</text:p>
          </table:table-cell>
          <table:table-cell table:formula="of:=[.E43]-[.D43]" office:value-type="float" office:value="24.43" calcext:value-type="float">
            <text:p>24.43</text:p>
          </table:table-cell>
          <table:table-cell table:formula="of:=1.002225687*[.D43]+35.5699789905" office:value-type="float" office:value="22.13013252783" calcext:value-type="float">
            <text:p>22.1301325278</text:p>
          </table:table-cell>
          <table:table-cell table:formula="of:=[.G43]-[.E43]" office:value-type="float" office:value="11.11013252783" calcext:value-type="float">
            <text:p>11.1101325278</text:p>
          </table:table-cell>
          <table:table-cell table:number-columns-repeated="1016"/>
        </table:table-row>
        <table:table-row table:style-name="ro2">
          <table:table-cell office:value-type="float" office:value="-3" calcext:value-type="float">
            <text:p>-3</text:p>
          </table:table-cell>
          <table:table-cell office:value-type="float" office:value="10.01" calcext:value-type="float">
            <text:p>10.01</text:p>
          </table:table-cell>
          <table:table-cell table:style-name="ce4" office:value-type="float" office:value="0.6" calcext:value-type="float">
            <text:p>0.600</text:p>
          </table:table-cell>
          <table:table-cell table:formula="of:=[.A44]-[.B44]+[.C44]" office:value-type="float" office:value="-12.41" calcext:value-type="float">
            <text:p>-12.41</text:p>
          </table:table-cell>
          <table:table-cell office:value-type="float" office:value="11.07" calcext:value-type="float">
            <text:p>11.07</text:p>
          </table:table-cell>
          <table:table-cell table:formula="of:=[.E44]-[.D44]" office:value-type="float" office:value="23.48" calcext:value-type="float">
            <text:p>23.48</text:p>
          </table:table-cell>
          <table:table-cell table:formula="of:=1.002225687*[.D44]+35.5699789905" office:value-type="float" office:value="23.13235821483" calcext:value-type="float">
            <text:p>23.1323582148</text:p>
          </table:table-cell>
          <table:table-cell table:formula="of:=[.G44]-[.E44]" office:value-type="float" office:value="12.06235821483" calcext:value-type="float">
            <text:p>12.0623582148</text:p>
          </table:table-cell>
          <table:table-cell table:number-columns-repeated="1016"/>
        </table:table-row>
        <table:table-row table:style-name="ro2">
          <table:table-cell office:value-type="float" office:value="-2" calcext:value-type="float">
            <text:p>-2</text:p>
          </table:table-cell>
          <table:table-cell office:value-type="float" office:value="10.01" calcext:value-type="float">
            <text:p>10.01</text:p>
          </table:table-cell>
          <table:table-cell table:style-name="ce4" office:value-type="float" office:value="0.6" calcext:value-type="float">
            <text:p>0.600</text:p>
          </table:table-cell>
          <table:table-cell table:formula="of:=[.A45]-[.B45]+[.C45]" office:value-type="float" office:value="-11.41" calcext:value-type="float">
            <text:p>-11.41</text:p>
          </table:table-cell>
          <table:table-cell office:value-type="float" office:value="11.12" calcext:value-type="float">
            <text:p>11.12</text:p>
          </table:table-cell>
          <table:table-cell table:formula="of:=[.E45]-[.D45]" office:value-type="float" office:value="22.53" calcext:value-type="float">
            <text:p>22.53</text:p>
          </table:table-cell>
          <table:table-cell table:formula="of:=1.002225687*[.D45]+35.5699789905" office:value-type="float" office:value="24.13458390183" calcext:value-type="float">
            <text:p>24.1345839018</text:p>
          </table:table-cell>
          <table:table-cell table:formula="of:=[.G45]-[.E45]" office:value-type="float" office:value="13.01458390183" calcext:value-type="float">
            <text:p>13.0145839018</text:p>
          </table:table-cell>
          <table:table-cell table:number-columns-repeated="1016"/>
        </table:table-row>
        <table:table-row table:style-name="ro2">
          <table:table-cell office:value-type="float" office:value="-1" calcext:value-type="float">
            <text:p>-1</text:p>
          </table:table-cell>
          <table:table-cell office:value-type="float" office:value="10.01" calcext:value-type="float">
            <text:p>10.01</text:p>
          </table:table-cell>
          <table:table-cell table:style-name="ce4" office:value-type="float" office:value="0.6" calcext:value-type="float">
            <text:p>0.600</text:p>
          </table:table-cell>
          <table:table-cell table:formula="of:=[.A46]-[.B46]+[.C46]" office:value-type="float" office:value="-10.41" calcext:value-type="float">
            <text:p>-10.41</text:p>
          </table:table-cell>
          <table:table-cell office:value-type="float" office:value="11.16" calcext:value-type="float">
            <text:p>11.16</text:p>
          </table:table-cell>
          <table:table-cell table:formula="of:=[.E46]-[.D46]" office:value-type="float" office:value="21.57" calcext:value-type="float">
            <text:p>21.57</text:p>
          </table:table-cell>
          <table:table-cell table:formula="of:=1.002225687*[.D46]+35.5699789905" office:value-type="float" office:value="25.13680958883" calcext:value-type="float">
            <text:p>25.1368095888</text:p>
          </table:table-cell>
          <table:table-cell table:formula="of:=[.G46]-[.E46]" office:value-type="float" office:value="13.97680958883" calcext:value-type="float">
            <text:p>13.9768095888</text:p>
          </table:table-cell>
          <table:table-cell table:number-columns-repeated="1016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0.01" calcext:value-type="float">
            <text:p>10.01</text:p>
          </table:table-cell>
          <table:table-cell table:style-name="ce4" office:value-type="float" office:value="0.6" calcext:value-type="float">
            <text:p>0.600</text:p>
          </table:table-cell>
          <table:table-cell table:formula="of:=[.A47]-[.B47]+[.C47]" office:value-type="float" office:value="-9.41" calcext:value-type="float">
            <text:p>-9.41</text:p>
          </table:table-cell>
          <table:table-cell office:value-type="float" office:value="11.19" calcext:value-type="float">
            <text:p>11.19</text:p>
          </table:table-cell>
          <table:table-cell table:formula="of:=[.E47]-[.D47]" office:value-type="float" office:value="20.6" calcext:value-type="float">
            <text:p>20.6</text:p>
          </table:table-cell>
          <table:table-cell table:formula="of:=1.002225687*[.D47]+35.5699789905" office:value-type="float" office:value="26.13903527583" calcext:value-type="float">
            <text:p>26.1390352758</text:p>
          </table:table-cell>
          <table:table-cell table:formula="of:=[.G47]-[.E47]" office:value-type="float" office:value="14.94903527583" calcext:value-type="float">
            <text:p>14.9490352758</text:p>
          </table:table-cell>
          <table:table-cell table:number-columns-repeated="1016"/>
        </table:table-row>
        <table:table-row table:style-name="ro2" table:number-rows-repeated="104852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CTIVE_BALUN_SN003_S21" table:style-name="ta1">
        <table:shapes>
          <draw:frame draw:z-index="0" draw:style-name="gr1" draw:text-style-name="P1" svg:width="813.91pt" svg:height="417.12pt" svg:x="570.78pt" svg:y="388.52pt">
            <loext:p draw:notify-on-update-of-ranges="ACTIVE_BALUN_SN003_S21.B2:ACTIVE_BALUN_SN003_S21.B602 ACTIVE_BALUN_SN003_S21.F1:ACTIVE_BALUN_SN003_S21.F1 ACTIVE_BALUN_SN003_S21.F2:ACTIVE_BALUN_SN003_S21.F602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569.96pt" svg:height="365.92pt" svg:x="684.28pt" svg:y="8.31pt">
            <loext:p draw:notify-on-update-of-ranges="ACTIVE_BALUN_SN003_S21.B2:ACTIVE_BALUN_SN003_S21.B602 ACTIVE_BALUN_SN003_S21.E1:ACTIVE_BALUN_SN003_S21.E1 ACTIVE_BALUN_SN003_S21.E2:ACTIVE_BALUN_SN003_S21.E60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9" table:default-cell-style-name="Default"/>
        <table:table-column table:style-name="co10" table:default-cell-style-name="ce7"/>
        <table:table-column table:style-name="co3" table:default-cell-style-name="ce4"/>
        <table:table-column table:style-name="co11" table:default-cell-style-name="ce4"/>
        <table:table-column table:style-name="co12" table:default-cell-style-name="Default"/>
        <table:table-column table:style-name="co13" table:default-cell-style-name="ce4"/>
        <table:table-column table:style-name="co14" table:default-cell-style-name="Default"/>
        <table:table-row table:style-name="ro2">
          <table:table-cell office:value-type="string" calcext:value-type="string">
            <text:p>Frequency [Hz]</text:p>
          </table:table-cell>
          <table:table-cell office:value-type="string" calcext:value-type="string">
            <text:p>Frequency [MHz]</text:p>
          </table:table-cell>
          <table:table-cell office:value-type="string" calcext:value-type="string">
            <text:p>ZMSCJ-2-1 AVG IL [dB]</text:p>
          </table:table-cell>
          <table:table-cell office:value-type="string" calcext:value-type="string">
            <text:p>Measured S21 [dB]</text:p>
          </table:table-cell>
          <table:table-cell office:value-type="string" calcext:value-type="string">
            <text:p>Corrected S21 [dB]</text:p>
          </table:table-cell>
          <table:table-cell office:value-type="string" calcext:value-type="string">
            <text:p>Normalized S21 [dB]</text:p>
          </table:table-cell>
          <table:table-cell/>
        </table:table-row>
        <table:table-row table:style-name="ro2">
          <table:table-cell office:value-type="float" office:value="500000" calcext:value-type="float">
            <text:p>500000</text:p>
          </table:table-cell>
          <table:table-cell table:formula="of:=[.A2]/1000000" office:value-type="float" office:value="0.5" calcext:value-type="float">
            <text:p>0.50</text:p>
          </table:table-cell>
          <table:table-cell office:value-type="float" office:value="-0.6" calcext:value-type="float">
            <text:p>-0.600</text:p>
          </table:table-cell>
          <table:table-cell office:value-type="float" office:value="-24.3324751323048" calcext:value-type="float">
            <text:p>-24.332</text:p>
          </table:table-cell>
          <table:table-cell table:formula="of:=[.D2]-[.C2]" office:value-type="float" office:value="-23.7324751323048" calcext:value-type="float">
            <text:p>-23.7324751323</text:p>
          </table:table-cell>
          <table:table-cell table:formula="of:=[.E2]-37.9461244425242" office:value-type="float" office:value="-61.678599574829" calcext:value-type="float">
            <text:p>-61.679</text:p>
          </table:table-cell>
          <table:table-cell/>
        </table:table-row>
        <table:table-row table:style-name="ro2">
          <table:table-cell office:value-type="float" office:value="750000" calcext:value-type="float">
            <text:p>750000</text:p>
          </table:table-cell>
          <table:table-cell table:formula="of:=[.A3]/1000000" office:value-type="float" office:value="0.75" calcext:value-type="float">
            <text:p>0.75</text:p>
          </table:table-cell>
          <table:table-cell office:value-type="float" office:value="-0.6" calcext:value-type="float">
            <text:p>-0.600</text:p>
          </table:table-cell>
          <table:table-cell office:value-type="float" office:value="7.10662095181483" calcext:value-type="float">
            <text:p>7.107</text:p>
          </table:table-cell>
          <table:table-cell table:formula="of:=[.D3]-[.C3]" office:value-type="float" office:value="7.70662095181483" calcext:value-type="float">
            <text:p>7.7066209518</text:p>
          </table:table-cell>
          <table:table-cell table:formula="of:=[.E3]-37.9461244425242" office:value-type="float" office:value="-30.2395034907094" calcext:value-type="float">
            <text:p>-30.240</text:p>
          </table:table-cell>
          <table:table-cell table:formula="of:=MAX([.E2:.E602])" office:value-type="float" office:value="37.6018181998154" calcext:value-type="float">
            <text:p>37.6018181998</text:p>
          </table:table-cell>
        </table:table-row>
        <table:table-row table:style-name="ro2">
          <table:table-cell office:value-type="float" office:value="1000000" calcext:value-type="float">
            <text:p>1000000</text:p>
          </table:table-cell>
          <table:table-cell table:formula="of:=[.A4]/1000000" office:value-type="float" office:value="1" calcext:value-type="float">
            <text:p>1.00</text:p>
          </table:table-cell>
          <table:table-cell office:value-type="float" office:value="-0.6" calcext:value-type="float">
            <text:p>-0.600</text:p>
          </table:table-cell>
          <table:table-cell office:value-type="float" office:value="18.1578741053717" calcext:value-type="float">
            <text:p>18.158</text:p>
          </table:table-cell>
          <table:table-cell table:formula="of:=[.D4]-[.C4]" office:value-type="float" office:value="18.7578741053717" calcext:value-type="float">
            <text:p>18.7578741054</text:p>
          </table:table-cell>
          <table:table-cell table:formula="of:=[.E4]-37.9461244425242" office:value-type="float" office:value="-19.1882503371525" calcext:value-type="float">
            <text:p>-19.188</text:p>
          </table:table-cell>
          <table:table-cell/>
        </table:table-row>
        <table:table-row table:style-name="ro2">
          <table:table-cell office:value-type="float" office:value="1250000" calcext:value-type="float">
            <text:p>1250000</text:p>
          </table:table-cell>
          <table:table-cell table:formula="of:=[.A5]/1000000" office:value-type="float" office:value="1.25" calcext:value-type="float">
            <text:p>1.25</text:p>
          </table:table-cell>
          <table:table-cell office:value-type="float" office:value="-0.6" calcext:value-type="float">
            <text:p>-0.600</text:p>
          </table:table-cell>
          <table:table-cell office:value-type="float" office:value="24.1351506164373" calcext:value-type="float">
            <text:p>24.135</text:p>
          </table:table-cell>
          <table:table-cell table:formula="of:=[.D5]-[.C5]" office:value-type="float" office:value="24.7351506164373" calcext:value-type="float">
            <text:p>24.7351506164</text:p>
          </table:table-cell>
          <table:table-cell table:formula="of:=[.E5]-37.9461244425242" office:value-type="float" office:value="-13.2109738260869" calcext:value-type="float">
            <text:p>-13.211</text:p>
          </table:table-cell>
          <table:table-cell/>
        </table:table-row>
        <table:table-row table:style-name="ro2">
          <table:table-cell office:value-type="float" office:value="1500000" calcext:value-type="float">
            <text:p>1500000</text:p>
          </table:table-cell>
          <table:table-cell table:formula="of:=[.A6]/1000000" office:value-type="float" office:value="1.5" calcext:value-type="float">
            <text:p>1.50</text:p>
          </table:table-cell>
          <table:table-cell office:value-type="float" office:value="-0.6" calcext:value-type="float">
            <text:p>-0.600</text:p>
          </table:table-cell>
          <table:table-cell office:value-type="float" office:value="28.705703925952" calcext:value-type="float">
            <text:p>28.706</text:p>
          </table:table-cell>
          <table:table-cell table:formula="of:=[.D6]-[.C6]" office:value-type="float" office:value="29.305703925952" calcext:value-type="float">
            <text:p>29.305703926</text:p>
          </table:table-cell>
          <table:table-cell table:formula="of:=[.E6]-37.9461244425242" office:value-type="float" office:value="-8.6404205165722" calcext:value-type="float">
            <text:p>-8.640</text:p>
          </table:table-cell>
          <table:table-cell/>
        </table:table-row>
        <table:table-row table:style-name="ro2">
          <table:table-cell office:value-type="float" office:value="1750000" calcext:value-type="float">
            <text:p>1750000</text:p>
          </table:table-cell>
          <table:table-cell table:formula="of:=[.A7]/1000000" office:value-type="float" office:value="1.75" calcext:value-type="float">
            <text:p>1.75</text:p>
          </table:table-cell>
          <table:table-cell office:value-type="float" office:value="-0.6" calcext:value-type="float">
            <text:p>-0.600</text:p>
          </table:table-cell>
          <table:table-cell office:value-type="float" office:value="30.0313227688859" calcext:value-type="float">
            <text:p>30.031</text:p>
          </table:table-cell>
          <table:table-cell table:formula="of:=[.D7]-[.C7]" office:value-type="float" office:value="30.6313227688859" calcext:value-type="float">
            <text:p>30.6313227689</text:p>
          </table:table-cell>
          <table:table-cell table:formula="of:=[.E7]-37.9461244425242" office:value-type="float" office:value="-7.3148016736383" calcext:value-type="float">
            <text:p>-7.315</text:p>
          </table:table-cell>
          <table:table-cell/>
        </table:table-row>
        <table:table-row table:style-name="ro2">
          <table:table-cell office:value-type="float" office:value="2000000" calcext:value-type="float">
            <text:p>2000000</text:p>
          </table:table-cell>
          <table:table-cell table:formula="of:=[.A8]/1000000" office:value-type="float" office:value="2" calcext:value-type="float">
            <text:p>2.00</text:p>
          </table:table-cell>
          <table:table-cell office:value-type="float" office:value="-0.6" calcext:value-type="float">
            <text:p>-0.600</text:p>
          </table:table-cell>
          <table:table-cell office:value-type="float" office:value="30.4160837213919" calcext:value-type="float">
            <text:p>30.416</text:p>
          </table:table-cell>
          <table:table-cell table:formula="of:=[.D8]-[.C8]" office:value-type="float" office:value="31.0160837213919" calcext:value-type="float">
            <text:p>31.0160837214</text:p>
          </table:table-cell>
          <table:table-cell table:formula="of:=[.E8]-37.9461244425242" office:value-type="float" office:value="-6.9300407211323" calcext:value-type="float">
            <text:p>-6.930</text:p>
          </table:table-cell>
          <table:table-cell/>
        </table:table-row>
        <table:table-row table:style-name="ro2">
          <table:table-cell office:value-type="float" office:value="2250000" calcext:value-type="float">
            <text:p>2250000</text:p>
          </table:table-cell>
          <table:table-cell table:formula="of:=[.A9]/1000000" office:value-type="float" office:value="2.25" calcext:value-type="float">
            <text:p>2.25</text:p>
          </table:table-cell>
          <table:table-cell office:value-type="float" office:value="-0.6" calcext:value-type="float">
            <text:p>-0.600</text:p>
          </table:table-cell>
          <table:table-cell office:value-type="float" office:value="30.8844361389533" calcext:value-type="float">
            <text:p>30.884</text:p>
          </table:table-cell>
          <table:table-cell table:formula="of:=[.D9]-[.C9]" office:value-type="float" office:value="31.4844361389533" calcext:value-type="float">
            <text:p>31.484436139</text:p>
          </table:table-cell>
          <table:table-cell table:formula="of:=[.E9]-37.9461244425242" office:value-type="float" office:value="-6.4616883035709" calcext:value-type="float">
            <text:p>-6.462</text:p>
          </table:table-cell>
          <table:table-cell/>
        </table:table-row>
        <table:table-row table:style-name="ro2">
          <table:table-cell office:value-type="float" office:value="2500000" calcext:value-type="float">
            <text:p>2500000</text:p>
          </table:table-cell>
          <table:table-cell table:formula="of:=[.A10]/1000000" office:value-type="float" office:value="2.5" calcext:value-type="float">
            <text:p>2.50</text:p>
          </table:table-cell>
          <table:table-cell office:value-type="float" office:value="-0.6" calcext:value-type="float">
            <text:p>-0.600</text:p>
          </table:table-cell>
          <table:table-cell office:value-type="float" office:value="31.3640950628798" calcext:value-type="float">
            <text:p>31.364</text:p>
          </table:table-cell>
          <table:table-cell table:formula="of:=[.D10]-[.C10]" office:value-type="float" office:value="31.9640950628798" calcext:value-type="float">
            <text:p>31.9640950629</text:p>
          </table:table-cell>
          <table:table-cell table:formula="of:=[.E10]-37.9461244425242" office:value-type="float" office:value="-5.9820293796444" calcext:value-type="float">
            <text:p>-5.982</text:p>
          </table:table-cell>
          <table:table-cell/>
        </table:table-row>
        <table:table-row table:style-name="ro2">
          <table:table-cell office:value-type="float" office:value="2750000" calcext:value-type="float">
            <text:p>2750000</text:p>
          </table:table-cell>
          <table:table-cell table:formula="of:=[.A11]/1000000" office:value-type="float" office:value="2.75" calcext:value-type="float">
            <text:p>2.75</text:p>
          </table:table-cell>
          <table:table-cell office:value-type="float" office:value="-0.6" calcext:value-type="float">
            <text:p>-0.600</text:p>
          </table:table-cell>
          <table:table-cell office:value-type="float" office:value="31.9629358490925" calcext:value-type="float">
            <text:p>31.963</text:p>
          </table:table-cell>
          <table:table-cell table:formula="of:=[.D11]-[.C11]" office:value-type="float" office:value="32.5629358490925" calcext:value-type="float">
            <text:p>32.5629358491</text:p>
          </table:table-cell>
          <table:table-cell table:formula="of:=[.E11]-37.9461244425242" office:value-type="float" office:value="-5.3831885934317" calcext:value-type="float">
            <text:p>-5.383</text:p>
          </table:table-cell>
          <table:table-cell/>
        </table:table-row>
        <table:table-row table:style-name="ro2">
          <table:table-cell office:value-type="float" office:value="3000000" calcext:value-type="float">
            <text:p>3000000</text:p>
          </table:table-cell>
          <table:table-cell table:formula="of:=[.A12]/1000000" office:value-type="float" office:value="3" calcext:value-type="float">
            <text:p>3.00</text:p>
          </table:table-cell>
          <table:table-cell office:value-type="float" office:value="-0.6" calcext:value-type="float">
            <text:p>-0.600</text:p>
          </table:table-cell>
          <table:table-cell office:value-type="float" office:value="32.380338165588" calcext:value-type="float">
            <text:p>32.380</text:p>
          </table:table-cell>
          <table:table-cell table:formula="of:=[.D12]-[.C12]" office:value-type="float" office:value="32.980338165588" calcext:value-type="float">
            <text:p>32.9803381656</text:p>
          </table:table-cell>
          <table:table-cell table:formula="of:=[.E12]-37.9461244425242" office:value-type="float" office:value="-4.9657862769362" calcext:value-type="float">
            <text:p>-4.966</text:p>
          </table:table-cell>
          <table:table-cell/>
        </table:table-row>
        <table:table-row table:style-name="ro2">
          <table:table-cell office:value-type="float" office:value="3250000" calcext:value-type="float">
            <text:p>3250000</text:p>
          </table:table-cell>
          <table:table-cell table:formula="of:=[.A13]/1000000" office:value-type="float" office:value="3.25" calcext:value-type="float">
            <text:p>3.25</text:p>
          </table:table-cell>
          <table:table-cell office:value-type="float" office:value="-0.6" calcext:value-type="float">
            <text:p>-0.600</text:p>
          </table:table-cell>
          <table:table-cell office:value-type="float" office:value="33.085606198384" calcext:value-type="float">
            <text:p>33.086</text:p>
          </table:table-cell>
          <table:table-cell table:formula="of:=[.D13]-[.C13]" office:value-type="float" office:value="33.685606198384" calcext:value-type="float">
            <text:p>33.6856061984</text:p>
          </table:table-cell>
          <table:table-cell table:formula="of:=[.E13]-37.9461244425242" office:value-type="float" office:value="-4.2605182441402" calcext:value-type="float">
            <text:p>-4.261</text:p>
          </table:table-cell>
          <table:table-cell/>
        </table:table-row>
        <table:table-row table:style-name="ro2">
          <table:table-cell office:value-type="float" office:value="3500000" calcext:value-type="float">
            <text:p>3500000</text:p>
          </table:table-cell>
          <table:table-cell table:formula="of:=[.A14]/1000000" office:value-type="float" office:value="3.5" calcext:value-type="float">
            <text:p>3.50</text:p>
          </table:table-cell>
          <table:table-cell office:value-type="float" office:value="-0.6" calcext:value-type="float">
            <text:p>-0.600</text:p>
          </table:table-cell>
          <table:table-cell office:value-type="float" office:value="33.4891806694412" calcext:value-type="float">
            <text:p>33.489</text:p>
          </table:table-cell>
          <table:table-cell table:formula="of:=[.D14]-[.C14]" office:value-type="float" office:value="34.0891806694412" calcext:value-type="float">
            <text:p>34.0891806694</text:p>
          </table:table-cell>
          <table:table-cell table:formula="of:=[.E14]-37.9461244425242" office:value-type="float" office:value="-3.856943773083" calcext:value-type="float">
            <text:p>-3.857</text:p>
          </table:table-cell>
          <table:table-cell/>
        </table:table-row>
        <table:table-row table:style-name="ro2">
          <table:table-cell office:value-type="float" office:value="3750000" calcext:value-type="float">
            <text:p>3750000</text:p>
          </table:table-cell>
          <table:table-cell table:formula="of:=[.A15]/1000000" office:value-type="float" office:value="3.75" calcext:value-type="float">
            <text:p>3.75</text:p>
          </table:table-cell>
          <table:table-cell office:value-type="float" office:value="-0.6" calcext:value-type="float">
            <text:p>-0.600</text:p>
          </table:table-cell>
          <table:table-cell office:value-type="float" office:value="33.8758417947463" calcext:value-type="float">
            <text:p>33.876</text:p>
          </table:table-cell>
          <table:table-cell table:formula="of:=[.D15]-[.C15]" office:value-type="float" office:value="34.4758417947463" calcext:value-type="float">
            <text:p>34.4758417947</text:p>
          </table:table-cell>
          <table:table-cell table:formula="of:=[.E15]-37.9461244425242" office:value-type="float" office:value="-3.4702826477779" calcext:value-type="float">
            <text:p>-3.470</text:p>
          </table:table-cell>
          <table:table-cell/>
        </table:table-row>
        <table:table-row table:style-name="ro2">
          <table:table-cell office:value-type="float" office:value="4000000" calcext:value-type="float">
            <text:p>4000000</text:p>
          </table:table-cell>
          <table:table-cell table:formula="of:=[.A16]/1000000" office:value-type="float" office:value="4" calcext:value-type="float">
            <text:p>4.00</text:p>
          </table:table-cell>
          <table:table-cell office:value-type="float" office:value="-0.6" calcext:value-type="float">
            <text:p>-0.600</text:p>
          </table:table-cell>
          <table:table-cell office:value-type="float" office:value="34.200731110118" calcext:value-type="float">
            <text:p>34.201</text:p>
          </table:table-cell>
          <table:table-cell table:formula="of:=[.D16]-[.C16]" office:value-type="float" office:value="34.800731110118" calcext:value-type="float">
            <text:p>34.8007311101</text:p>
          </table:table-cell>
          <table:table-cell table:formula="of:=[.E16]-37.9461244425242" office:value-type="float" office:value="-3.1453933324062" calcext:value-type="float">
            <text:p>-3.145</text:p>
          </table:table-cell>
          <table:table-cell/>
        </table:table-row>
        <table:table-row table:style-name="ro2">
          <table:table-cell office:value-type="float" office:value="4250000" calcext:value-type="float">
            <text:p>4250000</text:p>
          </table:table-cell>
          <table:table-cell table:formula="of:=[.A17]/1000000" office:value-type="float" office:value="4.25" calcext:value-type="float">
            <text:p>4.25</text:p>
          </table:table-cell>
          <table:table-cell office:value-type="float" office:value="-0.6" calcext:value-type="float">
            <text:p>-0.600</text:p>
          </table:table-cell>
          <table:table-cell office:value-type="float" office:value="34.5722459961948" calcext:value-type="float">
            <text:p>34.572</text:p>
          </table:table-cell>
          <table:table-cell table:formula="of:=[.D17]-[.C17]" office:value-type="float" office:value="35.1722459961948" calcext:value-type="float">
            <text:p>35.1722459962</text:p>
          </table:table-cell>
          <table:table-cell table:formula="of:=[.E17]-37.9461244425242" office:value-type="float" office:value="-2.7738784463294" calcext:value-type="float">
            <text:p>-2.774</text:p>
          </table:table-cell>
          <table:table-cell/>
        </table:table-row>
        <table:table-row table:style-name="ro2">
          <table:table-cell office:value-type="float" office:value="4500000" calcext:value-type="float">
            <text:p>4500000</text:p>
          </table:table-cell>
          <table:table-cell table:formula="of:=[.A18]/1000000" office:value-type="float" office:value="4.5" calcext:value-type="float">
            <text:p>4.50</text:p>
          </table:table-cell>
          <table:table-cell office:value-type="float" office:value="-0.6" calcext:value-type="float">
            <text:p>-0.600</text:p>
          </table:table-cell>
          <table:table-cell office:value-type="float" office:value="34.9206675709817" calcext:value-type="float">
            <text:p>34.921</text:p>
          </table:table-cell>
          <table:table-cell table:formula="of:=[.D18]-[.C18]" office:value-type="float" office:value="35.5206675709817" calcext:value-type="float">
            <text:p>35.520667571</text:p>
          </table:table-cell>
          <table:table-cell table:formula="of:=[.E18]-37.9461244425242" office:value-type="float" office:value="-2.4254568715425" calcext:value-type="float">
            <text:p>-2.425</text:p>
          </table:table-cell>
          <table:table-cell/>
        </table:table-row>
        <table:table-row table:style-name="ro2">
          <table:table-cell office:value-type="float" office:value="4750000" calcext:value-type="float">
            <text:p>4750000</text:p>
          </table:table-cell>
          <table:table-cell table:formula="of:=[.A19]/1000000" office:value-type="float" office:value="4.75" calcext:value-type="float">
            <text:p>4.75</text:p>
          </table:table-cell>
          <table:table-cell office:value-type="float" office:value="-0.6" calcext:value-type="float">
            <text:p>-0.600</text:p>
          </table:table-cell>
          <table:table-cell office:value-type="float" office:value="35.0633215933337" calcext:value-type="float">
            <text:p>35.063</text:p>
          </table:table-cell>
          <table:table-cell table:formula="of:=[.D19]-[.C19]" office:value-type="float" office:value="35.6633215933337" calcext:value-type="float">
            <text:p>35.6633215933</text:p>
          </table:table-cell>
          <table:table-cell table:formula="of:=[.E19]-37.9461244425242" office:value-type="float" office:value="-2.2828028491905" calcext:value-type="float">
            <text:p>-2.283</text:p>
          </table:table-cell>
          <table:table-cell/>
        </table:table-row>
        <table:table-row table:style-name="ro2">
          <table:table-cell office:value-type="float" office:value="5000000" calcext:value-type="float">
            <text:p>5000000</text:p>
          </table:table-cell>
          <table:table-cell table:formula="of:=[.A20]/1000000" office:value-type="float" office:value="5" calcext:value-type="float">
            <text:p>5.00</text:p>
          </table:table-cell>
          <table:table-cell office:value-type="float" office:value="-0.6" calcext:value-type="float">
            <text:p>-0.600</text:p>
          </table:table-cell>
          <table:table-cell office:value-type="float" office:value="35.1452913831248" calcext:value-type="float">
            <text:p>35.145</text:p>
          </table:table-cell>
          <table:table-cell table:formula="of:=[.D20]-[.C20]" office:value-type="float" office:value="35.7452913831248" calcext:value-type="float">
            <text:p>35.7452913831</text:p>
          </table:table-cell>
          <table:table-cell table:formula="of:=[.E20]-37.9461244425242" office:value-type="float" office:value="-2.2008330593994" calcext:value-type="float">
            <text:p>-2.201</text:p>
          </table:table-cell>
          <table:table-cell/>
        </table:table-row>
        <table:table-row table:style-name="ro2">
          <table:table-cell office:value-type="float" office:value="5250000" calcext:value-type="float">
            <text:p>5250000</text:p>
          </table:table-cell>
          <table:table-cell table:formula="of:=[.A21]/1000000" office:value-type="float" office:value="5.25" calcext:value-type="float">
            <text:p>5.25</text:p>
          </table:table-cell>
          <table:table-cell office:value-type="float" office:value="-0.6" calcext:value-type="float">
            <text:p>-0.600</text:p>
          </table:table-cell>
          <table:table-cell office:value-type="float" office:value="35.4677602906978" calcext:value-type="float">
            <text:p>35.468</text:p>
          </table:table-cell>
          <table:table-cell table:formula="of:=[.D21]-[.C21]" office:value-type="float" office:value="36.0677602906978" calcext:value-type="float">
            <text:p>36.0677602907</text:p>
          </table:table-cell>
          <table:table-cell table:formula="of:=[.E21]-37.9461244425242" office:value-type="float" office:value="-1.8783641518264" calcext:value-type="float">
            <text:p>-1.878</text:p>
          </table:table-cell>
          <table:table-cell/>
        </table:table-row>
        <table:table-row table:style-name="ro2">
          <table:table-cell office:value-type="float" office:value="5500000" calcext:value-type="float">
            <text:p>5500000</text:p>
          </table:table-cell>
          <table:table-cell table:formula="of:=[.A22]/1000000" office:value-type="float" office:value="5.5" calcext:value-type="float">
            <text:p>5.50</text:p>
          </table:table-cell>
          <table:table-cell office:value-type="float" office:value="-0.6" calcext:value-type="float">
            <text:p>-0.600</text:p>
          </table:table-cell>
          <table:table-cell office:value-type="float" office:value="35.6134493853174" calcext:value-type="float">
            <text:p>35.613</text:p>
          </table:table-cell>
          <table:table-cell table:formula="of:=[.D22]-[.C22]" office:value-type="float" office:value="36.2134493853174" calcext:value-type="float">
            <text:p>36.2134493853</text:p>
          </table:table-cell>
          <table:table-cell table:formula="of:=[.E22]-37.9461244425242" office:value-type="float" office:value="-1.7326750572068" calcext:value-type="float">
            <text:p>-1.733</text:p>
          </table:table-cell>
          <table:table-cell/>
        </table:table-row>
        <table:table-row table:style-name="ro2">
          <table:table-cell office:value-type="float" office:value="5750000" calcext:value-type="float">
            <text:p>5750000</text:p>
          </table:table-cell>
          <table:table-cell table:formula="of:=[.A23]/1000000" office:value-type="float" office:value="5.75" calcext:value-type="float">
            <text:p>5.75</text:p>
          </table:table-cell>
          <table:table-cell office:value-type="float" office:value="-0.6" calcext:value-type="float">
            <text:p>-0.600</text:p>
          </table:table-cell>
          <table:table-cell office:value-type="float" office:value="35.915811780425" calcext:value-type="float">
            <text:p>35.916</text:p>
          </table:table-cell>
          <table:table-cell table:formula="of:=[.D23]-[.C23]" office:value-type="float" office:value="36.515811780425" calcext:value-type="float">
            <text:p>36.5158117804</text:p>
          </table:table-cell>
          <table:table-cell table:formula="of:=[.E23]-37.9461244425242" office:value-type="float" office:value="-1.4303126620992" calcext:value-type="float">
            <text:p>-1.430</text:p>
          </table:table-cell>
          <table:table-cell/>
        </table:table-row>
        <table:table-row table:style-name="ro2">
          <table:table-cell office:value-type="float" office:value="6000000" calcext:value-type="float">
            <text:p>6000000</text:p>
          </table:table-cell>
          <table:table-cell table:formula="of:=[.A24]/1000000" office:value-type="float" office:value="6" calcext:value-type="float">
            <text:p>6.00</text:p>
          </table:table-cell>
          <table:table-cell office:value-type="float" office:value="-0.6" calcext:value-type="float">
            <text:p>-0.600</text:p>
          </table:table-cell>
          <table:table-cell office:value-type="float" office:value="35.7531441348311" calcext:value-type="float">
            <text:p>35.753</text:p>
          </table:table-cell>
          <table:table-cell table:formula="of:=[.D24]-[.C24]" office:value-type="float" office:value="36.3531441348311" calcext:value-type="float">
            <text:p>36.3531441348</text:p>
          </table:table-cell>
          <table:table-cell table:formula="of:=[.E24]-37.9461244425242" office:value-type="float" office:value="-1.5929803076931" calcext:value-type="float">
            <text:p>-1.593</text:p>
          </table:table-cell>
          <table:table-cell/>
        </table:table-row>
        <table:table-row table:style-name="ro2">
          <table:table-cell office:value-type="float" office:value="6250000" calcext:value-type="float">
            <text:p>6250000</text:p>
          </table:table-cell>
          <table:table-cell table:formula="of:=[.A25]/1000000" office:value-type="float" office:value="6.25" calcext:value-type="float">
            <text:p>6.25</text:p>
          </table:table-cell>
          <table:table-cell office:value-type="float" office:value="-0.6" calcext:value-type="float">
            <text:p>-0.600</text:p>
          </table:table-cell>
          <table:table-cell office:value-type="float" office:value="35.9617253852512" calcext:value-type="float">
            <text:p>35.962</text:p>
          </table:table-cell>
          <table:table-cell table:formula="of:=[.D25]-[.C25]" office:value-type="float" office:value="36.5617253852512" calcext:value-type="float">
            <text:p>36.5617253853</text:p>
          </table:table-cell>
          <table:table-cell table:formula="of:=[.E25]-37.9461244425242" office:value-type="float" office:value="-1.384399057273" calcext:value-type="float">
            <text:p>-1.384</text:p>
          </table:table-cell>
          <table:table-cell/>
        </table:table-row>
        <table:table-row table:style-name="ro2">
          <table:table-cell office:value-type="float" office:value="6500000" calcext:value-type="float">
            <text:p>6500000</text:p>
          </table:table-cell>
          <table:table-cell table:formula="of:=[.A26]/1000000" office:value-type="float" office:value="6.5" calcext:value-type="float">
            <text:p>6.50</text:p>
          </table:table-cell>
          <table:table-cell office:value-type="float" office:value="-0.6" calcext:value-type="float">
            <text:p>-0.600</text:p>
          </table:table-cell>
          <table:table-cell office:value-type="float" office:value="35.9790830346145" calcext:value-type="float">
            <text:p>35.979</text:p>
          </table:table-cell>
          <table:table-cell table:formula="of:=[.D26]-[.C26]" office:value-type="float" office:value="36.5790830346145" calcext:value-type="float">
            <text:p>36.5790830346</text:p>
          </table:table-cell>
          <table:table-cell table:formula="of:=[.E26]-37.9461244425242" office:value-type="float" office:value="-1.3670414079097" calcext:value-type="float">
            <text:p>-1.367</text:p>
          </table:table-cell>
          <table:table-cell/>
        </table:table-row>
        <table:table-row table:style-name="ro2">
          <table:table-cell office:value-type="float" office:value="6750000" calcext:value-type="float">
            <text:p>6750000</text:p>
          </table:table-cell>
          <table:table-cell table:formula="of:=[.A27]/1000000" office:value-type="float" office:value="6.75" calcext:value-type="float">
            <text:p>6.75</text:p>
          </table:table-cell>
          <table:table-cell office:value-type="float" office:value="-0.6" calcext:value-type="float">
            <text:p>-0.600</text:p>
          </table:table-cell>
          <table:table-cell office:value-type="float" office:value="36.1345275616913" calcext:value-type="float">
            <text:p>36.135</text:p>
          </table:table-cell>
          <table:table-cell table:formula="of:=[.D27]-[.C27]" office:value-type="float" office:value="36.7345275616913" calcext:value-type="float">
            <text:p>36.7345275617</text:p>
          </table:table-cell>
          <table:table-cell table:formula="of:=[.E27]-37.9461244425242" office:value-type="float" office:value="-1.2115968808329" calcext:value-type="float">
            <text:p>-1.212</text:p>
          </table:table-cell>
          <table:table-cell/>
        </table:table-row>
        <table:table-row table:style-name="ro2">
          <table:table-cell office:value-type="float" office:value="7000000" calcext:value-type="float">
            <text:p>7000000</text:p>
          </table:table-cell>
          <table:table-cell table:formula="of:=[.A28]/1000000" office:value-type="float" office:value="7" calcext:value-type="float">
            <text:p>7.00</text:p>
          </table:table-cell>
          <table:table-cell office:value-type="float" office:value="-0.6" calcext:value-type="float">
            <text:p>-0.600</text:p>
          </table:table-cell>
          <table:table-cell office:value-type="float" office:value="36.0006402897407" calcext:value-type="float">
            <text:p>36.001</text:p>
          </table:table-cell>
          <table:table-cell table:formula="of:=[.D28]-[.C28]" office:value-type="float" office:value="36.6006402897407" calcext:value-type="float">
            <text:p>36.6006402897</text:p>
          </table:table-cell>
          <table:table-cell table:formula="of:=[.E28]-37.9461244425242" office:value-type="float" office:value="-1.3454841527835" calcext:value-type="float">
            <text:p>-1.345</text:p>
          </table:table-cell>
          <table:table-cell/>
        </table:table-row>
        <table:table-row table:style-name="ro2">
          <table:table-cell office:value-type="float" office:value="7250000" calcext:value-type="float">
            <text:p>7250000</text:p>
          </table:table-cell>
          <table:table-cell table:formula="of:=[.A29]/1000000" office:value-type="float" office:value="7.25" calcext:value-type="float">
            <text:p>7.25</text:p>
          </table:table-cell>
          <table:table-cell office:value-type="float" office:value="-0.6" calcext:value-type="float">
            <text:p>-0.600</text:p>
          </table:table-cell>
          <table:table-cell office:value-type="float" office:value="36.3436759803194" calcext:value-type="float">
            <text:p>36.344</text:p>
          </table:table-cell>
          <table:table-cell table:formula="of:=[.D29]-[.C29]" office:value-type="float" office:value="36.9436759803194" calcext:value-type="float">
            <text:p>36.9436759803</text:p>
          </table:table-cell>
          <table:table-cell table:formula="of:=[.E29]-37.9461244425242" office:value-type="float" office:value="-1.0024484622048" calcext:value-type="float">
            <text:p>-1.002</text:p>
          </table:table-cell>
          <table:table-cell/>
        </table:table-row>
        <table:table-row table:style-name="ro2">
          <table:table-cell office:value-type="float" office:value="7500000" calcext:value-type="float">
            <text:p>7500000</text:p>
          </table:table-cell>
          <table:table-cell table:formula="of:=[.A30]/1000000" office:value-type="float" office:value="7.5" calcext:value-type="float">
            <text:p>7.50</text:p>
          </table:table-cell>
          <table:table-cell office:value-type="float" office:value="-0.6" calcext:value-type="float">
            <text:p>-0.600</text:p>
          </table:table-cell>
          <table:table-cell office:value-type="float" office:value="36.2151756119631" calcext:value-type="float">
            <text:p>36.215</text:p>
          </table:table-cell>
          <table:table-cell table:formula="of:=[.D30]-[.C30]" office:value-type="float" office:value="36.8151756119631" calcext:value-type="float">
            <text:p>36.815175612</text:p>
          </table:table-cell>
          <table:table-cell table:formula="of:=[.E30]-37.9461244425242" office:value-type="float" office:value="-1.1309488305611" calcext:value-type="float">
            <text:p>-1.131</text:p>
          </table:table-cell>
          <table:table-cell/>
        </table:table-row>
        <table:table-row table:style-name="ro2">
          <table:table-cell office:value-type="float" office:value="7750000" calcext:value-type="float">
            <text:p>7750000</text:p>
          </table:table-cell>
          <table:table-cell table:formula="of:=[.A31]/1000000" office:value-type="float" office:value="7.75" calcext:value-type="float">
            <text:p>7.75</text:p>
          </table:table-cell>
          <table:table-cell office:value-type="float" office:value="-0.6" calcext:value-type="float">
            <text:p>-0.600</text:p>
          </table:table-cell>
          <table:table-cell office:value-type="float" office:value="36.3232760341987" calcext:value-type="float">
            <text:p>36.323</text:p>
          </table:table-cell>
          <table:table-cell table:formula="of:=[.D31]-[.C31]" office:value-type="float" office:value="36.9232760341987" calcext:value-type="float">
            <text:p>36.9232760342</text:p>
          </table:table-cell>
          <table:table-cell table:formula="of:=[.E31]-37.9461244425242" office:value-type="float" office:value="-1.0228484083255" calcext:value-type="float">
            <text:p>-1.023</text:p>
          </table:table-cell>
          <table:table-cell/>
        </table:table-row>
        <table:table-row table:style-name="ro2">
          <table:table-cell office:value-type="float" office:value="8000000" calcext:value-type="float">
            <text:p>8000000</text:p>
          </table:table-cell>
          <table:table-cell table:formula="of:=[.A32]/1000000" office:value-type="float" office:value="8" calcext:value-type="float">
            <text:p>8.00</text:p>
          </table:table-cell>
          <table:table-cell office:value-type="float" office:value="-0.6" calcext:value-type="float">
            <text:p>-0.600</text:p>
          </table:table-cell>
          <table:table-cell office:value-type="float" office:value="36.4006428350387" calcext:value-type="float">
            <text:p>36.401</text:p>
          </table:table-cell>
          <table:table-cell table:formula="of:=[.D32]-[.C32]" office:value-type="float" office:value="37.0006428350387" calcext:value-type="float">
            <text:p>37.000642835</text:p>
          </table:table-cell>
          <table:table-cell table:formula="of:=[.E32]-37.9461244425242" office:value-type="float" office:value="-0.945481607485498" calcext:value-type="float">
            <text:p>-0.945</text:p>
          </table:table-cell>
          <table:table-cell/>
        </table:table-row>
        <table:table-row table:style-name="ro2">
          <table:table-cell office:value-type="float" office:value="8250000" calcext:value-type="float">
            <text:p>8250000</text:p>
          </table:table-cell>
          <table:table-cell table:formula="of:=[.A33]/1000000" office:value-type="float" office:value="8.25" calcext:value-type="float">
            <text:p>8.25</text:p>
          </table:table-cell>
          <table:table-cell office:value-type="float" office:value="-0.6" calcext:value-type="float">
            <text:p>-0.600</text:p>
          </table:table-cell>
          <table:table-cell office:value-type="float" office:value="36.4781031041945" calcext:value-type="float">
            <text:p>36.478</text:p>
          </table:table-cell>
          <table:table-cell table:formula="of:=[.D33]-[.C33]" office:value-type="float" office:value="37.0781031041945" calcext:value-type="float">
            <text:p>37.0781031042</text:p>
          </table:table-cell>
          <table:table-cell table:formula="of:=[.E33]-37.9461244425242" office:value-type="float" office:value="-0.868021338329697" calcext:value-type="float">
            <text:p>-0.868</text:p>
          </table:table-cell>
          <table:table-cell/>
        </table:table-row>
        <table:table-row table:style-name="ro2">
          <table:table-cell office:value-type="float" office:value="8500000" calcext:value-type="float">
            <text:p>8500000</text:p>
          </table:table-cell>
          <table:table-cell table:formula="of:=[.A34]/1000000" office:value-type="float" office:value="8.5" calcext:value-type="float">
            <text:p>8.50</text:p>
          </table:table-cell>
          <table:table-cell office:value-type="float" office:value="-0.6" calcext:value-type="float">
            <text:p>-0.600</text:p>
          </table:table-cell>
          <table:table-cell office:value-type="float" office:value="36.5224615151608" calcext:value-type="float">
            <text:p>36.522</text:p>
          </table:table-cell>
          <table:table-cell table:formula="of:=[.D34]-[.C34]" office:value-type="float" office:value="37.1224615151608" calcext:value-type="float">
            <text:p>37.1224615152</text:p>
          </table:table-cell>
          <table:table-cell table:formula="of:=[.E34]-37.9461244425242" office:value-type="float" office:value="-0.823662927363401" calcext:value-type="float">
            <text:p>-0.824</text:p>
          </table:table-cell>
          <table:table-cell/>
        </table:table-row>
        <table:table-row table:style-name="ro2">
          <table:table-cell office:value-type="float" office:value="8750000" calcext:value-type="float">
            <text:p>8750000</text:p>
          </table:table-cell>
          <table:table-cell table:formula="of:=[.A35]/1000000" office:value-type="float" office:value="8.75" calcext:value-type="float">
            <text:p>8.75</text:p>
          </table:table-cell>
          <table:table-cell office:value-type="float" office:value="-0.6" calcext:value-type="float">
            <text:p>-0.600</text:p>
          </table:table-cell>
          <table:table-cell office:value-type="float" office:value="36.6174037402026" calcext:value-type="float">
            <text:p>36.617</text:p>
          </table:table-cell>
          <table:table-cell table:formula="of:=[.D35]-[.C35]" office:value-type="float" office:value="37.2174037402026" calcext:value-type="float">
            <text:p>37.2174037402</text:p>
          </table:table-cell>
          <table:table-cell table:formula="of:=[.E35]-37.9461244425242" office:value-type="float" office:value="-0.728720702321603" calcext:value-type="float">
            <text:p>-0.729</text:p>
          </table:table-cell>
          <table:table-cell/>
        </table:table-row>
        <table:table-row table:style-name="ro2">
          <table:table-cell office:value-type="float" office:value="9000000" calcext:value-type="float">
            <text:p>9000000</text:p>
          </table:table-cell>
          <table:table-cell table:formula="of:=[.A36]/1000000" office:value-type="float" office:value="9" calcext:value-type="float">
            <text:p>9.00</text:p>
          </table:table-cell>
          <table:table-cell office:value-type="float" office:value="-0.6" calcext:value-type="float">
            <text:p>-0.600</text:p>
          </table:table-cell>
          <table:table-cell office:value-type="float" office:value="36.5829515361652" calcext:value-type="float">
            <text:p>36.583</text:p>
          </table:table-cell>
          <table:table-cell table:formula="of:=[.D36]-[.C36]" office:value-type="float" office:value="37.1829515361652" calcext:value-type="float">
            <text:p>37.1829515362</text:p>
          </table:table-cell>
          <table:table-cell table:formula="of:=[.E36]-37.9461244425242" office:value-type="float" office:value="-0.763172906359003" calcext:value-type="float">
            <text:p>-0.763</text:p>
          </table:table-cell>
          <table:table-cell/>
        </table:table-row>
        <table:table-row table:style-name="ro2">
          <table:table-cell office:value-type="float" office:value="9250000" calcext:value-type="float">
            <text:p>9250000</text:p>
          </table:table-cell>
          <table:table-cell table:formula="of:=[.A37]/1000000" office:value-type="float" office:value="9.25" calcext:value-type="float">
            <text:p>9.25</text:p>
          </table:table-cell>
          <table:table-cell office:value-type="float" office:value="-0.6" calcext:value-type="float">
            <text:p>-0.600</text:p>
          </table:table-cell>
          <table:table-cell office:value-type="float" office:value="36.6718049844579" calcext:value-type="float">
            <text:p>36.672</text:p>
          </table:table-cell>
          <table:table-cell table:formula="of:=[.D37]-[.C37]" office:value-type="float" office:value="37.2718049844579" calcext:value-type="float">
            <text:p>37.2718049845</text:p>
          </table:table-cell>
          <table:table-cell table:formula="of:=[.E37]-37.9461244425242" office:value-type="float" office:value="-0.6743194580663" calcext:value-type="float">
            <text:p>-0.674</text:p>
          </table:table-cell>
          <table:table-cell/>
        </table:table-row>
        <table:table-row table:style-name="ro2">
          <table:table-cell office:value-type="float" office:value="9500000" calcext:value-type="float">
            <text:p>9500000</text:p>
          </table:table-cell>
          <table:table-cell table:formula="of:=[.A38]/1000000" office:value-type="float" office:value="9.5" calcext:value-type="float">
            <text:p>9.50</text:p>
          </table:table-cell>
          <table:table-cell office:value-type="float" office:value="-0.6" calcext:value-type="float">
            <text:p>-0.600</text:p>
          </table:table-cell>
          <table:table-cell office:value-type="float" office:value="36.518033069503" calcext:value-type="float">
            <text:p>36.518</text:p>
          </table:table-cell>
          <table:table-cell table:formula="of:=[.D38]-[.C38]" office:value-type="float" office:value="37.118033069503" calcext:value-type="float">
            <text:p>37.1180330695</text:p>
          </table:table-cell>
          <table:table-cell table:formula="of:=[.E38]-37.9461244425242" office:value-type="float" office:value="-0.828091373021202" calcext:value-type="float">
            <text:p>-0.828</text:p>
          </table:table-cell>
          <table:table-cell/>
        </table:table-row>
        <table:table-row table:style-name="ro2">
          <table:table-cell office:value-type="float" office:value="9750000" calcext:value-type="float">
            <text:p>9750000</text:p>
          </table:table-cell>
          <table:table-cell table:formula="of:=[.A39]/1000000" office:value-type="float" office:value="9.75" calcext:value-type="float">
            <text:p>9.75</text:p>
          </table:table-cell>
          <table:table-cell office:value-type="float" office:value="-0.6" calcext:value-type="float">
            <text:p>-0.600</text:p>
          </table:table-cell>
          <table:table-cell office:value-type="float" office:value="36.5962854435655" calcext:value-type="float">
            <text:p>36.596</text:p>
          </table:table-cell>
          <table:table-cell table:formula="of:=[.D39]-[.C39]" office:value-type="float" office:value="37.1962854435655" calcext:value-type="float">
            <text:p>37.1962854436</text:p>
          </table:table-cell>
          <table:table-cell table:formula="of:=[.E39]-37.9461244425242" office:value-type="float" office:value="-0.749838998958701" calcext:value-type="float">
            <text:p>-0.750</text:p>
          </table:table-cell>
          <table:table-cell/>
        </table:table-row>
        <table:table-row table:style-name="ro2">
          <table:table-cell office:value-type="float" office:value="10000000" calcext:value-type="float">
            <text:p>10000000</text:p>
          </table:table-cell>
          <table:table-cell table:formula="of:=[.A40]/1000000" office:value-type="float" office:value="10" calcext:value-type="float">
            <text:p>10.00</text:p>
          </table:table-cell>
          <table:table-cell office:value-type="float" office:value="-0.6" calcext:value-type="float">
            <text:p>-0.600</text:p>
          </table:table-cell>
          <table:table-cell office:value-type="float" office:value="36.65841323032" calcext:value-type="float">
            <text:p>36.658</text:p>
          </table:table-cell>
          <table:table-cell table:formula="of:=[.D40]-[.C40]" office:value-type="float" office:value="37.25841323032" calcext:value-type="float">
            <text:p>37.2584132303</text:p>
          </table:table-cell>
          <table:table-cell table:formula="of:=[.E40]-37.9461244425242" office:value-type="float" office:value="-0.687711212204199" calcext:value-type="float">
            <text:p>-0.688</text:p>
          </table:table-cell>
          <table:table-cell/>
        </table:table-row>
        <table:table-row table:style-name="ro2">
          <table:table-cell office:value-type="float" office:value="10250000" calcext:value-type="float">
            <text:p>10250000</text:p>
          </table:table-cell>
          <table:table-cell table:formula="of:=[.A41]/1000000" office:value-type="float" office:value="10.25" calcext:value-type="float">
            <text:p>10.25</text:p>
          </table:table-cell>
          <table:table-cell office:value-type="float" office:value="-0.6" calcext:value-type="float">
            <text:p>-0.600</text:p>
          </table:table-cell>
          <table:table-cell office:value-type="float" office:value="36.7004036879593" calcext:value-type="float">
            <text:p>36.700</text:p>
          </table:table-cell>
          <table:table-cell table:formula="of:=[.D41]-[.C41]" office:value-type="float" office:value="37.3004036879593" calcext:value-type="float">
            <text:p>37.300403688</text:p>
          </table:table-cell>
          <table:table-cell table:formula="of:=[.E41]-37.9461244425242" office:value-type="float" office:value="-0.645720754564898" calcext:value-type="float">
            <text:p>-0.646</text:p>
          </table:table-cell>
          <table:table-cell/>
        </table:table-row>
        <table:table-row table:style-name="ro2">
          <table:table-cell office:value-type="float" office:value="10500000" calcext:value-type="float">
            <text:p>10500000</text:p>
          </table:table-cell>
          <table:table-cell table:formula="of:=[.A42]/1000000" office:value-type="float" office:value="10.5" calcext:value-type="float">
            <text:p>10.50</text:p>
          </table:table-cell>
          <table:table-cell office:value-type="float" office:value="-0.6" calcext:value-type="float">
            <text:p>-0.600</text:p>
          </table:table-cell>
          <table:table-cell office:value-type="float" office:value="36.6574097305478" calcext:value-type="float">
            <text:p>36.657</text:p>
          </table:table-cell>
          <table:table-cell table:formula="of:=[.D42]-[.C42]" office:value-type="float" office:value="37.2574097305478" calcext:value-type="float">
            <text:p>37.2574097305</text:p>
          </table:table-cell>
          <table:table-cell table:formula="of:=[.E42]-37.9461244425242" office:value-type="float" office:value="-0.688714711976402" calcext:value-type="float">
            <text:p>-0.689</text:p>
          </table:table-cell>
          <table:table-cell/>
        </table:table-row>
        <table:table-row table:style-name="ro2">
          <table:table-cell office:value-type="float" office:value="10750000" calcext:value-type="float">
            <text:p>10750000</text:p>
          </table:table-cell>
          <table:table-cell table:formula="of:=[.A43]/1000000" office:value-type="float" office:value="10.75" calcext:value-type="float">
            <text:p>10.75</text:p>
          </table:table-cell>
          <table:table-cell office:value-type="float" office:value="-0.6" calcext:value-type="float">
            <text:p>-0.600</text:p>
          </table:table-cell>
          <table:table-cell office:value-type="float" office:value="36.6734734038601" calcext:value-type="float">
            <text:p>36.673</text:p>
          </table:table-cell>
          <table:table-cell table:formula="of:=[.D43]-[.C43]" office:value-type="float" office:value="37.2734734038601" calcext:value-type="float">
            <text:p>37.2734734039</text:p>
          </table:table-cell>
          <table:table-cell table:formula="of:=[.E43]-37.9461244425242" office:value-type="float" office:value="-0.6726510386641" calcext:value-type="float">
            <text:p>-0.673</text:p>
          </table:table-cell>
          <table:table-cell/>
        </table:table-row>
        <table:table-row table:style-name="ro2">
          <table:table-cell office:value-type="float" office:value="11000000" calcext:value-type="float">
            <text:p>11000000</text:p>
          </table:table-cell>
          <table:table-cell table:formula="of:=[.A44]/1000000" office:value-type="float" office:value="11" calcext:value-type="float">
            <text:p>11.00</text:p>
          </table:table-cell>
          <table:table-cell office:value-type="float" office:value="-0.6" calcext:value-type="float">
            <text:p>-0.600</text:p>
          </table:table-cell>
          <table:table-cell office:value-type="float" office:value="36.7445307393074" calcext:value-type="float">
            <text:p>36.745</text:p>
          </table:table-cell>
          <table:table-cell table:formula="of:=[.D44]-[.C44]" office:value-type="float" office:value="37.3445307393074" calcext:value-type="float">
            <text:p>37.3445307393</text:p>
          </table:table-cell>
          <table:table-cell table:formula="of:=[.E44]-37.9461244425242" office:value-type="float" office:value="-0.6015937032168" calcext:value-type="float">
            <text:p>-0.602</text:p>
          </table:table-cell>
          <table:table-cell/>
        </table:table-row>
        <table:table-row table:style-name="ro2">
          <table:table-cell office:value-type="float" office:value="11250000" calcext:value-type="float">
            <text:p>11250000</text:p>
          </table:table-cell>
          <table:table-cell table:formula="of:=[.A45]/1000000" office:value-type="float" office:value="11.25" calcext:value-type="float">
            <text:p>11.25</text:p>
          </table:table-cell>
          <table:table-cell office:value-type="float" office:value="-0.6" calcext:value-type="float">
            <text:p>-0.600</text:p>
          </table:table-cell>
          <table:table-cell office:value-type="float" office:value="36.6896812445881" calcext:value-type="float">
            <text:p>36.690</text:p>
          </table:table-cell>
          <table:table-cell table:formula="of:=[.D45]-[.C45]" office:value-type="float" office:value="37.2896812445881" calcext:value-type="float">
            <text:p>37.2896812446</text:p>
          </table:table-cell>
          <table:table-cell table:formula="of:=[.E45]-37.9461244425242" office:value-type="float" office:value="-0.656443197936099" calcext:value-type="float">
            <text:p>-0.656</text:p>
          </table:table-cell>
          <table:table-cell/>
        </table:table-row>
        <table:table-row table:style-name="ro2">
          <table:table-cell office:value-type="float" office:value="11500000" calcext:value-type="float">
            <text:p>11500000</text:p>
          </table:table-cell>
          <table:table-cell table:formula="of:=[.A46]/1000000" office:value-type="float" office:value="11.5" calcext:value-type="float">
            <text:p>11.50</text:p>
          </table:table-cell>
          <table:table-cell office:value-type="float" office:value="-0.6" calcext:value-type="float">
            <text:p>-0.600</text:p>
          </table:table-cell>
          <table:table-cell office:value-type="float" office:value="36.7090130588663" calcext:value-type="float">
            <text:p>36.709</text:p>
          </table:table-cell>
          <table:table-cell table:formula="of:=[.D46]-[.C46]" office:value-type="float" office:value="37.3090130588663" calcext:value-type="float">
            <text:p>37.3090130589</text:p>
          </table:table-cell>
          <table:table-cell table:formula="of:=[.E46]-37.9461244425242" office:value-type="float" office:value="-0.637111383657903" calcext:value-type="float">
            <text:p>-0.637</text:p>
          </table:table-cell>
          <table:table-cell/>
        </table:table-row>
        <table:table-row table:style-name="ro2">
          <table:table-cell office:value-type="float" office:value="11750000" calcext:value-type="float">
            <text:p>11750000</text:p>
          </table:table-cell>
          <table:table-cell table:formula="of:=[.A47]/1000000" office:value-type="float" office:value="11.75" calcext:value-type="float">
            <text:p>11.75</text:p>
          </table:table-cell>
          <table:table-cell office:value-type="float" office:value="-0.6" calcext:value-type="float">
            <text:p>-0.600</text:p>
          </table:table-cell>
          <table:table-cell office:value-type="float" office:value="36.7387238478261" calcext:value-type="float">
            <text:p>36.739</text:p>
          </table:table-cell>
          <table:table-cell table:formula="of:=[.D47]-[.C47]" office:value-type="float" office:value="37.3387238478261" calcext:value-type="float">
            <text:p>37.3387238478</text:p>
          </table:table-cell>
          <table:table-cell table:formula="of:=[.E47]-37.9461244425242" office:value-type="float" office:value="-0.607400594698099" calcext:value-type="float">
            <text:p>-0.607</text:p>
          </table:table-cell>
          <table:table-cell/>
        </table:table-row>
        <table:table-row table:style-name="ro2">
          <table:table-cell office:value-type="float" office:value="12000000" calcext:value-type="float">
            <text:p>12000000</text:p>
          </table:table-cell>
          <table:table-cell table:formula="of:=[.A48]/1000000" office:value-type="float" office:value="12" calcext:value-type="float">
            <text:p>12.00</text:p>
          </table:table-cell>
          <table:table-cell office:value-type="float" office:value="-0.6" calcext:value-type="float">
            <text:p>-0.600</text:p>
          </table:table-cell>
          <table:table-cell office:value-type="float" office:value="36.7312098623278" calcext:value-type="float">
            <text:p>36.731</text:p>
          </table:table-cell>
          <table:table-cell table:formula="of:=[.D48]-[.C48]" office:value-type="float" office:value="37.3312098623278" calcext:value-type="float">
            <text:p>37.3312098623</text:p>
          </table:table-cell>
          <table:table-cell table:formula="of:=[.E48]-37.9461244425242" office:value-type="float" office:value="-0.614914580196398" calcext:value-type="float">
            <text:p>-0.615</text:p>
          </table:table-cell>
          <table:table-cell/>
        </table:table-row>
        <table:table-row table:style-name="ro2">
          <table:table-cell office:value-type="float" office:value="12250000" calcext:value-type="float">
            <text:p>12250000</text:p>
          </table:table-cell>
          <table:table-cell table:formula="of:=[.A49]/1000000" office:value-type="float" office:value="12.25" calcext:value-type="float">
            <text:p>12.25</text:p>
          </table:table-cell>
          <table:table-cell office:value-type="float" office:value="-0.6" calcext:value-type="float">
            <text:p>-0.600</text:p>
          </table:table-cell>
          <table:table-cell office:value-type="float" office:value="36.6265778939355" calcext:value-type="float">
            <text:p>36.627</text:p>
          </table:table-cell>
          <table:table-cell table:formula="of:=[.D49]-[.C49]" office:value-type="float" office:value="37.2265778939355" calcext:value-type="float">
            <text:p>37.2265778939</text:p>
          </table:table-cell>
          <table:table-cell table:formula="of:=[.E49]-37.9461244425242" office:value-type="float" office:value="-0.719546548588703" calcext:value-type="float">
            <text:p>-0.720</text:p>
          </table:table-cell>
          <table:table-cell/>
        </table:table-row>
        <table:table-row table:style-name="ro2">
          <table:table-cell office:value-type="float" office:value="12500000" calcext:value-type="float">
            <text:p>12500000</text:p>
          </table:table-cell>
          <table:table-cell table:formula="of:=[.A50]/1000000" office:value-type="float" office:value="12.5" calcext:value-type="float">
            <text:p>12.50</text:p>
          </table:table-cell>
          <table:table-cell office:value-type="float" office:value="-0.6" calcext:value-type="float">
            <text:p>-0.600</text:p>
          </table:table-cell>
          <table:table-cell office:value-type="float" office:value="36.7503979702131" calcext:value-type="float">
            <text:p>36.750</text:p>
          </table:table-cell>
          <table:table-cell table:formula="of:=[.D50]-[.C50]" office:value-type="float" office:value="37.3503979702131" calcext:value-type="float">
            <text:p>37.3503979702</text:p>
          </table:table-cell>
          <table:table-cell table:formula="of:=[.E50]-37.9461244425242" office:value-type="float" office:value="-0.5957264723111" calcext:value-type="float">
            <text:p>-0.596</text:p>
          </table:table-cell>
          <table:table-cell/>
        </table:table-row>
        <table:table-row table:style-name="ro2">
          <table:table-cell office:value-type="float" office:value="12750000" calcext:value-type="float">
            <text:p>12750000</text:p>
          </table:table-cell>
          <table:table-cell table:formula="of:=[.A51]/1000000" office:value-type="float" office:value="12.75" calcext:value-type="float">
            <text:p>12.75</text:p>
          </table:table-cell>
          <table:table-cell office:value-type="float" office:value="-0.6" calcext:value-type="float">
            <text:p>-0.600</text:p>
          </table:table-cell>
          <table:table-cell office:value-type="float" office:value="36.7358020639267" calcext:value-type="float">
            <text:p>36.736</text:p>
          </table:table-cell>
          <table:table-cell table:formula="of:=[.D51]-[.C51]" office:value-type="float" office:value="37.3358020639267" calcext:value-type="float">
            <text:p>37.3358020639</text:p>
          </table:table-cell>
          <table:table-cell table:formula="of:=[.E51]-37.9461244425242" office:value-type="float" office:value="-0.610322378597502" calcext:value-type="float">
            <text:p>-0.610</text:p>
          </table:table-cell>
          <table:table-cell/>
        </table:table-row>
        <table:table-row table:style-name="ro2">
          <table:table-cell office:value-type="float" office:value="13000000" calcext:value-type="float">
            <text:p>13000000</text:p>
          </table:table-cell>
          <table:table-cell table:formula="of:=[.A52]/1000000" office:value-type="float" office:value="13" calcext:value-type="float">
            <text:p>13.00</text:p>
          </table:table-cell>
          <table:table-cell office:value-type="float" office:value="-0.6" calcext:value-type="float">
            <text:p>-0.600</text:p>
          </table:table-cell>
          <table:table-cell office:value-type="float" office:value="36.8017057219684" calcext:value-type="float">
            <text:p>36.802</text:p>
          </table:table-cell>
          <table:table-cell table:formula="of:=[.D52]-[.C52]" office:value-type="float" office:value="37.4017057219684" calcext:value-type="float">
            <text:p>37.401705722</text:p>
          </table:table-cell>
          <table:table-cell table:formula="of:=[.E52]-37.9461244425242" office:value-type="float" office:value="-0.544418720555797" calcext:value-type="float">
            <text:p>-0.544</text:p>
          </table:table-cell>
          <table:table-cell/>
        </table:table-row>
        <table:table-row table:style-name="ro2">
          <table:table-cell office:value-type="float" office:value="13250000" calcext:value-type="float">
            <text:p>13250000</text:p>
          </table:table-cell>
          <table:table-cell table:formula="of:=[.A53]/1000000" office:value-type="float" office:value="13.25" calcext:value-type="float">
            <text:p>13.25</text:p>
          </table:table-cell>
          <table:table-cell office:value-type="float" office:value="-0.6" calcext:value-type="float">
            <text:p>-0.600</text:p>
          </table:table-cell>
          <table:table-cell office:value-type="float" office:value="36.8584030103309" calcext:value-type="float">
            <text:p>36.858</text:p>
          </table:table-cell>
          <table:table-cell table:formula="of:=[.D53]-[.C53]" office:value-type="float" office:value="37.4584030103309" calcext:value-type="float">
            <text:p>37.4584030103</text:p>
          </table:table-cell>
          <table:table-cell table:formula="of:=[.E53]-37.9461244425242" office:value-type="float" office:value="-0.487721432193297" calcext:value-type="float">
            <text:p>-0.488</text:p>
          </table:table-cell>
          <table:table-cell/>
        </table:table-row>
        <table:table-row table:style-name="ro2">
          <table:table-cell office:value-type="float" office:value="13500000" calcext:value-type="float">
            <text:p>13500000</text:p>
          </table:table-cell>
          <table:table-cell table:formula="of:=[.A54]/1000000" office:value-type="float" office:value="13.5" calcext:value-type="float">
            <text:p>13.50</text:p>
          </table:table-cell>
          <table:table-cell office:value-type="float" office:value="-0.6" calcext:value-type="float">
            <text:p>-0.600</text:p>
          </table:table-cell>
          <table:table-cell office:value-type="float" office:value="36.801116427355" calcext:value-type="float">
            <text:p>36.801</text:p>
          </table:table-cell>
          <table:table-cell table:formula="of:=[.D54]-[.C54]" office:value-type="float" office:value="37.401116427355" calcext:value-type="float">
            <text:p>37.4011164274</text:p>
          </table:table-cell>
          <table:table-cell table:formula="of:=[.E54]-37.9461244425242" office:value-type="float" office:value="-0.545008015169202" calcext:value-type="float">
            <text:p>-0.545</text:p>
          </table:table-cell>
          <table:table-cell/>
        </table:table-row>
        <table:table-row table:style-name="ro2">
          <table:table-cell office:value-type="float" office:value="13750000" calcext:value-type="float">
            <text:p>13750000</text:p>
          </table:table-cell>
          <table:table-cell table:formula="of:=[.A55]/1000000" office:value-type="float" office:value="13.75" calcext:value-type="float">
            <text:p>13.75</text:p>
          </table:table-cell>
          <table:table-cell office:value-type="float" office:value="-0.6" calcext:value-type="float">
            <text:p>-0.600</text:p>
          </table:table-cell>
          <table:table-cell office:value-type="float" office:value="36.728169980005" calcext:value-type="float">
            <text:p>36.728</text:p>
          </table:table-cell>
          <table:table-cell table:formula="of:=[.D55]-[.C55]" office:value-type="float" office:value="37.328169980005" calcext:value-type="float">
            <text:p>37.32816998</text:p>
          </table:table-cell>
          <table:table-cell table:formula="of:=[.E55]-37.9461244425242" office:value-type="float" office:value="-0.617954462519201" calcext:value-type="float">
            <text:p>-0.618</text:p>
          </table:table-cell>
          <table:table-cell/>
        </table:table-row>
        <table:table-row table:style-name="ro2">
          <table:table-cell office:value-type="float" office:value="14000000" calcext:value-type="float">
            <text:p>14000000</text:p>
          </table:table-cell>
          <table:table-cell table:formula="of:=[.A56]/1000000" office:value-type="float" office:value="14" calcext:value-type="float">
            <text:p>14.00</text:p>
          </table:table-cell>
          <table:table-cell office:value-type="float" office:value="-0.6" calcext:value-type="float">
            <text:p>-0.600</text:p>
          </table:table-cell>
          <table:table-cell office:value-type="float" office:value="36.7718436138461" calcext:value-type="float">
            <text:p>36.772</text:p>
          </table:table-cell>
          <table:table-cell table:formula="of:=[.D56]-[.C56]" office:value-type="float" office:value="37.3718436138461" calcext:value-type="float">
            <text:p>37.3718436138</text:p>
          </table:table-cell>
          <table:table-cell table:formula="of:=[.E56]-37.9461244425242" office:value-type="float" office:value="-0.574280828678099" calcext:value-type="float">
            <text:p>-0.574</text:p>
          </table:table-cell>
          <table:table-cell/>
        </table:table-row>
        <table:table-row table:style-name="ro2">
          <table:table-cell office:value-type="float" office:value="14250000" calcext:value-type="float">
            <text:p>14250000</text:p>
          </table:table-cell>
          <table:table-cell table:formula="of:=[.A57]/1000000" office:value-type="float" office:value="14.25" calcext:value-type="float">
            <text:p>14.25</text:p>
          </table:table-cell>
          <table:table-cell office:value-type="float" office:value="-0.6" calcext:value-type="float">
            <text:p>-0.600</text:p>
          </table:table-cell>
          <table:table-cell office:value-type="float" office:value="36.7913068606452" calcext:value-type="float">
            <text:p>36.791</text:p>
          </table:table-cell>
          <table:table-cell table:formula="of:=[.D57]-[.C57]" office:value-type="float" office:value="37.3913068606452" calcext:value-type="float">
            <text:p>37.3913068606</text:p>
          </table:table-cell>
          <table:table-cell table:formula="of:=[.E57]-37.9461244425242" office:value-type="float" office:value="-0.554817581879" calcext:value-type="float">
            <text:p>-0.555</text:p>
          </table:table-cell>
          <table:table-cell/>
        </table:table-row>
        <table:table-row table:style-name="ro2">
          <table:table-cell office:value-type="float" office:value="14500000" calcext:value-type="float">
            <text:p>14500000</text:p>
          </table:table-cell>
          <table:table-cell table:formula="of:=[.A58]/1000000" office:value-type="float" office:value="14.5" calcext:value-type="float">
            <text:p>14.50</text:p>
          </table:table-cell>
          <table:table-cell office:value-type="float" office:value="-0.6" calcext:value-type="float">
            <text:p>-0.600</text:p>
          </table:table-cell>
          <table:table-cell office:value-type="float" office:value="36.8330480256742" calcext:value-type="float">
            <text:p>36.833</text:p>
          </table:table-cell>
          <table:table-cell table:formula="of:=[.D58]-[.C58]" office:value-type="float" office:value="37.4330480256742" calcext:value-type="float">
            <text:p>37.4330480257</text:p>
          </table:table-cell>
          <table:table-cell table:formula="of:=[.E58]-37.9461244425242" office:value-type="float" office:value="-0.513076416849998" calcext:value-type="float">
            <text:p>-0.513</text:p>
          </table:table-cell>
          <table:table-cell/>
        </table:table-row>
        <table:table-row table:style-name="ro2">
          <table:table-cell office:value-type="float" office:value="14750000" calcext:value-type="float">
            <text:p>14750000</text:p>
          </table:table-cell>
          <table:table-cell table:formula="of:=[.A59]/1000000" office:value-type="float" office:value="14.75" calcext:value-type="float">
            <text:p>14.75</text:p>
          </table:table-cell>
          <table:table-cell office:value-type="float" office:value="-0.6" calcext:value-type="float">
            <text:p>-0.600</text:p>
          </table:table-cell>
          <table:table-cell office:value-type="float" office:value="36.8165346337566" calcext:value-type="float">
            <text:p>36.817</text:p>
          </table:table-cell>
          <table:table-cell table:formula="of:=[.D59]-[.C59]" office:value-type="float" office:value="37.4165346337566" calcext:value-type="float">
            <text:p>37.4165346338</text:p>
          </table:table-cell>
          <table:table-cell table:formula="of:=[.E59]-37.9461244425242" office:value-type="float" office:value="-0.529589808767597" calcext:value-type="float">
            <text:p>-0.530</text:p>
          </table:table-cell>
          <table:table-cell/>
        </table:table-row>
        <table:table-row table:style-name="ro2">
          <table:table-cell office:value-type="float" office:value="15000000" calcext:value-type="float">
            <text:p>15000000</text:p>
          </table:table-cell>
          <table:table-cell table:formula="of:=[.A60]/1000000" office:value-type="float" office:value="15" calcext:value-type="float">
            <text:p>15.00</text:p>
          </table:table-cell>
          <table:table-cell office:value-type="float" office:value="-0.6" calcext:value-type="float">
            <text:p>-0.600</text:p>
          </table:table-cell>
          <table:table-cell office:value-type="float" office:value="36.8586592285577" calcext:value-type="float">
            <text:p>36.859</text:p>
          </table:table-cell>
          <table:table-cell table:formula="of:=[.D60]-[.C60]" office:value-type="float" office:value="37.4586592285577" calcext:value-type="float">
            <text:p>37.4586592286</text:p>
          </table:table-cell>
          <table:table-cell table:formula="of:=[.E60]-37.9461244425242" office:value-type="float" office:value="-0.487465213966502" calcext:value-type="float">
            <text:p>-0.487</text:p>
          </table:table-cell>
          <table:table-cell/>
        </table:table-row>
        <table:table-row table:style-name="ro2">
          <table:table-cell office:value-type="float" office:value="15250000" calcext:value-type="float">
            <text:p>15250000</text:p>
          </table:table-cell>
          <table:table-cell table:formula="of:=[.A61]/1000000" office:value-type="float" office:value="15.25" calcext:value-type="float">
            <text:p>15.25</text:p>
          </table:table-cell>
          <table:table-cell office:value-type="float" office:value="-0.6" calcext:value-type="float">
            <text:p>-0.600</text:p>
          </table:table-cell>
          <table:table-cell office:value-type="float" office:value="36.8093455990615" calcext:value-type="float">
            <text:p>36.809</text:p>
          </table:table-cell>
          <table:table-cell table:formula="of:=[.D61]-[.C61]" office:value-type="float" office:value="37.4093455990615" calcext:value-type="float">
            <text:p>37.4093455991</text:p>
          </table:table-cell>
          <table:table-cell table:formula="of:=[.E61]-37.9461244425242" office:value-type="float" office:value="-0.536778843462699" calcext:value-type="float">
            <text:p>-0.537</text:p>
          </table:table-cell>
          <table:table-cell/>
        </table:table-row>
        <table:table-row table:style-name="ro2">
          <table:table-cell office:value-type="float" office:value="15500000" calcext:value-type="float">
            <text:p>15500000</text:p>
          </table:table-cell>
          <table:table-cell table:formula="of:=[.A62]/1000000" office:value-type="float" office:value="15.5" calcext:value-type="float">
            <text:p>15.50</text:p>
          </table:table-cell>
          <table:table-cell office:value-type="float" office:value="-0.6" calcext:value-type="float">
            <text:p>-0.600</text:p>
          </table:table-cell>
          <table:table-cell office:value-type="float" office:value="36.7444575985407" calcext:value-type="float">
            <text:p>36.744</text:p>
          </table:table-cell>
          <table:table-cell table:formula="of:=[.D62]-[.C62]" office:value-type="float" office:value="37.3444575985407" calcext:value-type="float">
            <text:p>37.3444575985</text:p>
          </table:table-cell>
          <table:table-cell table:formula="of:=[.E62]-37.9461244425242" office:value-type="float" office:value="-0.601666843983502" calcext:value-type="float">
            <text:p>-0.602</text:p>
          </table:table-cell>
          <table:table-cell/>
        </table:table-row>
        <table:table-row table:style-name="ro2">
          <table:table-cell office:value-type="float" office:value="15750000" calcext:value-type="float">
            <text:p>15750000</text:p>
          </table:table-cell>
          <table:table-cell table:formula="of:=[.A63]/1000000" office:value-type="float" office:value="15.75" calcext:value-type="float">
            <text:p>15.75</text:p>
          </table:table-cell>
          <table:table-cell office:value-type="float" office:value="-0.6" calcext:value-type="float">
            <text:p>-0.600</text:p>
          </table:table-cell>
          <table:table-cell office:value-type="float" office:value="36.7788582438996" calcext:value-type="float">
            <text:p>36.779</text:p>
          </table:table-cell>
          <table:table-cell table:formula="of:=[.D63]-[.C63]" office:value-type="float" office:value="37.3788582438996" calcext:value-type="float">
            <text:p>37.3788582439</text:p>
          </table:table-cell>
          <table:table-cell table:formula="of:=[.E63]-37.9461244425242" office:value-type="float" office:value="-0.567266198624601" calcext:value-type="float">
            <text:p>-0.567</text:p>
          </table:table-cell>
          <table:table-cell/>
        </table:table-row>
        <table:table-row table:style-name="ro2">
          <table:table-cell office:value-type="float" office:value="16000000" calcext:value-type="float">
            <text:p>16000000</text:p>
          </table:table-cell>
          <table:table-cell table:formula="of:=[.A64]/1000000" office:value-type="float" office:value="16" calcext:value-type="float">
            <text:p>16.00</text:p>
          </table:table-cell>
          <table:table-cell office:value-type="float" office:value="-0.6" calcext:value-type="float">
            <text:p>-0.600</text:p>
          </table:table-cell>
          <table:table-cell office:value-type="float" office:value="36.7891446298854" calcext:value-type="float">
            <text:p>36.789</text:p>
          </table:table-cell>
          <table:table-cell table:formula="of:=[.D64]-[.C64]" office:value-type="float" office:value="37.3891446298854" calcext:value-type="float">
            <text:p>37.3891446299</text:p>
          </table:table-cell>
          <table:table-cell table:formula="of:=[.E64]-37.9461244425242" office:value-type="float" office:value="-0.556979812638801" calcext:value-type="float">
            <text:p>-0.557</text:p>
          </table:table-cell>
          <table:table-cell/>
        </table:table-row>
        <table:table-row table:style-name="ro2">
          <table:table-cell office:value-type="float" office:value="16250000" calcext:value-type="float">
            <text:p>16250000</text:p>
          </table:table-cell>
          <table:table-cell table:formula="of:=[.A65]/1000000" office:value-type="float" office:value="16.25" calcext:value-type="float">
            <text:p>16.25</text:p>
          </table:table-cell>
          <table:table-cell office:value-type="float" office:value="-0.6" calcext:value-type="float">
            <text:p>-0.600</text:p>
          </table:table-cell>
          <table:table-cell office:value-type="float" office:value="36.883896610763" calcext:value-type="float">
            <text:p>36.884</text:p>
          </table:table-cell>
          <table:table-cell table:formula="of:=[.D65]-[.C65]" office:value-type="float" office:value="37.483896610763" calcext:value-type="float">
            <text:p>37.4838966108</text:p>
          </table:table-cell>
          <table:table-cell table:formula="of:=[.E65]-37.9461244425242" office:value-type="float" office:value="-0.462227831761197" calcext:value-type="float">
            <text:p>-0.462</text:p>
          </table:table-cell>
          <table:table-cell/>
        </table:table-row>
        <table:table-row table:style-name="ro2">
          <table:table-cell office:value-type="float" office:value="16500000" calcext:value-type="float">
            <text:p>16500000</text:p>
          </table:table-cell>
          <table:table-cell table:formula="of:=[.A66]/1000000" office:value-type="float" office:value="16.5" calcext:value-type="float">
            <text:p>16.50</text:p>
          </table:table-cell>
          <table:table-cell office:value-type="float" office:value="-0.6" calcext:value-type="float">
            <text:p>-0.600</text:p>
          </table:table-cell>
          <table:table-cell office:value-type="float" office:value="36.8443584939174" calcext:value-type="float">
            <text:p>36.844</text:p>
          </table:table-cell>
          <table:table-cell table:formula="of:=[.D66]-[.C66]" office:value-type="float" office:value="37.4443584939174" calcext:value-type="float">
            <text:p>37.4443584939</text:p>
          </table:table-cell>
          <table:table-cell table:formula="of:=[.E66]-37.9461244425242" office:value-type="float" office:value="-0.501765948606803" calcext:value-type="float">
            <text:p>-0.502</text:p>
          </table:table-cell>
          <table:table-cell/>
        </table:table-row>
        <table:table-row table:style-name="ro2">
          <table:table-cell office:value-type="float" office:value="16750000" calcext:value-type="float">
            <text:p>16750000</text:p>
          </table:table-cell>
          <table:table-cell table:formula="of:=[.A67]/1000000" office:value-type="float" office:value="16.75" calcext:value-type="float">
            <text:p>16.75</text:p>
          </table:table-cell>
          <table:table-cell office:value-type="float" office:value="-0.6" calcext:value-type="float">
            <text:p>-0.600</text:p>
          </table:table-cell>
          <table:table-cell office:value-type="float" office:value="36.7036681408775" calcext:value-type="float">
            <text:p>36.704</text:p>
          </table:table-cell>
          <table:table-cell table:formula="of:=[.D67]-[.C67]" office:value-type="float" office:value="37.3036681408775" calcext:value-type="float">
            <text:p>37.3036681409</text:p>
          </table:table-cell>
          <table:table-cell table:formula="of:=[.E67]-37.9461244425242" office:value-type="float" office:value="-0.642456301646703" calcext:value-type="float">
            <text:p>-0.642</text:p>
          </table:table-cell>
          <table:table-cell/>
        </table:table-row>
        <table:table-row table:style-name="ro2">
          <table:table-cell office:value-type="float" office:value="17000000" calcext:value-type="float">
            <text:p>17000000</text:p>
          </table:table-cell>
          <table:table-cell table:formula="of:=[.A68]/1000000" office:value-type="float" office:value="17" calcext:value-type="float">
            <text:p>17.00</text:p>
          </table:table-cell>
          <table:table-cell office:value-type="float" office:value="-0.6" calcext:value-type="float">
            <text:p>-0.600</text:p>
          </table:table-cell>
          <table:table-cell office:value-type="float" office:value="37.0018181998154" calcext:value-type="float">
            <text:p>37.002</text:p>
          </table:table-cell>
          <table:table-cell table:formula="of:=[.D68]-[.C68]" office:value-type="float" office:value="37.6018181998154" calcext:value-type="float">
            <text:p>37.6018181998</text:p>
          </table:table-cell>
          <table:table-cell table:formula="of:=[.E68]-37.9461244425242" office:value-type="float" office:value="-0.344306242708797" calcext:value-type="float">
            <text:p>-0.344</text:p>
          </table:table-cell>
          <table:table-cell/>
        </table:table-row>
        <table:table-row table:style-name="ro2">
          <table:table-cell office:value-type="float" office:value="17250000" calcext:value-type="float">
            <text:p>17250000</text:p>
          </table:table-cell>
          <table:table-cell table:formula="of:=[.A69]/1000000" office:value-type="float" office:value="17.25" calcext:value-type="float">
            <text:p>17.25</text:p>
          </table:table-cell>
          <table:table-cell office:value-type="float" office:value="-0.6" calcext:value-type="float">
            <text:p>-0.600</text:p>
          </table:table-cell>
          <table:table-cell office:value-type="float" office:value="36.8550730125354" calcext:value-type="float">
            <text:p>36.855</text:p>
          </table:table-cell>
          <table:table-cell table:formula="of:=[.D69]-[.C69]" office:value-type="float" office:value="37.4550730125354" calcext:value-type="float">
            <text:p>37.4550730125</text:p>
          </table:table-cell>
          <table:table-cell table:formula="of:=[.E69]-37.9461244425242" office:value-type="float" office:value="-0.491051429988801" calcext:value-type="float">
            <text:p>-0.491</text:p>
          </table:table-cell>
          <table:table-cell/>
        </table:table-row>
        <table:table-row table:style-name="ro2">
          <table:table-cell office:value-type="float" office:value="17500000" calcext:value-type="float">
            <text:p>17500000</text:p>
          </table:table-cell>
          <table:table-cell table:formula="of:=[.A70]/1000000" office:value-type="float" office:value="17.5" calcext:value-type="float">
            <text:p>17.50</text:p>
          </table:table-cell>
          <table:table-cell office:value-type="float" office:value="-0.6" calcext:value-type="float">
            <text:p>-0.600</text:p>
          </table:table-cell>
          <table:table-cell office:value-type="float" office:value="36.7678566406976" calcext:value-type="float">
            <text:p>36.768</text:p>
          </table:table-cell>
          <table:table-cell table:formula="of:=[.D70]-[.C70]" office:value-type="float" office:value="37.3678566406976" calcext:value-type="float">
            <text:p>37.3678566407</text:p>
          </table:table-cell>
          <table:table-cell table:formula="of:=[.E70]-37.9461244425242" office:value-type="float" office:value="-0.578267801826598" calcext:value-type="float">
            <text:p>-0.578</text:p>
          </table:table-cell>
          <table:table-cell/>
        </table:table-row>
        <table:table-row table:style-name="ro2">
          <table:table-cell office:value-type="float" office:value="17750000" calcext:value-type="float">
            <text:p>17750000</text:p>
          </table:table-cell>
          <table:table-cell table:formula="of:=[.A71]/1000000" office:value-type="float" office:value="17.75" calcext:value-type="float">
            <text:p>17.75</text:p>
          </table:table-cell>
          <table:table-cell office:value-type="float" office:value="-0.6" calcext:value-type="float">
            <text:p>-0.600</text:p>
          </table:table-cell>
          <table:table-cell office:value-type="float" office:value="36.8949894103017" calcext:value-type="float">
            <text:p>36.895</text:p>
          </table:table-cell>
          <table:table-cell table:formula="of:=[.D71]-[.C71]" office:value-type="float" office:value="37.4949894103017" calcext:value-type="float">
            <text:p>37.4949894103</text:p>
          </table:table-cell>
          <table:table-cell table:formula="of:=[.E71]-37.9461244425242" office:value-type="float" office:value="-0.451135032222503" calcext:value-type="float">
            <text:p>-0.451</text:p>
          </table:table-cell>
          <table:table-cell/>
        </table:table-row>
        <table:table-row table:style-name="ro2">
          <table:table-cell office:value-type="float" office:value="18000000" calcext:value-type="float">
            <text:p>18000000</text:p>
          </table:table-cell>
          <table:table-cell table:formula="of:=[.A72]/1000000" office:value-type="float" office:value="18" calcext:value-type="float">
            <text:p>18.00</text:p>
          </table:table-cell>
          <table:table-cell office:value-type="float" office:value="-0.6" calcext:value-type="float">
            <text:p>-0.600</text:p>
          </table:table-cell>
          <table:table-cell office:value-type="float" office:value="36.9288312899614" calcext:value-type="float">
            <text:p>36.929</text:p>
          </table:table-cell>
          <table:table-cell table:formula="of:=[.D72]-[.C72]" office:value-type="float" office:value="37.5288312899614" calcext:value-type="float">
            <text:p>37.52883129</text:p>
          </table:table-cell>
          <table:table-cell table:formula="of:=[.E72]-37.9461244425242" office:value-type="float" office:value="-0.417293152562799" calcext:value-type="float">
            <text:p>-0.417</text:p>
          </table:table-cell>
          <table:table-cell/>
        </table:table-row>
        <table:table-row table:style-name="ro2">
          <table:table-cell office:value-type="float" office:value="18250000" calcext:value-type="float">
            <text:p>18250000</text:p>
          </table:table-cell>
          <table:table-cell table:formula="of:=[.A73]/1000000" office:value-type="float" office:value="18.25" calcext:value-type="float">
            <text:p>18.25</text:p>
          </table:table-cell>
          <table:table-cell office:value-type="float" office:value="-0.6" calcext:value-type="float">
            <text:p>-0.600</text:p>
          </table:table-cell>
          <table:table-cell office:value-type="float" office:value="36.8611255385749" calcext:value-type="float">
            <text:p>36.861</text:p>
          </table:table-cell>
          <table:table-cell table:formula="of:=[.D73]-[.C73]" office:value-type="float" office:value="37.4611255385749" calcext:value-type="float">
            <text:p>37.4611255386</text:p>
          </table:table-cell>
          <table:table-cell table:formula="of:=[.E73]-37.9461244425242" office:value-type="float" office:value="-0.484998903949297" calcext:value-type="float">
            <text:p>-0.485</text:p>
          </table:table-cell>
          <table:table-cell/>
        </table:table-row>
        <table:table-row table:style-name="ro2">
          <table:table-cell office:value-type="float" office:value="18500000" calcext:value-type="float">
            <text:p>18500000</text:p>
          </table:table-cell>
          <table:table-cell table:formula="of:=[.A74]/1000000" office:value-type="float" office:value="18.5" calcext:value-type="float">
            <text:p>18.50</text:p>
          </table:table-cell>
          <table:table-cell office:value-type="float" office:value="-0.6" calcext:value-type="float">
            <text:p>-0.600</text:p>
          </table:table-cell>
          <table:table-cell office:value-type="float" office:value="36.9026799419856" calcext:value-type="float">
            <text:p>36.903</text:p>
          </table:table-cell>
          <table:table-cell table:formula="of:=[.D74]-[.C74]" office:value-type="float" office:value="37.5026799419856" calcext:value-type="float">
            <text:p>37.502679942</text:p>
          </table:table-cell>
          <table:table-cell table:formula="of:=[.E74]-37.9461244425242" office:value-type="float" office:value="-0.443444500538597" calcext:value-type="float">
            <text:p>-0.443</text:p>
          </table:table-cell>
          <table:table-cell/>
        </table:table-row>
        <table:table-row table:style-name="ro2">
          <table:table-cell office:value-type="float" office:value="18750000" calcext:value-type="float">
            <text:p>18750000</text:p>
          </table:table-cell>
          <table:table-cell table:formula="of:=[.A75]/1000000" office:value-type="float" office:value="18.75" calcext:value-type="float">
            <text:p>18.75</text:p>
          </table:table-cell>
          <table:table-cell office:value-type="float" office:value="-0.6" calcext:value-type="float">
            <text:p>-0.600</text:p>
          </table:table-cell>
          <table:table-cell office:value-type="float" office:value="36.8148614884348" calcext:value-type="float">
            <text:p>36.815</text:p>
          </table:table-cell>
          <table:table-cell table:formula="of:=[.D75]-[.C75]" office:value-type="float" office:value="37.4148614884348" calcext:value-type="float">
            <text:p>37.4148614884</text:p>
          </table:table-cell>
          <table:table-cell table:formula="of:=[.E75]-37.9461244425242" office:value-type="float" office:value="-0.531262954089399" calcext:value-type="float">
            <text:p>-0.531</text:p>
          </table:table-cell>
          <table:table-cell/>
        </table:table-row>
        <table:table-row table:style-name="ro2">
          <table:table-cell office:value-type="float" office:value="19000000" calcext:value-type="float">
            <text:p>19000000</text:p>
          </table:table-cell>
          <table:table-cell table:formula="of:=[.A76]/1000000" office:value-type="float" office:value="19" calcext:value-type="float">
            <text:p>19.00</text:p>
          </table:table-cell>
          <table:table-cell office:value-type="float" office:value="-0.6" calcext:value-type="float">
            <text:p>-0.600</text:p>
          </table:table-cell>
          <table:table-cell office:value-type="float" office:value="36.9069056641849" calcext:value-type="float">
            <text:p>36.907</text:p>
          </table:table-cell>
          <table:table-cell table:formula="of:=[.D76]-[.C76]" office:value-type="float" office:value="37.5069056641849" calcext:value-type="float">
            <text:p>37.5069056642</text:p>
          </table:table-cell>
          <table:table-cell table:formula="of:=[.E76]-37.9461244425242" office:value-type="float" office:value="-0.439218778339303" calcext:value-type="float">
            <text:p>-0.439</text:p>
          </table:table-cell>
          <table:table-cell/>
        </table:table-row>
        <table:table-row table:style-name="ro2">
          <table:table-cell office:value-type="float" office:value="19250000" calcext:value-type="float">
            <text:p>19250000</text:p>
          </table:table-cell>
          <table:table-cell table:formula="of:=[.A77]/1000000" office:value-type="float" office:value="19.25" calcext:value-type="float">
            <text:p>19.25</text:p>
          </table:table-cell>
          <table:table-cell office:value-type="float" office:value="-0.6" calcext:value-type="float">
            <text:p>-0.600</text:p>
          </table:table-cell>
          <table:table-cell office:value-type="float" office:value="36.7969735695099" calcext:value-type="float">
            <text:p>36.797</text:p>
          </table:table-cell>
          <table:table-cell table:formula="of:=[.D77]-[.C77]" office:value-type="float" office:value="37.3969735695099" calcext:value-type="float">
            <text:p>37.3969735695</text:p>
          </table:table-cell>
          <table:table-cell table:formula="of:=[.E77]-37.9461244425242" office:value-type="float" office:value="-0.549150873014298" calcext:value-type="float">
            <text:p>-0.549</text:p>
          </table:table-cell>
          <table:table-cell/>
        </table:table-row>
        <table:table-row table:style-name="ro2">
          <table:table-cell office:value-type="float" office:value="19500000" calcext:value-type="float">
            <text:p>19500000</text:p>
          </table:table-cell>
          <table:table-cell table:formula="of:=[.A78]/1000000" office:value-type="float" office:value="19.5" calcext:value-type="float">
            <text:p>19.50</text:p>
          </table:table-cell>
          <table:table-cell office:value-type="float" office:value="-0.6" calcext:value-type="float">
            <text:p>-0.600</text:p>
          </table:table-cell>
          <table:table-cell office:value-type="float" office:value="36.8124542698651" calcext:value-type="float">
            <text:p>36.812</text:p>
          </table:table-cell>
          <table:table-cell table:formula="of:=[.D78]-[.C78]" office:value-type="float" office:value="37.4124542698651" calcext:value-type="float">
            <text:p>37.4124542699</text:p>
          </table:table-cell>
          <table:table-cell table:formula="of:=[.E78]-37.9461244425242" office:value-type="float" office:value="-0.5336701726591" calcext:value-type="float">
            <text:p>-0.534</text:p>
          </table:table-cell>
          <table:table-cell/>
        </table:table-row>
        <table:table-row table:style-name="ro2">
          <table:table-cell office:value-type="float" office:value="19750000" calcext:value-type="float">
            <text:p>19750000</text:p>
          </table:table-cell>
          <table:table-cell table:formula="of:=[.A79]/1000000" office:value-type="float" office:value="19.75" calcext:value-type="float">
            <text:p>19.75</text:p>
          </table:table-cell>
          <table:table-cell office:value-type="float" office:value="-0.6" calcext:value-type="float">
            <text:p>-0.600</text:p>
          </table:table-cell>
          <table:table-cell office:value-type="float" office:value="36.7777948101288" calcext:value-type="float">
            <text:p>36.778</text:p>
          </table:table-cell>
          <table:table-cell table:formula="of:=[.D79]-[.C79]" office:value-type="float" office:value="37.3777948101288" calcext:value-type="float">
            <text:p>37.3777948101</text:p>
          </table:table-cell>
          <table:table-cell table:formula="of:=[.E79]-37.9461244425242" office:value-type="float" office:value="-0.568329632395397" calcext:value-type="float">
            <text:p>-0.568</text:p>
          </table:table-cell>
          <table:table-cell/>
        </table:table-row>
        <table:table-row table:style-name="ro2">
          <table:table-cell office:value-type="float" office:value="20000000" calcext:value-type="float">
            <text:p>20000000</text:p>
          </table:table-cell>
          <table:table-cell table:formula="of:=[.A80]/1000000" office:value-type="float" office:value="20" calcext:value-type="float">
            <text:p>20.00</text:p>
          </table:table-cell>
          <table:table-cell office:value-type="float" office:value="-0.6" calcext:value-type="float">
            <text:p>-0.600</text:p>
          </table:table-cell>
          <table:table-cell office:value-type="float" office:value="36.9867869025024" calcext:value-type="float">
            <text:p>36.987</text:p>
          </table:table-cell>
          <table:table-cell table:formula="of:=[.D80]-[.C80]" office:value-type="float" office:value="37.5867869025024" calcext:value-type="float">
            <text:p>37.5867869025</text:p>
          </table:table-cell>
          <table:table-cell table:formula="of:=[.E80]-37.9461244425242" office:value-type="float" office:value="-0.359337540021798" calcext:value-type="float">
            <text:p>-0.359</text:p>
          </table:table-cell>
          <table:table-cell/>
        </table:table-row>
        <table:table-row table:style-name="ro2">
          <table:table-cell office:value-type="float" office:value="20250000" calcext:value-type="float">
            <text:p>20250000</text:p>
          </table:table-cell>
          <table:table-cell table:formula="of:=[.A81]/1000000" office:value-type="float" office:value="20.25" calcext:value-type="float">
            <text:p>20.25</text:p>
          </table:table-cell>
          <table:table-cell office:value-type="float" office:value="-0.6" calcext:value-type="float">
            <text:p>-0.600</text:p>
          </table:table-cell>
          <table:table-cell office:value-type="float" office:value="36.8620028892811" calcext:value-type="float">
            <text:p>36.862</text:p>
          </table:table-cell>
          <table:table-cell table:formula="of:=[.D81]-[.C81]" office:value-type="float" office:value="37.4620028892811" calcext:value-type="float">
            <text:p>37.4620028893</text:p>
          </table:table-cell>
          <table:table-cell table:formula="of:=[.E81]-37.9461244425242" office:value-type="float" office:value="-0.484121553243099" calcext:value-type="float">
            <text:p>-0.484</text:p>
          </table:table-cell>
          <table:table-cell/>
        </table:table-row>
        <table:table-row table:style-name="ro2">
          <table:table-cell office:value-type="float" office:value="20500000" calcext:value-type="float">
            <text:p>20500000</text:p>
          </table:table-cell>
          <table:table-cell table:formula="of:=[.A82]/1000000" office:value-type="float" office:value="20.5" calcext:value-type="float">
            <text:p>20.50</text:p>
          </table:table-cell>
          <table:table-cell office:value-type="float" office:value="-0.6" calcext:value-type="float">
            <text:p>-0.600</text:p>
          </table:table-cell>
          <table:table-cell office:value-type="float" office:value="36.8276555873239" calcext:value-type="float">
            <text:p>36.828</text:p>
          </table:table-cell>
          <table:table-cell table:formula="of:=[.D82]-[.C82]" office:value-type="float" office:value="37.4276555873239" calcext:value-type="float">
            <text:p>37.4276555873</text:p>
          </table:table-cell>
          <table:table-cell table:formula="of:=[.E82]-37.9461244425242" office:value-type="float" office:value="-0.518468855200297" calcext:value-type="float">
            <text:p>-0.518</text:p>
          </table:table-cell>
          <table:table-cell/>
        </table:table-row>
        <table:table-row table:style-name="ro2">
          <table:table-cell office:value-type="float" office:value="20750000" calcext:value-type="float">
            <text:p>20750000</text:p>
          </table:table-cell>
          <table:table-cell table:formula="of:=[.A83]/1000000" office:value-type="float" office:value="20.75" calcext:value-type="float">
            <text:p>20.75</text:p>
          </table:table-cell>
          <table:table-cell office:value-type="float" office:value="-0.6" calcext:value-type="float">
            <text:p>-0.600</text:p>
          </table:table-cell>
          <table:table-cell office:value-type="float" office:value="36.8354722589202" calcext:value-type="float">
            <text:p>36.835</text:p>
          </table:table-cell>
          <table:table-cell table:formula="of:=[.D83]-[.C83]" office:value-type="float" office:value="37.4354722589202" calcext:value-type="float">
            <text:p>37.4354722589</text:p>
          </table:table-cell>
          <table:table-cell table:formula="of:=[.E83]-37.9461244425242" office:value-type="float" office:value="-0.510652183604002" calcext:value-type="float">
            <text:p>-0.511</text:p>
          </table:table-cell>
          <table:table-cell/>
        </table:table-row>
        <table:table-row table:style-name="ro2">
          <table:table-cell office:value-type="float" office:value="21000000" calcext:value-type="float">
            <text:p>21000000</text:p>
          </table:table-cell>
          <table:table-cell table:formula="of:=[.A84]/1000000" office:value-type="float" office:value="21" calcext:value-type="float">
            <text:p>21.00</text:p>
          </table:table-cell>
          <table:table-cell office:value-type="float" office:value="-0.6" calcext:value-type="float">
            <text:p>-0.600</text:p>
          </table:table-cell>
          <table:table-cell office:value-type="float" office:value="36.8049422413545" calcext:value-type="float">
            <text:p>36.805</text:p>
          </table:table-cell>
          <table:table-cell table:formula="of:=[.D84]-[.C84]" office:value-type="float" office:value="37.4049422413545" calcext:value-type="float">
            <text:p>37.4049422414</text:p>
          </table:table-cell>
          <table:table-cell table:formula="of:=[.E84]-37.9461244425242" office:value-type="float" office:value="-0.541182201169697" calcext:value-type="float">
            <text:p>-0.541</text:p>
          </table:table-cell>
          <table:table-cell/>
        </table:table-row>
        <table:table-row table:style-name="ro2">
          <table:table-cell office:value-type="float" office:value="21250000" calcext:value-type="float">
            <text:p>21250000</text:p>
          </table:table-cell>
          <table:table-cell table:formula="of:=[.A85]/1000000" office:value-type="float" office:value="21.25" calcext:value-type="float">
            <text:p>21.25</text:p>
          </table:table-cell>
          <table:table-cell office:value-type="float" office:value="-0.6" calcext:value-type="float">
            <text:p>-0.600</text:p>
          </table:table-cell>
          <table:table-cell office:value-type="float" office:value="36.7129818539443" calcext:value-type="float">
            <text:p>36.713</text:p>
          </table:table-cell>
          <table:table-cell table:formula="of:=[.D85]-[.C85]" office:value-type="float" office:value="37.3129818539443" calcext:value-type="float">
            <text:p>37.3129818539</text:p>
          </table:table-cell>
          <table:table-cell table:formula="of:=[.E85]-37.9461244425242" office:value-type="float" office:value="-0.633142588579901" calcext:value-type="float">
            <text:p>-0.633</text:p>
          </table:table-cell>
          <table:table-cell/>
        </table:table-row>
        <table:table-row table:style-name="ro2">
          <table:table-cell office:value-type="float" office:value="21500000" calcext:value-type="float">
            <text:p>21500000</text:p>
          </table:table-cell>
          <table:table-cell table:formula="of:=[.A86]/1000000" office:value-type="float" office:value="21.5" calcext:value-type="float">
            <text:p>21.50</text:p>
          </table:table-cell>
          <table:table-cell office:value-type="float" office:value="-0.6" calcext:value-type="float">
            <text:p>-0.600</text:p>
          </table:table-cell>
          <table:table-cell office:value-type="float" office:value="36.9615026204427" calcext:value-type="float">
            <text:p>36.962</text:p>
          </table:table-cell>
          <table:table-cell table:formula="of:=[.D86]-[.C86]" office:value-type="float" office:value="37.5615026204427" calcext:value-type="float">
            <text:p>37.5615026204</text:p>
          </table:table-cell>
          <table:table-cell table:formula="of:=[.E86]-37.9461244425242" office:value-type="float" office:value="-0.384621822081499" calcext:value-type="float">
            <text:p>-0.385</text:p>
          </table:table-cell>
          <table:table-cell/>
        </table:table-row>
        <table:table-row table:style-name="ro2">
          <table:table-cell office:value-type="float" office:value="21750000" calcext:value-type="float">
            <text:p>21750000</text:p>
          </table:table-cell>
          <table:table-cell table:formula="of:=[.A87]/1000000" office:value-type="float" office:value="21.75" calcext:value-type="float">
            <text:p>21.75</text:p>
          </table:table-cell>
          <table:table-cell office:value-type="float" office:value="-0.6" calcext:value-type="float">
            <text:p>-0.600</text:p>
          </table:table-cell>
          <table:table-cell office:value-type="float" office:value="36.8725766489481" calcext:value-type="float">
            <text:p>36.873</text:p>
          </table:table-cell>
          <table:table-cell table:formula="of:=[.D87]-[.C87]" office:value-type="float" office:value="37.4725766489481" calcext:value-type="float">
            <text:p>37.4725766489</text:p>
          </table:table-cell>
          <table:table-cell table:formula="of:=[.E87]-37.9461244425242" office:value-type="float" office:value="-0.473547793576103" calcext:value-type="float">
            <text:p>-0.474</text:p>
          </table:table-cell>
          <table:table-cell/>
        </table:table-row>
        <table:table-row table:style-name="ro2">
          <table:table-cell office:value-type="float" office:value="22000000" calcext:value-type="float">
            <text:p>22000000</text:p>
          </table:table-cell>
          <table:table-cell table:formula="of:=[.A88]/1000000" office:value-type="float" office:value="22" calcext:value-type="float">
            <text:p>22.00</text:p>
          </table:table-cell>
          <table:table-cell office:value-type="float" office:value="-0.6" calcext:value-type="float">
            <text:p>-0.600</text:p>
          </table:table-cell>
          <table:table-cell office:value-type="float" office:value="36.8024726601215" calcext:value-type="float">
            <text:p>36.802</text:p>
          </table:table-cell>
          <table:table-cell table:formula="of:=[.D88]-[.C88]" office:value-type="float" office:value="37.4024726601215" calcext:value-type="float">
            <text:p>37.4024726601</text:p>
          </table:table-cell>
          <table:table-cell table:formula="of:=[.E88]-37.9461244425242" office:value-type="float" office:value="-0.543651782402698" calcext:value-type="float">
            <text:p>-0.544</text:p>
          </table:table-cell>
          <table:table-cell/>
        </table:table-row>
        <table:table-row table:style-name="ro2">
          <table:table-cell office:value-type="float" office:value="22250000" calcext:value-type="float">
            <text:p>22250000</text:p>
          </table:table-cell>
          <table:table-cell table:formula="of:=[.A89]/1000000" office:value-type="float" office:value="22.25" calcext:value-type="float">
            <text:p>22.25</text:p>
          </table:table-cell>
          <table:table-cell office:value-type="float" office:value="-0.6" calcext:value-type="float">
            <text:p>-0.600</text:p>
          </table:table-cell>
          <table:table-cell office:value-type="float" office:value="36.9725891273119" calcext:value-type="float">
            <text:p>36.973</text:p>
          </table:table-cell>
          <table:table-cell table:formula="of:=[.D89]-[.C89]" office:value-type="float" office:value="37.5725891273119" calcext:value-type="float">
            <text:p>37.5725891273</text:p>
          </table:table-cell>
          <table:table-cell table:formula="of:=[.E89]-37.9461244425242" office:value-type="float" office:value="-0.373535315212301" calcext:value-type="float">
            <text:p>-0.374</text:p>
          </table:table-cell>
          <table:table-cell/>
        </table:table-row>
        <table:table-row table:style-name="ro2">
          <table:table-cell office:value-type="float" office:value="22500000" calcext:value-type="float">
            <text:p>22500000</text:p>
          </table:table-cell>
          <table:table-cell table:formula="of:=[.A90]/1000000" office:value-type="float" office:value="22.5" calcext:value-type="float">
            <text:p>22.50</text:p>
          </table:table-cell>
          <table:table-cell office:value-type="float" office:value="-0.6" calcext:value-type="float">
            <text:p>-0.600</text:p>
          </table:table-cell>
          <table:table-cell office:value-type="float" office:value="36.8013627332493" calcext:value-type="float">
            <text:p>36.801</text:p>
          </table:table-cell>
          <table:table-cell table:formula="of:=[.D90]-[.C90]" office:value-type="float" office:value="37.4013627332493" calcext:value-type="float">
            <text:p>37.4013627332</text:p>
          </table:table-cell>
          <table:table-cell table:formula="of:=[.E90]-37.9461244425242" office:value-type="float" office:value="-0.544761709274901" calcext:value-type="float">
            <text:p>-0.545</text:p>
          </table:table-cell>
          <table:table-cell/>
        </table:table-row>
        <table:table-row table:style-name="ro2">
          <table:table-cell office:value-type="float" office:value="22750000" calcext:value-type="float">
            <text:p>22750000</text:p>
          </table:table-cell>
          <table:table-cell table:formula="of:=[.A91]/1000000" office:value-type="float" office:value="22.75" calcext:value-type="float">
            <text:p>22.75</text:p>
          </table:table-cell>
          <table:table-cell office:value-type="float" office:value="-0.6" calcext:value-type="float">
            <text:p>-0.600</text:p>
          </table:table-cell>
          <table:table-cell office:value-type="float" office:value="36.7605109106097" calcext:value-type="float">
            <text:p>36.761</text:p>
          </table:table-cell>
          <table:table-cell table:formula="of:=[.D91]-[.C91]" office:value-type="float" office:value="37.3605109106097" calcext:value-type="float">
            <text:p>37.3605109106</text:p>
          </table:table-cell>
          <table:table-cell table:formula="of:=[.E91]-37.9461244425242" office:value-type="float" office:value="-0.585613531914497" calcext:value-type="float">
            <text:p>-0.586</text:p>
          </table:table-cell>
          <table:table-cell/>
        </table:table-row>
        <table:table-row table:style-name="ro2">
          <table:table-cell office:value-type="float" office:value="23000000" calcext:value-type="float">
            <text:p>23000000</text:p>
          </table:table-cell>
          <table:table-cell table:formula="of:=[.A92]/1000000" office:value-type="float" office:value="23" calcext:value-type="float">
            <text:p>23.00</text:p>
          </table:table-cell>
          <table:table-cell office:value-type="float" office:value="-0.6" calcext:value-type="float">
            <text:p>-0.600</text:p>
          </table:table-cell>
          <table:table-cell office:value-type="float" office:value="36.8318672519685" calcext:value-type="float">
            <text:p>36.832</text:p>
          </table:table-cell>
          <table:table-cell table:formula="of:=[.D92]-[.C92]" office:value-type="float" office:value="37.4318672519685" calcext:value-type="float">
            <text:p>37.431867252</text:p>
          </table:table-cell>
          <table:table-cell table:formula="of:=[.E92]-37.9461244425242" office:value-type="float" office:value="-0.514257190555703" calcext:value-type="float">
            <text:p>-0.514</text:p>
          </table:table-cell>
          <table:table-cell/>
        </table:table-row>
        <table:table-row table:style-name="ro2">
          <table:table-cell office:value-type="float" office:value="23250000" calcext:value-type="float">
            <text:p>23250000</text:p>
          </table:table-cell>
          <table:table-cell table:formula="of:=[.A93]/1000000" office:value-type="float" office:value="23.25" calcext:value-type="float">
            <text:p>23.25</text:p>
          </table:table-cell>
          <table:table-cell office:value-type="float" office:value="-0.6" calcext:value-type="float">
            <text:p>-0.600</text:p>
          </table:table-cell>
          <table:table-cell office:value-type="float" office:value="36.7957600963329" calcext:value-type="float">
            <text:p>36.796</text:p>
          </table:table-cell>
          <table:table-cell table:formula="of:=[.D93]-[.C93]" office:value-type="float" office:value="37.3957600963329" calcext:value-type="float">
            <text:p>37.3957600963</text:p>
          </table:table-cell>
          <table:table-cell table:formula="of:=[.E93]-37.9461244425242" office:value-type="float" office:value="-0.550364346191302" calcext:value-type="float">
            <text:p>-0.550</text:p>
          </table:table-cell>
          <table:table-cell/>
        </table:table-row>
        <table:table-row table:style-name="ro2">
          <table:table-cell office:value-type="float" office:value="23500000" calcext:value-type="float">
            <text:p>23500000</text:p>
          </table:table-cell>
          <table:table-cell table:formula="of:=[.A94]/1000000" office:value-type="float" office:value="23.5" calcext:value-type="float">
            <text:p>23.50</text:p>
          </table:table-cell>
          <table:table-cell office:value-type="float" office:value="-0.6" calcext:value-type="float">
            <text:p>-0.600</text:p>
          </table:table-cell>
          <table:table-cell office:value-type="float" office:value="36.7472821665254" calcext:value-type="float">
            <text:p>36.747</text:p>
          </table:table-cell>
          <table:table-cell table:formula="of:=[.D94]-[.C94]" office:value-type="float" office:value="37.3472821665254" calcext:value-type="float">
            <text:p>37.3472821665</text:p>
          </table:table-cell>
          <table:table-cell table:formula="of:=[.E94]-37.9461244425242" office:value-type="float" office:value="-0.598842275998798" calcext:value-type="float">
            <text:p>-0.599</text:p>
          </table:table-cell>
          <table:table-cell/>
        </table:table-row>
        <table:table-row table:style-name="ro2">
          <table:table-cell office:value-type="float" office:value="23750000" calcext:value-type="float">
            <text:p>23750000</text:p>
          </table:table-cell>
          <table:table-cell table:formula="of:=[.A95]/1000000" office:value-type="float" office:value="23.75" calcext:value-type="float">
            <text:p>23.75</text:p>
          </table:table-cell>
          <table:table-cell office:value-type="float" office:value="-0.6" calcext:value-type="float">
            <text:p>-0.600</text:p>
          </table:table-cell>
          <table:table-cell office:value-type="float" office:value="36.8205737404968" calcext:value-type="float">
            <text:p>36.821</text:p>
          </table:table-cell>
          <table:table-cell table:formula="of:=[.D95]-[.C95]" office:value-type="float" office:value="37.4205737404968" calcext:value-type="float">
            <text:p>37.4205737405</text:p>
          </table:table-cell>
          <table:table-cell table:formula="of:=[.E95]-37.9461244425242" office:value-type="float" office:value="-0.525550702027402" calcext:value-type="float">
            <text:p>-0.526</text:p>
          </table:table-cell>
          <table:table-cell/>
        </table:table-row>
        <table:table-row table:style-name="ro2">
          <table:table-cell office:value-type="float" office:value="24000000" calcext:value-type="float">
            <text:p>24000000</text:p>
          </table:table-cell>
          <table:table-cell table:formula="of:=[.A96]/1000000" office:value-type="float" office:value="24" calcext:value-type="float">
            <text:p>24.00</text:p>
          </table:table-cell>
          <table:table-cell office:value-type="float" office:value="-0.6" calcext:value-type="float">
            <text:p>-0.600</text:p>
          </table:table-cell>
          <table:table-cell office:value-type="float" office:value="36.8568981296144" calcext:value-type="float">
            <text:p>36.857</text:p>
          </table:table-cell>
          <table:table-cell table:formula="of:=[.D96]-[.C96]" office:value-type="float" office:value="37.4568981296144" calcext:value-type="float">
            <text:p>37.4568981296</text:p>
          </table:table-cell>
          <table:table-cell table:formula="of:=[.E96]-37.9461244425242" office:value-type="float" office:value="-0.4892263129098" calcext:value-type="float">
            <text:p>-0.489</text:p>
          </table:table-cell>
          <table:table-cell/>
        </table:table-row>
        <table:table-row table:style-name="ro2">
          <table:table-cell office:value-type="float" office:value="24250000" calcext:value-type="float">
            <text:p>24250000</text:p>
          </table:table-cell>
          <table:table-cell table:formula="of:=[.A97]/1000000" office:value-type="float" office:value="24.25" calcext:value-type="float">
            <text:p>24.25</text:p>
          </table:table-cell>
          <table:table-cell office:value-type="float" office:value="-0.6" calcext:value-type="float">
            <text:p>-0.600</text:p>
          </table:table-cell>
          <table:table-cell office:value-type="float" office:value="36.728786513302" calcext:value-type="float">
            <text:p>36.729</text:p>
          </table:table-cell>
          <table:table-cell table:formula="of:=[.D97]-[.C97]" office:value-type="float" office:value="37.328786513302" calcext:value-type="float">
            <text:p>37.3287865133</text:p>
          </table:table-cell>
          <table:table-cell table:formula="of:=[.E97]-37.9461244425242" office:value-type="float" office:value="-0.617337929222202" calcext:value-type="float">
            <text:p>-0.617</text:p>
          </table:table-cell>
          <table:table-cell/>
        </table:table-row>
        <table:table-row table:style-name="ro2">
          <table:table-cell office:value-type="float" office:value="24500000" calcext:value-type="float">
            <text:p>24500000</text:p>
          </table:table-cell>
          <table:table-cell table:formula="of:=[.A98]/1000000" office:value-type="float" office:value="24.5" calcext:value-type="float">
            <text:p>24.50</text:p>
          </table:table-cell>
          <table:table-cell office:value-type="float" office:value="-0.6" calcext:value-type="float">
            <text:p>-0.600</text:p>
          </table:table-cell>
          <table:table-cell office:value-type="float" office:value="36.7615892337418" calcext:value-type="float">
            <text:p>36.762</text:p>
          </table:table-cell>
          <table:table-cell table:formula="of:=[.D98]-[.C98]" office:value-type="float" office:value="37.3615892337418" calcext:value-type="float">
            <text:p>37.3615892337</text:p>
          </table:table-cell>
          <table:table-cell table:formula="of:=[.E98]-37.9461244425242" office:value-type="float" office:value="-0.584535208782398" calcext:value-type="float">
            <text:p>-0.585</text:p>
          </table:table-cell>
          <table:table-cell/>
        </table:table-row>
        <table:table-row table:style-name="ro2">
          <table:table-cell office:value-type="float" office:value="24750000" calcext:value-type="float">
            <text:p>24750000</text:p>
          </table:table-cell>
          <table:table-cell table:formula="of:=[.A99]/1000000" office:value-type="float" office:value="24.75" calcext:value-type="float">
            <text:p>24.75</text:p>
          </table:table-cell>
          <table:table-cell office:value-type="float" office:value="-0.6" calcext:value-type="float">
            <text:p>-0.600</text:p>
          </table:table-cell>
          <table:table-cell office:value-type="float" office:value="36.7809552350178" calcext:value-type="float">
            <text:p>36.781</text:p>
          </table:table-cell>
          <table:table-cell table:formula="of:=[.D99]-[.C99]" office:value-type="float" office:value="37.3809552350178" calcext:value-type="float">
            <text:p>37.380955235</text:p>
          </table:table-cell>
          <table:table-cell table:formula="of:=[.E99]-37.9461244425242" office:value-type="float" office:value="-0.565169207506401" calcext:value-type="float">
            <text:p>-0.565</text:p>
          </table:table-cell>
          <table:table-cell/>
        </table:table-row>
        <table:table-row table:style-name="ro2">
          <table:table-cell office:value-type="float" office:value="25000000" calcext:value-type="float">
            <text:p>25000000</text:p>
          </table:table-cell>
          <table:table-cell table:formula="of:=[.A100]/1000000" office:value-type="float" office:value="25" calcext:value-type="float">
            <text:p>25.00</text:p>
          </table:table-cell>
          <table:table-cell office:value-type="float" office:value="-0.6" calcext:value-type="float">
            <text:p>-0.600</text:p>
          </table:table-cell>
          <table:table-cell office:value-type="float" office:value="36.8714301106804" calcext:value-type="float">
            <text:p>36.871</text:p>
          </table:table-cell>
          <table:table-cell table:formula="of:=[.D100]-[.C100]" office:value-type="float" office:value="37.4714301106804" calcext:value-type="float">
            <text:p>37.4714301107</text:p>
          </table:table-cell>
          <table:table-cell table:formula="of:=[.E100]-37.9461244425242" office:value-type="float" office:value="-0.4746943318438" calcext:value-type="float">
            <text:p>-0.475</text:p>
          </table:table-cell>
          <table:table-cell/>
        </table:table-row>
        <table:table-row table:style-name="ro2">
          <table:table-cell office:value-type="float" office:value="25250000" calcext:value-type="float">
            <text:p>25250000</text:p>
          </table:table-cell>
          <table:table-cell table:formula="of:=[.A101]/1000000" office:value-type="float" office:value="25.25" calcext:value-type="float">
            <text:p>25.25</text:p>
          </table:table-cell>
          <table:table-cell office:value-type="float" office:value="-0.6" calcext:value-type="float">
            <text:p>-0.600</text:p>
          </table:table-cell>
          <table:table-cell office:value-type="float" office:value="36.8725795881922" calcext:value-type="float">
            <text:p>36.873</text:p>
          </table:table-cell>
          <table:table-cell table:formula="of:=[.D101]-[.C101]" office:value-type="float" office:value="37.4725795881922" calcext:value-type="float">
            <text:p>37.4725795882</text:p>
          </table:table-cell>
          <table:table-cell table:formula="of:=[.E101]-37.9461244425242" office:value-type="float" office:value="-0.473544854331998" calcext:value-type="float">
            <text:p>-0.474</text:p>
          </table:table-cell>
          <table:table-cell/>
        </table:table-row>
        <table:table-row table:style-name="ro2">
          <table:table-cell office:value-type="float" office:value="25500000" calcext:value-type="float">
            <text:p>25500000</text:p>
          </table:table-cell>
          <table:table-cell table:formula="of:=[.A102]/1000000" office:value-type="float" office:value="25.5" calcext:value-type="float">
            <text:p>25.50</text:p>
          </table:table-cell>
          <table:table-cell office:value-type="float" office:value="-0.6" calcext:value-type="float">
            <text:p>-0.600</text:p>
          </table:table-cell>
          <table:table-cell office:value-type="float" office:value="36.8628764601604" calcext:value-type="float">
            <text:p>36.863</text:p>
          </table:table-cell>
          <table:table-cell table:formula="of:=[.D102]-[.C102]" office:value-type="float" office:value="37.4628764601604" calcext:value-type="float">
            <text:p>37.4628764602</text:p>
          </table:table-cell>
          <table:table-cell table:formula="of:=[.E102]-37.9461244425242" office:value-type="float" office:value="-0.4832479823638" calcext:value-type="float">
            <text:p>-0.483</text:p>
          </table:table-cell>
          <table:table-cell/>
        </table:table-row>
        <table:table-row table:style-name="ro2">
          <table:table-cell office:value-type="float" office:value="25750000" calcext:value-type="float">
            <text:p>25750000</text:p>
          </table:table-cell>
          <table:table-cell table:formula="of:=[.A103]/1000000" office:value-type="float" office:value="25.75" calcext:value-type="float">
            <text:p>25.75</text:p>
          </table:table-cell>
          <table:table-cell office:value-type="float" office:value="-0.6" calcext:value-type="float">
            <text:p>-0.600</text:p>
          </table:table-cell>
          <table:table-cell office:value-type="float" office:value="36.8254755803507" calcext:value-type="float">
            <text:p>36.825</text:p>
          </table:table-cell>
          <table:table-cell table:formula="of:=[.D103]-[.C103]" office:value-type="float" office:value="37.4254755803507" calcext:value-type="float">
            <text:p>37.4254755804</text:p>
          </table:table-cell>
          <table:table-cell table:formula="of:=[.E103]-37.9461244425242" office:value-type="float" office:value="-0.520648862173502" calcext:value-type="float">
            <text:p>-0.521</text:p>
          </table:table-cell>
          <table:table-cell/>
        </table:table-row>
        <table:table-row table:style-name="ro2">
          <table:table-cell office:value-type="float" office:value="26000000" calcext:value-type="float">
            <text:p>26000000</text:p>
          </table:table-cell>
          <table:table-cell table:formula="of:=[.A104]/1000000" office:value-type="float" office:value="26" calcext:value-type="float">
            <text:p>26.00</text:p>
          </table:table-cell>
          <table:table-cell office:value-type="float" office:value="-0.6" calcext:value-type="float">
            <text:p>-0.600</text:p>
          </table:table-cell>
          <table:table-cell office:value-type="float" office:value="36.6610153131656" calcext:value-type="float">
            <text:p>36.661</text:p>
          </table:table-cell>
          <table:table-cell table:formula="of:=[.D104]-[.C104]" office:value-type="float" office:value="37.2610153131656" calcext:value-type="float">
            <text:p>37.2610153132</text:p>
          </table:table-cell>
          <table:table-cell table:formula="of:=[.E104]-37.9461244425242" office:value-type="float" office:value="-0.685109129358601" calcext:value-type="float">
            <text:p>-0.685</text:p>
          </table:table-cell>
          <table:table-cell/>
        </table:table-row>
        <table:table-row table:style-name="ro2">
          <table:table-cell office:value-type="float" office:value="26250000" calcext:value-type="float">
            <text:p>26250000</text:p>
          </table:table-cell>
          <table:table-cell table:formula="of:=[.A105]/1000000" office:value-type="float" office:value="26.25" calcext:value-type="float">
            <text:p>26.25</text:p>
          </table:table-cell>
          <table:table-cell office:value-type="float" office:value="-0.6" calcext:value-type="float">
            <text:p>-0.600</text:p>
          </table:table-cell>
          <table:table-cell office:value-type="float" office:value="36.8317069539218" calcext:value-type="float">
            <text:p>36.832</text:p>
          </table:table-cell>
          <table:table-cell table:formula="of:=[.D105]-[.C105]" office:value-type="float" office:value="37.4317069539218" calcext:value-type="float">
            <text:p>37.4317069539</text:p>
          </table:table-cell>
          <table:table-cell table:formula="of:=[.E105]-37.9461244425242" office:value-type="float" office:value="-0.514417488602398" calcext:value-type="float">
            <text:p>-0.514</text:p>
          </table:table-cell>
          <table:table-cell/>
        </table:table-row>
        <table:table-row table:style-name="ro2">
          <table:table-cell office:value-type="float" office:value="26500000" calcext:value-type="float">
            <text:p>26500000</text:p>
          </table:table-cell>
          <table:table-cell table:formula="of:=[.A106]/1000000" office:value-type="float" office:value="26.5" calcext:value-type="float">
            <text:p>26.50</text:p>
          </table:table-cell>
          <table:table-cell office:value-type="float" office:value="-0.6" calcext:value-type="float">
            <text:p>-0.600</text:p>
          </table:table-cell>
          <table:table-cell office:value-type="float" office:value="36.7872004865212" calcext:value-type="float">
            <text:p>36.787</text:p>
          </table:table-cell>
          <table:table-cell table:formula="of:=[.D106]-[.C106]" office:value-type="float" office:value="37.3872004865212" calcext:value-type="float">
            <text:p>37.3872004865</text:p>
          </table:table-cell>
          <table:table-cell table:formula="of:=[.E106]-37.9461244425242" office:value-type="float" office:value="-0.558923956003" calcext:value-type="float">
            <text:p>-0.559</text:p>
          </table:table-cell>
          <table:table-cell/>
        </table:table-row>
        <table:table-row table:style-name="ro2">
          <table:table-cell office:value-type="float" office:value="26750000" calcext:value-type="float">
            <text:p>26750000</text:p>
          </table:table-cell>
          <table:table-cell table:formula="of:=[.A107]/1000000" office:value-type="float" office:value="26.75" calcext:value-type="float">
            <text:p>26.75</text:p>
          </table:table-cell>
          <table:table-cell office:value-type="float" office:value="-0.6" calcext:value-type="float">
            <text:p>-0.600</text:p>
          </table:table-cell>
          <table:table-cell office:value-type="float" office:value="36.6991439293847" calcext:value-type="float">
            <text:p>36.699</text:p>
          </table:table-cell>
          <table:table-cell table:formula="of:=[.D107]-[.C107]" office:value-type="float" office:value="37.2991439293847" calcext:value-type="float">
            <text:p>37.2991439294</text:p>
          </table:table-cell>
          <table:table-cell table:formula="of:=[.E107]-37.9461244425242" office:value-type="float" office:value="-0.646980513139503" calcext:value-type="float">
            <text:p>-0.647</text:p>
          </table:table-cell>
          <table:table-cell/>
        </table:table-row>
        <table:table-row table:style-name="ro2">
          <table:table-cell office:value-type="float" office:value="27000000" calcext:value-type="float">
            <text:p>27000000</text:p>
          </table:table-cell>
          <table:table-cell table:formula="of:=[.A108]/1000000" office:value-type="float" office:value="27" calcext:value-type="float">
            <text:p>27.00</text:p>
          </table:table-cell>
          <table:table-cell office:value-type="float" office:value="-0.6" calcext:value-type="float">
            <text:p>-0.600</text:p>
          </table:table-cell>
          <table:table-cell office:value-type="float" office:value="36.8194115616796" calcext:value-type="float">
            <text:p>36.819</text:p>
          </table:table-cell>
          <table:table-cell table:formula="of:=[.D108]-[.C108]" office:value-type="float" office:value="37.4194115616796" calcext:value-type="float">
            <text:p>37.4194115617</text:p>
          </table:table-cell>
          <table:table-cell table:formula="of:=[.E108]-37.9461244425242" office:value-type="float" office:value="-0.526712880844599" calcext:value-type="float">
            <text:p>-0.527</text:p>
          </table:table-cell>
          <table:table-cell/>
        </table:table-row>
        <table:table-row table:style-name="ro2">
          <table:table-cell office:value-type="float" office:value="27250000" calcext:value-type="float">
            <text:p>27250000</text:p>
          </table:table-cell>
          <table:table-cell table:formula="of:=[.A109]/1000000" office:value-type="float" office:value="27.25" calcext:value-type="float">
            <text:p>27.25</text:p>
          </table:table-cell>
          <table:table-cell office:value-type="float" office:value="-0.6" calcext:value-type="float">
            <text:p>-0.600</text:p>
          </table:table-cell>
          <table:table-cell office:value-type="float" office:value="36.7265694452558" calcext:value-type="float">
            <text:p>36.727</text:p>
          </table:table-cell>
          <table:table-cell table:formula="of:=[.D109]-[.C109]" office:value-type="float" office:value="37.3265694452558" calcext:value-type="float">
            <text:p>37.3265694453</text:p>
          </table:table-cell>
          <table:table-cell table:formula="of:=[.E109]-37.9461244425242" office:value-type="float" office:value="-0.619554997268402" calcext:value-type="float">
            <text:p>-0.620</text:p>
          </table:table-cell>
          <table:table-cell/>
        </table:table-row>
        <table:table-row table:style-name="ro2">
          <table:table-cell office:value-type="float" office:value="27500000" calcext:value-type="float">
            <text:p>27500000</text:p>
          </table:table-cell>
          <table:table-cell table:formula="of:=[.A110]/1000000" office:value-type="float" office:value="27.5" calcext:value-type="float">
            <text:p>27.50</text:p>
          </table:table-cell>
          <table:table-cell office:value-type="float" office:value="-0.6" calcext:value-type="float">
            <text:p>-0.600</text:p>
          </table:table-cell>
          <table:table-cell office:value-type="float" office:value="36.5673948536767" calcext:value-type="float">
            <text:p>36.567</text:p>
          </table:table-cell>
          <table:table-cell table:formula="of:=[.D110]-[.C110]" office:value-type="float" office:value="37.1673948536767" calcext:value-type="float">
            <text:p>37.1673948537</text:p>
          </table:table-cell>
          <table:table-cell table:formula="of:=[.E110]-37.9461244425242" office:value-type="float" office:value="-0.778729588847497" calcext:value-type="float">
            <text:p>-0.779</text:p>
          </table:table-cell>
          <table:table-cell/>
        </table:table-row>
        <table:table-row table:style-name="ro2">
          <table:table-cell office:value-type="float" office:value="27750000" calcext:value-type="float">
            <text:p>27750000</text:p>
          </table:table-cell>
          <table:table-cell table:formula="of:=[.A111]/1000000" office:value-type="float" office:value="27.75" calcext:value-type="float">
            <text:p>27.75</text:p>
          </table:table-cell>
          <table:table-cell office:value-type="float" office:value="-0.6" calcext:value-type="float">
            <text:p>-0.600</text:p>
          </table:table-cell>
          <table:table-cell office:value-type="float" office:value="36.6118602712124" calcext:value-type="float">
            <text:p>36.612</text:p>
          </table:table-cell>
          <table:table-cell table:formula="of:=[.D111]-[.C111]" office:value-type="float" office:value="37.2118602712124" calcext:value-type="float">
            <text:p>37.2118602712</text:p>
          </table:table-cell>
          <table:table-cell table:formula="of:=[.E111]-37.9461244425242" office:value-type="float" office:value="-0.7342641713118" calcext:value-type="float">
            <text:p>-0.734</text:p>
          </table:table-cell>
          <table:table-cell/>
        </table:table-row>
        <table:table-row table:style-name="ro2">
          <table:table-cell office:value-type="float" office:value="28000000" calcext:value-type="float">
            <text:p>28000000</text:p>
          </table:table-cell>
          <table:table-cell table:formula="of:=[.A112]/1000000" office:value-type="float" office:value="28" calcext:value-type="float">
            <text:p>28.00</text:p>
          </table:table-cell>
          <table:table-cell office:value-type="float" office:value="-0.6" calcext:value-type="float">
            <text:p>-0.600</text:p>
          </table:table-cell>
          <table:table-cell office:value-type="float" office:value="36.6392165156066" calcext:value-type="float">
            <text:p>36.639</text:p>
          </table:table-cell>
          <table:table-cell table:formula="of:=[.D112]-[.C112]" office:value-type="float" office:value="37.2392165156066" calcext:value-type="float">
            <text:p>37.2392165156</text:p>
          </table:table-cell>
          <table:table-cell table:formula="of:=[.E112]-37.9461244425242" office:value-type="float" office:value="-0.706907926917602" calcext:value-type="float">
            <text:p>-0.707</text:p>
          </table:table-cell>
          <table:table-cell/>
        </table:table-row>
        <table:table-row table:style-name="ro2">
          <table:table-cell office:value-type="float" office:value="28250000" calcext:value-type="float">
            <text:p>28250000</text:p>
          </table:table-cell>
          <table:table-cell table:formula="of:=[.A113]/1000000" office:value-type="float" office:value="28.25" calcext:value-type="float">
            <text:p>28.25</text:p>
          </table:table-cell>
          <table:table-cell office:value-type="float" office:value="-0.6" calcext:value-type="float">
            <text:p>-0.600</text:p>
          </table:table-cell>
          <table:table-cell office:value-type="float" office:value="36.6747911656317" calcext:value-type="float">
            <text:p>36.675</text:p>
          </table:table-cell>
          <table:table-cell table:formula="of:=[.D113]-[.C113]" office:value-type="float" office:value="37.2747911656317" calcext:value-type="float">
            <text:p>37.2747911656</text:p>
          </table:table-cell>
          <table:table-cell table:formula="of:=[.E113]-37.9461244425242" office:value-type="float" office:value="-0.671333276892497" calcext:value-type="float">
            <text:p>-0.671</text:p>
          </table:table-cell>
          <table:table-cell/>
        </table:table-row>
        <table:table-row table:style-name="ro2">
          <table:table-cell office:value-type="float" office:value="28500000" calcext:value-type="float">
            <text:p>28500000</text:p>
          </table:table-cell>
          <table:table-cell table:formula="of:=[.A114]/1000000" office:value-type="float" office:value="28.5" calcext:value-type="float">
            <text:p>28.50</text:p>
          </table:table-cell>
          <table:table-cell office:value-type="float" office:value="-0.6" calcext:value-type="float">
            <text:p>-0.600</text:p>
          </table:table-cell>
          <table:table-cell office:value-type="float" office:value="36.5503488574473" calcext:value-type="float">
            <text:p>36.550</text:p>
          </table:table-cell>
          <table:table-cell table:formula="of:=[.D114]-[.C114]" office:value-type="float" office:value="37.1503488574473" calcext:value-type="float">
            <text:p>37.1503488574</text:p>
          </table:table-cell>
          <table:table-cell table:formula="of:=[.E114]-37.9461244425242" office:value-type="float" office:value="-0.795775585076903" calcext:value-type="float">
            <text:p>-0.796</text:p>
          </table:table-cell>
          <table:table-cell/>
        </table:table-row>
        <table:table-row table:style-name="ro2">
          <table:table-cell office:value-type="float" office:value="28750000" calcext:value-type="float">
            <text:p>28750000</text:p>
          </table:table-cell>
          <table:table-cell table:formula="of:=[.A115]/1000000" office:value-type="float" office:value="28.75" calcext:value-type="float">
            <text:p>28.75</text:p>
          </table:table-cell>
          <table:table-cell office:value-type="float" office:value="-0.6" calcext:value-type="float">
            <text:p>-0.600</text:p>
          </table:table-cell>
          <table:table-cell office:value-type="float" office:value="36.7894911083647" calcext:value-type="float">
            <text:p>36.789</text:p>
          </table:table-cell>
          <table:table-cell table:formula="of:=[.D115]-[.C115]" office:value-type="float" office:value="37.3894911083647" calcext:value-type="float">
            <text:p>37.3894911084</text:p>
          </table:table-cell>
          <table:table-cell table:formula="of:=[.E115]-37.9461244425242" office:value-type="float" office:value="-0.5566333341595" calcext:value-type="float">
            <text:p>-0.557</text:p>
          </table:table-cell>
          <table:table-cell/>
        </table:table-row>
        <table:table-row table:style-name="ro2">
          <table:table-cell office:value-type="float" office:value="29000000" calcext:value-type="float">
            <text:p>29000000</text:p>
          </table:table-cell>
          <table:table-cell table:formula="of:=[.A116]/1000000" office:value-type="float" office:value="29" calcext:value-type="float">
            <text:p>29.00</text:p>
          </table:table-cell>
          <table:table-cell office:value-type="float" office:value="-0.6" calcext:value-type="float">
            <text:p>-0.600</text:p>
          </table:table-cell>
          <table:table-cell office:value-type="float" office:value="36.7746204296563" calcext:value-type="float">
            <text:p>36.775</text:p>
          </table:table-cell>
          <table:table-cell table:formula="of:=[.D116]-[.C116]" office:value-type="float" office:value="37.3746204296563" calcext:value-type="float">
            <text:p>37.3746204297</text:p>
          </table:table-cell>
          <table:table-cell table:formula="of:=[.E116]-37.9461244425242" office:value-type="float" office:value="-0.571504012867898" calcext:value-type="float">
            <text:p>-0.572</text:p>
          </table:table-cell>
          <table:table-cell/>
        </table:table-row>
        <table:table-row table:style-name="ro2">
          <table:table-cell office:value-type="float" office:value="29250000" calcext:value-type="float">
            <text:p>29250000</text:p>
          </table:table-cell>
          <table:table-cell table:formula="of:=[.A117]/1000000" office:value-type="float" office:value="29.25" calcext:value-type="float">
            <text:p>29.25</text:p>
          </table:table-cell>
          <table:table-cell office:value-type="float" office:value="-0.6" calcext:value-type="float">
            <text:p>-0.600</text:p>
          </table:table-cell>
          <table:table-cell office:value-type="float" office:value="36.7666435043547" calcext:value-type="float">
            <text:p>36.767</text:p>
          </table:table-cell>
          <table:table-cell table:formula="of:=[.D117]-[.C117]" office:value-type="float" office:value="37.3666435043547" calcext:value-type="float">
            <text:p>37.3666435044</text:p>
          </table:table-cell>
          <table:table-cell table:formula="of:=[.E117]-37.9461244425242" office:value-type="float" office:value="-0.579480938169503" calcext:value-type="float">
            <text:p>-0.579</text:p>
          </table:table-cell>
          <table:table-cell/>
        </table:table-row>
        <table:table-row table:style-name="ro2">
          <table:table-cell office:value-type="float" office:value="29500000" calcext:value-type="float">
            <text:p>29500000</text:p>
          </table:table-cell>
          <table:table-cell table:formula="of:=[.A118]/1000000" office:value-type="float" office:value="29.5" calcext:value-type="float">
            <text:p>29.50</text:p>
          </table:table-cell>
          <table:table-cell office:value-type="float" office:value="-0.6" calcext:value-type="float">
            <text:p>-0.600</text:p>
          </table:table-cell>
          <table:table-cell office:value-type="float" office:value="36.6525550978014" calcext:value-type="float">
            <text:p>36.653</text:p>
          </table:table-cell>
          <table:table-cell table:formula="of:=[.D118]-[.C118]" office:value-type="float" office:value="37.2525550978014" calcext:value-type="float">
            <text:p>37.2525550978</text:p>
          </table:table-cell>
          <table:table-cell table:formula="of:=[.E118]-37.9461244425242" office:value-type="float" office:value="-0.693569344722803" calcext:value-type="float">
            <text:p>-0.694</text:p>
          </table:table-cell>
          <table:table-cell/>
        </table:table-row>
        <table:table-row table:style-name="ro2">
          <table:table-cell office:value-type="float" office:value="29750000" calcext:value-type="float">
            <text:p>29750000</text:p>
          </table:table-cell>
          <table:table-cell table:formula="of:=[.A119]/1000000" office:value-type="float" office:value="29.75" calcext:value-type="float">
            <text:p>29.75</text:p>
          </table:table-cell>
          <table:table-cell office:value-type="float" office:value="-0.6" calcext:value-type="float">
            <text:p>-0.600</text:p>
          </table:table-cell>
          <table:table-cell office:value-type="float" office:value="36.6404486483671" calcext:value-type="float">
            <text:p>36.640</text:p>
          </table:table-cell>
          <table:table-cell table:formula="of:=[.D119]-[.C119]" office:value-type="float" office:value="37.2404486483671" calcext:value-type="float">
            <text:p>37.2404486484</text:p>
          </table:table-cell>
          <table:table-cell table:formula="of:=[.E119]-37.9461244425242" office:value-type="float" office:value="-0.705675794157102" calcext:value-type="float">
            <text:p>-0.706</text:p>
          </table:table-cell>
          <table:table-cell/>
        </table:table-row>
        <table:table-row table:style-name="ro2">
          <table:table-cell office:value-type="float" office:value="30000000" calcext:value-type="float">
            <text:p>30000000</text:p>
          </table:table-cell>
          <table:table-cell table:formula="of:=[.A120]/1000000" office:value-type="float" office:value="30" calcext:value-type="float">
            <text:p>30.00</text:p>
          </table:table-cell>
          <table:table-cell office:value-type="float" office:value="-0.6" calcext:value-type="float">
            <text:p>-0.600</text:p>
          </table:table-cell>
          <table:table-cell office:value-type="float" office:value="36.6597892470165" calcext:value-type="float">
            <text:p>36.660</text:p>
          </table:table-cell>
          <table:table-cell table:formula="of:=[.D120]-[.C120]" office:value-type="float" office:value="37.2597892470165" calcext:value-type="float">
            <text:p>37.259789247</text:p>
          </table:table-cell>
          <table:table-cell table:formula="of:=[.E120]-37.9461244425242" office:value-type="float" office:value="-0.686335195507702" calcext:value-type="float">
            <text:p>-0.686</text:p>
          </table:table-cell>
          <table:table-cell/>
        </table:table-row>
        <table:table-row table:style-name="ro2">
          <table:table-cell office:value-type="float" office:value="30250000" calcext:value-type="float">
            <text:p>30250000</text:p>
          </table:table-cell>
          <table:table-cell table:formula="of:=[.A121]/1000000" office:value-type="float" office:value="30.25" calcext:value-type="float">
            <text:p>30.25</text:p>
          </table:table-cell>
          <table:table-cell office:value-type="float" office:value="-0.6" calcext:value-type="float">
            <text:p>-0.600</text:p>
          </table:table-cell>
          <table:table-cell office:value-type="float" office:value="36.6300965641397" calcext:value-type="float">
            <text:p>36.630</text:p>
          </table:table-cell>
          <table:table-cell table:formula="of:=[.D121]-[.C121]" office:value-type="float" office:value="37.2300965641397" calcext:value-type="float">
            <text:p>37.2300965641</text:p>
          </table:table-cell>
          <table:table-cell table:formula="of:=[.E121]-37.9461244425242" office:value-type="float" office:value="-0.716027878384502" calcext:value-type="float">
            <text:p>-0.716</text:p>
          </table:table-cell>
          <table:table-cell/>
        </table:table-row>
        <table:table-row table:style-name="ro2">
          <table:table-cell office:value-type="float" office:value="30500000" calcext:value-type="float">
            <text:p>30500000</text:p>
          </table:table-cell>
          <table:table-cell table:formula="of:=[.A122]/1000000" office:value-type="float" office:value="30.5" calcext:value-type="float">
            <text:p>30.50</text:p>
          </table:table-cell>
          <table:table-cell office:value-type="float" office:value="-0.6" calcext:value-type="float">
            <text:p>-0.600</text:p>
          </table:table-cell>
          <table:table-cell office:value-type="float" office:value="36.6436839465212" calcext:value-type="float">
            <text:p>36.644</text:p>
          </table:table-cell>
          <table:table-cell table:formula="of:=[.D122]-[.C122]" office:value-type="float" office:value="37.2436839465212" calcext:value-type="float">
            <text:p>37.2436839465</text:p>
          </table:table-cell>
          <table:table-cell table:formula="of:=[.E122]-37.9461244425242" office:value-type="float" office:value="-0.702440496003" calcext:value-type="float">
            <text:p>-0.702</text:p>
          </table:table-cell>
          <table:table-cell/>
        </table:table-row>
        <table:table-row table:style-name="ro2">
          <table:table-cell office:value-type="float" office:value="30750000" calcext:value-type="float">
            <text:p>30750000</text:p>
          </table:table-cell>
          <table:table-cell table:formula="of:=[.A123]/1000000" office:value-type="float" office:value="30.75" calcext:value-type="float">
            <text:p>30.75</text:p>
          </table:table-cell>
          <table:table-cell office:value-type="float" office:value="-0.6" calcext:value-type="float">
            <text:p>-0.600</text:p>
          </table:table-cell>
          <table:table-cell office:value-type="float" office:value="36.5682088392337" calcext:value-type="float">
            <text:p>36.568</text:p>
          </table:table-cell>
          <table:table-cell table:formula="of:=[.D123]-[.C123]" office:value-type="float" office:value="37.1682088392337" calcext:value-type="float">
            <text:p>37.1682088392</text:p>
          </table:table-cell>
          <table:table-cell table:formula="of:=[.E123]-37.9461244425242" office:value-type="float" office:value="-0.777915603290502" calcext:value-type="float">
            <text:p>-0.778</text:p>
          </table:table-cell>
          <table:table-cell/>
        </table:table-row>
        <table:table-row table:style-name="ro2">
          <table:table-cell office:value-type="float" office:value="31000000" calcext:value-type="float">
            <text:p>31000000</text:p>
          </table:table-cell>
          <table:table-cell table:formula="of:=[.A124]/1000000" office:value-type="float" office:value="31" calcext:value-type="float">
            <text:p>31.00</text:p>
          </table:table-cell>
          <table:table-cell office:value-type="float" office:value="-0.6" calcext:value-type="float">
            <text:p>-0.600</text:p>
          </table:table-cell>
          <table:table-cell office:value-type="float" office:value="36.5735219574364" calcext:value-type="float">
            <text:p>36.574</text:p>
          </table:table-cell>
          <table:table-cell table:formula="of:=[.D124]-[.C124]" office:value-type="float" office:value="37.1735219574364" calcext:value-type="float">
            <text:p>37.1735219574</text:p>
          </table:table-cell>
          <table:table-cell table:formula="of:=[.E124]-37.9461244425242" office:value-type="float" office:value="-0.772602485087802" calcext:value-type="float">
            <text:p>-0.773</text:p>
          </table:table-cell>
          <table:table-cell/>
        </table:table-row>
        <table:table-row table:style-name="ro2">
          <table:table-cell office:value-type="float" office:value="31250000" calcext:value-type="float">
            <text:p>31250000</text:p>
          </table:table-cell>
          <table:table-cell table:formula="of:=[.A125]/1000000" office:value-type="float" office:value="31.25" calcext:value-type="float">
            <text:p>31.25</text:p>
          </table:table-cell>
          <table:table-cell office:value-type="float" office:value="-0.6" calcext:value-type="float">
            <text:p>-0.600</text:p>
          </table:table-cell>
          <table:table-cell office:value-type="float" office:value="36.6309371676841" calcext:value-type="float">
            <text:p>36.631</text:p>
          </table:table-cell>
          <table:table-cell table:formula="of:=[.D125]-[.C125]" office:value-type="float" office:value="37.2309371676841" calcext:value-type="float">
            <text:p>37.2309371677</text:p>
          </table:table-cell>
          <table:table-cell table:formula="of:=[.E125]-37.9461244425242" office:value-type="float" office:value="-0.715187274840098" calcext:value-type="float">
            <text:p>-0.715</text:p>
          </table:table-cell>
          <table:table-cell/>
        </table:table-row>
        <table:table-row table:style-name="ro2">
          <table:table-cell office:value-type="float" office:value="31500000" calcext:value-type="float">
            <text:p>31500000</text:p>
          </table:table-cell>
          <table:table-cell table:formula="of:=[.A126]/1000000" office:value-type="float" office:value="31.5" calcext:value-type="float">
            <text:p>31.50</text:p>
          </table:table-cell>
          <table:table-cell office:value-type="float" office:value="-0.6" calcext:value-type="float">
            <text:p>-0.600</text:p>
          </table:table-cell>
          <table:table-cell office:value-type="float" office:value="36.7418665956062" calcext:value-type="float">
            <text:p>36.742</text:p>
          </table:table-cell>
          <table:table-cell table:formula="of:=[.D126]-[.C126]" office:value-type="float" office:value="37.3418665956062" calcext:value-type="float">
            <text:p>37.3418665956</text:p>
          </table:table-cell>
          <table:table-cell table:formula="of:=[.E126]-37.9461244425242" office:value-type="float" office:value="-0.604257846918003" calcext:value-type="float">
            <text:p>-0.604</text:p>
          </table:table-cell>
          <table:table-cell/>
        </table:table-row>
        <table:table-row table:style-name="ro2">
          <table:table-cell office:value-type="float" office:value="31750000" calcext:value-type="float">
            <text:p>31750000</text:p>
          </table:table-cell>
          <table:table-cell table:formula="of:=[.A127]/1000000" office:value-type="float" office:value="31.75" calcext:value-type="float">
            <text:p>31.75</text:p>
          </table:table-cell>
          <table:table-cell office:value-type="float" office:value="-0.6" calcext:value-type="float">
            <text:p>-0.600</text:p>
          </table:table-cell>
          <table:table-cell office:value-type="float" office:value="36.5985109091805" calcext:value-type="float">
            <text:p>36.599</text:p>
          </table:table-cell>
          <table:table-cell table:formula="of:=[.D127]-[.C127]" office:value-type="float" office:value="37.1985109091805" calcext:value-type="float">
            <text:p>37.1985109092</text:p>
          </table:table-cell>
          <table:table-cell table:formula="of:=[.E127]-37.9461244425242" office:value-type="float" office:value="-0.747613533343703" calcext:value-type="float">
            <text:p>-0.748</text:p>
          </table:table-cell>
          <table:table-cell/>
        </table:table-row>
        <table:table-row table:style-name="ro2">
          <table:table-cell office:value-type="float" office:value="32000000" calcext:value-type="float">
            <text:p>32000000</text:p>
          </table:table-cell>
          <table:table-cell table:formula="of:=[.A128]/1000000" office:value-type="float" office:value="32" calcext:value-type="float">
            <text:p>32.00</text:p>
          </table:table-cell>
          <table:table-cell office:value-type="float" office:value="-0.6" calcext:value-type="float">
            <text:p>-0.600</text:p>
          </table:table-cell>
          <table:table-cell office:value-type="float" office:value="36.6092897414217" calcext:value-type="float">
            <text:p>36.609</text:p>
          </table:table-cell>
          <table:table-cell table:formula="of:=[.D128]-[.C128]" office:value-type="float" office:value="37.2092897414217" calcext:value-type="float">
            <text:p>37.2092897414</text:p>
          </table:table-cell>
          <table:table-cell table:formula="of:=[.E128]-37.9461244425242" office:value-type="float" office:value="-0.736834701102502" calcext:value-type="float">
            <text:p>-0.737</text:p>
          </table:table-cell>
          <table:table-cell/>
        </table:table-row>
        <table:table-row table:style-name="ro2">
          <table:table-cell office:value-type="float" office:value="32250000" calcext:value-type="float">
            <text:p>32250000</text:p>
          </table:table-cell>
          <table:table-cell table:formula="of:=[.A129]/1000000" office:value-type="float" office:value="32.25" calcext:value-type="float">
            <text:p>32.25</text:p>
          </table:table-cell>
          <table:table-cell office:value-type="float" office:value="-0.6" calcext:value-type="float">
            <text:p>-0.600</text:p>
          </table:table-cell>
          <table:table-cell office:value-type="float" office:value="36.5842729662032" calcext:value-type="float">
            <text:p>36.584</text:p>
          </table:table-cell>
          <table:table-cell table:formula="of:=[.D129]-[.C129]" office:value-type="float" office:value="37.1842729662032" calcext:value-type="float">
            <text:p>37.1842729662</text:p>
          </table:table-cell>
          <table:table-cell table:formula="of:=[.E129]-37.9461244425242" office:value-type="float" office:value="-0.761851476320999" calcext:value-type="float">
            <text:p>-0.762</text:p>
          </table:table-cell>
          <table:table-cell/>
        </table:table-row>
        <table:table-row table:style-name="ro2">
          <table:table-cell office:value-type="float" office:value="32500000" calcext:value-type="float">
            <text:p>32500000</text:p>
          </table:table-cell>
          <table:table-cell table:formula="of:=[.A130]/1000000" office:value-type="float" office:value="32.5" calcext:value-type="float">
            <text:p>32.50</text:p>
          </table:table-cell>
          <table:table-cell office:value-type="float" office:value="-0.6" calcext:value-type="float">
            <text:p>-0.600</text:p>
          </table:table-cell>
          <table:table-cell office:value-type="float" office:value="36.4925755846392" calcext:value-type="float">
            <text:p>36.493</text:p>
          </table:table-cell>
          <table:table-cell table:formula="of:=[.D130]-[.C130]" office:value-type="float" office:value="37.0925755846392" calcext:value-type="float">
            <text:p>37.0925755846</text:p>
          </table:table-cell>
          <table:table-cell table:formula="of:=[.E130]-37.9461244425242" office:value-type="float" office:value="-0.853548857885002" calcext:value-type="float">
            <text:p>-0.854</text:p>
          </table:table-cell>
          <table:table-cell/>
        </table:table-row>
        <table:table-row table:style-name="ro2">
          <table:table-cell office:value-type="float" office:value="32750000" calcext:value-type="float">
            <text:p>32750000</text:p>
          </table:table-cell>
          <table:table-cell table:formula="of:=[.A131]/1000000" office:value-type="float" office:value="32.75" calcext:value-type="float">
            <text:p>32.75</text:p>
          </table:table-cell>
          <table:table-cell office:value-type="float" office:value="-0.6" calcext:value-type="float">
            <text:p>-0.600</text:p>
          </table:table-cell>
          <table:table-cell office:value-type="float" office:value="36.5776519371786" calcext:value-type="float">
            <text:p>36.578</text:p>
          </table:table-cell>
          <table:table-cell table:formula="of:=[.D131]-[.C131]" office:value-type="float" office:value="37.1776519371786" calcext:value-type="float">
            <text:p>37.1776519372</text:p>
          </table:table-cell>
          <table:table-cell table:formula="of:=[.E131]-37.9461244425242" office:value-type="float" office:value="-0.768472505345599" calcext:value-type="float">
            <text:p>-0.768</text:p>
          </table:table-cell>
          <table:table-cell/>
        </table:table-row>
        <table:table-row table:style-name="ro2">
          <table:table-cell office:value-type="float" office:value="33000000" calcext:value-type="float">
            <text:p>33000000</text:p>
          </table:table-cell>
          <table:table-cell table:formula="of:=[.A132]/1000000" office:value-type="float" office:value="33" calcext:value-type="float">
            <text:p>33.00</text:p>
          </table:table-cell>
          <table:table-cell office:value-type="float" office:value="-0.6" calcext:value-type="float">
            <text:p>-0.600</text:p>
          </table:table-cell>
          <table:table-cell office:value-type="float" office:value="36.4718422619132" calcext:value-type="float">
            <text:p>36.472</text:p>
          </table:table-cell>
          <table:table-cell table:formula="of:=[.D132]-[.C132]" office:value-type="float" office:value="37.0718422619132" calcext:value-type="float">
            <text:p>37.0718422619</text:p>
          </table:table-cell>
          <table:table-cell table:formula="of:=[.E132]-37.9461244425242" office:value-type="float" office:value="-0.874282180610997" calcext:value-type="float">
            <text:p>-0.874</text:p>
          </table:table-cell>
          <table:table-cell/>
        </table:table-row>
        <table:table-row table:style-name="ro2">
          <table:table-cell office:value-type="float" office:value="33250000" calcext:value-type="float">
            <text:p>33250000</text:p>
          </table:table-cell>
          <table:table-cell table:formula="of:=[.A133]/1000000" office:value-type="float" office:value="33.25" calcext:value-type="float">
            <text:p>33.25</text:p>
          </table:table-cell>
          <table:table-cell office:value-type="float" office:value="-0.6" calcext:value-type="float">
            <text:p>-0.600</text:p>
          </table:table-cell>
          <table:table-cell office:value-type="float" office:value="36.5153679759649" calcext:value-type="float">
            <text:p>36.515</text:p>
          </table:table-cell>
          <table:table-cell table:formula="of:=[.D133]-[.C133]" office:value-type="float" office:value="37.1153679759649" calcext:value-type="float">
            <text:p>37.115367976</text:p>
          </table:table-cell>
          <table:table-cell table:formula="of:=[.E133]-37.9461244425242" office:value-type="float" office:value="-0.830756466559301" calcext:value-type="float">
            <text:p>-0.831</text:p>
          </table:table-cell>
          <table:table-cell/>
        </table:table-row>
        <table:table-row table:style-name="ro2">
          <table:table-cell office:value-type="float" office:value="33500000" calcext:value-type="float">
            <text:p>33500000</text:p>
          </table:table-cell>
          <table:table-cell table:formula="of:=[.A134]/1000000" office:value-type="float" office:value="33.5" calcext:value-type="float">
            <text:p>33.50</text:p>
          </table:table-cell>
          <table:table-cell office:value-type="float" office:value="-0.6" calcext:value-type="float">
            <text:p>-0.600</text:p>
          </table:table-cell>
          <table:table-cell office:value-type="float" office:value="36.4968134797472" calcext:value-type="float">
            <text:p>36.497</text:p>
          </table:table-cell>
          <table:table-cell table:formula="of:=[.D134]-[.C134]" office:value-type="float" office:value="37.0968134797472" calcext:value-type="float">
            <text:p>37.0968134797</text:p>
          </table:table-cell>
          <table:table-cell table:formula="of:=[.E134]-37.9461244425242" office:value-type="float" office:value="-0.849310962776997" calcext:value-type="float">
            <text:p>-0.849</text:p>
          </table:table-cell>
          <table:table-cell/>
        </table:table-row>
        <table:table-row table:style-name="ro2">
          <table:table-cell office:value-type="float" office:value="33750000" calcext:value-type="float">
            <text:p>33750000</text:p>
          </table:table-cell>
          <table:table-cell table:formula="of:=[.A135]/1000000" office:value-type="float" office:value="33.75" calcext:value-type="float">
            <text:p>33.75</text:p>
          </table:table-cell>
          <table:table-cell office:value-type="float" office:value="-0.6" calcext:value-type="float">
            <text:p>-0.600</text:p>
          </table:table-cell>
          <table:table-cell office:value-type="float" office:value="36.4977101742661" calcext:value-type="float">
            <text:p>36.498</text:p>
          </table:table-cell>
          <table:table-cell table:formula="of:=[.D135]-[.C135]" office:value-type="float" office:value="37.0977101742661" calcext:value-type="float">
            <text:p>37.0977101743</text:p>
          </table:table-cell>
          <table:table-cell table:formula="of:=[.E135]-37.9461244425242" office:value-type="float" office:value="-0.848414268258097" calcext:value-type="float">
            <text:p>-0.848</text:p>
          </table:table-cell>
          <table:table-cell/>
        </table:table-row>
        <table:table-row table:style-name="ro2">
          <table:table-cell office:value-type="float" office:value="34000000" calcext:value-type="float">
            <text:p>34000000</text:p>
          </table:table-cell>
          <table:table-cell table:formula="of:=[.A136]/1000000" office:value-type="float" office:value="34" calcext:value-type="float">
            <text:p>34.00</text:p>
          </table:table-cell>
          <table:table-cell office:value-type="float" office:value="-0.6" calcext:value-type="float">
            <text:p>-0.600</text:p>
          </table:table-cell>
          <table:table-cell office:value-type="float" office:value="36.6505658576037" calcext:value-type="float">
            <text:p>36.651</text:p>
          </table:table-cell>
          <table:table-cell table:formula="of:=[.D136]-[.C136]" office:value-type="float" office:value="37.2505658576037" calcext:value-type="float">
            <text:p>37.2505658576</text:p>
          </table:table-cell>
          <table:table-cell table:formula="of:=[.E136]-37.9461244425242" office:value-type="float" office:value="-0.695558584920498" calcext:value-type="float">
            <text:p>-0.696</text:p>
          </table:table-cell>
          <table:table-cell/>
        </table:table-row>
        <table:table-row table:style-name="ro2">
          <table:table-cell office:value-type="float" office:value="34250000" calcext:value-type="float">
            <text:p>34250000</text:p>
          </table:table-cell>
          <table:table-cell table:formula="of:=[.A137]/1000000" office:value-type="float" office:value="34.25" calcext:value-type="float">
            <text:p>34.25</text:p>
          </table:table-cell>
          <table:table-cell office:value-type="float" office:value="-0.6" calcext:value-type="float">
            <text:p>-0.600</text:p>
          </table:table-cell>
          <table:table-cell office:value-type="float" office:value="36.5612606661118" calcext:value-type="float">
            <text:p>36.561</text:p>
          </table:table-cell>
          <table:table-cell table:formula="of:=[.D137]-[.C137]" office:value-type="float" office:value="37.1612606661118" calcext:value-type="float">
            <text:p>37.1612606661</text:p>
          </table:table-cell>
          <table:table-cell table:formula="of:=[.E137]-37.9461244425242" office:value-type="float" office:value="-0.784863776412401" calcext:value-type="float">
            <text:p>-0.785</text:p>
          </table:table-cell>
          <table:table-cell/>
        </table:table-row>
        <table:table-row table:style-name="ro2">
          <table:table-cell office:value-type="float" office:value="34500000" calcext:value-type="float">
            <text:p>34500000</text:p>
          </table:table-cell>
          <table:table-cell table:formula="of:=[.A138]/1000000" office:value-type="float" office:value="34.5" calcext:value-type="float">
            <text:p>34.50</text:p>
          </table:table-cell>
          <table:table-cell office:value-type="float" office:value="-0.6" calcext:value-type="float">
            <text:p>-0.600</text:p>
          </table:table-cell>
          <table:table-cell office:value-type="float" office:value="36.4393033683046" calcext:value-type="float">
            <text:p>36.439</text:p>
          </table:table-cell>
          <table:table-cell table:formula="of:=[.D138]-[.C138]" office:value-type="float" office:value="37.0393033683046" calcext:value-type="float">
            <text:p>37.0393033683</text:p>
          </table:table-cell>
          <table:table-cell table:formula="of:=[.E138]-37.9461244425242" office:value-type="float" office:value="-0.9068210742196" calcext:value-type="float">
            <text:p>-0.907</text:p>
          </table:table-cell>
          <table:table-cell/>
        </table:table-row>
        <table:table-row table:style-name="ro2">
          <table:table-cell office:value-type="float" office:value="34750000" calcext:value-type="float">
            <text:p>34750000</text:p>
          </table:table-cell>
          <table:table-cell table:formula="of:=[.A139]/1000000" office:value-type="float" office:value="34.75" calcext:value-type="float">
            <text:p>34.75</text:p>
          </table:table-cell>
          <table:table-cell office:value-type="float" office:value="-0.6" calcext:value-type="float">
            <text:p>-0.600</text:p>
          </table:table-cell>
          <table:table-cell office:value-type="float" office:value="36.3701472309999" calcext:value-type="float">
            <text:p>36.370</text:p>
          </table:table-cell>
          <table:table-cell table:formula="of:=[.D139]-[.C139]" office:value-type="float" office:value="36.9701472309999" calcext:value-type="float">
            <text:p>36.970147231</text:p>
          </table:table-cell>
          <table:table-cell table:formula="of:=[.E139]-37.9461244425242" office:value-type="float" office:value="-0.975977211524302" calcext:value-type="float">
            <text:p>-0.976</text:p>
          </table:table-cell>
          <table:table-cell/>
        </table:table-row>
        <table:table-row table:style-name="ro2">
          <table:table-cell office:value-type="float" office:value="35000000" calcext:value-type="float">
            <text:p>35000000</text:p>
          </table:table-cell>
          <table:table-cell table:formula="of:=[.A140]/1000000" office:value-type="float" office:value="35" calcext:value-type="float">
            <text:p>35.00</text:p>
          </table:table-cell>
          <table:table-cell office:value-type="float" office:value="-0.6" calcext:value-type="float">
            <text:p>-0.600</text:p>
          </table:table-cell>
          <table:table-cell office:value-type="float" office:value="36.5288308150735" calcext:value-type="float">
            <text:p>36.529</text:p>
          </table:table-cell>
          <table:table-cell table:formula="of:=[.D140]-[.C140]" office:value-type="float" office:value="37.1288308150735" calcext:value-type="float">
            <text:p>37.1288308151</text:p>
          </table:table-cell>
          <table:table-cell table:formula="of:=[.E140]-37.9461244425242" office:value-type="float" office:value="-0.817293627450702" calcext:value-type="float">
            <text:p>-0.817</text:p>
          </table:table-cell>
          <table:table-cell/>
        </table:table-row>
        <table:table-row table:style-name="ro2">
          <table:table-cell office:value-type="float" office:value="35250000" calcext:value-type="float">
            <text:p>35250000</text:p>
          </table:table-cell>
          <table:table-cell table:formula="of:=[.A141]/1000000" office:value-type="float" office:value="35.25" calcext:value-type="float">
            <text:p>35.25</text:p>
          </table:table-cell>
          <table:table-cell office:value-type="float" office:value="-0.6" calcext:value-type="float">
            <text:p>-0.600</text:p>
          </table:table-cell>
          <table:table-cell office:value-type="float" office:value="36.4753215054355" calcext:value-type="float">
            <text:p>36.475</text:p>
          </table:table-cell>
          <table:table-cell table:formula="of:=[.D141]-[.C141]" office:value-type="float" office:value="37.0753215054355" calcext:value-type="float">
            <text:p>37.0753215054</text:p>
          </table:table-cell>
          <table:table-cell table:formula="of:=[.E141]-37.9461244425242" office:value-type="float" office:value="-0.870802937088698" calcext:value-type="float">
            <text:p>-0.871</text:p>
          </table:table-cell>
          <table:table-cell/>
        </table:table-row>
        <table:table-row table:style-name="ro2">
          <table:table-cell office:value-type="float" office:value="35500000" calcext:value-type="float">
            <text:p>35500000</text:p>
          </table:table-cell>
          <table:table-cell table:formula="of:=[.A142]/1000000" office:value-type="float" office:value="35.5" calcext:value-type="float">
            <text:p>35.50</text:p>
          </table:table-cell>
          <table:table-cell office:value-type="float" office:value="-0.6" calcext:value-type="float">
            <text:p>-0.600</text:p>
          </table:table-cell>
          <table:table-cell office:value-type="float" office:value="36.4670086553941" calcext:value-type="float">
            <text:p>36.467</text:p>
          </table:table-cell>
          <table:table-cell table:formula="of:=[.D142]-[.C142]" office:value-type="float" office:value="37.0670086553941" calcext:value-type="float">
            <text:p>37.0670086554</text:p>
          </table:table-cell>
          <table:table-cell table:formula="of:=[.E142]-37.9461244425242" office:value-type="float" office:value="-0.879115787130097" calcext:value-type="float">
            <text:p>-0.879</text:p>
          </table:table-cell>
          <table:table-cell/>
        </table:table-row>
        <table:table-row table:style-name="ro2">
          <table:table-cell office:value-type="float" office:value="35750000" calcext:value-type="float">
            <text:p>35750000</text:p>
          </table:table-cell>
          <table:table-cell table:formula="of:=[.A143]/1000000" office:value-type="float" office:value="35.75" calcext:value-type="float">
            <text:p>35.75</text:p>
          </table:table-cell>
          <table:table-cell office:value-type="float" office:value="-0.6" calcext:value-type="float">
            <text:p>-0.600</text:p>
          </table:table-cell>
          <table:table-cell office:value-type="float" office:value="36.4413242398782" calcext:value-type="float">
            <text:p>36.441</text:p>
          </table:table-cell>
          <table:table-cell table:formula="of:=[.D143]-[.C143]" office:value-type="float" office:value="37.0413242398782" calcext:value-type="float">
            <text:p>37.0413242399</text:p>
          </table:table-cell>
          <table:table-cell table:formula="of:=[.E143]-37.9461244425242" office:value-type="float" office:value="-0.904800202646001" calcext:value-type="float">
            <text:p>-0.905</text:p>
          </table:table-cell>
          <table:table-cell/>
        </table:table-row>
        <table:table-row table:style-name="ro2">
          <table:table-cell office:value-type="float" office:value="36000000" calcext:value-type="float">
            <text:p>36000000</text:p>
          </table:table-cell>
          <table:table-cell table:formula="of:=[.A144]/1000000" office:value-type="float" office:value="36" calcext:value-type="float">
            <text:p>36.00</text:p>
          </table:table-cell>
          <table:table-cell office:value-type="float" office:value="-0.6" calcext:value-type="float">
            <text:p>-0.600</text:p>
          </table:table-cell>
          <table:table-cell office:value-type="float" office:value="36.4475491970932" calcext:value-type="float">
            <text:p>36.448</text:p>
          </table:table-cell>
          <table:table-cell table:formula="of:=[.D144]-[.C144]" office:value-type="float" office:value="37.0475491970932" calcext:value-type="float">
            <text:p>37.0475491971</text:p>
          </table:table-cell>
          <table:table-cell table:formula="of:=[.E144]-37.9461244425242" office:value-type="float" office:value="-0.898575245430997" calcext:value-type="float">
            <text:p>-0.899</text:p>
          </table:table-cell>
          <table:table-cell/>
        </table:table-row>
        <table:table-row table:style-name="ro2">
          <table:table-cell office:value-type="float" office:value="36250000" calcext:value-type="float">
            <text:p>36250000</text:p>
          </table:table-cell>
          <table:table-cell table:formula="of:=[.A145]/1000000" office:value-type="float" office:value="36.25" calcext:value-type="float">
            <text:p>36.25</text:p>
          </table:table-cell>
          <table:table-cell office:value-type="float" office:value="-0.6" calcext:value-type="float">
            <text:p>-0.600</text:p>
          </table:table-cell>
          <table:table-cell office:value-type="float" office:value="36.380528123399" calcext:value-type="float">
            <text:p>36.381</text:p>
          </table:table-cell>
          <table:table-cell table:formula="of:=[.D145]-[.C145]" office:value-type="float" office:value="36.980528123399" calcext:value-type="float">
            <text:p>36.9805281234</text:p>
          </table:table-cell>
          <table:table-cell table:formula="of:=[.E145]-37.9461244425242" office:value-type="float" office:value="-0.965596319125197" calcext:value-type="float">
            <text:p>-0.966</text:p>
          </table:table-cell>
          <table:table-cell/>
        </table:table-row>
        <table:table-row table:style-name="ro2">
          <table:table-cell office:value-type="float" office:value="36500000" calcext:value-type="float">
            <text:p>36500000</text:p>
          </table:table-cell>
          <table:table-cell table:formula="of:=[.A146]/1000000" office:value-type="float" office:value="36.5" calcext:value-type="float">
            <text:p>36.50</text:p>
          </table:table-cell>
          <table:table-cell office:value-type="float" office:value="-0.6" calcext:value-type="float">
            <text:p>-0.600</text:p>
          </table:table-cell>
          <table:table-cell office:value-type="float" office:value="36.3621602234546" calcext:value-type="float">
            <text:p>36.362</text:p>
          </table:table-cell>
          <table:table-cell table:formula="of:=[.D146]-[.C146]" office:value-type="float" office:value="36.9621602234546" calcext:value-type="float">
            <text:p>36.9621602235</text:p>
          </table:table-cell>
          <table:table-cell table:formula="of:=[.E146]-37.9461244425242" office:value-type="float" office:value="-0.983964219069598" calcext:value-type="float">
            <text:p>-0.984</text:p>
          </table:table-cell>
          <table:table-cell/>
        </table:table-row>
        <table:table-row table:style-name="ro2">
          <table:table-cell office:value-type="float" office:value="36750000" calcext:value-type="float">
            <text:p>36750000</text:p>
          </table:table-cell>
          <table:table-cell table:formula="of:=[.A147]/1000000" office:value-type="float" office:value="36.75" calcext:value-type="float">
            <text:p>36.75</text:p>
          </table:table-cell>
          <table:table-cell office:value-type="float" office:value="-0.6" calcext:value-type="float">
            <text:p>-0.600</text:p>
          </table:table-cell>
          <table:table-cell office:value-type="float" office:value="36.4371379225463" calcext:value-type="float">
            <text:p>36.437</text:p>
          </table:table-cell>
          <table:table-cell table:formula="of:=[.D147]-[.C147]" office:value-type="float" office:value="37.0371379225463" calcext:value-type="float">
            <text:p>37.0371379225</text:p>
          </table:table-cell>
          <table:table-cell table:formula="of:=[.E147]-37.9461244425242" office:value-type="float" office:value="-0.908986519977901" calcext:value-type="float">
            <text:p>-0.909</text:p>
          </table:table-cell>
          <table:table-cell/>
        </table:table-row>
        <table:table-row table:style-name="ro2">
          <table:table-cell office:value-type="float" office:value="37000000" calcext:value-type="float">
            <text:p>37000000</text:p>
          </table:table-cell>
          <table:table-cell table:formula="of:=[.A148]/1000000" office:value-type="float" office:value="37" calcext:value-type="float">
            <text:p>37.00</text:p>
          </table:table-cell>
          <table:table-cell office:value-type="float" office:value="-0.6" calcext:value-type="float">
            <text:p>-0.600</text:p>
          </table:table-cell>
          <table:table-cell office:value-type="float" office:value="36.218602808553" calcext:value-type="float">
            <text:p>36.219</text:p>
          </table:table-cell>
          <table:table-cell table:formula="of:=[.D148]-[.C148]" office:value-type="float" office:value="36.818602808553" calcext:value-type="float">
            <text:p>36.8186028086</text:p>
          </table:table-cell>
          <table:table-cell table:formula="of:=[.E148]-37.9461244425242" office:value-type="float" office:value="-1.1275216339712" calcext:value-type="float">
            <text:p>-1.128</text:p>
          </table:table-cell>
          <table:table-cell/>
        </table:table-row>
        <table:table-row table:style-name="ro2">
          <table:table-cell office:value-type="float" office:value="37250000" calcext:value-type="float">
            <text:p>37250000</text:p>
          </table:table-cell>
          <table:table-cell table:formula="of:=[.A149]/1000000" office:value-type="float" office:value="37.25" calcext:value-type="float">
            <text:p>37.25</text:p>
          </table:table-cell>
          <table:table-cell office:value-type="float" office:value="-0.6" calcext:value-type="float">
            <text:p>-0.600</text:p>
          </table:table-cell>
          <table:table-cell office:value-type="float" office:value="36.307360289128" calcext:value-type="float">
            <text:p>36.307</text:p>
          </table:table-cell>
          <table:table-cell table:formula="of:=[.D149]-[.C149]" office:value-type="float" office:value="36.907360289128" calcext:value-type="float">
            <text:p>36.9073602891</text:p>
          </table:table-cell>
          <table:table-cell table:formula="of:=[.E149]-37.9461244425242" office:value-type="float" office:value="-1.0387641533962" calcext:value-type="float">
            <text:p>-1.039</text:p>
          </table:table-cell>
          <table:table-cell/>
        </table:table-row>
        <table:table-row table:style-name="ro2">
          <table:table-cell office:value-type="float" office:value="37500000" calcext:value-type="float">
            <text:p>37500000</text:p>
          </table:table-cell>
          <table:table-cell table:formula="of:=[.A150]/1000000" office:value-type="float" office:value="37.5" calcext:value-type="float">
            <text:p>37.50</text:p>
          </table:table-cell>
          <table:table-cell office:value-type="float" office:value="-0.6" calcext:value-type="float">
            <text:p>-0.600</text:p>
          </table:table-cell>
          <table:table-cell office:value-type="float" office:value="36.3878298317876" calcext:value-type="float">
            <text:p>36.388</text:p>
          </table:table-cell>
          <table:table-cell table:formula="of:=[.D150]-[.C150]" office:value-type="float" office:value="36.9878298317876" calcext:value-type="float">
            <text:p>36.9878298318</text:p>
          </table:table-cell>
          <table:table-cell table:formula="of:=[.E150]-37.9461244425242" office:value-type="float" office:value="-0.958294610736601" calcext:value-type="float">
            <text:p>-0.958</text:p>
          </table:table-cell>
          <table:table-cell/>
        </table:table-row>
        <table:table-row table:style-name="ro2">
          <table:table-cell office:value-type="float" office:value="37750000" calcext:value-type="float">
            <text:p>37750000</text:p>
          </table:table-cell>
          <table:table-cell table:formula="of:=[.A151]/1000000" office:value-type="float" office:value="37.75" calcext:value-type="float">
            <text:p>37.75</text:p>
          </table:table-cell>
          <table:table-cell office:value-type="float" office:value="-0.6" calcext:value-type="float">
            <text:p>-0.600</text:p>
          </table:table-cell>
          <table:table-cell office:value-type="float" office:value="36.3265197052035" calcext:value-type="float">
            <text:p>36.327</text:p>
          </table:table-cell>
          <table:table-cell table:formula="of:=[.D151]-[.C151]" office:value-type="float" office:value="36.9265197052035" calcext:value-type="float">
            <text:p>36.9265197052</text:p>
          </table:table-cell>
          <table:table-cell table:formula="of:=[.E151]-37.9461244425242" office:value-type="float" office:value="-1.0196047373207" calcext:value-type="float">
            <text:p>-1.020</text:p>
          </table:table-cell>
          <table:table-cell/>
        </table:table-row>
        <table:table-row table:style-name="ro2">
          <table:table-cell office:value-type="float" office:value="38000000" calcext:value-type="float">
            <text:p>38000000</text:p>
          </table:table-cell>
          <table:table-cell table:formula="of:=[.A152]/1000000" office:value-type="float" office:value="38" calcext:value-type="float">
            <text:p>38.00</text:p>
          </table:table-cell>
          <table:table-cell office:value-type="float" office:value="-0.6" calcext:value-type="float">
            <text:p>-0.600</text:p>
          </table:table-cell>
          <table:table-cell office:value-type="float" office:value="36.2692710119868" calcext:value-type="float">
            <text:p>36.269</text:p>
          </table:table-cell>
          <table:table-cell table:formula="of:=[.D152]-[.C152]" office:value-type="float" office:value="36.8692710119868" calcext:value-type="float">
            <text:p>36.869271012</text:p>
          </table:table-cell>
          <table:table-cell table:formula="of:=[.E152]-37.9461244425242" office:value-type="float" office:value="-1.0768534305374" calcext:value-type="float">
            <text:p>-1.077</text:p>
          </table:table-cell>
          <table:table-cell/>
        </table:table-row>
        <table:table-row table:style-name="ro2">
          <table:table-cell office:value-type="float" office:value="38250000" calcext:value-type="float">
            <text:p>38250000</text:p>
          </table:table-cell>
          <table:table-cell table:formula="of:=[.A153]/1000000" office:value-type="float" office:value="38.25" calcext:value-type="float">
            <text:p>38.25</text:p>
          </table:table-cell>
          <table:table-cell office:value-type="float" office:value="-0.6" calcext:value-type="float">
            <text:p>-0.600</text:p>
          </table:table-cell>
          <table:table-cell office:value-type="float" office:value="36.2843954062498" calcext:value-type="float">
            <text:p>36.284</text:p>
          </table:table-cell>
          <table:table-cell table:formula="of:=[.D153]-[.C153]" office:value-type="float" office:value="36.8843954062498" calcext:value-type="float">
            <text:p>36.8843954062</text:p>
          </table:table-cell>
          <table:table-cell table:formula="of:=[.E153]-37.9461244425242" office:value-type="float" office:value="-1.0617290362744" calcext:value-type="float">
            <text:p>-1.062</text:p>
          </table:table-cell>
          <table:table-cell/>
        </table:table-row>
        <table:table-row table:style-name="ro2">
          <table:table-cell office:value-type="float" office:value="38500000" calcext:value-type="float">
            <text:p>38500000</text:p>
          </table:table-cell>
          <table:table-cell table:formula="of:=[.A154]/1000000" office:value-type="float" office:value="38.5" calcext:value-type="float">
            <text:p>38.50</text:p>
          </table:table-cell>
          <table:table-cell office:value-type="float" office:value="-0.6" calcext:value-type="float">
            <text:p>-0.600</text:p>
          </table:table-cell>
          <table:table-cell office:value-type="float" office:value="36.2726328171072" calcext:value-type="float">
            <text:p>36.273</text:p>
          </table:table-cell>
          <table:table-cell table:formula="of:=[.D154]-[.C154]" office:value-type="float" office:value="36.8726328171072" calcext:value-type="float">
            <text:p>36.8726328171</text:p>
          </table:table-cell>
          <table:table-cell table:formula="of:=[.E154]-37.9461244425242" office:value-type="float" office:value="-1.073491625417" calcext:value-type="float">
            <text:p>-1.073</text:p>
          </table:table-cell>
          <table:table-cell/>
        </table:table-row>
        <table:table-row table:style-name="ro2">
          <table:table-cell office:value-type="float" office:value="38750000" calcext:value-type="float">
            <text:p>38750000</text:p>
          </table:table-cell>
          <table:table-cell table:formula="of:=[.A155]/1000000" office:value-type="float" office:value="38.75" calcext:value-type="float">
            <text:p>38.75</text:p>
          </table:table-cell>
          <table:table-cell office:value-type="float" office:value="-0.6" calcext:value-type="float">
            <text:p>-0.600</text:p>
          </table:table-cell>
          <table:table-cell office:value-type="float" office:value="36.3347779666846" calcext:value-type="float">
            <text:p>36.335</text:p>
          </table:table-cell>
          <table:table-cell table:formula="of:=[.D155]-[.C155]" office:value-type="float" office:value="36.9347779666846" calcext:value-type="float">
            <text:p>36.9347779667</text:p>
          </table:table-cell>
          <table:table-cell table:formula="of:=[.E155]-37.9461244425242" office:value-type="float" office:value="-1.0113464758396" calcext:value-type="float">
            <text:p>-1.011</text:p>
          </table:table-cell>
          <table:table-cell/>
        </table:table-row>
        <table:table-row table:style-name="ro2">
          <table:table-cell office:value-type="float" office:value="39000000" calcext:value-type="float">
            <text:p>39000000</text:p>
          </table:table-cell>
          <table:table-cell table:formula="of:=[.A156]/1000000" office:value-type="float" office:value="39" calcext:value-type="float">
            <text:p>39.00</text:p>
          </table:table-cell>
          <table:table-cell office:value-type="float" office:value="-0.6" calcext:value-type="float">
            <text:p>-0.600</text:p>
          </table:table-cell>
          <table:table-cell office:value-type="float" office:value="36.1121864517327" calcext:value-type="float">
            <text:p>36.112</text:p>
          </table:table-cell>
          <table:table-cell table:formula="of:=[.D156]-[.C156]" office:value-type="float" office:value="36.7121864517327" calcext:value-type="float">
            <text:p>36.7121864517</text:p>
          </table:table-cell>
          <table:table-cell table:formula="of:=[.E156]-37.9461244425242" office:value-type="float" office:value="-1.2339379907915" calcext:value-type="float">
            <text:p>-1.234</text:p>
          </table:table-cell>
          <table:table-cell/>
        </table:table-row>
        <table:table-row table:style-name="ro2">
          <table:table-cell office:value-type="float" office:value="39250000" calcext:value-type="float">
            <text:p>39250000</text:p>
          </table:table-cell>
          <table:table-cell table:formula="of:=[.A157]/1000000" office:value-type="float" office:value="39.25" calcext:value-type="float">
            <text:p>39.25</text:p>
          </table:table-cell>
          <table:table-cell office:value-type="float" office:value="-0.6" calcext:value-type="float">
            <text:p>-0.600</text:p>
          </table:table-cell>
          <table:table-cell office:value-type="float" office:value="36.1999196720636" calcext:value-type="float">
            <text:p>36.200</text:p>
          </table:table-cell>
          <table:table-cell table:formula="of:=[.D157]-[.C157]" office:value-type="float" office:value="36.7999196720636" calcext:value-type="float">
            <text:p>36.7999196721</text:p>
          </table:table-cell>
          <table:table-cell table:formula="of:=[.E157]-37.9461244425242" office:value-type="float" office:value="-1.1462047704606" calcext:value-type="float">
            <text:p>-1.146</text:p>
          </table:table-cell>
          <table:table-cell/>
        </table:table-row>
        <table:table-row table:style-name="ro2">
          <table:table-cell office:value-type="float" office:value="39500000" calcext:value-type="float">
            <text:p>39500000</text:p>
          </table:table-cell>
          <table:table-cell table:formula="of:=[.A158]/1000000" office:value-type="float" office:value="39.5" calcext:value-type="float">
            <text:p>39.50</text:p>
          </table:table-cell>
          <table:table-cell office:value-type="float" office:value="-0.6" calcext:value-type="float">
            <text:p>-0.600</text:p>
          </table:table-cell>
          <table:table-cell office:value-type="float" office:value="36.2077246829623" calcext:value-type="float">
            <text:p>36.208</text:p>
          </table:table-cell>
          <table:table-cell table:formula="of:=[.D158]-[.C158]" office:value-type="float" office:value="36.8077246829623" calcext:value-type="float">
            <text:p>36.807724683</text:p>
          </table:table-cell>
          <table:table-cell table:formula="of:=[.E158]-37.9461244425242" office:value-type="float" office:value="-1.1383997595619" calcext:value-type="float">
            <text:p>-1.138</text:p>
          </table:table-cell>
          <table:table-cell/>
        </table:table-row>
        <table:table-row table:style-name="ro2">
          <table:table-cell office:value-type="float" office:value="39750000" calcext:value-type="float">
            <text:p>39750000</text:p>
          </table:table-cell>
          <table:table-cell table:formula="of:=[.A159]/1000000" office:value-type="float" office:value="39.75" calcext:value-type="float">
            <text:p>39.75</text:p>
          </table:table-cell>
          <table:table-cell office:value-type="float" office:value="-0.6" calcext:value-type="float">
            <text:p>-0.600</text:p>
          </table:table-cell>
          <table:table-cell office:value-type="float" office:value="36.1650586428536" calcext:value-type="float">
            <text:p>36.165</text:p>
          </table:table-cell>
          <table:table-cell table:formula="of:=[.D159]-[.C159]" office:value-type="float" office:value="36.7650586428536" calcext:value-type="float">
            <text:p>36.7650586429</text:p>
          </table:table-cell>
          <table:table-cell table:formula="of:=[.E159]-37.9461244425242" office:value-type="float" office:value="-1.1810657996706" calcext:value-type="float">
            <text:p>-1.181</text:p>
          </table:table-cell>
          <table:table-cell/>
        </table:table-row>
        <table:table-row table:style-name="ro2">
          <table:table-cell office:value-type="float" office:value="40000000" calcext:value-type="float">
            <text:p>40000000</text:p>
          </table:table-cell>
          <table:table-cell table:formula="of:=[.A160]/1000000" office:value-type="float" office:value="40" calcext:value-type="float">
            <text:p>40.00</text:p>
          </table:table-cell>
          <table:table-cell office:value-type="float" office:value="-0.6" calcext:value-type="float">
            <text:p>-0.600</text:p>
          </table:table-cell>
          <table:table-cell office:value-type="float" office:value="36.1485961485984" calcext:value-type="float">
            <text:p>36.149</text:p>
          </table:table-cell>
          <table:table-cell table:formula="of:=[.D160]-[.C160]" office:value-type="float" office:value="36.7485961485984" calcext:value-type="float">
            <text:p>36.7485961486</text:p>
          </table:table-cell>
          <table:table-cell table:formula="of:=[.E160]-37.9461244425242" office:value-type="float" office:value="-1.1975282939258" calcext:value-type="float">
            <text:p>-1.198</text:p>
          </table:table-cell>
          <table:table-cell/>
        </table:table-row>
        <table:table-row table:style-name="ro2">
          <table:table-cell office:value-type="float" office:value="40250000" calcext:value-type="float">
            <text:p>40250000</text:p>
          </table:table-cell>
          <table:table-cell table:formula="of:=[.A161]/1000000" office:value-type="float" office:value="40.25" calcext:value-type="float">
            <text:p>40.25</text:p>
          </table:table-cell>
          <table:table-cell office:value-type="float" office:value="-0.6" calcext:value-type="float">
            <text:p>-0.600</text:p>
          </table:table-cell>
          <table:table-cell office:value-type="float" office:value="36.0890208365535" calcext:value-type="float">
            <text:p>36.089</text:p>
          </table:table-cell>
          <table:table-cell table:formula="of:=[.D161]-[.C161]" office:value-type="float" office:value="36.6890208365535" calcext:value-type="float">
            <text:p>36.6890208366</text:p>
          </table:table-cell>
          <table:table-cell table:formula="of:=[.E161]-37.9461244425242" office:value-type="float" office:value="-1.2571036059707" calcext:value-type="float">
            <text:p>-1.257</text:p>
          </table:table-cell>
          <table:table-cell/>
        </table:table-row>
        <table:table-row table:style-name="ro2">
          <table:table-cell office:value-type="float" office:value="40500000" calcext:value-type="float">
            <text:p>40500000</text:p>
          </table:table-cell>
          <table:table-cell table:formula="of:=[.A162]/1000000" office:value-type="float" office:value="40.5" calcext:value-type="float">
            <text:p>40.50</text:p>
          </table:table-cell>
          <table:table-cell office:value-type="float" office:value="-0.6" calcext:value-type="float">
            <text:p>-0.600</text:p>
          </table:table-cell>
          <table:table-cell office:value-type="float" office:value="36.0821898649565" calcext:value-type="float">
            <text:p>36.082</text:p>
          </table:table-cell>
          <table:table-cell table:formula="of:=[.D162]-[.C162]" office:value-type="float" office:value="36.6821898649565" calcext:value-type="float">
            <text:p>36.682189865</text:p>
          </table:table-cell>
          <table:table-cell table:formula="of:=[.E162]-37.9461244425242" office:value-type="float" office:value="-1.2639345775677" calcext:value-type="float">
            <text:p>-1.264</text:p>
          </table:table-cell>
          <table:table-cell/>
        </table:table-row>
        <table:table-row table:style-name="ro2">
          <table:table-cell office:value-type="float" office:value="40750000" calcext:value-type="float">
            <text:p>40750000</text:p>
          </table:table-cell>
          <table:table-cell table:formula="of:=[.A163]/1000000" office:value-type="float" office:value="40.75" calcext:value-type="float">
            <text:p>40.75</text:p>
          </table:table-cell>
          <table:table-cell office:value-type="float" office:value="-0.6" calcext:value-type="float">
            <text:p>-0.600</text:p>
          </table:table-cell>
          <table:table-cell office:value-type="float" office:value="36.0712673647988" calcext:value-type="float">
            <text:p>36.071</text:p>
          </table:table-cell>
          <table:table-cell table:formula="of:=[.D163]-[.C163]" office:value-type="float" office:value="36.6712673647988" calcext:value-type="float">
            <text:p>36.6712673648</text:p>
          </table:table-cell>
          <table:table-cell table:formula="of:=[.E163]-37.9461244425242" office:value-type="float" office:value="-1.2748570777254" calcext:value-type="float">
            <text:p>-1.275</text:p>
          </table:table-cell>
          <table:table-cell/>
        </table:table-row>
        <table:table-row table:style-name="ro2">
          <table:table-cell office:value-type="float" office:value="41000000" calcext:value-type="float">
            <text:p>41000000</text:p>
          </table:table-cell>
          <table:table-cell table:formula="of:=[.A164]/1000000" office:value-type="float" office:value="41" calcext:value-type="float">
            <text:p>41.00</text:p>
          </table:table-cell>
          <table:table-cell office:value-type="float" office:value="-0.6" calcext:value-type="float">
            <text:p>-0.600</text:p>
          </table:table-cell>
          <table:table-cell office:value-type="float" office:value="35.9197392607741" calcext:value-type="float">
            <text:p>35.920</text:p>
          </table:table-cell>
          <table:table-cell table:formula="of:=[.D164]-[.C164]" office:value-type="float" office:value="36.5197392607741" calcext:value-type="float">
            <text:p>36.5197392608</text:p>
          </table:table-cell>
          <table:table-cell table:formula="of:=[.E164]-37.9461244425242" office:value-type="float" office:value="-1.4263851817501" calcext:value-type="float">
            <text:p>-1.426</text:p>
          </table:table-cell>
          <table:table-cell/>
        </table:table-row>
        <table:table-row table:style-name="ro2">
          <table:table-cell office:value-type="float" office:value="41250000" calcext:value-type="float">
            <text:p>41250000</text:p>
          </table:table-cell>
          <table:table-cell table:formula="of:=[.A165]/1000000" office:value-type="float" office:value="41.25" calcext:value-type="float">
            <text:p>41.25</text:p>
          </table:table-cell>
          <table:table-cell office:value-type="float" office:value="-0.6" calcext:value-type="float">
            <text:p>-0.600</text:p>
          </table:table-cell>
          <table:table-cell office:value-type="float" office:value="35.95386594273" calcext:value-type="float">
            <text:p>35.954</text:p>
          </table:table-cell>
          <table:table-cell table:formula="of:=[.D165]-[.C165]" office:value-type="float" office:value="36.55386594273" calcext:value-type="float">
            <text:p>36.5538659427</text:p>
          </table:table-cell>
          <table:table-cell table:formula="of:=[.E165]-37.9461244425242" office:value-type="float" office:value="-1.3922584997942" calcext:value-type="float">
            <text:p>-1.392</text:p>
          </table:table-cell>
          <table:table-cell/>
        </table:table-row>
        <table:table-row table:style-name="ro2">
          <table:table-cell office:value-type="float" office:value="41500000" calcext:value-type="float">
            <text:p>41500000</text:p>
          </table:table-cell>
          <table:table-cell table:formula="of:=[.A166]/1000000" office:value-type="float" office:value="41.5" calcext:value-type="float">
            <text:p>41.50</text:p>
          </table:table-cell>
          <table:table-cell office:value-type="float" office:value="-0.6" calcext:value-type="float">
            <text:p>-0.600</text:p>
          </table:table-cell>
          <table:table-cell office:value-type="float" office:value="35.9408110641064" calcext:value-type="float">
            <text:p>35.941</text:p>
          </table:table-cell>
          <table:table-cell table:formula="of:=[.D166]-[.C166]" office:value-type="float" office:value="36.5408110641064" calcext:value-type="float">
            <text:p>36.5408110641</text:p>
          </table:table-cell>
          <table:table-cell table:formula="of:=[.E166]-37.9461244425242" office:value-type="float" office:value="-1.4053133784178" calcext:value-type="float">
            <text:p>-1.405</text:p>
          </table:table-cell>
          <table:table-cell/>
        </table:table-row>
        <table:table-row table:style-name="ro2">
          <table:table-cell office:value-type="float" office:value="41750000" calcext:value-type="float">
            <text:p>41750000</text:p>
          </table:table-cell>
          <table:table-cell table:formula="of:=[.A167]/1000000" office:value-type="float" office:value="41.75" calcext:value-type="float">
            <text:p>41.75</text:p>
          </table:table-cell>
          <table:table-cell office:value-type="float" office:value="-0.6" calcext:value-type="float">
            <text:p>-0.600</text:p>
          </table:table-cell>
          <table:table-cell office:value-type="float" office:value="35.9008014957897" calcext:value-type="float">
            <text:p>35.901</text:p>
          </table:table-cell>
          <table:table-cell table:formula="of:=[.D167]-[.C167]" office:value-type="float" office:value="36.5008014957897" calcext:value-type="float">
            <text:p>36.5008014958</text:p>
          </table:table-cell>
          <table:table-cell table:formula="of:=[.E167]-37.9461244425242" office:value-type="float" office:value="-1.4453229467345" calcext:value-type="float">
            <text:p>-1.445</text:p>
          </table:table-cell>
          <table:table-cell/>
        </table:table-row>
        <table:table-row table:style-name="ro2">
          <table:table-cell office:value-type="float" office:value="42000000" calcext:value-type="float">
            <text:p>42000000</text:p>
          </table:table-cell>
          <table:table-cell table:formula="of:=[.A168]/1000000" office:value-type="float" office:value="42" calcext:value-type="float">
            <text:p>42.00</text:p>
          </table:table-cell>
          <table:table-cell office:value-type="float" office:value="-0.6" calcext:value-type="float">
            <text:p>-0.600</text:p>
          </table:table-cell>
          <table:table-cell office:value-type="float" office:value="35.732479595285" calcext:value-type="float">
            <text:p>35.732</text:p>
          </table:table-cell>
          <table:table-cell table:formula="of:=[.D168]-[.C168]" office:value-type="float" office:value="36.332479595285" calcext:value-type="float">
            <text:p>36.3324795953</text:p>
          </table:table-cell>
          <table:table-cell table:formula="of:=[.E168]-37.9461244425242" office:value-type="float" office:value="-1.6136448472392" calcext:value-type="float">
            <text:p>-1.614</text:p>
          </table:table-cell>
          <table:table-cell/>
        </table:table-row>
        <table:table-row table:style-name="ro2">
          <table:table-cell office:value-type="float" office:value="42250000" calcext:value-type="float">
            <text:p>42250000</text:p>
          </table:table-cell>
          <table:table-cell table:formula="of:=[.A169]/1000000" office:value-type="float" office:value="42.25" calcext:value-type="float">
            <text:p>42.25</text:p>
          </table:table-cell>
          <table:table-cell office:value-type="float" office:value="-0.6" calcext:value-type="float">
            <text:p>-0.600</text:p>
          </table:table-cell>
          <table:table-cell office:value-type="float" office:value="35.8355548787981" calcext:value-type="float">
            <text:p>35.836</text:p>
          </table:table-cell>
          <table:table-cell table:formula="of:=[.D169]-[.C169]" office:value-type="float" office:value="36.4355548787981" calcext:value-type="float">
            <text:p>36.4355548788</text:p>
          </table:table-cell>
          <table:table-cell table:formula="of:=[.E169]-37.9461244425242" office:value-type="float" office:value="-1.5105695637261" calcext:value-type="float">
            <text:p>-1.511</text:p>
          </table:table-cell>
          <table:table-cell/>
        </table:table-row>
        <table:table-row table:style-name="ro2">
          <table:table-cell office:value-type="float" office:value="42500000" calcext:value-type="float">
            <text:p>42500000</text:p>
          </table:table-cell>
          <table:table-cell table:formula="of:=[.A170]/1000000" office:value-type="float" office:value="42.5" calcext:value-type="float">
            <text:p>42.50</text:p>
          </table:table-cell>
          <table:table-cell office:value-type="float" office:value="-0.6" calcext:value-type="float">
            <text:p>-0.600</text:p>
          </table:table-cell>
          <table:table-cell office:value-type="float" office:value="35.8204830984782" calcext:value-type="float">
            <text:p>35.820</text:p>
          </table:table-cell>
          <table:table-cell table:formula="of:=[.D170]-[.C170]" office:value-type="float" office:value="36.4204830984782" calcext:value-type="float">
            <text:p>36.4204830985</text:p>
          </table:table-cell>
          <table:table-cell table:formula="of:=[.E170]-37.9461244425242" office:value-type="float" office:value="-1.525641344046" calcext:value-type="float">
            <text:p>-1.526</text:p>
          </table:table-cell>
          <table:table-cell/>
        </table:table-row>
        <table:table-row table:style-name="ro2">
          <table:table-cell office:value-type="float" office:value="42750000" calcext:value-type="float">
            <text:p>42750000</text:p>
          </table:table-cell>
          <table:table-cell table:formula="of:=[.A171]/1000000" office:value-type="float" office:value="42.75" calcext:value-type="float">
            <text:p>42.75</text:p>
          </table:table-cell>
          <table:table-cell office:value-type="float" office:value="-0.6" calcext:value-type="float">
            <text:p>-0.600</text:p>
          </table:table-cell>
          <table:table-cell office:value-type="float" office:value="35.833115046187" calcext:value-type="float">
            <text:p>35.833</text:p>
          </table:table-cell>
          <table:table-cell table:formula="of:=[.D171]-[.C171]" office:value-type="float" office:value="36.433115046187" calcext:value-type="float">
            <text:p>36.4331150462</text:p>
          </table:table-cell>
          <table:table-cell table:formula="of:=[.E171]-37.9461244425242" office:value-type="float" office:value="-1.5130093963372" calcext:value-type="float">
            <text:p>-1.513</text:p>
          </table:table-cell>
          <table:table-cell/>
        </table:table-row>
        <table:table-row table:style-name="ro2">
          <table:table-cell office:value-type="float" office:value="43000000" calcext:value-type="float">
            <text:p>43000000</text:p>
          </table:table-cell>
          <table:table-cell table:formula="of:=[.A172]/1000000" office:value-type="float" office:value="43" calcext:value-type="float">
            <text:p>43.00</text:p>
          </table:table-cell>
          <table:table-cell office:value-type="float" office:value="-0.6" calcext:value-type="float">
            <text:p>-0.600</text:p>
          </table:table-cell>
          <table:table-cell office:value-type="float" office:value="35.6045851541602" calcext:value-type="float">
            <text:p>35.605</text:p>
          </table:table-cell>
          <table:table-cell table:formula="of:=[.D172]-[.C172]" office:value-type="float" office:value="36.2045851541602" calcext:value-type="float">
            <text:p>36.2045851542</text:p>
          </table:table-cell>
          <table:table-cell table:formula="of:=[.E172]-37.9461244425242" office:value-type="float" office:value="-1.741539288364" calcext:value-type="float">
            <text:p>-1.742</text:p>
          </table:table-cell>
          <table:table-cell/>
        </table:table-row>
        <table:table-row table:style-name="ro2">
          <table:table-cell office:value-type="float" office:value="43250000" calcext:value-type="float">
            <text:p>43250000</text:p>
          </table:table-cell>
          <table:table-cell table:formula="of:=[.A173]/1000000" office:value-type="float" office:value="43.25" calcext:value-type="float">
            <text:p>43.25</text:p>
          </table:table-cell>
          <table:table-cell office:value-type="float" office:value="-0.6" calcext:value-type="float">
            <text:p>-0.600</text:p>
          </table:table-cell>
          <table:table-cell office:value-type="float" office:value="35.6690959428171" calcext:value-type="float">
            <text:p>35.669</text:p>
          </table:table-cell>
          <table:table-cell table:formula="of:=[.D173]-[.C173]" office:value-type="float" office:value="36.2690959428171" calcext:value-type="float">
            <text:p>36.2690959428</text:p>
          </table:table-cell>
          <table:table-cell table:formula="of:=[.E173]-37.9461244425242" office:value-type="float" office:value="-1.6770284997071" calcext:value-type="float">
            <text:p>-1.677</text:p>
          </table:table-cell>
          <table:table-cell/>
        </table:table-row>
        <table:table-row table:style-name="ro2">
          <table:table-cell office:value-type="float" office:value="43500000" calcext:value-type="float">
            <text:p>43500000</text:p>
          </table:table-cell>
          <table:table-cell table:formula="of:=[.A174]/1000000" office:value-type="float" office:value="43.5" calcext:value-type="float">
            <text:p>43.50</text:p>
          </table:table-cell>
          <table:table-cell office:value-type="float" office:value="-0.6" calcext:value-type="float">
            <text:p>-0.600</text:p>
          </table:table-cell>
          <table:table-cell office:value-type="float" office:value="35.6858337694684" calcext:value-type="float">
            <text:p>35.686</text:p>
          </table:table-cell>
          <table:table-cell table:formula="of:=[.D174]-[.C174]" office:value-type="float" office:value="36.2858337694684" calcext:value-type="float">
            <text:p>36.2858337695</text:p>
          </table:table-cell>
          <table:table-cell table:formula="of:=[.E174]-37.9461244425242" office:value-type="float" office:value="-1.6602906730558" calcext:value-type="float">
            <text:p>-1.660</text:p>
          </table:table-cell>
          <table:table-cell/>
        </table:table-row>
        <table:table-row table:style-name="ro2">
          <table:table-cell office:value-type="float" office:value="43750000" calcext:value-type="float">
            <text:p>43750000</text:p>
          </table:table-cell>
          <table:table-cell table:formula="of:=[.A175]/1000000" office:value-type="float" office:value="43.75" calcext:value-type="float">
            <text:p>43.75</text:p>
          </table:table-cell>
          <table:table-cell office:value-type="float" office:value="-0.6" calcext:value-type="float">
            <text:p>-0.600</text:p>
          </table:table-cell>
          <table:table-cell office:value-type="float" office:value="35.5769332584437" calcext:value-type="float">
            <text:p>35.577</text:p>
          </table:table-cell>
          <table:table-cell table:formula="of:=[.D175]-[.C175]" office:value-type="float" office:value="36.1769332584437" calcext:value-type="float">
            <text:p>36.1769332584</text:p>
          </table:table-cell>
          <table:table-cell table:formula="of:=[.E175]-37.9461244425242" office:value-type="float" office:value="-1.7691911840805" calcext:value-type="float">
            <text:p>-1.769</text:p>
          </table:table-cell>
          <table:table-cell/>
        </table:table-row>
        <table:table-row table:style-name="ro2">
          <table:table-cell office:value-type="float" office:value="44000000" calcext:value-type="float">
            <text:p>44000000</text:p>
          </table:table-cell>
          <table:table-cell table:formula="of:=[.A176]/1000000" office:value-type="float" office:value="44" calcext:value-type="float">
            <text:p>44.00</text:p>
          </table:table-cell>
          <table:table-cell office:value-type="float" office:value="-0.6" calcext:value-type="float">
            <text:p>-0.600</text:p>
          </table:table-cell>
          <table:table-cell office:value-type="float" office:value="35.5289942605619" calcext:value-type="float">
            <text:p>35.529</text:p>
          </table:table-cell>
          <table:table-cell table:formula="of:=[.D176]-[.C176]" office:value-type="float" office:value="36.1289942605619" calcext:value-type="float">
            <text:p>36.1289942606</text:p>
          </table:table-cell>
          <table:table-cell table:formula="of:=[.E176]-37.9461244425242" office:value-type="float" office:value="-1.8171301819623" calcext:value-type="float">
            <text:p>-1.817</text:p>
          </table:table-cell>
          <table:table-cell/>
        </table:table-row>
        <table:table-row table:style-name="ro2">
          <table:table-cell office:value-type="float" office:value="44250000" calcext:value-type="float">
            <text:p>44250000</text:p>
          </table:table-cell>
          <table:table-cell table:formula="of:=[.A177]/1000000" office:value-type="float" office:value="44.25" calcext:value-type="float">
            <text:p>44.25</text:p>
          </table:table-cell>
          <table:table-cell office:value-type="float" office:value="-0.6" calcext:value-type="float">
            <text:p>-0.600</text:p>
          </table:table-cell>
          <table:table-cell office:value-type="float" office:value="35.4540712410874" calcext:value-type="float">
            <text:p>35.454</text:p>
          </table:table-cell>
          <table:table-cell table:formula="of:=[.D177]-[.C177]" office:value-type="float" office:value="36.0540712410874" calcext:value-type="float">
            <text:p>36.0540712411</text:p>
          </table:table-cell>
          <table:table-cell table:formula="of:=[.E177]-37.9461244425242" office:value-type="float" office:value="-1.8920532014368" calcext:value-type="float">
            <text:p>-1.892</text:p>
          </table:table-cell>
          <table:table-cell/>
        </table:table-row>
        <table:table-row table:style-name="ro2">
          <table:table-cell office:value-type="float" office:value="44500000" calcext:value-type="float">
            <text:p>44500000</text:p>
          </table:table-cell>
          <table:table-cell table:formula="of:=[.A178]/1000000" office:value-type="float" office:value="44.5" calcext:value-type="float">
            <text:p>44.50</text:p>
          </table:table-cell>
          <table:table-cell office:value-type="float" office:value="-0.6" calcext:value-type="float">
            <text:p>-0.600</text:p>
          </table:table-cell>
          <table:table-cell office:value-type="float" office:value="35.3850169246659" calcext:value-type="float">
            <text:p>35.385</text:p>
          </table:table-cell>
          <table:table-cell table:formula="of:=[.D178]-[.C178]" office:value-type="float" office:value="35.9850169246659" calcext:value-type="float">
            <text:p>35.9850169247</text:p>
          </table:table-cell>
          <table:table-cell table:formula="of:=[.E178]-37.9461244425242" office:value-type="float" office:value="-1.9611075178583" calcext:value-type="float">
            <text:p>-1.961</text:p>
          </table:table-cell>
          <table:table-cell/>
        </table:table-row>
        <table:table-row table:style-name="ro2">
          <table:table-cell office:value-type="float" office:value="44750000" calcext:value-type="float">
            <text:p>44750000</text:p>
          </table:table-cell>
          <table:table-cell table:formula="of:=[.A179]/1000000" office:value-type="float" office:value="44.75" calcext:value-type="float">
            <text:p>44.75</text:p>
          </table:table-cell>
          <table:table-cell office:value-type="float" office:value="-0.6" calcext:value-type="float">
            <text:p>-0.600</text:p>
          </table:table-cell>
          <table:table-cell office:value-type="float" office:value="35.3867455259809" calcext:value-type="float">
            <text:p>35.387</text:p>
          </table:table-cell>
          <table:table-cell table:formula="of:=[.D179]-[.C179]" office:value-type="float" office:value="35.9867455259809" calcext:value-type="float">
            <text:p>35.986745526</text:p>
          </table:table-cell>
          <table:table-cell table:formula="of:=[.E179]-37.9461244425242" office:value-type="float" office:value="-1.9593789165433" calcext:value-type="float">
            <text:p>-1.959</text:p>
          </table:table-cell>
          <table:table-cell/>
        </table:table-row>
        <table:table-row table:style-name="ro2">
          <table:table-cell office:value-type="float" office:value="45000000" calcext:value-type="float">
            <text:p>45000000</text:p>
          </table:table-cell>
          <table:table-cell table:formula="of:=[.A180]/1000000" office:value-type="float" office:value="45" calcext:value-type="float">
            <text:p>45.00</text:p>
          </table:table-cell>
          <table:table-cell office:value-type="float" office:value="-0.6" calcext:value-type="float">
            <text:p>-0.600</text:p>
          </table:table-cell>
          <table:table-cell office:value-type="float" office:value="35.363605592021" calcext:value-type="float">
            <text:p>35.364</text:p>
          </table:table-cell>
          <table:table-cell table:formula="of:=[.D180]-[.C180]" office:value-type="float" office:value="35.963605592021" calcext:value-type="float">
            <text:p>35.963605592</text:p>
          </table:table-cell>
          <table:table-cell table:formula="of:=[.E180]-37.9461244425242" office:value-type="float" office:value="-1.9825188505032" calcext:value-type="float">
            <text:p>-1.983</text:p>
          </table:table-cell>
          <table:table-cell/>
        </table:table-row>
        <table:table-row table:style-name="ro2">
          <table:table-cell office:value-type="float" office:value="45250000" calcext:value-type="float">
            <text:p>45250000</text:p>
          </table:table-cell>
          <table:table-cell table:formula="of:=[.A181]/1000000" office:value-type="float" office:value="45.25" calcext:value-type="float">
            <text:p>45.25</text:p>
          </table:table-cell>
          <table:table-cell office:value-type="float" office:value="-0.6" calcext:value-type="float">
            <text:p>-0.600</text:p>
          </table:table-cell>
          <table:table-cell office:value-type="float" office:value="35.2406673337166" calcext:value-type="float">
            <text:p>35.241</text:p>
          </table:table-cell>
          <table:table-cell table:formula="of:=[.D181]-[.C181]" office:value-type="float" office:value="35.8406673337166" calcext:value-type="float">
            <text:p>35.8406673337</text:p>
          </table:table-cell>
          <table:table-cell table:formula="of:=[.E181]-37.9461244425242" office:value-type="float" office:value="-2.1054571088076" calcext:value-type="float">
            <text:p>-2.105</text:p>
          </table:table-cell>
          <table:table-cell/>
        </table:table-row>
        <table:table-row table:style-name="ro2">
          <table:table-cell office:value-type="float" office:value="45500000" calcext:value-type="float">
            <text:p>45500000</text:p>
          </table:table-cell>
          <table:table-cell table:formula="of:=[.A182]/1000000" office:value-type="float" office:value="45.5" calcext:value-type="float">
            <text:p>45.50</text:p>
          </table:table-cell>
          <table:table-cell office:value-type="float" office:value="-0.6" calcext:value-type="float">
            <text:p>-0.600</text:p>
          </table:table-cell>
          <table:table-cell office:value-type="float" office:value="35.2072179699253" calcext:value-type="float">
            <text:p>35.207</text:p>
          </table:table-cell>
          <table:table-cell table:formula="of:=[.D182]-[.C182]" office:value-type="float" office:value="35.8072179699253" calcext:value-type="float">
            <text:p>35.8072179699</text:p>
          </table:table-cell>
          <table:table-cell table:formula="of:=[.E182]-37.9461244425242" office:value-type="float" office:value="-2.1389064725989" calcext:value-type="float">
            <text:p>-2.139</text:p>
          </table:table-cell>
          <table:table-cell/>
        </table:table-row>
        <table:table-row table:style-name="ro2">
          <table:table-cell office:value-type="float" office:value="45750000" calcext:value-type="float">
            <text:p>45750000</text:p>
          </table:table-cell>
          <table:table-cell table:formula="of:=[.A183]/1000000" office:value-type="float" office:value="45.75" calcext:value-type="float">
            <text:p>45.75</text:p>
          </table:table-cell>
          <table:table-cell office:value-type="float" office:value="-0.6" calcext:value-type="float">
            <text:p>-0.600</text:p>
          </table:table-cell>
          <table:table-cell office:value-type="float" office:value="34.9966015417302" calcext:value-type="float">
            <text:p>34.997</text:p>
          </table:table-cell>
          <table:table-cell table:formula="of:=[.D183]-[.C183]" office:value-type="float" office:value="35.5966015417302" calcext:value-type="float">
            <text:p>35.5966015417</text:p>
          </table:table-cell>
          <table:table-cell table:formula="of:=[.E183]-37.9461244425242" office:value-type="float" office:value="-2.349522900794" calcext:value-type="float">
            <text:p>-2.350</text:p>
          </table:table-cell>
          <table:table-cell/>
        </table:table-row>
        <table:table-row table:style-name="ro2">
          <table:table-cell office:value-type="float" office:value="46000000" calcext:value-type="float">
            <text:p>46000000</text:p>
          </table:table-cell>
          <table:table-cell table:formula="of:=[.A184]/1000000" office:value-type="float" office:value="46" calcext:value-type="float">
            <text:p>46.00</text:p>
          </table:table-cell>
          <table:table-cell office:value-type="float" office:value="-0.6" calcext:value-type="float">
            <text:p>-0.600</text:p>
          </table:table-cell>
          <table:table-cell office:value-type="float" office:value="35.0856409378269" calcext:value-type="float">
            <text:p>35.086</text:p>
          </table:table-cell>
          <table:table-cell table:formula="of:=[.D184]-[.C184]" office:value-type="float" office:value="35.6856409378269" calcext:value-type="float">
            <text:p>35.6856409378</text:p>
          </table:table-cell>
          <table:table-cell table:formula="of:=[.E184]-37.9461244425242" office:value-type="float" office:value="-2.2604835046973" calcext:value-type="float">
            <text:p>-2.260</text:p>
          </table:table-cell>
          <table:table-cell/>
        </table:table-row>
        <table:table-row table:style-name="ro2">
          <table:table-cell office:value-type="float" office:value="46250000" calcext:value-type="float">
            <text:p>46250000</text:p>
          </table:table-cell>
          <table:table-cell table:formula="of:=[.A185]/1000000" office:value-type="float" office:value="46.25" calcext:value-type="float">
            <text:p>46.25</text:p>
          </table:table-cell>
          <table:table-cell office:value-type="float" office:value="-0.6" calcext:value-type="float">
            <text:p>-0.600</text:p>
          </table:table-cell>
          <table:table-cell office:value-type="float" office:value="34.8849447750249" calcext:value-type="float">
            <text:p>34.885</text:p>
          </table:table-cell>
          <table:table-cell table:formula="of:=[.D185]-[.C185]" office:value-type="float" office:value="35.4849447750249" calcext:value-type="float">
            <text:p>35.484944775</text:p>
          </table:table-cell>
          <table:table-cell table:formula="of:=[.E185]-37.9461244425242" office:value-type="float" office:value="-2.4611796674993" calcext:value-type="float">
            <text:p>-2.461</text:p>
          </table:table-cell>
          <table:table-cell/>
        </table:table-row>
        <table:table-row table:style-name="ro2">
          <table:table-cell office:value-type="float" office:value="46500000" calcext:value-type="float">
            <text:p>46500000</text:p>
          </table:table-cell>
          <table:table-cell table:formula="of:=[.A186]/1000000" office:value-type="float" office:value="46.5" calcext:value-type="float">
            <text:p>46.50</text:p>
          </table:table-cell>
          <table:table-cell office:value-type="float" office:value="-0.6" calcext:value-type="float">
            <text:p>-0.600</text:p>
          </table:table-cell>
          <table:table-cell office:value-type="float" office:value="34.817088940857" calcext:value-type="float">
            <text:p>34.817</text:p>
          </table:table-cell>
          <table:table-cell table:formula="of:=[.D186]-[.C186]" office:value-type="float" office:value="35.417088940857" calcext:value-type="float">
            <text:p>35.4170889409</text:p>
          </table:table-cell>
          <table:table-cell table:formula="of:=[.E186]-37.9461244425242" office:value-type="float" office:value="-2.5290355016672" calcext:value-type="float">
            <text:p>-2.529</text:p>
          </table:table-cell>
          <table:table-cell/>
        </table:table-row>
        <table:table-row table:style-name="ro2">
          <table:table-cell office:value-type="float" office:value="46750000" calcext:value-type="float">
            <text:p>46750000</text:p>
          </table:table-cell>
          <table:table-cell table:formula="of:=[.A187]/1000000" office:value-type="float" office:value="46.75" calcext:value-type="float">
            <text:p>46.75</text:p>
          </table:table-cell>
          <table:table-cell office:value-type="float" office:value="-0.6" calcext:value-type="float">
            <text:p>-0.600</text:p>
          </table:table-cell>
          <table:table-cell office:value-type="float" office:value="34.8532291905729" calcext:value-type="float">
            <text:p>34.853</text:p>
          </table:table-cell>
          <table:table-cell table:formula="of:=[.D187]-[.C187]" office:value-type="float" office:value="35.4532291905729" calcext:value-type="float">
            <text:p>35.4532291906</text:p>
          </table:table-cell>
          <table:table-cell table:formula="of:=[.E187]-37.9461244425242" office:value-type="float" office:value="-2.4928952519513" calcext:value-type="float">
            <text:p>-2.493</text:p>
          </table:table-cell>
          <table:table-cell/>
        </table:table-row>
        <table:table-row table:style-name="ro2">
          <table:table-cell office:value-type="float" office:value="47000000" calcext:value-type="float">
            <text:p>47000000</text:p>
          </table:table-cell>
          <table:table-cell table:formula="of:=[.A188]/1000000" office:value-type="float" office:value="47" calcext:value-type="float">
            <text:p>47.00</text:p>
          </table:table-cell>
          <table:table-cell office:value-type="float" office:value="-0.6" calcext:value-type="float">
            <text:p>-0.600</text:p>
          </table:table-cell>
          <table:table-cell office:value-type="float" office:value="34.8817369751184" calcext:value-type="float">
            <text:p>34.882</text:p>
          </table:table-cell>
          <table:table-cell table:formula="of:=[.D188]-[.C188]" office:value-type="float" office:value="35.4817369751184" calcext:value-type="float">
            <text:p>35.4817369751</text:p>
          </table:table-cell>
          <table:table-cell table:formula="of:=[.E188]-37.9461244425242" office:value-type="float" office:value="-2.4643874674058" calcext:value-type="float">
            <text:p>-2.464</text:p>
          </table:table-cell>
          <table:table-cell/>
        </table:table-row>
        <table:table-row table:style-name="ro2">
          <table:table-cell office:value-type="float" office:value="47250000" calcext:value-type="float">
            <text:p>47250000</text:p>
          </table:table-cell>
          <table:table-cell table:formula="of:=[.A189]/1000000" office:value-type="float" office:value="47.25" calcext:value-type="float">
            <text:p>47.25</text:p>
          </table:table-cell>
          <table:table-cell office:value-type="float" office:value="-0.6" calcext:value-type="float">
            <text:p>-0.600</text:p>
          </table:table-cell>
          <table:table-cell office:value-type="float" office:value="34.7010766545927" calcext:value-type="float">
            <text:p>34.701</text:p>
          </table:table-cell>
          <table:table-cell table:formula="of:=[.D189]-[.C189]" office:value-type="float" office:value="35.3010766545927" calcext:value-type="float">
            <text:p>35.3010766546</text:p>
          </table:table-cell>
          <table:table-cell table:formula="of:=[.E189]-37.9461244425242" office:value-type="float" office:value="-2.6450477879315" calcext:value-type="float">
            <text:p>-2.645</text:p>
          </table:table-cell>
          <table:table-cell/>
        </table:table-row>
        <table:table-row table:style-name="ro2">
          <table:table-cell office:value-type="float" office:value="47500000" calcext:value-type="float">
            <text:p>47500000</text:p>
          </table:table-cell>
          <table:table-cell table:formula="of:=[.A190]/1000000" office:value-type="float" office:value="47.5" calcext:value-type="float">
            <text:p>47.50</text:p>
          </table:table-cell>
          <table:table-cell office:value-type="float" office:value="-0.6" calcext:value-type="float">
            <text:p>-0.600</text:p>
          </table:table-cell>
          <table:table-cell office:value-type="float" office:value="34.590838885705" calcext:value-type="float">
            <text:p>34.591</text:p>
          </table:table-cell>
          <table:table-cell table:formula="of:=[.D190]-[.C190]" office:value-type="float" office:value="35.190838885705" calcext:value-type="float">
            <text:p>35.1908388857</text:p>
          </table:table-cell>
          <table:table-cell table:formula="of:=[.E190]-37.9461244425242" office:value-type="float" office:value="-2.7552855568192" calcext:value-type="float">
            <text:p>-2.755</text:p>
          </table:table-cell>
          <table:table-cell/>
        </table:table-row>
        <table:table-row table:style-name="ro2">
          <table:table-cell office:value-type="float" office:value="47750000" calcext:value-type="float">
            <text:p>47750000</text:p>
          </table:table-cell>
          <table:table-cell table:formula="of:=[.A191]/1000000" office:value-type="float" office:value="47.75" calcext:value-type="float">
            <text:p>47.75</text:p>
          </table:table-cell>
          <table:table-cell office:value-type="float" office:value="-0.6" calcext:value-type="float">
            <text:p>-0.600</text:p>
          </table:table-cell>
          <table:table-cell office:value-type="float" office:value="34.4769374708078" calcext:value-type="float">
            <text:p>34.477</text:p>
          </table:table-cell>
          <table:table-cell table:formula="of:=[.D191]-[.C191]" office:value-type="float" office:value="35.0769374708078" calcext:value-type="float">
            <text:p>35.0769374708</text:p>
          </table:table-cell>
          <table:table-cell table:formula="of:=[.E191]-37.9461244425242" office:value-type="float" office:value="-2.8691869717164" calcext:value-type="float">
            <text:p>-2.869</text:p>
          </table:table-cell>
          <table:table-cell/>
        </table:table-row>
        <table:table-row table:style-name="ro2">
          <table:table-cell office:value-type="float" office:value="48000000" calcext:value-type="float">
            <text:p>48000000</text:p>
          </table:table-cell>
          <table:table-cell table:formula="of:=[.A192]/1000000" office:value-type="float" office:value="48" calcext:value-type="float">
            <text:p>48.00</text:p>
          </table:table-cell>
          <table:table-cell office:value-type="float" office:value="-0.6" calcext:value-type="float">
            <text:p>-0.600</text:p>
          </table:table-cell>
          <table:table-cell office:value-type="float" office:value="34.3931070027354" calcext:value-type="float">
            <text:p>34.393</text:p>
          </table:table-cell>
          <table:table-cell table:formula="of:=[.D192]-[.C192]" office:value-type="float" office:value="34.9931070027354" calcext:value-type="float">
            <text:p>34.9931070027</text:p>
          </table:table-cell>
          <table:table-cell table:formula="of:=[.E192]-37.9461244425242" office:value-type="float" office:value="-2.9530174397888" calcext:value-type="float">
            <text:p>-2.953</text:p>
          </table:table-cell>
          <table:table-cell/>
        </table:table-row>
        <table:table-row table:style-name="ro2">
          <table:table-cell office:value-type="float" office:value="48250000" calcext:value-type="float">
            <text:p>48250000</text:p>
          </table:table-cell>
          <table:table-cell table:formula="of:=[.A193]/1000000" office:value-type="float" office:value="48.25" calcext:value-type="float">
            <text:p>48.25</text:p>
          </table:table-cell>
          <table:table-cell office:value-type="float" office:value="-0.6" calcext:value-type="float">
            <text:p>-0.600</text:p>
          </table:table-cell>
          <table:table-cell office:value-type="float" office:value="34.3837835867716" calcext:value-type="float">
            <text:p>34.384</text:p>
          </table:table-cell>
          <table:table-cell table:formula="of:=[.D193]-[.C193]" office:value-type="float" office:value="34.9837835867716" calcext:value-type="float">
            <text:p>34.9837835868</text:p>
          </table:table-cell>
          <table:table-cell table:formula="of:=[.E193]-37.9461244425242" office:value-type="float" office:value="-2.9623408557526" calcext:value-type="float">
            <text:p>-2.962</text:p>
          </table:table-cell>
          <table:table-cell/>
        </table:table-row>
        <table:table-row table:style-name="ro2">
          <table:table-cell office:value-type="float" office:value="48500000" calcext:value-type="float">
            <text:p>48500000</text:p>
          </table:table-cell>
          <table:table-cell table:formula="of:=[.A194]/1000000" office:value-type="float" office:value="48.5" calcext:value-type="float">
            <text:p>48.50</text:p>
          </table:table-cell>
          <table:table-cell office:value-type="float" office:value="-0.6" calcext:value-type="float">
            <text:p>-0.600</text:p>
          </table:table-cell>
          <table:table-cell office:value-type="float" office:value="34.2741849447322" calcext:value-type="float">
            <text:p>34.274</text:p>
          </table:table-cell>
          <table:table-cell table:formula="of:=[.D194]-[.C194]" office:value-type="float" office:value="34.8741849447322" calcext:value-type="float">
            <text:p>34.8741849447</text:p>
          </table:table-cell>
          <table:table-cell table:formula="of:=[.E194]-37.9461244425242" office:value-type="float" office:value="-3.071939497792" calcext:value-type="float">
            <text:p>-3.072</text:p>
          </table:table-cell>
          <table:table-cell/>
        </table:table-row>
        <table:table-row table:style-name="ro2">
          <table:table-cell office:value-type="float" office:value="48750000" calcext:value-type="float">
            <text:p>48750000</text:p>
          </table:table-cell>
          <table:table-cell table:formula="of:=[.A195]/1000000" office:value-type="float" office:value="48.75" calcext:value-type="float">
            <text:p>48.75</text:p>
          </table:table-cell>
          <table:table-cell office:value-type="float" office:value="-0.6" calcext:value-type="float">
            <text:p>-0.600</text:p>
          </table:table-cell>
          <table:table-cell office:value-type="float" office:value="34.1972584314845" calcext:value-type="float">
            <text:p>34.197</text:p>
          </table:table-cell>
          <table:table-cell table:formula="of:=[.D195]-[.C195]" office:value-type="float" office:value="34.7972584314845" calcext:value-type="float">
            <text:p>34.7972584315</text:p>
          </table:table-cell>
          <table:table-cell table:formula="of:=[.E195]-37.9461244425242" office:value-type="float" office:value="-3.1488660110397" calcext:value-type="float">
            <text:p>-3.149</text:p>
          </table:table-cell>
          <table:table-cell/>
        </table:table-row>
        <table:table-row table:style-name="ro2">
          <table:table-cell office:value-type="float" office:value="49000000" calcext:value-type="float">
            <text:p>49000000</text:p>
          </table:table-cell>
          <table:table-cell table:formula="of:=[.A196]/1000000" office:value-type="float" office:value="49" calcext:value-type="float">
            <text:p>49.00</text:p>
          </table:table-cell>
          <table:table-cell office:value-type="float" office:value="-0.6" calcext:value-type="float">
            <text:p>-0.600</text:p>
          </table:table-cell>
          <table:table-cell office:value-type="float" office:value="33.959976314934" calcext:value-type="float">
            <text:p>33.960</text:p>
          </table:table-cell>
          <table:table-cell table:formula="of:=[.D196]-[.C196]" office:value-type="float" office:value="34.559976314934" calcext:value-type="float">
            <text:p>34.5599763149</text:p>
          </table:table-cell>
          <table:table-cell table:formula="of:=[.E196]-37.9461244425242" office:value-type="float" office:value="-3.3861481275902" calcext:value-type="float">
            <text:p>-3.386</text:p>
          </table:table-cell>
          <table:table-cell/>
        </table:table-row>
        <table:table-row table:style-name="ro2">
          <table:table-cell office:value-type="float" office:value="49250000" calcext:value-type="float">
            <text:p>49250000</text:p>
          </table:table-cell>
          <table:table-cell table:formula="of:=[.A197]/1000000" office:value-type="float" office:value="49.25" calcext:value-type="float">
            <text:p>49.25</text:p>
          </table:table-cell>
          <table:table-cell office:value-type="float" office:value="-0.6" calcext:value-type="float">
            <text:p>-0.600</text:p>
          </table:table-cell>
          <table:table-cell office:value-type="float" office:value="33.9904549678481" calcext:value-type="float">
            <text:p>33.990</text:p>
          </table:table-cell>
          <table:table-cell table:formula="of:=[.D197]-[.C197]" office:value-type="float" office:value="34.5904549678481" calcext:value-type="float">
            <text:p>34.5904549678</text:p>
          </table:table-cell>
          <table:table-cell table:formula="of:=[.E197]-37.9461244425242" office:value-type="float" office:value="-3.3556694746761" calcext:value-type="float">
            <text:p>-3.356</text:p>
          </table:table-cell>
          <table:table-cell/>
        </table:table-row>
        <table:table-row table:style-name="ro2">
          <table:table-cell office:value-type="float" office:value="49500000" calcext:value-type="float">
            <text:p>49500000</text:p>
          </table:table-cell>
          <table:table-cell table:formula="of:=[.A198]/1000000" office:value-type="float" office:value="49.5" calcext:value-type="float">
            <text:p>49.50</text:p>
          </table:table-cell>
          <table:table-cell office:value-type="float" office:value="-0.6" calcext:value-type="float">
            <text:p>-0.600</text:p>
          </table:table-cell>
          <table:table-cell office:value-type="float" office:value="33.7144150775206" calcext:value-type="float">
            <text:p>33.714</text:p>
          </table:table-cell>
          <table:table-cell table:formula="of:=[.D198]-[.C198]" office:value-type="float" office:value="34.3144150775206" calcext:value-type="float">
            <text:p>34.3144150775</text:p>
          </table:table-cell>
          <table:table-cell table:formula="of:=[.E198]-37.9461244425242" office:value-type="float" office:value="-3.6317093650036" calcext:value-type="float">
            <text:p>-3.632</text:p>
          </table:table-cell>
          <table:table-cell/>
        </table:table-row>
        <table:table-row table:style-name="ro2">
          <table:table-cell office:value-type="float" office:value="49750000" calcext:value-type="float">
            <text:p>49750000</text:p>
          </table:table-cell>
          <table:table-cell table:formula="of:=[.A199]/1000000" office:value-type="float" office:value="49.75" calcext:value-type="float">
            <text:p>49.75</text:p>
          </table:table-cell>
          <table:table-cell office:value-type="float" office:value="-0.6" calcext:value-type="float">
            <text:p>-0.600</text:p>
          </table:table-cell>
          <table:table-cell office:value-type="float" office:value="33.7114336318848" calcext:value-type="float">
            <text:p>33.711</text:p>
          </table:table-cell>
          <table:table-cell table:formula="of:=[.D199]-[.C199]" office:value-type="float" office:value="34.3114336318848" calcext:value-type="float">
            <text:p>34.3114336319</text:p>
          </table:table-cell>
          <table:table-cell table:formula="of:=[.E199]-37.9461244425242" office:value-type="float" office:value="-3.6346908106394" calcext:value-type="float">
            <text:p>-3.635</text:p>
          </table:table-cell>
          <table:table-cell/>
        </table:table-row>
        <table:table-row table:style-name="ro2">
          <table:table-cell office:value-type="float" office:value="50000000" calcext:value-type="float">
            <text:p>50000000</text:p>
          </table:table-cell>
          <table:table-cell table:formula="of:=[.A200]/1000000" office:value-type="float" office:value="50" calcext:value-type="float">
            <text:p>50.00</text:p>
          </table:table-cell>
          <table:table-cell office:value-type="float" office:value="-0.6" calcext:value-type="float">
            <text:p>-0.600</text:p>
          </table:table-cell>
          <table:table-cell office:value-type="float" office:value="33.6584658441092" calcext:value-type="float">
            <text:p>33.658</text:p>
          </table:table-cell>
          <table:table-cell table:formula="of:=[.D200]-[.C200]" office:value-type="float" office:value="34.2584658441092" calcext:value-type="float">
            <text:p>34.2584658441</text:p>
          </table:table-cell>
          <table:table-cell table:formula="of:=[.E200]-37.9461244425242" office:value-type="float" office:value="-3.687658598415" calcext:value-type="float">
            <text:p>-3.688</text:p>
          </table:table-cell>
          <table:table-cell/>
        </table:table-row>
        <table:table-row table:style-name="ro2">
          <table:table-cell office:value-type="float" office:value="50250000" calcext:value-type="float">
            <text:p>50250000</text:p>
          </table:table-cell>
          <table:table-cell table:formula="of:=[.A201]/1000000" office:value-type="float" office:value="50.25" calcext:value-type="float">
            <text:p>50.25</text:p>
          </table:table-cell>
          <table:table-cell office:value-type="float" office:value="-0.6" calcext:value-type="float">
            <text:p>-0.600</text:p>
          </table:table-cell>
          <table:table-cell office:value-type="float" office:value="33.6118139720362" calcext:value-type="float">
            <text:p>33.612</text:p>
          </table:table-cell>
          <table:table-cell table:formula="of:=[.D201]-[.C201]" office:value-type="float" office:value="34.2118139720362" calcext:value-type="float">
            <text:p>34.211813972</text:p>
          </table:table-cell>
          <table:table-cell table:formula="of:=[.E201]-37.9461244425242" office:value-type="float" office:value="-3.734310470488" calcext:value-type="float">
            <text:p>-3.734</text:p>
          </table:table-cell>
          <table:table-cell/>
        </table:table-row>
        <table:table-row table:style-name="ro2">
          <table:table-cell office:value-type="float" office:value="50500000" calcext:value-type="float">
            <text:p>50500000</text:p>
          </table:table-cell>
          <table:table-cell table:formula="of:=[.A202]/1000000" office:value-type="float" office:value="50.5" calcext:value-type="float">
            <text:p>50.50</text:p>
          </table:table-cell>
          <table:table-cell office:value-type="float" office:value="-0.6" calcext:value-type="float">
            <text:p>-0.600</text:p>
          </table:table-cell>
          <table:table-cell office:value-type="float" office:value="33.4516047488545" calcext:value-type="float">
            <text:p>33.452</text:p>
          </table:table-cell>
          <table:table-cell table:formula="of:=[.D202]-[.C202]" office:value-type="float" office:value="34.0516047488545" calcext:value-type="float">
            <text:p>34.0516047489</text:p>
          </table:table-cell>
          <table:table-cell table:formula="of:=[.E202]-37.9461244425242" office:value-type="float" office:value="-3.8945196936697" calcext:value-type="float">
            <text:p>-3.895</text:p>
          </table:table-cell>
          <table:table-cell/>
        </table:table-row>
        <table:table-row table:style-name="ro2">
          <table:table-cell office:value-type="float" office:value="50750000" calcext:value-type="float">
            <text:p>50750000</text:p>
          </table:table-cell>
          <table:table-cell table:formula="of:=[.A203]/1000000" office:value-type="float" office:value="50.75" calcext:value-type="float">
            <text:p>50.75</text:p>
          </table:table-cell>
          <table:table-cell office:value-type="float" office:value="-0.6" calcext:value-type="float">
            <text:p>-0.600</text:p>
          </table:table-cell>
          <table:table-cell office:value-type="float" office:value="33.4387835346057" calcext:value-type="float">
            <text:p>33.439</text:p>
          </table:table-cell>
          <table:table-cell table:formula="of:=[.D203]-[.C203]" office:value-type="float" office:value="34.0387835346057" calcext:value-type="float">
            <text:p>34.0387835346</text:p>
          </table:table-cell>
          <table:table-cell table:formula="of:=[.E203]-37.9461244425242" office:value-type="float" office:value="-3.9073409079185" calcext:value-type="float">
            <text:p>-3.907</text:p>
          </table:table-cell>
          <table:table-cell/>
        </table:table-row>
        <table:table-row table:style-name="ro2">
          <table:table-cell office:value-type="float" office:value="51000000" calcext:value-type="float">
            <text:p>51000000</text:p>
          </table:table-cell>
          <table:table-cell table:formula="of:=[.A204]/1000000" office:value-type="float" office:value="51" calcext:value-type="float">
            <text:p>51.00</text:p>
          </table:table-cell>
          <table:table-cell office:value-type="float" office:value="-0.6" calcext:value-type="float">
            <text:p>-0.600</text:p>
          </table:table-cell>
          <table:table-cell office:value-type="float" office:value="33.2285805612164" calcext:value-type="float">
            <text:p>33.229</text:p>
          </table:table-cell>
          <table:table-cell table:formula="of:=[.D204]-[.C204]" office:value-type="float" office:value="33.8285805612164" calcext:value-type="float">
            <text:p>33.8285805612</text:p>
          </table:table-cell>
          <table:table-cell table:formula="of:=[.E204]-37.9461244425242" office:value-type="float" office:value="-4.1175438813078" calcext:value-type="float">
            <text:p>-4.118</text:p>
          </table:table-cell>
          <table:table-cell/>
        </table:table-row>
        <table:table-row table:style-name="ro2">
          <table:table-cell office:value-type="float" office:value="51250000" calcext:value-type="float">
            <text:p>51250000</text:p>
          </table:table-cell>
          <table:table-cell table:formula="of:=[.A205]/1000000" office:value-type="float" office:value="51.25" calcext:value-type="float">
            <text:p>51.25</text:p>
          </table:table-cell>
          <table:table-cell office:value-type="float" office:value="-0.6" calcext:value-type="float">
            <text:p>-0.600</text:p>
          </table:table-cell>
          <table:table-cell office:value-type="float" office:value="33.1297259475288" calcext:value-type="float">
            <text:p>33.130</text:p>
          </table:table-cell>
          <table:table-cell table:formula="of:=[.D205]-[.C205]" office:value-type="float" office:value="33.7297259475288" calcext:value-type="float">
            <text:p>33.7297259475</text:p>
          </table:table-cell>
          <table:table-cell table:formula="of:=[.E205]-37.9461244425242" office:value-type="float" office:value="-4.2163984949954" calcext:value-type="float">
            <text:p>-4.216</text:p>
          </table:table-cell>
          <table:table-cell/>
        </table:table-row>
        <table:table-row table:style-name="ro2">
          <table:table-cell office:value-type="float" office:value="51500000" calcext:value-type="float">
            <text:p>51500000</text:p>
          </table:table-cell>
          <table:table-cell table:formula="of:=[.A206]/1000000" office:value-type="float" office:value="51.5" calcext:value-type="float">
            <text:p>51.50</text:p>
          </table:table-cell>
          <table:table-cell office:value-type="float" office:value="-0.6" calcext:value-type="float">
            <text:p>-0.600</text:p>
          </table:table-cell>
          <table:table-cell office:value-type="float" office:value="33.0227065344171" calcext:value-type="float">
            <text:p>33.023</text:p>
          </table:table-cell>
          <table:table-cell table:formula="of:=[.D206]-[.C206]" office:value-type="float" office:value="33.6227065344171" calcext:value-type="float">
            <text:p>33.6227065344</text:p>
          </table:table-cell>
          <table:table-cell table:formula="of:=[.E206]-37.9461244425242" office:value-type="float" office:value="-4.3234179081071" calcext:value-type="float">
            <text:p>-4.323</text:p>
          </table:table-cell>
          <table:table-cell/>
        </table:table-row>
        <table:table-row table:style-name="ro2">
          <table:table-cell office:value-type="float" office:value="51750000" calcext:value-type="float">
            <text:p>51750000</text:p>
          </table:table-cell>
          <table:table-cell table:formula="of:=[.A207]/1000000" office:value-type="float" office:value="51.75" calcext:value-type="float">
            <text:p>51.75</text:p>
          </table:table-cell>
          <table:table-cell office:value-type="float" office:value="-0.6" calcext:value-type="float">
            <text:p>-0.600</text:p>
          </table:table-cell>
          <table:table-cell office:value-type="float" office:value="32.9091865225035" calcext:value-type="float">
            <text:p>32.909</text:p>
          </table:table-cell>
          <table:table-cell table:formula="of:=[.D207]-[.C207]" office:value-type="float" office:value="33.5091865225035" calcext:value-type="float">
            <text:p>33.5091865225</text:p>
          </table:table-cell>
          <table:table-cell table:formula="of:=[.E207]-37.9461244425242" office:value-type="float" office:value="-4.4369379200207" calcext:value-type="float">
            <text:p>-4.437</text:p>
          </table:table-cell>
          <table:table-cell/>
        </table:table-row>
        <table:table-row table:style-name="ro2">
          <table:table-cell office:value-type="float" office:value="52000000" calcext:value-type="float">
            <text:p>52000000</text:p>
          </table:table-cell>
          <table:table-cell table:formula="of:=[.A208]/1000000" office:value-type="float" office:value="52" calcext:value-type="float">
            <text:p>52.00</text:p>
          </table:table-cell>
          <table:table-cell office:value-type="float" office:value="-0.6" calcext:value-type="float">
            <text:p>-0.600</text:p>
          </table:table-cell>
          <table:table-cell office:value-type="float" office:value="32.7537192539833" calcext:value-type="float">
            <text:p>32.754</text:p>
          </table:table-cell>
          <table:table-cell table:formula="of:=[.D208]-[.C208]" office:value-type="float" office:value="33.3537192539833" calcext:value-type="float">
            <text:p>33.353719254</text:p>
          </table:table-cell>
          <table:table-cell table:formula="of:=[.E208]-37.9461244425242" office:value-type="float" office:value="-4.5924051885409" calcext:value-type="float">
            <text:p>-4.592</text:p>
          </table:table-cell>
          <table:table-cell/>
        </table:table-row>
        <table:table-row table:style-name="ro2">
          <table:table-cell office:value-type="float" office:value="52250000" calcext:value-type="float">
            <text:p>52250000</text:p>
          </table:table-cell>
          <table:table-cell table:formula="of:=[.A209]/1000000" office:value-type="float" office:value="52.25" calcext:value-type="float">
            <text:p>52.25</text:p>
          </table:table-cell>
          <table:table-cell office:value-type="float" office:value="-0.6" calcext:value-type="float">
            <text:p>-0.600</text:p>
          </table:table-cell>
          <table:table-cell office:value-type="float" office:value="32.5844818690982" calcext:value-type="float">
            <text:p>32.584</text:p>
          </table:table-cell>
          <table:table-cell table:formula="of:=[.D209]-[.C209]" office:value-type="float" office:value="33.1844818690982" calcext:value-type="float">
            <text:p>33.1844818691</text:p>
          </table:table-cell>
          <table:table-cell table:formula="of:=[.E209]-37.9461244425242" office:value-type="float" office:value="-4.761642573426" calcext:value-type="float">
            <text:p>-4.762</text:p>
          </table:table-cell>
          <table:table-cell/>
        </table:table-row>
        <table:table-row table:style-name="ro2">
          <table:table-cell office:value-type="float" office:value="52500000" calcext:value-type="float">
            <text:p>52500000</text:p>
          </table:table-cell>
          <table:table-cell table:formula="of:=[.A210]/1000000" office:value-type="float" office:value="52.5" calcext:value-type="float">
            <text:p>52.50</text:p>
          </table:table-cell>
          <table:table-cell office:value-type="float" office:value="-0.6" calcext:value-type="float">
            <text:p>-0.600</text:p>
          </table:table-cell>
          <table:table-cell office:value-type="float" office:value="32.442343742672" calcext:value-type="float">
            <text:p>32.442</text:p>
          </table:table-cell>
          <table:table-cell table:formula="of:=[.D210]-[.C210]" office:value-type="float" office:value="33.042343742672" calcext:value-type="float">
            <text:p>33.0423437427</text:p>
          </table:table-cell>
          <table:table-cell table:formula="of:=[.E210]-37.9461244425242" office:value-type="float" office:value="-4.9037806998522" calcext:value-type="float">
            <text:p>-4.904</text:p>
          </table:table-cell>
          <table:table-cell/>
        </table:table-row>
        <table:table-row table:style-name="ro2">
          <table:table-cell office:value-type="float" office:value="52750000" calcext:value-type="float">
            <text:p>52750000</text:p>
          </table:table-cell>
          <table:table-cell table:formula="of:=[.A211]/1000000" office:value-type="float" office:value="52.75" calcext:value-type="float">
            <text:p>52.75</text:p>
          </table:table-cell>
          <table:table-cell office:value-type="float" office:value="-0.6" calcext:value-type="float">
            <text:p>-0.600</text:p>
          </table:table-cell>
          <table:table-cell office:value-type="float" office:value="32.4047208277747" calcext:value-type="float">
            <text:p>32.405</text:p>
          </table:table-cell>
          <table:table-cell table:formula="of:=[.D211]-[.C211]" office:value-type="float" office:value="33.0047208277747" calcext:value-type="float">
            <text:p>33.0047208278</text:p>
          </table:table-cell>
          <table:table-cell table:formula="of:=[.E211]-37.9461244425242" office:value-type="float" office:value="-4.9414036147495" calcext:value-type="float">
            <text:p>-4.941</text:p>
          </table:table-cell>
          <table:table-cell/>
        </table:table-row>
        <table:table-row table:style-name="ro2">
          <table:table-cell office:value-type="float" office:value="53000000" calcext:value-type="float">
            <text:p>53000000</text:p>
          </table:table-cell>
          <table:table-cell table:formula="of:=[.A212]/1000000" office:value-type="float" office:value="53" calcext:value-type="float">
            <text:p>53.00</text:p>
          </table:table-cell>
          <table:table-cell office:value-type="float" office:value="-0.6" calcext:value-type="float">
            <text:p>-0.600</text:p>
          </table:table-cell>
          <table:table-cell office:value-type="float" office:value="32.2689260620449" calcext:value-type="float">
            <text:p>32.269</text:p>
          </table:table-cell>
          <table:table-cell table:formula="of:=[.D212]-[.C212]" office:value-type="float" office:value="32.8689260620449" calcext:value-type="float">
            <text:p>32.868926062</text:p>
          </table:table-cell>
          <table:table-cell table:formula="of:=[.E212]-37.9461244425242" office:value-type="float" office:value="-5.0771983804793" calcext:value-type="float">
            <text:p>-5.077</text:p>
          </table:table-cell>
          <table:table-cell/>
        </table:table-row>
        <table:table-row table:style-name="ro2">
          <table:table-cell office:value-type="float" office:value="53250000" calcext:value-type="float">
            <text:p>53250000</text:p>
          </table:table-cell>
          <table:table-cell table:formula="of:=[.A213]/1000000" office:value-type="float" office:value="53.25" calcext:value-type="float">
            <text:p>53.25</text:p>
          </table:table-cell>
          <table:table-cell office:value-type="float" office:value="-0.6" calcext:value-type="float">
            <text:p>-0.600</text:p>
          </table:table-cell>
          <table:table-cell office:value-type="float" office:value="32.0970646095079" calcext:value-type="float">
            <text:p>32.097</text:p>
          </table:table-cell>
          <table:table-cell table:formula="of:=[.D213]-[.C213]" office:value-type="float" office:value="32.6970646095079" calcext:value-type="float">
            <text:p>32.6970646095</text:p>
          </table:table-cell>
          <table:table-cell table:formula="of:=[.E213]-37.9461244425242" office:value-type="float" office:value="-5.2490598330163" calcext:value-type="float">
            <text:p>-5.249</text:p>
          </table:table-cell>
          <table:table-cell/>
        </table:table-row>
        <table:table-row table:style-name="ro2">
          <table:table-cell office:value-type="float" office:value="53500000" calcext:value-type="float">
            <text:p>53500000</text:p>
          </table:table-cell>
          <table:table-cell table:formula="of:=[.A214]/1000000" office:value-type="float" office:value="53.5" calcext:value-type="float">
            <text:p>53.50</text:p>
          </table:table-cell>
          <table:table-cell office:value-type="float" office:value="-0.6" calcext:value-type="float">
            <text:p>-0.600</text:p>
          </table:table-cell>
          <table:table-cell office:value-type="float" office:value="31.9769179967701" calcext:value-type="float">
            <text:p>31.977</text:p>
          </table:table-cell>
          <table:table-cell table:formula="of:=[.D214]-[.C214]" office:value-type="float" office:value="32.5769179967701" calcext:value-type="float">
            <text:p>32.5769179968</text:p>
          </table:table-cell>
          <table:table-cell table:formula="of:=[.E214]-37.9461244425242" office:value-type="float" office:value="-5.3692064457541" calcext:value-type="float">
            <text:p>-5.369</text:p>
          </table:table-cell>
          <table:table-cell/>
        </table:table-row>
        <table:table-row table:style-name="ro2">
          <table:table-cell office:value-type="float" office:value="53750000" calcext:value-type="float">
            <text:p>53750000</text:p>
          </table:table-cell>
          <table:table-cell table:formula="of:=[.A215]/1000000" office:value-type="float" office:value="53.75" calcext:value-type="float">
            <text:p>53.75</text:p>
          </table:table-cell>
          <table:table-cell office:value-type="float" office:value="-0.6" calcext:value-type="float">
            <text:p>-0.600</text:p>
          </table:table-cell>
          <table:table-cell office:value-type="float" office:value="31.8811431380358" calcext:value-type="float">
            <text:p>31.881</text:p>
          </table:table-cell>
          <table:table-cell table:formula="of:=[.D215]-[.C215]" office:value-type="float" office:value="32.4811431380358" calcext:value-type="float">
            <text:p>32.481143138</text:p>
          </table:table-cell>
          <table:table-cell table:formula="of:=[.E215]-37.9461244425242" office:value-type="float" office:value="-5.4649813044884" calcext:value-type="float">
            <text:p>-5.465</text:p>
          </table:table-cell>
          <table:table-cell/>
        </table:table-row>
        <table:table-row table:style-name="ro2">
          <table:table-cell office:value-type="float" office:value="54000000" calcext:value-type="float">
            <text:p>54000000</text:p>
          </table:table-cell>
          <table:table-cell table:formula="of:=[.A216]/1000000" office:value-type="float" office:value="54" calcext:value-type="float">
            <text:p>54.00</text:p>
          </table:table-cell>
          <table:table-cell office:value-type="float" office:value="-0.6" calcext:value-type="float">
            <text:p>-0.600</text:p>
          </table:table-cell>
          <table:table-cell office:value-type="float" office:value="31.6651925055374" calcext:value-type="float">
            <text:p>31.665</text:p>
          </table:table-cell>
          <table:table-cell table:formula="of:=[.D216]-[.C216]" office:value-type="float" office:value="32.2651925055374" calcext:value-type="float">
            <text:p>32.2651925055</text:p>
          </table:table-cell>
          <table:table-cell table:formula="of:=[.E216]-37.9461244425242" office:value-type="float" office:value="-5.6809319369868" calcext:value-type="float">
            <text:p>-5.681</text:p>
          </table:table-cell>
          <table:table-cell/>
        </table:table-row>
        <table:table-row table:style-name="ro2">
          <table:table-cell office:value-type="float" office:value="54250000" calcext:value-type="float">
            <text:p>54250000</text:p>
          </table:table-cell>
          <table:table-cell table:formula="of:=[.A217]/1000000" office:value-type="float" office:value="54.25" calcext:value-type="float">
            <text:p>54.25</text:p>
          </table:table-cell>
          <table:table-cell office:value-type="float" office:value="-0.6" calcext:value-type="float">
            <text:p>-0.600</text:p>
          </table:table-cell>
          <table:table-cell office:value-type="float" office:value="31.6412425584013" calcext:value-type="float">
            <text:p>31.641</text:p>
          </table:table-cell>
          <table:table-cell table:formula="of:=[.D217]-[.C217]" office:value-type="float" office:value="32.2412425584013" calcext:value-type="float">
            <text:p>32.2412425584</text:p>
          </table:table-cell>
          <table:table-cell table:formula="of:=[.E217]-37.9461244425242" office:value-type="float" office:value="-5.70488188412291" calcext:value-type="float">
            <text:p>-5.705</text:p>
          </table:table-cell>
          <table:table-cell/>
        </table:table-row>
        <table:table-row table:style-name="ro2">
          <table:table-cell office:value-type="float" office:value="54500000" calcext:value-type="float">
            <text:p>54500000</text:p>
          </table:table-cell>
          <table:table-cell table:formula="of:=[.A218]/1000000" office:value-type="float" office:value="54.5" calcext:value-type="float">
            <text:p>54.50</text:p>
          </table:table-cell>
          <table:table-cell office:value-type="float" office:value="-0.6" calcext:value-type="float">
            <text:p>-0.600</text:p>
          </table:table-cell>
          <table:table-cell office:value-type="float" office:value="31.4085207213735" calcext:value-type="float">
            <text:p>31.409</text:p>
          </table:table-cell>
          <table:table-cell table:formula="of:=[.D218]-[.C218]" office:value-type="float" office:value="32.0085207213735" calcext:value-type="float">
            <text:p>32.0085207214</text:p>
          </table:table-cell>
          <table:table-cell table:formula="of:=[.E218]-37.9461244425242" office:value-type="float" office:value="-5.9376037211507" calcext:value-type="float">
            <text:p>-5.938</text:p>
          </table:table-cell>
          <table:table-cell/>
        </table:table-row>
        <table:table-row table:style-name="ro2">
          <table:table-cell office:value-type="float" office:value="54750000" calcext:value-type="float">
            <text:p>54750000</text:p>
          </table:table-cell>
          <table:table-cell table:formula="of:=[.A219]/1000000" office:value-type="float" office:value="54.75" calcext:value-type="float">
            <text:p>54.75</text:p>
          </table:table-cell>
          <table:table-cell office:value-type="float" office:value="-0.6" calcext:value-type="float">
            <text:p>-0.600</text:p>
          </table:table-cell>
          <table:table-cell office:value-type="float" office:value="31.3025584453861" calcext:value-type="float">
            <text:p>31.303</text:p>
          </table:table-cell>
          <table:table-cell table:formula="of:=[.D219]-[.C219]" office:value-type="float" office:value="31.9025584453861" calcext:value-type="float">
            <text:p>31.9025584454</text:p>
          </table:table-cell>
          <table:table-cell table:formula="of:=[.E219]-37.9461244425242" office:value-type="float" office:value="-6.0435659971381" calcext:value-type="float">
            <text:p>-6.044</text:p>
          </table:table-cell>
          <table:table-cell/>
        </table:table-row>
        <table:table-row table:style-name="ro2">
          <table:table-cell office:value-type="float" office:value="55000000" calcext:value-type="float">
            <text:p>55000000</text:p>
          </table:table-cell>
          <table:table-cell table:formula="of:=[.A220]/1000000" office:value-type="float" office:value="55" calcext:value-type="float">
            <text:p>55.00</text:p>
          </table:table-cell>
          <table:table-cell office:value-type="float" office:value="-0.6" calcext:value-type="float">
            <text:p>-0.600</text:p>
          </table:table-cell>
          <table:table-cell office:value-type="float" office:value="31.1195440223401" calcext:value-type="float">
            <text:p>31.120</text:p>
          </table:table-cell>
          <table:table-cell table:formula="of:=[.D220]-[.C220]" office:value-type="float" office:value="31.7195440223401" calcext:value-type="float">
            <text:p>31.7195440223</text:p>
          </table:table-cell>
          <table:table-cell table:formula="of:=[.E220]-37.9461244425242" office:value-type="float" office:value="-6.2265804201841" calcext:value-type="float">
            <text:p>-6.227</text:p>
          </table:table-cell>
          <table:table-cell/>
        </table:table-row>
        <table:table-row table:style-name="ro2">
          <table:table-cell office:value-type="float" office:value="55250000" calcext:value-type="float">
            <text:p>55250000</text:p>
          </table:table-cell>
          <table:table-cell table:formula="of:=[.A221]/1000000" office:value-type="float" office:value="55.25" calcext:value-type="float">
            <text:p>55.25</text:p>
          </table:table-cell>
          <table:table-cell office:value-type="float" office:value="-0.6" calcext:value-type="float">
            <text:p>-0.600</text:p>
          </table:table-cell>
          <table:table-cell office:value-type="float" office:value="31.0174115598669" calcext:value-type="float">
            <text:p>31.017</text:p>
          </table:table-cell>
          <table:table-cell table:formula="of:=[.D221]-[.C221]" office:value-type="float" office:value="31.6174115598669" calcext:value-type="float">
            <text:p>31.6174115599</text:p>
          </table:table-cell>
          <table:table-cell table:formula="of:=[.E221]-37.9461244425242" office:value-type="float" office:value="-6.3287128826573" calcext:value-type="float">
            <text:p>-6.329</text:p>
          </table:table-cell>
          <table:table-cell/>
        </table:table-row>
        <table:table-row table:style-name="ro2">
          <table:table-cell office:value-type="float" office:value="55500000" calcext:value-type="float">
            <text:p>55500000</text:p>
          </table:table-cell>
          <table:table-cell table:formula="of:=[.A222]/1000000" office:value-type="float" office:value="55.5" calcext:value-type="float">
            <text:p>55.50</text:p>
          </table:table-cell>
          <table:table-cell office:value-type="float" office:value="-0.6" calcext:value-type="float">
            <text:p>-0.600</text:p>
          </table:table-cell>
          <table:table-cell office:value-type="float" office:value="30.7886897601091" calcext:value-type="float">
            <text:p>30.789</text:p>
          </table:table-cell>
          <table:table-cell table:formula="of:=[.D222]-[.C222]" office:value-type="float" office:value="31.3886897601091" calcext:value-type="float">
            <text:p>31.3886897601</text:p>
          </table:table-cell>
          <table:table-cell table:formula="of:=[.E222]-37.9461244425242" office:value-type="float" office:value="-6.5574346824151" calcext:value-type="float">
            <text:p>-6.557</text:p>
          </table:table-cell>
          <table:table-cell/>
        </table:table-row>
        <table:table-row table:style-name="ro2">
          <table:table-cell office:value-type="float" office:value="55750000" calcext:value-type="float">
            <text:p>55750000</text:p>
          </table:table-cell>
          <table:table-cell table:formula="of:=[.A223]/1000000" office:value-type="float" office:value="55.75" calcext:value-type="float">
            <text:p>55.75</text:p>
          </table:table-cell>
          <table:table-cell office:value-type="float" office:value="-0.6" calcext:value-type="float">
            <text:p>-0.600</text:p>
          </table:table-cell>
          <table:table-cell office:value-type="float" office:value="30.6770753009211" calcext:value-type="float">
            <text:p>30.677</text:p>
          </table:table-cell>
          <table:table-cell table:formula="of:=[.D223]-[.C223]" office:value-type="float" office:value="31.2770753009211" calcext:value-type="float">
            <text:p>31.2770753009</text:p>
          </table:table-cell>
          <table:table-cell table:formula="of:=[.E223]-37.9461244425242" office:value-type="float" office:value="-6.6690491416031" calcext:value-type="float">
            <text:p>-6.669</text:p>
          </table:table-cell>
          <table:table-cell/>
        </table:table-row>
        <table:table-row table:style-name="ro2">
          <table:table-cell office:value-type="float" office:value="56000000" calcext:value-type="float">
            <text:p>56000000</text:p>
          </table:table-cell>
          <table:table-cell table:formula="of:=[.A224]/1000000" office:value-type="float" office:value="56" calcext:value-type="float">
            <text:p>56.00</text:p>
          </table:table-cell>
          <table:table-cell office:value-type="float" office:value="-0.6" calcext:value-type="float">
            <text:p>-0.600</text:p>
          </table:table-cell>
          <table:table-cell office:value-type="float" office:value="30.5228332897723" calcext:value-type="float">
            <text:p>30.523</text:p>
          </table:table-cell>
          <table:table-cell table:formula="of:=[.D224]-[.C224]" office:value-type="float" office:value="31.1228332897723" calcext:value-type="float">
            <text:p>31.1228332898</text:p>
          </table:table-cell>
          <table:table-cell table:formula="of:=[.E224]-37.9461244425242" office:value-type="float" office:value="-6.8232911527519" calcext:value-type="float">
            <text:p>-6.823</text:p>
          </table:table-cell>
          <table:table-cell/>
        </table:table-row>
        <table:table-row table:style-name="ro2">
          <table:table-cell office:value-type="float" office:value="56250000" calcext:value-type="float">
            <text:p>56250000</text:p>
          </table:table-cell>
          <table:table-cell table:formula="of:=[.A225]/1000000" office:value-type="float" office:value="56.25" calcext:value-type="float">
            <text:p>56.25</text:p>
          </table:table-cell>
          <table:table-cell office:value-type="float" office:value="-0.6" calcext:value-type="float">
            <text:p>-0.600</text:p>
          </table:table-cell>
          <table:table-cell office:value-type="float" office:value="30.339134706793" calcext:value-type="float">
            <text:p>30.339</text:p>
          </table:table-cell>
          <table:table-cell table:formula="of:=[.D225]-[.C225]" office:value-type="float" office:value="30.939134706793" calcext:value-type="float">
            <text:p>30.9391347068</text:p>
          </table:table-cell>
          <table:table-cell table:formula="of:=[.E225]-37.9461244425242" office:value-type="float" office:value="-7.0069897357312" calcext:value-type="float">
            <text:p>-7.007</text:p>
          </table:table-cell>
          <table:table-cell/>
        </table:table-row>
        <table:table-row table:style-name="ro2">
          <table:table-cell office:value-type="float" office:value="56500000" calcext:value-type="float">
            <text:p>56500000</text:p>
          </table:table-cell>
          <table:table-cell table:formula="of:=[.A226]/1000000" office:value-type="float" office:value="56.5" calcext:value-type="float">
            <text:p>56.50</text:p>
          </table:table-cell>
          <table:table-cell office:value-type="float" office:value="-0.6" calcext:value-type="float">
            <text:p>-0.600</text:p>
          </table:table-cell>
          <table:table-cell office:value-type="float" office:value="30.2473889958754" calcext:value-type="float">
            <text:p>30.247</text:p>
          </table:table-cell>
          <table:table-cell table:formula="of:=[.D226]-[.C226]" office:value-type="float" office:value="30.8473889958754" calcext:value-type="float">
            <text:p>30.8473889959</text:p>
          </table:table-cell>
          <table:table-cell table:formula="of:=[.E226]-37.9461244425242" office:value-type="float" office:value="-7.0987354466488" calcext:value-type="float">
            <text:p>-7.099</text:p>
          </table:table-cell>
          <table:table-cell/>
        </table:table-row>
        <table:table-row table:style-name="ro2">
          <table:table-cell office:value-type="float" office:value="56750000" calcext:value-type="float">
            <text:p>56750000</text:p>
          </table:table-cell>
          <table:table-cell table:formula="of:=[.A227]/1000000" office:value-type="float" office:value="56.75" calcext:value-type="float">
            <text:p>56.75</text:p>
          </table:table-cell>
          <table:table-cell office:value-type="float" office:value="-0.6" calcext:value-type="float">
            <text:p>-0.600</text:p>
          </table:table-cell>
          <table:table-cell office:value-type="float" office:value="30.0199123823766" calcext:value-type="float">
            <text:p>30.020</text:p>
          </table:table-cell>
          <table:table-cell table:formula="of:=[.D227]-[.C227]" office:value-type="float" office:value="30.6199123823766" calcext:value-type="float">
            <text:p>30.6199123824</text:p>
          </table:table-cell>
          <table:table-cell table:formula="of:=[.E227]-37.9461244425242" office:value-type="float" office:value="-7.3262120601476" calcext:value-type="float">
            <text:p>-7.326</text:p>
          </table:table-cell>
          <table:table-cell/>
        </table:table-row>
        <table:table-row table:style-name="ro2">
          <table:table-cell office:value-type="float" office:value="57000000" calcext:value-type="float">
            <text:p>57000000</text:p>
          </table:table-cell>
          <table:table-cell table:formula="of:=[.A228]/1000000" office:value-type="float" office:value="57" calcext:value-type="float">
            <text:p>57.00</text:p>
          </table:table-cell>
          <table:table-cell office:value-type="float" office:value="-0.6" calcext:value-type="float">
            <text:p>-0.600</text:p>
          </table:table-cell>
          <table:table-cell office:value-type="float" office:value="29.8828026633597" calcext:value-type="float">
            <text:p>29.883</text:p>
          </table:table-cell>
          <table:table-cell table:formula="of:=[.D228]-[.C228]" office:value-type="float" office:value="30.4828026633597" calcext:value-type="float">
            <text:p>30.4828026634</text:p>
          </table:table-cell>
          <table:table-cell table:formula="of:=[.E228]-37.9461244425242" office:value-type="float" office:value="-7.4633217791645" calcext:value-type="float">
            <text:p>-7.463</text:p>
          </table:table-cell>
          <table:table-cell/>
        </table:table-row>
        <table:table-row table:style-name="ro2">
          <table:table-cell office:value-type="float" office:value="57250000" calcext:value-type="float">
            <text:p>57250000</text:p>
          </table:table-cell>
          <table:table-cell table:formula="of:=[.A229]/1000000" office:value-type="float" office:value="57.25" calcext:value-type="float">
            <text:p>57.25</text:p>
          </table:table-cell>
          <table:table-cell office:value-type="float" office:value="-0.6" calcext:value-type="float">
            <text:p>-0.600</text:p>
          </table:table-cell>
          <table:table-cell office:value-type="float" office:value="29.6838177276629" calcext:value-type="float">
            <text:p>29.684</text:p>
          </table:table-cell>
          <table:table-cell table:formula="of:=[.D229]-[.C229]" office:value-type="float" office:value="30.2838177276629" calcext:value-type="float">
            <text:p>30.2838177277</text:p>
          </table:table-cell>
          <table:table-cell table:formula="of:=[.E229]-37.9461244425242" office:value-type="float" office:value="-7.6623067148613" calcext:value-type="float">
            <text:p>-7.662</text:p>
          </table:table-cell>
          <table:table-cell/>
        </table:table-row>
        <table:table-row table:style-name="ro2">
          <table:table-cell office:value-type="float" office:value="57500000" calcext:value-type="float">
            <text:p>57500000</text:p>
          </table:table-cell>
          <table:table-cell table:formula="of:=[.A230]/1000000" office:value-type="float" office:value="57.5" calcext:value-type="float">
            <text:p>57.50</text:p>
          </table:table-cell>
          <table:table-cell office:value-type="float" office:value="-0.6" calcext:value-type="float">
            <text:p>-0.600</text:p>
          </table:table-cell>
          <table:table-cell office:value-type="float" office:value="29.5847970405768" calcext:value-type="float">
            <text:p>29.585</text:p>
          </table:table-cell>
          <table:table-cell table:formula="of:=[.D230]-[.C230]" office:value-type="float" office:value="30.1847970405768" calcext:value-type="float">
            <text:p>30.1847970406</text:p>
          </table:table-cell>
          <table:table-cell table:formula="of:=[.E230]-37.9461244425242" office:value-type="float" office:value="-7.7613274019474" calcext:value-type="float">
            <text:p>-7.761</text:p>
          </table:table-cell>
          <table:table-cell/>
        </table:table-row>
        <table:table-row table:style-name="ro2">
          <table:table-cell office:value-type="float" office:value="57750000" calcext:value-type="float">
            <text:p>57750000</text:p>
          </table:table-cell>
          <table:table-cell table:formula="of:=[.A231]/1000000" office:value-type="float" office:value="57.75" calcext:value-type="float">
            <text:p>57.75</text:p>
          </table:table-cell>
          <table:table-cell office:value-type="float" office:value="-0.6" calcext:value-type="float">
            <text:p>-0.600</text:p>
          </table:table-cell>
          <table:table-cell office:value-type="float" office:value="29.4056760271538" calcext:value-type="float">
            <text:p>29.406</text:p>
          </table:table-cell>
          <table:table-cell table:formula="of:=[.D231]-[.C231]" office:value-type="float" office:value="30.0056760271538" calcext:value-type="float">
            <text:p>30.0056760272</text:p>
          </table:table-cell>
          <table:table-cell table:formula="of:=[.E231]-37.9461244425242" office:value-type="float" office:value="-7.9404484153704" calcext:value-type="float">
            <text:p>-7.940</text:p>
          </table:table-cell>
          <table:table-cell/>
        </table:table-row>
        <table:table-row table:style-name="ro2">
          <table:table-cell office:value-type="float" office:value="58000000" calcext:value-type="float">
            <text:p>58000000</text:p>
          </table:table-cell>
          <table:table-cell table:formula="of:=[.A232]/1000000" office:value-type="float" office:value="58" calcext:value-type="float">
            <text:p>58.00</text:p>
          </table:table-cell>
          <table:table-cell office:value-type="float" office:value="-0.6" calcext:value-type="float">
            <text:p>-0.600</text:p>
          </table:table-cell>
          <table:table-cell office:value-type="float" office:value="29.2613730974411" calcext:value-type="float">
            <text:p>29.261</text:p>
          </table:table-cell>
          <table:table-cell table:formula="of:=[.D232]-[.C232]" office:value-type="float" office:value="29.8613730974411" calcext:value-type="float">
            <text:p>29.8613730974</text:p>
          </table:table-cell>
          <table:table-cell table:formula="of:=[.E232]-37.9461244425242" office:value-type="float" office:value="-8.0847513450831" calcext:value-type="float">
            <text:p>-8.085</text:p>
          </table:table-cell>
          <table:table-cell/>
        </table:table-row>
        <table:table-row table:style-name="ro2">
          <table:table-cell office:value-type="float" office:value="58250000" calcext:value-type="float">
            <text:p>58250000</text:p>
          </table:table-cell>
          <table:table-cell table:formula="of:=[.A233]/1000000" office:value-type="float" office:value="58.25" calcext:value-type="float">
            <text:p>58.25</text:p>
          </table:table-cell>
          <table:table-cell office:value-type="float" office:value="-0.6" calcext:value-type="float">
            <text:p>-0.600</text:p>
          </table:table-cell>
          <table:table-cell office:value-type="float" office:value="29.1612950556248" calcext:value-type="float">
            <text:p>29.161</text:p>
          </table:table-cell>
          <table:table-cell table:formula="of:=[.D233]-[.C233]" office:value-type="float" office:value="29.7612950556248" calcext:value-type="float">
            <text:p>29.7612950556</text:p>
          </table:table-cell>
          <table:table-cell table:formula="of:=[.E233]-37.9461244425242" office:value-type="float" office:value="-8.1848293868994" calcext:value-type="float">
            <text:p>-8.185</text:p>
          </table:table-cell>
          <table:table-cell/>
        </table:table-row>
        <table:table-row table:style-name="ro2">
          <table:table-cell office:value-type="float" office:value="58500000" calcext:value-type="float">
            <text:p>58500000</text:p>
          </table:table-cell>
          <table:table-cell table:formula="of:=[.A234]/1000000" office:value-type="float" office:value="58.5" calcext:value-type="float">
            <text:p>58.50</text:p>
          </table:table-cell>
          <table:table-cell office:value-type="float" office:value="-0.6" calcext:value-type="float">
            <text:p>-0.600</text:p>
          </table:table-cell>
          <table:table-cell office:value-type="float" office:value="28.9849290279189" calcext:value-type="float">
            <text:p>28.985</text:p>
          </table:table-cell>
          <table:table-cell table:formula="of:=[.D234]-[.C234]" office:value-type="float" office:value="29.5849290279189" calcext:value-type="float">
            <text:p>29.5849290279</text:p>
          </table:table-cell>
          <table:table-cell table:formula="of:=[.E234]-37.9461244425242" office:value-type="float" office:value="-8.3611954146053" calcext:value-type="float">
            <text:p>-8.361</text:p>
          </table:table-cell>
          <table:table-cell/>
        </table:table-row>
        <table:table-row table:style-name="ro2">
          <table:table-cell office:value-type="float" office:value="58750000" calcext:value-type="float">
            <text:p>58750000</text:p>
          </table:table-cell>
          <table:table-cell table:formula="of:=[.A235]/1000000" office:value-type="float" office:value="58.75" calcext:value-type="float">
            <text:p>58.75</text:p>
          </table:table-cell>
          <table:table-cell office:value-type="float" office:value="-0.6" calcext:value-type="float">
            <text:p>-0.600</text:p>
          </table:table-cell>
          <table:table-cell office:value-type="float" office:value="28.761247831085" calcext:value-type="float">
            <text:p>28.761</text:p>
          </table:table-cell>
          <table:table-cell table:formula="of:=[.D235]-[.C235]" office:value-type="float" office:value="29.361247831085" calcext:value-type="float">
            <text:p>29.3612478311</text:p>
          </table:table-cell>
          <table:table-cell table:formula="of:=[.E235]-37.9461244425242" office:value-type="float" office:value="-8.5848766114392" calcext:value-type="float">
            <text:p>-8.585</text:p>
          </table:table-cell>
          <table:table-cell/>
        </table:table-row>
        <table:table-row table:style-name="ro2">
          <table:table-cell office:value-type="float" office:value="59000000" calcext:value-type="float">
            <text:p>59000000</text:p>
          </table:table-cell>
          <table:table-cell table:formula="of:=[.A236]/1000000" office:value-type="float" office:value="59" calcext:value-type="float">
            <text:p>59.00</text:p>
          </table:table-cell>
          <table:table-cell office:value-type="float" office:value="-0.6" calcext:value-type="float">
            <text:p>-0.600</text:p>
          </table:table-cell>
          <table:table-cell office:value-type="float" office:value="28.6606453362883" calcext:value-type="float">
            <text:p>28.661</text:p>
          </table:table-cell>
          <table:table-cell table:formula="of:=[.D236]-[.C236]" office:value-type="float" office:value="29.2606453362883" calcext:value-type="float">
            <text:p>29.2606453363</text:p>
          </table:table-cell>
          <table:table-cell table:formula="of:=[.E236]-37.9461244425242" office:value-type="float" office:value="-8.6854791062359" calcext:value-type="float">
            <text:p>-8.685</text:p>
          </table:table-cell>
          <table:table-cell/>
        </table:table-row>
        <table:table-row table:style-name="ro2">
          <table:table-cell office:value-type="float" office:value="59250000" calcext:value-type="float">
            <text:p>59250000</text:p>
          </table:table-cell>
          <table:table-cell table:formula="of:=[.A237]/1000000" office:value-type="float" office:value="59.25" calcext:value-type="float">
            <text:p>59.25</text:p>
          </table:table-cell>
          <table:table-cell office:value-type="float" office:value="-0.6" calcext:value-type="float">
            <text:p>-0.600</text:p>
          </table:table-cell>
          <table:table-cell office:value-type="float" office:value="28.4379315342369" calcext:value-type="float">
            <text:p>28.438</text:p>
          </table:table-cell>
          <table:table-cell table:formula="of:=[.D237]-[.C237]" office:value-type="float" office:value="29.0379315342369" calcext:value-type="float">
            <text:p>29.0379315342</text:p>
          </table:table-cell>
          <table:table-cell table:formula="of:=[.E237]-37.9461244425242" office:value-type="float" office:value="-8.9081929082873" calcext:value-type="float">
            <text:p>-8.908</text:p>
          </table:table-cell>
          <table:table-cell/>
        </table:table-row>
        <table:table-row table:style-name="ro2">
          <table:table-cell office:value-type="float" office:value="59500000" calcext:value-type="float">
            <text:p>59500000</text:p>
          </table:table-cell>
          <table:table-cell table:formula="of:=[.A238]/1000000" office:value-type="float" office:value="59.5" calcext:value-type="float">
            <text:p>59.50</text:p>
          </table:table-cell>
          <table:table-cell office:value-type="float" office:value="-0.6" calcext:value-type="float">
            <text:p>-0.600</text:p>
          </table:table-cell>
          <table:table-cell office:value-type="float" office:value="28.2600204059228" calcext:value-type="float">
            <text:p>28.260</text:p>
          </table:table-cell>
          <table:table-cell table:formula="of:=[.D238]-[.C238]" office:value-type="float" office:value="28.8600204059228" calcext:value-type="float">
            <text:p>28.8600204059</text:p>
          </table:table-cell>
          <table:table-cell table:formula="of:=[.E238]-37.9461244425242" office:value-type="float" office:value="-9.0861040366014" calcext:value-type="float">
            <text:p>-9.086</text:p>
          </table:table-cell>
          <table:table-cell/>
        </table:table-row>
        <table:table-row table:style-name="ro2">
          <table:table-cell office:value-type="float" office:value="59750000" calcext:value-type="float">
            <text:p>59750000</text:p>
          </table:table-cell>
          <table:table-cell table:formula="of:=[.A239]/1000000" office:value-type="float" office:value="59.75" calcext:value-type="float">
            <text:p>59.75</text:p>
          </table:table-cell>
          <table:table-cell office:value-type="float" office:value="-0.6" calcext:value-type="float">
            <text:p>-0.600</text:p>
          </table:table-cell>
          <table:table-cell office:value-type="float" office:value="28.0752640034196" calcext:value-type="float">
            <text:p>28.075</text:p>
          </table:table-cell>
          <table:table-cell table:formula="of:=[.D239]-[.C239]" office:value-type="float" office:value="28.6752640034196" calcext:value-type="float">
            <text:p>28.6752640034</text:p>
          </table:table-cell>
          <table:table-cell table:formula="of:=[.E239]-37.9461244425242" office:value-type="float" office:value="-9.2708604391046" calcext:value-type="float">
            <text:p>-9.271</text:p>
          </table:table-cell>
          <table:table-cell/>
        </table:table-row>
        <table:table-row table:style-name="ro2">
          <table:table-cell office:value-type="float" office:value="60000000" calcext:value-type="float">
            <text:p>60000000</text:p>
          </table:table-cell>
          <table:table-cell table:formula="of:=[.A240]/1000000" office:value-type="float" office:value="60" calcext:value-type="float">
            <text:p>60.00</text:p>
          </table:table-cell>
          <table:table-cell office:value-type="float" office:value="-0.6" calcext:value-type="float">
            <text:p>-0.600</text:p>
          </table:table-cell>
          <table:table-cell office:value-type="float" office:value="27.9385062366975" calcext:value-type="float">
            <text:p>27.939</text:p>
          </table:table-cell>
          <table:table-cell table:formula="of:=[.D240]-[.C240]" office:value-type="float" office:value="28.5385062366975" calcext:value-type="float">
            <text:p>28.5385062367</text:p>
          </table:table-cell>
          <table:table-cell table:formula="of:=[.E240]-37.9461244425242" office:value-type="float" office:value="-9.4076182058267" calcext:value-type="float">
            <text:p>-9.408</text:p>
          </table:table-cell>
          <table:table-cell/>
        </table:table-row>
        <table:table-row table:style-name="ro2">
          <table:table-cell office:value-type="float" office:value="60250000" calcext:value-type="float">
            <text:p>60250000</text:p>
          </table:table-cell>
          <table:table-cell table:formula="of:=[.A241]/1000000" office:value-type="float" office:value="60.25" calcext:value-type="float">
            <text:p>60.25</text:p>
          </table:table-cell>
          <table:table-cell office:value-type="float" office:value="-0.6" calcext:value-type="float">
            <text:p>-0.600</text:p>
          </table:table-cell>
          <table:table-cell office:value-type="float" office:value="27.7470249145031" calcext:value-type="float">
            <text:p>27.747</text:p>
          </table:table-cell>
          <table:table-cell table:formula="of:=[.D241]-[.C241]" office:value-type="float" office:value="28.3470249145031" calcext:value-type="float">
            <text:p>28.3470249145</text:p>
          </table:table-cell>
          <table:table-cell table:formula="of:=[.E241]-37.9461244425242" office:value-type="float" office:value="-9.5990995280211" calcext:value-type="float">
            <text:p>-9.599</text:p>
          </table:table-cell>
          <table:table-cell/>
        </table:table-row>
        <table:table-row table:style-name="ro2">
          <table:table-cell office:value-type="float" office:value="60500000" calcext:value-type="float">
            <text:p>60500000</text:p>
          </table:table-cell>
          <table:table-cell table:formula="of:=[.A242]/1000000" office:value-type="float" office:value="60.5" calcext:value-type="float">
            <text:p>60.50</text:p>
          </table:table-cell>
          <table:table-cell office:value-type="float" office:value="-0.6" calcext:value-type="float">
            <text:p>-0.600</text:p>
          </table:table-cell>
          <table:table-cell office:value-type="float" office:value="27.6964890269963" calcext:value-type="float">
            <text:p>27.696</text:p>
          </table:table-cell>
          <table:table-cell table:formula="of:=[.D242]-[.C242]" office:value-type="float" office:value="28.2964890269963" calcext:value-type="float">
            <text:p>28.296489027</text:p>
          </table:table-cell>
          <table:table-cell table:formula="of:=[.E242]-37.9461244425242" office:value-type="float" office:value="-9.6496354155279" calcext:value-type="float">
            <text:p>-9.650</text:p>
          </table:table-cell>
          <table:table-cell/>
        </table:table-row>
        <table:table-row table:style-name="ro2">
          <table:table-cell office:value-type="float" office:value="60750000" calcext:value-type="float">
            <text:p>60750000</text:p>
          </table:table-cell>
          <table:table-cell table:formula="of:=[.A243]/1000000" office:value-type="float" office:value="60.75" calcext:value-type="float">
            <text:p>60.75</text:p>
          </table:table-cell>
          <table:table-cell office:value-type="float" office:value="-0.6" calcext:value-type="float">
            <text:p>-0.600</text:p>
          </table:table-cell>
          <table:table-cell office:value-type="float" office:value="27.4528406472764" calcext:value-type="float">
            <text:p>27.453</text:p>
          </table:table-cell>
          <table:table-cell table:formula="of:=[.D243]-[.C243]" office:value-type="float" office:value="28.0528406472764" calcext:value-type="float">
            <text:p>28.0528406473</text:p>
          </table:table-cell>
          <table:table-cell table:formula="of:=[.E243]-37.9461244425242" office:value-type="float" office:value="-9.8932837952478" calcext:value-type="float">
            <text:p>-9.893</text:p>
          </table:table-cell>
          <table:table-cell/>
        </table:table-row>
        <table:table-row table:style-name="ro2">
          <table:table-cell office:value-type="float" office:value="61000000" calcext:value-type="float">
            <text:p>61000000</text:p>
          </table:table-cell>
          <table:table-cell table:formula="of:=[.A244]/1000000" office:value-type="float" office:value="61" calcext:value-type="float">
            <text:p>61.00</text:p>
          </table:table-cell>
          <table:table-cell office:value-type="float" office:value="-0.6" calcext:value-type="float">
            <text:p>-0.600</text:p>
          </table:table-cell>
          <table:table-cell office:value-type="float" office:value="27.3172434887366" calcext:value-type="float">
            <text:p>27.317</text:p>
          </table:table-cell>
          <table:table-cell table:formula="of:=[.D244]-[.C244]" office:value-type="float" office:value="27.9172434887366" calcext:value-type="float">
            <text:p>27.9172434887</text:p>
          </table:table-cell>
          <table:table-cell table:formula="of:=[.E244]-37.9461244425242" office:value-type="float" office:value="-10.0288809537876" calcext:value-type="float">
            <text:p>-10.029</text:p>
          </table:table-cell>
          <table:table-cell/>
        </table:table-row>
        <table:table-row table:style-name="ro2">
          <table:table-cell office:value-type="float" office:value="61250000" calcext:value-type="float">
            <text:p>61250000</text:p>
          </table:table-cell>
          <table:table-cell table:formula="of:=[.A245]/1000000" office:value-type="float" office:value="61.25" calcext:value-type="float">
            <text:p>61.25</text:p>
          </table:table-cell>
          <table:table-cell office:value-type="float" office:value="-0.6" calcext:value-type="float">
            <text:p>-0.600</text:p>
          </table:table-cell>
          <table:table-cell office:value-type="float" office:value="27.1175556096427" calcext:value-type="float">
            <text:p>27.118</text:p>
          </table:table-cell>
          <table:table-cell table:formula="of:=[.D245]-[.C245]" office:value-type="float" office:value="27.7175556096427" calcext:value-type="float">
            <text:p>27.7175556096</text:p>
          </table:table-cell>
          <table:table-cell table:formula="of:=[.E245]-37.9461244425242" office:value-type="float" office:value="-10.2285688328815" calcext:value-type="float">
            <text:p>-10.229</text:p>
          </table:table-cell>
          <table:table-cell/>
        </table:table-row>
        <table:table-row table:style-name="ro2">
          <table:table-cell office:value-type="float" office:value="61500000" calcext:value-type="float">
            <text:p>61500000</text:p>
          </table:table-cell>
          <table:table-cell table:formula="of:=[.A246]/1000000" office:value-type="float" office:value="61.5" calcext:value-type="float">
            <text:p>61.50</text:p>
          </table:table-cell>
          <table:table-cell office:value-type="float" office:value="-0.6" calcext:value-type="float">
            <text:p>-0.600</text:p>
          </table:table-cell>
          <table:table-cell office:value-type="float" office:value="26.9815495886794" calcext:value-type="float">
            <text:p>26.982</text:p>
          </table:table-cell>
          <table:table-cell table:formula="of:=[.D246]-[.C246]" office:value-type="float" office:value="27.5815495886794" calcext:value-type="float">
            <text:p>27.5815495887</text:p>
          </table:table-cell>
          <table:table-cell table:formula="of:=[.E246]-37.9461244425242" office:value-type="float" office:value="-10.3645748538448" calcext:value-type="float">
            <text:p>-10.365</text:p>
          </table:table-cell>
          <table:table-cell/>
        </table:table-row>
        <table:table-row table:style-name="ro2">
          <table:table-cell office:value-type="float" office:value="61750000" calcext:value-type="float">
            <text:p>61750000</text:p>
          </table:table-cell>
          <table:table-cell table:formula="of:=[.A247]/1000000" office:value-type="float" office:value="61.75" calcext:value-type="float">
            <text:p>61.75</text:p>
          </table:table-cell>
          <table:table-cell office:value-type="float" office:value="-0.6" calcext:value-type="float">
            <text:p>-0.600</text:p>
          </table:table-cell>
          <table:table-cell office:value-type="float" office:value="26.8819786019998" calcext:value-type="float">
            <text:p>26.882</text:p>
          </table:table-cell>
          <table:table-cell table:formula="of:=[.D247]-[.C247]" office:value-type="float" office:value="27.4819786019998" calcext:value-type="float">
            <text:p>27.481978602</text:p>
          </table:table-cell>
          <table:table-cell table:formula="of:=[.E247]-37.9461244425242" office:value-type="float" office:value="-10.4641458405244" calcext:value-type="float">
            <text:p>-10.464</text:p>
          </table:table-cell>
          <table:table-cell/>
        </table:table-row>
        <table:table-row table:style-name="ro2">
          <table:table-cell office:value-type="float" office:value="62000000" calcext:value-type="float">
            <text:p>62000000</text:p>
          </table:table-cell>
          <table:table-cell table:formula="of:=[.A248]/1000000" office:value-type="float" office:value="62" calcext:value-type="float">
            <text:p>62.00</text:p>
          </table:table-cell>
          <table:table-cell office:value-type="float" office:value="-0.6" calcext:value-type="float">
            <text:p>-0.600</text:p>
          </table:table-cell>
          <table:table-cell office:value-type="float" office:value="26.6551565987774" calcext:value-type="float">
            <text:p>26.655</text:p>
          </table:table-cell>
          <table:table-cell table:formula="of:=[.D248]-[.C248]" office:value-type="float" office:value="27.2551565987774" calcext:value-type="float">
            <text:p>27.2551565988</text:p>
          </table:table-cell>
          <table:table-cell table:formula="of:=[.E248]-37.9461244425242" office:value-type="float" office:value="-10.6909678437468" calcext:value-type="float">
            <text:p>-10.691</text:p>
          </table:table-cell>
          <table:table-cell/>
        </table:table-row>
        <table:table-row table:style-name="ro2">
          <table:table-cell office:value-type="float" office:value="62250000" calcext:value-type="float">
            <text:p>62250000</text:p>
          </table:table-cell>
          <table:table-cell table:formula="of:=[.A249]/1000000" office:value-type="float" office:value="62.25" calcext:value-type="float">
            <text:p>62.25</text:p>
          </table:table-cell>
          <table:table-cell office:value-type="float" office:value="-0.6" calcext:value-type="float">
            <text:p>-0.600</text:p>
          </table:table-cell>
          <table:table-cell office:value-type="float" office:value="26.4942152849935" calcext:value-type="float">
            <text:p>26.494</text:p>
          </table:table-cell>
          <table:table-cell table:formula="of:=[.D249]-[.C249]" office:value-type="float" office:value="27.0942152849935" calcext:value-type="float">
            <text:p>27.094215285</text:p>
          </table:table-cell>
          <table:table-cell table:formula="of:=[.E249]-37.9461244425242" office:value-type="float" office:value="-10.8519091575307" calcext:value-type="float">
            <text:p>-10.852</text:p>
          </table:table-cell>
          <table:table-cell/>
        </table:table-row>
        <table:table-row table:style-name="ro2">
          <table:table-cell office:value-type="float" office:value="62500000" calcext:value-type="float">
            <text:p>62500000</text:p>
          </table:table-cell>
          <table:table-cell table:formula="of:=[.A250]/1000000" office:value-type="float" office:value="62.5" calcext:value-type="float">
            <text:p>62.50</text:p>
          </table:table-cell>
          <table:table-cell office:value-type="float" office:value="-0.6" calcext:value-type="float">
            <text:p>-0.600</text:p>
          </table:table-cell>
          <table:table-cell office:value-type="float" office:value="26.3201723394726" calcext:value-type="float">
            <text:p>26.320</text:p>
          </table:table-cell>
          <table:table-cell table:formula="of:=[.D250]-[.C250]" office:value-type="float" office:value="26.9201723394726" calcext:value-type="float">
            <text:p>26.9201723395</text:p>
          </table:table-cell>
          <table:table-cell table:formula="of:=[.E250]-37.9461244425242" office:value-type="float" office:value="-11.0259521030516" calcext:value-type="float">
            <text:p>-11.026</text:p>
          </table:table-cell>
          <table:table-cell/>
        </table:table-row>
        <table:table-row table:style-name="ro2">
          <table:table-cell office:value-type="float" office:value="62750000" calcext:value-type="float">
            <text:p>62750000</text:p>
          </table:table-cell>
          <table:table-cell table:formula="of:=[.A251]/1000000" office:value-type="float" office:value="62.75" calcext:value-type="float">
            <text:p>62.75</text:p>
          </table:table-cell>
          <table:table-cell office:value-type="float" office:value="-0.6" calcext:value-type="float">
            <text:p>-0.600</text:p>
          </table:table-cell>
          <table:table-cell office:value-type="float" office:value="26.170514306922" calcext:value-type="float">
            <text:p>26.171</text:p>
          </table:table-cell>
          <table:table-cell table:formula="of:=[.D251]-[.C251]" office:value-type="float" office:value="26.770514306922" calcext:value-type="float">
            <text:p>26.7705143069</text:p>
          </table:table-cell>
          <table:table-cell table:formula="of:=[.E251]-37.9461244425242" office:value-type="float" office:value="-11.1756101356022" calcext:value-type="float">
            <text:p>-11.176</text:p>
          </table:table-cell>
          <table:table-cell/>
        </table:table-row>
        <table:table-row table:style-name="ro2">
          <table:table-cell office:value-type="float" office:value="63000000" calcext:value-type="float">
            <text:p>63000000</text:p>
          </table:table-cell>
          <table:table-cell table:formula="of:=[.A252]/1000000" office:value-type="float" office:value="63" calcext:value-type="float">
            <text:p>63.00</text:p>
          </table:table-cell>
          <table:table-cell office:value-type="float" office:value="-0.6" calcext:value-type="float">
            <text:p>-0.600</text:p>
          </table:table-cell>
          <table:table-cell office:value-type="float" office:value="25.9601752074196" calcext:value-type="float">
            <text:p>25.960</text:p>
          </table:table-cell>
          <table:table-cell table:formula="of:=[.D252]-[.C252]" office:value-type="float" office:value="26.5601752074196" calcext:value-type="float">
            <text:p>26.5601752074</text:p>
          </table:table-cell>
          <table:table-cell table:formula="of:=[.E252]-37.9461244425242" office:value-type="float" office:value="-11.3859492351046" calcext:value-type="float">
            <text:p>-11.386</text:p>
          </table:table-cell>
          <table:table-cell/>
        </table:table-row>
        <table:table-row table:style-name="ro2">
          <table:table-cell office:value-type="float" office:value="63250000" calcext:value-type="float">
            <text:p>63250000</text:p>
          </table:table-cell>
          <table:table-cell table:formula="of:=[.A253]/1000000" office:value-type="float" office:value="63.25" calcext:value-type="float">
            <text:p>63.25</text:p>
          </table:table-cell>
          <table:table-cell office:value-type="float" office:value="-0.6" calcext:value-type="float">
            <text:p>-0.600</text:p>
          </table:table-cell>
          <table:table-cell office:value-type="float" office:value="25.753500638553" calcext:value-type="float">
            <text:p>25.754</text:p>
          </table:table-cell>
          <table:table-cell table:formula="of:=[.D253]-[.C253]" office:value-type="float" office:value="26.353500638553" calcext:value-type="float">
            <text:p>26.3535006386</text:p>
          </table:table-cell>
          <table:table-cell table:formula="of:=[.E253]-37.9461244425242" office:value-type="float" office:value="-11.5926238039712" calcext:value-type="float">
            <text:p>-11.593</text:p>
          </table:table-cell>
          <table:table-cell/>
        </table:table-row>
        <table:table-row table:style-name="ro2">
          <table:table-cell office:value-type="float" office:value="63500000" calcext:value-type="float">
            <text:p>63500000</text:p>
          </table:table-cell>
          <table:table-cell table:formula="of:=[.A254]/1000000" office:value-type="float" office:value="63.5" calcext:value-type="float">
            <text:p>63.50</text:p>
          </table:table-cell>
          <table:table-cell office:value-type="float" office:value="-0.6" calcext:value-type="float">
            <text:p>-0.600</text:p>
          </table:table-cell>
          <table:table-cell office:value-type="float" office:value="25.6810132159122" calcext:value-type="float">
            <text:p>25.681</text:p>
          </table:table-cell>
          <table:table-cell table:formula="of:=[.D254]-[.C254]" office:value-type="float" office:value="26.2810132159122" calcext:value-type="float">
            <text:p>26.2810132159</text:p>
          </table:table-cell>
          <table:table-cell table:formula="of:=[.E254]-37.9461244425242" office:value-type="float" office:value="-11.665111226612" calcext:value-type="float">
            <text:p>-11.665</text:p>
          </table:table-cell>
          <table:table-cell/>
        </table:table-row>
        <table:table-row table:style-name="ro2">
          <table:table-cell office:value-type="float" office:value="63750000" calcext:value-type="float">
            <text:p>63750000</text:p>
          </table:table-cell>
          <table:table-cell table:formula="of:=[.A255]/1000000" office:value-type="float" office:value="63.75" calcext:value-type="float">
            <text:p>63.75</text:p>
          </table:table-cell>
          <table:table-cell office:value-type="float" office:value="-0.6" calcext:value-type="float">
            <text:p>-0.600</text:p>
          </table:table-cell>
          <table:table-cell office:value-type="float" office:value="25.5164183371575" calcext:value-type="float">
            <text:p>25.516</text:p>
          </table:table-cell>
          <table:table-cell table:formula="of:=[.D255]-[.C255]" office:value-type="float" office:value="26.1164183371575" calcext:value-type="float">
            <text:p>26.1164183372</text:p>
          </table:table-cell>
          <table:table-cell table:formula="of:=[.E255]-37.9461244425242" office:value-type="float" office:value="-11.8297061053667" calcext:value-type="float">
            <text:p>-11.830</text:p>
          </table:table-cell>
          <table:table-cell/>
        </table:table-row>
        <table:table-row table:style-name="ro2">
          <table:table-cell office:value-type="float" office:value="64000000" calcext:value-type="float">
            <text:p>64000000</text:p>
          </table:table-cell>
          <table:table-cell table:formula="of:=[.A256]/1000000" office:value-type="float" office:value="64" calcext:value-type="float">
            <text:p>64.00</text:p>
          </table:table-cell>
          <table:table-cell office:value-type="float" office:value="-0.6" calcext:value-type="float">
            <text:p>-0.600</text:p>
          </table:table-cell>
          <table:table-cell office:value-type="float" office:value="25.3217163431776" calcext:value-type="float">
            <text:p>25.322</text:p>
          </table:table-cell>
          <table:table-cell table:formula="of:=[.D256]-[.C256]" office:value-type="float" office:value="25.9217163431776" calcext:value-type="float">
            <text:p>25.9217163432</text:p>
          </table:table-cell>
          <table:table-cell table:formula="of:=[.E256]-37.9461244425242" office:value-type="float" office:value="-12.0244080993466" calcext:value-type="float">
            <text:p>-12.024</text:p>
          </table:table-cell>
          <table:table-cell/>
        </table:table-row>
        <table:table-row table:style-name="ro2">
          <table:table-cell office:value-type="float" office:value="64250000" calcext:value-type="float">
            <text:p>64250000</text:p>
          </table:table-cell>
          <table:table-cell table:formula="of:=[.A257]/1000000" office:value-type="float" office:value="64.25" calcext:value-type="float">
            <text:p>64.25</text:p>
          </table:table-cell>
          <table:table-cell office:value-type="float" office:value="-0.6" calcext:value-type="float">
            <text:p>-0.600</text:p>
          </table:table-cell>
          <table:table-cell office:value-type="float" office:value="25.1660945541539" calcext:value-type="float">
            <text:p>25.166</text:p>
          </table:table-cell>
          <table:table-cell table:formula="of:=[.D257]-[.C257]" office:value-type="float" office:value="25.7660945541539" calcext:value-type="float">
            <text:p>25.7660945542</text:p>
          </table:table-cell>
          <table:table-cell table:formula="of:=[.E257]-37.9461244425242" office:value-type="float" office:value="-12.1800298883703" calcext:value-type="float">
            <text:p>-12.180</text:p>
          </table:table-cell>
          <table:table-cell/>
        </table:table-row>
        <table:table-row table:style-name="ro2">
          <table:table-cell office:value-type="float" office:value="64500000" calcext:value-type="float">
            <text:p>64500000</text:p>
          </table:table-cell>
          <table:table-cell table:formula="of:=[.A258]/1000000" office:value-type="float" office:value="64.5" calcext:value-type="float">
            <text:p>64.50</text:p>
          </table:table-cell>
          <table:table-cell office:value-type="float" office:value="-0.6" calcext:value-type="float">
            <text:p>-0.600</text:p>
          </table:table-cell>
          <table:table-cell office:value-type="float" office:value="24.9878980905532" calcext:value-type="float">
            <text:p>24.988</text:p>
          </table:table-cell>
          <table:table-cell table:formula="of:=[.D258]-[.C258]" office:value-type="float" office:value="25.5878980905532" calcext:value-type="float">
            <text:p>25.5878980906</text:p>
          </table:table-cell>
          <table:table-cell table:formula="of:=[.E258]-37.9461244425242" office:value-type="float" office:value="-12.358226351971" calcext:value-type="float">
            <text:p>-12.358</text:p>
          </table:table-cell>
          <table:table-cell/>
        </table:table-row>
        <table:table-row table:style-name="ro2">
          <table:table-cell office:value-type="float" office:value="64750000" calcext:value-type="float">
            <text:p>64750000</text:p>
          </table:table-cell>
          <table:table-cell table:formula="of:=[.A259]/1000000" office:value-type="float" office:value="64.75" calcext:value-type="float">
            <text:p>64.75</text:p>
          </table:table-cell>
          <table:table-cell office:value-type="float" office:value="-0.6" calcext:value-type="float">
            <text:p>-0.600</text:p>
          </table:table-cell>
          <table:table-cell office:value-type="float" office:value="24.8187385533279" calcext:value-type="float">
            <text:p>24.819</text:p>
          </table:table-cell>
          <table:table-cell table:formula="of:=[.D259]-[.C259]" office:value-type="float" office:value="25.4187385533279" calcext:value-type="float">
            <text:p>25.4187385533</text:p>
          </table:table-cell>
          <table:table-cell table:formula="of:=[.E259]-37.9461244425242" office:value-type="float" office:value="-12.5273858891963" calcext:value-type="float">
            <text:p>-12.527</text:p>
          </table:table-cell>
          <table:table-cell/>
        </table:table-row>
        <table:table-row table:style-name="ro2">
          <table:table-cell office:value-type="float" office:value="65000000" calcext:value-type="float">
            <text:p>65000000</text:p>
          </table:table-cell>
          <table:table-cell table:formula="of:=[.A260]/1000000" office:value-type="float" office:value="65" calcext:value-type="float">
            <text:p>65.00</text:p>
          </table:table-cell>
          <table:table-cell office:value-type="float" office:value="-0.6" calcext:value-type="float">
            <text:p>-0.600</text:p>
          </table:table-cell>
          <table:table-cell office:value-type="float" office:value="24.6560573660548" calcext:value-type="float">
            <text:p>24.656</text:p>
          </table:table-cell>
          <table:table-cell table:formula="of:=[.D260]-[.C260]" office:value-type="float" office:value="25.2560573660548" calcext:value-type="float">
            <text:p>25.2560573661</text:p>
          </table:table-cell>
          <table:table-cell table:formula="of:=[.E260]-37.9461244425242" office:value-type="float" office:value="-12.6900670764694" calcext:value-type="float">
            <text:p>-12.690</text:p>
          </table:table-cell>
          <table:table-cell/>
        </table:table-row>
        <table:table-row table:style-name="ro2">
          <table:table-cell office:value-type="float" office:value="65250000" calcext:value-type="float">
            <text:p>65250000</text:p>
          </table:table-cell>
          <table:table-cell table:formula="of:=[.A261]/1000000" office:value-type="float" office:value="65.25" calcext:value-type="float">
            <text:p>65.25</text:p>
          </table:table-cell>
          <table:table-cell office:value-type="float" office:value="-0.6" calcext:value-type="float">
            <text:p>-0.600</text:p>
          </table:table-cell>
          <table:table-cell office:value-type="float" office:value="24.5310343666726" calcext:value-type="float">
            <text:p>24.531</text:p>
          </table:table-cell>
          <table:table-cell table:formula="of:=[.D261]-[.C261]" office:value-type="float" office:value="25.1310343666726" calcext:value-type="float">
            <text:p>25.1310343667</text:p>
          </table:table-cell>
          <table:table-cell table:formula="of:=[.E261]-37.9461244425242" office:value-type="float" office:value="-12.8150900758516" calcext:value-type="float">
            <text:p>-12.815</text:p>
          </table:table-cell>
          <table:table-cell/>
        </table:table-row>
        <table:table-row table:style-name="ro2">
          <table:table-cell office:value-type="float" office:value="65500000" calcext:value-type="float">
            <text:p>65500000</text:p>
          </table:table-cell>
          <table:table-cell table:formula="of:=[.A262]/1000000" office:value-type="float" office:value="65.5" calcext:value-type="float">
            <text:p>65.50</text:p>
          </table:table-cell>
          <table:table-cell office:value-type="float" office:value="-0.6" calcext:value-type="float">
            <text:p>-0.600</text:p>
          </table:table-cell>
          <table:table-cell office:value-type="float" office:value="24.3301645731846" calcext:value-type="float">
            <text:p>24.330</text:p>
          </table:table-cell>
          <table:table-cell table:formula="of:=[.D262]-[.C262]" office:value-type="float" office:value="24.9301645731846" calcext:value-type="float">
            <text:p>24.9301645732</text:p>
          </table:table-cell>
          <table:table-cell table:formula="of:=[.E262]-37.9461244425242" office:value-type="float" office:value="-13.0159598693396" calcext:value-type="float">
            <text:p>-13.016</text:p>
          </table:table-cell>
          <table:table-cell/>
        </table:table-row>
        <table:table-row table:style-name="ro2">
          <table:table-cell office:value-type="float" office:value="65750000" calcext:value-type="float">
            <text:p>65750000</text:p>
          </table:table-cell>
          <table:table-cell table:formula="of:=[.A263]/1000000" office:value-type="float" office:value="65.75" calcext:value-type="float">
            <text:p>65.75</text:p>
          </table:table-cell>
          <table:table-cell office:value-type="float" office:value="-0.6" calcext:value-type="float">
            <text:p>-0.600</text:p>
          </table:table-cell>
          <table:table-cell office:value-type="float" office:value="24.1922786214315" calcext:value-type="float">
            <text:p>24.192</text:p>
          </table:table-cell>
          <table:table-cell table:formula="of:=[.D263]-[.C263]" office:value-type="float" office:value="24.7922786214315" calcext:value-type="float">
            <text:p>24.7922786214</text:p>
          </table:table-cell>
          <table:table-cell table:formula="of:=[.E263]-37.9461244425242" office:value-type="float" office:value="-13.1538458210927" calcext:value-type="float">
            <text:p>-13.154</text:p>
          </table:table-cell>
          <table:table-cell/>
        </table:table-row>
        <table:table-row table:style-name="ro2">
          <table:table-cell office:value-type="float" office:value="66000000" calcext:value-type="float">
            <text:p>66000000</text:p>
          </table:table-cell>
          <table:table-cell table:formula="of:=[.A264]/1000000" office:value-type="float" office:value="66" calcext:value-type="float">
            <text:p>66.00</text:p>
          </table:table-cell>
          <table:table-cell office:value-type="float" office:value="-0.6" calcext:value-type="float">
            <text:p>-0.600</text:p>
          </table:table-cell>
          <table:table-cell office:value-type="float" office:value="24.0087289621966" calcext:value-type="float">
            <text:p>24.009</text:p>
          </table:table-cell>
          <table:table-cell table:formula="of:=[.D264]-[.C264]" office:value-type="float" office:value="24.6087289621966" calcext:value-type="float">
            <text:p>24.6087289622</text:p>
          </table:table-cell>
          <table:table-cell table:formula="of:=[.E264]-37.9461244425242" office:value-type="float" office:value="-13.3373954803276" calcext:value-type="float">
            <text:p>-13.337</text:p>
          </table:table-cell>
          <table:table-cell/>
        </table:table-row>
        <table:table-row table:style-name="ro2">
          <table:table-cell office:value-type="float" office:value="66250000" calcext:value-type="float">
            <text:p>66250000</text:p>
          </table:table-cell>
          <table:table-cell table:formula="of:=[.A265]/1000000" office:value-type="float" office:value="66.25" calcext:value-type="float">
            <text:p>66.25</text:p>
          </table:table-cell>
          <table:table-cell office:value-type="float" office:value="-0.6" calcext:value-type="float">
            <text:p>-0.600</text:p>
          </table:table-cell>
          <table:table-cell office:value-type="float" office:value="23.8510569542771" calcext:value-type="float">
            <text:p>23.851</text:p>
          </table:table-cell>
          <table:table-cell table:formula="of:=[.D265]-[.C265]" office:value-type="float" office:value="24.4510569542771" calcext:value-type="float">
            <text:p>24.4510569543</text:p>
          </table:table-cell>
          <table:table-cell table:formula="of:=[.E265]-37.9461244425242" office:value-type="float" office:value="-13.4950674882471" calcext:value-type="float">
            <text:p>-13.495</text:p>
          </table:table-cell>
          <table:table-cell/>
        </table:table-row>
        <table:table-row table:style-name="ro2">
          <table:table-cell office:value-type="float" office:value="66500000" calcext:value-type="float">
            <text:p>66500000</text:p>
          </table:table-cell>
          <table:table-cell table:formula="of:=[.A266]/1000000" office:value-type="float" office:value="66.5" calcext:value-type="float">
            <text:p>66.50</text:p>
          </table:table-cell>
          <table:table-cell office:value-type="float" office:value="-0.6" calcext:value-type="float">
            <text:p>-0.600</text:p>
          </table:table-cell>
          <table:table-cell office:value-type="float" office:value="23.6140771886258" calcext:value-type="float">
            <text:p>23.614</text:p>
          </table:table-cell>
          <table:table-cell table:formula="of:=[.D266]-[.C266]" office:value-type="float" office:value="24.2140771886258" calcext:value-type="float">
            <text:p>24.2140771886</text:p>
          </table:table-cell>
          <table:table-cell table:formula="of:=[.E266]-37.9461244425242" office:value-type="float" office:value="-13.7320472538984" calcext:value-type="float">
            <text:p>-13.732</text:p>
          </table:table-cell>
          <table:table-cell/>
        </table:table-row>
        <table:table-row table:style-name="ro2">
          <table:table-cell office:value-type="float" office:value="66750000" calcext:value-type="float">
            <text:p>66750000</text:p>
          </table:table-cell>
          <table:table-cell table:formula="of:=[.A267]/1000000" office:value-type="float" office:value="66.75" calcext:value-type="float">
            <text:p>66.75</text:p>
          </table:table-cell>
          <table:table-cell office:value-type="float" office:value="-0.6" calcext:value-type="float">
            <text:p>-0.600</text:p>
          </table:table-cell>
          <table:table-cell office:value-type="float" office:value="23.543492291705" calcext:value-type="float">
            <text:p>23.543</text:p>
          </table:table-cell>
          <table:table-cell table:formula="of:=[.D267]-[.C267]" office:value-type="float" office:value="24.143492291705" calcext:value-type="float">
            <text:p>24.1434922917</text:p>
          </table:table-cell>
          <table:table-cell table:formula="of:=[.E267]-37.9461244425242" office:value-type="float" office:value="-13.8026321508192" calcext:value-type="float">
            <text:p>-13.803</text:p>
          </table:table-cell>
          <table:table-cell/>
        </table:table-row>
        <table:table-row table:style-name="ro2">
          <table:table-cell office:value-type="float" office:value="67000000" calcext:value-type="float">
            <text:p>67000000</text:p>
          </table:table-cell>
          <table:table-cell table:formula="of:=[.A268]/1000000" office:value-type="float" office:value="67" calcext:value-type="float">
            <text:p>67.00</text:p>
          </table:table-cell>
          <table:table-cell office:value-type="float" office:value="-0.6" calcext:value-type="float">
            <text:p>-0.600</text:p>
          </table:table-cell>
          <table:table-cell office:value-type="float" office:value="23.3475655784941" calcext:value-type="float">
            <text:p>23.348</text:p>
          </table:table-cell>
          <table:table-cell table:formula="of:=[.D268]-[.C268]" office:value-type="float" office:value="23.9475655784941" calcext:value-type="float">
            <text:p>23.9475655785</text:p>
          </table:table-cell>
          <table:table-cell table:formula="of:=[.E268]-37.9461244425242" office:value-type="float" office:value="-13.9985588640301" calcext:value-type="float">
            <text:p>-13.999</text:p>
          </table:table-cell>
          <table:table-cell/>
        </table:table-row>
        <table:table-row table:style-name="ro2">
          <table:table-cell office:value-type="float" office:value="67250000" calcext:value-type="float">
            <text:p>67250000</text:p>
          </table:table-cell>
          <table:table-cell table:formula="of:=[.A269]/1000000" office:value-type="float" office:value="67.25" calcext:value-type="float">
            <text:p>67.25</text:p>
          </table:table-cell>
          <table:table-cell office:value-type="float" office:value="-0.6" calcext:value-type="float">
            <text:p>-0.600</text:p>
          </table:table-cell>
          <table:table-cell office:value-type="float" office:value="23.2183164027776" calcext:value-type="float">
            <text:p>23.218</text:p>
          </table:table-cell>
          <table:table-cell table:formula="of:=[.D269]-[.C269]" office:value-type="float" office:value="23.8183164027776" calcext:value-type="float">
            <text:p>23.8183164028</text:p>
          </table:table-cell>
          <table:table-cell table:formula="of:=[.E269]-37.9461244425242" office:value-type="float" office:value="-14.1278080397466" calcext:value-type="float">
            <text:p>-14.128</text:p>
          </table:table-cell>
          <table:table-cell/>
        </table:table-row>
        <table:table-row table:style-name="ro2">
          <table:table-cell office:value-type="float" office:value="67500000" calcext:value-type="float">
            <text:p>67500000</text:p>
          </table:table-cell>
          <table:table-cell table:formula="of:=[.A270]/1000000" office:value-type="float" office:value="67.5" calcext:value-type="float">
            <text:p>67.50</text:p>
          </table:table-cell>
          <table:table-cell office:value-type="float" office:value="-0.6" calcext:value-type="float">
            <text:p>-0.600</text:p>
          </table:table-cell>
          <table:table-cell office:value-type="float" office:value="22.9509719274751" calcext:value-type="float">
            <text:p>22.951</text:p>
          </table:table-cell>
          <table:table-cell table:formula="of:=[.D270]-[.C270]" office:value-type="float" office:value="23.5509719274751" calcext:value-type="float">
            <text:p>23.5509719275</text:p>
          </table:table-cell>
          <table:table-cell table:formula="of:=[.E270]-37.9461244425242" office:value-type="float" office:value="-14.3951525150491" calcext:value-type="float">
            <text:p>-14.395</text:p>
          </table:table-cell>
          <table:table-cell/>
        </table:table-row>
        <table:table-row table:style-name="ro2">
          <table:table-cell office:value-type="float" office:value="67750000" calcext:value-type="float">
            <text:p>67750000</text:p>
          </table:table-cell>
          <table:table-cell table:formula="of:=[.A271]/1000000" office:value-type="float" office:value="67.75" calcext:value-type="float">
            <text:p>67.75</text:p>
          </table:table-cell>
          <table:table-cell office:value-type="float" office:value="-0.6" calcext:value-type="float">
            <text:p>-0.600</text:p>
          </table:table-cell>
          <table:table-cell office:value-type="float" office:value="22.8296345303958" calcext:value-type="float">
            <text:p>22.830</text:p>
          </table:table-cell>
          <table:table-cell table:formula="of:=[.D271]-[.C271]" office:value-type="float" office:value="23.4296345303958" calcext:value-type="float">
            <text:p>23.4296345304</text:p>
          </table:table-cell>
          <table:table-cell table:formula="of:=[.E271]-37.9461244425242" office:value-type="float" office:value="-14.5164899121284" calcext:value-type="float">
            <text:p>-14.516</text:p>
          </table:table-cell>
          <table:table-cell/>
        </table:table-row>
        <table:table-row table:style-name="ro2">
          <table:table-cell office:value-type="float" office:value="68000000" calcext:value-type="float">
            <text:p>68000000</text:p>
          </table:table-cell>
          <table:table-cell table:formula="of:=[.A272]/1000000" office:value-type="float" office:value="68" calcext:value-type="float">
            <text:p>68.00</text:p>
          </table:table-cell>
          <table:table-cell office:value-type="float" office:value="-0.6" calcext:value-type="float">
            <text:p>-0.600</text:p>
          </table:table-cell>
          <table:table-cell office:value-type="float" office:value="22.710978726098" calcext:value-type="float">
            <text:p>22.711</text:p>
          </table:table-cell>
          <table:table-cell table:formula="of:=[.D272]-[.C272]" office:value-type="float" office:value="23.310978726098" calcext:value-type="float">
            <text:p>23.3109787261</text:p>
          </table:table-cell>
          <table:table-cell table:formula="of:=[.E272]-37.9461244425242" office:value-type="float" office:value="-14.6351457164262" calcext:value-type="float">
            <text:p>-14.635</text:p>
          </table:table-cell>
          <table:table-cell/>
        </table:table-row>
        <table:table-row table:style-name="ro2">
          <table:table-cell office:value-type="float" office:value="68250000" calcext:value-type="float">
            <text:p>68250000</text:p>
          </table:table-cell>
          <table:table-cell table:formula="of:=[.A273]/1000000" office:value-type="float" office:value="68.25" calcext:value-type="float">
            <text:p>68.25</text:p>
          </table:table-cell>
          <table:table-cell office:value-type="float" office:value="-0.6" calcext:value-type="float">
            <text:p>-0.600</text:p>
          </table:table-cell>
          <table:table-cell office:value-type="float" office:value="22.5831389333967" calcext:value-type="float">
            <text:p>22.583</text:p>
          </table:table-cell>
          <table:table-cell table:formula="of:=[.D273]-[.C273]" office:value-type="float" office:value="23.1831389333967" calcext:value-type="float">
            <text:p>23.1831389334</text:p>
          </table:table-cell>
          <table:table-cell table:formula="of:=[.E273]-37.9461244425242" office:value-type="float" office:value="-14.7629855091275" calcext:value-type="float">
            <text:p>-14.763</text:p>
          </table:table-cell>
          <table:table-cell/>
        </table:table-row>
        <table:table-row table:style-name="ro2">
          <table:table-cell office:value-type="float" office:value="68500000" calcext:value-type="float">
            <text:p>68500000</text:p>
          </table:table-cell>
          <table:table-cell table:formula="of:=[.A274]/1000000" office:value-type="float" office:value="68.5" calcext:value-type="float">
            <text:p>68.50</text:p>
          </table:table-cell>
          <table:table-cell office:value-type="float" office:value="-0.6" calcext:value-type="float">
            <text:p>-0.600</text:p>
          </table:table-cell>
          <table:table-cell office:value-type="float" office:value="22.3622205234917" calcext:value-type="float">
            <text:p>22.362</text:p>
          </table:table-cell>
          <table:table-cell table:formula="of:=[.D274]-[.C274]" office:value-type="float" office:value="22.9622205234917" calcext:value-type="float">
            <text:p>22.9622205235</text:p>
          </table:table-cell>
          <table:table-cell table:formula="of:=[.E274]-37.9461244425242" office:value-type="float" office:value="-14.9839039190325" calcext:value-type="float">
            <text:p>-14.984</text:p>
          </table:table-cell>
          <table:table-cell/>
        </table:table-row>
        <table:table-row table:style-name="ro2">
          <table:table-cell office:value-type="float" office:value="68750000" calcext:value-type="float">
            <text:p>68750000</text:p>
          </table:table-cell>
          <table:table-cell table:formula="of:=[.A275]/1000000" office:value-type="float" office:value="68.75" calcext:value-type="float">
            <text:p>68.75</text:p>
          </table:table-cell>
          <table:table-cell office:value-type="float" office:value="-0.6" calcext:value-type="float">
            <text:p>-0.600</text:p>
          </table:table-cell>
          <table:table-cell office:value-type="float" office:value="22.2230547079535" calcext:value-type="float">
            <text:p>22.223</text:p>
          </table:table-cell>
          <table:table-cell table:formula="of:=[.D275]-[.C275]" office:value-type="float" office:value="22.8230547079535" calcext:value-type="float">
            <text:p>22.823054708</text:p>
          </table:table-cell>
          <table:table-cell table:formula="of:=[.E275]-37.9461244425242" office:value-type="float" office:value="-15.1230697345707" calcext:value-type="float">
            <text:p>-15.123</text:p>
          </table:table-cell>
          <table:table-cell/>
        </table:table-row>
        <table:table-row table:style-name="ro2">
          <table:table-cell office:value-type="float" office:value="69000000" calcext:value-type="float">
            <text:p>69000000</text:p>
          </table:table-cell>
          <table:table-cell table:formula="of:=[.A276]/1000000" office:value-type="float" office:value="69" calcext:value-type="float">
            <text:p>69.00</text:p>
          </table:table-cell>
          <table:table-cell office:value-type="float" office:value="-0.6" calcext:value-type="float">
            <text:p>-0.600</text:p>
          </table:table-cell>
          <table:table-cell office:value-type="float" office:value="22.1083747636462" calcext:value-type="float">
            <text:p>22.108</text:p>
          </table:table-cell>
          <table:table-cell table:formula="of:=[.D276]-[.C276]" office:value-type="float" office:value="22.7083747636462" calcext:value-type="float">
            <text:p>22.7083747636</text:p>
          </table:table-cell>
          <table:table-cell table:formula="of:=[.E276]-37.9461244425242" office:value-type="float" office:value="-15.237749678878" calcext:value-type="float">
            <text:p>-15.238</text:p>
          </table:table-cell>
          <table:table-cell/>
        </table:table-row>
        <table:table-row table:style-name="ro2">
          <table:table-cell office:value-type="float" office:value="69250000" calcext:value-type="float">
            <text:p>69250000</text:p>
          </table:table-cell>
          <table:table-cell table:formula="of:=[.A277]/1000000" office:value-type="float" office:value="69.25" calcext:value-type="float">
            <text:p>69.25</text:p>
          </table:table-cell>
          <table:table-cell office:value-type="float" office:value="-0.6" calcext:value-type="float">
            <text:p>-0.600</text:p>
          </table:table-cell>
          <table:table-cell office:value-type="float" office:value="21.9297764954993" calcext:value-type="float">
            <text:p>21.930</text:p>
          </table:table-cell>
          <table:table-cell table:formula="of:=[.D277]-[.C277]" office:value-type="float" office:value="22.5297764954993" calcext:value-type="float">
            <text:p>22.5297764955</text:p>
          </table:table-cell>
          <table:table-cell table:formula="of:=[.E277]-37.9461244425242" office:value-type="float" office:value="-15.4163479470249" calcext:value-type="float">
            <text:p>-15.416</text:p>
          </table:table-cell>
          <table:table-cell/>
        </table:table-row>
        <table:table-row table:style-name="ro2">
          <table:table-cell office:value-type="float" office:value="69500000" calcext:value-type="float">
            <text:p>69500000</text:p>
          </table:table-cell>
          <table:table-cell table:formula="of:=[.A278]/1000000" office:value-type="float" office:value="69.5" calcext:value-type="float">
            <text:p>69.50</text:p>
          </table:table-cell>
          <table:table-cell office:value-type="float" office:value="-0.6" calcext:value-type="float">
            <text:p>-0.600</text:p>
          </table:table-cell>
          <table:table-cell office:value-type="float" office:value="21.7289825679958" calcext:value-type="float">
            <text:p>21.729</text:p>
          </table:table-cell>
          <table:table-cell table:formula="of:=[.D278]-[.C278]" office:value-type="float" office:value="22.3289825679958" calcext:value-type="float">
            <text:p>22.328982568</text:p>
          </table:table-cell>
          <table:table-cell table:formula="of:=[.E278]-37.9461244425242" office:value-type="float" office:value="-15.6171418745284" calcext:value-type="float">
            <text:p>-15.617</text:p>
          </table:table-cell>
          <table:table-cell/>
        </table:table-row>
        <table:table-row table:style-name="ro2">
          <table:table-cell office:value-type="float" office:value="69750000" calcext:value-type="float">
            <text:p>69750000</text:p>
          </table:table-cell>
          <table:table-cell table:formula="of:=[.A279]/1000000" office:value-type="float" office:value="69.75" calcext:value-type="float">
            <text:p>69.75</text:p>
          </table:table-cell>
          <table:table-cell office:value-type="float" office:value="-0.6" calcext:value-type="float">
            <text:p>-0.600</text:p>
          </table:table-cell>
          <table:table-cell office:value-type="float" office:value="21.6580417889277" calcext:value-type="float">
            <text:p>21.658</text:p>
          </table:table-cell>
          <table:table-cell table:formula="of:=[.D279]-[.C279]" office:value-type="float" office:value="22.2580417889277" calcext:value-type="float">
            <text:p>22.2580417889</text:p>
          </table:table-cell>
          <table:table-cell table:formula="of:=[.E279]-37.9461244425242" office:value-type="float" office:value="-15.6880826535965" calcext:value-type="float">
            <text:p>-15.688</text:p>
          </table:table-cell>
          <table:table-cell/>
        </table:table-row>
        <table:table-row table:style-name="ro2">
          <table:table-cell office:value-type="float" office:value="70000000" calcext:value-type="float">
            <text:p>70000000</text:p>
          </table:table-cell>
          <table:table-cell table:formula="of:=[.A280]/1000000" office:value-type="float" office:value="70" calcext:value-type="float">
            <text:p>70.00</text:p>
          </table:table-cell>
          <table:table-cell office:value-type="float" office:value="-0.6" calcext:value-type="float">
            <text:p>-0.600</text:p>
          </table:table-cell>
          <table:table-cell office:value-type="float" office:value="21.445058049855" calcext:value-type="float">
            <text:p>21.445</text:p>
          </table:table-cell>
          <table:table-cell table:formula="of:=[.D280]-[.C280]" office:value-type="float" office:value="22.045058049855" calcext:value-type="float">
            <text:p>22.0450580499</text:p>
          </table:table-cell>
          <table:table-cell table:formula="of:=[.E280]-37.9461244425242" office:value-type="float" office:value="-15.9010663926692" calcext:value-type="float">
            <text:p>-15.901</text:p>
          </table:table-cell>
          <table:table-cell/>
        </table:table-row>
        <table:table-row table:style-name="ro2">
          <table:table-cell office:value-type="float" office:value="70250000" calcext:value-type="float">
            <text:p>70250000</text:p>
          </table:table-cell>
          <table:table-cell table:formula="of:=[.A281]/1000000" office:value-type="float" office:value="70.25" calcext:value-type="float">
            <text:p>70.25</text:p>
          </table:table-cell>
          <table:table-cell office:value-type="float" office:value="-0.6" calcext:value-type="float">
            <text:p>-0.600</text:p>
          </table:table-cell>
          <table:table-cell office:value-type="float" office:value="21.2954272009159" calcext:value-type="float">
            <text:p>21.295</text:p>
          </table:table-cell>
          <table:table-cell table:formula="of:=[.D281]-[.C281]" office:value-type="float" office:value="21.8954272009159" calcext:value-type="float">
            <text:p>21.8954272009</text:p>
          </table:table-cell>
          <table:table-cell table:formula="of:=[.E281]-37.9461244425242" office:value-type="float" office:value="-16.0506972416083" calcext:value-type="float">
            <text:p>-16.051</text:p>
          </table:table-cell>
          <table:table-cell/>
        </table:table-row>
        <table:table-row table:style-name="ro2">
          <table:table-cell office:value-type="float" office:value="70500000" calcext:value-type="float">
            <text:p>70500000</text:p>
          </table:table-cell>
          <table:table-cell table:formula="of:=[.A282]/1000000" office:value-type="float" office:value="70.5" calcext:value-type="float">
            <text:p>70.50</text:p>
          </table:table-cell>
          <table:table-cell office:value-type="float" office:value="-0.6" calcext:value-type="float">
            <text:p>-0.600</text:p>
          </table:table-cell>
          <table:table-cell office:value-type="float" office:value="21.063181467258" calcext:value-type="float">
            <text:p>21.063</text:p>
          </table:table-cell>
          <table:table-cell table:formula="of:=[.D282]-[.C282]" office:value-type="float" office:value="21.663181467258" calcext:value-type="float">
            <text:p>21.6631814673</text:p>
          </table:table-cell>
          <table:table-cell table:formula="of:=[.E282]-37.9461244425242" office:value-type="float" office:value="-16.2829429752662" calcext:value-type="float">
            <text:p>-16.283</text:p>
          </table:table-cell>
          <table:table-cell/>
        </table:table-row>
        <table:table-row table:style-name="ro2">
          <table:table-cell office:value-type="float" office:value="70750000" calcext:value-type="float">
            <text:p>70750000</text:p>
          </table:table-cell>
          <table:table-cell table:formula="of:=[.A283]/1000000" office:value-type="float" office:value="70.75" calcext:value-type="float">
            <text:p>70.75</text:p>
          </table:table-cell>
          <table:table-cell office:value-type="float" office:value="-0.6" calcext:value-type="float">
            <text:p>-0.600</text:p>
          </table:table-cell>
          <table:table-cell office:value-type="float" office:value="20.9726379162406" calcext:value-type="float">
            <text:p>20.973</text:p>
          </table:table-cell>
          <table:table-cell table:formula="of:=[.D283]-[.C283]" office:value-type="float" office:value="21.5726379162406" calcext:value-type="float">
            <text:p>21.5726379162</text:p>
          </table:table-cell>
          <table:table-cell table:formula="of:=[.E283]-37.9461244425242" office:value-type="float" office:value="-16.3734865262836" calcext:value-type="float">
            <text:p>-16.373</text:p>
          </table:table-cell>
          <table:table-cell/>
        </table:table-row>
        <table:table-row table:style-name="ro2">
          <table:table-cell office:value-type="float" office:value="71000000" calcext:value-type="float">
            <text:p>71000000</text:p>
          </table:table-cell>
          <table:table-cell table:formula="of:=[.A284]/1000000" office:value-type="float" office:value="71" calcext:value-type="float">
            <text:p>71.00</text:p>
          </table:table-cell>
          <table:table-cell office:value-type="float" office:value="-0.6" calcext:value-type="float">
            <text:p>-0.600</text:p>
          </table:table-cell>
          <table:table-cell office:value-type="float" office:value="20.8507382208771" calcext:value-type="float">
            <text:p>20.851</text:p>
          </table:table-cell>
          <table:table-cell table:formula="of:=[.D284]-[.C284]" office:value-type="float" office:value="21.4507382208771" calcext:value-type="float">
            <text:p>21.4507382209</text:p>
          </table:table-cell>
          <table:table-cell table:formula="of:=[.E284]-37.9461244425242" office:value-type="float" office:value="-16.4953862216471" calcext:value-type="float">
            <text:p>-16.495</text:p>
          </table:table-cell>
          <table:table-cell/>
        </table:table-row>
        <table:table-row table:style-name="ro2">
          <table:table-cell office:value-type="float" office:value="71250000" calcext:value-type="float">
            <text:p>71250000</text:p>
          </table:table-cell>
          <table:table-cell table:formula="of:=[.A285]/1000000" office:value-type="float" office:value="71.25" calcext:value-type="float">
            <text:p>71.25</text:p>
          </table:table-cell>
          <table:table-cell office:value-type="float" office:value="-0.6" calcext:value-type="float">
            <text:p>-0.600</text:p>
          </table:table-cell>
          <table:table-cell office:value-type="float" office:value="20.6571023486402" calcext:value-type="float">
            <text:p>20.657</text:p>
          </table:table-cell>
          <table:table-cell table:formula="of:=[.D285]-[.C285]" office:value-type="float" office:value="21.2571023486402" calcext:value-type="float">
            <text:p>21.2571023486</text:p>
          </table:table-cell>
          <table:table-cell table:formula="of:=[.E285]-37.9461244425242" office:value-type="float" office:value="-16.689022093884" calcext:value-type="float">
            <text:p>-16.689</text:p>
          </table:table-cell>
          <table:table-cell/>
        </table:table-row>
        <table:table-row table:style-name="ro2">
          <table:table-cell office:value-type="float" office:value="71500000" calcext:value-type="float">
            <text:p>71500000</text:p>
          </table:table-cell>
          <table:table-cell table:formula="of:=[.A286]/1000000" office:value-type="float" office:value="71.5" calcext:value-type="float">
            <text:p>71.50</text:p>
          </table:table-cell>
          <table:table-cell office:value-type="float" office:value="-0.6" calcext:value-type="float">
            <text:p>-0.600</text:p>
          </table:table-cell>
          <table:table-cell office:value-type="float" office:value="20.4461926929333" calcext:value-type="float">
            <text:p>20.446</text:p>
          </table:table-cell>
          <table:table-cell table:formula="of:=[.D286]-[.C286]" office:value-type="float" office:value="21.0461926929333" calcext:value-type="float">
            <text:p>21.0461926929</text:p>
          </table:table-cell>
          <table:table-cell table:formula="of:=[.E286]-37.9461244425242" office:value-type="float" office:value="-16.8999317495909" calcext:value-type="float">
            <text:p>-16.900</text:p>
          </table:table-cell>
          <table:table-cell/>
        </table:table-row>
        <table:table-row table:style-name="ro2">
          <table:table-cell office:value-type="float" office:value="71750000" calcext:value-type="float">
            <text:p>71750000</text:p>
          </table:table-cell>
          <table:table-cell table:formula="of:=[.A287]/1000000" office:value-type="float" office:value="71.75" calcext:value-type="float">
            <text:p>71.75</text:p>
          </table:table-cell>
          <table:table-cell office:value-type="float" office:value="-0.6" calcext:value-type="float">
            <text:p>-0.600</text:p>
          </table:table-cell>
          <table:table-cell office:value-type="float" office:value="20.3526405381848" calcext:value-type="float">
            <text:p>20.353</text:p>
          </table:table-cell>
          <table:table-cell table:formula="of:=[.D287]-[.C287]" office:value-type="float" office:value="20.9526405381848" calcext:value-type="float">
            <text:p>20.9526405382</text:p>
          </table:table-cell>
          <table:table-cell table:formula="of:=[.E287]-37.9461244425242" office:value-type="float" office:value="-16.9934839043394" calcext:value-type="float">
            <text:p>-16.993</text:p>
          </table:table-cell>
          <table:table-cell/>
        </table:table-row>
        <table:table-row table:style-name="ro2">
          <table:table-cell office:value-type="float" office:value="72000000" calcext:value-type="float">
            <text:p>72000000</text:p>
          </table:table-cell>
          <table:table-cell table:formula="of:=[.A288]/1000000" office:value-type="float" office:value="72" calcext:value-type="float">
            <text:p>72.00</text:p>
          </table:table-cell>
          <table:table-cell office:value-type="float" office:value="-0.6" calcext:value-type="float">
            <text:p>-0.600</text:p>
          </table:table-cell>
          <table:table-cell office:value-type="float" office:value="20.1692880177746" calcext:value-type="float">
            <text:p>20.169</text:p>
          </table:table-cell>
          <table:table-cell table:formula="of:=[.D288]-[.C288]" office:value-type="float" office:value="20.7692880177746" calcext:value-type="float">
            <text:p>20.7692880178</text:p>
          </table:table-cell>
          <table:table-cell table:formula="of:=[.E288]-37.9461244425242" office:value-type="float" office:value="-17.1768364247496" calcext:value-type="float">
            <text:p>-17.177</text:p>
          </table:table-cell>
          <table:table-cell/>
        </table:table-row>
        <table:table-row table:style-name="ro2">
          <table:table-cell office:value-type="float" office:value="72250000" calcext:value-type="float">
            <text:p>72250000</text:p>
          </table:table-cell>
          <table:table-cell table:formula="of:=[.A289]/1000000" office:value-type="float" office:value="72.25" calcext:value-type="float">
            <text:p>72.25</text:p>
          </table:table-cell>
          <table:table-cell office:value-type="float" office:value="-0.6" calcext:value-type="float">
            <text:p>-0.600</text:p>
          </table:table-cell>
          <table:table-cell office:value-type="float" office:value="20.0027503372875" calcext:value-type="float">
            <text:p>20.003</text:p>
          </table:table-cell>
          <table:table-cell table:formula="of:=[.D289]-[.C289]" office:value-type="float" office:value="20.6027503372875" calcext:value-type="float">
            <text:p>20.6027503373</text:p>
          </table:table-cell>
          <table:table-cell table:formula="of:=[.E289]-37.9461244425242" office:value-type="float" office:value="-17.3433741052367" calcext:value-type="float">
            <text:p>-17.343</text:p>
          </table:table-cell>
          <table:table-cell/>
        </table:table-row>
        <table:table-row table:style-name="ro2">
          <table:table-cell office:value-type="float" office:value="72500000" calcext:value-type="float">
            <text:p>72500000</text:p>
          </table:table-cell>
          <table:table-cell table:formula="of:=[.A290]/1000000" office:value-type="float" office:value="72.5" calcext:value-type="float">
            <text:p>72.50</text:p>
          </table:table-cell>
          <table:table-cell office:value-type="float" office:value="-0.6" calcext:value-type="float">
            <text:p>-0.600</text:p>
          </table:table-cell>
          <table:table-cell office:value-type="float" office:value="19.8406826101832" calcext:value-type="float">
            <text:p>19.841</text:p>
          </table:table-cell>
          <table:table-cell table:formula="of:=[.D290]-[.C290]" office:value-type="float" office:value="20.4406826101832" calcext:value-type="float">
            <text:p>20.4406826102</text:p>
          </table:table-cell>
          <table:table-cell table:formula="of:=[.E290]-37.9461244425242" office:value-type="float" office:value="-17.505441832341" calcext:value-type="float">
            <text:p>-17.505</text:p>
          </table:table-cell>
          <table:table-cell/>
        </table:table-row>
        <table:table-row table:style-name="ro2">
          <table:table-cell office:value-type="float" office:value="72750000" calcext:value-type="float">
            <text:p>72750000</text:p>
          </table:table-cell>
          <table:table-cell table:formula="of:=[.A291]/1000000" office:value-type="float" office:value="72.75" calcext:value-type="float">
            <text:p>72.75</text:p>
          </table:table-cell>
          <table:table-cell office:value-type="float" office:value="-0.6" calcext:value-type="float">
            <text:p>-0.600</text:p>
          </table:table-cell>
          <table:table-cell office:value-type="float" office:value="19.7085389275198" calcext:value-type="float">
            <text:p>19.709</text:p>
          </table:table-cell>
          <table:table-cell table:formula="of:=[.D291]-[.C291]" office:value-type="float" office:value="20.3085389275198" calcext:value-type="float">
            <text:p>20.3085389275</text:p>
          </table:table-cell>
          <table:table-cell table:formula="of:=[.E291]-37.9461244425242" office:value-type="float" office:value="-17.6375855150044" calcext:value-type="float">
            <text:p>-17.638</text:p>
          </table:table-cell>
          <table:table-cell/>
        </table:table-row>
        <table:table-row table:style-name="ro2">
          <table:table-cell office:value-type="float" office:value="73000000" calcext:value-type="float">
            <text:p>73000000</text:p>
          </table:table-cell>
          <table:table-cell table:formula="of:=[.A292]/1000000" office:value-type="float" office:value="73" calcext:value-type="float">
            <text:p>73.00</text:p>
          </table:table-cell>
          <table:table-cell office:value-type="float" office:value="-0.6" calcext:value-type="float">
            <text:p>-0.600</text:p>
          </table:table-cell>
          <table:table-cell office:value-type="float" office:value="19.5188408951273" calcext:value-type="float">
            <text:p>19.519</text:p>
          </table:table-cell>
          <table:table-cell table:formula="of:=[.D292]-[.C292]" office:value-type="float" office:value="20.1188408951273" calcext:value-type="float">
            <text:p>20.1188408951</text:p>
          </table:table-cell>
          <table:table-cell table:formula="of:=[.E292]-37.9461244425242" office:value-type="float" office:value="-17.8272835473969" calcext:value-type="float">
            <text:p>-17.827</text:p>
          </table:table-cell>
          <table:table-cell/>
        </table:table-row>
        <table:table-row table:style-name="ro2">
          <table:table-cell office:value-type="float" office:value="73250000" calcext:value-type="float">
            <text:p>73250000</text:p>
          </table:table-cell>
          <table:table-cell table:formula="of:=[.A293]/1000000" office:value-type="float" office:value="73.25" calcext:value-type="float">
            <text:p>73.25</text:p>
          </table:table-cell>
          <table:table-cell office:value-type="float" office:value="-0.6" calcext:value-type="float">
            <text:p>-0.600</text:p>
          </table:table-cell>
          <table:table-cell office:value-type="float" office:value="19.4671339850692" calcext:value-type="float">
            <text:p>19.467</text:p>
          </table:table-cell>
          <table:table-cell table:formula="of:=[.D293]-[.C293]" office:value-type="float" office:value="20.0671339850692" calcext:value-type="float">
            <text:p>20.0671339851</text:p>
          </table:table-cell>
          <table:table-cell table:formula="of:=[.E293]-37.9461244425242" office:value-type="float" office:value="-17.878990457455" calcext:value-type="float">
            <text:p>-17.879</text:p>
          </table:table-cell>
          <table:table-cell/>
        </table:table-row>
        <table:table-row table:style-name="ro2">
          <table:table-cell office:value-type="float" office:value="73500000" calcext:value-type="float">
            <text:p>73500000</text:p>
          </table:table-cell>
          <table:table-cell table:formula="of:=[.A294]/1000000" office:value-type="float" office:value="73.5" calcext:value-type="float">
            <text:p>73.50</text:p>
          </table:table-cell>
          <table:table-cell office:value-type="float" office:value="-0.6" calcext:value-type="float">
            <text:p>-0.600</text:p>
          </table:table-cell>
          <table:table-cell office:value-type="float" office:value="19.2880908027469" calcext:value-type="float">
            <text:p>19.288</text:p>
          </table:table-cell>
          <table:table-cell table:formula="of:=[.D294]-[.C294]" office:value-type="float" office:value="19.8880908027469" calcext:value-type="float">
            <text:p>19.8880908027</text:p>
          </table:table-cell>
          <table:table-cell table:formula="of:=[.E294]-37.9461244425242" office:value-type="float" office:value="-18.0580336397773" calcext:value-type="float">
            <text:p>-18.058</text:p>
          </table:table-cell>
          <table:table-cell/>
        </table:table-row>
        <table:table-row table:style-name="ro2">
          <table:table-cell office:value-type="float" office:value="73750000" calcext:value-type="float">
            <text:p>73750000</text:p>
          </table:table-cell>
          <table:table-cell table:formula="of:=[.A295]/1000000" office:value-type="float" office:value="73.75" calcext:value-type="float">
            <text:p>73.75</text:p>
          </table:table-cell>
          <table:table-cell office:value-type="float" office:value="-0.6" calcext:value-type="float">
            <text:p>-0.600</text:p>
          </table:table-cell>
          <table:table-cell office:value-type="float" office:value="19.0821644724573" calcext:value-type="float">
            <text:p>19.082</text:p>
          </table:table-cell>
          <table:table-cell table:formula="of:=[.D295]-[.C295]" office:value-type="float" office:value="19.6821644724573" calcext:value-type="float">
            <text:p>19.6821644725</text:p>
          </table:table-cell>
          <table:table-cell table:formula="of:=[.E295]-37.9461244425242" office:value-type="float" office:value="-18.2639599700669" calcext:value-type="float">
            <text:p>-18.264</text:p>
          </table:table-cell>
          <table:table-cell/>
        </table:table-row>
        <table:table-row table:style-name="ro2">
          <table:table-cell office:value-type="float" office:value="74000000" calcext:value-type="float">
            <text:p>74000000</text:p>
          </table:table-cell>
          <table:table-cell table:formula="of:=[.A296]/1000000" office:value-type="float" office:value="74" calcext:value-type="float">
            <text:p>74.00</text:p>
          </table:table-cell>
          <table:table-cell office:value-type="float" office:value="-0.6" calcext:value-type="float">
            <text:p>-0.600</text:p>
          </table:table-cell>
          <table:table-cell office:value-type="float" office:value="19.0073025350959" calcext:value-type="float">
            <text:p>19.007</text:p>
          </table:table-cell>
          <table:table-cell table:formula="of:=[.D296]-[.C296]" office:value-type="float" office:value="19.6073025350959" calcext:value-type="float">
            <text:p>19.6073025351</text:p>
          </table:table-cell>
          <table:table-cell table:formula="of:=[.E296]-37.9461244425242" office:value-type="float" office:value="-18.3388219074283" calcext:value-type="float">
            <text:p>-18.339</text:p>
          </table:table-cell>
          <table:table-cell/>
        </table:table-row>
        <table:table-row table:style-name="ro2">
          <table:table-cell office:value-type="float" office:value="74250000" calcext:value-type="float">
            <text:p>74250000</text:p>
          </table:table-cell>
          <table:table-cell table:formula="of:=[.A297]/1000000" office:value-type="float" office:value="74.25" calcext:value-type="float">
            <text:p>74.25</text:p>
          </table:table-cell>
          <table:table-cell office:value-type="float" office:value="-0.6" calcext:value-type="float">
            <text:p>-0.600</text:p>
          </table:table-cell>
          <table:table-cell office:value-type="float" office:value="18.764322533242" calcext:value-type="float">
            <text:p>18.764</text:p>
          </table:table-cell>
          <table:table-cell table:formula="of:=[.D297]-[.C297]" office:value-type="float" office:value="19.364322533242" calcext:value-type="float">
            <text:p>19.3643225332</text:p>
          </table:table-cell>
          <table:table-cell table:formula="of:=[.E297]-37.9461244425242" office:value-type="float" office:value="-18.5818019092822" calcext:value-type="float">
            <text:p>-18.582</text:p>
          </table:table-cell>
          <table:table-cell/>
        </table:table-row>
        <table:table-row table:style-name="ro2">
          <table:table-cell office:value-type="float" office:value="74500000" calcext:value-type="float">
            <text:p>74500000</text:p>
          </table:table-cell>
          <table:table-cell table:formula="of:=[.A298]/1000000" office:value-type="float" office:value="74.5" calcext:value-type="float">
            <text:p>74.50</text:p>
          </table:table-cell>
          <table:table-cell office:value-type="float" office:value="-0.6" calcext:value-type="float">
            <text:p>-0.600</text:p>
          </table:table-cell>
          <table:table-cell office:value-type="float" office:value="18.6296046661002" calcext:value-type="float">
            <text:p>18.630</text:p>
          </table:table-cell>
          <table:table-cell table:formula="of:=[.D298]-[.C298]" office:value-type="float" office:value="19.2296046661002" calcext:value-type="float">
            <text:p>19.2296046661</text:p>
          </table:table-cell>
          <table:table-cell table:formula="of:=[.E298]-37.9461244425242" office:value-type="float" office:value="-18.716519776424" calcext:value-type="float">
            <text:p>-18.717</text:p>
          </table:table-cell>
          <table:table-cell/>
        </table:table-row>
        <table:table-row table:style-name="ro2">
          <table:table-cell office:value-type="float" office:value="74750000" calcext:value-type="float">
            <text:p>74750000</text:p>
          </table:table-cell>
          <table:table-cell table:formula="of:=[.A299]/1000000" office:value-type="float" office:value="74.75" calcext:value-type="float">
            <text:p>74.75</text:p>
          </table:table-cell>
          <table:table-cell office:value-type="float" office:value="-0.6" calcext:value-type="float">
            <text:p>-0.600</text:p>
          </table:table-cell>
          <table:table-cell office:value-type="float" office:value="18.4760640287915" calcext:value-type="float">
            <text:p>18.476</text:p>
          </table:table-cell>
          <table:table-cell table:formula="of:=[.D299]-[.C299]" office:value-type="float" office:value="19.0760640287915" calcext:value-type="float">
            <text:p>19.0760640288</text:p>
          </table:table-cell>
          <table:table-cell table:formula="of:=[.E299]-37.9461244425242" office:value-type="float" office:value="-18.8700604137327" calcext:value-type="float">
            <text:p>-18.870</text:p>
          </table:table-cell>
          <table:table-cell/>
        </table:table-row>
        <table:table-row table:style-name="ro2">
          <table:table-cell office:value-type="float" office:value="75000000" calcext:value-type="float">
            <text:p>75000000</text:p>
          </table:table-cell>
          <table:table-cell table:formula="of:=[.A300]/1000000" office:value-type="float" office:value="75" calcext:value-type="float">
            <text:p>75.00</text:p>
          </table:table-cell>
          <table:table-cell office:value-type="float" office:value="-0.6" calcext:value-type="float">
            <text:p>-0.600</text:p>
          </table:table-cell>
          <table:table-cell office:value-type="float" office:value="18.3669002729428" calcext:value-type="float">
            <text:p>18.367</text:p>
          </table:table-cell>
          <table:table-cell table:formula="of:=[.D300]-[.C300]" office:value-type="float" office:value="18.9669002729428" calcext:value-type="float">
            <text:p>18.9669002729</text:p>
          </table:table-cell>
          <table:table-cell table:formula="of:=[.E300]-37.9461244425242" office:value-type="float" office:value="-18.9792241695814" calcext:value-type="float">
            <text:p>-18.979</text:p>
          </table:table-cell>
          <table:table-cell/>
        </table:table-row>
        <table:table-row table:style-name="ro2">
          <table:table-cell office:value-type="float" office:value="75250000" calcext:value-type="float">
            <text:p>75250000</text:p>
          </table:table-cell>
          <table:table-cell table:formula="of:=[.A301]/1000000" office:value-type="float" office:value="75.25" calcext:value-type="float">
            <text:p>75.25</text:p>
          </table:table-cell>
          <table:table-cell office:value-type="float" office:value="-0.6" calcext:value-type="float">
            <text:p>-0.600</text:p>
          </table:table-cell>
          <table:table-cell office:value-type="float" office:value="18.19800528892" calcext:value-type="float">
            <text:p>18.198</text:p>
          </table:table-cell>
          <table:table-cell table:formula="of:=[.D301]-[.C301]" office:value-type="float" office:value="18.79800528892" calcext:value-type="float">
            <text:p>18.7980052889</text:p>
          </table:table-cell>
          <table:table-cell table:formula="of:=[.E301]-37.9461244425242" office:value-type="float" office:value="-19.1481191536042" calcext:value-type="float">
            <text:p>-19.148</text:p>
          </table:table-cell>
          <table:table-cell/>
        </table:table-row>
        <table:table-row table:style-name="ro2">
          <table:table-cell office:value-type="float" office:value="75500000" calcext:value-type="float">
            <text:p>75500000</text:p>
          </table:table-cell>
          <table:table-cell table:formula="of:=[.A302]/1000000" office:value-type="float" office:value="75.5" calcext:value-type="float">
            <text:p>75.50</text:p>
          </table:table-cell>
          <table:table-cell office:value-type="float" office:value="-0.6" calcext:value-type="float">
            <text:p>-0.600</text:p>
          </table:table-cell>
          <table:table-cell office:value-type="float" office:value="18.0411711967103" calcext:value-type="float">
            <text:p>18.041</text:p>
          </table:table-cell>
          <table:table-cell table:formula="of:=[.D302]-[.C302]" office:value-type="float" office:value="18.6411711967103" calcext:value-type="float">
            <text:p>18.6411711967</text:p>
          </table:table-cell>
          <table:table-cell table:formula="of:=[.E302]-37.9461244425242" office:value-type="float" office:value="-19.3049532458139" calcext:value-type="float">
            <text:p>-19.305</text:p>
          </table:table-cell>
          <table:table-cell/>
        </table:table-row>
        <table:table-row table:style-name="ro2">
          <table:table-cell office:value-type="float" office:value="75750000" calcext:value-type="float">
            <text:p>75750000</text:p>
          </table:table-cell>
          <table:table-cell table:formula="of:=[.A303]/1000000" office:value-type="float" office:value="75.75" calcext:value-type="float">
            <text:p>75.75</text:p>
          </table:table-cell>
          <table:table-cell office:value-type="float" office:value="-0.6" calcext:value-type="float">
            <text:p>-0.600</text:p>
          </table:table-cell>
          <table:table-cell office:value-type="float" office:value="17.9086552616767" calcext:value-type="float">
            <text:p>17.909</text:p>
          </table:table-cell>
          <table:table-cell table:formula="of:=[.D303]-[.C303]" office:value-type="float" office:value="18.5086552616767" calcext:value-type="float">
            <text:p>18.5086552617</text:p>
          </table:table-cell>
          <table:table-cell table:formula="of:=[.E303]-37.9461244425242" office:value-type="float" office:value="-19.4374691808475" calcext:value-type="float">
            <text:p>-19.437</text:p>
          </table:table-cell>
          <table:table-cell/>
        </table:table-row>
        <table:table-row table:style-name="ro2">
          <table:table-cell office:value-type="float" office:value="76000000" calcext:value-type="float">
            <text:p>76000000</text:p>
          </table:table-cell>
          <table:table-cell table:formula="of:=[.A304]/1000000" office:value-type="float" office:value="76" calcext:value-type="float">
            <text:p>76.00</text:p>
          </table:table-cell>
          <table:table-cell office:value-type="float" office:value="-0.6" calcext:value-type="float">
            <text:p>-0.600</text:p>
          </table:table-cell>
          <table:table-cell office:value-type="float" office:value="17.8421762361974" calcext:value-type="float">
            <text:p>17.842</text:p>
          </table:table-cell>
          <table:table-cell table:formula="of:=[.D304]-[.C304]" office:value-type="float" office:value="18.4421762361974" calcext:value-type="float">
            <text:p>18.4421762362</text:p>
          </table:table-cell>
          <table:table-cell table:formula="of:=[.E304]-37.9461244425242" office:value-type="float" office:value="-19.5039482063268" calcext:value-type="float">
            <text:p>-19.504</text:p>
          </table:table-cell>
          <table:table-cell/>
        </table:table-row>
        <table:table-row table:style-name="ro2">
          <table:table-cell office:value-type="float" office:value="76250000" calcext:value-type="float">
            <text:p>76250000</text:p>
          </table:table-cell>
          <table:table-cell table:formula="of:=[.A305]/1000000" office:value-type="float" office:value="76.25" calcext:value-type="float">
            <text:p>76.25</text:p>
          </table:table-cell>
          <table:table-cell office:value-type="float" office:value="-0.6" calcext:value-type="float">
            <text:p>-0.600</text:p>
          </table:table-cell>
          <table:table-cell office:value-type="float" office:value="17.6300950612883" calcext:value-type="float">
            <text:p>17.630</text:p>
          </table:table-cell>
          <table:table-cell table:formula="of:=[.D305]-[.C305]" office:value-type="float" office:value="18.2300950612883" calcext:value-type="float">
            <text:p>18.2300950613</text:p>
          </table:table-cell>
          <table:table-cell table:formula="of:=[.E305]-37.9461244425242" office:value-type="float" office:value="-19.7160293812359" calcext:value-type="float">
            <text:p>-19.716</text:p>
          </table:table-cell>
          <table:table-cell/>
        </table:table-row>
        <table:table-row table:style-name="ro2">
          <table:table-cell office:value-type="float" office:value="76500000" calcext:value-type="float">
            <text:p>76500000</text:p>
          </table:table-cell>
          <table:table-cell table:formula="of:=[.A306]/1000000" office:value-type="float" office:value="76.5" calcext:value-type="float">
            <text:p>76.50</text:p>
          </table:table-cell>
          <table:table-cell office:value-type="float" office:value="-0.6" calcext:value-type="float">
            <text:p>-0.600</text:p>
          </table:table-cell>
          <table:table-cell office:value-type="float" office:value="17.4918351548289" calcext:value-type="float">
            <text:p>17.492</text:p>
          </table:table-cell>
          <table:table-cell table:formula="of:=[.D306]-[.C306]" office:value-type="float" office:value="18.0918351548289" calcext:value-type="float">
            <text:p>18.0918351548</text:p>
          </table:table-cell>
          <table:table-cell table:formula="of:=[.E306]-37.9461244425242" office:value-type="float" office:value="-19.8542892876953" calcext:value-type="float">
            <text:p>-19.854</text:p>
          </table:table-cell>
          <table:table-cell/>
        </table:table-row>
        <table:table-row table:style-name="ro2">
          <table:table-cell office:value-type="float" office:value="76750000" calcext:value-type="float">
            <text:p>76750000</text:p>
          </table:table-cell>
          <table:table-cell table:formula="of:=[.A307]/1000000" office:value-type="float" office:value="76.75" calcext:value-type="float">
            <text:p>76.75</text:p>
          </table:table-cell>
          <table:table-cell office:value-type="float" office:value="-0.6" calcext:value-type="float">
            <text:p>-0.600</text:p>
          </table:table-cell>
          <table:table-cell office:value-type="float" office:value="17.3442589308824" calcext:value-type="float">
            <text:p>17.344</text:p>
          </table:table-cell>
          <table:table-cell table:formula="of:=[.D307]-[.C307]" office:value-type="float" office:value="17.9442589308824" calcext:value-type="float">
            <text:p>17.9442589309</text:p>
          </table:table-cell>
          <table:table-cell table:formula="of:=[.E307]-37.9461244425242" office:value-type="float" office:value="-20.0018655116418" calcext:value-type="float">
            <text:p>-20.002</text:p>
          </table:table-cell>
          <table:table-cell/>
        </table:table-row>
        <table:table-row table:style-name="ro2">
          <table:table-cell office:value-type="float" office:value="77000000" calcext:value-type="float">
            <text:p>77000000</text:p>
          </table:table-cell>
          <table:table-cell table:formula="of:=[.A308]/1000000" office:value-type="float" office:value="77" calcext:value-type="float">
            <text:p>77.00</text:p>
          </table:table-cell>
          <table:table-cell office:value-type="float" office:value="-0.6" calcext:value-type="float">
            <text:p>-0.600</text:p>
          </table:table-cell>
          <table:table-cell office:value-type="float" office:value="17.1863644101395" calcext:value-type="float">
            <text:p>17.186</text:p>
          </table:table-cell>
          <table:table-cell table:formula="of:=[.D308]-[.C308]" office:value-type="float" office:value="17.7863644101395" calcext:value-type="float">
            <text:p>17.7863644101</text:p>
          </table:table-cell>
          <table:table-cell table:formula="of:=[.E308]-37.9461244425242" office:value-type="float" office:value="-20.1597600323847" calcext:value-type="float">
            <text:p>-20.160</text:p>
          </table:table-cell>
          <table:table-cell/>
        </table:table-row>
        <table:table-row table:style-name="ro2">
          <table:table-cell office:value-type="float" office:value="77250000" calcext:value-type="float">
            <text:p>77250000</text:p>
          </table:table-cell>
          <table:table-cell table:formula="of:=[.A309]/1000000" office:value-type="float" office:value="77.25" calcext:value-type="float">
            <text:p>77.25</text:p>
          </table:table-cell>
          <table:table-cell office:value-type="float" office:value="-0.6" calcext:value-type="float">
            <text:p>-0.600</text:p>
          </table:table-cell>
          <table:table-cell office:value-type="float" office:value="17.0722440491522" calcext:value-type="float">
            <text:p>17.072</text:p>
          </table:table-cell>
          <table:table-cell table:formula="of:=[.D309]-[.C309]" office:value-type="float" office:value="17.6722440491522" calcext:value-type="float">
            <text:p>17.6722440492</text:p>
          </table:table-cell>
          <table:table-cell table:formula="of:=[.E309]-37.9461244425242" office:value-type="float" office:value="-20.273880393372" calcext:value-type="float">
            <text:p>-20.274</text:p>
          </table:table-cell>
          <table:table-cell/>
        </table:table-row>
        <table:table-row table:style-name="ro2">
          <table:table-cell office:value-type="float" office:value="77500000" calcext:value-type="float">
            <text:p>77500000</text:p>
          </table:table-cell>
          <table:table-cell table:formula="of:=[.A310]/1000000" office:value-type="float" office:value="77.5" calcext:value-type="float">
            <text:p>77.50</text:p>
          </table:table-cell>
          <table:table-cell office:value-type="float" office:value="-0.6" calcext:value-type="float">
            <text:p>-0.600</text:p>
          </table:table-cell>
          <table:table-cell office:value-type="float" office:value="16.9397892319563" calcext:value-type="float">
            <text:p>16.940</text:p>
          </table:table-cell>
          <table:table-cell table:formula="of:=[.D310]-[.C310]" office:value-type="float" office:value="17.5397892319563" calcext:value-type="float">
            <text:p>17.539789232</text:p>
          </table:table-cell>
          <table:table-cell table:formula="of:=[.E310]-37.9461244425242" office:value-type="float" office:value="-20.4063352105679" calcext:value-type="float">
            <text:p>-20.406</text:p>
          </table:table-cell>
          <table:table-cell/>
        </table:table-row>
        <table:table-row table:style-name="ro2">
          <table:table-cell office:value-type="float" office:value="77750000" calcext:value-type="float">
            <text:p>77750000</text:p>
          </table:table-cell>
          <table:table-cell table:formula="of:=[.A311]/1000000" office:value-type="float" office:value="77.75" calcext:value-type="float">
            <text:p>77.75</text:p>
          </table:table-cell>
          <table:table-cell office:value-type="float" office:value="-0.6" calcext:value-type="float">
            <text:p>-0.600</text:p>
          </table:table-cell>
          <table:table-cell office:value-type="float" office:value="16.7534386775243" calcext:value-type="float">
            <text:p>16.753</text:p>
          </table:table-cell>
          <table:table-cell table:formula="of:=[.D311]-[.C311]" office:value-type="float" office:value="17.3534386775243" calcext:value-type="float">
            <text:p>17.3534386775</text:p>
          </table:table-cell>
          <table:table-cell table:formula="of:=[.E311]-37.9461244425242" office:value-type="float" office:value="-20.5926857649999" calcext:value-type="float">
            <text:p>-20.593</text:p>
          </table:table-cell>
          <table:table-cell/>
        </table:table-row>
        <table:table-row table:style-name="ro2">
          <table:table-cell office:value-type="float" office:value="78000000" calcext:value-type="float">
            <text:p>78000000</text:p>
          </table:table-cell>
          <table:table-cell table:formula="of:=[.A312]/1000000" office:value-type="float" office:value="78" calcext:value-type="float">
            <text:p>78.00</text:p>
          </table:table-cell>
          <table:table-cell office:value-type="float" office:value="-0.6" calcext:value-type="float">
            <text:p>-0.600</text:p>
          </table:table-cell>
          <table:table-cell office:value-type="float" office:value="16.61745101906" calcext:value-type="float">
            <text:p>16.617</text:p>
          </table:table-cell>
          <table:table-cell table:formula="of:=[.D312]-[.C312]" office:value-type="float" office:value="17.21745101906" calcext:value-type="float">
            <text:p>17.2174510191</text:p>
          </table:table-cell>
          <table:table-cell table:formula="of:=[.E312]-37.9461244425242" office:value-type="float" office:value="-20.7286734234642" calcext:value-type="float">
            <text:p>-20.729</text:p>
          </table:table-cell>
          <table:table-cell/>
        </table:table-row>
        <table:table-row table:style-name="ro2">
          <table:table-cell office:value-type="float" office:value="78250000" calcext:value-type="float">
            <text:p>78250000</text:p>
          </table:table-cell>
          <table:table-cell table:formula="of:=[.A313]/1000000" office:value-type="float" office:value="78.25" calcext:value-type="float">
            <text:p>78.25</text:p>
          </table:table-cell>
          <table:table-cell office:value-type="float" office:value="-0.6" calcext:value-type="float">
            <text:p>-0.600</text:p>
          </table:table-cell>
          <table:table-cell office:value-type="float" office:value="16.4479630332022" calcext:value-type="float">
            <text:p>16.448</text:p>
          </table:table-cell>
          <table:table-cell table:formula="of:=[.D313]-[.C313]" office:value-type="float" office:value="17.0479630332022" calcext:value-type="float">
            <text:p>17.0479630332</text:p>
          </table:table-cell>
          <table:table-cell table:formula="of:=[.E313]-37.9461244425242" office:value-type="float" office:value="-20.898161409322" calcext:value-type="float">
            <text:p>-20.898</text:p>
          </table:table-cell>
          <table:table-cell/>
        </table:table-row>
        <table:table-row table:style-name="ro2">
          <table:table-cell office:value-type="float" office:value="78500000" calcext:value-type="float">
            <text:p>78500000</text:p>
          </table:table-cell>
          <table:table-cell table:formula="of:=[.A314]/1000000" office:value-type="float" office:value="78.5" calcext:value-type="float">
            <text:p>78.50</text:p>
          </table:table-cell>
          <table:table-cell office:value-type="float" office:value="-0.6" calcext:value-type="float">
            <text:p>-0.600</text:p>
          </table:table-cell>
          <table:table-cell office:value-type="float" office:value="16.2495912694556" calcext:value-type="float">
            <text:p>16.250</text:p>
          </table:table-cell>
          <table:table-cell table:formula="of:=[.D314]-[.C314]" office:value-type="float" office:value="16.8495912694556" calcext:value-type="float">
            <text:p>16.8495912695</text:p>
          </table:table-cell>
          <table:table-cell table:formula="of:=[.E314]-37.9461244425242" office:value-type="float" office:value="-21.0965331730686" calcext:value-type="float">
            <text:p>-21.097</text:p>
          </table:table-cell>
          <table:table-cell/>
        </table:table-row>
        <table:table-row table:style-name="ro2">
          <table:table-cell office:value-type="float" office:value="78750000" calcext:value-type="float">
            <text:p>78750000</text:p>
          </table:table-cell>
          <table:table-cell table:formula="of:=[.A315]/1000000" office:value-type="float" office:value="78.75" calcext:value-type="float">
            <text:p>78.75</text:p>
          </table:table-cell>
          <table:table-cell office:value-type="float" office:value="-0.6" calcext:value-type="float">
            <text:p>-0.600</text:p>
          </table:table-cell>
          <table:table-cell office:value-type="float" office:value="16.180903515396" calcext:value-type="float">
            <text:p>16.181</text:p>
          </table:table-cell>
          <table:table-cell table:formula="of:=[.D315]-[.C315]" office:value-type="float" office:value="16.780903515396" calcext:value-type="float">
            <text:p>16.7809035154</text:p>
          </table:table-cell>
          <table:table-cell table:formula="of:=[.E315]-37.9461244425242" office:value-type="float" office:value="-21.1652209271282" calcext:value-type="float">
            <text:p>-21.165</text:p>
          </table:table-cell>
          <table:table-cell/>
        </table:table-row>
        <table:table-row table:style-name="ro2">
          <table:table-cell office:value-type="float" office:value="79000000" calcext:value-type="float">
            <text:p>79000000</text:p>
          </table:table-cell>
          <table:table-cell table:formula="of:=[.A316]/1000000" office:value-type="float" office:value="79" calcext:value-type="float">
            <text:p>79.00</text:p>
          </table:table-cell>
          <table:table-cell office:value-type="float" office:value="-0.6" calcext:value-type="float">
            <text:p>-0.600</text:p>
          </table:table-cell>
          <table:table-cell office:value-type="float" office:value="16.0133508745254" calcext:value-type="float">
            <text:p>16.013</text:p>
          </table:table-cell>
          <table:table-cell table:formula="of:=[.D316]-[.C316]" office:value-type="float" office:value="16.6133508745254" calcext:value-type="float">
            <text:p>16.6133508745</text:p>
          </table:table-cell>
          <table:table-cell table:formula="of:=[.E316]-37.9461244425242" office:value-type="float" office:value="-21.3327735679988" calcext:value-type="float">
            <text:p>-21.333</text:p>
          </table:table-cell>
          <table:table-cell/>
        </table:table-row>
        <table:table-row table:style-name="ro2">
          <table:table-cell office:value-type="float" office:value="79250000" calcext:value-type="float">
            <text:p>79250000</text:p>
          </table:table-cell>
          <table:table-cell table:formula="of:=[.A317]/1000000" office:value-type="float" office:value="79.25" calcext:value-type="float">
            <text:p>79.25</text:p>
          </table:table-cell>
          <table:table-cell office:value-type="float" office:value="-0.6" calcext:value-type="float">
            <text:p>-0.600</text:p>
          </table:table-cell>
          <table:table-cell office:value-type="float" office:value="15.9190031261236" calcext:value-type="float">
            <text:p>15.919</text:p>
          </table:table-cell>
          <table:table-cell table:formula="of:=[.D317]-[.C317]" office:value-type="float" office:value="16.5190031261236" calcext:value-type="float">
            <text:p>16.5190031261</text:p>
          </table:table-cell>
          <table:table-cell table:formula="of:=[.E317]-37.9461244425242" office:value-type="float" office:value="-21.4271213164006" calcext:value-type="float">
            <text:p>-21.427</text:p>
          </table:table-cell>
          <table:table-cell/>
        </table:table-row>
        <table:table-row table:style-name="ro2">
          <table:table-cell office:value-type="float" office:value="79500000" calcext:value-type="float">
            <text:p>79500000</text:p>
          </table:table-cell>
          <table:table-cell table:formula="of:=[.A318]/1000000" office:value-type="float" office:value="79.5" calcext:value-type="float">
            <text:p>79.50</text:p>
          </table:table-cell>
          <table:table-cell office:value-type="float" office:value="-0.6" calcext:value-type="float">
            <text:p>-0.600</text:p>
          </table:table-cell>
          <table:table-cell office:value-type="float" office:value="15.7307827350926" calcext:value-type="float">
            <text:p>15.731</text:p>
          </table:table-cell>
          <table:table-cell table:formula="of:=[.D318]-[.C318]" office:value-type="float" office:value="16.3307827350926" calcext:value-type="float">
            <text:p>16.3307827351</text:p>
          </table:table-cell>
          <table:table-cell table:formula="of:=[.E318]-37.9461244425242" office:value-type="float" office:value="-21.6153417074316" calcext:value-type="float">
            <text:p>-21.615</text:p>
          </table:table-cell>
          <table:table-cell/>
        </table:table-row>
        <table:table-row table:style-name="ro2">
          <table:table-cell office:value-type="float" office:value="79750000" calcext:value-type="float">
            <text:p>79750000</text:p>
          </table:table-cell>
          <table:table-cell table:formula="of:=[.A319]/1000000" office:value-type="float" office:value="79.75" calcext:value-type="float">
            <text:p>79.75</text:p>
          </table:table-cell>
          <table:table-cell office:value-type="float" office:value="-0.6" calcext:value-type="float">
            <text:p>-0.600</text:p>
          </table:table-cell>
          <table:table-cell office:value-type="float" office:value="15.595645395574" calcext:value-type="float">
            <text:p>15.596</text:p>
          </table:table-cell>
          <table:table-cell table:formula="of:=[.D319]-[.C319]" office:value-type="float" office:value="16.195645395574" calcext:value-type="float">
            <text:p>16.1956453956</text:p>
          </table:table-cell>
          <table:table-cell table:formula="of:=[.E319]-37.9461244425242" office:value-type="float" office:value="-21.7504790469502" calcext:value-type="float">
            <text:p>-21.750</text:p>
          </table:table-cell>
          <table:table-cell/>
        </table:table-row>
        <table:table-row table:style-name="ro2">
          <table:table-cell office:value-type="float" office:value="80000000" calcext:value-type="float">
            <text:p>80000000</text:p>
          </table:table-cell>
          <table:table-cell table:formula="of:=[.A320]/1000000" office:value-type="float" office:value="80" calcext:value-type="float">
            <text:p>80.00</text:p>
          </table:table-cell>
          <table:table-cell office:value-type="float" office:value="-0.6" calcext:value-type="float">
            <text:p>-0.600</text:p>
          </table:table-cell>
          <table:table-cell office:value-type="float" office:value="15.4929228472188" calcext:value-type="float">
            <text:p>15.493</text:p>
          </table:table-cell>
          <table:table-cell table:formula="of:=[.D320]-[.C320]" office:value-type="float" office:value="16.0929228472188" calcext:value-type="float">
            <text:p>16.0929228472</text:p>
          </table:table-cell>
          <table:table-cell table:formula="of:=[.E320]-37.9461244425242" office:value-type="float" office:value="-21.8532015953054" calcext:value-type="float">
            <text:p>-21.853</text:p>
          </table:table-cell>
          <table:table-cell/>
        </table:table-row>
        <table:table-row table:style-name="ro2">
          <table:table-cell office:value-type="float" office:value="80250000" calcext:value-type="float">
            <text:p>80250000</text:p>
          </table:table-cell>
          <table:table-cell table:formula="of:=[.A321]/1000000" office:value-type="float" office:value="80.25" calcext:value-type="float">
            <text:p>80.25</text:p>
          </table:table-cell>
          <table:table-cell office:value-type="float" office:value="-0.6" calcext:value-type="float">
            <text:p>-0.600</text:p>
          </table:table-cell>
          <table:table-cell office:value-type="float" office:value="15.3631492951852" calcext:value-type="float">
            <text:p>15.363</text:p>
          </table:table-cell>
          <table:table-cell table:formula="of:=[.D321]-[.C321]" office:value-type="float" office:value="15.9631492951852" calcext:value-type="float">
            <text:p>15.9631492952</text:p>
          </table:table-cell>
          <table:table-cell table:formula="of:=[.E321]-37.9461244425242" office:value-type="float" office:value="-21.982975147339" calcext:value-type="float">
            <text:p>-21.983</text:p>
          </table:table-cell>
          <table:table-cell/>
        </table:table-row>
        <table:table-row table:style-name="ro2">
          <table:table-cell office:value-type="float" office:value="80500000" calcext:value-type="float">
            <text:p>80500000</text:p>
          </table:table-cell>
          <table:table-cell table:formula="of:=[.A322]/1000000" office:value-type="float" office:value="80.5" calcext:value-type="float">
            <text:p>80.50</text:p>
          </table:table-cell>
          <table:table-cell office:value-type="float" office:value="-0.6" calcext:value-type="float">
            <text:p>-0.600</text:p>
          </table:table-cell>
          <table:table-cell office:value-type="float" office:value="15.2025046823604" calcext:value-type="float">
            <text:p>15.203</text:p>
          </table:table-cell>
          <table:table-cell table:formula="of:=[.D322]-[.C322]" office:value-type="float" office:value="15.8025046823604" calcext:value-type="float">
            <text:p>15.8025046824</text:p>
          </table:table-cell>
          <table:table-cell table:formula="of:=[.E322]-37.9461244425242" office:value-type="float" office:value="-22.1436197601638" calcext:value-type="float">
            <text:p>-22.144</text:p>
          </table:table-cell>
          <table:table-cell/>
        </table:table-row>
        <table:table-row table:style-name="ro2">
          <table:table-cell office:value-type="float" office:value="80750000" calcext:value-type="float">
            <text:p>80750000</text:p>
          </table:table-cell>
          <table:table-cell table:formula="of:=[.A323]/1000000" office:value-type="float" office:value="80.75" calcext:value-type="float">
            <text:p>80.75</text:p>
          </table:table-cell>
          <table:table-cell office:value-type="float" office:value="-0.6" calcext:value-type="float">
            <text:p>-0.600</text:p>
          </table:table-cell>
          <table:table-cell office:value-type="float" office:value="15.0661351856569" calcext:value-type="float">
            <text:p>15.066</text:p>
          </table:table-cell>
          <table:table-cell table:formula="of:=[.D323]-[.C323]" office:value-type="float" office:value="15.6661351856569" calcext:value-type="float">
            <text:p>15.6661351857</text:p>
          </table:table-cell>
          <table:table-cell table:formula="of:=[.E323]-37.9461244425242" office:value-type="float" office:value="-22.2799892568673" calcext:value-type="float">
            <text:p>-22.280</text:p>
          </table:table-cell>
          <table:table-cell/>
        </table:table-row>
        <table:table-row table:style-name="ro2">
          <table:table-cell office:value-type="float" office:value="81000000" calcext:value-type="float">
            <text:p>81000000</text:p>
          </table:table-cell>
          <table:table-cell table:formula="of:=[.A324]/1000000" office:value-type="float" office:value="81" calcext:value-type="float">
            <text:p>81.00</text:p>
          </table:table-cell>
          <table:table-cell office:value-type="float" office:value="-0.6" calcext:value-type="float">
            <text:p>-0.600</text:p>
          </table:table-cell>
          <table:table-cell office:value-type="float" office:value="14.9340663260199" calcext:value-type="float">
            <text:p>14.934</text:p>
          </table:table-cell>
          <table:table-cell table:formula="of:=[.D324]-[.C324]" office:value-type="float" office:value="15.5340663260199" calcext:value-type="float">
            <text:p>15.534066326</text:p>
          </table:table-cell>
          <table:table-cell table:formula="of:=[.E324]-37.9461244425242" office:value-type="float" office:value="-22.4120581165043" calcext:value-type="float">
            <text:p>-22.412</text:p>
          </table:table-cell>
          <table:table-cell/>
        </table:table-row>
        <table:table-row table:style-name="ro2">
          <table:table-cell office:value-type="float" office:value="81250000" calcext:value-type="float">
            <text:p>81250000</text:p>
          </table:table-cell>
          <table:table-cell table:formula="of:=[.A325]/1000000" office:value-type="float" office:value="81.25" calcext:value-type="float">
            <text:p>81.25</text:p>
          </table:table-cell>
          <table:table-cell office:value-type="float" office:value="-0.6" calcext:value-type="float">
            <text:p>-0.600</text:p>
          </table:table-cell>
          <table:table-cell office:value-type="float" office:value="14.7716541896347" calcext:value-type="float">
            <text:p>14.772</text:p>
          </table:table-cell>
          <table:table-cell table:formula="of:=[.D325]-[.C325]" office:value-type="float" office:value="15.3716541896347" calcext:value-type="float">
            <text:p>15.3716541896</text:p>
          </table:table-cell>
          <table:table-cell table:formula="of:=[.E325]-37.9461244425242" office:value-type="float" office:value="-22.5744702528895" calcext:value-type="float">
            <text:p>-22.574</text:p>
          </table:table-cell>
          <table:table-cell/>
        </table:table-row>
        <table:table-row table:style-name="ro2">
          <table:table-cell office:value-type="float" office:value="81500000" calcext:value-type="float">
            <text:p>81500000</text:p>
          </table:table-cell>
          <table:table-cell table:formula="of:=[.A326]/1000000" office:value-type="float" office:value="81.5" calcext:value-type="float">
            <text:p>81.50</text:p>
          </table:table-cell>
          <table:table-cell office:value-type="float" office:value="-0.6" calcext:value-type="float">
            <text:p>-0.600</text:p>
          </table:table-cell>
          <table:table-cell office:value-type="float" office:value="14.631232021379" calcext:value-type="float">
            <text:p>14.631</text:p>
          </table:table-cell>
          <table:table-cell table:formula="of:=[.D326]-[.C326]" office:value-type="float" office:value="15.231232021379" calcext:value-type="float">
            <text:p>15.2312320214</text:p>
          </table:table-cell>
          <table:table-cell table:formula="of:=[.E326]-37.9461244425242" office:value-type="float" office:value="-22.7148924211452" calcext:value-type="float">
            <text:p>-22.715</text:p>
          </table:table-cell>
          <table:table-cell/>
        </table:table-row>
        <table:table-row table:style-name="ro2">
          <table:table-cell office:value-type="float" office:value="81750000" calcext:value-type="float">
            <text:p>81750000</text:p>
          </table:table-cell>
          <table:table-cell table:formula="of:=[.A327]/1000000" office:value-type="float" office:value="81.75" calcext:value-type="float">
            <text:p>81.75</text:p>
          </table:table-cell>
          <table:table-cell office:value-type="float" office:value="-0.6" calcext:value-type="float">
            <text:p>-0.600</text:p>
          </table:table-cell>
          <table:table-cell office:value-type="float" office:value="14.490968484403" calcext:value-type="float">
            <text:p>14.491</text:p>
          </table:table-cell>
          <table:table-cell table:formula="of:=[.D327]-[.C327]" office:value-type="float" office:value="15.090968484403" calcext:value-type="float">
            <text:p>15.0909684844</text:p>
          </table:table-cell>
          <table:table-cell table:formula="of:=[.E327]-37.9461244425242" office:value-type="float" office:value="-22.8551559581212" calcext:value-type="float">
            <text:p>-22.855</text:p>
          </table:table-cell>
          <table:table-cell/>
        </table:table-row>
        <table:table-row table:style-name="ro2">
          <table:table-cell office:value-type="float" office:value="82000000" calcext:value-type="float">
            <text:p>82000000</text:p>
          </table:table-cell>
          <table:table-cell table:formula="of:=[.A328]/1000000" office:value-type="float" office:value="82" calcext:value-type="float">
            <text:p>82.00</text:p>
          </table:table-cell>
          <table:table-cell office:value-type="float" office:value="-0.6" calcext:value-type="float">
            <text:p>-0.600</text:p>
          </table:table-cell>
          <table:table-cell office:value-type="float" office:value="14.3709516653489" calcext:value-type="float">
            <text:p>14.371</text:p>
          </table:table-cell>
          <table:table-cell table:formula="of:=[.D328]-[.C328]" office:value-type="float" office:value="14.9709516653489" calcext:value-type="float">
            <text:p>14.9709516653</text:p>
          </table:table-cell>
          <table:table-cell table:formula="of:=[.E328]-37.9461244425242" office:value-type="float" office:value="-22.9751727771753" calcext:value-type="float">
            <text:p>-22.975</text:p>
          </table:table-cell>
          <table:table-cell/>
        </table:table-row>
        <table:table-row table:style-name="ro2">
          <table:table-cell office:value-type="float" office:value="82250000" calcext:value-type="float">
            <text:p>82250000</text:p>
          </table:table-cell>
          <table:table-cell table:formula="of:=[.A329]/1000000" office:value-type="float" office:value="82.25" calcext:value-type="float">
            <text:p>82.25</text:p>
          </table:table-cell>
          <table:table-cell office:value-type="float" office:value="-0.6" calcext:value-type="float">
            <text:p>-0.600</text:p>
          </table:table-cell>
          <table:table-cell office:value-type="float" office:value="14.2207790798035" calcext:value-type="float">
            <text:p>14.221</text:p>
          </table:table-cell>
          <table:table-cell table:formula="of:=[.D329]-[.C329]" office:value-type="float" office:value="14.8207790798035" calcext:value-type="float">
            <text:p>14.8207790798</text:p>
          </table:table-cell>
          <table:table-cell table:formula="of:=[.E329]-37.9461244425242" office:value-type="float" office:value="-23.1253453627207" calcext:value-type="float">
            <text:p>-23.125</text:p>
          </table:table-cell>
          <table:table-cell/>
        </table:table-row>
        <table:table-row table:style-name="ro2">
          <table:table-cell office:value-type="float" office:value="82500000" calcext:value-type="float">
            <text:p>82500000</text:p>
          </table:table-cell>
          <table:table-cell table:formula="of:=[.A330]/1000000" office:value-type="float" office:value="82.5" calcext:value-type="float">
            <text:p>82.50</text:p>
          </table:table-cell>
          <table:table-cell office:value-type="float" office:value="-0.6" calcext:value-type="float">
            <text:p>-0.600</text:p>
          </table:table-cell>
          <table:table-cell office:value-type="float" office:value="14.0640741488037" calcext:value-type="float">
            <text:p>14.064</text:p>
          </table:table-cell>
          <table:table-cell table:formula="of:=[.D330]-[.C330]" office:value-type="float" office:value="14.6640741488037" calcext:value-type="float">
            <text:p>14.6640741488</text:p>
          </table:table-cell>
          <table:table-cell table:formula="of:=[.E330]-37.9461244425242" office:value-type="float" office:value="-23.2820502937205" calcext:value-type="float">
            <text:p>-23.282</text:p>
          </table:table-cell>
          <table:table-cell/>
        </table:table-row>
        <table:table-row table:style-name="ro2">
          <table:table-cell office:value-type="float" office:value="82750000" calcext:value-type="float">
            <text:p>82750000</text:p>
          </table:table-cell>
          <table:table-cell table:formula="of:=[.A331]/1000000" office:value-type="float" office:value="82.75" calcext:value-type="float">
            <text:p>82.75</text:p>
          </table:table-cell>
          <table:table-cell office:value-type="float" office:value="-0.6" calcext:value-type="float">
            <text:p>-0.600</text:p>
          </table:table-cell>
          <table:table-cell office:value-type="float" office:value="13.9350287417133" calcext:value-type="float">
            <text:p>13.935</text:p>
          </table:table-cell>
          <table:table-cell table:formula="of:=[.D331]-[.C331]" office:value-type="float" office:value="14.5350287417133" calcext:value-type="float">
            <text:p>14.5350287417</text:p>
          </table:table-cell>
          <table:table-cell table:formula="of:=[.E331]-37.9461244425242" office:value-type="float" office:value="-23.4110957008109" calcext:value-type="float">
            <text:p>-23.411</text:p>
          </table:table-cell>
          <table:table-cell/>
        </table:table-row>
        <table:table-row table:style-name="ro2">
          <table:table-cell office:value-type="float" office:value="83000000" calcext:value-type="float">
            <text:p>83000000</text:p>
          </table:table-cell>
          <table:table-cell table:formula="of:=[.A332]/1000000" office:value-type="float" office:value="83" calcext:value-type="float">
            <text:p>83.00</text:p>
          </table:table-cell>
          <table:table-cell office:value-type="float" office:value="-0.6" calcext:value-type="float">
            <text:p>-0.600</text:p>
          </table:table-cell>
          <table:table-cell office:value-type="float" office:value="13.8271227090695" calcext:value-type="float">
            <text:p>13.827</text:p>
          </table:table-cell>
          <table:table-cell table:formula="of:=[.D332]-[.C332]" office:value-type="float" office:value="14.4271227090695" calcext:value-type="float">
            <text:p>14.4271227091</text:p>
          </table:table-cell>
          <table:table-cell table:formula="of:=[.E332]-37.9461244425242" office:value-type="float" office:value="-23.5190017334547" calcext:value-type="float">
            <text:p>-23.519</text:p>
          </table:table-cell>
          <table:table-cell/>
        </table:table-row>
        <table:table-row table:style-name="ro2">
          <table:table-cell office:value-type="float" office:value="83250000" calcext:value-type="float">
            <text:p>83250000</text:p>
          </table:table-cell>
          <table:table-cell table:formula="of:=[.A333]/1000000" office:value-type="float" office:value="83.25" calcext:value-type="float">
            <text:p>83.25</text:p>
          </table:table-cell>
          <table:table-cell office:value-type="float" office:value="-0.6" calcext:value-type="float">
            <text:p>-0.600</text:p>
          </table:table-cell>
          <table:table-cell office:value-type="float" office:value="13.7166555941635" calcext:value-type="float">
            <text:p>13.717</text:p>
          </table:table-cell>
          <table:table-cell table:formula="of:=[.D333]-[.C333]" office:value-type="float" office:value="14.3166555941635" calcext:value-type="float">
            <text:p>14.3166555942</text:p>
          </table:table-cell>
          <table:table-cell table:formula="of:=[.E333]-37.9461244425242" office:value-type="float" office:value="-23.6294688483607" calcext:value-type="float">
            <text:p>-23.629</text:p>
          </table:table-cell>
          <table:table-cell/>
        </table:table-row>
        <table:table-row table:style-name="ro2">
          <table:table-cell office:value-type="float" office:value="83500000" calcext:value-type="float">
            <text:p>83500000</text:p>
          </table:table-cell>
          <table:table-cell table:formula="of:=[.A334]/1000000" office:value-type="float" office:value="83.5" calcext:value-type="float">
            <text:p>83.50</text:p>
          </table:table-cell>
          <table:table-cell office:value-type="float" office:value="-0.6" calcext:value-type="float">
            <text:p>-0.600</text:p>
          </table:table-cell>
          <table:table-cell office:value-type="float" office:value="13.5843227294247" calcext:value-type="float">
            <text:p>13.584</text:p>
          </table:table-cell>
          <table:table-cell table:formula="of:=[.D334]-[.C334]" office:value-type="float" office:value="14.1843227294247" calcext:value-type="float">
            <text:p>14.1843227294</text:p>
          </table:table-cell>
          <table:table-cell table:formula="of:=[.E334]-37.9461244425242" office:value-type="float" office:value="-23.7618017130995" calcext:value-type="float">
            <text:p>-23.762</text:p>
          </table:table-cell>
          <table:table-cell/>
        </table:table-row>
        <table:table-row table:style-name="ro2">
          <table:table-cell office:value-type="float" office:value="83750000" calcext:value-type="float">
            <text:p>83750000</text:p>
          </table:table-cell>
          <table:table-cell table:formula="of:=[.A335]/1000000" office:value-type="float" office:value="83.75" calcext:value-type="float">
            <text:p>83.75</text:p>
          </table:table-cell>
          <table:table-cell office:value-type="float" office:value="-0.6" calcext:value-type="float">
            <text:p>-0.600</text:p>
          </table:table-cell>
          <table:table-cell office:value-type="float" office:value="13.4754020035762" calcext:value-type="float">
            <text:p>13.475</text:p>
          </table:table-cell>
          <table:table-cell table:formula="of:=[.D335]-[.C335]" office:value-type="float" office:value="14.0754020035762" calcext:value-type="float">
            <text:p>14.0754020036</text:p>
          </table:table-cell>
          <table:table-cell table:formula="of:=[.E335]-37.9461244425242" office:value-type="float" office:value="-23.870722438948" calcext:value-type="float">
            <text:p>-23.871</text:p>
          </table:table-cell>
          <table:table-cell/>
        </table:table-row>
        <table:table-row table:style-name="ro2">
          <table:table-cell office:value-type="float" office:value="84000000" calcext:value-type="float">
            <text:p>84000000</text:p>
          </table:table-cell>
          <table:table-cell table:formula="of:=[.A336]/1000000" office:value-type="float" office:value="84" calcext:value-type="float">
            <text:p>84.00</text:p>
          </table:table-cell>
          <table:table-cell office:value-type="float" office:value="-0.6" calcext:value-type="float">
            <text:p>-0.600</text:p>
          </table:table-cell>
          <table:table-cell office:value-type="float" office:value="13.2084013707901" calcext:value-type="float">
            <text:p>13.208</text:p>
          </table:table-cell>
          <table:table-cell table:formula="of:=[.D336]-[.C336]" office:value-type="float" office:value="13.8084013707901" calcext:value-type="float">
            <text:p>13.8084013708</text:p>
          </table:table-cell>
          <table:table-cell table:formula="of:=[.E336]-37.9461244425242" office:value-type="float" office:value="-24.1377230717341" calcext:value-type="float">
            <text:p>-24.138</text:p>
          </table:table-cell>
          <table:table-cell/>
        </table:table-row>
        <table:table-row table:style-name="ro2">
          <table:table-cell office:value-type="float" office:value="84250000" calcext:value-type="float">
            <text:p>84250000</text:p>
          </table:table-cell>
          <table:table-cell table:formula="of:=[.A337]/1000000" office:value-type="float" office:value="84.25" calcext:value-type="float">
            <text:p>84.25</text:p>
          </table:table-cell>
          <table:table-cell office:value-type="float" office:value="-0.6" calcext:value-type="float">
            <text:p>-0.600</text:p>
          </table:table-cell>
          <table:table-cell office:value-type="float" office:value="13.1658211640641" calcext:value-type="float">
            <text:p>13.166</text:p>
          </table:table-cell>
          <table:table-cell table:formula="of:=[.D337]-[.C337]" office:value-type="float" office:value="13.7658211640641" calcext:value-type="float">
            <text:p>13.7658211641</text:p>
          </table:table-cell>
          <table:table-cell table:formula="of:=[.E337]-37.9461244425242" office:value-type="float" office:value="-24.1803032784601" calcext:value-type="float">
            <text:p>-24.180</text:p>
          </table:table-cell>
          <table:table-cell/>
        </table:table-row>
        <table:table-row table:style-name="ro2">
          <table:table-cell office:value-type="float" office:value="84500000" calcext:value-type="float">
            <text:p>84500000</text:p>
          </table:table-cell>
          <table:table-cell table:formula="of:=[.A338]/1000000" office:value-type="float" office:value="84.5" calcext:value-type="float">
            <text:p>84.50</text:p>
          </table:table-cell>
          <table:table-cell office:value-type="float" office:value="-0.6" calcext:value-type="float">
            <text:p>-0.600</text:p>
          </table:table-cell>
          <table:table-cell office:value-type="float" office:value="13.0402114888995" calcext:value-type="float">
            <text:p>13.040</text:p>
          </table:table-cell>
          <table:table-cell table:formula="of:=[.D338]-[.C338]" office:value-type="float" office:value="13.6402114888995" calcext:value-type="float">
            <text:p>13.6402114889</text:p>
          </table:table-cell>
          <table:table-cell table:formula="of:=[.E338]-37.9461244425242" office:value-type="float" office:value="-24.3059129536247" calcext:value-type="float">
            <text:p>-24.306</text:p>
          </table:table-cell>
          <table:table-cell/>
        </table:table-row>
        <table:table-row table:style-name="ro2">
          <table:table-cell office:value-type="float" office:value="84750000" calcext:value-type="float">
            <text:p>84750000</text:p>
          </table:table-cell>
          <table:table-cell table:formula="of:=[.A339]/1000000" office:value-type="float" office:value="84.75" calcext:value-type="float">
            <text:p>84.75</text:p>
          </table:table-cell>
          <table:table-cell office:value-type="float" office:value="-0.6" calcext:value-type="float">
            <text:p>-0.600</text:p>
          </table:table-cell>
          <table:table-cell office:value-type="float" office:value="12.9536547341622" calcext:value-type="float">
            <text:p>12.954</text:p>
          </table:table-cell>
          <table:table-cell table:formula="of:=[.D339]-[.C339]" office:value-type="float" office:value="13.5536547341622" calcext:value-type="float">
            <text:p>13.5536547342</text:p>
          </table:table-cell>
          <table:table-cell table:formula="of:=[.E339]-37.9461244425242" office:value-type="float" office:value="-24.392469708362" calcext:value-type="float">
            <text:p>-24.392</text:p>
          </table:table-cell>
          <table:table-cell/>
        </table:table-row>
        <table:table-row table:style-name="ro2">
          <table:table-cell office:value-type="float" office:value="85000000" calcext:value-type="float">
            <text:p>85000000</text:p>
          </table:table-cell>
          <table:table-cell table:formula="of:=[.A340]/1000000" office:value-type="float" office:value="85" calcext:value-type="float">
            <text:p>85.00</text:p>
          </table:table-cell>
          <table:table-cell office:value-type="float" office:value="-0.6" calcext:value-type="float">
            <text:p>-0.600</text:p>
          </table:table-cell>
          <table:table-cell office:value-type="float" office:value="12.7223792451193" calcext:value-type="float">
            <text:p>12.722</text:p>
          </table:table-cell>
          <table:table-cell table:formula="of:=[.D340]-[.C340]" office:value-type="float" office:value="13.3223792451193" calcext:value-type="float">
            <text:p>13.3223792451</text:p>
          </table:table-cell>
          <table:table-cell table:formula="of:=[.E340]-37.9461244425242" office:value-type="float" office:value="-24.6237451974049" calcext:value-type="float">
            <text:p>-24.624</text:p>
          </table:table-cell>
          <table:table-cell/>
        </table:table-row>
        <table:table-row table:style-name="ro2">
          <table:table-cell office:value-type="float" office:value="85250000" calcext:value-type="float">
            <text:p>85250000</text:p>
          </table:table-cell>
          <table:table-cell table:formula="of:=[.A341]/1000000" office:value-type="float" office:value="85.25" calcext:value-type="float">
            <text:p>85.25</text:p>
          </table:table-cell>
          <table:table-cell office:value-type="float" office:value="-0.6" calcext:value-type="float">
            <text:p>-0.600</text:p>
          </table:table-cell>
          <table:table-cell office:value-type="float" office:value="12.6972055860855" calcext:value-type="float">
            <text:p>12.697</text:p>
          </table:table-cell>
          <table:table-cell table:formula="of:=[.D341]-[.C341]" office:value-type="float" office:value="13.2972055860855" calcext:value-type="float">
            <text:p>13.2972055861</text:p>
          </table:table-cell>
          <table:table-cell table:formula="of:=[.E341]-37.9461244425242" office:value-type="float" office:value="-24.6489188564387" calcext:value-type="float">
            <text:p>-24.649</text:p>
          </table:table-cell>
          <table:table-cell/>
        </table:table-row>
        <table:table-row table:style-name="ro2">
          <table:table-cell office:value-type="float" office:value="85500000" calcext:value-type="float">
            <text:p>85500000</text:p>
          </table:table-cell>
          <table:table-cell table:formula="of:=[.A342]/1000000" office:value-type="float" office:value="85.5" calcext:value-type="float">
            <text:p>85.50</text:p>
          </table:table-cell>
          <table:table-cell office:value-type="float" office:value="-0.6" calcext:value-type="float">
            <text:p>-0.600</text:p>
          </table:table-cell>
          <table:table-cell office:value-type="float" office:value="12.5330460966487" calcext:value-type="float">
            <text:p>12.533</text:p>
          </table:table-cell>
          <table:table-cell table:formula="of:=[.D342]-[.C342]" office:value-type="float" office:value="13.1330460966487" calcext:value-type="float">
            <text:p>13.1330460966</text:p>
          </table:table-cell>
          <table:table-cell table:formula="of:=[.E342]-37.9461244425242" office:value-type="float" office:value="-24.8130783458755" calcext:value-type="float">
            <text:p>-24.813</text:p>
          </table:table-cell>
          <table:table-cell/>
        </table:table-row>
        <table:table-row table:style-name="ro2">
          <table:table-cell office:value-type="float" office:value="85750000" calcext:value-type="float">
            <text:p>85750000</text:p>
          </table:table-cell>
          <table:table-cell table:formula="of:=[.A343]/1000000" office:value-type="float" office:value="85.75" calcext:value-type="float">
            <text:p>85.75</text:p>
          </table:table-cell>
          <table:table-cell office:value-type="float" office:value="-0.6" calcext:value-type="float">
            <text:p>-0.600</text:p>
          </table:table-cell>
          <table:table-cell office:value-type="float" office:value="12.4505331589824" calcext:value-type="float">
            <text:p>12.451</text:p>
          </table:table-cell>
          <table:table-cell table:formula="of:=[.D343]-[.C343]" office:value-type="float" office:value="13.0505331589824" calcext:value-type="float">
            <text:p>13.050533159</text:p>
          </table:table-cell>
          <table:table-cell table:formula="of:=[.E343]-37.9461244425242" office:value-type="float" office:value="-24.8955912835418" calcext:value-type="float">
            <text:p>-24.896</text:p>
          </table:table-cell>
          <table:table-cell/>
        </table:table-row>
        <table:table-row table:style-name="ro2">
          <table:table-cell office:value-type="float" office:value="86000000" calcext:value-type="float">
            <text:p>86000000</text:p>
          </table:table-cell>
          <table:table-cell table:formula="of:=[.A344]/1000000" office:value-type="float" office:value="86" calcext:value-type="float">
            <text:p>86.00</text:p>
          </table:table-cell>
          <table:table-cell office:value-type="float" office:value="-0.6" calcext:value-type="float">
            <text:p>-0.600</text:p>
          </table:table-cell>
          <table:table-cell office:value-type="float" office:value="12.3039981335988" calcext:value-type="float">
            <text:p>12.304</text:p>
          </table:table-cell>
          <table:table-cell table:formula="of:=[.D344]-[.C344]" office:value-type="float" office:value="12.9039981335988" calcext:value-type="float">
            <text:p>12.9039981336</text:p>
          </table:table-cell>
          <table:table-cell table:formula="of:=[.E344]-37.9461244425242" office:value-type="float" office:value="-25.0421263089254" calcext:value-type="float">
            <text:p>-25.042</text:p>
          </table:table-cell>
          <table:table-cell/>
        </table:table-row>
        <table:table-row table:style-name="ro2">
          <table:table-cell office:value-type="float" office:value="86250000" calcext:value-type="float">
            <text:p>86250000</text:p>
          </table:table-cell>
          <table:table-cell table:formula="of:=[.A345]/1000000" office:value-type="float" office:value="86.25" calcext:value-type="float">
            <text:p>86.25</text:p>
          </table:table-cell>
          <table:table-cell office:value-type="float" office:value="-0.6" calcext:value-type="float">
            <text:p>-0.600</text:p>
          </table:table-cell>
          <table:table-cell office:value-type="float" office:value="12.1295856117185" calcext:value-type="float">
            <text:p>12.130</text:p>
          </table:table-cell>
          <table:table-cell table:formula="of:=[.D345]-[.C345]" office:value-type="float" office:value="12.7295856117185" calcext:value-type="float">
            <text:p>12.7295856117</text:p>
          </table:table-cell>
          <table:table-cell table:formula="of:=[.E345]-37.9461244425242" office:value-type="float" office:value="-25.2165388308057" calcext:value-type="float">
            <text:p>-25.217</text:p>
          </table:table-cell>
          <table:table-cell/>
        </table:table-row>
        <table:table-row table:style-name="ro2">
          <table:table-cell office:value-type="float" office:value="86500000" calcext:value-type="float">
            <text:p>86500000</text:p>
          </table:table-cell>
          <table:table-cell table:formula="of:=[.A346]/1000000" office:value-type="float" office:value="86.5" calcext:value-type="float">
            <text:p>86.50</text:p>
          </table:table-cell>
          <table:table-cell office:value-type="float" office:value="-0.6" calcext:value-type="float">
            <text:p>-0.600</text:p>
          </table:table-cell>
          <table:table-cell office:value-type="float" office:value="11.9848979983081" calcext:value-type="float">
            <text:p>11.985</text:p>
          </table:table-cell>
          <table:table-cell table:formula="of:=[.D346]-[.C346]" office:value-type="float" office:value="12.5848979983081" calcext:value-type="float">
            <text:p>12.5848979983</text:p>
          </table:table-cell>
          <table:table-cell table:formula="of:=[.E346]-37.9461244425242" office:value-type="float" office:value="-25.3612264442161" calcext:value-type="float">
            <text:p>-25.361</text:p>
          </table:table-cell>
          <table:table-cell/>
        </table:table-row>
        <table:table-row table:style-name="ro2">
          <table:table-cell office:value-type="float" office:value="86750000" calcext:value-type="float">
            <text:p>86750000</text:p>
          </table:table-cell>
          <table:table-cell table:formula="of:=[.A347]/1000000" office:value-type="float" office:value="86.75" calcext:value-type="float">
            <text:p>86.75</text:p>
          </table:table-cell>
          <table:table-cell office:value-type="float" office:value="-0.6" calcext:value-type="float">
            <text:p>-0.600</text:p>
          </table:table-cell>
          <table:table-cell office:value-type="float" office:value="11.8789262094788" calcext:value-type="float">
            <text:p>11.879</text:p>
          </table:table-cell>
          <table:table-cell table:formula="of:=[.D347]-[.C347]" office:value-type="float" office:value="12.4789262094788" calcext:value-type="float">
            <text:p>12.4789262095</text:p>
          </table:table-cell>
          <table:table-cell table:formula="of:=[.E347]-37.9461244425242" office:value-type="float" office:value="-25.4671982330454" calcext:value-type="float">
            <text:p>-25.467</text:p>
          </table:table-cell>
          <table:table-cell/>
        </table:table-row>
        <table:table-row table:style-name="ro2">
          <table:table-cell office:value-type="float" office:value="87000000" calcext:value-type="float">
            <text:p>87000000</text:p>
          </table:table-cell>
          <table:table-cell table:formula="of:=[.A348]/1000000" office:value-type="float" office:value="87" calcext:value-type="float">
            <text:p>87.00</text:p>
          </table:table-cell>
          <table:table-cell office:value-type="float" office:value="-0.6" calcext:value-type="float">
            <text:p>-0.600</text:p>
          </table:table-cell>
          <table:table-cell office:value-type="float" office:value="11.6992419694527" calcext:value-type="float">
            <text:p>11.699</text:p>
          </table:table-cell>
          <table:table-cell table:formula="of:=[.D348]-[.C348]" office:value-type="float" office:value="12.2992419694527" calcext:value-type="float">
            <text:p>12.2992419695</text:p>
          </table:table-cell>
          <table:table-cell table:formula="of:=[.E348]-37.9461244425242" office:value-type="float" office:value="-25.6468824730715" calcext:value-type="float">
            <text:p>-25.647</text:p>
          </table:table-cell>
          <table:table-cell/>
        </table:table-row>
        <table:table-row table:style-name="ro2">
          <table:table-cell office:value-type="float" office:value="87250000" calcext:value-type="float">
            <text:p>87250000</text:p>
          </table:table-cell>
          <table:table-cell table:formula="of:=[.A349]/1000000" office:value-type="float" office:value="87.25" calcext:value-type="float">
            <text:p>87.25</text:p>
          </table:table-cell>
          <table:table-cell office:value-type="float" office:value="-0.6" calcext:value-type="float">
            <text:p>-0.600</text:p>
          </table:table-cell>
          <table:table-cell office:value-type="float" office:value="11.6223721129014" calcext:value-type="float">
            <text:p>11.622</text:p>
          </table:table-cell>
          <table:table-cell table:formula="of:=[.D349]-[.C349]" office:value-type="float" office:value="12.2223721129014" calcext:value-type="float">
            <text:p>12.2223721129</text:p>
          </table:table-cell>
          <table:table-cell table:formula="of:=[.E349]-37.9461244425242" office:value-type="float" office:value="-25.7237523296228" calcext:value-type="float">
            <text:p>-25.724</text:p>
          </table:table-cell>
          <table:table-cell/>
        </table:table-row>
        <table:table-row table:style-name="ro2">
          <table:table-cell office:value-type="float" office:value="87500000" calcext:value-type="float">
            <text:p>87500000</text:p>
          </table:table-cell>
          <table:table-cell table:formula="of:=[.A350]/1000000" office:value-type="float" office:value="87.5" calcext:value-type="float">
            <text:p>87.50</text:p>
          </table:table-cell>
          <table:table-cell office:value-type="float" office:value="-0.6" calcext:value-type="float">
            <text:p>-0.600</text:p>
          </table:table-cell>
          <table:table-cell office:value-type="float" office:value="11.4802095402945" calcext:value-type="float">
            <text:p>11.480</text:p>
          </table:table-cell>
          <table:table-cell table:formula="of:=[.D350]-[.C350]" office:value-type="float" office:value="12.0802095402945" calcext:value-type="float">
            <text:p>12.0802095403</text:p>
          </table:table-cell>
          <table:table-cell table:formula="of:=[.E350]-37.9461244425242" office:value-type="float" office:value="-25.8659149022297" calcext:value-type="float">
            <text:p>-25.866</text:p>
          </table:table-cell>
          <table:table-cell/>
        </table:table-row>
        <table:table-row table:style-name="ro2">
          <table:table-cell office:value-type="float" office:value="87750000" calcext:value-type="float">
            <text:p>87750000</text:p>
          </table:table-cell>
          <table:table-cell table:formula="of:=[.A351]/1000000" office:value-type="float" office:value="87.75" calcext:value-type="float">
            <text:p>87.75</text:p>
          </table:table-cell>
          <table:table-cell office:value-type="float" office:value="-0.6" calcext:value-type="float">
            <text:p>-0.600</text:p>
          </table:table-cell>
          <table:table-cell office:value-type="float" office:value="11.3801171362842" calcext:value-type="float">
            <text:p>11.380</text:p>
          </table:table-cell>
          <table:table-cell table:formula="of:=[.D351]-[.C351]" office:value-type="float" office:value="11.9801171362842" calcext:value-type="float">
            <text:p>11.9801171363</text:p>
          </table:table-cell>
          <table:table-cell table:formula="of:=[.E351]-37.9461244425242" office:value-type="float" office:value="-25.96600730624" calcext:value-type="float">
            <text:p>-25.966</text:p>
          </table:table-cell>
          <table:table-cell/>
        </table:table-row>
        <table:table-row table:style-name="ro2">
          <table:table-cell office:value-type="float" office:value="88000000" calcext:value-type="float">
            <text:p>88000000</text:p>
          </table:table-cell>
          <table:table-cell table:formula="of:=[.A352]/1000000" office:value-type="float" office:value="88" calcext:value-type="float">
            <text:p>88.00</text:p>
          </table:table-cell>
          <table:table-cell office:value-type="float" office:value="-0.6" calcext:value-type="float">
            <text:p>-0.600</text:p>
          </table:table-cell>
          <table:table-cell office:value-type="float" office:value="11.2193289030053" calcext:value-type="float">
            <text:p>11.219</text:p>
          </table:table-cell>
          <table:table-cell table:formula="of:=[.D352]-[.C352]" office:value-type="float" office:value="11.8193289030053" calcext:value-type="float">
            <text:p>11.819328903</text:p>
          </table:table-cell>
          <table:table-cell table:formula="of:=[.E352]-37.9461244425242" office:value-type="float" office:value="-26.1267955395189" calcext:value-type="float">
            <text:p>-26.127</text:p>
          </table:table-cell>
          <table:table-cell/>
        </table:table-row>
        <table:table-row table:style-name="ro2">
          <table:table-cell office:value-type="float" office:value="88250000" calcext:value-type="float">
            <text:p>88250000</text:p>
          </table:table-cell>
          <table:table-cell table:formula="of:=[.A353]/1000000" office:value-type="float" office:value="88.25" calcext:value-type="float">
            <text:p>88.25</text:p>
          </table:table-cell>
          <table:table-cell office:value-type="float" office:value="-0.6" calcext:value-type="float">
            <text:p>-0.600</text:p>
          </table:table-cell>
          <table:table-cell office:value-type="float" office:value="11.1320115965106" calcext:value-type="float">
            <text:p>11.132</text:p>
          </table:table-cell>
          <table:table-cell table:formula="of:=[.D353]-[.C353]" office:value-type="float" office:value="11.7320115965106" calcext:value-type="float">
            <text:p>11.7320115965</text:p>
          </table:table-cell>
          <table:table-cell table:formula="of:=[.E353]-37.9461244425242" office:value-type="float" office:value="-26.2141128460136" calcext:value-type="float">
            <text:p>-26.214</text:p>
          </table:table-cell>
          <table:table-cell/>
        </table:table-row>
        <table:table-row table:style-name="ro2">
          <table:table-cell office:value-type="float" office:value="88500000" calcext:value-type="float">
            <text:p>88500000</text:p>
          </table:table-cell>
          <table:table-cell table:formula="of:=[.A354]/1000000" office:value-type="float" office:value="88.5" calcext:value-type="float">
            <text:p>88.50</text:p>
          </table:table-cell>
          <table:table-cell office:value-type="float" office:value="-0.6" calcext:value-type="float">
            <text:p>-0.600</text:p>
          </table:table-cell>
          <table:table-cell office:value-type="float" office:value="10.9280326254665" calcext:value-type="float">
            <text:p>10.928</text:p>
          </table:table-cell>
          <table:table-cell table:formula="of:=[.D354]-[.C354]" office:value-type="float" office:value="11.5280326254665" calcext:value-type="float">
            <text:p>11.5280326255</text:p>
          </table:table-cell>
          <table:table-cell table:formula="of:=[.E354]-37.9461244425242" office:value-type="float" office:value="-26.4180918170577" calcext:value-type="float">
            <text:p>-26.418</text:p>
          </table:table-cell>
          <table:table-cell/>
        </table:table-row>
        <table:table-row table:style-name="ro2">
          <table:table-cell office:value-type="float" office:value="88750000" calcext:value-type="float">
            <text:p>88750000</text:p>
          </table:table-cell>
          <table:table-cell table:formula="of:=[.A355]/1000000" office:value-type="float" office:value="88.75" calcext:value-type="float">
            <text:p>88.75</text:p>
          </table:table-cell>
          <table:table-cell office:value-type="float" office:value="-0.6" calcext:value-type="float">
            <text:p>-0.600</text:p>
          </table:table-cell>
          <table:table-cell office:value-type="float" office:value="10.8719666298256" calcext:value-type="float">
            <text:p>10.872</text:p>
          </table:table-cell>
          <table:table-cell table:formula="of:=[.D355]-[.C355]" office:value-type="float" office:value="11.4719666298256" calcext:value-type="float">
            <text:p>11.4719666298</text:p>
          </table:table-cell>
          <table:table-cell table:formula="of:=[.E355]-37.9461244425242" office:value-type="float" office:value="-26.4741578126986" calcext:value-type="float">
            <text:p>-26.474</text:p>
          </table:table-cell>
          <table:table-cell/>
        </table:table-row>
        <table:table-row table:style-name="ro2">
          <table:table-cell office:value-type="float" office:value="89000000" calcext:value-type="float">
            <text:p>89000000</text:p>
          </table:table-cell>
          <table:table-cell table:formula="of:=[.A356]/1000000" office:value-type="float" office:value="89" calcext:value-type="float">
            <text:p>89.00</text:p>
          </table:table-cell>
          <table:table-cell office:value-type="float" office:value="-0.6" calcext:value-type="float">
            <text:p>-0.600</text:p>
          </table:table-cell>
          <table:table-cell office:value-type="float" office:value="10.742935715091" calcext:value-type="float">
            <text:p>10.743</text:p>
          </table:table-cell>
          <table:table-cell table:formula="of:=[.D356]-[.C356]" office:value-type="float" office:value="11.342935715091" calcext:value-type="float">
            <text:p>11.3429357151</text:p>
          </table:table-cell>
          <table:table-cell table:formula="of:=[.E356]-37.9461244425242" office:value-type="float" office:value="-26.6031887274332" calcext:value-type="float">
            <text:p>-26.603</text:p>
          </table:table-cell>
          <table:table-cell/>
        </table:table-row>
        <table:table-row table:style-name="ro2">
          <table:table-cell office:value-type="float" office:value="89250000" calcext:value-type="float">
            <text:p>89250000</text:p>
          </table:table-cell>
          <table:table-cell table:formula="of:=[.A357]/1000000" office:value-type="float" office:value="89.25" calcext:value-type="float">
            <text:p>89.25</text:p>
          </table:table-cell>
          <table:table-cell office:value-type="float" office:value="-0.6" calcext:value-type="float">
            <text:p>-0.600</text:p>
          </table:table-cell>
          <table:table-cell office:value-type="float" office:value="10.628180683349" calcext:value-type="float">
            <text:p>10.628</text:p>
          </table:table-cell>
          <table:table-cell table:formula="of:=[.D357]-[.C357]" office:value-type="float" office:value="11.228180683349" calcext:value-type="float">
            <text:p>11.2281806833</text:p>
          </table:table-cell>
          <table:table-cell table:formula="of:=[.E357]-37.9461244425242" office:value-type="float" office:value="-26.7179437591752" calcext:value-type="float">
            <text:p>-26.718</text:p>
          </table:table-cell>
          <table:table-cell/>
        </table:table-row>
        <table:table-row table:style-name="ro2">
          <table:table-cell office:value-type="float" office:value="89500000" calcext:value-type="float">
            <text:p>89500000</text:p>
          </table:table-cell>
          <table:table-cell table:formula="of:=[.A358]/1000000" office:value-type="float" office:value="89.5" calcext:value-type="float">
            <text:p>89.50</text:p>
          </table:table-cell>
          <table:table-cell office:value-type="float" office:value="-0.6" calcext:value-type="float">
            <text:p>-0.600</text:p>
          </table:table-cell>
          <table:table-cell office:value-type="float" office:value="10.4618186895132" calcext:value-type="float">
            <text:p>10.462</text:p>
          </table:table-cell>
          <table:table-cell table:formula="of:=[.D358]-[.C358]" office:value-type="float" office:value="11.0618186895132" calcext:value-type="float">
            <text:p>11.0618186895</text:p>
          </table:table-cell>
          <table:table-cell table:formula="of:=[.E358]-37.9461244425242" office:value-type="float" office:value="-26.884305753011" calcext:value-type="float">
            <text:p>-26.884</text:p>
          </table:table-cell>
          <table:table-cell/>
        </table:table-row>
        <table:table-row table:style-name="ro2">
          <table:table-cell office:value-type="float" office:value="89750000" calcext:value-type="float">
            <text:p>89750000</text:p>
          </table:table-cell>
          <table:table-cell table:formula="of:=[.A359]/1000000" office:value-type="float" office:value="89.75" calcext:value-type="float">
            <text:p>89.75</text:p>
          </table:table-cell>
          <table:table-cell office:value-type="float" office:value="-0.6" calcext:value-type="float">
            <text:p>-0.600</text:p>
          </table:table-cell>
          <table:table-cell office:value-type="float" office:value="10.3256478640268" calcext:value-type="float">
            <text:p>10.326</text:p>
          </table:table-cell>
          <table:table-cell table:formula="of:=[.D359]-[.C359]" office:value-type="float" office:value="10.9256478640268" calcext:value-type="float">
            <text:p>10.925647864</text:p>
          </table:table-cell>
          <table:table-cell table:formula="of:=[.E359]-37.9461244425242" office:value-type="float" office:value="-27.0204765784974" calcext:value-type="float">
            <text:p>-27.020</text:p>
          </table:table-cell>
          <table:table-cell/>
        </table:table-row>
        <table:table-row table:style-name="ro2">
          <table:table-cell office:value-type="float" office:value="90000000" calcext:value-type="float">
            <text:p>90000000</text:p>
          </table:table-cell>
          <table:table-cell table:formula="of:=[.A360]/1000000" office:value-type="float" office:value="90" calcext:value-type="float">
            <text:p>90.00</text:p>
          </table:table-cell>
          <table:table-cell office:value-type="float" office:value="-0.6" calcext:value-type="float">
            <text:p>-0.600</text:p>
          </table:table-cell>
          <table:table-cell office:value-type="float" office:value="10.2252231909324" calcext:value-type="float">
            <text:p>10.225</text:p>
          </table:table-cell>
          <table:table-cell table:formula="of:=[.D360]-[.C360]" office:value-type="float" office:value="10.8252231909324" calcext:value-type="float">
            <text:p>10.8252231909</text:p>
          </table:table-cell>
          <table:table-cell table:formula="of:=[.E360]-37.9461244425242" office:value-type="float" office:value="-27.1209012515918" calcext:value-type="float">
            <text:p>-27.121</text:p>
          </table:table-cell>
          <table:table-cell/>
        </table:table-row>
        <table:table-row table:style-name="ro2">
          <table:table-cell office:value-type="float" office:value="90250000" calcext:value-type="float">
            <text:p>90250000</text:p>
          </table:table-cell>
          <table:table-cell table:formula="of:=[.A361]/1000000" office:value-type="float" office:value="90.25" calcext:value-type="float">
            <text:p>90.25</text:p>
          </table:table-cell>
          <table:table-cell office:value-type="float" office:value="-0.6" calcext:value-type="float">
            <text:p>-0.600</text:p>
          </table:table-cell>
          <table:table-cell office:value-type="float" office:value="10.1265138509213" calcext:value-type="float">
            <text:p>10.127</text:p>
          </table:table-cell>
          <table:table-cell table:formula="of:=[.D361]-[.C361]" office:value-type="float" office:value="10.7265138509213" calcext:value-type="float">
            <text:p>10.7265138509</text:p>
          </table:table-cell>
          <table:table-cell table:formula="of:=[.E361]-37.9461244425242" office:value-type="float" office:value="-27.2196105916029" calcext:value-type="float">
            <text:p>-27.220</text:p>
          </table:table-cell>
          <table:table-cell/>
        </table:table-row>
        <table:table-row table:style-name="ro2">
          <table:table-cell office:value-type="float" office:value="90500000" calcext:value-type="float">
            <text:p>90500000</text:p>
          </table:table-cell>
          <table:table-cell table:formula="of:=[.A362]/1000000" office:value-type="float" office:value="90.5" calcext:value-type="float">
            <text:p>90.50</text:p>
          </table:table-cell>
          <table:table-cell office:value-type="float" office:value="-0.6" calcext:value-type="float">
            <text:p>-0.600</text:p>
          </table:table-cell>
          <table:table-cell office:value-type="float" office:value="9.99119426827389" calcext:value-type="float">
            <text:p>9.991</text:p>
          </table:table-cell>
          <table:table-cell table:formula="of:=[.D362]-[.C362]" office:value-type="float" office:value="10.5911942682739" calcext:value-type="float">
            <text:p>10.5911942683</text:p>
          </table:table-cell>
          <table:table-cell table:formula="of:=[.E362]-37.9461244425242" office:value-type="float" office:value="-27.3549301742503" calcext:value-type="float">
            <text:p>-27.355</text:p>
          </table:table-cell>
          <table:table-cell/>
        </table:table-row>
        <table:table-row table:style-name="ro2">
          <table:table-cell office:value-type="float" office:value="90750000" calcext:value-type="float">
            <text:p>90750000</text:p>
          </table:table-cell>
          <table:table-cell table:formula="of:=[.A363]/1000000" office:value-type="float" office:value="90.75" calcext:value-type="float">
            <text:p>90.75</text:p>
          </table:table-cell>
          <table:table-cell office:value-type="float" office:value="-0.6" calcext:value-type="float">
            <text:p>-0.600</text:p>
          </table:table-cell>
          <table:table-cell office:value-type="float" office:value="9.91480157856151" calcext:value-type="float">
            <text:p>9.915</text:p>
          </table:table-cell>
          <table:table-cell table:formula="of:=[.D363]-[.C363]" office:value-type="float" office:value="10.5148015785615" calcext:value-type="float">
            <text:p>10.5148015786</text:p>
          </table:table-cell>
          <table:table-cell table:formula="of:=[.E363]-37.9461244425242" office:value-type="float" office:value="-27.4313228639627" calcext:value-type="float">
            <text:p>-27.431</text:p>
          </table:table-cell>
          <table:table-cell/>
        </table:table-row>
        <table:table-row table:style-name="ro2">
          <table:table-cell office:value-type="float" office:value="91000000" calcext:value-type="float">
            <text:p>91000000</text:p>
          </table:table-cell>
          <table:table-cell table:formula="of:=[.A364]/1000000" office:value-type="float" office:value="91" calcext:value-type="float">
            <text:p>91.00</text:p>
          </table:table-cell>
          <table:table-cell office:value-type="float" office:value="-0.6" calcext:value-type="float">
            <text:p>-0.600</text:p>
          </table:table-cell>
          <table:table-cell office:value-type="float" office:value="9.79386420676389" calcext:value-type="float">
            <text:p>9.794</text:p>
          </table:table-cell>
          <table:table-cell table:formula="of:=[.D364]-[.C364]" office:value-type="float" office:value="10.3938642067639" calcext:value-type="float">
            <text:p>10.3938642068</text:p>
          </table:table-cell>
          <table:table-cell table:formula="of:=[.E364]-37.9461244425242" office:value-type="float" office:value="-27.5522602357603" calcext:value-type="float">
            <text:p>-27.552</text:p>
          </table:table-cell>
          <table:table-cell/>
        </table:table-row>
        <table:table-row table:style-name="ro2">
          <table:table-cell office:value-type="float" office:value="91250000" calcext:value-type="float">
            <text:p>91250000</text:p>
          </table:table-cell>
          <table:table-cell table:formula="of:=[.A365]/1000000" office:value-type="float" office:value="91.25" calcext:value-type="float">
            <text:p>91.25</text:p>
          </table:table-cell>
          <table:table-cell office:value-type="float" office:value="-0.6" calcext:value-type="float">
            <text:p>-0.600</text:p>
          </table:table-cell>
          <table:table-cell office:value-type="float" office:value="9.5865641417344" calcext:value-type="float">
            <text:p>9.587</text:p>
          </table:table-cell>
          <table:table-cell table:formula="of:=[.D365]-[.C365]" office:value-type="float" office:value="10.1865641417344" calcext:value-type="float">
            <text:p>10.1865641417</text:p>
          </table:table-cell>
          <table:table-cell table:formula="of:=[.E365]-37.9461244425242" office:value-type="float" office:value="-27.7595603007898" calcext:value-type="float">
            <text:p>-27.760</text:p>
          </table:table-cell>
          <table:table-cell/>
        </table:table-row>
        <table:table-row table:style-name="ro2">
          <table:table-cell office:value-type="float" office:value="91500000" calcext:value-type="float">
            <text:p>91500000</text:p>
          </table:table-cell>
          <table:table-cell table:formula="of:=[.A366]/1000000" office:value-type="float" office:value="91.5" calcext:value-type="float">
            <text:p>91.50</text:p>
          </table:table-cell>
          <table:table-cell office:value-type="float" office:value="-0.6" calcext:value-type="float">
            <text:p>-0.600</text:p>
          </table:table-cell>
          <table:table-cell office:value-type="float" office:value="9.54437811132794" calcext:value-type="float">
            <text:p>9.544</text:p>
          </table:table-cell>
          <table:table-cell table:formula="of:=[.D366]-[.C366]" office:value-type="float" office:value="10.1443781113279" calcext:value-type="float">
            <text:p>10.1443781113</text:p>
          </table:table-cell>
          <table:table-cell table:formula="of:=[.E366]-37.9461244425242" office:value-type="float" office:value="-27.8017463311963" calcext:value-type="float">
            <text:p>-27.802</text:p>
          </table:table-cell>
          <table:table-cell/>
        </table:table-row>
        <table:table-row table:style-name="ro2">
          <table:table-cell office:value-type="float" office:value="91750000" calcext:value-type="float">
            <text:p>91750000</text:p>
          </table:table-cell>
          <table:table-cell table:formula="of:=[.A367]/1000000" office:value-type="float" office:value="91.75" calcext:value-type="float">
            <text:p>91.75</text:p>
          </table:table-cell>
          <table:table-cell office:value-type="float" office:value="-0.6" calcext:value-type="float">
            <text:p>-0.600</text:p>
          </table:table-cell>
          <table:table-cell office:value-type="float" office:value="9.39659018371785" calcext:value-type="float">
            <text:p>9.397</text:p>
          </table:table-cell>
          <table:table-cell table:formula="of:=[.D367]-[.C367]" office:value-type="float" office:value="9.99659018371785" calcext:value-type="float">
            <text:p>9.9965901837</text:p>
          </table:table-cell>
          <table:table-cell table:formula="of:=[.E367]-37.9461244425242" office:value-type="float" office:value="-27.9495342588064" calcext:value-type="float">
            <text:p>-27.950</text:p>
          </table:table-cell>
          <table:table-cell/>
        </table:table-row>
        <table:table-row table:style-name="ro2">
          <table:table-cell office:value-type="float" office:value="92000000" calcext:value-type="float">
            <text:p>92000000</text:p>
          </table:table-cell>
          <table:table-cell table:formula="of:=[.A368]/1000000" office:value-type="float" office:value="92" calcext:value-type="float">
            <text:p>92.00</text:p>
          </table:table-cell>
          <table:table-cell office:value-type="float" office:value="-0.6" calcext:value-type="float">
            <text:p>-0.600</text:p>
          </table:table-cell>
          <table:table-cell office:value-type="float" office:value="9.31257917972269" calcext:value-type="float">
            <text:p>9.313</text:p>
          </table:table-cell>
          <table:table-cell table:formula="of:=[.D368]-[.C368]" office:value-type="float" office:value="9.91257917972269" calcext:value-type="float">
            <text:p>9.9125791797</text:p>
          </table:table-cell>
          <table:table-cell table:formula="of:=[.E368]-37.9461244425242" office:value-type="float" office:value="-28.0335452628015" calcext:value-type="float">
            <text:p>-28.034</text:p>
          </table:table-cell>
          <table:table-cell/>
        </table:table-row>
        <table:table-row table:style-name="ro2">
          <table:table-cell office:value-type="float" office:value="92250000" calcext:value-type="float">
            <text:p>92250000</text:p>
          </table:table-cell>
          <table:table-cell table:formula="of:=[.A369]/1000000" office:value-type="float" office:value="92.25" calcext:value-type="float">
            <text:p>92.25</text:p>
          </table:table-cell>
          <table:table-cell office:value-type="float" office:value="-0.6" calcext:value-type="float">
            <text:p>-0.600</text:p>
          </table:table-cell>
          <table:table-cell office:value-type="float" office:value="9.15177516613657" calcext:value-type="float">
            <text:p>9.152</text:p>
          </table:table-cell>
          <table:table-cell table:formula="of:=[.D369]-[.C369]" office:value-type="float" office:value="9.75177516613657" calcext:value-type="float">
            <text:p>9.7517751661</text:p>
          </table:table-cell>
          <table:table-cell table:formula="of:=[.E369]-37.9461244425242" office:value-type="float" office:value="-28.1943492763876" calcext:value-type="float">
            <text:p>-28.194</text:p>
          </table:table-cell>
          <table:table-cell/>
        </table:table-row>
        <table:table-row table:style-name="ro2">
          <table:table-cell office:value-type="float" office:value="92500000" calcext:value-type="float">
            <text:p>92500000</text:p>
          </table:table-cell>
          <table:table-cell table:formula="of:=[.A370]/1000000" office:value-type="float" office:value="92.5" calcext:value-type="float">
            <text:p>92.50</text:p>
          </table:table-cell>
          <table:table-cell office:value-type="float" office:value="-0.6" calcext:value-type="float">
            <text:p>-0.600</text:p>
          </table:table-cell>
          <table:table-cell office:value-type="float" office:value="9.07307951186003" calcext:value-type="float">
            <text:p>9.073</text:p>
          </table:table-cell>
          <table:table-cell table:formula="of:=[.D370]-[.C370]" office:value-type="float" office:value="9.67307951186003" calcext:value-type="float">
            <text:p>9.6730795119</text:p>
          </table:table-cell>
          <table:table-cell table:formula="of:=[.E370]-37.9461244425242" office:value-type="float" office:value="-28.2730449306642" calcext:value-type="float">
            <text:p>-28.273</text:p>
          </table:table-cell>
          <table:table-cell/>
        </table:table-row>
        <table:table-row table:style-name="ro2">
          <table:table-cell office:value-type="float" office:value="92750000" calcext:value-type="float">
            <text:p>92750000</text:p>
          </table:table-cell>
          <table:table-cell table:formula="of:=[.A371]/1000000" office:value-type="float" office:value="92.75" calcext:value-type="float">
            <text:p>92.75</text:p>
          </table:table-cell>
          <table:table-cell office:value-type="float" office:value="-0.6" calcext:value-type="float">
            <text:p>-0.600</text:p>
          </table:table-cell>
          <table:table-cell office:value-type="float" office:value="8.93133535562811" calcext:value-type="float">
            <text:p>8.931</text:p>
          </table:table-cell>
          <table:table-cell table:formula="of:=[.D371]-[.C371]" office:value-type="float" office:value="9.53133535562811" calcext:value-type="float">
            <text:p>9.5313353556</text:p>
          </table:table-cell>
          <table:table-cell table:formula="of:=[.E371]-37.9461244425242" office:value-type="float" office:value="-28.4147890868961" calcext:value-type="float">
            <text:p>-28.415</text:p>
          </table:table-cell>
          <table:table-cell/>
        </table:table-row>
        <table:table-row table:style-name="ro2">
          <table:table-cell office:value-type="float" office:value="93000000" calcext:value-type="float">
            <text:p>93000000</text:p>
          </table:table-cell>
          <table:table-cell table:formula="of:=[.A372]/1000000" office:value-type="float" office:value="93" calcext:value-type="float">
            <text:p>93.00</text:p>
          </table:table-cell>
          <table:table-cell office:value-type="float" office:value="-0.6" calcext:value-type="float">
            <text:p>-0.600</text:p>
          </table:table-cell>
          <table:table-cell office:value-type="float" office:value="8.83585789419484" calcext:value-type="float">
            <text:p>8.836</text:p>
          </table:table-cell>
          <table:table-cell table:formula="of:=[.D372]-[.C372]" office:value-type="float" office:value="9.43585789419484" calcext:value-type="float">
            <text:p>9.4358578942</text:p>
          </table:table-cell>
          <table:table-cell table:formula="of:=[.E372]-37.9461244425242" office:value-type="float" office:value="-28.5102665483294" calcext:value-type="float">
            <text:p>-28.510</text:p>
          </table:table-cell>
          <table:table-cell/>
        </table:table-row>
        <table:table-row table:style-name="ro2">
          <table:table-cell office:value-type="float" office:value="93250000" calcext:value-type="float">
            <text:p>93250000</text:p>
          </table:table-cell>
          <table:table-cell table:formula="of:=[.A373]/1000000" office:value-type="float" office:value="93.25" calcext:value-type="float">
            <text:p>93.25</text:p>
          </table:table-cell>
          <table:table-cell office:value-type="float" office:value="-0.6" calcext:value-type="float">
            <text:p>-0.600</text:p>
          </table:table-cell>
          <table:table-cell office:value-type="float" office:value="8.69927935450433" calcext:value-type="float">
            <text:p>8.699</text:p>
          </table:table-cell>
          <table:table-cell table:formula="of:=[.D373]-[.C373]" office:value-type="float" office:value="9.29927935450433" calcext:value-type="float">
            <text:p>9.2992793545</text:p>
          </table:table-cell>
          <table:table-cell table:formula="of:=[.E373]-37.9461244425242" office:value-type="float" office:value="-28.6468450880199" calcext:value-type="float">
            <text:p>-28.647</text:p>
          </table:table-cell>
          <table:table-cell/>
        </table:table-row>
        <table:table-row table:style-name="ro2">
          <table:table-cell office:value-type="float" office:value="93500000" calcext:value-type="float">
            <text:p>93500000</text:p>
          </table:table-cell>
          <table:table-cell table:formula="of:=[.A374]/1000000" office:value-type="float" office:value="93.5" calcext:value-type="float">
            <text:p>93.50</text:p>
          </table:table-cell>
          <table:table-cell office:value-type="float" office:value="-0.6" calcext:value-type="float">
            <text:p>-0.600</text:p>
          </table:table-cell>
          <table:table-cell office:value-type="float" office:value="8.51011873937895" calcext:value-type="float">
            <text:p>8.510</text:p>
          </table:table-cell>
          <table:table-cell table:formula="of:=[.D374]-[.C374]" office:value-type="float" office:value="9.11011873937895" calcext:value-type="float">
            <text:p>9.1101187394</text:p>
          </table:table-cell>
          <table:table-cell table:formula="of:=[.E374]-37.9461244425242" office:value-type="float" office:value="-28.8360057031453" calcext:value-type="float">
            <text:p>-28.836</text:p>
          </table:table-cell>
          <table:table-cell/>
        </table:table-row>
        <table:table-row table:style-name="ro2">
          <table:table-cell office:value-type="float" office:value="93750000" calcext:value-type="float">
            <text:p>93750000</text:p>
          </table:table-cell>
          <table:table-cell table:formula="of:=[.A375]/1000000" office:value-type="float" office:value="93.75" calcext:value-type="float">
            <text:p>93.75</text:p>
          </table:table-cell>
          <table:table-cell office:value-type="float" office:value="-0.6" calcext:value-type="float">
            <text:p>-0.600</text:p>
          </table:table-cell>
          <table:table-cell office:value-type="float" office:value="8.47481505525692" calcext:value-type="float">
            <text:p>8.475</text:p>
          </table:table-cell>
          <table:table-cell table:formula="of:=[.D375]-[.C375]" office:value-type="float" office:value="9.07481505525692" calcext:value-type="float">
            <text:p>9.0748150553</text:p>
          </table:table-cell>
          <table:table-cell table:formula="of:=[.E375]-37.9461244425242" office:value-type="float" office:value="-28.8713093872673" calcext:value-type="float">
            <text:p>-28.871</text:p>
          </table:table-cell>
          <table:table-cell/>
        </table:table-row>
        <table:table-row table:style-name="ro2">
          <table:table-cell office:value-type="float" office:value="94000000" calcext:value-type="float">
            <text:p>94000000</text:p>
          </table:table-cell>
          <table:table-cell table:formula="of:=[.A376]/1000000" office:value-type="float" office:value="94" calcext:value-type="float">
            <text:p>94.00</text:p>
          </table:table-cell>
          <table:table-cell office:value-type="float" office:value="-0.6" calcext:value-type="float">
            <text:p>-0.600</text:p>
          </table:table-cell>
          <table:table-cell office:value-type="float" office:value="8.38283965792916" calcext:value-type="float">
            <text:p>8.383</text:p>
          </table:table-cell>
          <table:table-cell table:formula="of:=[.D376]-[.C376]" office:value-type="float" office:value="8.98283965792916" calcext:value-type="float">
            <text:p>8.9828396579</text:p>
          </table:table-cell>
          <table:table-cell table:formula="of:=[.E376]-37.9461244425242" office:value-type="float" office:value="-28.963284784595" calcext:value-type="float">
            <text:p>-28.963</text:p>
          </table:table-cell>
          <table:table-cell/>
        </table:table-row>
        <table:table-row table:style-name="ro2">
          <table:table-cell office:value-type="float" office:value="94250000" calcext:value-type="float">
            <text:p>94250000</text:p>
          </table:table-cell>
          <table:table-cell table:formula="of:=[.A377]/1000000" office:value-type="float" office:value="94.25" calcext:value-type="float">
            <text:p>94.25</text:p>
          </table:table-cell>
          <table:table-cell office:value-type="float" office:value="-0.6" calcext:value-type="float">
            <text:p>-0.600</text:p>
          </table:table-cell>
          <table:table-cell office:value-type="float" office:value="8.12659258318798" calcext:value-type="float">
            <text:p>8.127</text:p>
          </table:table-cell>
          <table:table-cell table:formula="of:=[.D377]-[.C377]" office:value-type="float" office:value="8.72659258318798" calcext:value-type="float">
            <text:p>8.7265925832</text:p>
          </table:table-cell>
          <table:table-cell table:formula="of:=[.E377]-37.9461244425242" office:value-type="float" office:value="-29.2195318593362" calcext:value-type="float">
            <text:p>-29.220</text:p>
          </table:table-cell>
          <table:table-cell/>
        </table:table-row>
        <table:table-row table:style-name="ro2">
          <table:table-cell office:value-type="float" office:value="94500000" calcext:value-type="float">
            <text:p>94500000</text:p>
          </table:table-cell>
          <table:table-cell table:formula="of:=[.A378]/1000000" office:value-type="float" office:value="94.5" calcext:value-type="float">
            <text:p>94.50</text:p>
          </table:table-cell>
          <table:table-cell office:value-type="float" office:value="-0.6" calcext:value-type="float">
            <text:p>-0.600</text:p>
          </table:table-cell>
          <table:table-cell office:value-type="float" office:value="8.09641312485301" calcext:value-type="float">
            <text:p>8.096</text:p>
          </table:table-cell>
          <table:table-cell table:formula="of:=[.D378]-[.C378]" office:value-type="float" office:value="8.69641312485301" calcext:value-type="float">
            <text:p>8.6964131249</text:p>
          </table:table-cell>
          <table:table-cell table:formula="of:=[.E378]-37.9461244425242" office:value-type="float" office:value="-29.2497113176712" calcext:value-type="float">
            <text:p>-29.250</text:p>
          </table:table-cell>
          <table:table-cell/>
        </table:table-row>
        <table:table-row table:style-name="ro2">
          <table:table-cell office:value-type="float" office:value="94750000" calcext:value-type="float">
            <text:p>94750000</text:p>
          </table:table-cell>
          <table:table-cell table:formula="of:=[.A379]/1000000" office:value-type="float" office:value="94.75" calcext:value-type="float">
            <text:p>94.75</text:p>
          </table:table-cell>
          <table:table-cell office:value-type="float" office:value="-0.6" calcext:value-type="float">
            <text:p>-0.600</text:p>
          </table:table-cell>
          <table:table-cell office:value-type="float" office:value="7.98073545027589" calcext:value-type="float">
            <text:p>7.981</text:p>
          </table:table-cell>
          <table:table-cell table:formula="of:=[.D379]-[.C379]" office:value-type="float" office:value="8.58073545027589" calcext:value-type="float">
            <text:p>8.5807354503</text:p>
          </table:table-cell>
          <table:table-cell table:formula="of:=[.E379]-37.9461244425242" office:value-type="float" office:value="-29.3653889922483" calcext:value-type="float">
            <text:p>-29.365</text:p>
          </table:table-cell>
          <table:table-cell/>
        </table:table-row>
        <table:table-row table:style-name="ro2">
          <table:table-cell office:value-type="float" office:value="95000000" calcext:value-type="float">
            <text:p>95000000</text:p>
          </table:table-cell>
          <table:table-cell table:formula="of:=[.A380]/1000000" office:value-type="float" office:value="95" calcext:value-type="float">
            <text:p>95.00</text:p>
          </table:table-cell>
          <table:table-cell office:value-type="float" office:value="-0.6" calcext:value-type="float">
            <text:p>-0.600</text:p>
          </table:table-cell>
          <table:table-cell office:value-type="float" office:value="7.88969479727238" calcext:value-type="float">
            <text:p>7.890</text:p>
          </table:table-cell>
          <table:table-cell table:formula="of:=[.D380]-[.C380]" office:value-type="float" office:value="8.48969479727238" calcext:value-type="float">
            <text:p>8.4896947973</text:p>
          </table:table-cell>
          <table:table-cell table:formula="of:=[.E380]-37.9461244425242" office:value-type="float" office:value="-29.4564296452518" calcext:value-type="float">
            <text:p>-29.456</text:p>
          </table:table-cell>
          <table:table-cell/>
        </table:table-row>
        <table:table-row table:style-name="ro2">
          <table:table-cell office:value-type="float" office:value="95250000" calcext:value-type="float">
            <text:p>95250000</text:p>
          </table:table-cell>
          <table:table-cell table:formula="of:=[.A381]/1000000" office:value-type="float" office:value="95.25" calcext:value-type="float">
            <text:p>95.25</text:p>
          </table:table-cell>
          <table:table-cell office:value-type="float" office:value="-0.6" calcext:value-type="float">
            <text:p>-0.600</text:p>
          </table:table-cell>
          <table:table-cell office:value-type="float" office:value="7.71515259398043" calcext:value-type="float">
            <text:p>7.715</text:p>
          </table:table-cell>
          <table:table-cell table:formula="of:=[.D381]-[.C381]" office:value-type="float" office:value="8.31515259398043" calcext:value-type="float">
            <text:p>8.315152594</text:p>
          </table:table-cell>
          <table:table-cell table:formula="of:=[.E381]-37.9461244425242" office:value-type="float" office:value="-29.6309718485438" calcext:value-type="float">
            <text:p>-29.631</text:p>
          </table:table-cell>
          <table:table-cell/>
        </table:table-row>
        <table:table-row table:style-name="ro2">
          <table:table-cell office:value-type="float" office:value="95500000" calcext:value-type="float">
            <text:p>95500000</text:p>
          </table:table-cell>
          <table:table-cell table:formula="of:=[.A382]/1000000" office:value-type="float" office:value="95.5" calcext:value-type="float">
            <text:p>95.50</text:p>
          </table:table-cell>
          <table:table-cell office:value-type="float" office:value="-0.6" calcext:value-type="float">
            <text:p>-0.600</text:p>
          </table:table-cell>
          <table:table-cell office:value-type="float" office:value="7.5963541447979" calcext:value-type="float">
            <text:p>7.596</text:p>
          </table:table-cell>
          <table:table-cell table:formula="of:=[.D382]-[.C382]" office:value-type="float" office:value="8.1963541447979" calcext:value-type="float">
            <text:p>8.1963541448</text:p>
          </table:table-cell>
          <table:table-cell table:formula="of:=[.E382]-37.9461244425242" office:value-type="float" office:value="-29.7497702977263" calcext:value-type="float">
            <text:p>-29.750</text:p>
          </table:table-cell>
          <table:table-cell/>
        </table:table-row>
        <table:table-row table:style-name="ro2">
          <table:table-cell office:value-type="float" office:value="95750000" calcext:value-type="float">
            <text:p>95750000</text:p>
          </table:table-cell>
          <table:table-cell table:formula="of:=[.A383]/1000000" office:value-type="float" office:value="95.75" calcext:value-type="float">
            <text:p>95.75</text:p>
          </table:table-cell>
          <table:table-cell office:value-type="float" office:value="-0.6" calcext:value-type="float">
            <text:p>-0.600</text:p>
          </table:table-cell>
          <table:table-cell office:value-type="float" office:value="7.48508424622989" calcext:value-type="float">
            <text:p>7.485</text:p>
          </table:table-cell>
          <table:table-cell table:formula="of:=[.D383]-[.C383]" office:value-type="float" office:value="8.08508424622989" calcext:value-type="float">
            <text:p>8.0850842462</text:p>
          </table:table-cell>
          <table:table-cell table:formula="of:=[.E383]-37.9461244425242" office:value-type="float" office:value="-29.8610401962943" calcext:value-type="float">
            <text:p>-29.861</text:p>
          </table:table-cell>
          <table:table-cell/>
        </table:table-row>
        <table:table-row table:style-name="ro2">
          <table:table-cell office:value-type="float" office:value="96000000" calcext:value-type="float">
            <text:p>96000000</text:p>
          </table:table-cell>
          <table:table-cell table:formula="of:=[.A384]/1000000" office:value-type="float" office:value="96" calcext:value-type="float">
            <text:p>96.00</text:p>
          </table:table-cell>
          <table:table-cell office:value-type="float" office:value="-0.6" calcext:value-type="float">
            <text:p>-0.600</text:p>
          </table:table-cell>
          <table:table-cell office:value-type="float" office:value="7.37653086902722" calcext:value-type="float">
            <text:p>7.377</text:p>
          </table:table-cell>
          <table:table-cell table:formula="of:=[.D384]-[.C384]" office:value-type="float" office:value="7.97653086902722" calcext:value-type="float">
            <text:p>7.976530869</text:p>
          </table:table-cell>
          <table:table-cell table:formula="of:=[.E384]-37.9461244425242" office:value-type="float" office:value="-29.969593573497" calcext:value-type="float">
            <text:p>-29.970</text:p>
          </table:table-cell>
          <table:table-cell/>
        </table:table-row>
        <table:table-row table:style-name="ro2">
          <table:table-cell office:value-type="float" office:value="96250000" calcext:value-type="float">
            <text:p>96250000</text:p>
          </table:table-cell>
          <table:table-cell table:formula="of:=[.A385]/1000000" office:value-type="float" office:value="96.25" calcext:value-type="float">
            <text:p>96.25</text:p>
          </table:table-cell>
          <table:table-cell office:value-type="float" office:value="-0.6" calcext:value-type="float">
            <text:p>-0.600</text:p>
          </table:table-cell>
          <table:table-cell office:value-type="float" office:value="7.2969013649243" calcext:value-type="float">
            <text:p>7.297</text:p>
          </table:table-cell>
          <table:table-cell table:formula="of:=[.D385]-[.C385]" office:value-type="float" office:value="7.8969013649243" calcext:value-type="float">
            <text:p>7.8969013649</text:p>
          </table:table-cell>
          <table:table-cell table:formula="of:=[.E385]-37.9461244425242" office:value-type="float" office:value="-30.0492230775999" calcext:value-type="float">
            <text:p>-30.049</text:p>
          </table:table-cell>
          <table:table-cell/>
        </table:table-row>
        <table:table-row table:style-name="ro2">
          <table:table-cell office:value-type="float" office:value="96500000" calcext:value-type="float">
            <text:p>96500000</text:p>
          </table:table-cell>
          <table:table-cell table:formula="of:=[.A386]/1000000" office:value-type="float" office:value="96.5" calcext:value-type="float">
            <text:p>96.50</text:p>
          </table:table-cell>
          <table:table-cell office:value-type="float" office:value="-0.6" calcext:value-type="float">
            <text:p>-0.600</text:p>
          </table:table-cell>
          <table:table-cell office:value-type="float" office:value="7.2309535994342" calcext:value-type="float">
            <text:p>7.231</text:p>
          </table:table-cell>
          <table:table-cell table:formula="of:=[.D386]-[.C386]" office:value-type="float" office:value="7.8309535994342" calcext:value-type="float">
            <text:p>7.8309535994</text:p>
          </table:table-cell>
          <table:table-cell table:formula="of:=[.E386]-37.9461244425242" office:value-type="float" office:value="-30.11517084309" calcext:value-type="float">
            <text:p>-30.115</text:p>
          </table:table-cell>
          <table:table-cell/>
        </table:table-row>
        <table:table-row table:style-name="ro2">
          <table:table-cell office:value-type="float" office:value="96750000" calcext:value-type="float">
            <text:p>96750000</text:p>
          </table:table-cell>
          <table:table-cell table:formula="of:=[.A387]/1000000" office:value-type="float" office:value="96.75" calcext:value-type="float">
            <text:p>96.75</text:p>
          </table:table-cell>
          <table:table-cell office:value-type="float" office:value="-0.6" calcext:value-type="float">
            <text:p>-0.600</text:p>
          </table:table-cell>
          <table:table-cell office:value-type="float" office:value="7.07161343139395" calcext:value-type="float">
            <text:p>7.072</text:p>
          </table:table-cell>
          <table:table-cell table:formula="of:=[.D387]-[.C387]" office:value-type="float" office:value="7.67161343139395" calcext:value-type="float">
            <text:p>7.6716134314</text:p>
          </table:table-cell>
          <table:table-cell table:formula="of:=[.E387]-37.9461244425242" office:value-type="float" office:value="-30.2745110111303" calcext:value-type="float">
            <text:p>-30.275</text:p>
          </table:table-cell>
          <table:table-cell/>
        </table:table-row>
        <table:table-row table:style-name="ro2">
          <table:table-cell office:value-type="float" office:value="97000000" calcext:value-type="float">
            <text:p>97000000</text:p>
          </table:table-cell>
          <table:table-cell table:formula="of:=[.A388]/1000000" office:value-type="float" office:value="97" calcext:value-type="float">
            <text:p>97.00</text:p>
          </table:table-cell>
          <table:table-cell office:value-type="float" office:value="-0.6" calcext:value-type="float">
            <text:p>-0.600</text:p>
          </table:table-cell>
          <table:table-cell office:value-type="float" office:value="6.94178495765274" calcext:value-type="float">
            <text:p>6.942</text:p>
          </table:table-cell>
          <table:table-cell table:formula="of:=[.D388]-[.C388]" office:value-type="float" office:value="7.54178495765274" calcext:value-type="float">
            <text:p>7.5417849577</text:p>
          </table:table-cell>
          <table:table-cell table:formula="of:=[.E388]-37.9461244425242" office:value-type="float" office:value="-30.4043394848715" calcext:value-type="float">
            <text:p>-30.404</text:p>
          </table:table-cell>
          <table:table-cell/>
        </table:table-row>
        <table:table-row table:style-name="ro2">
          <table:table-cell office:value-type="float" office:value="97250000" calcext:value-type="float">
            <text:p>97250000</text:p>
          </table:table-cell>
          <table:table-cell table:formula="of:=[.A389]/1000000" office:value-type="float" office:value="97.25" calcext:value-type="float">
            <text:p>97.25</text:p>
          </table:table-cell>
          <table:table-cell office:value-type="float" office:value="-0.6" calcext:value-type="float">
            <text:p>-0.600</text:p>
          </table:table-cell>
          <table:table-cell office:value-type="float" office:value="6.8432667437904" calcext:value-type="float">
            <text:p>6.843</text:p>
          </table:table-cell>
          <table:table-cell table:formula="of:=[.D389]-[.C389]" office:value-type="float" office:value="7.4432667437904" calcext:value-type="float">
            <text:p>7.4432667438</text:p>
          </table:table-cell>
          <table:table-cell table:formula="of:=[.E389]-37.9461244425242" office:value-type="float" office:value="-30.5028576987338" calcext:value-type="float">
            <text:p>-30.503</text:p>
          </table:table-cell>
          <table:table-cell/>
        </table:table-row>
        <table:table-row table:style-name="ro2">
          <table:table-cell office:value-type="float" office:value="97500000" calcext:value-type="float">
            <text:p>97500000</text:p>
          </table:table-cell>
          <table:table-cell table:formula="of:=[.A390]/1000000" office:value-type="float" office:value="97.5" calcext:value-type="float">
            <text:p>97.50</text:p>
          </table:table-cell>
          <table:table-cell office:value-type="float" office:value="-0.6" calcext:value-type="float">
            <text:p>-0.600</text:p>
          </table:table-cell>
          <table:table-cell office:value-type="float" office:value="6.70178373136399" calcext:value-type="float">
            <text:p>6.702</text:p>
          </table:table-cell>
          <table:table-cell table:formula="of:=[.D390]-[.C390]" office:value-type="float" office:value="7.30178373136399" calcext:value-type="float">
            <text:p>7.3017837314</text:p>
          </table:table-cell>
          <table:table-cell table:formula="of:=[.E390]-37.9461244425242" office:value-type="float" office:value="-30.6443407111602" calcext:value-type="float">
            <text:p>-30.644</text:p>
          </table:table-cell>
          <table:table-cell/>
        </table:table-row>
        <table:table-row table:style-name="ro2">
          <table:table-cell office:value-type="float" office:value="97750000" calcext:value-type="float">
            <text:p>97750000</text:p>
          </table:table-cell>
          <table:table-cell table:formula="of:=[.A391]/1000000" office:value-type="float" office:value="97.75" calcext:value-type="float">
            <text:p>97.75</text:p>
          </table:table-cell>
          <table:table-cell office:value-type="float" office:value="-0.6" calcext:value-type="float">
            <text:p>-0.600</text:p>
          </table:table-cell>
          <table:table-cell office:value-type="float" office:value="6.59306458490079" calcext:value-type="float">
            <text:p>6.593</text:p>
          </table:table-cell>
          <table:table-cell table:formula="of:=[.D391]-[.C391]" office:value-type="float" office:value="7.19306458490079" calcext:value-type="float">
            <text:p>7.1930645849</text:p>
          </table:table-cell>
          <table:table-cell table:formula="of:=[.E391]-37.9461244425242" office:value-type="float" office:value="-30.7530598576234" calcext:value-type="float">
            <text:p>-30.753</text:p>
          </table:table-cell>
          <table:table-cell/>
        </table:table-row>
        <table:table-row table:style-name="ro2">
          <table:table-cell office:value-type="float" office:value="98000000" calcext:value-type="float">
            <text:p>98000000</text:p>
          </table:table-cell>
          <table:table-cell table:formula="of:=[.A392]/1000000" office:value-type="float" office:value="98" calcext:value-type="float">
            <text:p>98.00</text:p>
          </table:table-cell>
          <table:table-cell office:value-type="float" office:value="-0.6" calcext:value-type="float">
            <text:p>-0.600</text:p>
          </table:table-cell>
          <table:table-cell office:value-type="float" office:value="6.51045668040974" calcext:value-type="float">
            <text:p>6.510</text:p>
          </table:table-cell>
          <table:table-cell table:formula="of:=[.D392]-[.C392]" office:value-type="float" office:value="7.11045668040974" calcext:value-type="float">
            <text:p>7.1104566804</text:p>
          </table:table-cell>
          <table:table-cell table:formula="of:=[.E392]-37.9461244425242" office:value-type="float" office:value="-30.8356677621145" calcext:value-type="float">
            <text:p>-30.836</text:p>
          </table:table-cell>
          <table:table-cell/>
        </table:table-row>
        <table:table-row table:style-name="ro2">
          <table:table-cell office:value-type="float" office:value="98250000" calcext:value-type="float">
            <text:p>98250000</text:p>
          </table:table-cell>
          <table:table-cell table:formula="of:=[.A393]/1000000" office:value-type="float" office:value="98.25" calcext:value-type="float">
            <text:p>98.25</text:p>
          </table:table-cell>
          <table:table-cell office:value-type="float" office:value="-0.6" calcext:value-type="float">
            <text:p>-0.600</text:p>
          </table:table-cell>
          <table:table-cell office:value-type="float" office:value="6.45305767907252" calcext:value-type="float">
            <text:p>6.453</text:p>
          </table:table-cell>
          <table:table-cell table:formula="of:=[.D393]-[.C393]" office:value-type="float" office:value="7.05305767907252" calcext:value-type="float">
            <text:p>7.0530576791</text:p>
          </table:table-cell>
          <table:table-cell table:formula="of:=[.E393]-37.9461244425242" office:value-type="float" office:value="-30.8930667634517" calcext:value-type="float">
            <text:p>-30.893</text:p>
          </table:table-cell>
          <table:table-cell/>
        </table:table-row>
        <table:table-row table:style-name="ro2">
          <table:table-cell office:value-type="float" office:value="98500000" calcext:value-type="float">
            <text:p>98500000</text:p>
          </table:table-cell>
          <table:table-cell table:formula="of:=[.A394]/1000000" office:value-type="float" office:value="98.5" calcext:value-type="float">
            <text:p>98.50</text:p>
          </table:table-cell>
          <table:table-cell office:value-type="float" office:value="-0.6" calcext:value-type="float">
            <text:p>-0.600</text:p>
          </table:table-cell>
          <table:table-cell office:value-type="float" office:value="6.27489468886797" calcext:value-type="float">
            <text:p>6.275</text:p>
          </table:table-cell>
          <table:table-cell table:formula="of:=[.D394]-[.C394]" office:value-type="float" office:value="6.87489468886797" calcext:value-type="float">
            <text:p>6.8748946889</text:p>
          </table:table-cell>
          <table:table-cell table:formula="of:=[.E394]-37.9461244425242" office:value-type="float" office:value="-31.0712297536562" calcext:value-type="float">
            <text:p>-31.071</text:p>
          </table:table-cell>
          <table:table-cell/>
        </table:table-row>
        <table:table-row table:style-name="ro2">
          <table:table-cell office:value-type="float" office:value="98750000" calcext:value-type="float">
            <text:p>98750000</text:p>
          </table:table-cell>
          <table:table-cell table:formula="of:=[.A395]/1000000" office:value-type="float" office:value="98.75" calcext:value-type="float">
            <text:p>98.75</text:p>
          </table:table-cell>
          <table:table-cell office:value-type="float" office:value="-0.6" calcext:value-type="float">
            <text:p>-0.600</text:p>
          </table:table-cell>
          <table:table-cell office:value-type="float" office:value="6.20502161776452" calcext:value-type="float">
            <text:p>6.205</text:p>
          </table:table-cell>
          <table:table-cell table:formula="of:=[.D395]-[.C395]" office:value-type="float" office:value="6.80502161776452" calcext:value-type="float">
            <text:p>6.8050216178</text:p>
          </table:table-cell>
          <table:table-cell table:formula="of:=[.E395]-37.9461244425242" office:value-type="float" office:value="-31.1411028247597" calcext:value-type="float">
            <text:p>-31.141</text:p>
          </table:table-cell>
          <table:table-cell/>
        </table:table-row>
        <table:table-row table:style-name="ro2">
          <table:table-cell office:value-type="float" office:value="99000000" calcext:value-type="float">
            <text:p>99000000</text:p>
          </table:table-cell>
          <table:table-cell table:formula="of:=[.A396]/1000000" office:value-type="float" office:value="99" calcext:value-type="float">
            <text:p>99.00</text:p>
          </table:table-cell>
          <table:table-cell office:value-type="float" office:value="-0.6" calcext:value-type="float">
            <text:p>-0.600</text:p>
          </table:table-cell>
          <table:table-cell office:value-type="float" office:value="6.05275826789085" calcext:value-type="float">
            <text:p>6.053</text:p>
          </table:table-cell>
          <table:table-cell table:formula="of:=[.D396]-[.C396]" office:value-type="float" office:value="6.65275826789085" calcext:value-type="float">
            <text:p>6.6527582679</text:p>
          </table:table-cell>
          <table:table-cell table:formula="of:=[.E396]-37.9461244425242" office:value-type="float" office:value="-31.2933661746333" calcext:value-type="float">
            <text:p>-31.293</text:p>
          </table:table-cell>
          <table:table-cell/>
        </table:table-row>
        <table:table-row table:style-name="ro2">
          <table:table-cell office:value-type="float" office:value="99250000" calcext:value-type="float">
            <text:p>99250000</text:p>
          </table:table-cell>
          <table:table-cell table:formula="of:=[.A397]/1000000" office:value-type="float" office:value="99.25" calcext:value-type="float">
            <text:p>99.25</text:p>
          </table:table-cell>
          <table:table-cell office:value-type="float" office:value="-0.6" calcext:value-type="float">
            <text:p>-0.600</text:p>
          </table:table-cell>
          <table:table-cell office:value-type="float" office:value="5.95637900751997" calcext:value-type="float">
            <text:p>5.956</text:p>
          </table:table-cell>
          <table:table-cell table:formula="of:=[.D397]-[.C397]" office:value-type="float" office:value="6.55637900751997" calcext:value-type="float">
            <text:p>6.5563790075</text:p>
          </table:table-cell>
          <table:table-cell table:formula="of:=[.E397]-37.9461244425242" office:value-type="float" office:value="-31.3897454350042" calcext:value-type="float">
            <text:p>-31.390</text:p>
          </table:table-cell>
          <table:table-cell/>
        </table:table-row>
        <table:table-row table:style-name="ro2">
          <table:table-cell office:value-type="float" office:value="99500000" calcext:value-type="float">
            <text:p>99500000</text:p>
          </table:table-cell>
          <table:table-cell table:formula="of:=[.A398]/1000000" office:value-type="float" office:value="99.5" calcext:value-type="float">
            <text:p>99.50</text:p>
          </table:table-cell>
          <table:table-cell office:value-type="float" office:value="-0.6" calcext:value-type="float">
            <text:p>-0.600</text:p>
          </table:table-cell>
          <table:table-cell office:value-type="float" office:value="5.80631323218043" calcext:value-type="float">
            <text:p>5.806</text:p>
          </table:table-cell>
          <table:table-cell table:formula="of:=[.D398]-[.C398]" office:value-type="float" office:value="6.40631323218043" calcext:value-type="float">
            <text:p>6.4063132322</text:p>
          </table:table-cell>
          <table:table-cell table:formula="of:=[.E398]-37.9461244425242" office:value-type="float" office:value="-31.5398112103438" calcext:value-type="float">
            <text:p>-31.540</text:p>
          </table:table-cell>
          <table:table-cell/>
        </table:table-row>
        <table:table-row table:style-name="ro2">
          <table:table-cell office:value-type="float" office:value="99750000" calcext:value-type="float">
            <text:p>99750000</text:p>
          </table:table-cell>
          <table:table-cell table:formula="of:=[.A399]/1000000" office:value-type="float" office:value="99.75" calcext:value-type="float">
            <text:p>99.75</text:p>
          </table:table-cell>
          <table:table-cell office:value-type="float" office:value="-0.6" calcext:value-type="float">
            <text:p>-0.600</text:p>
          </table:table-cell>
          <table:table-cell office:value-type="float" office:value="5.70518292945724" calcext:value-type="float">
            <text:p>5.705</text:p>
          </table:table-cell>
          <table:table-cell table:formula="of:=[.D399]-[.C399]" office:value-type="float" office:value="6.30518292945724" calcext:value-type="float">
            <text:p>6.3051829295</text:p>
          </table:table-cell>
          <table:table-cell table:formula="of:=[.E399]-37.9461244425242" office:value-type="float" office:value="-31.640941513067" calcext:value-type="float">
            <text:p>-31.641</text:p>
          </table:table-cell>
          <table:table-cell/>
        </table:table-row>
        <table:table-row table:style-name="ro2">
          <table:table-cell office:value-type="float" office:value="100000000" calcext:value-type="float">
            <text:p>100000000</text:p>
          </table:table-cell>
          <table:table-cell table:formula="of:=[.A400]/1000000" office:value-type="float" office:value="100" calcext:value-type="float">
            <text:p>100.00</text:p>
          </table:table-cell>
          <table:table-cell office:value-type="float" office:value="-0.6" calcext:value-type="float">
            <text:p>-0.600</text:p>
          </table:table-cell>
          <table:table-cell office:value-type="float" office:value="5.66393894966532" calcext:value-type="float">
            <text:p>5.664</text:p>
          </table:table-cell>
          <table:table-cell table:formula="of:=[.D400]-[.C400]" office:value-type="float" office:value="6.26393894966532" calcext:value-type="float">
            <text:p>6.2639389497</text:p>
          </table:table-cell>
          <table:table-cell table:formula="of:=[.E400]-37.9461244425242" office:value-type="float" office:value="-31.6821854928589" calcext:value-type="float">
            <text:p>-31.682</text:p>
          </table:table-cell>
          <table:table-cell/>
        </table:table-row>
        <table:table-row table:style-name="ro2">
          <table:table-cell office:value-type="float" office:value="100250000" calcext:value-type="float">
            <text:p>100250000</text:p>
          </table:table-cell>
          <table:table-cell table:formula="of:=[.A401]/1000000" office:value-type="float" office:value="100.25" calcext:value-type="float">
            <text:p>100.25</text:p>
          </table:table-cell>
          <table:table-cell office:value-type="float" office:value="-0.6" calcext:value-type="float">
            <text:p>-0.600</text:p>
          </table:table-cell>
          <table:table-cell office:value-type="float" office:value="5.54220519650068" calcext:value-type="float">
            <text:p>5.542</text:p>
          </table:table-cell>
          <table:table-cell table:formula="of:=[.D401]-[.C401]" office:value-type="float" office:value="6.14220519650068" calcext:value-type="float">
            <text:p>6.1422051965</text:p>
          </table:table-cell>
          <table:table-cell table:formula="of:=[.E401]-37.9461244425242" office:value-type="float" office:value="-31.8039192460235" calcext:value-type="float">
            <text:p>-31.804</text:p>
          </table:table-cell>
          <table:table-cell/>
        </table:table-row>
        <table:table-row table:style-name="ro2">
          <table:table-cell office:value-type="float" office:value="100500000" calcext:value-type="float">
            <text:p>100500000</text:p>
          </table:table-cell>
          <table:table-cell table:formula="of:=[.A402]/1000000" office:value-type="float" office:value="100.5" calcext:value-type="float">
            <text:p>100.50</text:p>
          </table:table-cell>
          <table:table-cell office:value-type="float" office:value="-0.6" calcext:value-type="float">
            <text:p>-0.600</text:p>
          </table:table-cell>
          <table:table-cell office:value-type="float" office:value="5.35767293494113" calcext:value-type="float">
            <text:p>5.358</text:p>
          </table:table-cell>
          <table:table-cell table:formula="of:=[.D402]-[.C402]" office:value-type="float" office:value="5.95767293494113" calcext:value-type="float">
            <text:p>5.9576729349</text:p>
          </table:table-cell>
          <table:table-cell table:formula="of:=[.E402]-37.9461244425242" office:value-type="float" office:value="-31.9884515075831" calcext:value-type="float">
            <text:p>-31.988</text:p>
          </table:table-cell>
          <table:table-cell/>
        </table:table-row>
        <table:table-row table:style-name="ro2">
          <table:table-cell office:value-type="float" office:value="100750000" calcext:value-type="float">
            <text:p>100750000</text:p>
          </table:table-cell>
          <table:table-cell table:formula="of:=[.A403]/1000000" office:value-type="float" office:value="100.75" calcext:value-type="float">
            <text:p>100.75</text:p>
          </table:table-cell>
          <table:table-cell office:value-type="float" office:value="-0.6" calcext:value-type="float">
            <text:p>-0.600</text:p>
          </table:table-cell>
          <table:table-cell office:value-type="float" office:value="5.27922207884373" calcext:value-type="float">
            <text:p>5.279</text:p>
          </table:table-cell>
          <table:table-cell table:formula="of:=[.D403]-[.C403]" office:value-type="float" office:value="5.87922207884373" calcext:value-type="float">
            <text:p>5.8792220788</text:p>
          </table:table-cell>
          <table:table-cell table:formula="of:=[.E403]-37.9461244425242" office:value-type="float" office:value="-32.0669023636805" calcext:value-type="float">
            <text:p>-32.067</text:p>
          </table:table-cell>
          <table:table-cell/>
        </table:table-row>
        <table:table-row table:style-name="ro2">
          <table:table-cell office:value-type="float" office:value="101000000" calcext:value-type="float">
            <text:p>101000000</text:p>
          </table:table-cell>
          <table:table-cell table:formula="of:=[.A404]/1000000" office:value-type="float" office:value="101" calcext:value-type="float">
            <text:p>101.00</text:p>
          </table:table-cell>
          <table:table-cell office:value-type="float" office:value="-0.6" calcext:value-type="float">
            <text:p>-0.600</text:p>
          </table:table-cell>
          <table:table-cell office:value-type="float" office:value="5.21060050804215" calcext:value-type="float">
            <text:p>5.211</text:p>
          </table:table-cell>
          <table:table-cell table:formula="of:=[.D404]-[.C404]" office:value-type="float" office:value="5.81060050804215" calcext:value-type="float">
            <text:p>5.810600508</text:p>
          </table:table-cell>
          <table:table-cell table:formula="of:=[.E404]-37.9461244425242" office:value-type="float" office:value="-32.135523934482" calcext:value-type="float">
            <text:p>-32.136</text:p>
          </table:table-cell>
          <table:table-cell/>
        </table:table-row>
        <table:table-row table:style-name="ro2">
          <table:table-cell office:value-type="float" office:value="101250000" calcext:value-type="float">
            <text:p>101250000</text:p>
          </table:table-cell>
          <table:table-cell table:formula="of:=[.A405]/1000000" office:value-type="float" office:value="101.25" calcext:value-type="float">
            <text:p>101.25</text:p>
          </table:table-cell>
          <table:table-cell office:value-type="float" office:value="-0.6" calcext:value-type="float">
            <text:p>-0.600</text:p>
          </table:table-cell>
          <table:table-cell office:value-type="float" office:value="5.03583302563167" calcext:value-type="float">
            <text:p>5.036</text:p>
          </table:table-cell>
          <table:table-cell table:formula="of:=[.D405]-[.C405]" office:value-type="float" office:value="5.63583302563167" calcext:value-type="float">
            <text:p>5.6358330256</text:p>
          </table:table-cell>
          <table:table-cell table:formula="of:=[.E405]-37.9461244425242" office:value-type="float" office:value="-32.3102914168925" calcext:value-type="float">
            <text:p>-32.310</text:p>
          </table:table-cell>
          <table:table-cell/>
        </table:table-row>
        <table:table-row table:style-name="ro2">
          <table:table-cell office:value-type="float" office:value="101500000" calcext:value-type="float">
            <text:p>101500000</text:p>
          </table:table-cell>
          <table:table-cell table:formula="of:=[.A406]/1000000" office:value-type="float" office:value="101.5" calcext:value-type="float">
            <text:p>101.50</text:p>
          </table:table-cell>
          <table:table-cell office:value-type="float" office:value="-0.6" calcext:value-type="float">
            <text:p>-0.600</text:p>
          </table:table-cell>
          <table:table-cell office:value-type="float" office:value="4.88656212454756" calcext:value-type="float">
            <text:p>4.887</text:p>
          </table:table-cell>
          <table:table-cell table:formula="of:=[.D406]-[.C406]" office:value-type="float" office:value="5.48656212454756" calcext:value-type="float">
            <text:p>5.4865621245</text:p>
          </table:table-cell>
          <table:table-cell table:formula="of:=[.E406]-37.9461244425242" office:value-type="float" office:value="-32.4595623179766" calcext:value-type="float">
            <text:p>-32.460</text:p>
          </table:table-cell>
          <table:table-cell/>
        </table:table-row>
        <table:table-row table:style-name="ro2">
          <table:table-cell office:value-type="float" office:value="101750000" calcext:value-type="float">
            <text:p>101750000</text:p>
          </table:table-cell>
          <table:table-cell table:formula="of:=[.A407]/1000000" office:value-type="float" office:value="101.75" calcext:value-type="float">
            <text:p>101.75</text:p>
          </table:table-cell>
          <table:table-cell office:value-type="float" office:value="-0.6" calcext:value-type="float">
            <text:p>-0.600</text:p>
          </table:table-cell>
          <table:table-cell office:value-type="float" office:value="4.8970586228182" calcext:value-type="float">
            <text:p>4.897</text:p>
          </table:table-cell>
          <table:table-cell table:formula="of:=[.D407]-[.C407]" office:value-type="float" office:value="5.4970586228182" calcext:value-type="float">
            <text:p>5.4970586228</text:p>
          </table:table-cell>
          <table:table-cell table:formula="of:=[.E407]-37.9461244425242" office:value-type="float" office:value="-32.449065819706" calcext:value-type="float">
            <text:p>-32.449</text:p>
          </table:table-cell>
          <table:table-cell/>
        </table:table-row>
        <table:table-row table:style-name="ro2">
          <table:table-cell office:value-type="float" office:value="102000000" calcext:value-type="float">
            <text:p>102000000</text:p>
          </table:table-cell>
          <table:table-cell table:formula="of:=[.A408]/1000000" office:value-type="float" office:value="102" calcext:value-type="float">
            <text:p>102.00</text:p>
          </table:table-cell>
          <table:table-cell office:value-type="float" office:value="-0.6" calcext:value-type="float">
            <text:p>-0.600</text:p>
          </table:table-cell>
          <table:table-cell office:value-type="float" office:value="4.70459093569123" calcext:value-type="float">
            <text:p>4.705</text:p>
          </table:table-cell>
          <table:table-cell table:formula="of:=[.D408]-[.C408]" office:value-type="float" office:value="5.30459093569123" calcext:value-type="float">
            <text:p>5.3045909357</text:p>
          </table:table-cell>
          <table:table-cell table:formula="of:=[.E408]-37.9461244425242" office:value-type="float" office:value="-32.641533506833" calcext:value-type="float">
            <text:p>-32.642</text:p>
          </table:table-cell>
          <table:table-cell/>
        </table:table-row>
        <table:table-row table:style-name="ro2">
          <table:table-cell office:value-type="float" office:value="102250000" calcext:value-type="float">
            <text:p>102250000</text:p>
          </table:table-cell>
          <table:table-cell table:formula="of:=[.A409]/1000000" office:value-type="float" office:value="102.25" calcext:value-type="float">
            <text:p>102.25</text:p>
          </table:table-cell>
          <table:table-cell office:value-type="float" office:value="-0.6" calcext:value-type="float">
            <text:p>-0.600</text:p>
          </table:table-cell>
          <table:table-cell office:value-type="float" office:value="4.67116988293277" calcext:value-type="float">
            <text:p>4.671</text:p>
          </table:table-cell>
          <table:table-cell table:formula="of:=[.D409]-[.C409]" office:value-type="float" office:value="5.27116988293277" calcext:value-type="float">
            <text:p>5.2711698829</text:p>
          </table:table-cell>
          <table:table-cell table:formula="of:=[.E409]-37.9461244425242" office:value-type="float" office:value="-32.6749545595914" calcext:value-type="float">
            <text:p>-32.675</text:p>
          </table:table-cell>
          <table:table-cell/>
        </table:table-row>
        <table:table-row table:style-name="ro2">
          <table:table-cell office:value-type="float" office:value="102500000" calcext:value-type="float">
            <text:p>102500000</text:p>
          </table:table-cell>
          <table:table-cell table:formula="of:=[.A410]/1000000" office:value-type="float" office:value="102.5" calcext:value-type="float">
            <text:p>102.50</text:p>
          </table:table-cell>
          <table:table-cell office:value-type="float" office:value="-0.6" calcext:value-type="float">
            <text:p>-0.600</text:p>
          </table:table-cell>
          <table:table-cell office:value-type="float" office:value="4.51143620928276" calcext:value-type="float">
            <text:p>4.511</text:p>
          </table:table-cell>
          <table:table-cell table:formula="of:=[.D410]-[.C410]" office:value-type="float" office:value="5.11143620928276" calcext:value-type="float">
            <text:p>5.1114362093</text:p>
          </table:table-cell>
          <table:table-cell table:formula="of:=[.E410]-37.9461244425242" office:value-type="float" office:value="-32.8346882332414" calcext:value-type="float">
            <text:p>-32.835</text:p>
          </table:table-cell>
          <table:table-cell/>
        </table:table-row>
        <table:table-row table:style-name="ro2">
          <table:table-cell office:value-type="float" office:value="102750000" calcext:value-type="float">
            <text:p>102750000</text:p>
          </table:table-cell>
          <table:table-cell table:formula="of:=[.A411]/1000000" office:value-type="float" office:value="102.75" calcext:value-type="float">
            <text:p>102.75</text:p>
          </table:table-cell>
          <table:table-cell office:value-type="float" office:value="-0.6" calcext:value-type="float">
            <text:p>-0.600</text:p>
          </table:table-cell>
          <table:table-cell office:value-type="float" office:value="4.39055495342659" calcext:value-type="float">
            <text:p>4.391</text:p>
          </table:table-cell>
          <table:table-cell table:formula="of:=[.D411]-[.C411]" office:value-type="float" office:value="4.99055495342659" calcext:value-type="float">
            <text:p>4.9905549534</text:p>
          </table:table-cell>
          <table:table-cell table:formula="of:=[.E411]-37.9461244425242" office:value-type="float" office:value="-32.9555694890976" calcext:value-type="float">
            <text:p>-32.956</text:p>
          </table:table-cell>
          <table:table-cell/>
        </table:table-row>
        <table:table-row table:style-name="ro2">
          <table:table-cell office:value-type="float" office:value="103000000" calcext:value-type="float">
            <text:p>103000000</text:p>
          </table:table-cell>
          <table:table-cell table:formula="of:=[.A412]/1000000" office:value-type="float" office:value="103" calcext:value-type="float">
            <text:p>103.00</text:p>
          </table:table-cell>
          <table:table-cell office:value-type="float" office:value="-0.6" calcext:value-type="float">
            <text:p>-0.600</text:p>
          </table:table-cell>
          <table:table-cell office:value-type="float" office:value="4.26909134581806" calcext:value-type="float">
            <text:p>4.269</text:p>
          </table:table-cell>
          <table:table-cell table:formula="of:=[.D412]-[.C412]" office:value-type="float" office:value="4.86909134581806" calcext:value-type="float">
            <text:p>4.8690913458</text:p>
          </table:table-cell>
          <table:table-cell table:formula="of:=[.E412]-37.9461244425242" office:value-type="float" office:value="-33.0770330967061" calcext:value-type="float">
            <text:p>-33.077</text:p>
          </table:table-cell>
          <table:table-cell/>
        </table:table-row>
        <table:table-row table:style-name="ro2">
          <table:table-cell office:value-type="float" office:value="103250000" calcext:value-type="float">
            <text:p>103250000</text:p>
          </table:table-cell>
          <table:table-cell table:formula="of:=[.A413]/1000000" office:value-type="float" office:value="103.25" calcext:value-type="float">
            <text:p>103.25</text:p>
          </table:table-cell>
          <table:table-cell office:value-type="float" office:value="-0.6" calcext:value-type="float">
            <text:p>-0.600</text:p>
          </table:table-cell>
          <table:table-cell office:value-type="float" office:value="4.1707499946695" calcext:value-type="float">
            <text:p>4.171</text:p>
          </table:table-cell>
          <table:table-cell table:formula="of:=[.D413]-[.C413]" office:value-type="float" office:value="4.7707499946695" calcext:value-type="float">
            <text:p>4.7707499947</text:p>
          </table:table-cell>
          <table:table-cell table:formula="of:=[.E413]-37.9461244425242" office:value-type="float" office:value="-33.1753744478547" calcext:value-type="float">
            <text:p>-33.175</text:p>
          </table:table-cell>
          <table:table-cell/>
        </table:table-row>
        <table:table-row table:style-name="ro2">
          <table:table-cell office:value-type="float" office:value="103500000" calcext:value-type="float">
            <text:p>103500000</text:p>
          </table:table-cell>
          <table:table-cell table:formula="of:=[.A414]/1000000" office:value-type="float" office:value="103.5" calcext:value-type="float">
            <text:p>103.50</text:p>
          </table:table-cell>
          <table:table-cell office:value-type="float" office:value="-0.6" calcext:value-type="float">
            <text:p>-0.600</text:p>
          </table:table-cell>
          <table:table-cell office:value-type="float" office:value="4.08099169729625" calcext:value-type="float">
            <text:p>4.081</text:p>
          </table:table-cell>
          <table:table-cell table:formula="of:=[.D414]-[.C414]" office:value-type="float" office:value="4.68099169729625" calcext:value-type="float">
            <text:p>4.6809916973</text:p>
          </table:table-cell>
          <table:table-cell table:formula="of:=[.E414]-37.9461244425242" office:value-type="float" office:value="-33.2651327452279" calcext:value-type="float">
            <text:p>-33.265</text:p>
          </table:table-cell>
          <table:table-cell/>
        </table:table-row>
        <table:table-row table:style-name="ro2">
          <table:table-cell office:value-type="float" office:value="103750000" calcext:value-type="float">
            <text:p>103750000</text:p>
          </table:table-cell>
          <table:table-cell table:formula="of:=[.A415]/1000000" office:value-type="float" office:value="103.75" calcext:value-type="float">
            <text:p>103.75</text:p>
          </table:table-cell>
          <table:table-cell office:value-type="float" office:value="-0.6" calcext:value-type="float">
            <text:p>-0.600</text:p>
          </table:table-cell>
          <table:table-cell office:value-type="float" office:value="3.94455493138055" calcext:value-type="float">
            <text:p>3.945</text:p>
          </table:table-cell>
          <table:table-cell table:formula="of:=[.D415]-[.C415]" office:value-type="float" office:value="4.54455493138055" calcext:value-type="float">
            <text:p>4.5445549314</text:p>
          </table:table-cell>
          <table:table-cell table:formula="of:=[.E415]-37.9461244425242" office:value-type="float" office:value="-33.4015695111436" calcext:value-type="float">
            <text:p>-33.402</text:p>
          </table:table-cell>
          <table:table-cell/>
        </table:table-row>
        <table:table-row table:style-name="ro2">
          <table:table-cell office:value-type="float" office:value="104000000" calcext:value-type="float">
            <text:p>104000000</text:p>
          </table:table-cell>
          <table:table-cell table:formula="of:=[.A416]/1000000" office:value-type="float" office:value="104" calcext:value-type="float">
            <text:p>104.00</text:p>
          </table:table-cell>
          <table:table-cell office:value-type="float" office:value="-0.6" calcext:value-type="float">
            <text:p>-0.600</text:p>
          </table:table-cell>
          <table:table-cell office:value-type="float" office:value="3.87478157364169" calcext:value-type="float">
            <text:p>3.875</text:p>
          </table:table-cell>
          <table:table-cell table:formula="of:=[.D416]-[.C416]" office:value-type="float" office:value="4.47478157364169" calcext:value-type="float">
            <text:p>4.4747815736</text:p>
          </table:table-cell>
          <table:table-cell table:formula="of:=[.E416]-37.9461244425242" office:value-type="float" office:value="-33.4713428688825" calcext:value-type="float">
            <text:p>-33.471</text:p>
          </table:table-cell>
          <table:table-cell/>
        </table:table-row>
        <table:table-row table:style-name="ro2">
          <table:table-cell office:value-type="float" office:value="104250000" calcext:value-type="float">
            <text:p>104250000</text:p>
          </table:table-cell>
          <table:table-cell table:formula="of:=[.A417]/1000000" office:value-type="float" office:value="104.25" calcext:value-type="float">
            <text:p>104.25</text:p>
          </table:table-cell>
          <table:table-cell office:value-type="float" office:value="-0.6" calcext:value-type="float">
            <text:p>-0.600</text:p>
          </table:table-cell>
          <table:table-cell office:value-type="float" office:value="3.76566688327119" calcext:value-type="float">
            <text:p>3.766</text:p>
          </table:table-cell>
          <table:table-cell table:formula="of:=[.D417]-[.C417]" office:value-type="float" office:value="4.36566688327119" calcext:value-type="float">
            <text:p>4.3656668833</text:p>
          </table:table-cell>
          <table:table-cell table:formula="of:=[.E417]-37.9461244425242" office:value-type="float" office:value="-33.580457559253" calcext:value-type="float">
            <text:p>-33.580</text:p>
          </table:table-cell>
          <table:table-cell/>
        </table:table-row>
        <table:table-row table:style-name="ro2">
          <table:table-cell office:value-type="float" office:value="104500000" calcext:value-type="float">
            <text:p>104500000</text:p>
          </table:table-cell>
          <table:table-cell table:formula="of:=[.A418]/1000000" office:value-type="float" office:value="104.5" calcext:value-type="float">
            <text:p>104.50</text:p>
          </table:table-cell>
          <table:table-cell office:value-type="float" office:value="-0.6" calcext:value-type="float">
            <text:p>-0.600</text:p>
          </table:table-cell>
          <table:table-cell office:value-type="float" office:value="3.72948131930067" calcext:value-type="float">
            <text:p>3.729</text:p>
          </table:table-cell>
          <table:table-cell table:formula="of:=[.D418]-[.C418]" office:value-type="float" office:value="4.32948131930067" calcext:value-type="float">
            <text:p>4.3294813193</text:p>
          </table:table-cell>
          <table:table-cell table:formula="of:=[.E418]-37.9461244425242" office:value-type="float" office:value="-33.6166431232235" calcext:value-type="float">
            <text:p>-33.617</text:p>
          </table:table-cell>
          <table:table-cell/>
        </table:table-row>
        <table:table-row table:style-name="ro2">
          <table:table-cell office:value-type="float" office:value="104750000" calcext:value-type="float">
            <text:p>104750000</text:p>
          </table:table-cell>
          <table:table-cell table:formula="of:=[.A419]/1000000" office:value-type="float" office:value="104.75" calcext:value-type="float">
            <text:p>104.75</text:p>
          </table:table-cell>
          <table:table-cell office:value-type="float" office:value="-0.6" calcext:value-type="float">
            <text:p>-0.600</text:p>
          </table:table-cell>
          <table:table-cell office:value-type="float" office:value="3.55646944032091" calcext:value-type="float">
            <text:p>3.556</text:p>
          </table:table-cell>
          <table:table-cell table:formula="of:=[.D419]-[.C419]" office:value-type="float" office:value="4.15646944032091" calcext:value-type="float">
            <text:p>4.1564694403</text:p>
          </table:table-cell>
          <table:table-cell table:formula="of:=[.E419]-37.9461244425242" office:value-type="float" office:value="-33.7896550022033" calcext:value-type="float">
            <text:p>-33.790</text:p>
          </table:table-cell>
          <table:table-cell/>
        </table:table-row>
        <table:table-row table:style-name="ro2">
          <table:table-cell office:value-type="float" office:value="105000000" calcext:value-type="float">
            <text:p>105000000</text:p>
          </table:table-cell>
          <table:table-cell table:formula="of:=[.A420]/1000000" office:value-type="float" office:value="105" calcext:value-type="float">
            <text:p>105.00</text:p>
          </table:table-cell>
          <table:table-cell office:value-type="float" office:value="-0.6" calcext:value-type="float">
            <text:p>-0.600</text:p>
          </table:table-cell>
          <table:table-cell office:value-type="float" office:value="3.40531675802823" calcext:value-type="float">
            <text:p>3.405</text:p>
          </table:table-cell>
          <table:table-cell table:formula="of:=[.D420]-[.C420]" office:value-type="float" office:value="4.00531675802823" calcext:value-type="float">
            <text:p>4.005316758</text:p>
          </table:table-cell>
          <table:table-cell table:formula="of:=[.E420]-37.9461244425242" office:value-type="float" office:value="-33.940807684496" calcext:value-type="float">
            <text:p>-33.941</text:p>
          </table:table-cell>
          <table:table-cell/>
        </table:table-row>
        <table:table-row table:style-name="ro2">
          <table:table-cell office:value-type="float" office:value="105250000" calcext:value-type="float">
            <text:p>105250000</text:p>
          </table:table-cell>
          <table:table-cell table:formula="of:=[.A421]/1000000" office:value-type="float" office:value="105.25" calcext:value-type="float">
            <text:p>105.25</text:p>
          </table:table-cell>
          <table:table-cell office:value-type="float" office:value="-0.6" calcext:value-type="float">
            <text:p>-0.600</text:p>
          </table:table-cell>
          <table:table-cell office:value-type="float" office:value="3.37592772189542" calcext:value-type="float">
            <text:p>3.376</text:p>
          </table:table-cell>
          <table:table-cell table:formula="of:=[.D421]-[.C421]" office:value-type="float" office:value="3.97592772189542" calcext:value-type="float">
            <text:p>3.9759277219</text:p>
          </table:table-cell>
          <table:table-cell table:formula="of:=[.E421]-37.9461244425242" office:value-type="float" office:value="-33.9701967206288" calcext:value-type="float">
            <text:p>-33.970</text:p>
          </table:table-cell>
          <table:table-cell/>
        </table:table-row>
        <table:table-row table:style-name="ro2">
          <table:table-cell office:value-type="float" office:value="105500000" calcext:value-type="float">
            <text:p>105500000</text:p>
          </table:table-cell>
          <table:table-cell table:formula="of:=[.A422]/1000000" office:value-type="float" office:value="105.5" calcext:value-type="float">
            <text:p>105.50</text:p>
          </table:table-cell>
          <table:table-cell office:value-type="float" office:value="-0.6" calcext:value-type="float">
            <text:p>-0.600</text:p>
          </table:table-cell>
          <table:table-cell office:value-type="float" office:value="3.20000193005662" calcext:value-type="float">
            <text:p>3.200</text:p>
          </table:table-cell>
          <table:table-cell table:formula="of:=[.D422]-[.C422]" office:value-type="float" office:value="3.80000193005662" calcext:value-type="float">
            <text:p>3.8000019301</text:p>
          </table:table-cell>
          <table:table-cell table:formula="of:=[.E422]-37.9461244425242" office:value-type="float" office:value="-34.1461225124676" calcext:value-type="float">
            <text:p>-34.146</text:p>
          </table:table-cell>
          <table:table-cell/>
        </table:table-row>
        <table:table-row table:style-name="ro2">
          <table:table-cell office:value-type="float" office:value="105750000" calcext:value-type="float">
            <text:p>105750000</text:p>
          </table:table-cell>
          <table:table-cell table:formula="of:=[.A423]/1000000" office:value-type="float" office:value="105.75" calcext:value-type="float">
            <text:p>105.75</text:p>
          </table:table-cell>
          <table:table-cell office:value-type="float" office:value="-0.6" calcext:value-type="float">
            <text:p>-0.600</text:p>
          </table:table-cell>
          <table:table-cell office:value-type="float" office:value="3.18408415826849" calcext:value-type="float">
            <text:p>3.184</text:p>
          </table:table-cell>
          <table:table-cell table:formula="of:=[.D423]-[.C423]" office:value-type="float" office:value="3.78408415826849" calcext:value-type="float">
            <text:p>3.7840841583</text:p>
          </table:table-cell>
          <table:table-cell table:formula="of:=[.E423]-37.9461244425242" office:value-type="float" office:value="-34.1620402842557" calcext:value-type="float">
            <text:p>-34.162</text:p>
          </table:table-cell>
          <table:table-cell/>
        </table:table-row>
        <table:table-row table:style-name="ro2">
          <table:table-cell office:value-type="float" office:value="106000000" calcext:value-type="float">
            <text:p>106000000</text:p>
          </table:table-cell>
          <table:table-cell table:formula="of:=[.A424]/1000000" office:value-type="float" office:value="106" calcext:value-type="float">
            <text:p>106.00</text:p>
          </table:table-cell>
          <table:table-cell office:value-type="float" office:value="-0.6" calcext:value-type="float">
            <text:p>-0.600</text:p>
          </table:table-cell>
          <table:table-cell office:value-type="float" office:value="3.0249363562552" calcext:value-type="float">
            <text:p>3.025</text:p>
          </table:table-cell>
          <table:table-cell table:formula="of:=[.D424]-[.C424]" office:value-type="float" office:value="3.6249363562552" calcext:value-type="float">
            <text:p>3.6249363563</text:p>
          </table:table-cell>
          <table:table-cell table:formula="of:=[.E424]-37.9461244425242" office:value-type="float" office:value="-34.321188086269" calcext:value-type="float">
            <text:p>-34.321</text:p>
          </table:table-cell>
          <table:table-cell/>
        </table:table-row>
        <table:table-row table:style-name="ro2">
          <table:table-cell office:value-type="float" office:value="106250000" calcext:value-type="float">
            <text:p>106250000</text:p>
          </table:table-cell>
          <table:table-cell table:formula="of:=[.A425]/1000000" office:value-type="float" office:value="106.25" calcext:value-type="float">
            <text:p>106.25</text:p>
          </table:table-cell>
          <table:table-cell office:value-type="float" office:value="-0.6" calcext:value-type="float">
            <text:p>-0.600</text:p>
          </table:table-cell>
          <table:table-cell office:value-type="float" office:value="2.97049362520978" calcext:value-type="float">
            <text:p>2.970</text:p>
          </table:table-cell>
          <table:table-cell table:formula="of:=[.D425]-[.C425]" office:value-type="float" office:value="3.57049362520978" calcext:value-type="float">
            <text:p>3.5704936252</text:p>
          </table:table-cell>
          <table:table-cell table:formula="of:=[.E425]-37.9461244425242" office:value-type="float" office:value="-34.3756308173144" calcext:value-type="float">
            <text:p>-34.376</text:p>
          </table:table-cell>
          <table:table-cell/>
        </table:table-row>
        <table:table-row table:style-name="ro2">
          <table:table-cell office:value-type="float" office:value="106500000" calcext:value-type="float">
            <text:p>106500000</text:p>
          </table:table-cell>
          <table:table-cell table:formula="of:=[.A426]/1000000" office:value-type="float" office:value="106.5" calcext:value-type="float">
            <text:p>106.50</text:p>
          </table:table-cell>
          <table:table-cell office:value-type="float" office:value="-0.6" calcext:value-type="float">
            <text:p>-0.600</text:p>
          </table:table-cell>
          <table:table-cell office:value-type="float" office:value="2.77332023810657" calcext:value-type="float">
            <text:p>2.773</text:p>
          </table:table-cell>
          <table:table-cell table:formula="of:=[.D426]-[.C426]" office:value-type="float" office:value="3.37332023810657" calcext:value-type="float">
            <text:p>3.3733202381</text:p>
          </table:table-cell>
          <table:table-cell table:formula="of:=[.E426]-37.9461244425242" office:value-type="float" office:value="-34.5728042044176" calcext:value-type="float">
            <text:p>-34.573</text:p>
          </table:table-cell>
          <table:table-cell/>
        </table:table-row>
        <table:table-row table:style-name="ro2">
          <table:table-cell office:value-type="float" office:value="106750000" calcext:value-type="float">
            <text:p>106750000</text:p>
          </table:table-cell>
          <table:table-cell table:formula="of:=[.A427]/1000000" office:value-type="float" office:value="106.75" calcext:value-type="float">
            <text:p>106.75</text:p>
          </table:table-cell>
          <table:table-cell office:value-type="float" office:value="-0.6" calcext:value-type="float">
            <text:p>-0.600</text:p>
          </table:table-cell>
          <table:table-cell office:value-type="float" office:value="2.75144541259006" calcext:value-type="float">
            <text:p>2.751</text:p>
          </table:table-cell>
          <table:table-cell table:formula="of:=[.D427]-[.C427]" office:value-type="float" office:value="3.35144541259006" calcext:value-type="float">
            <text:p>3.3514454126</text:p>
          </table:table-cell>
          <table:table-cell table:formula="of:=[.E427]-37.9461244425242" office:value-type="float" office:value="-34.5946790299341" calcext:value-type="float">
            <text:p>-34.595</text:p>
          </table:table-cell>
          <table:table-cell/>
        </table:table-row>
        <table:table-row table:style-name="ro2">
          <table:table-cell office:value-type="float" office:value="107000000" calcext:value-type="float">
            <text:p>107000000</text:p>
          </table:table-cell>
          <table:table-cell table:formula="of:=[.A428]/1000000" office:value-type="float" office:value="107" calcext:value-type="float">
            <text:p>107.00</text:p>
          </table:table-cell>
          <table:table-cell office:value-type="float" office:value="-0.6" calcext:value-type="float">
            <text:p>-0.600</text:p>
          </table:table-cell>
          <table:table-cell office:value-type="float" office:value="2.59585485802451" calcext:value-type="float">
            <text:p>2.596</text:p>
          </table:table-cell>
          <table:table-cell table:formula="of:=[.D428]-[.C428]" office:value-type="float" office:value="3.19585485802451" calcext:value-type="float">
            <text:p>3.195854858</text:p>
          </table:table-cell>
          <table:table-cell table:formula="of:=[.E428]-37.9461244425242" office:value-type="float" office:value="-34.7502695844997" calcext:value-type="float">
            <text:p>-34.750</text:p>
          </table:table-cell>
          <table:table-cell/>
        </table:table-row>
        <table:table-row table:style-name="ro2">
          <table:table-cell office:value-type="float" office:value="107250000" calcext:value-type="float">
            <text:p>107250000</text:p>
          </table:table-cell>
          <table:table-cell table:formula="of:=[.A429]/1000000" office:value-type="float" office:value="107.25" calcext:value-type="float">
            <text:p>107.25</text:p>
          </table:table-cell>
          <table:table-cell office:value-type="float" office:value="-0.6" calcext:value-type="float">
            <text:p>-0.600</text:p>
          </table:table-cell>
          <table:table-cell office:value-type="float" office:value="2.50208871156058" calcext:value-type="float">
            <text:p>2.502</text:p>
          </table:table-cell>
          <table:table-cell table:formula="of:=[.D429]-[.C429]" office:value-type="float" office:value="3.10208871156058" calcext:value-type="float">
            <text:p>3.1020887116</text:p>
          </table:table-cell>
          <table:table-cell table:formula="of:=[.E429]-37.9461244425242" office:value-type="float" office:value="-34.8440357309636" calcext:value-type="float">
            <text:p>-34.844</text:p>
          </table:table-cell>
          <table:table-cell/>
        </table:table-row>
        <table:table-row table:style-name="ro2">
          <table:table-cell office:value-type="float" office:value="107500000" calcext:value-type="float">
            <text:p>107500000</text:p>
          </table:table-cell>
          <table:table-cell table:formula="of:=[.A430]/1000000" office:value-type="float" office:value="107.5" calcext:value-type="float">
            <text:p>107.50</text:p>
          </table:table-cell>
          <table:table-cell office:value-type="float" office:value="-0.6" calcext:value-type="float">
            <text:p>-0.600</text:p>
          </table:table-cell>
          <table:table-cell office:value-type="float" office:value="2.41331199997101" calcext:value-type="float">
            <text:p>2.413</text:p>
          </table:table-cell>
          <table:table-cell table:formula="of:=[.D430]-[.C430]" office:value-type="float" office:value="3.01331199997101" calcext:value-type="float">
            <text:p>3.013312</text:p>
          </table:table-cell>
          <table:table-cell table:formula="of:=[.E430]-37.9461244425242" office:value-type="float" office:value="-34.9328124425532" calcext:value-type="float">
            <text:p>-34.933</text:p>
          </table:table-cell>
          <table:table-cell/>
        </table:table-row>
        <table:table-row table:style-name="ro2">
          <table:table-cell office:value-type="float" office:value="107750000" calcext:value-type="float">
            <text:p>107750000</text:p>
          </table:table-cell>
          <table:table-cell table:formula="of:=[.A431]/1000000" office:value-type="float" office:value="107.75" calcext:value-type="float">
            <text:p>107.75</text:p>
          </table:table-cell>
          <table:table-cell office:value-type="float" office:value="-0.6" calcext:value-type="float">
            <text:p>-0.600</text:p>
          </table:table-cell>
          <table:table-cell office:value-type="float" office:value="2.27207872536626" calcext:value-type="float">
            <text:p>2.272</text:p>
          </table:table-cell>
          <table:table-cell table:formula="of:=[.D431]-[.C431]" office:value-type="float" office:value="2.87207872536626" calcext:value-type="float">
            <text:p>2.8720787254</text:p>
          </table:table-cell>
          <table:table-cell table:formula="of:=[.E431]-37.9461244425242" office:value-type="float" office:value="-35.0740457171579" calcext:value-type="float">
            <text:p>-35.074</text:p>
          </table:table-cell>
          <table:table-cell/>
        </table:table-row>
        <table:table-row table:style-name="ro2">
          <table:table-cell office:value-type="float" office:value="108000000" calcext:value-type="float">
            <text:p>108000000</text:p>
          </table:table-cell>
          <table:table-cell table:formula="of:=[.A432]/1000000" office:value-type="float" office:value="108" calcext:value-type="float">
            <text:p>108.00</text:p>
          </table:table-cell>
          <table:table-cell office:value-type="float" office:value="-0.6" calcext:value-type="float">
            <text:p>-0.600</text:p>
          </table:table-cell>
          <table:table-cell office:value-type="float" office:value="2.26617191662352" calcext:value-type="float">
            <text:p>2.266</text:p>
          </table:table-cell>
          <table:table-cell table:formula="of:=[.D432]-[.C432]" office:value-type="float" office:value="2.86617191662352" calcext:value-type="float">
            <text:p>2.8661719166</text:p>
          </table:table-cell>
          <table:table-cell table:formula="of:=[.E432]-37.9461244425242" office:value-type="float" office:value="-35.0799525259007" calcext:value-type="float">
            <text:p>-35.080</text:p>
          </table:table-cell>
          <table:table-cell/>
        </table:table-row>
        <table:table-row table:style-name="ro2">
          <table:table-cell office:value-type="float" office:value="108250000" calcext:value-type="float">
            <text:p>108250000</text:p>
          </table:table-cell>
          <table:table-cell table:formula="of:=[.A433]/1000000" office:value-type="float" office:value="108.25" calcext:value-type="float">
            <text:p>108.25</text:p>
          </table:table-cell>
          <table:table-cell office:value-type="float" office:value="-0.6" calcext:value-type="float">
            <text:p>-0.600</text:p>
          </table:table-cell>
          <table:table-cell office:value-type="float" office:value="2.13541996430166" calcext:value-type="float">
            <text:p>2.135</text:p>
          </table:table-cell>
          <table:table-cell table:formula="of:=[.D433]-[.C433]" office:value-type="float" office:value="2.73541996430166" calcext:value-type="float">
            <text:p>2.7354199643</text:p>
          </table:table-cell>
          <table:table-cell table:formula="of:=[.E433]-37.9461244425242" office:value-type="float" office:value="-35.2107044782225" calcext:value-type="float">
            <text:p>-35.211</text:p>
          </table:table-cell>
          <table:table-cell/>
        </table:table-row>
        <table:table-row table:style-name="ro2">
          <table:table-cell office:value-type="float" office:value="108500000" calcext:value-type="float">
            <text:p>108500000</text:p>
          </table:table-cell>
          <table:table-cell table:formula="of:=[.A434]/1000000" office:value-type="float" office:value="108.5" calcext:value-type="float">
            <text:p>108.50</text:p>
          </table:table-cell>
          <table:table-cell office:value-type="float" office:value="-0.6" calcext:value-type="float">
            <text:p>-0.600</text:p>
          </table:table-cell>
          <table:table-cell office:value-type="float" office:value="2.01514527742857" calcext:value-type="float">
            <text:p>2.015</text:p>
          </table:table-cell>
          <table:table-cell table:formula="of:=[.D434]-[.C434]" office:value-type="float" office:value="2.61514527742857" calcext:value-type="float">
            <text:p>2.6151452774</text:p>
          </table:table-cell>
          <table:table-cell table:formula="of:=[.E434]-37.9461244425242" office:value-type="float" office:value="-35.3309791650956" calcext:value-type="float">
            <text:p>-35.331</text:p>
          </table:table-cell>
          <table:table-cell/>
        </table:table-row>
        <table:table-row table:style-name="ro2">
          <table:table-cell office:value-type="float" office:value="108750000" calcext:value-type="float">
            <text:p>108750000</text:p>
          </table:table-cell>
          <table:table-cell table:formula="of:=[.A435]/1000000" office:value-type="float" office:value="108.75" calcext:value-type="float">
            <text:p>108.75</text:p>
          </table:table-cell>
          <table:table-cell office:value-type="float" office:value="-0.6" calcext:value-type="float">
            <text:p>-0.600</text:p>
          </table:table-cell>
          <table:table-cell office:value-type="float" office:value="1.83785109876506" calcext:value-type="float">
            <text:p>1.838</text:p>
          </table:table-cell>
          <table:table-cell table:formula="of:=[.D435]-[.C435]" office:value-type="float" office:value="2.43785109876506" calcext:value-type="float">
            <text:p>2.4378510988</text:p>
          </table:table-cell>
          <table:table-cell table:formula="of:=[.E435]-37.9461244425242" office:value-type="float" office:value="-35.5082733437591" calcext:value-type="float">
            <text:p>-35.508</text:p>
          </table:table-cell>
          <table:table-cell/>
        </table:table-row>
        <table:table-row table:style-name="ro2">
          <table:table-cell office:value-type="float" office:value="109000000" calcext:value-type="float">
            <text:p>109000000</text:p>
          </table:table-cell>
          <table:table-cell table:formula="of:=[.A436]/1000000" office:value-type="float" office:value="109" calcext:value-type="float">
            <text:p>109.00</text:p>
          </table:table-cell>
          <table:table-cell office:value-type="float" office:value="-0.6" calcext:value-type="float">
            <text:p>-0.600</text:p>
          </table:table-cell>
          <table:table-cell office:value-type="float" office:value="1.75959954006701" calcext:value-type="float">
            <text:p>1.760</text:p>
          </table:table-cell>
          <table:table-cell table:formula="of:=[.D436]-[.C436]" office:value-type="float" office:value="2.35959954006701" calcext:value-type="float">
            <text:p>2.3595995401</text:p>
          </table:table-cell>
          <table:table-cell table:formula="of:=[.E436]-37.9461244425242" office:value-type="float" office:value="-35.5865249024572" calcext:value-type="float">
            <text:p>-35.587</text:p>
          </table:table-cell>
          <table:table-cell/>
        </table:table-row>
        <table:table-row table:style-name="ro2">
          <table:table-cell office:value-type="float" office:value="109250000" calcext:value-type="float">
            <text:p>109250000</text:p>
          </table:table-cell>
          <table:table-cell table:formula="of:=[.A437]/1000000" office:value-type="float" office:value="109.25" calcext:value-type="float">
            <text:p>109.25</text:p>
          </table:table-cell>
          <table:table-cell office:value-type="float" office:value="-0.6" calcext:value-type="float">
            <text:p>-0.600</text:p>
          </table:table-cell>
          <table:table-cell office:value-type="float" office:value="1.67206321235741" calcext:value-type="float">
            <text:p>1.672</text:p>
          </table:table-cell>
          <table:table-cell table:formula="of:=[.D437]-[.C437]" office:value-type="float" office:value="2.27206321235741" calcext:value-type="float">
            <text:p>2.2720632124</text:p>
          </table:table-cell>
          <table:table-cell table:formula="of:=[.E437]-37.9461244425242" office:value-type="float" office:value="-35.6740612301668" calcext:value-type="float">
            <text:p>-35.674</text:p>
          </table:table-cell>
          <table:table-cell/>
        </table:table-row>
        <table:table-row table:style-name="ro2">
          <table:table-cell office:value-type="float" office:value="109500000" calcext:value-type="float">
            <text:p>109500000</text:p>
          </table:table-cell>
          <table:table-cell table:formula="of:=[.A438]/1000000" office:value-type="float" office:value="109.5" calcext:value-type="float">
            <text:p>109.50</text:p>
          </table:table-cell>
          <table:table-cell office:value-type="float" office:value="-0.6" calcext:value-type="float">
            <text:p>-0.600</text:p>
          </table:table-cell>
          <table:table-cell office:value-type="float" office:value="1.634221078268" calcext:value-type="float">
            <text:p>1.634</text:p>
          </table:table-cell>
          <table:table-cell table:formula="of:=[.D438]-[.C438]" office:value-type="float" office:value="2.234221078268" calcext:value-type="float">
            <text:p>2.2342210783</text:p>
          </table:table-cell>
          <table:table-cell table:formula="of:=[.E438]-37.9461244425242" office:value-type="float" office:value="-35.7119033642562" calcext:value-type="float">
            <text:p>-35.712</text:p>
          </table:table-cell>
          <table:table-cell/>
        </table:table-row>
        <table:table-row table:style-name="ro2">
          <table:table-cell office:value-type="float" office:value="109750000" calcext:value-type="float">
            <text:p>109750000</text:p>
          </table:table-cell>
          <table:table-cell table:formula="of:=[.A439]/1000000" office:value-type="float" office:value="109.75" calcext:value-type="float">
            <text:p>109.75</text:p>
          </table:table-cell>
          <table:table-cell office:value-type="float" office:value="-0.6" calcext:value-type="float">
            <text:p>-0.600</text:p>
          </table:table-cell>
          <table:table-cell office:value-type="float" office:value="1.48101015655091" calcext:value-type="float">
            <text:p>1.481</text:p>
          </table:table-cell>
          <table:table-cell table:formula="of:=[.D439]-[.C439]" office:value-type="float" office:value="2.08101015655091" calcext:value-type="float">
            <text:p>2.0810101566</text:p>
          </table:table-cell>
          <table:table-cell table:formula="of:=[.E439]-37.9461244425242" office:value-type="float" office:value="-35.8651142859733" calcext:value-type="float">
            <text:p>-35.865</text:p>
          </table:table-cell>
          <table:table-cell/>
        </table:table-row>
        <table:table-row table:style-name="ro2">
          <table:table-cell office:value-type="float" office:value="110000000" calcext:value-type="float">
            <text:p>110000000</text:p>
          </table:table-cell>
          <table:table-cell table:formula="of:=[.A440]/1000000" office:value-type="float" office:value="110" calcext:value-type="float">
            <text:p>110.00</text:p>
          </table:table-cell>
          <table:table-cell office:value-type="float" office:value="-0.6" calcext:value-type="float">
            <text:p>-0.600</text:p>
          </table:table-cell>
          <table:table-cell office:value-type="float" office:value="1.39183564451818" calcext:value-type="float">
            <text:p>1.392</text:p>
          </table:table-cell>
          <table:table-cell table:formula="of:=[.D440]-[.C440]" office:value-type="float" office:value="1.99183564451818" calcext:value-type="float">
            <text:p>1.9918356445</text:p>
          </table:table-cell>
          <table:table-cell table:formula="of:=[.E440]-37.9461244425242" office:value-type="float" office:value="-35.954288798006" calcext:value-type="float">
            <text:p>-35.954</text:p>
          </table:table-cell>
          <table:table-cell/>
        </table:table-row>
        <table:table-row table:style-name="ro2">
          <table:table-cell office:value-type="float" office:value="110250000" calcext:value-type="float">
            <text:p>110250000</text:p>
          </table:table-cell>
          <table:table-cell table:formula="of:=[.A441]/1000000" office:value-type="float" office:value="110.25" calcext:value-type="float">
            <text:p>110.25</text:p>
          </table:table-cell>
          <table:table-cell office:value-type="float" office:value="-0.6" calcext:value-type="float">
            <text:p>-0.600</text:p>
          </table:table-cell>
          <table:table-cell office:value-type="float" office:value="1.28426177204525" calcext:value-type="float">
            <text:p>1.284</text:p>
          </table:table-cell>
          <table:table-cell table:formula="of:=[.D441]-[.C441]" office:value-type="float" office:value="1.88426177204525" calcext:value-type="float">
            <text:p>1.884261772</text:p>
          </table:table-cell>
          <table:table-cell table:formula="of:=[.E441]-37.9461244425242" office:value-type="float" office:value="-36.0618626704789" calcext:value-type="float">
            <text:p>-36.062</text:p>
          </table:table-cell>
          <table:table-cell/>
        </table:table-row>
        <table:table-row table:style-name="ro2">
          <table:table-cell office:value-type="float" office:value="110500000" calcext:value-type="float">
            <text:p>110500000</text:p>
          </table:table-cell>
          <table:table-cell table:formula="of:=[.A442]/1000000" office:value-type="float" office:value="110.5" calcext:value-type="float">
            <text:p>110.50</text:p>
          </table:table-cell>
          <table:table-cell office:value-type="float" office:value="-0.6" calcext:value-type="float">
            <text:p>-0.600</text:p>
          </table:table-cell>
          <table:table-cell office:value-type="float" office:value="1.15106102310527" calcext:value-type="float">
            <text:p>1.151</text:p>
          </table:table-cell>
          <table:table-cell table:formula="of:=[.D442]-[.C442]" office:value-type="float" office:value="1.75106102310527" calcext:value-type="float">
            <text:p>1.7510610231</text:p>
          </table:table-cell>
          <table:table-cell table:formula="of:=[.E442]-37.9461244425242" office:value-type="float" office:value="-36.1950634194189" calcext:value-type="float">
            <text:p>-36.195</text:p>
          </table:table-cell>
          <table:table-cell/>
        </table:table-row>
        <table:table-row table:style-name="ro2">
          <table:table-cell office:value-type="float" office:value="110750000" calcext:value-type="float">
            <text:p>110750000</text:p>
          </table:table-cell>
          <table:table-cell table:formula="of:=[.A443]/1000000" office:value-type="float" office:value="110.75" calcext:value-type="float">
            <text:p>110.75</text:p>
          </table:table-cell>
          <table:table-cell office:value-type="float" office:value="-0.6" calcext:value-type="float">
            <text:p>-0.600</text:p>
          </table:table-cell>
          <table:table-cell office:value-type="float" office:value="1.11021579196033" calcext:value-type="float">
            <text:p>1.110</text:p>
          </table:table-cell>
          <table:table-cell table:formula="of:=[.D443]-[.C443]" office:value-type="float" office:value="1.71021579196033" calcext:value-type="float">
            <text:p>1.710215792</text:p>
          </table:table-cell>
          <table:table-cell table:formula="of:=[.E443]-37.9461244425242" office:value-type="float" office:value="-36.2359086505639" calcext:value-type="float">
            <text:p>-36.236</text:p>
          </table:table-cell>
          <table:table-cell/>
        </table:table-row>
        <table:table-row table:style-name="ro2">
          <table:table-cell office:value-type="float" office:value="111000000" calcext:value-type="float">
            <text:p>111000000</text:p>
          </table:table-cell>
          <table:table-cell table:formula="of:=[.A444]/1000000" office:value-type="float" office:value="111" calcext:value-type="float">
            <text:p>111.00</text:p>
          </table:table-cell>
          <table:table-cell office:value-type="float" office:value="-0.6" calcext:value-type="float">
            <text:p>-0.600</text:p>
          </table:table-cell>
          <table:table-cell office:value-type="float" office:value="0.918244872310011" calcext:value-type="float">
            <text:p>0.918</text:p>
          </table:table-cell>
          <table:table-cell table:formula="of:=[.D444]-[.C444]" office:value-type="float" office:value="1.51824487231001" calcext:value-type="float">
            <text:p>1.5182448723</text:p>
          </table:table-cell>
          <table:table-cell table:formula="of:=[.E444]-37.9461244425242" office:value-type="float" office:value="-36.4278795702142" calcext:value-type="float">
            <text:p>-36.428</text:p>
          </table:table-cell>
          <table:table-cell/>
        </table:table-row>
        <table:table-row table:style-name="ro2">
          <table:table-cell office:value-type="float" office:value="111250000" calcext:value-type="float">
            <text:p>111250000</text:p>
          </table:table-cell>
          <table:table-cell table:formula="of:=[.A445]/1000000" office:value-type="float" office:value="111.25" calcext:value-type="float">
            <text:p>111.25</text:p>
          </table:table-cell>
          <table:table-cell office:value-type="float" office:value="-0.6" calcext:value-type="float">
            <text:p>-0.600</text:p>
          </table:table-cell>
          <table:table-cell office:value-type="float" office:value="0.908824188985214" calcext:value-type="float">
            <text:p>0.909</text:p>
          </table:table-cell>
          <table:table-cell table:formula="of:=[.D445]-[.C445]" office:value-type="float" office:value="1.50882418898521" calcext:value-type="float">
            <text:p>1.508824189</text:p>
          </table:table-cell>
          <table:table-cell table:formula="of:=[.E445]-37.9461244425242" office:value-type="float" office:value="-36.437300253539" calcext:value-type="float">
            <text:p>-36.437</text:p>
          </table:table-cell>
          <table:table-cell/>
        </table:table-row>
        <table:table-row table:style-name="ro2">
          <table:table-cell office:value-type="float" office:value="111500000" calcext:value-type="float">
            <text:p>111500000</text:p>
          </table:table-cell>
          <table:table-cell table:formula="of:=[.A446]/1000000" office:value-type="float" office:value="111.5" calcext:value-type="float">
            <text:p>111.50</text:p>
          </table:table-cell>
          <table:table-cell office:value-type="float" office:value="-0.6" calcext:value-type="float">
            <text:p>-0.600</text:p>
          </table:table-cell>
          <table:table-cell office:value-type="float" office:value="0.790265838300594" calcext:value-type="float">
            <text:p>0.790</text:p>
          </table:table-cell>
          <table:table-cell table:formula="of:=[.D446]-[.C446]" office:value-type="float" office:value="1.39026583830059" calcext:value-type="float">
            <text:p>1.3902658383</text:p>
          </table:table-cell>
          <table:table-cell table:formula="of:=[.E446]-37.9461244425242" office:value-type="float" office:value="-36.5558586042236" calcext:value-type="float">
            <text:p>-36.556</text:p>
          </table:table-cell>
          <table:table-cell/>
        </table:table-row>
        <table:table-row table:style-name="ro2">
          <table:table-cell office:value-type="float" office:value="111750000" calcext:value-type="float">
            <text:p>111750000</text:p>
          </table:table-cell>
          <table:table-cell table:formula="of:=[.A447]/1000000" office:value-type="float" office:value="111.75" calcext:value-type="float">
            <text:p>111.75</text:p>
          </table:table-cell>
          <table:table-cell office:value-type="float" office:value="-0.6" calcext:value-type="float">
            <text:p>-0.600</text:p>
          </table:table-cell>
          <table:table-cell office:value-type="float" office:value="0.673278721193431" calcext:value-type="float">
            <text:p>0.673</text:p>
          </table:table-cell>
          <table:table-cell table:formula="of:=[.D447]-[.C447]" office:value-type="float" office:value="1.27327872119343" calcext:value-type="float">
            <text:p>1.2732787212</text:p>
          </table:table-cell>
          <table:table-cell table:formula="of:=[.E447]-37.9461244425242" office:value-type="float" office:value="-36.6728457213308" calcext:value-type="float">
            <text:p>-36.673</text:p>
          </table:table-cell>
          <table:table-cell/>
        </table:table-row>
        <table:table-row table:style-name="ro2">
          <table:table-cell office:value-type="float" office:value="112000000" calcext:value-type="float">
            <text:p>112000000</text:p>
          </table:table-cell>
          <table:table-cell table:formula="of:=[.A448]/1000000" office:value-type="float" office:value="112" calcext:value-type="float">
            <text:p>112.00</text:p>
          </table:table-cell>
          <table:table-cell office:value-type="float" office:value="-0.6" calcext:value-type="float">
            <text:p>-0.600</text:p>
          </table:table-cell>
          <table:table-cell office:value-type="float" office:value="0.606507483955808" calcext:value-type="float">
            <text:p>0.607</text:p>
          </table:table-cell>
          <table:table-cell table:formula="of:=[.D448]-[.C448]" office:value-type="float" office:value="1.20650748395581" calcext:value-type="float">
            <text:p>1.206507484</text:p>
          </table:table-cell>
          <table:table-cell table:formula="of:=[.E448]-37.9461244425242" office:value-type="float" office:value="-36.7396169585684" calcext:value-type="float">
            <text:p>-36.740</text:p>
          </table:table-cell>
          <table:table-cell/>
        </table:table-row>
        <table:table-row table:style-name="ro2">
          <table:table-cell office:value-type="float" office:value="112250000" calcext:value-type="float">
            <text:p>112250000</text:p>
          </table:table-cell>
          <table:table-cell table:formula="of:=[.A449]/1000000" office:value-type="float" office:value="112.25" calcext:value-type="float">
            <text:p>112.25</text:p>
          </table:table-cell>
          <table:table-cell office:value-type="float" office:value="-0.6" calcext:value-type="float">
            <text:p>-0.600</text:p>
          </table:table-cell>
          <table:table-cell office:value-type="float" office:value="0.446556240495607" calcext:value-type="float">
            <text:p>0.447</text:p>
          </table:table-cell>
          <table:table-cell table:formula="of:=[.D449]-[.C449]" office:value-type="float" office:value="1.04655624049561" calcext:value-type="float">
            <text:p>1.0465562405</text:p>
          </table:table-cell>
          <table:table-cell table:formula="of:=[.E449]-37.9461244425242" office:value-type="float" office:value="-36.8995682020286" calcext:value-type="float">
            <text:p>-36.900</text:p>
          </table:table-cell>
          <table:table-cell/>
        </table:table-row>
        <table:table-row table:style-name="ro2">
          <table:table-cell office:value-type="float" office:value="112500000" calcext:value-type="float">
            <text:p>112500000</text:p>
          </table:table-cell>
          <table:table-cell table:formula="of:=[.A450]/1000000" office:value-type="float" office:value="112.5" calcext:value-type="float">
            <text:p>112.50</text:p>
          </table:table-cell>
          <table:table-cell office:value-type="float" office:value="-0.6" calcext:value-type="float">
            <text:p>-0.600</text:p>
          </table:table-cell>
          <table:table-cell office:value-type="float" office:value="0.351148072488003" calcext:value-type="float">
            <text:p>0.351</text:p>
          </table:table-cell>
          <table:table-cell table:formula="of:=[.D450]-[.C450]" office:value-type="float" office:value="0.951148072488003" calcext:value-type="float">
            <text:p>0.9511480725</text:p>
          </table:table-cell>
          <table:table-cell table:formula="of:=[.E450]-37.9461244425242" office:value-type="float" office:value="-36.9949763700362" calcext:value-type="float">
            <text:p>-36.995</text:p>
          </table:table-cell>
          <table:table-cell/>
        </table:table-row>
        <table:table-row table:style-name="ro2">
          <table:table-cell office:value-type="float" office:value="112750000" calcext:value-type="float">
            <text:p>112750000</text:p>
          </table:table-cell>
          <table:table-cell table:formula="of:=[.A451]/1000000" office:value-type="float" office:value="112.75" calcext:value-type="float">
            <text:p>112.75</text:p>
          </table:table-cell>
          <table:table-cell office:value-type="float" office:value="-0.6" calcext:value-type="float">
            <text:p>-0.600</text:p>
          </table:table-cell>
          <table:table-cell office:value-type="float" office:value="0.257234940575366" calcext:value-type="float">
            <text:p>0.257</text:p>
          </table:table-cell>
          <table:table-cell table:formula="of:=[.D451]-[.C451]" office:value-type="float" office:value="0.857234940575366" calcext:value-type="float">
            <text:p>0.8572349406</text:p>
          </table:table-cell>
          <table:table-cell table:formula="of:=[.E451]-37.9461244425242" office:value-type="float" office:value="-37.0888895019488" calcext:value-type="float">
            <text:p>-37.089</text:p>
          </table:table-cell>
          <table:table-cell/>
        </table:table-row>
        <table:table-row table:style-name="ro2">
          <table:table-cell office:value-type="float" office:value="113000000" calcext:value-type="float">
            <text:p>113000000</text:p>
          </table:table-cell>
          <table:table-cell table:formula="of:=[.A452]/1000000" office:value-type="float" office:value="113" calcext:value-type="float">
            <text:p>113.00</text:p>
          </table:table-cell>
          <table:table-cell office:value-type="float" office:value="-0.6" calcext:value-type="float">
            <text:p>-0.600</text:p>
          </table:table-cell>
          <table:table-cell office:value-type="float" office:value="0.161234504109512" calcext:value-type="float">
            <text:p>0.161</text:p>
          </table:table-cell>
          <table:table-cell table:formula="of:=[.D452]-[.C452]" office:value-type="float" office:value="0.761234504109512" calcext:value-type="float">
            <text:p>0.7612345041</text:p>
          </table:table-cell>
          <table:table-cell table:formula="of:=[.E452]-37.9461244425242" office:value-type="float" office:value="-37.1848899384147" calcext:value-type="float">
            <text:p>-37.185</text:p>
          </table:table-cell>
          <table:table-cell/>
        </table:table-row>
        <table:table-row table:style-name="ro2">
          <table:table-cell office:value-type="float" office:value="113250000" calcext:value-type="float">
            <text:p>113250000</text:p>
          </table:table-cell>
          <table:table-cell table:formula="of:=[.A453]/1000000" office:value-type="float" office:value="113.25" calcext:value-type="float">
            <text:p>113.25</text:p>
          </table:table-cell>
          <table:table-cell office:value-type="float" office:value="-0.6" calcext:value-type="float">
            <text:p>-0.600</text:p>
          </table:table-cell>
          <table:table-cell office:value-type="float" office:value="0.0566063514913219" calcext:value-type="float">
            <text:p>0.057</text:p>
          </table:table-cell>
          <table:table-cell table:formula="of:=[.D453]-[.C453]" office:value-type="float" office:value="0.656606351491322" calcext:value-type="float">
            <text:p>0.6566063515</text:p>
          </table:table-cell>
          <table:table-cell table:formula="of:=[.E453]-37.9461244425242" office:value-type="float" office:value="-37.2895180910329" calcext:value-type="float">
            <text:p>-37.290</text:p>
          </table:table-cell>
          <table:table-cell/>
        </table:table-row>
        <table:table-row table:style-name="ro2">
          <table:table-cell office:value-type="float" office:value="113500000" calcext:value-type="float">
            <text:p>113500000</text:p>
          </table:table-cell>
          <table:table-cell table:formula="of:=[.A454]/1000000" office:value-type="float" office:value="113.5" calcext:value-type="float">
            <text:p>113.50</text:p>
          </table:table-cell>
          <table:table-cell office:value-type="float" office:value="-0.6" calcext:value-type="float">
            <text:p>-0.600</text:p>
          </table:table-cell>
          <table:table-cell office:value-type="float" office:value="-0.0186552269247291" calcext:value-type="float">
            <text:p>-0.019</text:p>
          </table:table-cell>
          <table:table-cell table:formula="of:=[.D454]-[.C454]" office:value-type="float" office:value="0.581344773075271" calcext:value-type="float">
            <text:p>0.5813447731</text:p>
          </table:table-cell>
          <table:table-cell table:formula="of:=[.E454]-37.9461244425242" office:value-type="float" office:value="-37.3647796694489" calcext:value-type="float">
            <text:p>-37.365</text:p>
          </table:table-cell>
          <table:table-cell/>
        </table:table-row>
        <table:table-row table:style-name="ro2">
          <table:table-cell office:value-type="float" office:value="113750000" calcext:value-type="float">
            <text:p>113750000</text:p>
          </table:table-cell>
          <table:table-cell table:formula="of:=[.A455]/1000000" office:value-type="float" office:value="113.75" calcext:value-type="float">
            <text:p>113.75</text:p>
          </table:table-cell>
          <table:table-cell office:value-type="float" office:value="-0.6" calcext:value-type="float">
            <text:p>-0.600</text:p>
          </table:table-cell>
          <table:table-cell office:value-type="float" office:value="-0.126362876528251" calcext:value-type="float">
            <text:p>-0.126</text:p>
          </table:table-cell>
          <table:table-cell table:formula="of:=[.D455]-[.C455]" office:value-type="float" office:value="0.473637123471749" calcext:value-type="float">
            <text:p>0.4736371235</text:p>
          </table:table-cell>
          <table:table-cell table:formula="of:=[.E455]-37.9461244425242" office:value-type="float" office:value="-37.4724873190525" calcext:value-type="float">
            <text:p>-37.472</text:p>
          </table:table-cell>
          <table:table-cell/>
        </table:table-row>
        <table:table-row table:style-name="ro2">
          <table:table-cell office:value-type="float" office:value="114000000" calcext:value-type="float">
            <text:p>114000000</text:p>
          </table:table-cell>
          <table:table-cell table:formula="of:=[.A456]/1000000" office:value-type="float" office:value="114" calcext:value-type="float">
            <text:p>114.00</text:p>
          </table:table-cell>
          <table:table-cell office:value-type="float" office:value="-0.6" calcext:value-type="float">
            <text:p>-0.600</text:p>
          </table:table-cell>
          <table:table-cell office:value-type="float" office:value="-0.250712471909714" calcext:value-type="float">
            <text:p>-0.251</text:p>
          </table:table-cell>
          <table:table-cell table:formula="of:=[.D456]-[.C456]" office:value-type="float" office:value="0.349287528090286" calcext:value-type="float">
            <text:p>0.3492875281</text:p>
          </table:table-cell>
          <table:table-cell table:formula="of:=[.E456]-37.9461244425242" office:value-type="float" office:value="-37.5968369144339" calcext:value-type="float">
            <text:p>-37.597</text:p>
          </table:table-cell>
          <table:table-cell/>
        </table:table-row>
        <table:table-row table:style-name="ro2">
          <table:table-cell office:value-type="float" office:value="114250000" calcext:value-type="float">
            <text:p>114250000</text:p>
          </table:table-cell>
          <table:table-cell table:formula="of:=[.A457]/1000000" office:value-type="float" office:value="114.25" calcext:value-type="float">
            <text:p>114.25</text:p>
          </table:table-cell>
          <table:table-cell office:value-type="float" office:value="-0.6" calcext:value-type="float">
            <text:p>-0.600</text:p>
          </table:table-cell>
          <table:table-cell office:value-type="float" office:value="-0.314453076199188" calcext:value-type="float">
            <text:p>-0.314</text:p>
          </table:table-cell>
          <table:table-cell table:formula="of:=[.D457]-[.C457]" office:value-type="float" office:value="0.285546923800812" calcext:value-type="float">
            <text:p>0.2855469238</text:p>
          </table:table-cell>
          <table:table-cell table:formula="of:=[.E457]-37.9461244425242" office:value-type="float" office:value="-37.6605775187234" calcext:value-type="float">
            <text:p>-37.661</text:p>
          </table:table-cell>
          <table:table-cell/>
        </table:table-row>
        <table:table-row table:style-name="ro2">
          <table:table-cell office:value-type="float" office:value="114500000" calcext:value-type="float">
            <text:p>114500000</text:p>
          </table:table-cell>
          <table:table-cell table:formula="of:=[.A458]/1000000" office:value-type="float" office:value="114.5" calcext:value-type="float">
            <text:p>114.50</text:p>
          </table:table-cell>
          <table:table-cell office:value-type="float" office:value="-0.6" calcext:value-type="float">
            <text:p>-0.600</text:p>
          </table:table-cell>
          <table:table-cell office:value-type="float" office:value="-0.436626752334366" calcext:value-type="float">
            <text:p>-0.437</text:p>
          </table:table-cell>
          <table:table-cell table:formula="of:=[.D458]-[.C458]" office:value-type="float" office:value="0.163373247665634" calcext:value-type="float">
            <text:p>0.1633732477</text:p>
          </table:table-cell>
          <table:table-cell table:formula="of:=[.E458]-37.9461244425242" office:value-type="float" office:value="-37.7827511948586" calcext:value-type="float">
            <text:p>-37.783</text:p>
          </table:table-cell>
          <table:table-cell/>
        </table:table-row>
        <table:table-row table:style-name="ro2">
          <table:table-cell office:value-type="float" office:value="114750000" calcext:value-type="float">
            <text:p>114750000</text:p>
          </table:table-cell>
          <table:table-cell table:formula="of:=[.A459]/1000000" office:value-type="float" office:value="114.75" calcext:value-type="float">
            <text:p>114.75</text:p>
          </table:table-cell>
          <table:table-cell office:value-type="float" office:value="-0.6" calcext:value-type="float">
            <text:p>-0.600</text:p>
          </table:table-cell>
          <table:table-cell office:value-type="float" office:value="-0.517230047626039" calcext:value-type="float">
            <text:p>-0.517</text:p>
          </table:table-cell>
          <table:table-cell table:formula="of:=[.D459]-[.C459]" office:value-type="float" office:value="0.082769952373961" calcext:value-type="float">
            <text:p>0.0827699524</text:p>
          </table:table-cell>
          <table:table-cell table:formula="of:=[.E459]-37.9461244425242" office:value-type="float" office:value="-37.8633544901502" calcext:value-type="float">
            <text:p>-37.863</text:p>
          </table:table-cell>
          <table:table-cell/>
        </table:table-row>
        <table:table-row table:style-name="ro2">
          <table:table-cell office:value-type="float" office:value="115000000" calcext:value-type="float">
            <text:p>115000000</text:p>
          </table:table-cell>
          <table:table-cell table:formula="of:=[.A460]/1000000" office:value-type="float" office:value="115" calcext:value-type="float">
            <text:p>115.00</text:p>
          </table:table-cell>
          <table:table-cell office:value-type="float" office:value="-0.6" calcext:value-type="float">
            <text:p>-0.600</text:p>
          </table:table-cell>
          <table:table-cell office:value-type="float" office:value="-0.635380556020567" calcext:value-type="float">
            <text:p>-0.635</text:p>
          </table:table-cell>
          <table:table-cell table:formula="of:=[.D460]-[.C460]" office:value-type="float" office:value="-0.035380556020567" calcext:value-type="float">
            <text:p>-0.035380556</text:p>
          </table:table-cell>
          <table:table-cell table:formula="of:=[.E460]-37.9461244425242" office:value-type="float" office:value="-37.9815049985448" calcext:value-type="float">
            <text:p>-37.982</text:p>
          </table:table-cell>
          <table:table-cell/>
        </table:table-row>
        <table:table-row table:style-name="ro2">
          <table:table-cell office:value-type="float" office:value="115250000" calcext:value-type="float">
            <text:p>115250000</text:p>
          </table:table-cell>
          <table:table-cell table:formula="of:=[.A461]/1000000" office:value-type="float" office:value="115.25" calcext:value-type="float">
            <text:p>115.25</text:p>
          </table:table-cell>
          <table:table-cell office:value-type="float" office:value="-0.6" calcext:value-type="float">
            <text:p>-0.600</text:p>
          </table:table-cell>
          <table:table-cell office:value-type="float" office:value="-0.775138121662873" calcext:value-type="float">
            <text:p>-0.775</text:p>
          </table:table-cell>
          <table:table-cell table:formula="of:=[.D461]-[.C461]" office:value-type="float" office:value="-0.175138121662873" calcext:value-type="float">
            <text:p>-0.1751381217</text:p>
          </table:table-cell>
          <table:table-cell table:formula="of:=[.E461]-37.9461244425242" office:value-type="float" office:value="-38.1212625641871" calcext:value-type="float">
            <text:p>-38.121</text:p>
          </table:table-cell>
          <table:table-cell/>
        </table:table-row>
        <table:table-row table:style-name="ro2">
          <table:table-cell office:value-type="float" office:value="115500000" calcext:value-type="float">
            <text:p>115500000</text:p>
          </table:table-cell>
          <table:table-cell table:formula="of:=[.A462]/1000000" office:value-type="float" office:value="115.5" calcext:value-type="float">
            <text:p>115.50</text:p>
          </table:table-cell>
          <table:table-cell office:value-type="float" office:value="-0.6" calcext:value-type="float">
            <text:p>-0.600</text:p>
          </table:table-cell>
          <table:table-cell office:value-type="float" office:value="-0.873840459176648" calcext:value-type="float">
            <text:p>-0.874</text:p>
          </table:table-cell>
          <table:table-cell table:formula="of:=[.D462]-[.C462]" office:value-type="float" office:value="-0.273840459176648" calcext:value-type="float">
            <text:p>-0.2738404592</text:p>
          </table:table-cell>
          <table:table-cell table:formula="of:=[.E462]-37.9461244425242" office:value-type="float" office:value="-38.2199649017008" calcext:value-type="float">
            <text:p>-38.220</text:p>
          </table:table-cell>
          <table:table-cell/>
        </table:table-row>
        <table:table-row table:style-name="ro2">
          <table:table-cell office:value-type="float" office:value="115750000" calcext:value-type="float">
            <text:p>115750000</text:p>
          </table:table-cell>
          <table:table-cell table:formula="of:=[.A463]/1000000" office:value-type="float" office:value="115.75" calcext:value-type="float">
            <text:p>115.75</text:p>
          </table:table-cell>
          <table:table-cell office:value-type="float" office:value="-0.6" calcext:value-type="float">
            <text:p>-0.600</text:p>
          </table:table-cell>
          <table:table-cell office:value-type="float" office:value="-0.985315584357891" calcext:value-type="float">
            <text:p>-0.985</text:p>
          </table:table-cell>
          <table:table-cell table:formula="of:=[.D463]-[.C463]" office:value-type="float" office:value="-0.385315584357891" calcext:value-type="float">
            <text:p>-0.3853155844</text:p>
          </table:table-cell>
          <table:table-cell table:formula="of:=[.E463]-37.9461244425242" office:value-type="float" office:value="-38.3314400268821" calcext:value-type="float">
            <text:p>-38.331</text:p>
          </table:table-cell>
          <table:table-cell/>
        </table:table-row>
        <table:table-row table:style-name="ro2">
          <table:table-cell office:value-type="float" office:value="116000000" calcext:value-type="float">
            <text:p>116000000</text:p>
          </table:table-cell>
          <table:table-cell table:formula="of:=[.A464]/1000000" office:value-type="float" office:value="116" calcext:value-type="float">
            <text:p>116.00</text:p>
          </table:table-cell>
          <table:table-cell office:value-type="float" office:value="-0.6" calcext:value-type="float">
            <text:p>-0.600</text:p>
          </table:table-cell>
          <table:table-cell office:value-type="float" office:value="-1.08219480946994" calcext:value-type="float">
            <text:p>-1.082</text:p>
          </table:table-cell>
          <table:table-cell table:formula="of:=[.D464]-[.C464]" office:value-type="float" office:value="-0.48219480946994" calcext:value-type="float">
            <text:p>-0.4821948095</text:p>
          </table:table-cell>
          <table:table-cell table:formula="of:=[.E464]-37.9461244425242" office:value-type="float" office:value="-38.4283192519941" calcext:value-type="float">
            <text:p>-38.428</text:p>
          </table:table-cell>
          <table:table-cell/>
        </table:table-row>
        <table:table-row table:style-name="ro2">
          <table:table-cell office:value-type="float" office:value="116250000" calcext:value-type="float">
            <text:p>116250000</text:p>
          </table:table-cell>
          <table:table-cell table:formula="of:=[.A465]/1000000" office:value-type="float" office:value="116.25" calcext:value-type="float">
            <text:p>116.25</text:p>
          </table:table-cell>
          <table:table-cell office:value-type="float" office:value="-0.6" calcext:value-type="float">
            <text:p>-0.600</text:p>
          </table:table-cell>
          <table:table-cell office:value-type="float" office:value="-1.13803770496959" calcext:value-type="float">
            <text:p>-1.138</text:p>
          </table:table-cell>
          <table:table-cell table:formula="of:=[.D465]-[.C465]" office:value-type="float" office:value="-0.53803770496959" calcext:value-type="float">
            <text:p>-0.538037705</text:p>
          </table:table-cell>
          <table:table-cell table:formula="of:=[.E465]-37.9461244425242" office:value-type="float" office:value="-38.4841621474938" calcext:value-type="float">
            <text:p>-38.484</text:p>
          </table:table-cell>
          <table:table-cell/>
        </table:table-row>
        <table:table-row table:style-name="ro2">
          <table:table-cell office:value-type="float" office:value="116500000" calcext:value-type="float">
            <text:p>116500000</text:p>
          </table:table-cell>
          <table:table-cell table:formula="of:=[.A466]/1000000" office:value-type="float" office:value="116.5" calcext:value-type="float">
            <text:p>116.50</text:p>
          </table:table-cell>
          <table:table-cell office:value-type="float" office:value="-0.6" calcext:value-type="float">
            <text:p>-0.600</text:p>
          </table:table-cell>
          <table:table-cell office:value-type="float" office:value="-1.14192924126186" calcext:value-type="float">
            <text:p>-1.142</text:p>
          </table:table-cell>
          <table:table-cell table:formula="of:=[.D466]-[.C466]" office:value-type="float" office:value="-0.54192924126186" calcext:value-type="float">
            <text:p>-0.5419292413</text:p>
          </table:table-cell>
          <table:table-cell table:formula="of:=[.E466]-37.9461244425242" office:value-type="float" office:value="-38.4880536837861" calcext:value-type="float">
            <text:p>-38.488</text:p>
          </table:table-cell>
          <table:table-cell/>
        </table:table-row>
        <table:table-row table:style-name="ro2">
          <table:table-cell office:value-type="float" office:value="116750000" calcext:value-type="float">
            <text:p>116750000</text:p>
          </table:table-cell>
          <table:table-cell table:formula="of:=[.A467]/1000000" office:value-type="float" office:value="116.75" calcext:value-type="float">
            <text:p>116.75</text:p>
          </table:table-cell>
          <table:table-cell office:value-type="float" office:value="-0.6" calcext:value-type="float">
            <text:p>-0.600</text:p>
          </table:table-cell>
          <table:table-cell office:value-type="float" office:value="-1.32993602741385" calcext:value-type="float">
            <text:p>-1.330</text:p>
          </table:table-cell>
          <table:table-cell table:formula="of:=[.D467]-[.C467]" office:value-type="float" office:value="-0.72993602741385" calcext:value-type="float">
            <text:p>-0.7299360274</text:p>
          </table:table-cell>
          <table:table-cell table:formula="of:=[.E467]-37.9461244425242" office:value-type="float" office:value="-38.6760604699381" calcext:value-type="float">
            <text:p>-38.676</text:p>
          </table:table-cell>
          <table:table-cell/>
        </table:table-row>
        <table:table-row table:style-name="ro2">
          <table:table-cell office:value-type="float" office:value="117000000" calcext:value-type="float">
            <text:p>117000000</text:p>
          </table:table-cell>
          <table:table-cell table:formula="of:=[.A468]/1000000" office:value-type="float" office:value="117" calcext:value-type="float">
            <text:p>117.00</text:p>
          </table:table-cell>
          <table:table-cell office:value-type="float" office:value="-0.6" calcext:value-type="float">
            <text:p>-0.600</text:p>
          </table:table-cell>
          <table:table-cell office:value-type="float" office:value="-1.45358684325505" calcext:value-type="float">
            <text:p>-1.454</text:p>
          </table:table-cell>
          <table:table-cell table:formula="of:=[.D468]-[.C468]" office:value-type="float" office:value="-0.85358684325505" calcext:value-type="float">
            <text:p>-0.8535868433</text:p>
          </table:table-cell>
          <table:table-cell table:formula="of:=[.E468]-37.9461244425242" office:value-type="float" office:value="-38.7997112857793" calcext:value-type="float">
            <text:p>-38.800</text:p>
          </table:table-cell>
          <table:table-cell/>
        </table:table-row>
        <table:table-row table:style-name="ro2">
          <table:table-cell office:value-type="float" office:value="117250000" calcext:value-type="float">
            <text:p>117250000</text:p>
          </table:table-cell>
          <table:table-cell table:formula="of:=[.A469]/1000000" office:value-type="float" office:value="117.25" calcext:value-type="float">
            <text:p>117.25</text:p>
          </table:table-cell>
          <table:table-cell office:value-type="float" office:value="-0.6" calcext:value-type="float">
            <text:p>-0.600</text:p>
          </table:table-cell>
          <table:table-cell office:value-type="float" office:value="-1.62690905384736" calcext:value-type="float">
            <text:p>-1.627</text:p>
          </table:table-cell>
          <table:table-cell table:formula="of:=[.D469]-[.C469]" office:value-type="float" office:value="-1.02690905384736" calcext:value-type="float">
            <text:p>-1.0269090538</text:p>
          </table:table-cell>
          <table:table-cell table:formula="of:=[.E469]-37.9461244425242" office:value-type="float" office:value="-38.9730334963716" calcext:value-type="float">
            <text:p>-38.973</text:p>
          </table:table-cell>
          <table:table-cell/>
        </table:table-row>
        <table:table-row table:style-name="ro2">
          <table:table-cell office:value-type="float" office:value="117500000" calcext:value-type="float">
            <text:p>117500000</text:p>
          </table:table-cell>
          <table:table-cell table:formula="of:=[.A470]/1000000" office:value-type="float" office:value="117.5" calcext:value-type="float">
            <text:p>117.50</text:p>
          </table:table-cell>
          <table:table-cell office:value-type="float" office:value="-0.6" calcext:value-type="float">
            <text:p>-0.600</text:p>
          </table:table-cell>
          <table:table-cell office:value-type="float" office:value="-1.7137098373518" calcext:value-type="float">
            <text:p>-1.714</text:p>
          </table:table-cell>
          <table:table-cell table:formula="of:=[.D470]-[.C470]" office:value-type="float" office:value="-1.1137098373518" calcext:value-type="float">
            <text:p>-1.1137098374</text:p>
          </table:table-cell>
          <table:table-cell table:formula="of:=[.E470]-37.9461244425242" office:value-type="float" office:value="-39.059834279876" calcext:value-type="float">
            <text:p>-39.060</text:p>
          </table:table-cell>
          <table:table-cell/>
        </table:table-row>
        <table:table-row table:style-name="ro2">
          <table:table-cell office:value-type="float" office:value="117750000" calcext:value-type="float">
            <text:p>117750000</text:p>
          </table:table-cell>
          <table:table-cell table:formula="of:=[.A471]/1000000" office:value-type="float" office:value="117.75" calcext:value-type="float">
            <text:p>117.75</text:p>
          </table:table-cell>
          <table:table-cell office:value-type="float" office:value="-0.6" calcext:value-type="float">
            <text:p>-0.600</text:p>
          </table:table-cell>
          <table:table-cell office:value-type="float" office:value="-1.77190105232616" calcext:value-type="float">
            <text:p>-1.772</text:p>
          </table:table-cell>
          <table:table-cell table:formula="of:=[.D471]-[.C471]" office:value-type="float" office:value="-1.17190105232616" calcext:value-type="float">
            <text:p>-1.1719010523</text:p>
          </table:table-cell>
          <table:table-cell table:formula="of:=[.E471]-37.9461244425242" office:value-type="float" office:value="-39.1180254948504" calcext:value-type="float">
            <text:p>-39.118</text:p>
          </table:table-cell>
          <table:table-cell/>
        </table:table-row>
        <table:table-row table:style-name="ro2">
          <table:table-cell office:value-type="float" office:value="118000000" calcext:value-type="float">
            <text:p>118000000</text:p>
          </table:table-cell>
          <table:table-cell table:formula="of:=[.A472]/1000000" office:value-type="float" office:value="118" calcext:value-type="float">
            <text:p>118.00</text:p>
          </table:table-cell>
          <table:table-cell office:value-type="float" office:value="-0.6" calcext:value-type="float">
            <text:p>-0.600</text:p>
          </table:table-cell>
          <table:table-cell office:value-type="float" office:value="-1.8340039318723" calcext:value-type="float">
            <text:p>-1.834</text:p>
          </table:table-cell>
          <table:table-cell table:formula="of:=[.D472]-[.C472]" office:value-type="float" office:value="-1.2340039318723" calcext:value-type="float">
            <text:p>-1.2340039319</text:p>
          </table:table-cell>
          <table:table-cell table:formula="of:=[.E472]-37.9461244425242" office:value-type="float" office:value="-39.1801283743965" calcext:value-type="float">
            <text:p>-39.180</text:p>
          </table:table-cell>
          <table:table-cell/>
        </table:table-row>
        <table:table-row table:style-name="ro2">
          <table:table-cell office:value-type="float" office:value="118250000" calcext:value-type="float">
            <text:p>118250000</text:p>
          </table:table-cell>
          <table:table-cell table:formula="of:=[.A473]/1000000" office:value-type="float" office:value="118.25" calcext:value-type="float">
            <text:p>118.25</text:p>
          </table:table-cell>
          <table:table-cell office:value-type="float" office:value="-0.6" calcext:value-type="float">
            <text:p>-0.600</text:p>
          </table:table-cell>
          <table:table-cell office:value-type="float" office:value="-1.88439948619808" calcext:value-type="float">
            <text:p>-1.884</text:p>
          </table:table-cell>
          <table:table-cell table:formula="of:=[.D473]-[.C473]" office:value-type="float" office:value="-1.28439948619808" calcext:value-type="float">
            <text:p>-1.2843994862</text:p>
          </table:table-cell>
          <table:table-cell table:formula="of:=[.E473]-37.9461244425242" office:value-type="float" office:value="-39.2305239287223" calcext:value-type="float">
            <text:p>-39.231</text:p>
          </table:table-cell>
          <table:table-cell/>
        </table:table-row>
        <table:table-row table:style-name="ro2">
          <table:table-cell office:value-type="float" office:value="118500000" calcext:value-type="float">
            <text:p>118500000</text:p>
          </table:table-cell>
          <table:table-cell table:formula="of:=[.A474]/1000000" office:value-type="float" office:value="118.5" calcext:value-type="float">
            <text:p>118.50</text:p>
          </table:table-cell>
          <table:table-cell office:value-type="float" office:value="-0.6" calcext:value-type="float">
            <text:p>-0.600</text:p>
          </table:table-cell>
          <table:table-cell office:value-type="float" office:value="-2.0275817830597" calcext:value-type="float">
            <text:p>-2.028</text:p>
          </table:table-cell>
          <table:table-cell table:formula="of:=[.D474]-[.C474]" office:value-type="float" office:value="-1.4275817830597" calcext:value-type="float">
            <text:p>-1.4275817831</text:p>
          </table:table-cell>
          <table:table-cell table:formula="of:=[.E474]-37.9461244425242" office:value-type="float" office:value="-39.3737062255839" calcext:value-type="float">
            <text:p>-39.374</text:p>
          </table:table-cell>
          <table:table-cell/>
        </table:table-row>
        <table:table-row table:style-name="ro2">
          <table:table-cell office:value-type="float" office:value="118750000" calcext:value-type="float">
            <text:p>118750000</text:p>
          </table:table-cell>
          <table:table-cell table:formula="of:=[.A475]/1000000" office:value-type="float" office:value="118.75" calcext:value-type="float">
            <text:p>118.75</text:p>
          </table:table-cell>
          <table:table-cell office:value-type="float" office:value="-0.6" calcext:value-type="float">
            <text:p>-0.600</text:p>
          </table:table-cell>
          <table:table-cell office:value-type="float" office:value="-2.13070169291583" calcext:value-type="float">
            <text:p>-2.131</text:p>
          </table:table-cell>
          <table:table-cell table:formula="of:=[.D475]-[.C475]" office:value-type="float" office:value="-1.53070169291583" calcext:value-type="float">
            <text:p>-1.5307016929</text:p>
          </table:table-cell>
          <table:table-cell table:formula="of:=[.E475]-37.9461244425242" office:value-type="float" office:value="-39.47682613544" calcext:value-type="float">
            <text:p>-39.477</text:p>
          </table:table-cell>
          <table:table-cell/>
        </table:table-row>
        <table:table-row table:style-name="ro2">
          <table:table-cell office:value-type="float" office:value="119000000" calcext:value-type="float">
            <text:p>119000000</text:p>
          </table:table-cell>
          <table:table-cell table:formula="of:=[.A476]/1000000" office:value-type="float" office:value="119" calcext:value-type="float">
            <text:p>119.00</text:p>
          </table:table-cell>
          <table:table-cell office:value-type="float" office:value="-0.6" calcext:value-type="float">
            <text:p>-0.600</text:p>
          </table:table-cell>
          <table:table-cell office:value-type="float" office:value="-2.25651170831967" calcext:value-type="float">
            <text:p>-2.257</text:p>
          </table:table-cell>
          <table:table-cell table:formula="of:=[.D476]-[.C476]" office:value-type="float" office:value="-1.65651170831967" calcext:value-type="float">
            <text:p>-1.6565117083</text:p>
          </table:table-cell>
          <table:table-cell table:formula="of:=[.E476]-37.9461244425242" office:value-type="float" office:value="-39.6026361508439" calcext:value-type="float">
            <text:p>-39.603</text:p>
          </table:table-cell>
          <table:table-cell/>
        </table:table-row>
        <table:table-row table:style-name="ro2">
          <table:table-cell office:value-type="float" office:value="119250000" calcext:value-type="float">
            <text:p>119250000</text:p>
          </table:table-cell>
          <table:table-cell table:formula="of:=[.A477]/1000000" office:value-type="float" office:value="119.25" calcext:value-type="float">
            <text:p>119.25</text:p>
          </table:table-cell>
          <table:table-cell office:value-type="float" office:value="-0.6" calcext:value-type="float">
            <text:p>-0.600</text:p>
          </table:table-cell>
          <table:table-cell office:value-type="float" office:value="-2.33344489866845" calcext:value-type="float">
            <text:p>-2.333</text:p>
          </table:table-cell>
          <table:table-cell table:formula="of:=[.D477]-[.C477]" office:value-type="float" office:value="-1.73344489866845" calcext:value-type="float">
            <text:p>-1.7334448987</text:p>
          </table:table-cell>
          <table:table-cell table:formula="of:=[.E477]-37.9461244425242" office:value-type="float" office:value="-39.6795693411927" calcext:value-type="float">
            <text:p>-39.680</text:p>
          </table:table-cell>
          <table:table-cell/>
        </table:table-row>
        <table:table-row table:style-name="ro2">
          <table:table-cell office:value-type="float" office:value="119500000" calcext:value-type="float">
            <text:p>119500000</text:p>
          </table:table-cell>
          <table:table-cell table:formula="of:=[.A478]/1000000" office:value-type="float" office:value="119.5" calcext:value-type="float">
            <text:p>119.50</text:p>
          </table:table-cell>
          <table:table-cell office:value-type="float" office:value="-0.6" calcext:value-type="float">
            <text:p>-0.600</text:p>
          </table:table-cell>
          <table:table-cell office:value-type="float" office:value="-2.43899898361295" calcext:value-type="float">
            <text:p>-2.439</text:p>
          </table:table-cell>
          <table:table-cell table:formula="of:=[.D478]-[.C478]" office:value-type="float" office:value="-1.83899898361295" calcext:value-type="float">
            <text:p>-1.8389989836</text:p>
          </table:table-cell>
          <table:table-cell table:formula="of:=[.E478]-37.9461244425242" office:value-type="float" office:value="-39.7851234261372" calcext:value-type="float">
            <text:p>-39.785</text:p>
          </table:table-cell>
          <table:table-cell/>
        </table:table-row>
        <table:table-row table:style-name="ro2">
          <table:table-cell office:value-type="float" office:value="119750000" calcext:value-type="float">
            <text:p>119750000</text:p>
          </table:table-cell>
          <table:table-cell table:formula="of:=[.A479]/1000000" office:value-type="float" office:value="119.75" calcext:value-type="float">
            <text:p>119.75</text:p>
          </table:table-cell>
          <table:table-cell office:value-type="float" office:value="-0.6" calcext:value-type="float">
            <text:p>-0.600</text:p>
          </table:table-cell>
          <table:table-cell office:value-type="float" office:value="-2.59133691507225" calcext:value-type="float">
            <text:p>-2.591</text:p>
          </table:table-cell>
          <table:table-cell table:formula="of:=[.D479]-[.C479]" office:value-type="float" office:value="-1.99133691507225" calcext:value-type="float">
            <text:p>-1.9913369151</text:p>
          </table:table-cell>
          <table:table-cell table:formula="of:=[.E479]-37.9461244425242" office:value-type="float" office:value="-39.9374613575965" calcext:value-type="float">
            <text:p>-39.937</text:p>
          </table:table-cell>
          <table:table-cell/>
        </table:table-row>
        <table:table-row table:style-name="ro2">
          <table:table-cell office:value-type="float" office:value="120000000" calcext:value-type="float">
            <text:p>120000000</text:p>
          </table:table-cell>
          <table:table-cell table:formula="of:=[.A480]/1000000" office:value-type="float" office:value="120" calcext:value-type="float">
            <text:p>120.00</text:p>
          </table:table-cell>
          <table:table-cell office:value-type="float" office:value="-0.6" calcext:value-type="float">
            <text:p>-0.600</text:p>
          </table:table-cell>
          <table:table-cell office:value-type="float" office:value="-2.58984907874438" calcext:value-type="float">
            <text:p>-2.590</text:p>
          </table:table-cell>
          <table:table-cell table:formula="of:=[.D480]-[.C480]" office:value-type="float" office:value="-1.98984907874438" calcext:value-type="float">
            <text:p>-1.9898490787</text:p>
          </table:table-cell>
          <table:table-cell table:formula="of:=[.E480]-37.9461244425242" office:value-type="float" office:value="-39.9359735212686" calcext:value-type="float">
            <text:p>-39.936</text:p>
          </table:table-cell>
          <table:table-cell/>
        </table:table-row>
        <table:table-row table:style-name="ro2">
          <table:table-cell office:value-type="float" office:value="120250000" calcext:value-type="float">
            <text:p>120250000</text:p>
          </table:table-cell>
          <table:table-cell table:formula="of:=[.A481]/1000000" office:value-type="float" office:value="120.25" calcext:value-type="float">
            <text:p>120.25</text:p>
          </table:table-cell>
          <table:table-cell office:value-type="float" office:value="-0.6" calcext:value-type="float">
            <text:p>-0.600</text:p>
          </table:table-cell>
          <table:table-cell office:value-type="float" office:value="-2.75673371282663" calcext:value-type="float">
            <text:p>-2.757</text:p>
          </table:table-cell>
          <table:table-cell table:formula="of:=[.D481]-[.C481]" office:value-type="float" office:value="-2.15673371282663" calcext:value-type="float">
            <text:p>-2.1567337128</text:p>
          </table:table-cell>
          <table:table-cell table:formula="of:=[.E481]-37.9461244425242" office:value-type="float" office:value="-40.1028581553508" calcext:value-type="float">
            <text:p>-40.103</text:p>
          </table:table-cell>
          <table:table-cell/>
        </table:table-row>
        <table:table-row table:style-name="ro2">
          <table:table-cell office:value-type="float" office:value="120500000" calcext:value-type="float">
            <text:p>120500000</text:p>
          </table:table-cell>
          <table:table-cell table:formula="of:=[.A482]/1000000" office:value-type="float" office:value="120.5" calcext:value-type="float">
            <text:p>120.50</text:p>
          </table:table-cell>
          <table:table-cell office:value-type="float" office:value="-0.6" calcext:value-type="float">
            <text:p>-0.600</text:p>
          </table:table-cell>
          <table:table-cell office:value-type="float" office:value="-2.88503452146942" calcext:value-type="float">
            <text:p>-2.885</text:p>
          </table:table-cell>
          <table:table-cell table:formula="of:=[.D482]-[.C482]" office:value-type="float" office:value="-2.28503452146942" calcext:value-type="float">
            <text:p>-2.2850345215</text:p>
          </table:table-cell>
          <table:table-cell table:formula="of:=[.E482]-37.9461244425242" office:value-type="float" office:value="-40.2311589639936" calcext:value-type="float">
            <text:p>-40.231</text:p>
          </table:table-cell>
          <table:table-cell/>
        </table:table-row>
        <table:table-row table:style-name="ro2">
          <table:table-cell office:value-type="float" office:value="120750000" calcext:value-type="float">
            <text:p>120750000</text:p>
          </table:table-cell>
          <table:table-cell table:formula="of:=[.A483]/1000000" office:value-type="float" office:value="120.75" calcext:value-type="float">
            <text:p>120.75</text:p>
          </table:table-cell>
          <table:table-cell office:value-type="float" office:value="-0.6" calcext:value-type="float">
            <text:p>-0.600</text:p>
          </table:table-cell>
          <table:table-cell office:value-type="float" office:value="-2.97001810459456" calcext:value-type="float">
            <text:p>-2.970</text:p>
          </table:table-cell>
          <table:table-cell table:formula="of:=[.D483]-[.C483]" office:value-type="float" office:value="-2.37001810459456" calcext:value-type="float">
            <text:p>-2.3700181046</text:p>
          </table:table-cell>
          <table:table-cell table:formula="of:=[.E483]-37.9461244425242" office:value-type="float" office:value="-40.3161425471188" calcext:value-type="float">
            <text:p>-40.316</text:p>
          </table:table-cell>
          <table:table-cell/>
        </table:table-row>
        <table:table-row table:style-name="ro2">
          <table:table-cell office:value-type="float" office:value="121000000" calcext:value-type="float">
            <text:p>121000000</text:p>
          </table:table-cell>
          <table:table-cell table:formula="of:=[.A484]/1000000" office:value-type="float" office:value="121" calcext:value-type="float">
            <text:p>121.00</text:p>
          </table:table-cell>
          <table:table-cell office:value-type="float" office:value="-0.6" calcext:value-type="float">
            <text:p>-0.600</text:p>
          </table:table-cell>
          <table:table-cell office:value-type="float" office:value="-3.03317905597153" calcext:value-type="float">
            <text:p>-3.033</text:p>
          </table:table-cell>
          <table:table-cell table:formula="of:=[.D484]-[.C484]" office:value-type="float" office:value="-2.43317905597153" calcext:value-type="float">
            <text:p>-2.433179056</text:p>
          </table:table-cell>
          <table:table-cell table:formula="of:=[.E484]-37.9461244425242" office:value-type="float" office:value="-40.3793034984957" calcext:value-type="float">
            <text:p>-40.379</text:p>
          </table:table-cell>
          <table:table-cell/>
        </table:table-row>
        <table:table-row table:style-name="ro2">
          <table:table-cell office:value-type="float" office:value="121250000" calcext:value-type="float">
            <text:p>121250000</text:p>
          </table:table-cell>
          <table:table-cell table:formula="of:=[.A485]/1000000" office:value-type="float" office:value="121.25" calcext:value-type="float">
            <text:p>121.25</text:p>
          </table:table-cell>
          <table:table-cell office:value-type="float" office:value="-0.6" calcext:value-type="float">
            <text:p>-0.600</text:p>
          </table:table-cell>
          <table:table-cell office:value-type="float" office:value="-3.12848069075087" calcext:value-type="float">
            <text:p>-3.128</text:p>
          </table:table-cell>
          <table:table-cell table:formula="of:=[.D485]-[.C485]" office:value-type="float" office:value="-2.52848069075087" calcext:value-type="float">
            <text:p>-2.5284806908</text:p>
          </table:table-cell>
          <table:table-cell table:formula="of:=[.E485]-37.9461244425242" office:value-type="float" office:value="-40.4746051332751" calcext:value-type="float">
            <text:p>-40.475</text:p>
          </table:table-cell>
          <table:table-cell/>
        </table:table-row>
        <table:table-row table:style-name="ro2">
          <table:table-cell office:value-type="float" office:value="121500000" calcext:value-type="float">
            <text:p>121500000</text:p>
          </table:table-cell>
          <table:table-cell table:formula="of:=[.A486]/1000000" office:value-type="float" office:value="121.5" calcext:value-type="float">
            <text:p>121.50</text:p>
          </table:table-cell>
          <table:table-cell office:value-type="float" office:value="-0.6" calcext:value-type="float">
            <text:p>-0.600</text:p>
          </table:table-cell>
          <table:table-cell office:value-type="float" office:value="-3.3248705762849" calcext:value-type="float">
            <text:p>-3.325</text:p>
          </table:table-cell>
          <table:table-cell table:formula="of:=[.D486]-[.C486]" office:value-type="float" office:value="-2.7248705762849" calcext:value-type="float">
            <text:p>-2.7248705763</text:p>
          </table:table-cell>
          <table:table-cell table:formula="of:=[.E486]-37.9461244425242" office:value-type="float" office:value="-40.6709950188091" calcext:value-type="float">
            <text:p>-40.671</text:p>
          </table:table-cell>
          <table:table-cell/>
        </table:table-row>
        <table:table-row table:style-name="ro2">
          <table:table-cell office:value-type="float" office:value="121750000" calcext:value-type="float">
            <text:p>121750000</text:p>
          </table:table-cell>
          <table:table-cell table:formula="of:=[.A487]/1000000" office:value-type="float" office:value="121.75" calcext:value-type="float">
            <text:p>121.75</text:p>
          </table:table-cell>
          <table:table-cell office:value-type="float" office:value="-0.6" calcext:value-type="float">
            <text:p>-0.600</text:p>
          </table:table-cell>
          <table:table-cell office:value-type="float" office:value="-3.3500726234953" calcext:value-type="float">
            <text:p>-3.350</text:p>
          </table:table-cell>
          <table:table-cell table:formula="of:=[.D487]-[.C487]" office:value-type="float" office:value="-2.7500726234953" calcext:value-type="float">
            <text:p>-2.7500726235</text:p>
          </table:table-cell>
          <table:table-cell table:formula="of:=[.E487]-37.9461244425242" office:value-type="float" office:value="-40.6961970660195" calcext:value-type="float">
            <text:p>-40.696</text:p>
          </table:table-cell>
          <table:table-cell/>
        </table:table-row>
        <table:table-row table:style-name="ro2">
          <table:table-cell office:value-type="float" office:value="122000000" calcext:value-type="float">
            <text:p>122000000</text:p>
          </table:table-cell>
          <table:table-cell table:formula="of:=[.A488]/1000000" office:value-type="float" office:value="122" calcext:value-type="float">
            <text:p>122.00</text:p>
          </table:table-cell>
          <table:table-cell office:value-type="float" office:value="-0.6" calcext:value-type="float">
            <text:p>-0.600</text:p>
          </table:table-cell>
          <table:table-cell office:value-type="float" office:value="-3.42048981971603" calcext:value-type="float">
            <text:p>-3.420</text:p>
          </table:table-cell>
          <table:table-cell table:formula="of:=[.D488]-[.C488]" office:value-type="float" office:value="-2.82048981971603" calcext:value-type="float">
            <text:p>-2.8204898197</text:p>
          </table:table-cell>
          <table:table-cell table:formula="of:=[.E488]-37.9461244425242" office:value-type="float" office:value="-40.7666142622402" calcext:value-type="float">
            <text:p>-40.767</text:p>
          </table:table-cell>
          <table:table-cell/>
        </table:table-row>
        <table:table-row table:style-name="ro2">
          <table:table-cell office:value-type="float" office:value="122250000" calcext:value-type="float">
            <text:p>122250000</text:p>
          </table:table-cell>
          <table:table-cell table:formula="of:=[.A489]/1000000" office:value-type="float" office:value="122.25" calcext:value-type="float">
            <text:p>122.25</text:p>
          </table:table-cell>
          <table:table-cell office:value-type="float" office:value="-0.6" calcext:value-type="float">
            <text:p>-0.600</text:p>
          </table:table-cell>
          <table:table-cell office:value-type="float" office:value="-3.55654814082998" calcext:value-type="float">
            <text:p>-3.557</text:p>
          </table:table-cell>
          <table:table-cell table:formula="of:=[.D489]-[.C489]" office:value-type="float" office:value="-2.95654814082998" calcext:value-type="float">
            <text:p>-2.9565481408</text:p>
          </table:table-cell>
          <table:table-cell table:formula="of:=[.E489]-37.9461244425242" office:value-type="float" office:value="-40.9026725833542" calcext:value-type="float">
            <text:p>-40.903</text:p>
          </table:table-cell>
          <table:table-cell/>
        </table:table-row>
        <table:table-row table:style-name="ro2">
          <table:table-cell office:value-type="float" office:value="122500000" calcext:value-type="float">
            <text:p>122500000</text:p>
          </table:table-cell>
          <table:table-cell table:formula="of:=[.A490]/1000000" office:value-type="float" office:value="122.5" calcext:value-type="float">
            <text:p>122.50</text:p>
          </table:table-cell>
          <table:table-cell office:value-type="float" office:value="-0.6" calcext:value-type="float">
            <text:p>-0.600</text:p>
          </table:table-cell>
          <table:table-cell office:value-type="float" office:value="-3.65905490761777" calcext:value-type="float">
            <text:p>-3.659</text:p>
          </table:table-cell>
          <table:table-cell table:formula="of:=[.D490]-[.C490]" office:value-type="float" office:value="-3.05905490761777" calcext:value-type="float">
            <text:p>-3.0590549076</text:p>
          </table:table-cell>
          <table:table-cell table:formula="of:=[.E490]-37.9461244425242" office:value-type="float" office:value="-41.005179350142" calcext:value-type="float">
            <text:p>-41.005</text:p>
          </table:table-cell>
          <table:table-cell/>
        </table:table-row>
        <table:table-row table:style-name="ro2">
          <table:table-cell office:value-type="float" office:value="122750000" calcext:value-type="float">
            <text:p>122750000</text:p>
          </table:table-cell>
          <table:table-cell table:formula="of:=[.A491]/1000000" office:value-type="float" office:value="122.75" calcext:value-type="float">
            <text:p>122.75</text:p>
          </table:table-cell>
          <table:table-cell office:value-type="float" office:value="-0.6" calcext:value-type="float">
            <text:p>-0.600</text:p>
          </table:table-cell>
          <table:table-cell office:value-type="float" office:value="-3.71132721631393" calcext:value-type="float">
            <text:p>-3.711</text:p>
          </table:table-cell>
          <table:table-cell table:formula="of:=[.D491]-[.C491]" office:value-type="float" office:value="-3.11132721631393" calcext:value-type="float">
            <text:p>-3.1113272163</text:p>
          </table:table-cell>
          <table:table-cell table:formula="of:=[.E491]-37.9461244425242" office:value-type="float" office:value="-41.0574516588381" calcext:value-type="float">
            <text:p>-41.057</text:p>
          </table:table-cell>
          <table:table-cell/>
        </table:table-row>
        <table:table-row table:style-name="ro2">
          <table:table-cell office:value-type="float" office:value="123000000" calcext:value-type="float">
            <text:p>123000000</text:p>
          </table:table-cell>
          <table:table-cell table:formula="of:=[.A492]/1000000" office:value-type="float" office:value="123" calcext:value-type="float">
            <text:p>123.00</text:p>
          </table:table-cell>
          <table:table-cell office:value-type="float" office:value="-0.6" calcext:value-type="float">
            <text:p>-0.600</text:p>
          </table:table-cell>
          <table:table-cell office:value-type="float" office:value="-3.86052959807005" calcext:value-type="float">
            <text:p>-3.861</text:p>
          </table:table-cell>
          <table:table-cell table:formula="of:=[.D492]-[.C492]" office:value-type="float" office:value="-3.26052959807005" calcext:value-type="float">
            <text:p>-3.2605295981</text:p>
          </table:table-cell>
          <table:table-cell table:formula="of:=[.E492]-37.9461244425242" office:value-type="float" office:value="-41.2066540405943" calcext:value-type="float">
            <text:p>-41.207</text:p>
          </table:table-cell>
          <table:table-cell/>
        </table:table-row>
        <table:table-row table:style-name="ro2">
          <table:table-cell office:value-type="float" office:value="123250000" calcext:value-type="float">
            <text:p>123250000</text:p>
          </table:table-cell>
          <table:table-cell table:formula="of:=[.A493]/1000000" office:value-type="float" office:value="123.25" calcext:value-type="float">
            <text:p>123.25</text:p>
          </table:table-cell>
          <table:table-cell office:value-type="float" office:value="-0.6" calcext:value-type="float">
            <text:p>-0.600</text:p>
          </table:table-cell>
          <table:table-cell office:value-type="float" office:value="-3.9798592333855" calcext:value-type="float">
            <text:p>-3.980</text:p>
          </table:table-cell>
          <table:table-cell table:formula="of:=[.D493]-[.C493]" office:value-type="float" office:value="-3.3798592333855" calcext:value-type="float">
            <text:p>-3.3798592334</text:p>
          </table:table-cell>
          <table:table-cell table:formula="of:=[.E493]-37.9461244425242" office:value-type="float" office:value="-41.3259836759097" calcext:value-type="float">
            <text:p>-41.326</text:p>
          </table:table-cell>
          <table:table-cell/>
        </table:table-row>
        <table:table-row table:style-name="ro2">
          <table:table-cell office:value-type="float" office:value="123500000" calcext:value-type="float">
            <text:p>123500000</text:p>
          </table:table-cell>
          <table:table-cell table:formula="of:=[.A494]/1000000" office:value-type="float" office:value="123.5" calcext:value-type="float">
            <text:p>123.50</text:p>
          </table:table-cell>
          <table:table-cell office:value-type="float" office:value="-0.6" calcext:value-type="float">
            <text:p>-0.600</text:p>
          </table:table-cell>
          <table:table-cell office:value-type="float" office:value="-4.10035709858321" calcext:value-type="float">
            <text:p>-4.100</text:p>
          </table:table-cell>
          <table:table-cell table:formula="of:=[.D494]-[.C494]" office:value-type="float" office:value="-3.50035709858321" calcext:value-type="float">
            <text:p>-3.5003570986</text:p>
          </table:table-cell>
          <table:table-cell table:formula="of:=[.E494]-37.9461244425242" office:value-type="float" office:value="-41.4464815411074" calcext:value-type="float">
            <text:p>-41.446</text:p>
          </table:table-cell>
          <table:table-cell/>
        </table:table-row>
        <table:table-row table:style-name="ro2">
          <table:table-cell office:value-type="float" office:value="123750000" calcext:value-type="float">
            <text:p>123750000</text:p>
          </table:table-cell>
          <table:table-cell table:formula="of:=[.A495]/1000000" office:value-type="float" office:value="123.75" calcext:value-type="float">
            <text:p>123.75</text:p>
          </table:table-cell>
          <table:table-cell office:value-type="float" office:value="-0.6" calcext:value-type="float">
            <text:p>-0.600</text:p>
          </table:table-cell>
          <table:table-cell office:value-type="float" office:value="-4.15812837364908" calcext:value-type="float">
            <text:p>-4.158</text:p>
          </table:table-cell>
          <table:table-cell table:formula="of:=[.D495]-[.C495]" office:value-type="float" office:value="-3.55812837364908" calcext:value-type="float">
            <text:p>-3.5581283736</text:p>
          </table:table-cell>
          <table:table-cell table:formula="of:=[.E495]-37.9461244425242" office:value-type="float" office:value="-41.5042528161733" calcext:value-type="float">
            <text:p>-41.504</text:p>
          </table:table-cell>
          <table:table-cell/>
        </table:table-row>
        <table:table-row table:style-name="ro2">
          <table:table-cell office:value-type="float" office:value="124000000" calcext:value-type="float">
            <text:p>124000000</text:p>
          </table:table-cell>
          <table:table-cell table:formula="of:=[.A496]/1000000" office:value-type="float" office:value="124" calcext:value-type="float">
            <text:p>124.00</text:p>
          </table:table-cell>
          <table:table-cell office:value-type="float" office:value="-0.6" calcext:value-type="float">
            <text:p>-0.600</text:p>
          </table:table-cell>
          <table:table-cell office:value-type="float" office:value="-4.23039102302477" calcext:value-type="float">
            <text:p>-4.230</text:p>
          </table:table-cell>
          <table:table-cell table:formula="of:=[.D496]-[.C496]" office:value-type="float" office:value="-3.63039102302477" calcext:value-type="float">
            <text:p>-3.630391023</text:p>
          </table:table-cell>
          <table:table-cell table:formula="of:=[.E496]-37.9461244425242" office:value-type="float" office:value="-41.576515465549" calcext:value-type="float">
            <text:p>-41.577</text:p>
          </table:table-cell>
          <table:table-cell/>
        </table:table-row>
        <table:table-row table:style-name="ro2">
          <table:table-cell office:value-type="float" office:value="124250000" calcext:value-type="float">
            <text:p>124250000</text:p>
          </table:table-cell>
          <table:table-cell table:formula="of:=[.A497]/1000000" office:value-type="float" office:value="124.25" calcext:value-type="float">
            <text:p>124.25</text:p>
          </table:table-cell>
          <table:table-cell office:value-type="float" office:value="-0.6" calcext:value-type="float">
            <text:p>-0.600</text:p>
          </table:table-cell>
          <table:table-cell office:value-type="float" office:value="-4.40383640553107" calcext:value-type="float">
            <text:p>-4.404</text:p>
          </table:table-cell>
          <table:table-cell table:formula="of:=[.D497]-[.C497]" office:value-type="float" office:value="-3.80383640553107" calcext:value-type="float">
            <text:p>-3.8038364055</text:p>
          </table:table-cell>
          <table:table-cell table:formula="of:=[.E497]-37.9461244425242" office:value-type="float" office:value="-41.7499608480553" calcext:value-type="float">
            <text:p>-41.750</text:p>
          </table:table-cell>
          <table:table-cell/>
        </table:table-row>
        <table:table-row table:style-name="ro2">
          <table:table-cell office:value-type="float" office:value="124500000" calcext:value-type="float">
            <text:p>124500000</text:p>
          </table:table-cell>
          <table:table-cell table:formula="of:=[.A498]/1000000" office:value-type="float" office:value="124.5" calcext:value-type="float">
            <text:p>124.50</text:p>
          </table:table-cell>
          <table:table-cell office:value-type="float" office:value="-0.6" calcext:value-type="float">
            <text:p>-0.600</text:p>
          </table:table-cell>
          <table:table-cell office:value-type="float" office:value="-4.55346462878483" calcext:value-type="float">
            <text:p>-4.553</text:p>
          </table:table-cell>
          <table:table-cell table:formula="of:=[.D498]-[.C498]" office:value-type="float" office:value="-3.95346462878483" calcext:value-type="float">
            <text:p>-3.9534646288</text:p>
          </table:table-cell>
          <table:table-cell table:formula="of:=[.E498]-37.9461244425242" office:value-type="float" office:value="-41.899589071309" calcext:value-type="float">
            <text:p>-41.900</text:p>
          </table:table-cell>
          <table:table-cell/>
        </table:table-row>
        <table:table-row table:style-name="ro2">
          <table:table-cell office:value-type="float" office:value="124750000" calcext:value-type="float">
            <text:p>124750000</text:p>
          </table:table-cell>
          <table:table-cell table:formula="of:=[.A499]/1000000" office:value-type="float" office:value="124.75" calcext:value-type="float">
            <text:p>124.75</text:p>
          </table:table-cell>
          <table:table-cell office:value-type="float" office:value="-0.6" calcext:value-type="float">
            <text:p>-0.600</text:p>
          </table:table-cell>
          <table:table-cell office:value-type="float" office:value="-4.52451780019646" calcext:value-type="float">
            <text:p>-4.525</text:p>
          </table:table-cell>
          <table:table-cell table:formula="of:=[.D499]-[.C499]" office:value-type="float" office:value="-3.92451780019646" calcext:value-type="float">
            <text:p>-3.9245178002</text:p>
          </table:table-cell>
          <table:table-cell table:formula="of:=[.E499]-37.9461244425242" office:value-type="float" office:value="-41.8706422427207" calcext:value-type="float">
            <text:p>-41.871</text:p>
          </table:table-cell>
          <table:table-cell/>
        </table:table-row>
        <table:table-row table:style-name="ro2">
          <table:table-cell office:value-type="float" office:value="125000000" calcext:value-type="float">
            <text:p>125000000</text:p>
          </table:table-cell>
          <table:table-cell table:formula="of:=[.A500]/1000000" office:value-type="float" office:value="125" calcext:value-type="float">
            <text:p>125.00</text:p>
          </table:table-cell>
          <table:table-cell office:value-type="float" office:value="-0.6" calcext:value-type="float">
            <text:p>-0.600</text:p>
          </table:table-cell>
          <table:table-cell office:value-type="float" office:value="-4.66799963146035" calcext:value-type="float">
            <text:p>-4.668</text:p>
          </table:table-cell>
          <table:table-cell table:formula="of:=[.D500]-[.C500]" office:value-type="float" office:value="-4.06799963146035" calcext:value-type="float">
            <text:p>-4.0679996315</text:p>
          </table:table-cell>
          <table:table-cell table:formula="of:=[.E500]-37.9461244425242" office:value-type="float" office:value="-42.0141240739846" calcext:value-type="float">
            <text:p>-42.014</text:p>
          </table:table-cell>
          <table:table-cell/>
        </table:table-row>
        <table:table-row table:style-name="ro2">
          <table:table-cell office:value-type="float" office:value="125250000" calcext:value-type="float">
            <text:p>125250000</text:p>
          </table:table-cell>
          <table:table-cell table:formula="of:=[.A501]/1000000" office:value-type="float" office:value="125.25" calcext:value-type="float">
            <text:p>125.25</text:p>
          </table:table-cell>
          <table:table-cell office:value-type="float" office:value="-0.6" calcext:value-type="float">
            <text:p>-0.600</text:p>
          </table:table-cell>
          <table:table-cell office:value-type="float" office:value="-4.74729010690036" calcext:value-type="float">
            <text:p>-4.747</text:p>
          </table:table-cell>
          <table:table-cell table:formula="of:=[.D501]-[.C501]" office:value-type="float" office:value="-4.14729010690036" calcext:value-type="float">
            <text:p>-4.1472901069</text:p>
          </table:table-cell>
          <table:table-cell table:formula="of:=[.E501]-37.9461244425242" office:value-type="float" office:value="-42.0934145494246" calcext:value-type="float">
            <text:p>-42.093</text:p>
          </table:table-cell>
          <table:table-cell/>
        </table:table-row>
        <table:table-row table:style-name="ro2">
          <table:table-cell office:value-type="float" office:value="125500000" calcext:value-type="float">
            <text:p>125500000</text:p>
          </table:table-cell>
          <table:table-cell table:formula="of:=[.A502]/1000000" office:value-type="float" office:value="125.5" calcext:value-type="float">
            <text:p>125.50</text:p>
          </table:table-cell>
          <table:table-cell office:value-type="float" office:value="-0.6" calcext:value-type="float">
            <text:p>-0.600</text:p>
          </table:table-cell>
          <table:table-cell office:value-type="float" office:value="-4.92193094204169" calcext:value-type="float">
            <text:p>-4.922</text:p>
          </table:table-cell>
          <table:table-cell table:formula="of:=[.D502]-[.C502]" office:value-type="float" office:value="-4.32193094204169" calcext:value-type="float">
            <text:p>-4.321930942</text:p>
          </table:table-cell>
          <table:table-cell table:formula="of:=[.E502]-37.9461244425242" office:value-type="float" office:value="-42.2680553845659" calcext:value-type="float">
            <text:p>-42.268</text:p>
          </table:table-cell>
          <table:table-cell/>
        </table:table-row>
        <table:table-row table:style-name="ro2">
          <table:table-cell office:value-type="float" office:value="125750000" calcext:value-type="float">
            <text:p>125750000</text:p>
          </table:table-cell>
          <table:table-cell table:formula="of:=[.A503]/1000000" office:value-type="float" office:value="125.75" calcext:value-type="float">
            <text:p>125.75</text:p>
          </table:table-cell>
          <table:table-cell office:value-type="float" office:value="-0.6" calcext:value-type="float">
            <text:p>-0.600</text:p>
          </table:table-cell>
          <table:table-cell office:value-type="float" office:value="-4.98755303192253" calcext:value-type="float">
            <text:p>-4.988</text:p>
          </table:table-cell>
          <table:table-cell table:formula="of:=[.D503]-[.C503]" office:value-type="float" office:value="-4.38755303192253" calcext:value-type="float">
            <text:p>-4.3875530319</text:p>
          </table:table-cell>
          <table:table-cell table:formula="of:=[.E503]-37.9461244425242" office:value-type="float" office:value="-42.3336774744467" calcext:value-type="float">
            <text:p>-42.334</text:p>
          </table:table-cell>
          <table:table-cell/>
        </table:table-row>
        <table:table-row table:style-name="ro2">
          <table:table-cell office:value-type="float" office:value="126000000" calcext:value-type="float">
            <text:p>126000000</text:p>
          </table:table-cell>
          <table:table-cell table:formula="of:=[.A504]/1000000" office:value-type="float" office:value="126" calcext:value-type="float">
            <text:p>126.00</text:p>
          </table:table-cell>
          <table:table-cell office:value-type="float" office:value="-0.6" calcext:value-type="float">
            <text:p>-0.600</text:p>
          </table:table-cell>
          <table:table-cell office:value-type="float" office:value="-5.01009102324311" calcext:value-type="float">
            <text:p>-5.010</text:p>
          </table:table-cell>
          <table:table-cell table:formula="of:=[.D504]-[.C504]" office:value-type="float" office:value="-4.41009102324311" calcext:value-type="float">
            <text:p>-4.4100910232</text:p>
          </table:table-cell>
          <table:table-cell table:formula="of:=[.E504]-37.9461244425242" office:value-type="float" office:value="-42.3562154657673" calcext:value-type="float">
            <text:p>-42.356</text:p>
          </table:table-cell>
          <table:table-cell/>
        </table:table-row>
        <table:table-row table:style-name="ro2">
          <table:table-cell office:value-type="float" office:value="126250000" calcext:value-type="float">
            <text:p>126250000</text:p>
          </table:table-cell>
          <table:table-cell table:formula="of:=[.A505]/1000000" office:value-type="float" office:value="126.25" calcext:value-type="float">
            <text:p>126.25</text:p>
          </table:table-cell>
          <table:table-cell office:value-type="float" office:value="-0.6" calcext:value-type="float">
            <text:p>-0.600</text:p>
          </table:table-cell>
          <table:table-cell office:value-type="float" office:value="-5.14076474317974" calcext:value-type="float">
            <text:p>-5.141</text:p>
          </table:table-cell>
          <table:table-cell table:formula="of:=[.D505]-[.C505]" office:value-type="float" office:value="-4.54076474317974" calcext:value-type="float">
            <text:p>-4.5407647432</text:p>
          </table:table-cell>
          <table:table-cell table:formula="of:=[.E505]-37.9461244425242" office:value-type="float" office:value="-42.4868891857039" calcext:value-type="float">
            <text:p>-42.487</text:p>
          </table:table-cell>
          <table:table-cell/>
        </table:table-row>
        <table:table-row table:style-name="ro2">
          <table:table-cell office:value-type="float" office:value="126500000" calcext:value-type="float">
            <text:p>126500000</text:p>
          </table:table-cell>
          <table:table-cell table:formula="of:=[.A506]/1000000" office:value-type="float" office:value="126.5" calcext:value-type="float">
            <text:p>126.50</text:p>
          </table:table-cell>
          <table:table-cell office:value-type="float" office:value="-0.6" calcext:value-type="float">
            <text:p>-0.600</text:p>
          </table:table-cell>
          <table:table-cell office:value-type="float" office:value="-5.30462192597745" calcext:value-type="float">
            <text:p>-5.305</text:p>
          </table:table-cell>
          <table:table-cell table:formula="of:=[.D506]-[.C506]" office:value-type="float" office:value="-4.70462192597745" calcext:value-type="float">
            <text:p>-4.704621926</text:p>
          </table:table-cell>
          <table:table-cell table:formula="of:=[.E506]-37.9461244425242" office:value-type="float" office:value="-42.6507463685017" calcext:value-type="float">
            <text:p>-42.651</text:p>
          </table:table-cell>
          <table:table-cell/>
        </table:table-row>
        <table:table-row table:style-name="ro2">
          <table:table-cell office:value-type="float" office:value="126750000" calcext:value-type="float">
            <text:p>126750000</text:p>
          </table:table-cell>
          <table:table-cell table:formula="of:=[.A507]/1000000" office:value-type="float" office:value="126.75" calcext:value-type="float">
            <text:p>126.75</text:p>
          </table:table-cell>
          <table:table-cell office:value-type="float" office:value="-0.6" calcext:value-type="float">
            <text:p>-0.600</text:p>
          </table:table-cell>
          <table:table-cell office:value-type="float" office:value="-5.3865798391656" calcext:value-type="float">
            <text:p>-5.387</text:p>
          </table:table-cell>
          <table:table-cell table:formula="of:=[.D507]-[.C507]" office:value-type="float" office:value="-4.7865798391656" calcext:value-type="float">
            <text:p>-4.7865798392</text:p>
          </table:table-cell>
          <table:table-cell table:formula="of:=[.E507]-37.9461244425242" office:value-type="float" office:value="-42.7327042816898" calcext:value-type="float">
            <text:p>-42.733</text:p>
          </table:table-cell>
          <table:table-cell/>
        </table:table-row>
        <table:table-row table:style-name="ro2">
          <table:table-cell office:value-type="float" office:value="127000000" calcext:value-type="float">
            <text:p>127000000</text:p>
          </table:table-cell>
          <table:table-cell table:formula="of:=[.A508]/1000000" office:value-type="float" office:value="127" calcext:value-type="float">
            <text:p>127.00</text:p>
          </table:table-cell>
          <table:table-cell office:value-type="float" office:value="-0.6" calcext:value-type="float">
            <text:p>-0.600</text:p>
          </table:table-cell>
          <table:table-cell office:value-type="float" office:value="-5.46947468458498" calcext:value-type="float">
            <text:p>-5.469</text:p>
          </table:table-cell>
          <table:table-cell table:formula="of:=[.D508]-[.C508]" office:value-type="float" office:value="-4.86947468458498" calcext:value-type="float">
            <text:p>-4.8694746846</text:p>
          </table:table-cell>
          <table:table-cell table:formula="of:=[.E508]-37.9461244425242" office:value-type="float" office:value="-42.8155991271092" calcext:value-type="float">
            <text:p>-42.816</text:p>
          </table:table-cell>
          <table:table-cell/>
        </table:table-row>
        <table:table-row table:style-name="ro2">
          <table:table-cell office:value-type="float" office:value="127250000" calcext:value-type="float">
            <text:p>127250000</text:p>
          </table:table-cell>
          <table:table-cell table:formula="of:=[.A509]/1000000" office:value-type="float" office:value="127.25" calcext:value-type="float">
            <text:p>127.25</text:p>
          </table:table-cell>
          <table:table-cell office:value-type="float" office:value="-0.6" calcext:value-type="float">
            <text:p>-0.600</text:p>
          </table:table-cell>
          <table:table-cell office:value-type="float" office:value="-5.5787588696551" calcext:value-type="float">
            <text:p>-5.579</text:p>
          </table:table-cell>
          <table:table-cell table:formula="of:=[.D509]-[.C509]" office:value-type="float" office:value="-4.9787588696551" calcext:value-type="float">
            <text:p>-4.9787588697</text:p>
          </table:table-cell>
          <table:table-cell table:formula="of:=[.E509]-37.9461244425242" office:value-type="float" office:value="-42.9248833121793" calcext:value-type="float">
            <text:p>-42.925</text:p>
          </table:table-cell>
          <table:table-cell/>
        </table:table-row>
        <table:table-row table:style-name="ro2">
          <table:table-cell office:value-type="float" office:value="127500000" calcext:value-type="float">
            <text:p>127500000</text:p>
          </table:table-cell>
          <table:table-cell table:formula="of:=[.A510]/1000000" office:value-type="float" office:value="127.5" calcext:value-type="float">
            <text:p>127.50</text:p>
          </table:table-cell>
          <table:table-cell office:value-type="float" office:value="-0.6" calcext:value-type="float">
            <text:p>-0.600</text:p>
          </table:table-cell>
          <table:table-cell office:value-type="float" office:value="-5.64117423322064" calcext:value-type="float">
            <text:p>-5.641</text:p>
          </table:table-cell>
          <table:table-cell table:formula="of:=[.D510]-[.C510]" office:value-type="float" office:value="-5.04117423322064" calcext:value-type="float">
            <text:p>-5.0411742332</text:p>
          </table:table-cell>
          <table:table-cell table:formula="of:=[.E510]-37.9461244425242" office:value-type="float" office:value="-42.9872986757448" calcext:value-type="float">
            <text:p>-42.987</text:p>
          </table:table-cell>
          <table:table-cell/>
        </table:table-row>
        <table:table-row table:style-name="ro2">
          <table:table-cell office:value-type="float" office:value="127750000" calcext:value-type="float">
            <text:p>127750000</text:p>
          </table:table-cell>
          <table:table-cell table:formula="of:=[.A511]/1000000" office:value-type="float" office:value="127.75" calcext:value-type="float">
            <text:p>127.75</text:p>
          </table:table-cell>
          <table:table-cell office:value-type="float" office:value="-0.6" calcext:value-type="float">
            <text:p>-0.600</text:p>
          </table:table-cell>
          <table:table-cell office:value-type="float" office:value="-5.73791529110348" calcext:value-type="float">
            <text:p>-5.738</text:p>
          </table:table-cell>
          <table:table-cell table:formula="of:=[.D511]-[.C511]" office:value-type="float" office:value="-5.13791529110348" calcext:value-type="float">
            <text:p>-5.1379152911</text:p>
          </table:table-cell>
          <table:table-cell table:formula="of:=[.E511]-37.9461244425242" office:value-type="float" office:value="-43.0840397336277" calcext:value-type="float">
            <text:p>-43.084</text:p>
          </table:table-cell>
          <table:table-cell/>
        </table:table-row>
        <table:table-row table:style-name="ro2">
          <table:table-cell office:value-type="float" office:value="128000000" calcext:value-type="float">
            <text:p>128000000</text:p>
          </table:table-cell>
          <table:table-cell table:formula="of:=[.A512]/1000000" office:value-type="float" office:value="128" calcext:value-type="float">
            <text:p>128.00</text:p>
          </table:table-cell>
          <table:table-cell office:value-type="float" office:value="-0.6" calcext:value-type="float">
            <text:p>-0.600</text:p>
          </table:table-cell>
          <table:table-cell office:value-type="float" office:value="-5.91610541836318" calcext:value-type="float">
            <text:p>-5.916</text:p>
          </table:table-cell>
          <table:table-cell table:formula="of:=[.D512]-[.C512]" office:value-type="float" office:value="-5.31610541836318" calcext:value-type="float">
            <text:p>-5.3161054184</text:p>
          </table:table-cell>
          <table:table-cell table:formula="of:=[.E512]-37.9461244425242" office:value-type="float" office:value="-43.2622298608874" calcext:value-type="float">
            <text:p>-43.262</text:p>
          </table:table-cell>
          <table:table-cell/>
        </table:table-row>
        <table:table-row table:style-name="ro2">
          <table:table-cell office:value-type="float" office:value="128250000" calcext:value-type="float">
            <text:p>128250000</text:p>
          </table:table-cell>
          <table:table-cell table:formula="of:=[.A513]/1000000" office:value-type="float" office:value="128.25" calcext:value-type="float">
            <text:p>128.25</text:p>
          </table:table-cell>
          <table:table-cell office:value-type="float" office:value="-0.6" calcext:value-type="float">
            <text:p>-0.600</text:p>
          </table:table-cell>
          <table:table-cell office:value-type="float" office:value="-6.01111651839192" calcext:value-type="float">
            <text:p>-6.011</text:p>
          </table:table-cell>
          <table:table-cell table:formula="of:=[.D513]-[.C513]" office:value-type="float" office:value="-5.41111651839192" calcext:value-type="float">
            <text:p>-5.4111165184</text:p>
          </table:table-cell>
          <table:table-cell table:formula="of:=[.E513]-37.9461244425242" office:value-type="float" office:value="-43.3572409609161" calcext:value-type="float">
            <text:p>-43.357</text:p>
          </table:table-cell>
          <table:table-cell/>
        </table:table-row>
        <table:table-row table:style-name="ro2">
          <table:table-cell office:value-type="float" office:value="128500000" calcext:value-type="float">
            <text:p>128500000</text:p>
          </table:table-cell>
          <table:table-cell table:formula="of:=[.A514]/1000000" office:value-type="float" office:value="128.5" calcext:value-type="float">
            <text:p>128.50</text:p>
          </table:table-cell>
          <table:table-cell office:value-type="float" office:value="-0.6" calcext:value-type="float">
            <text:p>-0.600</text:p>
          </table:table-cell>
          <table:table-cell office:value-type="float" office:value="-6.10925315390496" calcext:value-type="float">
            <text:p>-6.109</text:p>
          </table:table-cell>
          <table:table-cell table:formula="of:=[.D514]-[.C514]" office:value-type="float" office:value="-5.50925315390496" calcext:value-type="float">
            <text:p>-5.5092531539</text:p>
          </table:table-cell>
          <table:table-cell table:formula="of:=[.E514]-37.9461244425242" office:value-type="float" office:value="-43.4553775964292" calcext:value-type="float">
            <text:p>-43.455</text:p>
          </table:table-cell>
          <table:table-cell/>
        </table:table-row>
        <table:table-row table:style-name="ro2">
          <table:table-cell office:value-type="float" office:value="128750000" calcext:value-type="float">
            <text:p>128750000</text:p>
          </table:table-cell>
          <table:table-cell table:formula="of:=[.A515]/1000000" office:value-type="float" office:value="128.75" calcext:value-type="float">
            <text:p>128.75</text:p>
          </table:table-cell>
          <table:table-cell office:value-type="float" office:value="-0.6" calcext:value-type="float">
            <text:p>-0.600</text:p>
          </table:table-cell>
          <table:table-cell office:value-type="float" office:value="-6.14869248256937" calcext:value-type="float">
            <text:p>-6.149</text:p>
          </table:table-cell>
          <table:table-cell table:formula="of:=[.D515]-[.C515]" office:value-type="float" office:value="-5.54869248256937" calcext:value-type="float">
            <text:p>-5.5486924826</text:p>
          </table:table-cell>
          <table:table-cell table:formula="of:=[.E515]-37.9461244425242" office:value-type="float" office:value="-43.4948169250936" calcext:value-type="float">
            <text:p>-43.495</text:p>
          </table:table-cell>
          <table:table-cell/>
        </table:table-row>
        <table:table-row table:style-name="ro2">
          <table:table-cell office:value-type="float" office:value="129000000" calcext:value-type="float">
            <text:p>129000000</text:p>
          </table:table-cell>
          <table:table-cell table:formula="of:=[.A516]/1000000" office:value-type="float" office:value="129" calcext:value-type="float">
            <text:p>129.00</text:p>
          </table:table-cell>
          <table:table-cell office:value-type="float" office:value="-0.6" calcext:value-type="float">
            <text:p>-0.600</text:p>
          </table:table-cell>
          <table:table-cell office:value-type="float" office:value="-6.30093829953268" calcext:value-type="float">
            <text:p>-6.301</text:p>
          </table:table-cell>
          <table:table-cell table:formula="of:=[.D516]-[.C516]" office:value-type="float" office:value="-5.70093829953268" calcext:value-type="float">
            <text:p>-5.7009382995</text:p>
          </table:table-cell>
          <table:table-cell table:formula="of:=[.E516]-37.9461244425242" office:value-type="float" office:value="-43.6470627420569" calcext:value-type="float">
            <text:p>-43.647</text:p>
          </table:table-cell>
          <table:table-cell/>
        </table:table-row>
        <table:table-row table:style-name="ro2">
          <table:table-cell office:value-type="float" office:value="129250000" calcext:value-type="float">
            <text:p>129250000</text:p>
          </table:table-cell>
          <table:table-cell table:formula="of:=[.A517]/1000000" office:value-type="float" office:value="129.25" calcext:value-type="float">
            <text:p>129.25</text:p>
          </table:table-cell>
          <table:table-cell office:value-type="float" office:value="-0.6" calcext:value-type="float">
            <text:p>-0.600</text:p>
          </table:table-cell>
          <table:table-cell office:value-type="float" office:value="-6.37025758613943" calcext:value-type="float">
            <text:p>-6.370</text:p>
          </table:table-cell>
          <table:table-cell table:formula="of:=[.D517]-[.C517]" office:value-type="float" office:value="-5.77025758613943" calcext:value-type="float">
            <text:p>-5.7702575861</text:p>
          </table:table-cell>
          <table:table-cell table:formula="of:=[.E517]-37.9461244425242" office:value-type="float" office:value="-43.7163820286636" calcext:value-type="float">
            <text:p>-43.716</text:p>
          </table:table-cell>
          <table:table-cell/>
        </table:table-row>
        <table:table-row table:style-name="ro2">
          <table:table-cell office:value-type="float" office:value="129500000" calcext:value-type="float">
            <text:p>129500000</text:p>
          </table:table-cell>
          <table:table-cell table:formula="of:=[.A518]/1000000" office:value-type="float" office:value="129.5" calcext:value-type="float">
            <text:p>129.50</text:p>
          </table:table-cell>
          <table:table-cell office:value-type="float" office:value="-0.6" calcext:value-type="float">
            <text:p>-0.600</text:p>
          </table:table-cell>
          <table:table-cell office:value-type="float" office:value="-6.53500491549606" calcext:value-type="float">
            <text:p>-6.535</text:p>
          </table:table-cell>
          <table:table-cell table:formula="of:=[.D518]-[.C518]" office:value-type="float" office:value="-5.93500491549606" calcext:value-type="float">
            <text:p>-5.9350049155</text:p>
          </table:table-cell>
          <table:table-cell table:formula="of:=[.E518]-37.9461244425242" office:value-type="float" office:value="-43.8811293580203" calcext:value-type="float">
            <text:p>-43.881</text:p>
          </table:table-cell>
          <table:table-cell/>
        </table:table-row>
        <table:table-row table:style-name="ro2">
          <table:table-cell office:value-type="float" office:value="129750000" calcext:value-type="float">
            <text:p>129750000</text:p>
          </table:table-cell>
          <table:table-cell table:formula="of:=[.A519]/1000000" office:value-type="float" office:value="129.75" calcext:value-type="float">
            <text:p>129.75</text:p>
          </table:table-cell>
          <table:table-cell office:value-type="float" office:value="-0.6" calcext:value-type="float">
            <text:p>-0.600</text:p>
          </table:table-cell>
          <table:table-cell office:value-type="float" office:value="-6.58459949892345" calcext:value-type="float">
            <text:p>-6.585</text:p>
          </table:table-cell>
          <table:table-cell table:formula="of:=[.D519]-[.C519]" office:value-type="float" office:value="-5.98459949892345" calcext:value-type="float">
            <text:p>-5.9845994989</text:p>
          </table:table-cell>
          <table:table-cell table:formula="of:=[.E519]-37.9461244425242" office:value-type="float" office:value="-43.9307239414477" calcext:value-type="float">
            <text:p>-43.931</text:p>
          </table:table-cell>
          <table:table-cell/>
        </table:table-row>
        <table:table-row table:style-name="ro2">
          <table:table-cell office:value-type="float" office:value="130000000" calcext:value-type="float">
            <text:p>130000000</text:p>
          </table:table-cell>
          <table:table-cell table:formula="of:=[.A520]/1000000" office:value-type="float" office:value="130" calcext:value-type="float">
            <text:p>130.00</text:p>
          </table:table-cell>
          <table:table-cell office:value-type="float" office:value="-0.6" calcext:value-type="float">
            <text:p>-0.600</text:p>
          </table:table-cell>
          <table:table-cell office:value-type="float" office:value="-6.66014629211498" calcext:value-type="float">
            <text:p>-6.660</text:p>
          </table:table-cell>
          <table:table-cell table:formula="of:=[.D520]-[.C520]" office:value-type="float" office:value="-6.06014629211498" calcext:value-type="float">
            <text:p>-6.0601462921</text:p>
          </table:table-cell>
          <table:table-cell table:formula="of:=[.E520]-37.9461244425242" office:value-type="float" office:value="-44.0062707346392" calcext:value-type="float">
            <text:p>-44.006</text:p>
          </table:table-cell>
          <table:table-cell/>
        </table:table-row>
        <table:table-row table:style-name="ro2">
          <table:table-cell office:value-type="float" office:value="130250000" calcext:value-type="float">
            <text:p>130250000</text:p>
          </table:table-cell>
          <table:table-cell table:formula="of:=[.A521]/1000000" office:value-type="float" office:value="130.25" calcext:value-type="float">
            <text:p>130.25</text:p>
          </table:table-cell>
          <table:table-cell office:value-type="float" office:value="-0.6" calcext:value-type="float">
            <text:p>-0.600</text:p>
          </table:table-cell>
          <table:table-cell office:value-type="float" office:value="-6.80647808737046" calcext:value-type="float">
            <text:p>-6.806</text:p>
          </table:table-cell>
          <table:table-cell table:formula="of:=[.D521]-[.C521]" office:value-type="float" office:value="-6.20647808737046" calcext:value-type="float">
            <text:p>-6.2064780874</text:p>
          </table:table-cell>
          <table:table-cell table:formula="of:=[.E521]-37.9461244425242" office:value-type="float" office:value="-44.1526025298947" calcext:value-type="float">
            <text:p>-44.153</text:p>
          </table:table-cell>
          <table:table-cell/>
        </table:table-row>
        <table:table-row table:style-name="ro2">
          <table:table-cell office:value-type="float" office:value="130500000" calcext:value-type="float">
            <text:p>130500000</text:p>
          </table:table-cell>
          <table:table-cell table:formula="of:=[.A522]/1000000" office:value-type="float" office:value="130.5" calcext:value-type="float">
            <text:p>130.50</text:p>
          </table:table-cell>
          <table:table-cell office:value-type="float" office:value="-0.6" calcext:value-type="float">
            <text:p>-0.600</text:p>
          </table:table-cell>
          <table:table-cell office:value-type="float" office:value="-6.91846837927459" calcext:value-type="float">
            <text:p>-6.918</text:p>
          </table:table-cell>
          <table:table-cell table:formula="of:=[.D522]-[.C522]" office:value-type="float" office:value="-6.31846837927459" calcext:value-type="float">
            <text:p>-6.3184683793</text:p>
          </table:table-cell>
          <table:table-cell table:formula="of:=[.E522]-37.9461244425242" office:value-type="float" office:value="-44.2645928217988" calcext:value-type="float">
            <text:p>-44.265</text:p>
          </table:table-cell>
          <table:table-cell/>
        </table:table-row>
        <table:table-row table:style-name="ro2">
          <table:table-cell office:value-type="float" office:value="130750000" calcext:value-type="float">
            <text:p>130750000</text:p>
          </table:table-cell>
          <table:table-cell table:formula="of:=[.A523]/1000000" office:value-type="float" office:value="130.75" calcext:value-type="float">
            <text:p>130.75</text:p>
          </table:table-cell>
          <table:table-cell office:value-type="float" office:value="-0.6" calcext:value-type="float">
            <text:p>-0.600</text:p>
          </table:table-cell>
          <table:table-cell office:value-type="float" office:value="-7.11972958640303" calcext:value-type="float">
            <text:p>-7.120</text:p>
          </table:table-cell>
          <table:table-cell table:formula="of:=[.D523]-[.C523]" office:value-type="float" office:value="-6.51972958640303" calcext:value-type="float">
            <text:p>-6.5197295864</text:p>
          </table:table-cell>
          <table:table-cell table:formula="of:=[.E523]-37.9461244425242" office:value-type="float" office:value="-44.4658540289272" calcext:value-type="float">
            <text:p>-44.466</text:p>
          </table:table-cell>
          <table:table-cell/>
        </table:table-row>
        <table:table-row table:style-name="ro2">
          <table:table-cell office:value-type="float" office:value="131000000" calcext:value-type="float">
            <text:p>131000000</text:p>
          </table:table-cell>
          <table:table-cell table:formula="of:=[.A524]/1000000" office:value-type="float" office:value="131" calcext:value-type="float">
            <text:p>131.00</text:p>
          </table:table-cell>
          <table:table-cell office:value-type="float" office:value="-0.6" calcext:value-type="float">
            <text:p>-0.600</text:p>
          </table:table-cell>
          <table:table-cell office:value-type="float" office:value="-7.15283377800138" calcext:value-type="float">
            <text:p>-7.153</text:p>
          </table:table-cell>
          <table:table-cell table:formula="of:=[.D524]-[.C524]" office:value-type="float" office:value="-6.55283377800138" calcext:value-type="float">
            <text:p>-6.552833778</text:p>
          </table:table-cell>
          <table:table-cell table:formula="of:=[.E524]-37.9461244425242" office:value-type="float" office:value="-44.4989582205256" calcext:value-type="float">
            <text:p>-44.499</text:p>
          </table:table-cell>
          <table:table-cell/>
        </table:table-row>
        <table:table-row table:style-name="ro2">
          <table:table-cell office:value-type="float" office:value="131250000" calcext:value-type="float">
            <text:p>131250000</text:p>
          </table:table-cell>
          <table:table-cell table:formula="of:=[.A525]/1000000" office:value-type="float" office:value="131.25" calcext:value-type="float">
            <text:p>131.25</text:p>
          </table:table-cell>
          <table:table-cell office:value-type="float" office:value="-0.6" calcext:value-type="float">
            <text:p>-0.600</text:p>
          </table:table-cell>
          <table:table-cell office:value-type="float" office:value="-7.22818397082895" calcext:value-type="float">
            <text:p>-7.228</text:p>
          </table:table-cell>
          <table:table-cell table:formula="of:=[.D525]-[.C525]" office:value-type="float" office:value="-6.62818397082895" calcext:value-type="float">
            <text:p>-6.6281839708</text:p>
          </table:table-cell>
          <table:table-cell table:formula="of:=[.E525]-37.9461244425242" office:value-type="float" office:value="-44.5743084133532" calcext:value-type="float">
            <text:p>-44.574</text:p>
          </table:table-cell>
          <table:table-cell/>
        </table:table-row>
        <table:table-row table:style-name="ro2">
          <table:table-cell office:value-type="float" office:value="131500000" calcext:value-type="float">
            <text:p>131500000</text:p>
          </table:table-cell>
          <table:table-cell table:formula="of:=[.A526]/1000000" office:value-type="float" office:value="131.5" calcext:value-type="float">
            <text:p>131.50</text:p>
          </table:table-cell>
          <table:table-cell office:value-type="float" office:value="-0.6" calcext:value-type="float">
            <text:p>-0.600</text:p>
          </table:table-cell>
          <table:table-cell office:value-type="float" office:value="-7.40410250864671" calcext:value-type="float">
            <text:p>-7.404</text:p>
          </table:table-cell>
          <table:table-cell table:formula="of:=[.D526]-[.C526]" office:value-type="float" office:value="-6.80410250864671" calcext:value-type="float">
            <text:p>-6.8041025086</text:p>
          </table:table-cell>
          <table:table-cell table:formula="of:=[.E526]-37.9461244425242" office:value-type="float" office:value="-44.7502269511709" calcext:value-type="float">
            <text:p>-44.750</text:p>
          </table:table-cell>
          <table:table-cell/>
        </table:table-row>
        <table:table-row table:style-name="ro2">
          <table:table-cell office:value-type="float" office:value="131750000" calcext:value-type="float">
            <text:p>131750000</text:p>
          </table:table-cell>
          <table:table-cell table:formula="of:=[.A527]/1000000" office:value-type="float" office:value="131.75" calcext:value-type="float">
            <text:p>131.75</text:p>
          </table:table-cell>
          <table:table-cell office:value-type="float" office:value="-0.6" calcext:value-type="float">
            <text:p>-0.600</text:p>
          </table:table-cell>
          <table:table-cell office:value-type="float" office:value="-7.51557544161006" calcext:value-type="float">
            <text:p>-7.516</text:p>
          </table:table-cell>
          <table:table-cell table:formula="of:=[.D527]-[.C527]" office:value-type="float" office:value="-6.91557544161006" calcext:value-type="float">
            <text:p>-6.9155754416</text:p>
          </table:table-cell>
          <table:table-cell table:formula="of:=[.E527]-37.9461244425242" office:value-type="float" office:value="-44.8616998841343" calcext:value-type="float">
            <text:p>-44.862</text:p>
          </table:table-cell>
          <table:table-cell/>
        </table:table-row>
        <table:table-row table:style-name="ro2">
          <table:table-cell office:value-type="float" office:value="132000000" calcext:value-type="float">
            <text:p>132000000</text:p>
          </table:table-cell>
          <table:table-cell table:formula="of:=[.A528]/1000000" office:value-type="float" office:value="132" calcext:value-type="float">
            <text:p>132.00</text:p>
          </table:table-cell>
          <table:table-cell office:value-type="float" office:value="-0.6" calcext:value-type="float">
            <text:p>-0.600</text:p>
          </table:table-cell>
          <table:table-cell office:value-type="float" office:value="-7.58368598915437" calcext:value-type="float">
            <text:p>-7.584</text:p>
          </table:table-cell>
          <table:table-cell table:formula="of:=[.D528]-[.C528]" office:value-type="float" office:value="-6.98368598915437" calcext:value-type="float">
            <text:p>-6.9836859892</text:p>
          </table:table-cell>
          <table:table-cell table:formula="of:=[.E528]-37.9461244425242" office:value-type="float" office:value="-44.9298104316786" calcext:value-type="float">
            <text:p>-44.930</text:p>
          </table:table-cell>
          <table:table-cell/>
        </table:table-row>
        <table:table-row table:style-name="ro2">
          <table:table-cell office:value-type="float" office:value="132250000" calcext:value-type="float">
            <text:p>132250000</text:p>
          </table:table-cell>
          <table:table-cell table:formula="of:=[.A529]/1000000" office:value-type="float" office:value="132.25" calcext:value-type="float">
            <text:p>132.25</text:p>
          </table:table-cell>
          <table:table-cell office:value-type="float" office:value="-0.6" calcext:value-type="float">
            <text:p>-0.600</text:p>
          </table:table-cell>
          <table:table-cell office:value-type="float" office:value="-7.71718193660711" calcext:value-type="float">
            <text:p>-7.717</text:p>
          </table:table-cell>
          <table:table-cell table:formula="of:=[.D529]-[.C529]" office:value-type="float" office:value="-7.11718193660711" calcext:value-type="float">
            <text:p>-7.1171819366</text:p>
          </table:table-cell>
          <table:table-cell table:formula="of:=[.E529]-37.9461244425242" office:value-type="float" office:value="-45.0633063791313" calcext:value-type="float">
            <text:p>-45.063</text:p>
          </table:table-cell>
          <table:table-cell/>
        </table:table-row>
        <table:table-row table:style-name="ro2">
          <table:table-cell office:value-type="float" office:value="132500000" calcext:value-type="float">
            <text:p>132500000</text:p>
          </table:table-cell>
          <table:table-cell table:formula="of:=[.A530]/1000000" office:value-type="float" office:value="132.5" calcext:value-type="float">
            <text:p>132.50</text:p>
          </table:table-cell>
          <table:table-cell office:value-type="float" office:value="-0.6" calcext:value-type="float">
            <text:p>-0.600</text:p>
          </table:table-cell>
          <table:table-cell office:value-type="float" office:value="-7.74556111093602" calcext:value-type="float">
            <text:p>-7.746</text:p>
          </table:table-cell>
          <table:table-cell table:formula="of:=[.D530]-[.C530]" office:value-type="float" office:value="-7.14556111093602" calcext:value-type="float">
            <text:p>-7.1455611109</text:p>
          </table:table-cell>
          <table:table-cell table:formula="of:=[.E530]-37.9461244425242" office:value-type="float" office:value="-45.0916855534602" calcext:value-type="float">
            <text:p>-45.092</text:p>
          </table:table-cell>
          <table:table-cell/>
        </table:table-row>
        <table:table-row table:style-name="ro2">
          <table:table-cell office:value-type="float" office:value="132750000" calcext:value-type="float">
            <text:p>132750000</text:p>
          </table:table-cell>
          <table:table-cell table:formula="of:=[.A531]/1000000" office:value-type="float" office:value="132.75" calcext:value-type="float">
            <text:p>132.75</text:p>
          </table:table-cell>
          <table:table-cell office:value-type="float" office:value="-0.6" calcext:value-type="float">
            <text:p>-0.600</text:p>
          </table:table-cell>
          <table:table-cell office:value-type="float" office:value="-7.84956421616426" calcext:value-type="float">
            <text:p>-7.850</text:p>
          </table:table-cell>
          <table:table-cell table:formula="of:=[.D531]-[.C531]" office:value-type="float" office:value="-7.24956421616426" calcext:value-type="float">
            <text:p>-7.2495642162</text:p>
          </table:table-cell>
          <table:table-cell table:formula="of:=[.E531]-37.9461244425242" office:value-type="float" office:value="-45.1956886586885" calcext:value-type="float">
            <text:p>-45.196</text:p>
          </table:table-cell>
          <table:table-cell/>
        </table:table-row>
        <table:table-row table:style-name="ro2">
          <table:table-cell office:value-type="float" office:value="133000000" calcext:value-type="float">
            <text:p>133000000</text:p>
          </table:table-cell>
          <table:table-cell table:formula="of:=[.A532]/1000000" office:value-type="float" office:value="133" calcext:value-type="float">
            <text:p>133.00</text:p>
          </table:table-cell>
          <table:table-cell office:value-type="float" office:value="-0.6" calcext:value-type="float">
            <text:p>-0.600</text:p>
          </table:table-cell>
          <table:table-cell office:value-type="float" office:value="-8.06065626693116" calcext:value-type="float">
            <text:p>-8.061</text:p>
          </table:table-cell>
          <table:table-cell table:formula="of:=[.D532]-[.C532]" office:value-type="float" office:value="-7.46065626693116" calcext:value-type="float">
            <text:p>-7.4606562669</text:p>
          </table:table-cell>
          <table:table-cell table:formula="of:=[.E532]-37.9461244425242" office:value-type="float" office:value="-45.4067807094554" calcext:value-type="float">
            <text:p>-45.407</text:p>
          </table:table-cell>
          <table:table-cell/>
        </table:table-row>
        <table:table-row table:style-name="ro2">
          <table:table-cell office:value-type="float" office:value="133250000" calcext:value-type="float">
            <text:p>133250000</text:p>
          </table:table-cell>
          <table:table-cell table:formula="of:=[.A533]/1000000" office:value-type="float" office:value="133.25" calcext:value-type="float">
            <text:p>133.25</text:p>
          </table:table-cell>
          <table:table-cell office:value-type="float" office:value="-0.6" calcext:value-type="float">
            <text:p>-0.600</text:p>
          </table:table-cell>
          <table:table-cell office:value-type="float" office:value="-8.1425747641504" calcext:value-type="float">
            <text:p>-8.143</text:p>
          </table:table-cell>
          <table:table-cell table:formula="of:=[.D533]-[.C533]" office:value-type="float" office:value="-7.5425747641504" calcext:value-type="float">
            <text:p>-7.5425747642</text:p>
          </table:table-cell>
          <table:table-cell table:formula="of:=[.E533]-37.9461244425242" office:value-type="float" office:value="-45.4886992066746" calcext:value-type="float">
            <text:p>-45.489</text:p>
          </table:table-cell>
          <table:table-cell/>
        </table:table-row>
        <table:table-row table:style-name="ro2">
          <table:table-cell office:value-type="float" office:value="133500000" calcext:value-type="float">
            <text:p>133500000</text:p>
          </table:table-cell>
          <table:table-cell table:formula="of:=[.A534]/1000000" office:value-type="float" office:value="133.5" calcext:value-type="float">
            <text:p>133.50</text:p>
          </table:table-cell>
          <table:table-cell office:value-type="float" office:value="-0.6" calcext:value-type="float">
            <text:p>-0.600</text:p>
          </table:table-cell>
          <table:table-cell office:value-type="float" office:value="-8.20329000770585" calcext:value-type="float">
            <text:p>-8.203</text:p>
          </table:table-cell>
          <table:table-cell table:formula="of:=[.D534]-[.C534]" office:value-type="float" office:value="-7.60329000770585" calcext:value-type="float">
            <text:p>-7.6032900077</text:p>
          </table:table-cell>
          <table:table-cell table:formula="of:=[.E534]-37.9461244425242" office:value-type="float" office:value="-45.5494144502301" calcext:value-type="float">
            <text:p>-45.549</text:p>
          </table:table-cell>
          <table:table-cell/>
        </table:table-row>
        <table:table-row table:style-name="ro2">
          <table:table-cell office:value-type="float" office:value="133750000" calcext:value-type="float">
            <text:p>133750000</text:p>
          </table:table-cell>
          <table:table-cell table:formula="of:=[.A535]/1000000" office:value-type="float" office:value="133.75" calcext:value-type="float">
            <text:p>133.75</text:p>
          </table:table-cell>
          <table:table-cell office:value-type="float" office:value="-0.6" calcext:value-type="float">
            <text:p>-0.600</text:p>
          </table:table-cell>
          <table:table-cell office:value-type="float" office:value="-8.35863113781897" calcext:value-type="float">
            <text:p>-8.359</text:p>
          </table:table-cell>
          <table:table-cell table:formula="of:=[.D535]-[.C535]" office:value-type="float" office:value="-7.75863113781897" calcext:value-type="float">
            <text:p>-7.7586311378</text:p>
          </table:table-cell>
          <table:table-cell table:formula="of:=[.E535]-37.9461244425242" office:value-type="float" office:value="-45.7047555803432" calcext:value-type="float">
            <text:p>-45.705</text:p>
          </table:table-cell>
          <table:table-cell/>
        </table:table-row>
        <table:table-row table:style-name="ro2">
          <table:table-cell office:value-type="float" office:value="134000000" calcext:value-type="float">
            <text:p>134000000</text:p>
          </table:table-cell>
          <table:table-cell table:formula="of:=[.A536]/1000000" office:value-type="float" office:value="134" calcext:value-type="float">
            <text:p>134.00</text:p>
          </table:table-cell>
          <table:table-cell office:value-type="float" office:value="-0.6" calcext:value-type="float">
            <text:p>-0.600</text:p>
          </table:table-cell>
          <table:table-cell office:value-type="float" office:value="-8.45245970381686" calcext:value-type="float">
            <text:p>-8.452</text:p>
          </table:table-cell>
          <table:table-cell table:formula="of:=[.D536]-[.C536]" office:value-type="float" office:value="-7.85245970381686" calcext:value-type="float">
            <text:p>-7.8524597038</text:p>
          </table:table-cell>
          <table:table-cell table:formula="of:=[.E536]-37.9461244425242" office:value-type="float" office:value="-45.7985841463411" calcext:value-type="float">
            <text:p>-45.799</text:p>
          </table:table-cell>
          <table:table-cell/>
        </table:table-row>
        <table:table-row table:style-name="ro2">
          <table:table-cell office:value-type="float" office:value="134250000" calcext:value-type="float">
            <text:p>134250000</text:p>
          </table:table-cell>
          <table:table-cell table:formula="of:=[.A537]/1000000" office:value-type="float" office:value="134.25" calcext:value-type="float">
            <text:p>134.25</text:p>
          </table:table-cell>
          <table:table-cell office:value-type="float" office:value="-0.6" calcext:value-type="float">
            <text:p>-0.600</text:p>
          </table:table-cell>
          <table:table-cell office:value-type="float" office:value="-8.45092037621825" calcext:value-type="float">
            <text:p>-8.451</text:p>
          </table:table-cell>
          <table:table-cell table:formula="of:=[.D537]-[.C537]" office:value-type="float" office:value="-7.85092037621825" calcext:value-type="float">
            <text:p>-7.8509203762</text:p>
          </table:table-cell>
          <table:table-cell table:formula="of:=[.E537]-37.9461244425242" office:value-type="float" office:value="-45.7970448187425" calcext:value-type="float">
            <text:p>-45.797</text:p>
          </table:table-cell>
          <table:table-cell/>
        </table:table-row>
        <table:table-row table:style-name="ro2">
          <table:table-cell office:value-type="float" office:value="134500000" calcext:value-type="float">
            <text:p>134500000</text:p>
          </table:table-cell>
          <table:table-cell table:formula="of:=[.A538]/1000000" office:value-type="float" office:value="134.5" calcext:value-type="float">
            <text:p>134.50</text:p>
          </table:table-cell>
          <table:table-cell office:value-type="float" office:value="-0.6" calcext:value-type="float">
            <text:p>-0.600</text:p>
          </table:table-cell>
          <table:table-cell office:value-type="float" office:value="-8.64081235840431" calcext:value-type="float">
            <text:p>-8.641</text:p>
          </table:table-cell>
          <table:table-cell table:formula="of:=[.D538]-[.C538]" office:value-type="float" office:value="-8.04081235840431" calcext:value-type="float">
            <text:p>-8.0408123584</text:p>
          </table:table-cell>
          <table:table-cell table:formula="of:=[.E538]-37.9461244425242" office:value-type="float" office:value="-45.9869368009285" calcext:value-type="float">
            <text:p>-45.987</text:p>
          </table:table-cell>
          <table:table-cell/>
        </table:table-row>
        <table:table-row table:style-name="ro2">
          <table:table-cell office:value-type="float" office:value="134750000" calcext:value-type="float">
            <text:p>134750000</text:p>
          </table:table-cell>
          <table:table-cell table:formula="of:=[.A539]/1000000" office:value-type="float" office:value="134.75" calcext:value-type="float">
            <text:p>134.75</text:p>
          </table:table-cell>
          <table:table-cell office:value-type="float" office:value="-0.6" calcext:value-type="float">
            <text:p>-0.600</text:p>
          </table:table-cell>
          <table:table-cell office:value-type="float" office:value="-8.78701131575886" calcext:value-type="float">
            <text:p>-8.787</text:p>
          </table:table-cell>
          <table:table-cell table:formula="of:=[.D539]-[.C539]" office:value-type="float" office:value="-8.18701131575886" calcext:value-type="float">
            <text:p>-8.1870113158</text:p>
          </table:table-cell>
          <table:table-cell table:formula="of:=[.E539]-37.9461244425242" office:value-type="float" office:value="-46.1331357582831" calcext:value-type="float">
            <text:p>-46.133</text:p>
          </table:table-cell>
          <table:table-cell/>
        </table:table-row>
        <table:table-row table:style-name="ro2">
          <table:table-cell office:value-type="float" office:value="135000000" calcext:value-type="float">
            <text:p>135000000</text:p>
          </table:table-cell>
          <table:table-cell table:formula="of:=[.A540]/1000000" office:value-type="float" office:value="135" calcext:value-type="float">
            <text:p>135.00</text:p>
          </table:table-cell>
          <table:table-cell office:value-type="float" office:value="-0.6" calcext:value-type="float">
            <text:p>-0.600</text:p>
          </table:table-cell>
          <table:table-cell office:value-type="float" office:value="-8.93597928268345" calcext:value-type="float">
            <text:p>-8.936</text:p>
          </table:table-cell>
          <table:table-cell table:formula="of:=[.D540]-[.C540]" office:value-type="float" office:value="-8.33597928268345" calcext:value-type="float">
            <text:p>-8.3359792827</text:p>
          </table:table-cell>
          <table:table-cell table:formula="of:=[.E540]-37.9461244425242" office:value-type="float" office:value="-46.2821037252076" calcext:value-type="float">
            <text:p>-46.282</text:p>
          </table:table-cell>
          <table:table-cell/>
        </table:table-row>
        <table:table-row table:style-name="ro2">
          <table:table-cell office:value-type="float" office:value="135250000" calcext:value-type="float">
            <text:p>135250000</text:p>
          </table:table-cell>
          <table:table-cell table:formula="of:=[.A541]/1000000" office:value-type="float" office:value="135.25" calcext:value-type="float">
            <text:p>135.25</text:p>
          </table:table-cell>
          <table:table-cell office:value-type="float" office:value="-0.6" calcext:value-type="float">
            <text:p>-0.600</text:p>
          </table:table-cell>
          <table:table-cell office:value-type="float" office:value="-9.0298608661726" calcext:value-type="float">
            <text:p>-9.030</text:p>
          </table:table-cell>
          <table:table-cell table:formula="of:=[.D541]-[.C541]" office:value-type="float" office:value="-8.4298608661726" calcext:value-type="float">
            <text:p>-8.4298608662</text:p>
          </table:table-cell>
          <table:table-cell table:formula="of:=[.E541]-37.9461244425242" office:value-type="float" office:value="-46.3759853086968" calcext:value-type="float">
            <text:p>-46.376</text:p>
          </table:table-cell>
          <table:table-cell/>
        </table:table-row>
        <table:table-row table:style-name="ro2">
          <table:table-cell office:value-type="float" office:value="135500000" calcext:value-type="float">
            <text:p>135500000</text:p>
          </table:table-cell>
          <table:table-cell table:formula="of:=[.A542]/1000000" office:value-type="float" office:value="135.5" calcext:value-type="float">
            <text:p>135.50</text:p>
          </table:table-cell>
          <table:table-cell office:value-type="float" office:value="-0.6" calcext:value-type="float">
            <text:p>-0.600</text:p>
          </table:table-cell>
          <table:table-cell office:value-type="float" office:value="-9.12350958682593" calcext:value-type="float">
            <text:p>-9.124</text:p>
          </table:table-cell>
          <table:table-cell table:formula="of:=[.D542]-[.C542]" office:value-type="float" office:value="-8.52350958682593" calcext:value-type="float">
            <text:p>-8.5235095868</text:p>
          </table:table-cell>
          <table:table-cell table:formula="of:=[.E542]-37.9461244425242" office:value-type="float" office:value="-46.4696340293501" calcext:value-type="float">
            <text:p>-46.470</text:p>
          </table:table-cell>
          <table:table-cell/>
        </table:table-row>
        <table:table-row table:style-name="ro2">
          <table:table-cell office:value-type="float" office:value="135750000" calcext:value-type="float">
            <text:p>135750000</text:p>
          </table:table-cell>
          <table:table-cell table:formula="of:=[.A543]/1000000" office:value-type="float" office:value="135.75" calcext:value-type="float">
            <text:p>135.75</text:p>
          </table:table-cell>
          <table:table-cell office:value-type="float" office:value="-0.6" calcext:value-type="float">
            <text:p>-0.600</text:p>
          </table:table-cell>
          <table:table-cell office:value-type="float" office:value="-9.21873288381455" calcext:value-type="float">
            <text:p>-9.219</text:p>
          </table:table-cell>
          <table:table-cell table:formula="of:=[.D543]-[.C543]" office:value-type="float" office:value="-8.61873288381455" calcext:value-type="float">
            <text:p>-8.6187328838</text:p>
          </table:table-cell>
          <table:table-cell table:formula="of:=[.E543]-37.9461244425242" office:value-type="float" office:value="-46.5648573263388" calcext:value-type="float">
            <text:p>-46.565</text:p>
          </table:table-cell>
          <table:table-cell/>
        </table:table-row>
        <table:table-row table:style-name="ro2">
          <table:table-cell office:value-type="float" office:value="136000000" calcext:value-type="float">
            <text:p>136000000</text:p>
          </table:table-cell>
          <table:table-cell table:formula="of:=[.A544]/1000000" office:value-type="float" office:value="136" calcext:value-type="float">
            <text:p>136.00</text:p>
          </table:table-cell>
          <table:table-cell office:value-type="float" office:value="-0.6" calcext:value-type="float">
            <text:p>-0.600</text:p>
          </table:table-cell>
          <table:table-cell office:value-type="float" office:value="-9.35143474056287" calcext:value-type="float">
            <text:p>-9.351</text:p>
          </table:table-cell>
          <table:table-cell table:formula="of:=[.D544]-[.C544]" office:value-type="float" office:value="-8.75143474056287" calcext:value-type="float">
            <text:p>-8.7514347406</text:p>
          </table:table-cell>
          <table:table-cell table:formula="of:=[.E544]-37.9461244425242" office:value-type="float" office:value="-46.6975591830871" calcext:value-type="float">
            <text:p>-46.698</text:p>
          </table:table-cell>
          <table:table-cell/>
        </table:table-row>
        <table:table-row table:style-name="ro2">
          <table:table-cell office:value-type="float" office:value="136250000" calcext:value-type="float">
            <text:p>136250000</text:p>
          </table:table-cell>
          <table:table-cell table:formula="of:=[.A545]/1000000" office:value-type="float" office:value="136.25" calcext:value-type="float">
            <text:p>136.25</text:p>
          </table:table-cell>
          <table:table-cell office:value-type="float" office:value="-0.6" calcext:value-type="float">
            <text:p>-0.600</text:p>
          </table:table-cell>
          <table:table-cell office:value-type="float" office:value="-9.53750294454261" calcext:value-type="float">
            <text:p>-9.538</text:p>
          </table:table-cell>
          <table:table-cell table:formula="of:=[.D545]-[.C545]" office:value-type="float" office:value="-8.93750294454261" calcext:value-type="float">
            <text:p>-8.9375029445</text:p>
          </table:table-cell>
          <table:table-cell table:formula="of:=[.E545]-37.9461244425242" office:value-type="float" office:value="-46.8836273870668" calcext:value-type="float">
            <text:p>-46.884</text:p>
          </table:table-cell>
          <table:table-cell/>
        </table:table-row>
        <table:table-row table:style-name="ro2">
          <table:table-cell office:value-type="float" office:value="136500000" calcext:value-type="float">
            <text:p>136500000</text:p>
          </table:table-cell>
          <table:table-cell table:formula="of:=[.A546]/1000000" office:value-type="float" office:value="136.5" calcext:value-type="float">
            <text:p>136.50</text:p>
          </table:table-cell>
          <table:table-cell office:value-type="float" office:value="-0.6" calcext:value-type="float">
            <text:p>-0.600</text:p>
          </table:table-cell>
          <table:table-cell office:value-type="float" office:value="-9.58613365630018" calcext:value-type="float">
            <text:p>-9.586</text:p>
          </table:table-cell>
          <table:table-cell table:formula="of:=[.D546]-[.C546]" office:value-type="float" office:value="-8.98613365630018" calcext:value-type="float">
            <text:p>-8.9861336563</text:p>
          </table:table-cell>
          <table:table-cell table:formula="of:=[.E546]-37.9461244425242" office:value-type="float" office:value="-46.9322580988244" calcext:value-type="float">
            <text:p>-46.932</text:p>
          </table:table-cell>
          <table:table-cell/>
        </table:table-row>
        <table:table-row table:style-name="ro2">
          <table:table-cell office:value-type="float" office:value="136750000" calcext:value-type="float">
            <text:p>136750000</text:p>
          </table:table-cell>
          <table:table-cell table:formula="of:=[.A547]/1000000" office:value-type="float" office:value="136.75" calcext:value-type="float">
            <text:p>136.75</text:p>
          </table:table-cell>
          <table:table-cell office:value-type="float" office:value="-0.6" calcext:value-type="float">
            <text:p>-0.600</text:p>
          </table:table-cell>
          <table:table-cell office:value-type="float" office:value="-9.83976942387675" calcext:value-type="float">
            <text:p>-9.840</text:p>
          </table:table-cell>
          <table:table-cell table:formula="of:=[.D547]-[.C547]" office:value-type="float" office:value="-9.23976942387675" calcext:value-type="float">
            <text:p>-9.2397694239</text:p>
          </table:table-cell>
          <table:table-cell table:formula="of:=[.E547]-37.9461244425242" office:value-type="float" office:value="-47.185893866401" calcext:value-type="float">
            <text:p>-47.186</text:p>
          </table:table-cell>
          <table:table-cell/>
        </table:table-row>
        <table:table-row table:style-name="ro2">
          <table:table-cell office:value-type="float" office:value="137000000" calcext:value-type="float">
            <text:p>137000000</text:p>
          </table:table-cell>
          <table:table-cell table:formula="of:=[.A548]/1000000" office:value-type="float" office:value="137" calcext:value-type="float">
            <text:p>137.00</text:p>
          </table:table-cell>
          <table:table-cell office:value-type="float" office:value="-0.6" calcext:value-type="float">
            <text:p>-0.600</text:p>
          </table:table-cell>
          <table:table-cell office:value-type="float" office:value="-9.8004116409532" calcext:value-type="float">
            <text:p>-9.800</text:p>
          </table:table-cell>
          <table:table-cell table:formula="of:=[.D548]-[.C548]" office:value-type="float" office:value="-9.2004116409532" calcext:value-type="float">
            <text:p>-9.200411641</text:p>
          </table:table-cell>
          <table:table-cell table:formula="of:=[.E548]-37.9461244425242" office:value-type="float" office:value="-47.1465360834774" calcext:value-type="float">
            <text:p>-47.147</text:p>
          </table:table-cell>
          <table:table-cell/>
        </table:table-row>
        <table:table-row table:style-name="ro2">
          <table:table-cell office:value-type="float" office:value="137250000" calcext:value-type="float">
            <text:p>137250000</text:p>
          </table:table-cell>
          <table:table-cell table:formula="of:=[.A549]/1000000" office:value-type="float" office:value="137.25" calcext:value-type="float">
            <text:p>137.25</text:p>
          </table:table-cell>
          <table:table-cell office:value-type="float" office:value="-0.6" calcext:value-type="float">
            <text:p>-0.600</text:p>
          </table:table-cell>
          <table:table-cell office:value-type="float" office:value="-9.99477641942448" calcext:value-type="float">
            <text:p>-9.995</text:p>
          </table:table-cell>
          <table:table-cell table:formula="of:=[.D549]-[.C549]" office:value-type="float" office:value="-9.39477641942448" calcext:value-type="float">
            <text:p>-9.3947764194</text:p>
          </table:table-cell>
          <table:table-cell table:formula="of:=[.E549]-37.9461244425242" office:value-type="float" office:value="-47.3409008619487" calcext:value-type="float">
            <text:p>-47.341</text:p>
          </table:table-cell>
          <table:table-cell/>
        </table:table-row>
        <table:table-row table:style-name="ro2">
          <table:table-cell office:value-type="float" office:value="137500000" calcext:value-type="float">
            <text:p>137500000</text:p>
          </table:table-cell>
          <table:table-cell table:formula="of:=[.A550]/1000000" office:value-type="float" office:value="137.5" calcext:value-type="float">
            <text:p>137.50</text:p>
          </table:table-cell>
          <table:table-cell office:value-type="float" office:value="-0.6" calcext:value-type="float">
            <text:p>-0.600</text:p>
          </table:table-cell>
          <table:table-cell office:value-type="float" office:value="-10.1080323325445" calcext:value-type="float">
            <text:p>-10.108</text:p>
          </table:table-cell>
          <table:table-cell table:formula="of:=[.D550]-[.C550]" office:value-type="float" office:value="-9.5080323325445" calcext:value-type="float">
            <text:p>-9.5080323325</text:p>
          </table:table-cell>
          <table:table-cell table:formula="of:=[.E550]-37.9461244425242" office:value-type="float" office:value="-47.4541567750687" calcext:value-type="float">
            <text:p>-47.454</text:p>
          </table:table-cell>
          <table:table-cell/>
        </table:table-row>
        <table:table-row table:style-name="ro2">
          <table:table-cell office:value-type="float" office:value="137750000" calcext:value-type="float">
            <text:p>137750000</text:p>
          </table:table-cell>
          <table:table-cell table:formula="of:=[.A551]/1000000" office:value-type="float" office:value="137.75" calcext:value-type="float">
            <text:p>137.75</text:p>
          </table:table-cell>
          <table:table-cell office:value-type="float" office:value="-0.6" calcext:value-type="float">
            <text:p>-0.600</text:p>
          </table:table-cell>
          <table:table-cell office:value-type="float" office:value="-10.2021341413039" calcext:value-type="float">
            <text:p>-10.202</text:p>
          </table:table-cell>
          <table:table-cell table:formula="of:=[.D551]-[.C551]" office:value-type="float" office:value="-9.6021341413039" calcext:value-type="float">
            <text:p>-9.6021341413</text:p>
          </table:table-cell>
          <table:table-cell table:formula="of:=[.E551]-37.9461244425242" office:value-type="float" office:value="-47.5482585838281" calcext:value-type="float">
            <text:p>-47.548</text:p>
          </table:table-cell>
          <table:table-cell/>
        </table:table-row>
        <table:table-row table:style-name="ro2">
          <table:table-cell office:value-type="float" office:value="138000000" calcext:value-type="float">
            <text:p>138000000</text:p>
          </table:table-cell>
          <table:table-cell table:formula="of:=[.A552]/1000000" office:value-type="float" office:value="138" calcext:value-type="float">
            <text:p>138.00</text:p>
          </table:table-cell>
          <table:table-cell office:value-type="float" office:value="-0.6" calcext:value-type="float">
            <text:p>-0.600</text:p>
          </table:table-cell>
          <table:table-cell office:value-type="float" office:value="-10.2579537160367" calcext:value-type="float">
            <text:p>-10.258</text:p>
          </table:table-cell>
          <table:table-cell table:formula="of:=[.D552]-[.C552]" office:value-type="float" office:value="-9.6579537160367" calcext:value-type="float">
            <text:p>-9.657953716</text:p>
          </table:table-cell>
          <table:table-cell table:formula="of:=[.E552]-37.9461244425242" office:value-type="float" office:value="-47.6040781585609" calcext:value-type="float">
            <text:p>-47.604</text:p>
          </table:table-cell>
          <table:table-cell/>
        </table:table-row>
        <table:table-row table:style-name="ro2">
          <table:table-cell office:value-type="float" office:value="138250000" calcext:value-type="float">
            <text:p>138250000</text:p>
          </table:table-cell>
          <table:table-cell table:formula="of:=[.A553]/1000000" office:value-type="float" office:value="138.25" calcext:value-type="float">
            <text:p>138.25</text:p>
          </table:table-cell>
          <table:table-cell office:value-type="float" office:value="-0.6" calcext:value-type="float">
            <text:p>-0.600</text:p>
          </table:table-cell>
          <table:table-cell office:value-type="float" office:value="-10.3814409609516" calcext:value-type="float">
            <text:p>-10.381</text:p>
          </table:table-cell>
          <table:table-cell table:formula="of:=[.D553]-[.C553]" office:value-type="float" office:value="-9.7814409609516" calcext:value-type="float">
            <text:p>-9.781440961</text:p>
          </table:table-cell>
          <table:table-cell table:formula="of:=[.E553]-37.9461244425242" office:value-type="float" office:value="-47.7275654034758" calcext:value-type="float">
            <text:p>-47.728</text:p>
          </table:table-cell>
          <table:table-cell/>
        </table:table-row>
        <table:table-row table:style-name="ro2">
          <table:table-cell office:value-type="float" office:value="138500000" calcext:value-type="float">
            <text:p>138500000</text:p>
          </table:table-cell>
          <table:table-cell table:formula="of:=[.A554]/1000000" office:value-type="float" office:value="138.5" calcext:value-type="float">
            <text:p>138.50</text:p>
          </table:table-cell>
          <table:table-cell office:value-type="float" office:value="-0.6" calcext:value-type="float">
            <text:p>-0.600</text:p>
          </table:table-cell>
          <table:table-cell office:value-type="float" office:value="-10.5763947329615" calcext:value-type="float">
            <text:p>-10.576</text:p>
          </table:table-cell>
          <table:table-cell table:formula="of:=[.D554]-[.C554]" office:value-type="float" office:value="-9.9763947329615" calcext:value-type="float">
            <text:p>-9.976394733</text:p>
          </table:table-cell>
          <table:table-cell table:formula="of:=[.E554]-37.9461244425242" office:value-type="float" office:value="-47.9225191754857" calcext:value-type="float">
            <text:p>-47.923</text:p>
          </table:table-cell>
          <table:table-cell/>
        </table:table-row>
        <table:table-row table:style-name="ro2">
          <table:table-cell office:value-type="float" office:value="138750000" calcext:value-type="float">
            <text:p>138750000</text:p>
          </table:table-cell>
          <table:table-cell table:formula="of:=[.A555]/1000000" office:value-type="float" office:value="138.75" calcext:value-type="float">
            <text:p>138.75</text:p>
          </table:table-cell>
          <table:table-cell office:value-type="float" office:value="-0.6" calcext:value-type="float">
            <text:p>-0.600</text:p>
          </table:table-cell>
          <table:table-cell office:value-type="float" office:value="-10.6175734516963" calcext:value-type="float">
            <text:p>-10.618</text:p>
          </table:table-cell>
          <table:table-cell table:formula="of:=[.D555]-[.C555]" office:value-type="float" office:value="-10.0175734516963" calcext:value-type="float">
            <text:p>-10.0175734517</text:p>
          </table:table-cell>
          <table:table-cell table:formula="of:=[.E555]-37.9461244425242" office:value-type="float" office:value="-47.9636978942205" calcext:value-type="float">
            <text:p>-47.964</text:p>
          </table:table-cell>
          <table:table-cell/>
        </table:table-row>
        <table:table-row table:style-name="ro2">
          <table:table-cell office:value-type="float" office:value="139000000" calcext:value-type="float">
            <text:p>139000000</text:p>
          </table:table-cell>
          <table:table-cell table:formula="of:=[.A556]/1000000" office:value-type="float" office:value="139" calcext:value-type="float">
            <text:p>139.00</text:p>
          </table:table-cell>
          <table:table-cell office:value-type="float" office:value="-0.6" calcext:value-type="float">
            <text:p>-0.600</text:p>
          </table:table-cell>
          <table:table-cell office:value-type="float" office:value="-10.8643441874932" calcext:value-type="float">
            <text:p>-10.864</text:p>
          </table:table-cell>
          <table:table-cell table:formula="of:=[.D556]-[.C556]" office:value-type="float" office:value="-10.2643441874932" calcext:value-type="float">
            <text:p>-10.2643441875</text:p>
          </table:table-cell>
          <table:table-cell table:formula="of:=[.E556]-37.9461244425242" office:value-type="float" office:value="-48.2104686300174" calcext:value-type="float">
            <text:p>-48.210</text:p>
          </table:table-cell>
          <table:table-cell/>
        </table:table-row>
        <table:table-row table:style-name="ro2">
          <table:table-cell office:value-type="float" office:value="139250000" calcext:value-type="float">
            <text:p>139250000</text:p>
          </table:table-cell>
          <table:table-cell table:formula="of:=[.A557]/1000000" office:value-type="float" office:value="139.25" calcext:value-type="float">
            <text:p>139.25</text:p>
          </table:table-cell>
          <table:table-cell office:value-type="float" office:value="-0.6" calcext:value-type="float">
            <text:p>-0.600</text:p>
          </table:table-cell>
          <table:table-cell office:value-type="float" office:value="-10.8891472356251" calcext:value-type="float">
            <text:p>-10.889</text:p>
          </table:table-cell>
          <table:table-cell table:formula="of:=[.D557]-[.C557]" office:value-type="float" office:value="-10.2891472356251" calcext:value-type="float">
            <text:p>-10.2891472356</text:p>
          </table:table-cell>
          <table:table-cell table:formula="of:=[.E557]-37.9461244425242" office:value-type="float" office:value="-48.2352716781493" calcext:value-type="float">
            <text:p>-48.235</text:p>
          </table:table-cell>
          <table:table-cell/>
        </table:table-row>
        <table:table-row table:style-name="ro2">
          <table:table-cell office:value-type="float" office:value="139500000" calcext:value-type="float">
            <text:p>139500000</text:p>
          </table:table-cell>
          <table:table-cell table:formula="of:=[.A558]/1000000" office:value-type="float" office:value="139.5" calcext:value-type="float">
            <text:p>139.50</text:p>
          </table:table-cell>
          <table:table-cell office:value-type="float" office:value="-0.6" calcext:value-type="float">
            <text:p>-0.600</text:p>
          </table:table-cell>
          <table:table-cell office:value-type="float" office:value="-11.0554891227798" calcext:value-type="float">
            <text:p>-11.055</text:p>
          </table:table-cell>
          <table:table-cell table:formula="of:=[.D558]-[.C558]" office:value-type="float" office:value="-10.4554891227798" calcext:value-type="float">
            <text:p>-10.4554891228</text:p>
          </table:table-cell>
          <table:table-cell table:formula="of:=[.E558]-37.9461244425242" office:value-type="float" office:value="-48.401613565304" calcext:value-type="float">
            <text:p>-48.402</text:p>
          </table:table-cell>
          <table:table-cell/>
        </table:table-row>
        <table:table-row table:style-name="ro2">
          <table:table-cell office:value-type="float" office:value="139750000" calcext:value-type="float">
            <text:p>139750000</text:p>
          </table:table-cell>
          <table:table-cell table:formula="of:=[.A559]/1000000" office:value-type="float" office:value="139.75" calcext:value-type="float">
            <text:p>139.75</text:p>
          </table:table-cell>
          <table:table-cell office:value-type="float" office:value="-0.6" calcext:value-type="float">
            <text:p>-0.600</text:p>
          </table:table-cell>
          <table:table-cell office:value-type="float" office:value="-11.1065582214652" calcext:value-type="float">
            <text:p>-11.107</text:p>
          </table:table-cell>
          <table:table-cell table:formula="of:=[.D559]-[.C559]" office:value-type="float" office:value="-10.5065582214652" calcext:value-type="float">
            <text:p>-10.5065582215</text:p>
          </table:table-cell>
          <table:table-cell table:formula="of:=[.E559]-37.9461244425242" office:value-type="float" office:value="-48.4526826639894" calcext:value-type="float">
            <text:p>-48.453</text:p>
          </table:table-cell>
          <table:table-cell/>
        </table:table-row>
        <table:table-row table:style-name="ro2">
          <table:table-cell office:value-type="float" office:value="140000000" calcext:value-type="float">
            <text:p>140000000</text:p>
          </table:table-cell>
          <table:table-cell table:formula="of:=[.A560]/1000000" office:value-type="float" office:value="140" calcext:value-type="float">
            <text:p>140.00</text:p>
          </table:table-cell>
          <table:table-cell office:value-type="float" office:value="-0.6" calcext:value-type="float">
            <text:p>-0.600</text:p>
          </table:table-cell>
          <table:table-cell office:value-type="float" office:value="-11.2607286127928" calcext:value-type="float">
            <text:p>-11.261</text:p>
          </table:table-cell>
          <table:table-cell table:formula="of:=[.D560]-[.C560]" office:value-type="float" office:value="-10.6607286127928" calcext:value-type="float">
            <text:p>-10.6607286128</text:p>
          </table:table-cell>
          <table:table-cell table:formula="of:=[.E560]-37.9461244425242" office:value-type="float" office:value="-48.606853055317" calcext:value-type="float">
            <text:p>-48.607</text:p>
          </table:table-cell>
          <table:table-cell/>
        </table:table-row>
        <table:table-row table:style-name="ro2">
          <table:table-cell office:value-type="float" office:value="140250000" calcext:value-type="float">
            <text:p>140250000</text:p>
          </table:table-cell>
          <table:table-cell table:formula="of:=[.A561]/1000000" office:value-type="float" office:value="140.25" calcext:value-type="float">
            <text:p>140.25</text:p>
          </table:table-cell>
          <table:table-cell office:value-type="float" office:value="-0.6" calcext:value-type="float">
            <text:p>-0.600</text:p>
          </table:table-cell>
          <table:table-cell office:value-type="float" office:value="-11.4492738895738" calcext:value-type="float">
            <text:p>-11.449</text:p>
          </table:table-cell>
          <table:table-cell table:formula="of:=[.D561]-[.C561]" office:value-type="float" office:value="-10.8492738895738" calcext:value-type="float">
            <text:p>-10.8492738896</text:p>
          </table:table-cell>
          <table:table-cell table:formula="of:=[.E561]-37.9461244425242" office:value-type="float" office:value="-48.795398332098" calcext:value-type="float">
            <text:p>-48.795</text:p>
          </table:table-cell>
          <table:table-cell/>
        </table:table-row>
        <table:table-row table:style-name="ro2">
          <table:table-cell office:value-type="float" office:value="140500000" calcext:value-type="float">
            <text:p>140500000</text:p>
          </table:table-cell>
          <table:table-cell table:formula="of:=[.A562]/1000000" office:value-type="float" office:value="140.5" calcext:value-type="float">
            <text:p>140.50</text:p>
          </table:table-cell>
          <table:table-cell office:value-type="float" office:value="-0.6" calcext:value-type="float">
            <text:p>-0.600</text:p>
          </table:table-cell>
          <table:table-cell office:value-type="float" office:value="-11.5893057350847" calcext:value-type="float">
            <text:p>-11.589</text:p>
          </table:table-cell>
          <table:table-cell table:formula="of:=[.D562]-[.C562]" office:value-type="float" office:value="-10.9893057350847" calcext:value-type="float">
            <text:p>-10.9893057351</text:p>
          </table:table-cell>
          <table:table-cell table:formula="of:=[.E562]-37.9461244425242" office:value-type="float" office:value="-48.9354301776089" calcext:value-type="float">
            <text:p>-48.935</text:p>
          </table:table-cell>
          <table:table-cell/>
        </table:table-row>
        <table:table-row table:style-name="ro2">
          <table:table-cell office:value-type="float" office:value="140750000" calcext:value-type="float">
            <text:p>140750000</text:p>
          </table:table-cell>
          <table:table-cell table:formula="of:=[.A563]/1000000" office:value-type="float" office:value="140.75" calcext:value-type="float">
            <text:p>140.75</text:p>
          </table:table-cell>
          <table:table-cell office:value-type="float" office:value="-0.6" calcext:value-type="float">
            <text:p>-0.600</text:p>
          </table:table-cell>
          <table:table-cell office:value-type="float" office:value="-11.6024697225734" calcext:value-type="float">
            <text:p>-11.602</text:p>
          </table:table-cell>
          <table:table-cell table:formula="of:=[.D563]-[.C563]" office:value-type="float" office:value="-11.0024697225734" calcext:value-type="float">
            <text:p>-11.0024697226</text:p>
          </table:table-cell>
          <table:table-cell table:formula="of:=[.E563]-37.9461244425242" office:value-type="float" office:value="-48.9485941650976" calcext:value-type="float">
            <text:p>-48.949</text:p>
          </table:table-cell>
          <table:table-cell/>
        </table:table-row>
        <table:table-row table:style-name="ro2">
          <table:table-cell office:value-type="float" office:value="141000000" calcext:value-type="float">
            <text:p>141000000</text:p>
          </table:table-cell>
          <table:table-cell table:formula="of:=[.A564]/1000000" office:value-type="float" office:value="141" calcext:value-type="float">
            <text:p>141.00</text:p>
          </table:table-cell>
          <table:table-cell office:value-type="float" office:value="-0.6" calcext:value-type="float">
            <text:p>-0.600</text:p>
          </table:table-cell>
          <table:table-cell office:value-type="float" office:value="-11.820142832369" calcext:value-type="float">
            <text:p>-11.820</text:p>
          </table:table-cell>
          <table:table-cell table:formula="of:=[.D564]-[.C564]" office:value-type="float" office:value="-11.220142832369" calcext:value-type="float">
            <text:p>-11.2201428324</text:p>
          </table:table-cell>
          <table:table-cell table:formula="of:=[.E564]-37.9461244425242" office:value-type="float" office:value="-49.1662672748932" calcext:value-type="float">
            <text:p>-49.166</text:p>
          </table:table-cell>
          <table:table-cell/>
        </table:table-row>
        <table:table-row table:style-name="ro2">
          <table:table-cell office:value-type="float" office:value="141250000" calcext:value-type="float">
            <text:p>141250000</text:p>
          </table:table-cell>
          <table:table-cell table:formula="of:=[.A565]/1000000" office:value-type="float" office:value="141.25" calcext:value-type="float">
            <text:p>141.25</text:p>
          </table:table-cell>
          <table:table-cell office:value-type="float" office:value="-0.6" calcext:value-type="float">
            <text:p>-0.600</text:p>
          </table:table-cell>
          <table:table-cell office:value-type="float" office:value="-11.9448486028626" calcext:value-type="float">
            <text:p>-11.945</text:p>
          </table:table-cell>
          <table:table-cell table:formula="of:=[.D565]-[.C565]" office:value-type="float" office:value="-11.3448486028626" calcext:value-type="float">
            <text:p>-11.3448486029</text:p>
          </table:table-cell>
          <table:table-cell table:formula="of:=[.E565]-37.9461244425242" office:value-type="float" office:value="-49.2909730453868" calcext:value-type="float">
            <text:p>-49.291</text:p>
          </table:table-cell>
          <table:table-cell/>
        </table:table-row>
        <table:table-row table:style-name="ro2">
          <table:table-cell office:value-type="float" office:value="141500000" calcext:value-type="float">
            <text:p>141500000</text:p>
          </table:table-cell>
          <table:table-cell table:formula="of:=[.A566]/1000000" office:value-type="float" office:value="141.5" calcext:value-type="float">
            <text:p>141.50</text:p>
          </table:table-cell>
          <table:table-cell office:value-type="float" office:value="-0.6" calcext:value-type="float">
            <text:p>-0.600</text:p>
          </table:table-cell>
          <table:table-cell office:value-type="float" office:value="-12.0783583347632" calcext:value-type="float">
            <text:p>-12.078</text:p>
          </table:table-cell>
          <table:table-cell table:formula="of:=[.D566]-[.C566]" office:value-type="float" office:value="-11.4783583347632" calcext:value-type="float">
            <text:p>-11.4783583348</text:p>
          </table:table-cell>
          <table:table-cell table:formula="of:=[.E566]-37.9461244425242" office:value-type="float" office:value="-49.4244827772874" calcext:value-type="float">
            <text:p>-49.424</text:p>
          </table:table-cell>
          <table:table-cell/>
        </table:table-row>
        <table:table-row table:style-name="ro2">
          <table:table-cell office:value-type="float" office:value="141750000" calcext:value-type="float">
            <text:p>141750000</text:p>
          </table:table-cell>
          <table:table-cell table:formula="of:=[.A567]/1000000" office:value-type="float" office:value="141.75" calcext:value-type="float">
            <text:p>141.75</text:p>
          </table:table-cell>
          <table:table-cell office:value-type="float" office:value="-0.6" calcext:value-type="float">
            <text:p>-0.600</text:p>
          </table:table-cell>
          <table:table-cell office:value-type="float" office:value="-12.0178262228243" calcext:value-type="float">
            <text:p>-12.018</text:p>
          </table:table-cell>
          <table:table-cell table:formula="of:=[.D567]-[.C567]" office:value-type="float" office:value="-11.4178262228243" calcext:value-type="float">
            <text:p>-11.4178262228</text:p>
          </table:table-cell>
          <table:table-cell table:formula="of:=[.E567]-37.9461244425242" office:value-type="float" office:value="-49.3639506653485" calcext:value-type="float">
            <text:p>-49.364</text:p>
          </table:table-cell>
          <table:table-cell/>
        </table:table-row>
        <table:table-row table:style-name="ro2">
          <table:table-cell office:value-type="float" office:value="142000000" calcext:value-type="float">
            <text:p>142000000</text:p>
          </table:table-cell>
          <table:table-cell table:formula="of:=[.A568]/1000000" office:value-type="float" office:value="142" calcext:value-type="float">
            <text:p>142.00</text:p>
          </table:table-cell>
          <table:table-cell office:value-type="float" office:value="-0.6" calcext:value-type="float">
            <text:p>-0.600</text:p>
          </table:table-cell>
          <table:table-cell office:value-type="float" office:value="-12.2715398896282" calcext:value-type="float">
            <text:p>-12.272</text:p>
          </table:table-cell>
          <table:table-cell table:formula="of:=[.D568]-[.C568]" office:value-type="float" office:value="-11.6715398896282" calcext:value-type="float">
            <text:p>-11.6715398896</text:p>
          </table:table-cell>
          <table:table-cell table:formula="of:=[.E568]-37.9461244425242" office:value-type="float" office:value="-49.6176643321524" calcext:value-type="float">
            <text:p>-49.618</text:p>
          </table:table-cell>
          <table:table-cell/>
        </table:table-row>
        <table:table-row table:style-name="ro2">
          <table:table-cell office:value-type="float" office:value="142250000" calcext:value-type="float">
            <text:p>142250000</text:p>
          </table:table-cell>
          <table:table-cell table:formula="of:=[.A569]/1000000" office:value-type="float" office:value="142.25" calcext:value-type="float">
            <text:p>142.25</text:p>
          </table:table-cell>
          <table:table-cell office:value-type="float" office:value="-0.6" calcext:value-type="float">
            <text:p>-0.600</text:p>
          </table:table-cell>
          <table:table-cell office:value-type="float" office:value="-12.4142189396468" calcext:value-type="float">
            <text:p>-12.414</text:p>
          </table:table-cell>
          <table:table-cell table:formula="of:=[.D569]-[.C569]" office:value-type="float" office:value="-11.8142189396468" calcext:value-type="float">
            <text:p>-11.8142189396</text:p>
          </table:table-cell>
          <table:table-cell table:formula="of:=[.E569]-37.9461244425242" office:value-type="float" office:value="-49.760343382171" calcext:value-type="float">
            <text:p>-49.760</text:p>
          </table:table-cell>
          <table:table-cell/>
        </table:table-row>
        <table:table-row table:style-name="ro2">
          <table:table-cell office:value-type="float" office:value="142500000" calcext:value-type="float">
            <text:p>142500000</text:p>
          </table:table-cell>
          <table:table-cell table:formula="of:=[.A570]/1000000" office:value-type="float" office:value="142.5" calcext:value-type="float">
            <text:p>142.50</text:p>
          </table:table-cell>
          <table:table-cell office:value-type="float" office:value="-0.6" calcext:value-type="float">
            <text:p>-0.600</text:p>
          </table:table-cell>
          <table:table-cell office:value-type="float" office:value="-12.5103054625118" calcext:value-type="float">
            <text:p>-12.510</text:p>
          </table:table-cell>
          <table:table-cell table:formula="of:=[.D570]-[.C570]" office:value-type="float" office:value="-11.9103054625118" calcext:value-type="float">
            <text:p>-11.9103054625</text:p>
          </table:table-cell>
          <table:table-cell table:formula="of:=[.E570]-37.9461244425242" office:value-type="float" office:value="-49.856429905036" calcext:value-type="float">
            <text:p>-49.856</text:p>
          </table:table-cell>
          <table:table-cell/>
        </table:table-row>
        <table:table-row table:style-name="ro2">
          <table:table-cell office:value-type="float" office:value="142750000" calcext:value-type="float">
            <text:p>142750000</text:p>
          </table:table-cell>
          <table:table-cell table:formula="of:=[.A571]/1000000" office:value-type="float" office:value="142.75" calcext:value-type="float">
            <text:p>142.75</text:p>
          </table:table-cell>
          <table:table-cell office:value-type="float" office:value="-0.6" calcext:value-type="float">
            <text:p>-0.600</text:p>
          </table:table-cell>
          <table:table-cell office:value-type="float" office:value="-12.7284298838432" calcext:value-type="float">
            <text:p>-12.728</text:p>
          </table:table-cell>
          <table:table-cell table:formula="of:=[.D571]-[.C571]" office:value-type="float" office:value="-12.1284298838432" calcext:value-type="float">
            <text:p>-12.1284298838</text:p>
          </table:table-cell>
          <table:table-cell table:formula="of:=[.E571]-37.9461244425242" office:value-type="float" office:value="-50.0745543263674" calcext:value-type="float">
            <text:p>-50.075</text:p>
          </table:table-cell>
          <table:table-cell/>
        </table:table-row>
        <table:table-row table:style-name="ro2">
          <table:table-cell office:value-type="float" office:value="143000000" calcext:value-type="float">
            <text:p>143000000</text:p>
          </table:table-cell>
          <table:table-cell table:formula="of:=[.A572]/1000000" office:value-type="float" office:value="143" calcext:value-type="float">
            <text:p>143.00</text:p>
          </table:table-cell>
          <table:table-cell office:value-type="float" office:value="-0.6" calcext:value-type="float">
            <text:p>-0.600</text:p>
          </table:table-cell>
          <table:table-cell office:value-type="float" office:value="-12.8422620567557" calcext:value-type="float">
            <text:p>-12.842</text:p>
          </table:table-cell>
          <table:table-cell table:formula="of:=[.D572]-[.C572]" office:value-type="float" office:value="-12.2422620567557" calcext:value-type="float">
            <text:p>-12.2422620568</text:p>
          </table:table-cell>
          <table:table-cell table:formula="of:=[.E572]-37.9461244425242" office:value-type="float" office:value="-50.1883864992799" calcext:value-type="float">
            <text:p>-50.188</text:p>
          </table:table-cell>
          <table:table-cell/>
        </table:table-row>
        <table:table-row table:style-name="ro2">
          <table:table-cell office:value-type="float" office:value="143250000" calcext:value-type="float">
            <text:p>143250000</text:p>
          </table:table-cell>
          <table:table-cell table:formula="of:=[.A573]/1000000" office:value-type="float" office:value="143.25" calcext:value-type="float">
            <text:p>143.25</text:p>
          </table:table-cell>
          <table:table-cell office:value-type="float" office:value="-0.6" calcext:value-type="float">
            <text:p>-0.600</text:p>
          </table:table-cell>
          <table:table-cell office:value-type="float" office:value="-12.8638477186075" calcext:value-type="float">
            <text:p>-12.864</text:p>
          </table:table-cell>
          <table:table-cell table:formula="of:=[.D573]-[.C573]" office:value-type="float" office:value="-12.2638477186075" calcext:value-type="float">
            <text:p>-12.2638477186</text:p>
          </table:table-cell>
          <table:table-cell table:formula="of:=[.E573]-37.9461244425242" office:value-type="float" office:value="-50.2099721611317" calcext:value-type="float">
            <text:p>-50.210</text:p>
          </table:table-cell>
          <table:table-cell/>
        </table:table-row>
        <table:table-row table:style-name="ro2">
          <table:table-cell office:value-type="float" office:value="143500000" calcext:value-type="float">
            <text:p>143500000</text:p>
          </table:table-cell>
          <table:table-cell table:formula="of:=[.A574]/1000000" office:value-type="float" office:value="143.5" calcext:value-type="float">
            <text:p>143.50</text:p>
          </table:table-cell>
          <table:table-cell office:value-type="float" office:value="-0.6" calcext:value-type="float">
            <text:p>-0.600</text:p>
          </table:table-cell>
          <table:table-cell office:value-type="float" office:value="-13.1109269581862" calcext:value-type="float">
            <text:p>-13.111</text:p>
          </table:table-cell>
          <table:table-cell table:formula="of:=[.D574]-[.C574]" office:value-type="float" office:value="-12.5109269581862" calcext:value-type="float">
            <text:p>-12.5109269582</text:p>
          </table:table-cell>
          <table:table-cell table:formula="of:=[.E574]-37.9461244425242" office:value-type="float" office:value="-50.4570514007104" calcext:value-type="float">
            <text:p>-50.457</text:p>
          </table:table-cell>
          <table:table-cell/>
        </table:table-row>
        <table:table-row table:style-name="ro2">
          <table:table-cell office:value-type="float" office:value="143750000" calcext:value-type="float">
            <text:p>143750000</text:p>
          </table:table-cell>
          <table:table-cell table:formula="of:=[.A575]/1000000" office:value-type="float" office:value="143.75" calcext:value-type="float">
            <text:p>143.75</text:p>
          </table:table-cell>
          <table:table-cell office:value-type="float" office:value="-0.6" calcext:value-type="float">
            <text:p>-0.600</text:p>
          </table:table-cell>
          <table:table-cell office:value-type="float" office:value="-13.19557494737" calcext:value-type="float">
            <text:p>-13.196</text:p>
          </table:table-cell>
          <table:table-cell table:formula="of:=[.D575]-[.C575]" office:value-type="float" office:value="-12.59557494737" calcext:value-type="float">
            <text:p>-12.5955749474</text:p>
          </table:table-cell>
          <table:table-cell table:formula="of:=[.E575]-37.9461244425242" office:value-type="float" office:value="-50.5416993898942" calcext:value-type="float">
            <text:p>-50.542</text:p>
          </table:table-cell>
          <table:table-cell/>
        </table:table-row>
        <table:table-row table:style-name="ro2">
          <table:table-cell office:value-type="float" office:value="144000000" calcext:value-type="float">
            <text:p>144000000</text:p>
          </table:table-cell>
          <table:table-cell table:formula="of:=[.A576]/1000000" office:value-type="float" office:value="144" calcext:value-type="float">
            <text:p>144.00</text:p>
          </table:table-cell>
          <table:table-cell office:value-type="float" office:value="-0.6" calcext:value-type="float">
            <text:p>-0.600</text:p>
          </table:table-cell>
          <table:table-cell office:value-type="float" office:value="-13.4494186134686" calcext:value-type="float">
            <text:p>-13.449</text:p>
          </table:table-cell>
          <table:table-cell table:formula="of:=[.D576]-[.C576]" office:value-type="float" office:value="-12.8494186134686" calcext:value-type="float">
            <text:p>-12.8494186135</text:p>
          </table:table-cell>
          <table:table-cell table:formula="of:=[.E576]-37.9461244425242" office:value-type="float" office:value="-50.7955430559928" calcext:value-type="float">
            <text:p>-50.796</text:p>
          </table:table-cell>
          <table:table-cell/>
        </table:table-row>
        <table:table-row table:style-name="ro2">
          <table:table-cell office:value-type="float" office:value="144250000" calcext:value-type="float">
            <text:p>144250000</text:p>
          </table:table-cell>
          <table:table-cell table:formula="of:=[.A577]/1000000" office:value-type="float" office:value="144.25" calcext:value-type="float">
            <text:p>144.25</text:p>
          </table:table-cell>
          <table:table-cell office:value-type="float" office:value="-0.6" calcext:value-type="float">
            <text:p>-0.600</text:p>
          </table:table-cell>
          <table:table-cell office:value-type="float" office:value="-13.4625329526386" calcext:value-type="float">
            <text:p>-13.463</text:p>
          </table:table-cell>
          <table:table-cell table:formula="of:=[.D577]-[.C577]" office:value-type="float" office:value="-12.8625329526386" calcext:value-type="float">
            <text:p>-12.8625329526</text:p>
          </table:table-cell>
          <table:table-cell table:formula="of:=[.E577]-37.9461244425242" office:value-type="float" office:value="-50.8086573951628" calcext:value-type="float">
            <text:p>-50.809</text:p>
          </table:table-cell>
          <table:table-cell/>
        </table:table-row>
        <table:table-row table:style-name="ro2">
          <table:table-cell office:value-type="float" office:value="144500000" calcext:value-type="float">
            <text:p>144500000</text:p>
          </table:table-cell>
          <table:table-cell table:formula="of:=[.A578]/1000000" office:value-type="float" office:value="144.5" calcext:value-type="float">
            <text:p>144.50</text:p>
          </table:table-cell>
          <table:table-cell office:value-type="float" office:value="-0.6" calcext:value-type="float">
            <text:p>-0.600</text:p>
          </table:table-cell>
          <table:table-cell office:value-type="float" office:value="-13.5866789436531" calcext:value-type="float">
            <text:p>-13.587</text:p>
          </table:table-cell>
          <table:table-cell table:formula="of:=[.D578]-[.C578]" office:value-type="float" office:value="-12.9866789436531" calcext:value-type="float">
            <text:p>-12.9866789437</text:p>
          </table:table-cell>
          <table:table-cell table:formula="of:=[.E578]-37.9461244425242" office:value-type="float" office:value="-50.9328033861773" calcext:value-type="float">
            <text:p>-50.933</text:p>
          </table:table-cell>
          <table:table-cell/>
        </table:table-row>
        <table:table-row table:style-name="ro2">
          <table:table-cell office:value-type="float" office:value="144750000" calcext:value-type="float">
            <text:p>144750000</text:p>
          </table:table-cell>
          <table:table-cell table:formula="of:=[.A579]/1000000" office:value-type="float" office:value="144.75" calcext:value-type="float">
            <text:p>144.75</text:p>
          </table:table-cell>
          <table:table-cell office:value-type="float" office:value="-0.6" calcext:value-type="float">
            <text:p>-0.600</text:p>
          </table:table-cell>
          <table:table-cell office:value-type="float" office:value="-13.8689860876705" calcext:value-type="float">
            <text:p>-13.869</text:p>
          </table:table-cell>
          <table:table-cell table:formula="of:=[.D579]-[.C579]" office:value-type="float" office:value="-13.2689860876705" calcext:value-type="float">
            <text:p>-13.2689860877</text:p>
          </table:table-cell>
          <table:table-cell table:formula="of:=[.E579]-37.9461244425242" office:value-type="float" office:value="-51.2151105301947" calcext:value-type="float">
            <text:p>-51.215</text:p>
          </table:table-cell>
          <table:table-cell/>
        </table:table-row>
        <table:table-row table:style-name="ro2">
          <table:table-cell office:value-type="float" office:value="145000000" calcext:value-type="float">
            <text:p>145000000</text:p>
          </table:table-cell>
          <table:table-cell table:formula="of:=[.A580]/1000000" office:value-type="float" office:value="145" calcext:value-type="float">
            <text:p>145.00</text:p>
          </table:table-cell>
          <table:table-cell office:value-type="float" office:value="-0.6" calcext:value-type="float">
            <text:p>-0.600</text:p>
          </table:table-cell>
          <table:table-cell office:value-type="float" office:value="-13.9369808168004" calcext:value-type="float">
            <text:p>-13.937</text:p>
          </table:table-cell>
          <table:table-cell table:formula="of:=[.D580]-[.C580]" office:value-type="float" office:value="-13.3369808168004" calcext:value-type="float">
            <text:p>-13.3369808168</text:p>
          </table:table-cell>
          <table:table-cell table:formula="of:=[.E580]-37.9461244425242" office:value-type="float" office:value="-51.2831052593246" calcext:value-type="float">
            <text:p>-51.283</text:p>
          </table:table-cell>
          <table:table-cell/>
        </table:table-row>
        <table:table-row table:style-name="ro2">
          <table:table-cell office:value-type="float" office:value="145250000" calcext:value-type="float">
            <text:p>145250000</text:p>
          </table:table-cell>
          <table:table-cell table:formula="of:=[.A581]/1000000" office:value-type="float" office:value="145.25" calcext:value-type="float">
            <text:p>145.25</text:p>
          </table:table-cell>
          <table:table-cell office:value-type="float" office:value="-0.6" calcext:value-type="float">
            <text:p>-0.600</text:p>
          </table:table-cell>
          <table:table-cell office:value-type="float" office:value="-13.9962943339593" calcext:value-type="float">
            <text:p>-13.996</text:p>
          </table:table-cell>
          <table:table-cell table:formula="of:=[.D581]-[.C581]" office:value-type="float" office:value="-13.3962943339593" calcext:value-type="float">
            <text:p>-13.396294334</text:p>
          </table:table-cell>
          <table:table-cell table:formula="of:=[.E581]-37.9461244425242" office:value-type="float" office:value="-51.3424187764835" calcext:value-type="float">
            <text:p>-51.342</text:p>
          </table:table-cell>
          <table:table-cell/>
        </table:table-row>
        <table:table-row table:style-name="ro2">
          <table:table-cell office:value-type="float" office:value="145500000" calcext:value-type="float">
            <text:p>145500000</text:p>
          </table:table-cell>
          <table:table-cell table:formula="of:=[.A582]/1000000" office:value-type="float" office:value="145.5" calcext:value-type="float">
            <text:p>145.50</text:p>
          </table:table-cell>
          <table:table-cell office:value-type="float" office:value="-0.6" calcext:value-type="float">
            <text:p>-0.600</text:p>
          </table:table-cell>
          <table:table-cell office:value-type="float" office:value="-14.3017315010449" calcext:value-type="float">
            <text:p>-14.302</text:p>
          </table:table-cell>
          <table:table-cell table:formula="of:=[.D582]-[.C582]" office:value-type="float" office:value="-13.7017315010449" calcext:value-type="float">
            <text:p>-13.701731501</text:p>
          </table:table-cell>
          <table:table-cell table:formula="of:=[.E582]-37.9461244425242" office:value-type="float" office:value="-51.6478559435691" calcext:value-type="float">
            <text:p>-51.648</text:p>
          </table:table-cell>
          <table:table-cell/>
        </table:table-row>
        <table:table-row table:style-name="ro2">
          <table:table-cell office:value-type="float" office:value="145750000" calcext:value-type="float">
            <text:p>145750000</text:p>
          </table:table-cell>
          <table:table-cell table:formula="of:=[.A583]/1000000" office:value-type="float" office:value="145.75" calcext:value-type="float">
            <text:p>145.75</text:p>
          </table:table-cell>
          <table:table-cell office:value-type="float" office:value="-0.6" calcext:value-type="float">
            <text:p>-0.600</text:p>
          </table:table-cell>
          <table:table-cell office:value-type="float" office:value="-14.3984493586073" calcext:value-type="float">
            <text:p>-14.398</text:p>
          </table:table-cell>
          <table:table-cell table:formula="of:=[.D583]-[.C583]" office:value-type="float" office:value="-13.7984493586073" calcext:value-type="float">
            <text:p>-13.7984493586</text:p>
          </table:table-cell>
          <table:table-cell table:formula="of:=[.E583]-37.9461244425242" office:value-type="float" office:value="-51.7445738011315" calcext:value-type="float">
            <text:p>-51.745</text:p>
          </table:table-cell>
          <table:table-cell/>
        </table:table-row>
        <table:table-row table:style-name="ro2">
          <table:table-cell office:value-type="float" office:value="146000000" calcext:value-type="float">
            <text:p>146000000</text:p>
          </table:table-cell>
          <table:table-cell table:formula="of:=[.A584]/1000000" office:value-type="float" office:value="146" calcext:value-type="float">
            <text:p>146.00</text:p>
          </table:table-cell>
          <table:table-cell office:value-type="float" office:value="-0.6" calcext:value-type="float">
            <text:p>-0.600</text:p>
          </table:table-cell>
          <table:table-cell office:value-type="float" office:value="-14.4383612506891" calcext:value-type="float">
            <text:p>-14.438</text:p>
          </table:table-cell>
          <table:table-cell table:formula="of:=[.D584]-[.C584]" office:value-type="float" office:value="-13.8383612506891" calcext:value-type="float">
            <text:p>-13.8383612507</text:p>
          </table:table-cell>
          <table:table-cell table:formula="of:=[.E584]-37.9461244425242" office:value-type="float" office:value="-51.7844856932133" calcext:value-type="float">
            <text:p>-51.784</text:p>
          </table:table-cell>
          <table:table-cell/>
        </table:table-row>
        <table:table-row table:style-name="ro2">
          <table:table-cell office:value-type="float" office:value="146250000" calcext:value-type="float">
            <text:p>146250000</text:p>
          </table:table-cell>
          <table:table-cell table:formula="of:=[.A585]/1000000" office:value-type="float" office:value="146.25" calcext:value-type="float">
            <text:p>146.25</text:p>
          </table:table-cell>
          <table:table-cell office:value-type="float" office:value="-0.6" calcext:value-type="float">
            <text:p>-0.600</text:p>
          </table:table-cell>
          <table:table-cell office:value-type="float" office:value="-14.6540908018053" calcext:value-type="float">
            <text:p>-14.654</text:p>
          </table:table-cell>
          <table:table-cell table:formula="of:=[.D585]-[.C585]" office:value-type="float" office:value="-14.0540908018053" calcext:value-type="float">
            <text:p>-14.0540908018</text:p>
          </table:table-cell>
          <table:table-cell table:formula="of:=[.E585]-37.9461244425242" office:value-type="float" office:value="-52.0002152443295" calcext:value-type="float">
            <text:p>-52.000</text:p>
          </table:table-cell>
          <table:table-cell/>
        </table:table-row>
        <table:table-row table:style-name="ro2">
          <table:table-cell office:value-type="float" office:value="146500000" calcext:value-type="float">
            <text:p>146500000</text:p>
          </table:table-cell>
          <table:table-cell table:formula="of:=[.A586]/1000000" office:value-type="float" office:value="146.5" calcext:value-type="float">
            <text:p>146.50</text:p>
          </table:table-cell>
          <table:table-cell office:value-type="float" office:value="-0.6" calcext:value-type="float">
            <text:p>-0.600</text:p>
          </table:table-cell>
          <table:table-cell office:value-type="float" office:value="-14.7061090236247" calcext:value-type="float">
            <text:p>-14.706</text:p>
          </table:table-cell>
          <table:table-cell table:formula="of:=[.D586]-[.C586]" office:value-type="float" office:value="-14.1061090236247" calcext:value-type="float">
            <text:p>-14.1061090236</text:p>
          </table:table-cell>
          <table:table-cell table:formula="of:=[.E586]-37.9461244425242" office:value-type="float" office:value="-52.0522334661489" calcext:value-type="float">
            <text:p>-52.052</text:p>
          </table:table-cell>
          <table:table-cell/>
        </table:table-row>
        <table:table-row table:style-name="ro2">
          <table:table-cell office:value-type="float" office:value="146750000" calcext:value-type="float">
            <text:p>146750000</text:p>
          </table:table-cell>
          <table:table-cell table:formula="of:=[.A587]/1000000" office:value-type="float" office:value="146.75" calcext:value-type="float">
            <text:p>146.75</text:p>
          </table:table-cell>
          <table:table-cell office:value-type="float" office:value="-0.6" calcext:value-type="float">
            <text:p>-0.600</text:p>
          </table:table-cell>
          <table:table-cell office:value-type="float" office:value="-14.9212798137827" calcext:value-type="float">
            <text:p>-14.921</text:p>
          </table:table-cell>
          <table:table-cell table:formula="of:=[.D587]-[.C587]" office:value-type="float" office:value="-14.3212798137827" calcext:value-type="float">
            <text:p>-14.3212798138</text:p>
          </table:table-cell>
          <table:table-cell table:formula="of:=[.E587]-37.9461244425242" office:value-type="float" office:value="-52.2674042563069" calcext:value-type="float">
            <text:p>-52.267</text:p>
          </table:table-cell>
          <table:table-cell/>
        </table:table-row>
        <table:table-row table:style-name="ro2">
          <table:table-cell office:value-type="float" office:value="147000000" calcext:value-type="float">
            <text:p>147000000</text:p>
          </table:table-cell>
          <table:table-cell table:formula="of:=[.A588]/1000000" office:value-type="float" office:value="147" calcext:value-type="float">
            <text:p>147.00</text:p>
          </table:table-cell>
          <table:table-cell office:value-type="float" office:value="-0.6" calcext:value-type="float">
            <text:p>-0.600</text:p>
          </table:table-cell>
          <table:table-cell office:value-type="float" office:value="-15.1711536465783" calcext:value-type="float">
            <text:p>-15.171</text:p>
          </table:table-cell>
          <table:table-cell table:formula="of:=[.D588]-[.C588]" office:value-type="float" office:value="-14.5711536465783" calcext:value-type="float">
            <text:p>-14.5711536466</text:p>
          </table:table-cell>
          <table:table-cell table:formula="of:=[.E588]-37.9461244425242" office:value-type="float" office:value="-52.5172780891025" calcext:value-type="float">
            <text:p>-52.517</text:p>
          </table:table-cell>
          <table:table-cell/>
        </table:table-row>
        <table:table-row table:style-name="ro2">
          <table:table-cell office:value-type="float" office:value="147250000" calcext:value-type="float">
            <text:p>147250000</text:p>
          </table:table-cell>
          <table:table-cell table:formula="of:=[.A589]/1000000" office:value-type="float" office:value="147.25" calcext:value-type="float">
            <text:p>147.25</text:p>
          </table:table-cell>
          <table:table-cell office:value-type="float" office:value="-0.6" calcext:value-type="float">
            <text:p>-0.600</text:p>
          </table:table-cell>
          <table:table-cell office:value-type="float" office:value="-15.2680252753646" calcext:value-type="float">
            <text:p>-15.268</text:p>
          </table:table-cell>
          <table:table-cell table:formula="of:=[.D589]-[.C589]" office:value-type="float" office:value="-14.6680252753646" calcext:value-type="float">
            <text:p>-14.6680252754</text:p>
          </table:table-cell>
          <table:table-cell table:formula="of:=[.E589]-37.9461244425242" office:value-type="float" office:value="-52.6141497178888" calcext:value-type="float">
            <text:p>-52.614</text:p>
          </table:table-cell>
          <table:table-cell/>
        </table:table-row>
        <table:table-row table:style-name="ro2">
          <table:table-cell office:value-type="float" office:value="147500000" calcext:value-type="float">
            <text:p>147500000</text:p>
          </table:table-cell>
          <table:table-cell table:formula="of:=[.A590]/1000000" office:value-type="float" office:value="147.5" calcext:value-type="float">
            <text:p>147.50</text:p>
          </table:table-cell>
          <table:table-cell office:value-type="float" office:value="-0.6" calcext:value-type="float">
            <text:p>-0.600</text:p>
          </table:table-cell>
          <table:table-cell office:value-type="float" office:value="-15.5360821701019" calcext:value-type="float">
            <text:p>-15.536</text:p>
          </table:table-cell>
          <table:table-cell table:formula="of:=[.D590]-[.C590]" office:value-type="float" office:value="-14.9360821701019" calcext:value-type="float">
            <text:p>-14.9360821701</text:p>
          </table:table-cell>
          <table:table-cell table:formula="of:=[.E590]-37.9461244425242" office:value-type="float" office:value="-52.8822066126261" calcext:value-type="float">
            <text:p>-52.882</text:p>
          </table:table-cell>
          <table:table-cell/>
        </table:table-row>
        <table:table-row table:style-name="ro2">
          <table:table-cell office:value-type="float" office:value="147750000" calcext:value-type="float">
            <text:p>147750000</text:p>
          </table:table-cell>
          <table:table-cell table:formula="of:=[.A591]/1000000" office:value-type="float" office:value="147.75" calcext:value-type="float">
            <text:p>147.75</text:p>
          </table:table-cell>
          <table:table-cell office:value-type="float" office:value="-0.6" calcext:value-type="float">
            <text:p>-0.600</text:p>
          </table:table-cell>
          <table:table-cell office:value-type="float" office:value="-15.5676119993194" calcext:value-type="float">
            <text:p>-15.568</text:p>
          </table:table-cell>
          <table:table-cell table:formula="of:=[.D591]-[.C591]" office:value-type="float" office:value="-14.9676119993194" calcext:value-type="float">
            <text:p>-14.9676119993</text:p>
          </table:table-cell>
          <table:table-cell table:formula="of:=[.E591]-37.9461244425242" office:value-type="float" office:value="-52.9137364418436" calcext:value-type="float">
            <text:p>-52.914</text:p>
          </table:table-cell>
          <table:table-cell/>
        </table:table-row>
        <table:table-row table:style-name="ro2">
          <table:table-cell office:value-type="float" office:value="148000000" calcext:value-type="float">
            <text:p>148000000</text:p>
          </table:table-cell>
          <table:table-cell table:formula="of:=[.A592]/1000000" office:value-type="float" office:value="148" calcext:value-type="float">
            <text:p>148.00</text:p>
          </table:table-cell>
          <table:table-cell office:value-type="float" office:value="-0.6" calcext:value-type="float">
            <text:p>-0.600</text:p>
          </table:table-cell>
          <table:table-cell office:value-type="float" office:value="-15.7626575043023" calcext:value-type="float">
            <text:p>-15.763</text:p>
          </table:table-cell>
          <table:table-cell table:formula="of:=[.D592]-[.C592]" office:value-type="float" office:value="-15.1626575043023" calcext:value-type="float">
            <text:p>-15.1626575043</text:p>
          </table:table-cell>
          <table:table-cell table:formula="of:=[.E592]-37.9461244425242" office:value-type="float" office:value="-53.1087819468265" calcext:value-type="float">
            <text:p>-53.109</text:p>
          </table:table-cell>
          <table:table-cell/>
        </table:table-row>
        <table:table-row table:style-name="ro2">
          <table:table-cell office:value-type="float" office:value="148250000" calcext:value-type="float">
            <text:p>148250000</text:p>
          </table:table-cell>
          <table:table-cell table:formula="of:=[.A593]/1000000" office:value-type="float" office:value="148.25" calcext:value-type="float">
            <text:p>148.25</text:p>
          </table:table-cell>
          <table:table-cell office:value-type="float" office:value="-0.6" calcext:value-type="float">
            <text:p>-0.600</text:p>
          </table:table-cell>
          <table:table-cell office:value-type="float" office:value="-15.811090110305" calcext:value-type="float">
            <text:p>-15.811</text:p>
          </table:table-cell>
          <table:table-cell table:formula="of:=[.D593]-[.C593]" office:value-type="float" office:value="-15.211090110305" calcext:value-type="float">
            <text:p>-15.2110901103</text:p>
          </table:table-cell>
          <table:table-cell table:formula="of:=[.E593]-37.9461244425242" office:value-type="float" office:value="-53.1572145528292" calcext:value-type="float">
            <text:p>-53.157</text:p>
          </table:table-cell>
          <table:table-cell/>
        </table:table-row>
        <table:table-row table:style-name="ro2">
          <table:table-cell office:value-type="float" office:value="148500000" calcext:value-type="float">
            <text:p>148500000</text:p>
          </table:table-cell>
          <table:table-cell table:formula="of:=[.A594]/1000000" office:value-type="float" office:value="148.5" calcext:value-type="float">
            <text:p>148.50</text:p>
          </table:table-cell>
          <table:table-cell office:value-type="float" office:value="-0.6" calcext:value-type="float">
            <text:p>-0.600</text:p>
          </table:table-cell>
          <table:table-cell office:value-type="float" office:value="-15.9720412719531" calcext:value-type="float">
            <text:p>-15.972</text:p>
          </table:table-cell>
          <table:table-cell table:formula="of:=[.D594]-[.C594]" office:value-type="float" office:value="-15.3720412719531" calcext:value-type="float">
            <text:p>-15.372041272</text:p>
          </table:table-cell>
          <table:table-cell table:formula="of:=[.E594]-37.9461244425242" office:value-type="float" office:value="-53.3181657144773" calcext:value-type="float">
            <text:p>-53.318</text:p>
          </table:table-cell>
          <table:table-cell/>
        </table:table-row>
        <table:table-row table:style-name="ro2">
          <table:table-cell office:value-type="float" office:value="148750000" calcext:value-type="float">
            <text:p>148750000</text:p>
          </table:table-cell>
          <table:table-cell table:formula="of:=[.A595]/1000000" office:value-type="float" office:value="148.75" calcext:value-type="float">
            <text:p>148.75</text:p>
          </table:table-cell>
          <table:table-cell office:value-type="float" office:value="-0.6" calcext:value-type="float">
            <text:p>-0.600</text:p>
          </table:table-cell>
          <table:table-cell office:value-type="float" office:value="-16.3560152160277" calcext:value-type="float">
            <text:p>-16.356</text:p>
          </table:table-cell>
          <table:table-cell table:formula="of:=[.D595]-[.C595]" office:value-type="float" office:value="-15.7560152160277" calcext:value-type="float">
            <text:p>-15.756015216</text:p>
          </table:table-cell>
          <table:table-cell table:formula="of:=[.E595]-37.9461244425242" office:value-type="float" office:value="-53.7021396585519" calcext:value-type="float">
            <text:p>-53.702</text:p>
          </table:table-cell>
          <table:table-cell/>
        </table:table-row>
        <table:table-row table:style-name="ro2">
          <table:table-cell office:value-type="float" office:value="149000000" calcext:value-type="float">
            <text:p>149000000</text:p>
          </table:table-cell>
          <table:table-cell table:formula="of:=[.A596]/1000000" office:value-type="float" office:value="149" calcext:value-type="float">
            <text:p>149.00</text:p>
          </table:table-cell>
          <table:table-cell office:value-type="float" office:value="-0.6" calcext:value-type="float">
            <text:p>-0.600</text:p>
          </table:table-cell>
          <table:table-cell office:value-type="float" office:value="-16.3578342690664" calcext:value-type="float">
            <text:p>-16.358</text:p>
          </table:table-cell>
          <table:table-cell table:formula="of:=[.D596]-[.C596]" office:value-type="float" office:value="-15.7578342690664" calcext:value-type="float">
            <text:p>-15.7578342691</text:p>
          </table:table-cell>
          <table:table-cell table:formula="of:=[.E596]-37.9461244425242" office:value-type="float" office:value="-53.7039587115906" calcext:value-type="float">
            <text:p>-53.704</text:p>
          </table:table-cell>
          <table:table-cell/>
        </table:table-row>
        <table:table-row table:style-name="ro2">
          <table:table-cell office:value-type="float" office:value="149250000" calcext:value-type="float">
            <text:p>149250000</text:p>
          </table:table-cell>
          <table:table-cell table:formula="of:=[.A597]/1000000" office:value-type="float" office:value="149.25" calcext:value-type="float">
            <text:p>149.25</text:p>
          </table:table-cell>
          <table:table-cell office:value-type="float" office:value="-0.6" calcext:value-type="float">
            <text:p>-0.600</text:p>
          </table:table-cell>
          <table:table-cell office:value-type="float" office:value="-16.3910347834862" calcext:value-type="float">
            <text:p>-16.391</text:p>
          </table:table-cell>
          <table:table-cell table:formula="of:=[.D597]-[.C597]" office:value-type="float" office:value="-15.7910347834862" calcext:value-type="float">
            <text:p>-15.7910347835</text:p>
          </table:table-cell>
          <table:table-cell table:formula="of:=[.E597]-37.9461244425242" office:value-type="float" office:value="-53.7371592260104" calcext:value-type="float">
            <text:p>-53.737</text:p>
          </table:table-cell>
          <table:table-cell/>
        </table:table-row>
        <table:table-row table:style-name="ro2">
          <table:table-cell office:value-type="float" office:value="149500000" calcext:value-type="float">
            <text:p>149500000</text:p>
          </table:table-cell>
          <table:table-cell table:formula="of:=[.A598]/1000000" office:value-type="float" office:value="149.5" calcext:value-type="float">
            <text:p>149.50</text:p>
          </table:table-cell>
          <table:table-cell office:value-type="float" office:value="-0.6" calcext:value-type="float">
            <text:p>-0.600</text:p>
          </table:table-cell>
          <table:table-cell office:value-type="float" office:value="-16.6976998382463" calcext:value-type="float">
            <text:p>-16.698</text:p>
          </table:table-cell>
          <table:table-cell table:formula="of:=[.D598]-[.C598]" office:value-type="float" office:value="-16.0976998382463" calcext:value-type="float">
            <text:p>-16.0976998382</text:p>
          </table:table-cell>
          <table:table-cell table:formula="of:=[.E598]-37.9461244425242" office:value-type="float" office:value="-54.0438242807705" calcext:value-type="float">
            <text:p>-54.044</text:p>
          </table:table-cell>
          <table:table-cell/>
        </table:table-row>
        <table:table-row table:style-name="ro2">
          <table:table-cell office:value-type="float" office:value="149750000" calcext:value-type="float">
            <text:p>149750000</text:p>
          </table:table-cell>
          <table:table-cell table:formula="of:=[.A599]/1000000" office:value-type="float" office:value="149.75" calcext:value-type="float">
            <text:p>149.75</text:p>
          </table:table-cell>
          <table:table-cell office:value-type="float" office:value="-0.6" calcext:value-type="float">
            <text:p>-0.600</text:p>
          </table:table-cell>
          <table:table-cell office:value-type="float" office:value="-16.8394692957645" calcext:value-type="float">
            <text:p>-16.839</text:p>
          </table:table-cell>
          <table:table-cell table:formula="of:=[.D599]-[.C599]" office:value-type="float" office:value="-16.2394692957645" calcext:value-type="float">
            <text:p>-16.2394692958</text:p>
          </table:table-cell>
          <table:table-cell table:formula="of:=[.E599]-37.9461244425242" office:value-type="float" office:value="-54.1855937382887" calcext:value-type="float">
            <text:p>-54.186</text:p>
          </table:table-cell>
          <table:table-cell/>
        </table:table-row>
        <table:table-row table:style-name="ro2">
          <table:table-cell office:value-type="float" office:value="150000000" calcext:value-type="float">
            <text:p>150000000</text:p>
          </table:table-cell>
          <table:table-cell table:formula="of:=[.A600]/1000000" office:value-type="float" office:value="150" calcext:value-type="float">
            <text:p>150.00</text:p>
          </table:table-cell>
          <table:table-cell office:value-type="float" office:value="-0.6" calcext:value-type="float">
            <text:p>-0.600</text:p>
          </table:table-cell>
          <table:table-cell office:value-type="float" office:value="-16.9980407064364" calcext:value-type="float">
            <text:p>-16.998</text:p>
          </table:table-cell>
          <table:table-cell table:formula="of:=[.D600]-[.C600]" office:value-type="float" office:value="-16.3980407064364" calcext:value-type="float">
            <text:p>-16.3980407064</text:p>
          </table:table-cell>
          <table:table-cell table:formula="of:=[.E600]-37.9461244425242" office:value-type="float" office:value="-54.3441651489606" calcext:value-type="float">
            <text:p>-54.344</text:p>
          </table:table-cell>
          <table:table-cell/>
        </table:table-row>
        <table:table-row table:style-name="ro2">
          <table:table-cell office:value-type="float" office:value="150250000" calcext:value-type="float">
            <text:p>150250000</text:p>
          </table:table-cell>
          <table:table-cell table:formula="of:=[.A601]/1000000" office:value-type="float" office:value="150.25" calcext:value-type="float">
            <text:p>150.25</text:p>
          </table:table-cell>
          <table:table-cell office:value-type="float" office:value="-0.6" calcext:value-type="float">
            <text:p>-0.600</text:p>
          </table:table-cell>
          <table:table-cell office:value-type="float" office:value="-17.1055088635623" calcext:value-type="float">
            <text:p>-17.106</text:p>
          </table:table-cell>
          <table:table-cell table:formula="of:=[.D601]-[.C601]" office:value-type="float" office:value="-16.5055088635623" calcext:value-type="float">
            <text:p>-16.5055088636</text:p>
          </table:table-cell>
          <table:table-cell table:formula="of:=[.E601]-37.9461244425242" office:value-type="float" office:value="-54.4516333060865" calcext:value-type="float">
            <text:p>-54.452</text:p>
          </table:table-cell>
          <table:table-cell/>
        </table:table-row>
        <table:table-row table:style-name="ro2">
          <table:table-cell office:value-type="float" office:value="150500000" calcext:value-type="float">
            <text:p>150500000</text:p>
          </table:table-cell>
          <table:table-cell table:formula="of:=[.A602]/1000000" office:value-type="float" office:value="150.5" calcext:value-type="float">
            <text:p>150.50</text:p>
          </table:table-cell>
          <table:table-cell office:value-type="float" office:value="-0.6" calcext:value-type="float">
            <text:p>-0.600</text:p>
          </table:table-cell>
          <table:table-cell office:value-type="float" office:value="-17.4612013486552" calcext:value-type="float">
            <text:p>-17.461</text:p>
          </table:table-cell>
          <table:table-cell table:formula="of:=[.D602]-[.C602]" office:value-type="float" office:value="-16.8612013486552" calcext:value-type="float">
            <text:p>-16.8612013487</text:p>
          </table:table-cell>
          <table:table-cell table:formula="of:=[.E602]-37.9461244425242" office:value-type="float" office:value="-54.8073257911794" calcext:value-type="float">
            <text:p>-54.807</text:p>
          </table:table-cell>
          <table:table-cell/>
        </table:table-row>
        <table:table-row table:style-name="ro2" table:number-rows-repeated="1047973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ACTIVE_BALUN_SN003_S21_original" table:style-name="ta1">
        <table:table-column table:style-name="co15" table:default-cell-style-name="Default"/>
        <table:table-column table:style-name="co16" table:default-cell-style-name="Default"/>
        <table:table-row table:style-name="ro2">
          <table:table-cell office:value-type="string" calcext:value-type="string">
            <text:p>! FILETYPE CSV</text:p>
          </table:table-cell>
          <table:table-cell/>
        </table:table-row>
        <table:table-row table:style-name="ro2">
          <table:table-cell office:value-type="string" calcext:value-type="string">
            <text:p>! VERSION 2.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! TIMESTAMP Monday</text:p>
          </table:table-cell>
          <table:table-cell office:value-type="string" calcext:value-type="string">
            <text:p><text:s/>29 June 2020 21:08:18</text:p>
          </table:table-cell>
        </table:table-row>
        <table:table-row table:style-name="ro2">
          <table:table-cell office:value-type="string" calcext:value-type="string">
            <text:p>! TIMEZONE </text:p>
          </table:table-cell>
          <table:table-cell/>
        </table:table-row>
        <table:table-row table:style-name="ro2">
          <table:table-cell office:value-type="string" calcext:value-type="string">
            <text:p>! NAME Keysight Technologies</text:p>
          </table:table-cell>
          <table:table-cell/>
        </table:table-row>
        <table:table-row table:style-name="ro2">
          <table:table-cell office:value-type="string" calcext:value-type="string">
            <text:p>! MODEL N9926A</text:p>
          </table:table-cell>
          <table:table-cell/>
        </table:table-row>
        <table:table-row table:style-name="ro2">
          <table:table-cell office:value-type="string" calcext:value-type="string">
            <text:p>! SERIAL MY57271140</text:p>
          </table:table-cell>
          <table:table-cell/>
        </table:table-row>
        <table:table-row table:style-name="ro2">
          <table:table-cell office:value-type="string" calcext:value-type="string">
            <text:p>! FIRMWARE_VERSION A.10.18</text:p>
          </table:table-cell>
          <table:table-cell/>
        </table:table-row>
        <table:table-row table:style-name="ro2">
          <table:table-cell office:value-type="string" calcext:value-type="string">
            <text:p>! VF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! Media</text:p>
          </table:table-cell>
          <table:table-cell office:value-type="string" calcext:value-type="string">
            <text:p><text:s/>Coax</text:p>
          </table:table-cell>
        </table:table-row>
        <table:table-row table:style-name="ro2">
          <table:table-cell office:value-type="string" calcext:value-type="string">
            <text:p>! IF_BW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2">
          <table:table-cell office:value-type="string" calcext:value-type="string">
            <text:p>! Output_Power_Mode</text:p>
          </table:table-cell>
          <table:table-cell office:value-type="string" calcext:value-type="string">
            <text:p><text:s/>MAN</text:p>
          </table:table-cell>
        </table:table-row>
        <table:table-row table:style-name="ro2">
          <table:table-cell office:value-type="string" calcext:value-type="string">
            <text:p>! Output_Power_Level</text:p>
          </table:table-cell>
          <table:table-cell office:value-type="float" office:value="-45" calcext:value-type="float">
            <text:p>-45</text:p>
          </table:table-cell>
        </table:table-row>
        <table:table-row table:style-name="ro2">
          <table:table-cell office:value-type="string" calcext:value-type="string">
            <text:p>! GPS_LATITUDE </text:p>
          </table:table-cell>
          <table:table-cell/>
        </table:table-row>
        <table:table-row table:style-name="ro2">
          <table:table-cell office:value-type="string" calcext:value-type="string">
            <text:p>! GPS_LONGITUDE </text:p>
          </table:table-cell>
          <table:table-cell/>
        </table:table-row>
        <table:table-row table:style-name="ro2">
          <table:table-cell office:value-type="string" calcext:value-type="string">
            <text:p>! GPS_TIMESTAMP 0001-01-01 00:00:00Z</text:p>
          </table:table-cell>
          <table:table-cell/>
        </table:table-row>
        <table:table-row table:style-name="ro2">
          <table:table-cell office:value-type="string" calcext:value-type="string">
            <text:p>! GPS_SECS_SINCE_LAST_READ 0</text:p>
          </table:table-cell>
          <table:table-cell/>
        </table:table-row>
        <table:table-row table:style-name="ro2">
          <table:table-cell office:value-type="string" calcext:value-type="string">
            <text:p>! CHECKSUM 1660520643</text:p>
          </table:table-cell>
          <table:table-cell/>
        </table:table-row>
        <table:table-row table:style-name="ro2">
          <table:table-cell office:value-type="string" calcext:value-type="string">
            <text:p>! CORRECTION1 ON U</text:p>
          </table:table-cell>
          <table:table-cell/>
        </table:table-row>
        <table:table-row table:style-name="ro2">
          <table:table-cell office:value-type="string" calcext:value-type="string">
            <text:p>! DATA Freq</text:p>
          </table:table-cell>
          <table:table-cell office:value-type="string" calcext:value-type="string">
            <text:p>S21</text:p>
          </table:table-cell>
        </table:table-row>
        <table:table-row table:style-name="ro2">
          <table:table-cell office:value-type="string" calcext:value-type="string">
            <text:p>! FREQ UNIT Hz</text:p>
          </table:table-cell>
          <table:table-cell/>
        </table:table-row>
        <table:table-row table:style-name="ro2">
          <table:table-cell office:value-type="string" calcext:value-type="string">
            <text:p>! DATA UNIT dB</text:p>
          </table:table-cell>
          <table:table-cell/>
        </table:table-row>
        <table:table-row table:style-name="ro2">
          <table:table-cell office:value-type="string" calcext:value-type="string">
            <text:p>BEGIN</text:p>
          </table:table-cell>
          <table:table-cell/>
        </table:table-row>
        <table:table-row table:style-name="ro2">
          <table:table-cell office:value-type="float" office:value="500000" calcext:value-type="float">
            <text:p>500000</text:p>
          </table:table-cell>
          <table:table-cell office:value-type="float" office:value="-24.3324751323048" calcext:value-type="float">
            <text:p>-24.3324751323</text:p>
          </table:table-cell>
        </table:table-row>
        <table:table-row table:style-name="ro2">
          <table:table-cell office:value-type="float" office:value="750000" calcext:value-type="float">
            <text:p>750000</text:p>
          </table:table-cell>
          <table:table-cell office:value-type="float" office:value="7.10662095181483" calcext:value-type="float">
            <text:p>7.1066209518</text:p>
          </table:table-cell>
        </table:table-row>
        <table:table-row table:style-name="ro2">
          <table:table-cell office:value-type="float" office:value="1000000" calcext:value-type="float">
            <text:p>1000000</text:p>
          </table:table-cell>
          <table:table-cell office:value-type="float" office:value="18.1578741053717" calcext:value-type="float">
            <text:p>18.1578741054</text:p>
          </table:table-cell>
        </table:table-row>
        <table:table-row table:style-name="ro2">
          <table:table-cell office:value-type="float" office:value="1250000" calcext:value-type="float">
            <text:p>1250000</text:p>
          </table:table-cell>
          <table:table-cell office:value-type="float" office:value="24.1351506164373" calcext:value-type="float">
            <text:p>24.1351506164</text:p>
          </table:table-cell>
        </table:table-row>
        <table:table-row table:style-name="ro2">
          <table:table-cell office:value-type="float" office:value="1500000" calcext:value-type="float">
            <text:p>1500000</text:p>
          </table:table-cell>
          <table:table-cell office:value-type="float" office:value="28.705703925952" calcext:value-type="float">
            <text:p>28.705703926</text:p>
          </table:table-cell>
        </table:table-row>
        <table:table-row table:style-name="ro2">
          <table:table-cell office:value-type="float" office:value="1750000" calcext:value-type="float">
            <text:p>1750000</text:p>
          </table:table-cell>
          <table:table-cell office:value-type="float" office:value="30.0313227688859" calcext:value-type="float">
            <text:p>30.0313227689</text:p>
          </table:table-cell>
        </table:table-row>
        <table:table-row table:style-name="ro2">
          <table:table-cell office:value-type="float" office:value="2000000" calcext:value-type="float">
            <text:p>2000000</text:p>
          </table:table-cell>
          <table:table-cell office:value-type="float" office:value="30.4160837213919" calcext:value-type="float">
            <text:p>30.4160837214</text:p>
          </table:table-cell>
        </table:table-row>
        <table:table-row table:style-name="ro2">
          <table:table-cell office:value-type="float" office:value="2250000" calcext:value-type="float">
            <text:p>2250000</text:p>
          </table:table-cell>
          <table:table-cell office:value-type="float" office:value="30.8844361389533" calcext:value-type="float">
            <text:p>30.884436139</text:p>
          </table:table-cell>
        </table:table-row>
        <table:table-row table:style-name="ro2">
          <table:table-cell office:value-type="float" office:value="2500000" calcext:value-type="float">
            <text:p>2500000</text:p>
          </table:table-cell>
          <table:table-cell office:value-type="float" office:value="31.3640950628798" calcext:value-type="float">
            <text:p>31.3640950629</text:p>
          </table:table-cell>
        </table:table-row>
        <table:table-row table:style-name="ro2">
          <table:table-cell office:value-type="float" office:value="2750000" calcext:value-type="float">
            <text:p>2750000</text:p>
          </table:table-cell>
          <table:table-cell office:value-type="float" office:value="31.9629358490925" calcext:value-type="float">
            <text:p>31.9629358491</text:p>
          </table:table-cell>
        </table:table-row>
        <table:table-row table:style-name="ro2">
          <table:table-cell office:value-type="float" office:value="3000000" calcext:value-type="float">
            <text:p>3000000</text:p>
          </table:table-cell>
          <table:table-cell office:value-type="float" office:value="32.380338165588" calcext:value-type="float">
            <text:p>32.3803381656</text:p>
          </table:table-cell>
        </table:table-row>
        <table:table-row table:style-name="ro2">
          <table:table-cell office:value-type="float" office:value="3250000" calcext:value-type="float">
            <text:p>3250000</text:p>
          </table:table-cell>
          <table:table-cell office:value-type="float" office:value="33.085606198384" calcext:value-type="float">
            <text:p>33.0856061984</text:p>
          </table:table-cell>
        </table:table-row>
        <table:table-row table:style-name="ro2">
          <table:table-cell office:value-type="float" office:value="3500000" calcext:value-type="float">
            <text:p>3500000</text:p>
          </table:table-cell>
          <table:table-cell office:value-type="float" office:value="33.4891806694412" calcext:value-type="float">
            <text:p>33.4891806694</text:p>
          </table:table-cell>
        </table:table-row>
        <table:table-row table:style-name="ro2">
          <table:table-cell office:value-type="float" office:value="3750000" calcext:value-type="float">
            <text:p>3750000</text:p>
          </table:table-cell>
          <table:table-cell office:value-type="float" office:value="33.8758417947463" calcext:value-type="float">
            <text:p>33.8758417947</text:p>
          </table:table-cell>
        </table:table-row>
        <table:table-row table:style-name="ro2">
          <table:table-cell office:value-type="float" office:value="4000000" calcext:value-type="float">
            <text:p>4000000</text:p>
          </table:table-cell>
          <table:table-cell office:value-type="float" office:value="34.200731110118" calcext:value-type="float">
            <text:p>34.2007311101</text:p>
          </table:table-cell>
        </table:table-row>
        <table:table-row table:style-name="ro2">
          <table:table-cell office:value-type="float" office:value="4250000" calcext:value-type="float">
            <text:p>4250000</text:p>
          </table:table-cell>
          <table:table-cell office:value-type="float" office:value="34.5722459961948" calcext:value-type="float">
            <text:p>34.5722459962</text:p>
          </table:table-cell>
        </table:table-row>
        <table:table-row table:style-name="ro2">
          <table:table-cell office:value-type="float" office:value="4500000" calcext:value-type="float">
            <text:p>4500000</text:p>
          </table:table-cell>
          <table:table-cell office:value-type="float" office:value="34.9206675709817" calcext:value-type="float">
            <text:p>34.920667571</text:p>
          </table:table-cell>
        </table:table-row>
        <table:table-row table:style-name="ro2">
          <table:table-cell office:value-type="float" office:value="4750000" calcext:value-type="float">
            <text:p>4750000</text:p>
          </table:table-cell>
          <table:table-cell office:value-type="float" office:value="35.0633215933337" calcext:value-type="float">
            <text:p>35.0633215933</text:p>
          </table:table-cell>
        </table:table-row>
        <table:table-row table:style-name="ro2">
          <table:table-cell office:value-type="float" office:value="5000000" calcext:value-type="float">
            <text:p>5000000</text:p>
          </table:table-cell>
          <table:table-cell office:value-type="float" office:value="35.1452913831248" calcext:value-type="float">
            <text:p>35.1452913831</text:p>
          </table:table-cell>
        </table:table-row>
        <table:table-row table:style-name="ro2">
          <table:table-cell office:value-type="float" office:value="5250000" calcext:value-type="float">
            <text:p>5250000</text:p>
          </table:table-cell>
          <table:table-cell office:value-type="float" office:value="35.4677602906978" calcext:value-type="float">
            <text:p>35.4677602907</text:p>
          </table:table-cell>
        </table:table-row>
        <table:table-row table:style-name="ro2">
          <table:table-cell office:value-type="float" office:value="5500000" calcext:value-type="float">
            <text:p>5500000</text:p>
          </table:table-cell>
          <table:table-cell office:value-type="float" office:value="35.6134493853174" calcext:value-type="float">
            <text:p>35.6134493853</text:p>
          </table:table-cell>
        </table:table-row>
        <table:table-row table:style-name="ro2">
          <table:table-cell office:value-type="float" office:value="5750000" calcext:value-type="float">
            <text:p>5750000</text:p>
          </table:table-cell>
          <table:table-cell office:value-type="float" office:value="35.915811780425" calcext:value-type="float">
            <text:p>35.9158117804</text:p>
          </table:table-cell>
        </table:table-row>
        <table:table-row table:style-name="ro2">
          <table:table-cell office:value-type="float" office:value="6000000" calcext:value-type="float">
            <text:p>6000000</text:p>
          </table:table-cell>
          <table:table-cell office:value-type="float" office:value="35.7531441348311" calcext:value-type="float">
            <text:p>35.7531441348</text:p>
          </table:table-cell>
        </table:table-row>
        <table:table-row table:style-name="ro2">
          <table:table-cell office:value-type="float" office:value="6250000" calcext:value-type="float">
            <text:p>6250000</text:p>
          </table:table-cell>
          <table:table-cell office:value-type="float" office:value="35.9617253852512" calcext:value-type="float">
            <text:p>35.9617253853</text:p>
          </table:table-cell>
        </table:table-row>
        <table:table-row table:style-name="ro2">
          <table:table-cell office:value-type="float" office:value="6500000" calcext:value-type="float">
            <text:p>6500000</text:p>
          </table:table-cell>
          <table:table-cell office:value-type="float" office:value="35.9790830346145" calcext:value-type="float">
            <text:p>35.9790830346</text:p>
          </table:table-cell>
        </table:table-row>
        <table:table-row table:style-name="ro2">
          <table:table-cell office:value-type="float" office:value="6750000" calcext:value-type="float">
            <text:p>6750000</text:p>
          </table:table-cell>
          <table:table-cell office:value-type="float" office:value="36.1345275616913" calcext:value-type="float">
            <text:p>36.1345275617</text:p>
          </table:table-cell>
        </table:table-row>
        <table:table-row table:style-name="ro2">
          <table:table-cell office:value-type="float" office:value="7000000" calcext:value-type="float">
            <text:p>7000000</text:p>
          </table:table-cell>
          <table:table-cell office:value-type="float" office:value="36.0006402897407" calcext:value-type="float">
            <text:p>36.0006402897</text:p>
          </table:table-cell>
        </table:table-row>
        <table:table-row table:style-name="ro2">
          <table:table-cell office:value-type="float" office:value="7250000" calcext:value-type="float">
            <text:p>7250000</text:p>
          </table:table-cell>
          <table:table-cell office:value-type="float" office:value="36.3436759803194" calcext:value-type="float">
            <text:p>36.3436759803</text:p>
          </table:table-cell>
        </table:table-row>
        <table:table-row table:style-name="ro2">
          <table:table-cell office:value-type="float" office:value="7500000" calcext:value-type="float">
            <text:p>7500000</text:p>
          </table:table-cell>
          <table:table-cell office:value-type="float" office:value="36.2151756119631" calcext:value-type="float">
            <text:p>36.215175612</text:p>
          </table:table-cell>
        </table:table-row>
        <table:table-row table:style-name="ro2">
          <table:table-cell office:value-type="float" office:value="7750000" calcext:value-type="float">
            <text:p>7750000</text:p>
          </table:table-cell>
          <table:table-cell office:value-type="float" office:value="36.3232760341987" calcext:value-type="float">
            <text:p>36.3232760342</text:p>
          </table:table-cell>
        </table:table-row>
        <table:table-row table:style-name="ro2">
          <table:table-cell office:value-type="float" office:value="8000000" calcext:value-type="float">
            <text:p>8000000</text:p>
          </table:table-cell>
          <table:table-cell office:value-type="float" office:value="36.4006428350387" calcext:value-type="float">
            <text:p>36.400642835</text:p>
          </table:table-cell>
        </table:table-row>
        <table:table-row table:style-name="ro2">
          <table:table-cell office:value-type="float" office:value="8250000" calcext:value-type="float">
            <text:p>8250000</text:p>
          </table:table-cell>
          <table:table-cell office:value-type="float" office:value="36.4781031041945" calcext:value-type="float">
            <text:p>36.4781031042</text:p>
          </table:table-cell>
        </table:table-row>
        <table:table-row table:style-name="ro2">
          <table:table-cell office:value-type="float" office:value="8500000" calcext:value-type="float">
            <text:p>8500000</text:p>
          </table:table-cell>
          <table:table-cell office:value-type="float" office:value="36.5224615151608" calcext:value-type="float">
            <text:p>36.5224615152</text:p>
          </table:table-cell>
        </table:table-row>
        <table:table-row table:style-name="ro2">
          <table:table-cell office:value-type="float" office:value="8750000" calcext:value-type="float">
            <text:p>8750000</text:p>
          </table:table-cell>
          <table:table-cell office:value-type="float" office:value="36.6174037402026" calcext:value-type="float">
            <text:p>36.6174037402</text:p>
          </table:table-cell>
        </table:table-row>
        <table:table-row table:style-name="ro2">
          <table:table-cell office:value-type="float" office:value="9000000" calcext:value-type="float">
            <text:p>9000000</text:p>
          </table:table-cell>
          <table:table-cell office:value-type="float" office:value="36.5829515361652" calcext:value-type="float">
            <text:p>36.5829515362</text:p>
          </table:table-cell>
        </table:table-row>
        <table:table-row table:style-name="ro2">
          <table:table-cell office:value-type="float" office:value="9250000" calcext:value-type="float">
            <text:p>9250000</text:p>
          </table:table-cell>
          <table:table-cell office:value-type="float" office:value="36.6718049844579" calcext:value-type="float">
            <text:p>36.6718049845</text:p>
          </table:table-cell>
        </table:table-row>
        <table:table-row table:style-name="ro2">
          <table:table-cell office:value-type="float" office:value="9500000" calcext:value-type="float">
            <text:p>9500000</text:p>
          </table:table-cell>
          <table:table-cell office:value-type="float" office:value="36.518033069503" calcext:value-type="float">
            <text:p>36.5180330695</text:p>
          </table:table-cell>
        </table:table-row>
        <table:table-row table:style-name="ro2">
          <table:table-cell office:value-type="float" office:value="9750000" calcext:value-type="float">
            <text:p>9750000</text:p>
          </table:table-cell>
          <table:table-cell office:value-type="float" office:value="36.5962854435655" calcext:value-type="float">
            <text:p>36.5962854436</text:p>
          </table:table-cell>
        </table:table-row>
        <table:table-row table:style-name="ro2">
          <table:table-cell office:value-type="float" office:value="10000000" calcext:value-type="float">
            <text:p>10000000</text:p>
          </table:table-cell>
          <table:table-cell office:value-type="float" office:value="36.65841323032" calcext:value-type="float">
            <text:p>36.6584132303</text:p>
          </table:table-cell>
        </table:table-row>
        <table:table-row table:style-name="ro2">
          <table:table-cell office:value-type="float" office:value="10250000" calcext:value-type="float">
            <text:p>10250000</text:p>
          </table:table-cell>
          <table:table-cell office:value-type="float" office:value="36.7004036879593" calcext:value-type="float">
            <text:p>36.700403688</text:p>
          </table:table-cell>
        </table:table-row>
        <table:table-row table:style-name="ro2">
          <table:table-cell office:value-type="float" office:value="10500000" calcext:value-type="float">
            <text:p>10500000</text:p>
          </table:table-cell>
          <table:table-cell office:value-type="float" office:value="36.6574097305478" calcext:value-type="float">
            <text:p>36.6574097305</text:p>
          </table:table-cell>
        </table:table-row>
        <table:table-row table:style-name="ro2">
          <table:table-cell office:value-type="float" office:value="10750000" calcext:value-type="float">
            <text:p>10750000</text:p>
          </table:table-cell>
          <table:table-cell office:value-type="float" office:value="36.6734734038601" calcext:value-type="float">
            <text:p>36.6734734039</text:p>
          </table:table-cell>
        </table:table-row>
        <table:table-row table:style-name="ro2">
          <table:table-cell office:value-type="float" office:value="11000000" calcext:value-type="float">
            <text:p>11000000</text:p>
          </table:table-cell>
          <table:table-cell office:value-type="float" office:value="36.7445307393074" calcext:value-type="float">
            <text:p>36.7445307393</text:p>
          </table:table-cell>
        </table:table-row>
        <table:table-row table:style-name="ro2">
          <table:table-cell office:value-type="float" office:value="11250000" calcext:value-type="float">
            <text:p>11250000</text:p>
          </table:table-cell>
          <table:table-cell office:value-type="float" office:value="36.6896812445881" calcext:value-type="float">
            <text:p>36.6896812446</text:p>
          </table:table-cell>
        </table:table-row>
        <table:table-row table:style-name="ro2">
          <table:table-cell office:value-type="float" office:value="11500000" calcext:value-type="float">
            <text:p>11500000</text:p>
          </table:table-cell>
          <table:table-cell office:value-type="float" office:value="36.7090130588663" calcext:value-type="float">
            <text:p>36.7090130589</text:p>
          </table:table-cell>
        </table:table-row>
        <table:table-row table:style-name="ro2">
          <table:table-cell office:value-type="float" office:value="11750000" calcext:value-type="float">
            <text:p>11750000</text:p>
          </table:table-cell>
          <table:table-cell office:value-type="float" office:value="36.7387238478261" calcext:value-type="float">
            <text:p>36.7387238478</text:p>
          </table:table-cell>
        </table:table-row>
        <table:table-row table:style-name="ro2">
          <table:table-cell office:value-type="float" office:value="12000000" calcext:value-type="float">
            <text:p>12000000</text:p>
          </table:table-cell>
          <table:table-cell office:value-type="float" office:value="36.7312098623278" calcext:value-type="float">
            <text:p>36.7312098623</text:p>
          </table:table-cell>
        </table:table-row>
        <table:table-row table:style-name="ro2">
          <table:table-cell office:value-type="float" office:value="12250000" calcext:value-type="float">
            <text:p>12250000</text:p>
          </table:table-cell>
          <table:table-cell office:value-type="float" office:value="36.6265778939355" calcext:value-type="float">
            <text:p>36.6265778939</text:p>
          </table:table-cell>
        </table:table-row>
        <table:table-row table:style-name="ro2">
          <table:table-cell office:value-type="float" office:value="12500000" calcext:value-type="float">
            <text:p>12500000</text:p>
          </table:table-cell>
          <table:table-cell office:value-type="float" office:value="36.7503979702131" calcext:value-type="float">
            <text:p>36.7503979702</text:p>
          </table:table-cell>
        </table:table-row>
        <table:table-row table:style-name="ro2">
          <table:table-cell office:value-type="float" office:value="12750000" calcext:value-type="float">
            <text:p>12750000</text:p>
          </table:table-cell>
          <table:table-cell office:value-type="float" office:value="36.7358020639267" calcext:value-type="float">
            <text:p>36.7358020639</text:p>
          </table:table-cell>
        </table:table-row>
        <table:table-row table:style-name="ro2">
          <table:table-cell office:value-type="float" office:value="13000000" calcext:value-type="float">
            <text:p>13000000</text:p>
          </table:table-cell>
          <table:table-cell office:value-type="float" office:value="36.8017057219684" calcext:value-type="float">
            <text:p>36.801705722</text:p>
          </table:table-cell>
        </table:table-row>
        <table:table-row table:style-name="ro2">
          <table:table-cell office:value-type="float" office:value="13250000" calcext:value-type="float">
            <text:p>13250000</text:p>
          </table:table-cell>
          <table:table-cell office:value-type="float" office:value="36.8584030103309" calcext:value-type="float">
            <text:p>36.8584030103</text:p>
          </table:table-cell>
        </table:table-row>
        <table:table-row table:style-name="ro2">
          <table:table-cell office:value-type="float" office:value="13500000" calcext:value-type="float">
            <text:p>13500000</text:p>
          </table:table-cell>
          <table:table-cell office:value-type="float" office:value="36.801116427355" calcext:value-type="float">
            <text:p>36.8011164274</text:p>
          </table:table-cell>
        </table:table-row>
        <table:table-row table:style-name="ro2">
          <table:table-cell office:value-type="float" office:value="13750000" calcext:value-type="float">
            <text:p>13750000</text:p>
          </table:table-cell>
          <table:table-cell office:value-type="float" office:value="36.728169980005" calcext:value-type="float">
            <text:p>36.72816998</text:p>
          </table:table-cell>
        </table:table-row>
        <table:table-row table:style-name="ro2">
          <table:table-cell office:value-type="float" office:value="14000000" calcext:value-type="float">
            <text:p>14000000</text:p>
          </table:table-cell>
          <table:table-cell office:value-type="float" office:value="36.7718436138461" calcext:value-type="float">
            <text:p>36.7718436138</text:p>
          </table:table-cell>
        </table:table-row>
        <table:table-row table:style-name="ro2">
          <table:table-cell office:value-type="float" office:value="14250000" calcext:value-type="float">
            <text:p>14250000</text:p>
          </table:table-cell>
          <table:table-cell office:value-type="float" office:value="36.7913068606452" calcext:value-type="float">
            <text:p>36.7913068606</text:p>
          </table:table-cell>
        </table:table-row>
        <table:table-row table:style-name="ro2">
          <table:table-cell office:value-type="float" office:value="14500000" calcext:value-type="float">
            <text:p>14500000</text:p>
          </table:table-cell>
          <table:table-cell office:value-type="float" office:value="36.8330480256742" calcext:value-type="float">
            <text:p>36.8330480257</text:p>
          </table:table-cell>
        </table:table-row>
        <table:table-row table:style-name="ro2">
          <table:table-cell office:value-type="float" office:value="14750000" calcext:value-type="float">
            <text:p>14750000</text:p>
          </table:table-cell>
          <table:table-cell office:value-type="float" office:value="36.8165346337566" calcext:value-type="float">
            <text:p>36.8165346338</text:p>
          </table:table-cell>
        </table:table-row>
        <table:table-row table:style-name="ro2">
          <table:table-cell office:value-type="float" office:value="15000000" calcext:value-type="float">
            <text:p>15000000</text:p>
          </table:table-cell>
          <table:table-cell office:value-type="float" office:value="36.8586592285577" calcext:value-type="float">
            <text:p>36.8586592286</text:p>
          </table:table-cell>
        </table:table-row>
        <table:table-row table:style-name="ro2">
          <table:table-cell office:value-type="float" office:value="15250000" calcext:value-type="float">
            <text:p>15250000</text:p>
          </table:table-cell>
          <table:table-cell office:value-type="float" office:value="36.8093455990615" calcext:value-type="float">
            <text:p>36.8093455991</text:p>
          </table:table-cell>
        </table:table-row>
        <table:table-row table:style-name="ro2">
          <table:table-cell office:value-type="float" office:value="15500000" calcext:value-type="float">
            <text:p>15500000</text:p>
          </table:table-cell>
          <table:table-cell office:value-type="float" office:value="36.7444575985407" calcext:value-type="float">
            <text:p>36.7444575985</text:p>
          </table:table-cell>
        </table:table-row>
        <table:table-row table:style-name="ro2">
          <table:table-cell office:value-type="float" office:value="15750000" calcext:value-type="float">
            <text:p>15750000</text:p>
          </table:table-cell>
          <table:table-cell office:value-type="float" office:value="36.7788582438996" calcext:value-type="float">
            <text:p>36.7788582439</text:p>
          </table:table-cell>
        </table:table-row>
        <table:table-row table:style-name="ro2">
          <table:table-cell office:value-type="float" office:value="16000000" calcext:value-type="float">
            <text:p>16000000</text:p>
          </table:table-cell>
          <table:table-cell office:value-type="float" office:value="36.7891446298854" calcext:value-type="float">
            <text:p>36.7891446299</text:p>
          </table:table-cell>
        </table:table-row>
        <table:table-row table:style-name="ro2">
          <table:table-cell office:value-type="float" office:value="16250000" calcext:value-type="float">
            <text:p>16250000</text:p>
          </table:table-cell>
          <table:table-cell office:value-type="float" office:value="36.883896610763" calcext:value-type="float">
            <text:p>36.8838966108</text:p>
          </table:table-cell>
        </table:table-row>
        <table:table-row table:style-name="ro2">
          <table:table-cell office:value-type="float" office:value="16500000" calcext:value-type="float">
            <text:p>16500000</text:p>
          </table:table-cell>
          <table:table-cell office:value-type="float" office:value="36.8443584939174" calcext:value-type="float">
            <text:p>36.8443584939</text:p>
          </table:table-cell>
        </table:table-row>
        <table:table-row table:style-name="ro2">
          <table:table-cell office:value-type="float" office:value="16750000" calcext:value-type="float">
            <text:p>16750000</text:p>
          </table:table-cell>
          <table:table-cell office:value-type="float" office:value="36.7036681408775" calcext:value-type="float">
            <text:p>36.7036681409</text:p>
          </table:table-cell>
        </table:table-row>
        <table:table-row table:style-name="ro2">
          <table:table-cell office:value-type="float" office:value="17000000" calcext:value-type="float">
            <text:p>17000000</text:p>
          </table:table-cell>
          <table:table-cell office:value-type="float" office:value="37.0018181998154" calcext:value-type="float">
            <text:p>37.0018181998</text:p>
          </table:table-cell>
        </table:table-row>
        <table:table-row table:style-name="ro2">
          <table:table-cell office:value-type="float" office:value="17250000" calcext:value-type="float">
            <text:p>17250000</text:p>
          </table:table-cell>
          <table:table-cell office:value-type="float" office:value="36.8550730125354" calcext:value-type="float">
            <text:p>36.8550730125</text:p>
          </table:table-cell>
        </table:table-row>
        <table:table-row table:style-name="ro2">
          <table:table-cell office:value-type="float" office:value="17500000" calcext:value-type="float">
            <text:p>17500000</text:p>
          </table:table-cell>
          <table:table-cell office:value-type="float" office:value="36.7678566406976" calcext:value-type="float">
            <text:p>36.7678566407</text:p>
          </table:table-cell>
        </table:table-row>
        <table:table-row table:style-name="ro2">
          <table:table-cell office:value-type="float" office:value="17750000" calcext:value-type="float">
            <text:p>17750000</text:p>
          </table:table-cell>
          <table:table-cell office:value-type="float" office:value="36.8949894103017" calcext:value-type="float">
            <text:p>36.8949894103</text:p>
          </table:table-cell>
        </table:table-row>
        <table:table-row table:style-name="ro2">
          <table:table-cell office:value-type="float" office:value="18000000" calcext:value-type="float">
            <text:p>18000000</text:p>
          </table:table-cell>
          <table:table-cell office:value-type="float" office:value="36.9288312899614" calcext:value-type="float">
            <text:p>36.92883129</text:p>
          </table:table-cell>
        </table:table-row>
        <table:table-row table:style-name="ro2">
          <table:table-cell office:value-type="float" office:value="18250000" calcext:value-type="float">
            <text:p>18250000</text:p>
          </table:table-cell>
          <table:table-cell office:value-type="float" office:value="36.8611255385749" calcext:value-type="float">
            <text:p>36.8611255386</text:p>
          </table:table-cell>
        </table:table-row>
        <table:table-row table:style-name="ro2">
          <table:table-cell office:value-type="float" office:value="18500000" calcext:value-type="float">
            <text:p>18500000</text:p>
          </table:table-cell>
          <table:table-cell office:value-type="float" office:value="36.9026799419856" calcext:value-type="float">
            <text:p>36.902679942</text:p>
          </table:table-cell>
        </table:table-row>
        <table:table-row table:style-name="ro2">
          <table:table-cell office:value-type="float" office:value="18750000" calcext:value-type="float">
            <text:p>18750000</text:p>
          </table:table-cell>
          <table:table-cell office:value-type="float" office:value="36.8148614884348" calcext:value-type="float">
            <text:p>36.8148614884</text:p>
          </table:table-cell>
        </table:table-row>
        <table:table-row table:style-name="ro2">
          <table:table-cell office:value-type="float" office:value="19000000" calcext:value-type="float">
            <text:p>19000000</text:p>
          </table:table-cell>
          <table:table-cell office:value-type="float" office:value="36.9069056641849" calcext:value-type="float">
            <text:p>36.9069056642</text:p>
          </table:table-cell>
        </table:table-row>
        <table:table-row table:style-name="ro2">
          <table:table-cell office:value-type="float" office:value="19250000" calcext:value-type="float">
            <text:p>19250000</text:p>
          </table:table-cell>
          <table:table-cell office:value-type="float" office:value="36.7969735695099" calcext:value-type="float">
            <text:p>36.7969735695</text:p>
          </table:table-cell>
        </table:table-row>
        <table:table-row table:style-name="ro2">
          <table:table-cell office:value-type="float" office:value="19500000" calcext:value-type="float">
            <text:p>19500000</text:p>
          </table:table-cell>
          <table:table-cell office:value-type="float" office:value="36.8124542698651" calcext:value-type="float">
            <text:p>36.8124542699</text:p>
          </table:table-cell>
        </table:table-row>
        <table:table-row table:style-name="ro2">
          <table:table-cell office:value-type="float" office:value="19750000" calcext:value-type="float">
            <text:p>19750000</text:p>
          </table:table-cell>
          <table:table-cell office:value-type="float" office:value="36.7777948101288" calcext:value-type="float">
            <text:p>36.7777948101</text:p>
          </table:table-cell>
        </table:table-row>
        <table:table-row table:style-name="ro2">
          <table:table-cell office:value-type="float" office:value="20000000" calcext:value-type="float">
            <text:p>20000000</text:p>
          </table:table-cell>
          <table:table-cell office:value-type="float" office:value="36.9867869025024" calcext:value-type="float">
            <text:p>36.9867869025</text:p>
          </table:table-cell>
        </table:table-row>
        <table:table-row table:style-name="ro2">
          <table:table-cell office:value-type="float" office:value="20250000" calcext:value-type="float">
            <text:p>20250000</text:p>
          </table:table-cell>
          <table:table-cell office:value-type="float" office:value="36.8620028892811" calcext:value-type="float">
            <text:p>36.8620028893</text:p>
          </table:table-cell>
        </table:table-row>
        <table:table-row table:style-name="ro2">
          <table:table-cell office:value-type="float" office:value="20500000" calcext:value-type="float">
            <text:p>20500000</text:p>
          </table:table-cell>
          <table:table-cell office:value-type="float" office:value="36.8276555873239" calcext:value-type="float">
            <text:p>36.8276555873</text:p>
          </table:table-cell>
        </table:table-row>
        <table:table-row table:style-name="ro2">
          <table:table-cell office:value-type="float" office:value="20750000" calcext:value-type="float">
            <text:p>20750000</text:p>
          </table:table-cell>
          <table:table-cell office:value-type="float" office:value="36.8354722589202" calcext:value-type="float">
            <text:p>36.8354722589</text:p>
          </table:table-cell>
        </table:table-row>
        <table:table-row table:style-name="ro2">
          <table:table-cell office:value-type="float" office:value="21000000" calcext:value-type="float">
            <text:p>21000000</text:p>
          </table:table-cell>
          <table:table-cell office:value-type="float" office:value="36.8049422413545" calcext:value-type="float">
            <text:p>36.8049422414</text:p>
          </table:table-cell>
        </table:table-row>
        <table:table-row table:style-name="ro2">
          <table:table-cell office:value-type="float" office:value="21250000" calcext:value-type="float">
            <text:p>21250000</text:p>
          </table:table-cell>
          <table:table-cell office:value-type="float" office:value="36.7129818539443" calcext:value-type="float">
            <text:p>36.7129818539</text:p>
          </table:table-cell>
        </table:table-row>
        <table:table-row table:style-name="ro2">
          <table:table-cell office:value-type="float" office:value="21500000" calcext:value-type="float">
            <text:p>21500000</text:p>
          </table:table-cell>
          <table:table-cell office:value-type="float" office:value="36.9615026204427" calcext:value-type="float">
            <text:p>36.9615026204</text:p>
          </table:table-cell>
        </table:table-row>
        <table:table-row table:style-name="ro2">
          <table:table-cell office:value-type="float" office:value="21750000" calcext:value-type="float">
            <text:p>21750000</text:p>
          </table:table-cell>
          <table:table-cell office:value-type="float" office:value="36.8725766489481" calcext:value-type="float">
            <text:p>36.8725766489</text:p>
          </table:table-cell>
        </table:table-row>
        <table:table-row table:style-name="ro2">
          <table:table-cell office:value-type="float" office:value="22000000" calcext:value-type="float">
            <text:p>22000000</text:p>
          </table:table-cell>
          <table:table-cell office:value-type="float" office:value="36.8024726601215" calcext:value-type="float">
            <text:p>36.8024726601</text:p>
          </table:table-cell>
        </table:table-row>
        <table:table-row table:style-name="ro2">
          <table:table-cell office:value-type="float" office:value="22250000" calcext:value-type="float">
            <text:p>22250000</text:p>
          </table:table-cell>
          <table:table-cell office:value-type="float" office:value="36.9725891273119" calcext:value-type="float">
            <text:p>36.9725891273</text:p>
          </table:table-cell>
        </table:table-row>
        <table:table-row table:style-name="ro2">
          <table:table-cell office:value-type="float" office:value="22500000" calcext:value-type="float">
            <text:p>22500000</text:p>
          </table:table-cell>
          <table:table-cell office:value-type="float" office:value="36.8013627332493" calcext:value-type="float">
            <text:p>36.8013627332</text:p>
          </table:table-cell>
        </table:table-row>
        <table:table-row table:style-name="ro2">
          <table:table-cell office:value-type="float" office:value="22750000" calcext:value-type="float">
            <text:p>22750000</text:p>
          </table:table-cell>
          <table:table-cell office:value-type="float" office:value="36.7605109106097" calcext:value-type="float">
            <text:p>36.7605109106</text:p>
          </table:table-cell>
        </table:table-row>
        <table:table-row table:style-name="ro2">
          <table:table-cell office:value-type="float" office:value="23000000" calcext:value-type="float">
            <text:p>23000000</text:p>
          </table:table-cell>
          <table:table-cell office:value-type="float" office:value="36.8318672519685" calcext:value-type="float">
            <text:p>36.831867252</text:p>
          </table:table-cell>
        </table:table-row>
        <table:table-row table:style-name="ro2">
          <table:table-cell office:value-type="float" office:value="23250000" calcext:value-type="float">
            <text:p>23250000</text:p>
          </table:table-cell>
          <table:table-cell office:value-type="float" office:value="36.7957600963329" calcext:value-type="float">
            <text:p>36.7957600963</text:p>
          </table:table-cell>
        </table:table-row>
        <table:table-row table:style-name="ro2">
          <table:table-cell office:value-type="float" office:value="23500000" calcext:value-type="float">
            <text:p>23500000</text:p>
          </table:table-cell>
          <table:table-cell office:value-type="float" office:value="36.7472821665254" calcext:value-type="float">
            <text:p>36.7472821665</text:p>
          </table:table-cell>
        </table:table-row>
        <table:table-row table:style-name="ro2">
          <table:table-cell office:value-type="float" office:value="23750000" calcext:value-type="float">
            <text:p>23750000</text:p>
          </table:table-cell>
          <table:table-cell office:value-type="float" office:value="36.8205737404968" calcext:value-type="float">
            <text:p>36.8205737405</text:p>
          </table:table-cell>
        </table:table-row>
        <table:table-row table:style-name="ro2">
          <table:table-cell office:value-type="float" office:value="24000000" calcext:value-type="float">
            <text:p>24000000</text:p>
          </table:table-cell>
          <table:table-cell office:value-type="float" office:value="36.8568981296144" calcext:value-type="float">
            <text:p>36.8568981296</text:p>
          </table:table-cell>
        </table:table-row>
        <table:table-row table:style-name="ro2">
          <table:table-cell office:value-type="float" office:value="24250000" calcext:value-type="float">
            <text:p>24250000</text:p>
          </table:table-cell>
          <table:table-cell office:value-type="float" office:value="36.728786513302" calcext:value-type="float">
            <text:p>36.7287865133</text:p>
          </table:table-cell>
        </table:table-row>
        <table:table-row table:style-name="ro2">
          <table:table-cell office:value-type="float" office:value="24500000" calcext:value-type="float">
            <text:p>24500000</text:p>
          </table:table-cell>
          <table:table-cell office:value-type="float" office:value="36.7615892337418" calcext:value-type="float">
            <text:p>36.7615892337</text:p>
          </table:table-cell>
        </table:table-row>
        <table:table-row table:style-name="ro2">
          <table:table-cell office:value-type="float" office:value="24750000" calcext:value-type="float">
            <text:p>24750000</text:p>
          </table:table-cell>
          <table:table-cell office:value-type="float" office:value="36.7809552350178" calcext:value-type="float">
            <text:p>36.780955235</text:p>
          </table:table-cell>
        </table:table-row>
        <table:table-row table:style-name="ro2">
          <table:table-cell office:value-type="float" office:value="25000000" calcext:value-type="float">
            <text:p>25000000</text:p>
          </table:table-cell>
          <table:table-cell office:value-type="float" office:value="36.8714301106804" calcext:value-type="float">
            <text:p>36.8714301107</text:p>
          </table:table-cell>
        </table:table-row>
        <table:table-row table:style-name="ro2">
          <table:table-cell office:value-type="float" office:value="25250000" calcext:value-type="float">
            <text:p>25250000</text:p>
          </table:table-cell>
          <table:table-cell office:value-type="float" office:value="36.8725795881922" calcext:value-type="float">
            <text:p>36.8725795882</text:p>
          </table:table-cell>
        </table:table-row>
        <table:table-row table:style-name="ro2">
          <table:table-cell office:value-type="float" office:value="25500000" calcext:value-type="float">
            <text:p>25500000</text:p>
          </table:table-cell>
          <table:table-cell office:value-type="float" office:value="36.8628764601604" calcext:value-type="float">
            <text:p>36.8628764602</text:p>
          </table:table-cell>
        </table:table-row>
        <table:table-row table:style-name="ro2">
          <table:table-cell office:value-type="float" office:value="25750000" calcext:value-type="float">
            <text:p>25750000</text:p>
          </table:table-cell>
          <table:table-cell office:value-type="float" office:value="36.8254755803507" calcext:value-type="float">
            <text:p>36.8254755804</text:p>
          </table:table-cell>
        </table:table-row>
        <table:table-row table:style-name="ro2">
          <table:table-cell office:value-type="float" office:value="26000000" calcext:value-type="float">
            <text:p>26000000</text:p>
          </table:table-cell>
          <table:table-cell office:value-type="float" office:value="36.6610153131656" calcext:value-type="float">
            <text:p>36.6610153132</text:p>
          </table:table-cell>
        </table:table-row>
        <table:table-row table:style-name="ro2">
          <table:table-cell office:value-type="float" office:value="26250000" calcext:value-type="float">
            <text:p>26250000</text:p>
          </table:table-cell>
          <table:table-cell office:value-type="float" office:value="36.8317069539218" calcext:value-type="float">
            <text:p>36.8317069539</text:p>
          </table:table-cell>
        </table:table-row>
        <table:table-row table:style-name="ro2">
          <table:table-cell office:value-type="float" office:value="26500000" calcext:value-type="float">
            <text:p>26500000</text:p>
          </table:table-cell>
          <table:table-cell office:value-type="float" office:value="36.7872004865212" calcext:value-type="float">
            <text:p>36.7872004865</text:p>
          </table:table-cell>
        </table:table-row>
        <table:table-row table:style-name="ro2">
          <table:table-cell office:value-type="float" office:value="26750000" calcext:value-type="float">
            <text:p>26750000</text:p>
          </table:table-cell>
          <table:table-cell office:value-type="float" office:value="36.6991439293847" calcext:value-type="float">
            <text:p>36.6991439294</text:p>
          </table:table-cell>
        </table:table-row>
        <table:table-row table:style-name="ro2">
          <table:table-cell office:value-type="float" office:value="27000000" calcext:value-type="float">
            <text:p>27000000</text:p>
          </table:table-cell>
          <table:table-cell office:value-type="float" office:value="36.8194115616796" calcext:value-type="float">
            <text:p>36.8194115617</text:p>
          </table:table-cell>
        </table:table-row>
        <table:table-row table:style-name="ro2">
          <table:table-cell office:value-type="float" office:value="27250000" calcext:value-type="float">
            <text:p>27250000</text:p>
          </table:table-cell>
          <table:table-cell office:value-type="float" office:value="36.7265694452558" calcext:value-type="float">
            <text:p>36.7265694453</text:p>
          </table:table-cell>
        </table:table-row>
        <table:table-row table:style-name="ro2">
          <table:table-cell office:value-type="float" office:value="27500000" calcext:value-type="float">
            <text:p>27500000</text:p>
          </table:table-cell>
          <table:table-cell office:value-type="float" office:value="36.5673948536767" calcext:value-type="float">
            <text:p>36.5673948537</text:p>
          </table:table-cell>
        </table:table-row>
        <table:table-row table:style-name="ro2">
          <table:table-cell office:value-type="float" office:value="27750000" calcext:value-type="float">
            <text:p>27750000</text:p>
          </table:table-cell>
          <table:table-cell office:value-type="float" office:value="36.6118602712124" calcext:value-type="float">
            <text:p>36.6118602712</text:p>
          </table:table-cell>
        </table:table-row>
        <table:table-row table:style-name="ro2">
          <table:table-cell office:value-type="float" office:value="28000000" calcext:value-type="float">
            <text:p>28000000</text:p>
          </table:table-cell>
          <table:table-cell office:value-type="float" office:value="36.6392165156066" calcext:value-type="float">
            <text:p>36.6392165156</text:p>
          </table:table-cell>
        </table:table-row>
        <table:table-row table:style-name="ro2">
          <table:table-cell office:value-type="float" office:value="28250000" calcext:value-type="float">
            <text:p>28250000</text:p>
          </table:table-cell>
          <table:table-cell office:value-type="float" office:value="36.6747911656317" calcext:value-type="float">
            <text:p>36.6747911656</text:p>
          </table:table-cell>
        </table:table-row>
        <table:table-row table:style-name="ro2">
          <table:table-cell office:value-type="float" office:value="28500000" calcext:value-type="float">
            <text:p>28500000</text:p>
          </table:table-cell>
          <table:table-cell office:value-type="float" office:value="36.5503488574473" calcext:value-type="float">
            <text:p>36.5503488574</text:p>
          </table:table-cell>
        </table:table-row>
        <table:table-row table:style-name="ro2">
          <table:table-cell office:value-type="float" office:value="28750000" calcext:value-type="float">
            <text:p>28750000</text:p>
          </table:table-cell>
          <table:table-cell office:value-type="float" office:value="36.7894911083647" calcext:value-type="float">
            <text:p>36.7894911084</text:p>
          </table:table-cell>
        </table:table-row>
        <table:table-row table:style-name="ro2">
          <table:table-cell office:value-type="float" office:value="29000000" calcext:value-type="float">
            <text:p>29000000</text:p>
          </table:table-cell>
          <table:table-cell office:value-type="float" office:value="36.7746204296563" calcext:value-type="float">
            <text:p>36.7746204297</text:p>
          </table:table-cell>
        </table:table-row>
        <table:table-row table:style-name="ro2">
          <table:table-cell office:value-type="float" office:value="29250000" calcext:value-type="float">
            <text:p>29250000</text:p>
          </table:table-cell>
          <table:table-cell office:value-type="float" office:value="36.7666435043547" calcext:value-type="float">
            <text:p>36.7666435044</text:p>
          </table:table-cell>
        </table:table-row>
        <table:table-row table:style-name="ro2">
          <table:table-cell office:value-type="float" office:value="29500000" calcext:value-type="float">
            <text:p>29500000</text:p>
          </table:table-cell>
          <table:table-cell office:value-type="float" office:value="36.6525550978014" calcext:value-type="float">
            <text:p>36.6525550978</text:p>
          </table:table-cell>
        </table:table-row>
        <table:table-row table:style-name="ro2">
          <table:table-cell office:value-type="float" office:value="29750000" calcext:value-type="float">
            <text:p>29750000</text:p>
          </table:table-cell>
          <table:table-cell office:value-type="float" office:value="36.6404486483671" calcext:value-type="float">
            <text:p>36.6404486484</text:p>
          </table:table-cell>
        </table:table-row>
        <table:table-row table:style-name="ro2">
          <table:table-cell office:value-type="float" office:value="30000000" calcext:value-type="float">
            <text:p>30000000</text:p>
          </table:table-cell>
          <table:table-cell office:value-type="float" office:value="36.6597892470165" calcext:value-type="float">
            <text:p>36.659789247</text:p>
          </table:table-cell>
        </table:table-row>
        <table:table-row table:style-name="ro2">
          <table:table-cell office:value-type="float" office:value="30250000" calcext:value-type="float">
            <text:p>30250000</text:p>
          </table:table-cell>
          <table:table-cell office:value-type="float" office:value="36.6300965641397" calcext:value-type="float">
            <text:p>36.6300965641</text:p>
          </table:table-cell>
        </table:table-row>
        <table:table-row table:style-name="ro2">
          <table:table-cell office:value-type="float" office:value="30500000" calcext:value-type="float">
            <text:p>30500000</text:p>
          </table:table-cell>
          <table:table-cell office:value-type="float" office:value="36.6436839465212" calcext:value-type="float">
            <text:p>36.6436839465</text:p>
          </table:table-cell>
        </table:table-row>
        <table:table-row table:style-name="ro2">
          <table:table-cell office:value-type="float" office:value="30750000" calcext:value-type="float">
            <text:p>30750000</text:p>
          </table:table-cell>
          <table:table-cell office:value-type="float" office:value="36.5682088392337" calcext:value-type="float">
            <text:p>36.5682088392</text:p>
          </table:table-cell>
        </table:table-row>
        <table:table-row table:style-name="ro2">
          <table:table-cell office:value-type="float" office:value="31000000" calcext:value-type="float">
            <text:p>31000000</text:p>
          </table:table-cell>
          <table:table-cell office:value-type="float" office:value="36.5735219574364" calcext:value-type="float">
            <text:p>36.5735219574</text:p>
          </table:table-cell>
        </table:table-row>
        <table:table-row table:style-name="ro2">
          <table:table-cell office:value-type="float" office:value="31250000" calcext:value-type="float">
            <text:p>31250000</text:p>
          </table:table-cell>
          <table:table-cell office:value-type="float" office:value="36.6309371676841" calcext:value-type="float">
            <text:p>36.6309371677</text:p>
          </table:table-cell>
        </table:table-row>
        <table:table-row table:style-name="ro2">
          <table:table-cell office:value-type="float" office:value="31500000" calcext:value-type="float">
            <text:p>31500000</text:p>
          </table:table-cell>
          <table:table-cell office:value-type="float" office:value="36.7418665956062" calcext:value-type="float">
            <text:p>36.7418665956</text:p>
          </table:table-cell>
        </table:table-row>
        <table:table-row table:style-name="ro2">
          <table:table-cell office:value-type="float" office:value="31750000" calcext:value-type="float">
            <text:p>31750000</text:p>
          </table:table-cell>
          <table:table-cell office:value-type="float" office:value="36.5985109091805" calcext:value-type="float">
            <text:p>36.5985109092</text:p>
          </table:table-cell>
        </table:table-row>
        <table:table-row table:style-name="ro2">
          <table:table-cell office:value-type="float" office:value="32000000" calcext:value-type="float">
            <text:p>32000000</text:p>
          </table:table-cell>
          <table:table-cell office:value-type="float" office:value="36.6092897414217" calcext:value-type="float">
            <text:p>36.6092897414</text:p>
          </table:table-cell>
        </table:table-row>
        <table:table-row table:style-name="ro2">
          <table:table-cell office:value-type="float" office:value="32250000" calcext:value-type="float">
            <text:p>32250000</text:p>
          </table:table-cell>
          <table:table-cell office:value-type="float" office:value="36.5842729662032" calcext:value-type="float">
            <text:p>36.5842729662</text:p>
          </table:table-cell>
        </table:table-row>
        <table:table-row table:style-name="ro2">
          <table:table-cell office:value-type="float" office:value="32500000" calcext:value-type="float">
            <text:p>32500000</text:p>
          </table:table-cell>
          <table:table-cell office:value-type="float" office:value="36.4925755846392" calcext:value-type="float">
            <text:p>36.4925755846</text:p>
          </table:table-cell>
        </table:table-row>
        <table:table-row table:style-name="ro2">
          <table:table-cell office:value-type="float" office:value="32750000" calcext:value-type="float">
            <text:p>32750000</text:p>
          </table:table-cell>
          <table:table-cell office:value-type="float" office:value="36.5776519371786" calcext:value-type="float">
            <text:p>36.5776519372</text:p>
          </table:table-cell>
        </table:table-row>
        <table:table-row table:style-name="ro2">
          <table:table-cell office:value-type="float" office:value="33000000" calcext:value-type="float">
            <text:p>33000000</text:p>
          </table:table-cell>
          <table:table-cell office:value-type="float" office:value="36.4718422619132" calcext:value-type="float">
            <text:p>36.4718422619</text:p>
          </table:table-cell>
        </table:table-row>
        <table:table-row table:style-name="ro2">
          <table:table-cell office:value-type="float" office:value="33250000" calcext:value-type="float">
            <text:p>33250000</text:p>
          </table:table-cell>
          <table:table-cell office:value-type="float" office:value="36.5153679759649" calcext:value-type="float">
            <text:p>36.515367976</text:p>
          </table:table-cell>
        </table:table-row>
        <table:table-row table:style-name="ro2">
          <table:table-cell office:value-type="float" office:value="33500000" calcext:value-type="float">
            <text:p>33500000</text:p>
          </table:table-cell>
          <table:table-cell office:value-type="float" office:value="36.4968134797472" calcext:value-type="float">
            <text:p>36.4968134797</text:p>
          </table:table-cell>
        </table:table-row>
        <table:table-row table:style-name="ro2">
          <table:table-cell office:value-type="float" office:value="33750000" calcext:value-type="float">
            <text:p>33750000</text:p>
          </table:table-cell>
          <table:table-cell office:value-type="float" office:value="36.4977101742661" calcext:value-type="float">
            <text:p>36.4977101743</text:p>
          </table:table-cell>
        </table:table-row>
        <table:table-row table:style-name="ro2">
          <table:table-cell office:value-type="float" office:value="34000000" calcext:value-type="float">
            <text:p>34000000</text:p>
          </table:table-cell>
          <table:table-cell office:value-type="float" office:value="36.6505658576037" calcext:value-type="float">
            <text:p>36.6505658576</text:p>
          </table:table-cell>
        </table:table-row>
        <table:table-row table:style-name="ro2">
          <table:table-cell office:value-type="float" office:value="34250000" calcext:value-type="float">
            <text:p>34250000</text:p>
          </table:table-cell>
          <table:table-cell office:value-type="float" office:value="36.5612606661118" calcext:value-type="float">
            <text:p>36.5612606661</text:p>
          </table:table-cell>
        </table:table-row>
        <table:table-row table:style-name="ro2">
          <table:table-cell office:value-type="float" office:value="34500000" calcext:value-type="float">
            <text:p>34500000</text:p>
          </table:table-cell>
          <table:table-cell office:value-type="float" office:value="36.4393033683046" calcext:value-type="float">
            <text:p>36.4393033683</text:p>
          </table:table-cell>
        </table:table-row>
        <table:table-row table:style-name="ro2">
          <table:table-cell office:value-type="float" office:value="34750000" calcext:value-type="float">
            <text:p>34750000</text:p>
          </table:table-cell>
          <table:table-cell office:value-type="float" office:value="36.3701472309999" calcext:value-type="float">
            <text:p>36.370147231</text:p>
          </table:table-cell>
        </table:table-row>
        <table:table-row table:style-name="ro2">
          <table:table-cell office:value-type="float" office:value="35000000" calcext:value-type="float">
            <text:p>35000000</text:p>
          </table:table-cell>
          <table:table-cell office:value-type="float" office:value="36.5288308150735" calcext:value-type="float">
            <text:p>36.5288308151</text:p>
          </table:table-cell>
        </table:table-row>
        <table:table-row table:style-name="ro2">
          <table:table-cell office:value-type="float" office:value="35250000" calcext:value-type="float">
            <text:p>35250000</text:p>
          </table:table-cell>
          <table:table-cell office:value-type="float" office:value="36.4753215054355" calcext:value-type="float">
            <text:p>36.4753215054</text:p>
          </table:table-cell>
        </table:table-row>
        <table:table-row table:style-name="ro2">
          <table:table-cell office:value-type="float" office:value="35500000" calcext:value-type="float">
            <text:p>35500000</text:p>
          </table:table-cell>
          <table:table-cell office:value-type="float" office:value="36.4670086553941" calcext:value-type="float">
            <text:p>36.4670086554</text:p>
          </table:table-cell>
        </table:table-row>
        <table:table-row table:style-name="ro2">
          <table:table-cell office:value-type="float" office:value="35750000" calcext:value-type="float">
            <text:p>35750000</text:p>
          </table:table-cell>
          <table:table-cell office:value-type="float" office:value="36.4413242398782" calcext:value-type="float">
            <text:p>36.4413242399</text:p>
          </table:table-cell>
        </table:table-row>
        <table:table-row table:style-name="ro2">
          <table:table-cell office:value-type="float" office:value="36000000" calcext:value-type="float">
            <text:p>36000000</text:p>
          </table:table-cell>
          <table:table-cell office:value-type="float" office:value="36.4475491970932" calcext:value-type="float">
            <text:p>36.4475491971</text:p>
          </table:table-cell>
        </table:table-row>
        <table:table-row table:style-name="ro2">
          <table:table-cell office:value-type="float" office:value="36250000" calcext:value-type="float">
            <text:p>36250000</text:p>
          </table:table-cell>
          <table:table-cell office:value-type="float" office:value="36.380528123399" calcext:value-type="float">
            <text:p>36.3805281234</text:p>
          </table:table-cell>
        </table:table-row>
        <table:table-row table:style-name="ro2">
          <table:table-cell office:value-type="float" office:value="36500000" calcext:value-type="float">
            <text:p>36500000</text:p>
          </table:table-cell>
          <table:table-cell office:value-type="float" office:value="36.3621602234546" calcext:value-type="float">
            <text:p>36.3621602235</text:p>
          </table:table-cell>
        </table:table-row>
        <table:table-row table:style-name="ro2">
          <table:table-cell office:value-type="float" office:value="36750000" calcext:value-type="float">
            <text:p>36750000</text:p>
          </table:table-cell>
          <table:table-cell office:value-type="float" office:value="36.4371379225463" calcext:value-type="float">
            <text:p>36.4371379225</text:p>
          </table:table-cell>
        </table:table-row>
        <table:table-row table:style-name="ro2">
          <table:table-cell office:value-type="float" office:value="37000000" calcext:value-type="float">
            <text:p>37000000</text:p>
          </table:table-cell>
          <table:table-cell office:value-type="float" office:value="36.218602808553" calcext:value-type="float">
            <text:p>36.2186028086</text:p>
          </table:table-cell>
        </table:table-row>
        <table:table-row table:style-name="ro2">
          <table:table-cell office:value-type="float" office:value="37250000" calcext:value-type="float">
            <text:p>37250000</text:p>
          </table:table-cell>
          <table:table-cell office:value-type="float" office:value="36.307360289128" calcext:value-type="float">
            <text:p>36.3073602891</text:p>
          </table:table-cell>
        </table:table-row>
        <table:table-row table:style-name="ro2">
          <table:table-cell office:value-type="float" office:value="37500000" calcext:value-type="float">
            <text:p>37500000</text:p>
          </table:table-cell>
          <table:table-cell office:value-type="float" office:value="36.3878298317876" calcext:value-type="float">
            <text:p>36.3878298318</text:p>
          </table:table-cell>
        </table:table-row>
        <table:table-row table:style-name="ro2">
          <table:table-cell office:value-type="float" office:value="37750000" calcext:value-type="float">
            <text:p>37750000</text:p>
          </table:table-cell>
          <table:table-cell office:value-type="float" office:value="36.3265197052035" calcext:value-type="float">
            <text:p>36.3265197052</text:p>
          </table:table-cell>
        </table:table-row>
        <table:table-row table:style-name="ro2">
          <table:table-cell office:value-type="float" office:value="38000000" calcext:value-type="float">
            <text:p>38000000</text:p>
          </table:table-cell>
          <table:table-cell office:value-type="float" office:value="36.2692710119868" calcext:value-type="float">
            <text:p>36.269271012</text:p>
          </table:table-cell>
        </table:table-row>
        <table:table-row table:style-name="ro2">
          <table:table-cell office:value-type="float" office:value="38250000" calcext:value-type="float">
            <text:p>38250000</text:p>
          </table:table-cell>
          <table:table-cell office:value-type="float" office:value="36.2843954062498" calcext:value-type="float">
            <text:p>36.2843954062</text:p>
          </table:table-cell>
        </table:table-row>
        <table:table-row table:style-name="ro2">
          <table:table-cell office:value-type="float" office:value="38500000" calcext:value-type="float">
            <text:p>38500000</text:p>
          </table:table-cell>
          <table:table-cell office:value-type="float" office:value="36.2726328171072" calcext:value-type="float">
            <text:p>36.2726328171</text:p>
          </table:table-cell>
        </table:table-row>
        <table:table-row table:style-name="ro2">
          <table:table-cell office:value-type="float" office:value="38750000" calcext:value-type="float">
            <text:p>38750000</text:p>
          </table:table-cell>
          <table:table-cell office:value-type="float" office:value="36.3347779666846" calcext:value-type="float">
            <text:p>36.3347779667</text:p>
          </table:table-cell>
        </table:table-row>
        <table:table-row table:style-name="ro2">
          <table:table-cell office:value-type="float" office:value="39000000" calcext:value-type="float">
            <text:p>39000000</text:p>
          </table:table-cell>
          <table:table-cell office:value-type="float" office:value="36.1121864517327" calcext:value-type="float">
            <text:p>36.1121864517</text:p>
          </table:table-cell>
        </table:table-row>
        <table:table-row table:style-name="ro2">
          <table:table-cell office:value-type="float" office:value="39250000" calcext:value-type="float">
            <text:p>39250000</text:p>
          </table:table-cell>
          <table:table-cell office:value-type="float" office:value="36.1999196720636" calcext:value-type="float">
            <text:p>36.1999196721</text:p>
          </table:table-cell>
        </table:table-row>
        <table:table-row table:style-name="ro2">
          <table:table-cell office:value-type="float" office:value="39500000" calcext:value-type="float">
            <text:p>39500000</text:p>
          </table:table-cell>
          <table:table-cell office:value-type="float" office:value="36.2077246829623" calcext:value-type="float">
            <text:p>36.207724683</text:p>
          </table:table-cell>
        </table:table-row>
        <table:table-row table:style-name="ro2">
          <table:table-cell office:value-type="float" office:value="39750000" calcext:value-type="float">
            <text:p>39750000</text:p>
          </table:table-cell>
          <table:table-cell office:value-type="float" office:value="36.1650586428536" calcext:value-type="float">
            <text:p>36.1650586429</text:p>
          </table:table-cell>
        </table:table-row>
        <table:table-row table:style-name="ro2">
          <table:table-cell office:value-type="float" office:value="40000000" calcext:value-type="float">
            <text:p>40000000</text:p>
          </table:table-cell>
          <table:table-cell office:value-type="float" office:value="36.1485961485984" calcext:value-type="float">
            <text:p>36.1485961486</text:p>
          </table:table-cell>
        </table:table-row>
        <table:table-row table:style-name="ro2">
          <table:table-cell office:value-type="float" office:value="40250000" calcext:value-type="float">
            <text:p>40250000</text:p>
          </table:table-cell>
          <table:table-cell office:value-type="float" office:value="36.0890208365535" calcext:value-type="float">
            <text:p>36.0890208366</text:p>
          </table:table-cell>
        </table:table-row>
        <table:table-row table:style-name="ro2">
          <table:table-cell office:value-type="float" office:value="40500000" calcext:value-type="float">
            <text:p>40500000</text:p>
          </table:table-cell>
          <table:table-cell office:value-type="float" office:value="36.0821898649565" calcext:value-type="float">
            <text:p>36.082189865</text:p>
          </table:table-cell>
        </table:table-row>
        <table:table-row table:style-name="ro2">
          <table:table-cell office:value-type="float" office:value="40750000" calcext:value-type="float">
            <text:p>40750000</text:p>
          </table:table-cell>
          <table:table-cell office:value-type="float" office:value="36.0712673647988" calcext:value-type="float">
            <text:p>36.0712673648</text:p>
          </table:table-cell>
        </table:table-row>
        <table:table-row table:style-name="ro2">
          <table:table-cell office:value-type="float" office:value="41000000" calcext:value-type="float">
            <text:p>41000000</text:p>
          </table:table-cell>
          <table:table-cell office:value-type="float" office:value="35.9197392607741" calcext:value-type="float">
            <text:p>35.9197392608</text:p>
          </table:table-cell>
        </table:table-row>
        <table:table-row table:style-name="ro2">
          <table:table-cell office:value-type="float" office:value="41250000" calcext:value-type="float">
            <text:p>41250000</text:p>
          </table:table-cell>
          <table:table-cell office:value-type="float" office:value="35.95386594273" calcext:value-type="float">
            <text:p>35.9538659427</text:p>
          </table:table-cell>
        </table:table-row>
        <table:table-row table:style-name="ro2">
          <table:table-cell office:value-type="float" office:value="41500000" calcext:value-type="float">
            <text:p>41500000</text:p>
          </table:table-cell>
          <table:table-cell office:value-type="float" office:value="35.9408110641064" calcext:value-type="float">
            <text:p>35.9408110641</text:p>
          </table:table-cell>
        </table:table-row>
        <table:table-row table:style-name="ro2">
          <table:table-cell office:value-type="float" office:value="41750000" calcext:value-type="float">
            <text:p>41750000</text:p>
          </table:table-cell>
          <table:table-cell office:value-type="float" office:value="35.9008014957897" calcext:value-type="float">
            <text:p>35.9008014958</text:p>
          </table:table-cell>
        </table:table-row>
        <table:table-row table:style-name="ro2">
          <table:table-cell office:value-type="float" office:value="42000000" calcext:value-type="float">
            <text:p>42000000</text:p>
          </table:table-cell>
          <table:table-cell office:value-type="float" office:value="35.732479595285" calcext:value-type="float">
            <text:p>35.7324795953</text:p>
          </table:table-cell>
        </table:table-row>
        <table:table-row table:style-name="ro2">
          <table:table-cell office:value-type="float" office:value="42250000" calcext:value-type="float">
            <text:p>42250000</text:p>
          </table:table-cell>
          <table:table-cell office:value-type="float" office:value="35.8355548787981" calcext:value-type="float">
            <text:p>35.8355548788</text:p>
          </table:table-cell>
        </table:table-row>
        <table:table-row table:style-name="ro2">
          <table:table-cell office:value-type="float" office:value="42500000" calcext:value-type="float">
            <text:p>42500000</text:p>
          </table:table-cell>
          <table:table-cell office:value-type="float" office:value="35.8204830984782" calcext:value-type="float">
            <text:p>35.8204830985</text:p>
          </table:table-cell>
        </table:table-row>
        <table:table-row table:style-name="ro2">
          <table:table-cell office:value-type="float" office:value="42750000" calcext:value-type="float">
            <text:p>42750000</text:p>
          </table:table-cell>
          <table:table-cell office:value-type="float" office:value="35.833115046187" calcext:value-type="float">
            <text:p>35.8331150462</text:p>
          </table:table-cell>
        </table:table-row>
        <table:table-row table:style-name="ro2">
          <table:table-cell office:value-type="float" office:value="43000000" calcext:value-type="float">
            <text:p>43000000</text:p>
          </table:table-cell>
          <table:table-cell office:value-type="float" office:value="35.6045851541602" calcext:value-type="float">
            <text:p>35.6045851542</text:p>
          </table:table-cell>
        </table:table-row>
        <table:table-row table:style-name="ro2">
          <table:table-cell office:value-type="float" office:value="43250000" calcext:value-type="float">
            <text:p>43250000</text:p>
          </table:table-cell>
          <table:table-cell office:value-type="float" office:value="35.6690959428171" calcext:value-type="float">
            <text:p>35.6690959428</text:p>
          </table:table-cell>
        </table:table-row>
        <table:table-row table:style-name="ro2">
          <table:table-cell office:value-type="float" office:value="43500000" calcext:value-type="float">
            <text:p>43500000</text:p>
          </table:table-cell>
          <table:table-cell office:value-type="float" office:value="35.6858337694684" calcext:value-type="float">
            <text:p>35.6858337695</text:p>
          </table:table-cell>
        </table:table-row>
        <table:table-row table:style-name="ro2">
          <table:table-cell office:value-type="float" office:value="43750000" calcext:value-type="float">
            <text:p>43750000</text:p>
          </table:table-cell>
          <table:table-cell office:value-type="float" office:value="35.5769332584437" calcext:value-type="float">
            <text:p>35.5769332584</text:p>
          </table:table-cell>
        </table:table-row>
        <table:table-row table:style-name="ro2">
          <table:table-cell office:value-type="float" office:value="44000000" calcext:value-type="float">
            <text:p>44000000</text:p>
          </table:table-cell>
          <table:table-cell office:value-type="float" office:value="35.5289942605619" calcext:value-type="float">
            <text:p>35.5289942606</text:p>
          </table:table-cell>
        </table:table-row>
        <table:table-row table:style-name="ro2">
          <table:table-cell office:value-type="float" office:value="44250000" calcext:value-type="float">
            <text:p>44250000</text:p>
          </table:table-cell>
          <table:table-cell office:value-type="float" office:value="35.4540712410874" calcext:value-type="float">
            <text:p>35.4540712411</text:p>
          </table:table-cell>
        </table:table-row>
        <table:table-row table:style-name="ro2">
          <table:table-cell office:value-type="float" office:value="44500000" calcext:value-type="float">
            <text:p>44500000</text:p>
          </table:table-cell>
          <table:table-cell office:value-type="float" office:value="35.3850169246659" calcext:value-type="float">
            <text:p>35.3850169247</text:p>
          </table:table-cell>
        </table:table-row>
        <table:table-row table:style-name="ro2">
          <table:table-cell office:value-type="float" office:value="44750000" calcext:value-type="float">
            <text:p>44750000</text:p>
          </table:table-cell>
          <table:table-cell office:value-type="float" office:value="35.3867455259809" calcext:value-type="float">
            <text:p>35.386745526</text:p>
          </table:table-cell>
        </table:table-row>
        <table:table-row table:style-name="ro2">
          <table:table-cell office:value-type="float" office:value="45000000" calcext:value-type="float">
            <text:p>45000000</text:p>
          </table:table-cell>
          <table:table-cell office:value-type="float" office:value="35.363605592021" calcext:value-type="float">
            <text:p>35.363605592</text:p>
          </table:table-cell>
        </table:table-row>
        <table:table-row table:style-name="ro2">
          <table:table-cell office:value-type="float" office:value="45250000" calcext:value-type="float">
            <text:p>45250000</text:p>
          </table:table-cell>
          <table:table-cell office:value-type="float" office:value="35.2406673337166" calcext:value-type="float">
            <text:p>35.2406673337</text:p>
          </table:table-cell>
        </table:table-row>
        <table:table-row table:style-name="ro2">
          <table:table-cell office:value-type="float" office:value="45500000" calcext:value-type="float">
            <text:p>45500000</text:p>
          </table:table-cell>
          <table:table-cell office:value-type="float" office:value="35.2072179699253" calcext:value-type="float">
            <text:p>35.2072179699</text:p>
          </table:table-cell>
        </table:table-row>
        <table:table-row table:style-name="ro2">
          <table:table-cell office:value-type="float" office:value="45750000" calcext:value-type="float">
            <text:p>45750000</text:p>
          </table:table-cell>
          <table:table-cell office:value-type="float" office:value="34.9966015417302" calcext:value-type="float">
            <text:p>34.9966015417</text:p>
          </table:table-cell>
        </table:table-row>
        <table:table-row table:style-name="ro2">
          <table:table-cell office:value-type="float" office:value="46000000" calcext:value-type="float">
            <text:p>46000000</text:p>
          </table:table-cell>
          <table:table-cell office:value-type="float" office:value="35.0856409378269" calcext:value-type="float">
            <text:p>35.0856409378</text:p>
          </table:table-cell>
        </table:table-row>
        <table:table-row table:style-name="ro2">
          <table:table-cell office:value-type="float" office:value="46250000" calcext:value-type="float">
            <text:p>46250000</text:p>
          </table:table-cell>
          <table:table-cell office:value-type="float" office:value="34.8849447750249" calcext:value-type="float">
            <text:p>34.884944775</text:p>
          </table:table-cell>
        </table:table-row>
        <table:table-row table:style-name="ro2">
          <table:table-cell office:value-type="float" office:value="46500000" calcext:value-type="float">
            <text:p>46500000</text:p>
          </table:table-cell>
          <table:table-cell office:value-type="float" office:value="34.817088940857" calcext:value-type="float">
            <text:p>34.8170889409</text:p>
          </table:table-cell>
        </table:table-row>
        <table:table-row table:style-name="ro2">
          <table:table-cell office:value-type="float" office:value="46750000" calcext:value-type="float">
            <text:p>46750000</text:p>
          </table:table-cell>
          <table:table-cell office:value-type="float" office:value="34.8532291905729" calcext:value-type="float">
            <text:p>34.8532291906</text:p>
          </table:table-cell>
        </table:table-row>
        <table:table-row table:style-name="ro2">
          <table:table-cell office:value-type="float" office:value="47000000" calcext:value-type="float">
            <text:p>47000000</text:p>
          </table:table-cell>
          <table:table-cell office:value-type="float" office:value="34.8817369751184" calcext:value-type="float">
            <text:p>34.8817369751</text:p>
          </table:table-cell>
        </table:table-row>
        <table:table-row table:style-name="ro2">
          <table:table-cell office:value-type="float" office:value="47250000" calcext:value-type="float">
            <text:p>47250000</text:p>
          </table:table-cell>
          <table:table-cell office:value-type="float" office:value="34.7010766545927" calcext:value-type="float">
            <text:p>34.7010766546</text:p>
          </table:table-cell>
        </table:table-row>
        <table:table-row table:style-name="ro2">
          <table:table-cell office:value-type="float" office:value="47500000" calcext:value-type="float">
            <text:p>47500000</text:p>
          </table:table-cell>
          <table:table-cell office:value-type="float" office:value="34.590838885705" calcext:value-type="float">
            <text:p>34.5908388857</text:p>
          </table:table-cell>
        </table:table-row>
        <table:table-row table:style-name="ro2">
          <table:table-cell office:value-type="float" office:value="47750000" calcext:value-type="float">
            <text:p>47750000</text:p>
          </table:table-cell>
          <table:table-cell office:value-type="float" office:value="34.4769374708078" calcext:value-type="float">
            <text:p>34.4769374708</text:p>
          </table:table-cell>
        </table:table-row>
        <table:table-row table:style-name="ro2">
          <table:table-cell office:value-type="float" office:value="48000000" calcext:value-type="float">
            <text:p>48000000</text:p>
          </table:table-cell>
          <table:table-cell office:value-type="float" office:value="34.3931070027354" calcext:value-type="float">
            <text:p>34.3931070027</text:p>
          </table:table-cell>
        </table:table-row>
        <table:table-row table:style-name="ro2">
          <table:table-cell office:value-type="float" office:value="48250000" calcext:value-type="float">
            <text:p>48250000</text:p>
          </table:table-cell>
          <table:table-cell office:value-type="float" office:value="34.3837835867716" calcext:value-type="float">
            <text:p>34.3837835868</text:p>
          </table:table-cell>
        </table:table-row>
        <table:table-row table:style-name="ro2">
          <table:table-cell office:value-type="float" office:value="48500000" calcext:value-type="float">
            <text:p>48500000</text:p>
          </table:table-cell>
          <table:table-cell office:value-type="float" office:value="34.2741849447322" calcext:value-type="float">
            <text:p>34.2741849447</text:p>
          </table:table-cell>
        </table:table-row>
        <table:table-row table:style-name="ro2">
          <table:table-cell office:value-type="float" office:value="48750000" calcext:value-type="float">
            <text:p>48750000</text:p>
          </table:table-cell>
          <table:table-cell office:value-type="float" office:value="34.1972584314845" calcext:value-type="float">
            <text:p>34.1972584315</text:p>
          </table:table-cell>
        </table:table-row>
        <table:table-row table:style-name="ro2">
          <table:table-cell office:value-type="float" office:value="49000000" calcext:value-type="float">
            <text:p>49000000</text:p>
          </table:table-cell>
          <table:table-cell office:value-type="float" office:value="33.959976314934" calcext:value-type="float">
            <text:p>33.9599763149</text:p>
          </table:table-cell>
        </table:table-row>
        <table:table-row table:style-name="ro2">
          <table:table-cell office:value-type="float" office:value="49250000" calcext:value-type="float">
            <text:p>49250000</text:p>
          </table:table-cell>
          <table:table-cell office:value-type="float" office:value="33.9904549678481" calcext:value-type="float">
            <text:p>33.9904549678</text:p>
          </table:table-cell>
        </table:table-row>
        <table:table-row table:style-name="ro2">
          <table:table-cell office:value-type="float" office:value="49500000" calcext:value-type="float">
            <text:p>49500000</text:p>
          </table:table-cell>
          <table:table-cell office:value-type="float" office:value="33.7144150775206" calcext:value-type="float">
            <text:p>33.7144150775</text:p>
          </table:table-cell>
        </table:table-row>
        <table:table-row table:style-name="ro2">
          <table:table-cell office:value-type="float" office:value="49750000" calcext:value-type="float">
            <text:p>49750000</text:p>
          </table:table-cell>
          <table:table-cell office:value-type="float" office:value="33.7114336318848" calcext:value-type="float">
            <text:p>33.7114336319</text:p>
          </table:table-cell>
        </table:table-row>
        <table:table-row table:style-name="ro2">
          <table:table-cell office:value-type="float" office:value="50000000" calcext:value-type="float">
            <text:p>50000000</text:p>
          </table:table-cell>
          <table:table-cell office:value-type="float" office:value="33.6584658441092" calcext:value-type="float">
            <text:p>33.6584658441</text:p>
          </table:table-cell>
        </table:table-row>
        <table:table-row table:style-name="ro2">
          <table:table-cell office:value-type="float" office:value="50250000" calcext:value-type="float">
            <text:p>50250000</text:p>
          </table:table-cell>
          <table:table-cell office:value-type="float" office:value="33.6118139720362" calcext:value-type="float">
            <text:p>33.611813972</text:p>
          </table:table-cell>
        </table:table-row>
        <table:table-row table:style-name="ro2">
          <table:table-cell office:value-type="float" office:value="50500000" calcext:value-type="float">
            <text:p>50500000</text:p>
          </table:table-cell>
          <table:table-cell office:value-type="float" office:value="33.4516047488545" calcext:value-type="float">
            <text:p>33.4516047489</text:p>
          </table:table-cell>
        </table:table-row>
        <table:table-row table:style-name="ro2">
          <table:table-cell office:value-type="float" office:value="50750000" calcext:value-type="float">
            <text:p>50750000</text:p>
          </table:table-cell>
          <table:table-cell office:value-type="float" office:value="33.4387835346057" calcext:value-type="float">
            <text:p>33.4387835346</text:p>
          </table:table-cell>
        </table:table-row>
        <table:table-row table:style-name="ro2">
          <table:table-cell office:value-type="float" office:value="51000000" calcext:value-type="float">
            <text:p>51000000</text:p>
          </table:table-cell>
          <table:table-cell office:value-type="float" office:value="33.2285805612164" calcext:value-type="float">
            <text:p>33.2285805612</text:p>
          </table:table-cell>
        </table:table-row>
        <table:table-row table:style-name="ro2">
          <table:table-cell office:value-type="float" office:value="51250000" calcext:value-type="float">
            <text:p>51250000</text:p>
          </table:table-cell>
          <table:table-cell office:value-type="float" office:value="33.1297259475288" calcext:value-type="float">
            <text:p>33.1297259475</text:p>
          </table:table-cell>
        </table:table-row>
        <table:table-row table:style-name="ro2">
          <table:table-cell office:value-type="float" office:value="51500000" calcext:value-type="float">
            <text:p>51500000</text:p>
          </table:table-cell>
          <table:table-cell office:value-type="float" office:value="33.0227065344171" calcext:value-type="float">
            <text:p>33.0227065344</text:p>
          </table:table-cell>
        </table:table-row>
        <table:table-row table:style-name="ro2">
          <table:table-cell office:value-type="float" office:value="51750000" calcext:value-type="float">
            <text:p>51750000</text:p>
          </table:table-cell>
          <table:table-cell office:value-type="float" office:value="32.9091865225035" calcext:value-type="float">
            <text:p>32.9091865225</text:p>
          </table:table-cell>
        </table:table-row>
        <table:table-row table:style-name="ro2">
          <table:table-cell office:value-type="float" office:value="52000000" calcext:value-type="float">
            <text:p>52000000</text:p>
          </table:table-cell>
          <table:table-cell office:value-type="float" office:value="32.7537192539833" calcext:value-type="float">
            <text:p>32.753719254</text:p>
          </table:table-cell>
        </table:table-row>
        <table:table-row table:style-name="ro2">
          <table:table-cell office:value-type="float" office:value="52250000" calcext:value-type="float">
            <text:p>52250000</text:p>
          </table:table-cell>
          <table:table-cell office:value-type="float" office:value="32.5844818690982" calcext:value-type="float">
            <text:p>32.5844818691</text:p>
          </table:table-cell>
        </table:table-row>
        <table:table-row table:style-name="ro2">
          <table:table-cell office:value-type="float" office:value="52500000" calcext:value-type="float">
            <text:p>52500000</text:p>
          </table:table-cell>
          <table:table-cell office:value-type="float" office:value="32.442343742672" calcext:value-type="float">
            <text:p>32.4423437427</text:p>
          </table:table-cell>
        </table:table-row>
        <table:table-row table:style-name="ro2">
          <table:table-cell office:value-type="float" office:value="52750000" calcext:value-type="float">
            <text:p>52750000</text:p>
          </table:table-cell>
          <table:table-cell office:value-type="float" office:value="32.4047208277747" calcext:value-type="float">
            <text:p>32.4047208278</text:p>
          </table:table-cell>
        </table:table-row>
        <table:table-row table:style-name="ro2">
          <table:table-cell office:value-type="float" office:value="53000000" calcext:value-type="float">
            <text:p>53000000</text:p>
          </table:table-cell>
          <table:table-cell office:value-type="float" office:value="32.2689260620449" calcext:value-type="float">
            <text:p>32.268926062</text:p>
          </table:table-cell>
        </table:table-row>
        <table:table-row table:style-name="ro2">
          <table:table-cell office:value-type="float" office:value="53250000" calcext:value-type="float">
            <text:p>53250000</text:p>
          </table:table-cell>
          <table:table-cell office:value-type="float" office:value="32.0970646095079" calcext:value-type="float">
            <text:p>32.0970646095</text:p>
          </table:table-cell>
        </table:table-row>
        <table:table-row table:style-name="ro2">
          <table:table-cell office:value-type="float" office:value="53500000" calcext:value-type="float">
            <text:p>53500000</text:p>
          </table:table-cell>
          <table:table-cell office:value-type="float" office:value="31.9769179967701" calcext:value-type="float">
            <text:p>31.9769179968</text:p>
          </table:table-cell>
        </table:table-row>
        <table:table-row table:style-name="ro2">
          <table:table-cell office:value-type="float" office:value="53750000" calcext:value-type="float">
            <text:p>53750000</text:p>
          </table:table-cell>
          <table:table-cell office:value-type="float" office:value="31.8811431380358" calcext:value-type="float">
            <text:p>31.881143138</text:p>
          </table:table-cell>
        </table:table-row>
        <table:table-row table:style-name="ro2">
          <table:table-cell office:value-type="float" office:value="54000000" calcext:value-type="float">
            <text:p>54000000</text:p>
          </table:table-cell>
          <table:table-cell office:value-type="float" office:value="31.6651925055374" calcext:value-type="float">
            <text:p>31.6651925055</text:p>
          </table:table-cell>
        </table:table-row>
        <table:table-row table:style-name="ro2">
          <table:table-cell office:value-type="float" office:value="54250000" calcext:value-type="float">
            <text:p>54250000</text:p>
          </table:table-cell>
          <table:table-cell office:value-type="float" office:value="31.6412425584013" calcext:value-type="float">
            <text:p>31.6412425584</text:p>
          </table:table-cell>
        </table:table-row>
        <table:table-row table:style-name="ro2">
          <table:table-cell office:value-type="float" office:value="54500000" calcext:value-type="float">
            <text:p>54500000</text:p>
          </table:table-cell>
          <table:table-cell office:value-type="float" office:value="31.4085207213735" calcext:value-type="float">
            <text:p>31.4085207214</text:p>
          </table:table-cell>
        </table:table-row>
        <table:table-row table:style-name="ro2">
          <table:table-cell office:value-type="float" office:value="54750000" calcext:value-type="float">
            <text:p>54750000</text:p>
          </table:table-cell>
          <table:table-cell office:value-type="float" office:value="31.3025584453861" calcext:value-type="float">
            <text:p>31.3025584454</text:p>
          </table:table-cell>
        </table:table-row>
        <table:table-row table:style-name="ro2">
          <table:table-cell office:value-type="float" office:value="55000000" calcext:value-type="float">
            <text:p>55000000</text:p>
          </table:table-cell>
          <table:table-cell office:value-type="float" office:value="31.1195440223401" calcext:value-type="float">
            <text:p>31.1195440223</text:p>
          </table:table-cell>
        </table:table-row>
        <table:table-row table:style-name="ro2">
          <table:table-cell office:value-type="float" office:value="55250000" calcext:value-type="float">
            <text:p>55250000</text:p>
          </table:table-cell>
          <table:table-cell office:value-type="float" office:value="31.0174115598669" calcext:value-type="float">
            <text:p>31.0174115599</text:p>
          </table:table-cell>
        </table:table-row>
        <table:table-row table:style-name="ro2">
          <table:table-cell office:value-type="float" office:value="55500000" calcext:value-type="float">
            <text:p>55500000</text:p>
          </table:table-cell>
          <table:table-cell office:value-type="float" office:value="30.7886897601091" calcext:value-type="float">
            <text:p>30.7886897601</text:p>
          </table:table-cell>
        </table:table-row>
        <table:table-row table:style-name="ro2">
          <table:table-cell office:value-type="float" office:value="55750000" calcext:value-type="float">
            <text:p>55750000</text:p>
          </table:table-cell>
          <table:table-cell office:value-type="float" office:value="30.6770753009211" calcext:value-type="float">
            <text:p>30.6770753009</text:p>
          </table:table-cell>
        </table:table-row>
        <table:table-row table:style-name="ro2">
          <table:table-cell office:value-type="float" office:value="56000000" calcext:value-type="float">
            <text:p>56000000</text:p>
          </table:table-cell>
          <table:table-cell office:value-type="float" office:value="30.5228332897723" calcext:value-type="float">
            <text:p>30.5228332898</text:p>
          </table:table-cell>
        </table:table-row>
        <table:table-row table:style-name="ro2">
          <table:table-cell office:value-type="float" office:value="56250000" calcext:value-type="float">
            <text:p>56250000</text:p>
          </table:table-cell>
          <table:table-cell office:value-type="float" office:value="30.339134706793" calcext:value-type="float">
            <text:p>30.3391347068</text:p>
          </table:table-cell>
        </table:table-row>
        <table:table-row table:style-name="ro2">
          <table:table-cell office:value-type="float" office:value="56500000" calcext:value-type="float">
            <text:p>56500000</text:p>
          </table:table-cell>
          <table:table-cell office:value-type="float" office:value="30.2473889958754" calcext:value-type="float">
            <text:p>30.2473889959</text:p>
          </table:table-cell>
        </table:table-row>
        <table:table-row table:style-name="ro2">
          <table:table-cell office:value-type="float" office:value="56750000" calcext:value-type="float">
            <text:p>56750000</text:p>
          </table:table-cell>
          <table:table-cell office:value-type="float" office:value="30.0199123823766" calcext:value-type="float">
            <text:p>30.0199123824</text:p>
          </table:table-cell>
        </table:table-row>
        <table:table-row table:style-name="ro2">
          <table:table-cell office:value-type="float" office:value="57000000" calcext:value-type="float">
            <text:p>57000000</text:p>
          </table:table-cell>
          <table:table-cell office:value-type="float" office:value="29.8828026633597" calcext:value-type="float">
            <text:p>29.8828026634</text:p>
          </table:table-cell>
        </table:table-row>
        <table:table-row table:style-name="ro2">
          <table:table-cell office:value-type="float" office:value="57250000" calcext:value-type="float">
            <text:p>57250000</text:p>
          </table:table-cell>
          <table:table-cell office:value-type="float" office:value="29.6838177276629" calcext:value-type="float">
            <text:p>29.6838177277</text:p>
          </table:table-cell>
        </table:table-row>
        <table:table-row table:style-name="ro2">
          <table:table-cell office:value-type="float" office:value="57500000" calcext:value-type="float">
            <text:p>57500000</text:p>
          </table:table-cell>
          <table:table-cell office:value-type="float" office:value="29.5847970405768" calcext:value-type="float">
            <text:p>29.5847970406</text:p>
          </table:table-cell>
        </table:table-row>
        <table:table-row table:style-name="ro2">
          <table:table-cell office:value-type="float" office:value="57750000" calcext:value-type="float">
            <text:p>57750000</text:p>
          </table:table-cell>
          <table:table-cell office:value-type="float" office:value="29.4056760271538" calcext:value-type="float">
            <text:p>29.4056760272</text:p>
          </table:table-cell>
        </table:table-row>
        <table:table-row table:style-name="ro2">
          <table:table-cell office:value-type="float" office:value="58000000" calcext:value-type="float">
            <text:p>58000000</text:p>
          </table:table-cell>
          <table:table-cell office:value-type="float" office:value="29.2613730974411" calcext:value-type="float">
            <text:p>29.2613730974</text:p>
          </table:table-cell>
        </table:table-row>
        <table:table-row table:style-name="ro2">
          <table:table-cell office:value-type="float" office:value="58250000" calcext:value-type="float">
            <text:p>58250000</text:p>
          </table:table-cell>
          <table:table-cell office:value-type="float" office:value="29.1612950556248" calcext:value-type="float">
            <text:p>29.1612950556</text:p>
          </table:table-cell>
        </table:table-row>
        <table:table-row table:style-name="ro2">
          <table:table-cell office:value-type="float" office:value="58500000" calcext:value-type="float">
            <text:p>58500000</text:p>
          </table:table-cell>
          <table:table-cell office:value-type="float" office:value="28.9849290279189" calcext:value-type="float">
            <text:p>28.9849290279</text:p>
          </table:table-cell>
        </table:table-row>
        <table:table-row table:style-name="ro2">
          <table:table-cell office:value-type="float" office:value="58750000" calcext:value-type="float">
            <text:p>58750000</text:p>
          </table:table-cell>
          <table:table-cell office:value-type="float" office:value="28.761247831085" calcext:value-type="float">
            <text:p>28.7612478311</text:p>
          </table:table-cell>
        </table:table-row>
        <table:table-row table:style-name="ro2">
          <table:table-cell office:value-type="float" office:value="59000000" calcext:value-type="float">
            <text:p>59000000</text:p>
          </table:table-cell>
          <table:table-cell office:value-type="float" office:value="28.6606453362883" calcext:value-type="float">
            <text:p>28.6606453363</text:p>
          </table:table-cell>
        </table:table-row>
        <table:table-row table:style-name="ro2">
          <table:table-cell office:value-type="float" office:value="59250000" calcext:value-type="float">
            <text:p>59250000</text:p>
          </table:table-cell>
          <table:table-cell office:value-type="float" office:value="28.4379315342369" calcext:value-type="float">
            <text:p>28.4379315342</text:p>
          </table:table-cell>
        </table:table-row>
        <table:table-row table:style-name="ro2">
          <table:table-cell office:value-type="float" office:value="59500000" calcext:value-type="float">
            <text:p>59500000</text:p>
          </table:table-cell>
          <table:table-cell office:value-type="float" office:value="28.2600204059228" calcext:value-type="float">
            <text:p>28.2600204059</text:p>
          </table:table-cell>
        </table:table-row>
        <table:table-row table:style-name="ro2">
          <table:table-cell office:value-type="float" office:value="59750000" calcext:value-type="float">
            <text:p>59750000</text:p>
          </table:table-cell>
          <table:table-cell office:value-type="float" office:value="28.0752640034196" calcext:value-type="float">
            <text:p>28.0752640034</text:p>
          </table:table-cell>
        </table:table-row>
        <table:table-row table:style-name="ro2">
          <table:table-cell office:value-type="float" office:value="60000000" calcext:value-type="float">
            <text:p>60000000</text:p>
          </table:table-cell>
          <table:table-cell office:value-type="float" office:value="27.9385062366975" calcext:value-type="float">
            <text:p>27.9385062367</text:p>
          </table:table-cell>
        </table:table-row>
        <table:table-row table:style-name="ro2">
          <table:table-cell office:value-type="float" office:value="60250000" calcext:value-type="float">
            <text:p>60250000</text:p>
          </table:table-cell>
          <table:table-cell office:value-type="float" office:value="27.7470249145031" calcext:value-type="float">
            <text:p>27.7470249145</text:p>
          </table:table-cell>
        </table:table-row>
        <table:table-row table:style-name="ro2">
          <table:table-cell office:value-type="float" office:value="60500000" calcext:value-type="float">
            <text:p>60500000</text:p>
          </table:table-cell>
          <table:table-cell office:value-type="float" office:value="27.6964890269963" calcext:value-type="float">
            <text:p>27.696489027</text:p>
          </table:table-cell>
        </table:table-row>
        <table:table-row table:style-name="ro2">
          <table:table-cell office:value-type="float" office:value="60750000" calcext:value-type="float">
            <text:p>60750000</text:p>
          </table:table-cell>
          <table:table-cell office:value-type="float" office:value="27.4528406472764" calcext:value-type="float">
            <text:p>27.4528406473</text:p>
          </table:table-cell>
        </table:table-row>
        <table:table-row table:style-name="ro2">
          <table:table-cell office:value-type="float" office:value="61000000" calcext:value-type="float">
            <text:p>61000000</text:p>
          </table:table-cell>
          <table:table-cell office:value-type="float" office:value="27.3172434887366" calcext:value-type="float">
            <text:p>27.3172434887</text:p>
          </table:table-cell>
        </table:table-row>
        <table:table-row table:style-name="ro2">
          <table:table-cell office:value-type="float" office:value="61250000" calcext:value-type="float">
            <text:p>61250000</text:p>
          </table:table-cell>
          <table:table-cell office:value-type="float" office:value="27.1175556096427" calcext:value-type="float">
            <text:p>27.1175556096</text:p>
          </table:table-cell>
        </table:table-row>
        <table:table-row table:style-name="ro2">
          <table:table-cell office:value-type="float" office:value="61500000" calcext:value-type="float">
            <text:p>61500000</text:p>
          </table:table-cell>
          <table:table-cell office:value-type="float" office:value="26.9815495886794" calcext:value-type="float">
            <text:p>26.9815495887</text:p>
          </table:table-cell>
        </table:table-row>
        <table:table-row table:style-name="ro2">
          <table:table-cell office:value-type="float" office:value="61750000" calcext:value-type="float">
            <text:p>61750000</text:p>
          </table:table-cell>
          <table:table-cell office:value-type="float" office:value="26.8819786019998" calcext:value-type="float">
            <text:p>26.881978602</text:p>
          </table:table-cell>
        </table:table-row>
        <table:table-row table:style-name="ro2">
          <table:table-cell office:value-type="float" office:value="62000000" calcext:value-type="float">
            <text:p>62000000</text:p>
          </table:table-cell>
          <table:table-cell office:value-type="float" office:value="26.6551565987774" calcext:value-type="float">
            <text:p>26.6551565988</text:p>
          </table:table-cell>
        </table:table-row>
        <table:table-row table:style-name="ro2">
          <table:table-cell office:value-type="float" office:value="62250000" calcext:value-type="float">
            <text:p>62250000</text:p>
          </table:table-cell>
          <table:table-cell office:value-type="float" office:value="26.4942152849935" calcext:value-type="float">
            <text:p>26.494215285</text:p>
          </table:table-cell>
        </table:table-row>
        <table:table-row table:style-name="ro2">
          <table:table-cell office:value-type="float" office:value="62500000" calcext:value-type="float">
            <text:p>62500000</text:p>
          </table:table-cell>
          <table:table-cell office:value-type="float" office:value="26.3201723394726" calcext:value-type="float">
            <text:p>26.3201723395</text:p>
          </table:table-cell>
        </table:table-row>
        <table:table-row table:style-name="ro2">
          <table:table-cell office:value-type="float" office:value="62750000" calcext:value-type="float">
            <text:p>62750000</text:p>
          </table:table-cell>
          <table:table-cell office:value-type="float" office:value="26.170514306922" calcext:value-type="float">
            <text:p>26.1705143069</text:p>
          </table:table-cell>
        </table:table-row>
        <table:table-row table:style-name="ro2">
          <table:table-cell office:value-type="float" office:value="63000000" calcext:value-type="float">
            <text:p>63000000</text:p>
          </table:table-cell>
          <table:table-cell office:value-type="float" office:value="25.9601752074196" calcext:value-type="float">
            <text:p>25.9601752074</text:p>
          </table:table-cell>
        </table:table-row>
        <table:table-row table:style-name="ro2">
          <table:table-cell office:value-type="float" office:value="63250000" calcext:value-type="float">
            <text:p>63250000</text:p>
          </table:table-cell>
          <table:table-cell office:value-type="float" office:value="25.753500638553" calcext:value-type="float">
            <text:p>25.7535006386</text:p>
          </table:table-cell>
        </table:table-row>
        <table:table-row table:style-name="ro2">
          <table:table-cell office:value-type="float" office:value="63500000" calcext:value-type="float">
            <text:p>63500000</text:p>
          </table:table-cell>
          <table:table-cell office:value-type="float" office:value="25.6810132159122" calcext:value-type="float">
            <text:p>25.6810132159</text:p>
          </table:table-cell>
        </table:table-row>
        <table:table-row table:style-name="ro2">
          <table:table-cell office:value-type="float" office:value="63750000" calcext:value-type="float">
            <text:p>63750000</text:p>
          </table:table-cell>
          <table:table-cell office:value-type="float" office:value="25.5164183371575" calcext:value-type="float">
            <text:p>25.5164183372</text:p>
          </table:table-cell>
        </table:table-row>
        <table:table-row table:style-name="ro2">
          <table:table-cell office:value-type="float" office:value="64000000" calcext:value-type="float">
            <text:p>64000000</text:p>
          </table:table-cell>
          <table:table-cell office:value-type="float" office:value="25.3217163431776" calcext:value-type="float">
            <text:p>25.3217163432</text:p>
          </table:table-cell>
        </table:table-row>
        <table:table-row table:style-name="ro2">
          <table:table-cell office:value-type="float" office:value="64250000" calcext:value-type="float">
            <text:p>64250000</text:p>
          </table:table-cell>
          <table:table-cell office:value-type="float" office:value="25.1660945541539" calcext:value-type="float">
            <text:p>25.1660945542</text:p>
          </table:table-cell>
        </table:table-row>
        <table:table-row table:style-name="ro2">
          <table:table-cell office:value-type="float" office:value="64500000" calcext:value-type="float">
            <text:p>64500000</text:p>
          </table:table-cell>
          <table:table-cell office:value-type="float" office:value="24.9878980905532" calcext:value-type="float">
            <text:p>24.9878980906</text:p>
          </table:table-cell>
        </table:table-row>
        <table:table-row table:style-name="ro2">
          <table:table-cell office:value-type="float" office:value="64750000" calcext:value-type="float">
            <text:p>64750000</text:p>
          </table:table-cell>
          <table:table-cell office:value-type="float" office:value="24.8187385533279" calcext:value-type="float">
            <text:p>24.8187385533</text:p>
          </table:table-cell>
        </table:table-row>
        <table:table-row table:style-name="ro2">
          <table:table-cell office:value-type="float" office:value="65000000" calcext:value-type="float">
            <text:p>65000000</text:p>
          </table:table-cell>
          <table:table-cell office:value-type="float" office:value="24.6560573660548" calcext:value-type="float">
            <text:p>24.6560573661</text:p>
          </table:table-cell>
        </table:table-row>
        <table:table-row table:style-name="ro2">
          <table:table-cell office:value-type="float" office:value="65250000" calcext:value-type="float">
            <text:p>65250000</text:p>
          </table:table-cell>
          <table:table-cell office:value-type="float" office:value="24.5310343666726" calcext:value-type="float">
            <text:p>24.5310343667</text:p>
          </table:table-cell>
        </table:table-row>
        <table:table-row table:style-name="ro2">
          <table:table-cell office:value-type="float" office:value="65500000" calcext:value-type="float">
            <text:p>65500000</text:p>
          </table:table-cell>
          <table:table-cell office:value-type="float" office:value="24.3301645731846" calcext:value-type="float">
            <text:p>24.3301645732</text:p>
          </table:table-cell>
        </table:table-row>
        <table:table-row table:style-name="ro2">
          <table:table-cell office:value-type="float" office:value="65750000" calcext:value-type="float">
            <text:p>65750000</text:p>
          </table:table-cell>
          <table:table-cell office:value-type="float" office:value="24.1922786214315" calcext:value-type="float">
            <text:p>24.1922786214</text:p>
          </table:table-cell>
        </table:table-row>
        <table:table-row table:style-name="ro2">
          <table:table-cell office:value-type="float" office:value="66000000" calcext:value-type="float">
            <text:p>66000000</text:p>
          </table:table-cell>
          <table:table-cell office:value-type="float" office:value="24.0087289621966" calcext:value-type="float">
            <text:p>24.0087289622</text:p>
          </table:table-cell>
        </table:table-row>
        <table:table-row table:style-name="ro2">
          <table:table-cell office:value-type="float" office:value="66250000" calcext:value-type="float">
            <text:p>66250000</text:p>
          </table:table-cell>
          <table:table-cell office:value-type="float" office:value="23.8510569542771" calcext:value-type="float">
            <text:p>23.8510569543</text:p>
          </table:table-cell>
        </table:table-row>
        <table:table-row table:style-name="ro2">
          <table:table-cell office:value-type="float" office:value="66500000" calcext:value-type="float">
            <text:p>66500000</text:p>
          </table:table-cell>
          <table:table-cell office:value-type="float" office:value="23.6140771886258" calcext:value-type="float">
            <text:p>23.6140771886</text:p>
          </table:table-cell>
        </table:table-row>
        <table:table-row table:style-name="ro2">
          <table:table-cell office:value-type="float" office:value="66750000" calcext:value-type="float">
            <text:p>66750000</text:p>
          </table:table-cell>
          <table:table-cell office:value-type="float" office:value="23.543492291705" calcext:value-type="float">
            <text:p>23.5434922917</text:p>
          </table:table-cell>
        </table:table-row>
        <table:table-row table:style-name="ro2">
          <table:table-cell office:value-type="float" office:value="67000000" calcext:value-type="float">
            <text:p>67000000</text:p>
          </table:table-cell>
          <table:table-cell office:value-type="float" office:value="23.3475655784941" calcext:value-type="float">
            <text:p>23.3475655785</text:p>
          </table:table-cell>
        </table:table-row>
        <table:table-row table:style-name="ro2">
          <table:table-cell office:value-type="float" office:value="67250000" calcext:value-type="float">
            <text:p>67250000</text:p>
          </table:table-cell>
          <table:table-cell office:value-type="float" office:value="23.2183164027776" calcext:value-type="float">
            <text:p>23.2183164028</text:p>
          </table:table-cell>
        </table:table-row>
        <table:table-row table:style-name="ro2">
          <table:table-cell office:value-type="float" office:value="67500000" calcext:value-type="float">
            <text:p>67500000</text:p>
          </table:table-cell>
          <table:table-cell office:value-type="float" office:value="22.9509719274751" calcext:value-type="float">
            <text:p>22.9509719275</text:p>
          </table:table-cell>
        </table:table-row>
        <table:table-row table:style-name="ro2">
          <table:table-cell office:value-type="float" office:value="67750000" calcext:value-type="float">
            <text:p>67750000</text:p>
          </table:table-cell>
          <table:table-cell office:value-type="float" office:value="22.8296345303958" calcext:value-type="float">
            <text:p>22.8296345304</text:p>
          </table:table-cell>
        </table:table-row>
        <table:table-row table:style-name="ro2">
          <table:table-cell office:value-type="float" office:value="68000000" calcext:value-type="float">
            <text:p>68000000</text:p>
          </table:table-cell>
          <table:table-cell office:value-type="float" office:value="22.710978726098" calcext:value-type="float">
            <text:p>22.7109787261</text:p>
          </table:table-cell>
        </table:table-row>
        <table:table-row table:style-name="ro2">
          <table:table-cell office:value-type="float" office:value="68250000" calcext:value-type="float">
            <text:p>68250000</text:p>
          </table:table-cell>
          <table:table-cell office:value-type="float" office:value="22.5831389333967" calcext:value-type="float">
            <text:p>22.5831389334</text:p>
          </table:table-cell>
        </table:table-row>
        <table:table-row table:style-name="ro2">
          <table:table-cell office:value-type="float" office:value="68500000" calcext:value-type="float">
            <text:p>68500000</text:p>
          </table:table-cell>
          <table:table-cell office:value-type="float" office:value="22.3622205234917" calcext:value-type="float">
            <text:p>22.3622205235</text:p>
          </table:table-cell>
        </table:table-row>
        <table:table-row table:style-name="ro2">
          <table:table-cell office:value-type="float" office:value="68750000" calcext:value-type="float">
            <text:p>68750000</text:p>
          </table:table-cell>
          <table:table-cell office:value-type="float" office:value="22.2230547079535" calcext:value-type="float">
            <text:p>22.223054708</text:p>
          </table:table-cell>
        </table:table-row>
        <table:table-row table:style-name="ro2">
          <table:table-cell office:value-type="float" office:value="69000000" calcext:value-type="float">
            <text:p>69000000</text:p>
          </table:table-cell>
          <table:table-cell office:value-type="float" office:value="22.1083747636462" calcext:value-type="float">
            <text:p>22.1083747636</text:p>
          </table:table-cell>
        </table:table-row>
        <table:table-row table:style-name="ro2">
          <table:table-cell office:value-type="float" office:value="69250000" calcext:value-type="float">
            <text:p>69250000</text:p>
          </table:table-cell>
          <table:table-cell office:value-type="float" office:value="21.9297764954993" calcext:value-type="float">
            <text:p>21.9297764955</text:p>
          </table:table-cell>
        </table:table-row>
        <table:table-row table:style-name="ro2">
          <table:table-cell office:value-type="float" office:value="69500000" calcext:value-type="float">
            <text:p>69500000</text:p>
          </table:table-cell>
          <table:table-cell office:value-type="float" office:value="21.7289825679958" calcext:value-type="float">
            <text:p>21.728982568</text:p>
          </table:table-cell>
        </table:table-row>
        <table:table-row table:style-name="ro2">
          <table:table-cell office:value-type="float" office:value="69750000" calcext:value-type="float">
            <text:p>69750000</text:p>
          </table:table-cell>
          <table:table-cell office:value-type="float" office:value="21.6580417889277" calcext:value-type="float">
            <text:p>21.6580417889</text:p>
          </table:table-cell>
        </table:table-row>
        <table:table-row table:style-name="ro2">
          <table:table-cell office:value-type="float" office:value="70000000" calcext:value-type="float">
            <text:p>70000000</text:p>
          </table:table-cell>
          <table:table-cell office:value-type="float" office:value="21.445058049855" calcext:value-type="float">
            <text:p>21.4450580499</text:p>
          </table:table-cell>
        </table:table-row>
        <table:table-row table:style-name="ro2">
          <table:table-cell office:value-type="float" office:value="70250000" calcext:value-type="float">
            <text:p>70250000</text:p>
          </table:table-cell>
          <table:table-cell office:value-type="float" office:value="21.2954272009159" calcext:value-type="float">
            <text:p>21.2954272009</text:p>
          </table:table-cell>
        </table:table-row>
        <table:table-row table:style-name="ro2">
          <table:table-cell office:value-type="float" office:value="70500000" calcext:value-type="float">
            <text:p>70500000</text:p>
          </table:table-cell>
          <table:table-cell office:value-type="float" office:value="21.063181467258" calcext:value-type="float">
            <text:p>21.0631814673</text:p>
          </table:table-cell>
        </table:table-row>
        <table:table-row table:style-name="ro2">
          <table:table-cell office:value-type="float" office:value="70750000" calcext:value-type="float">
            <text:p>70750000</text:p>
          </table:table-cell>
          <table:table-cell office:value-type="float" office:value="20.9726379162406" calcext:value-type="float">
            <text:p>20.9726379162</text:p>
          </table:table-cell>
        </table:table-row>
        <table:table-row table:style-name="ro2">
          <table:table-cell office:value-type="float" office:value="71000000" calcext:value-type="float">
            <text:p>71000000</text:p>
          </table:table-cell>
          <table:table-cell office:value-type="float" office:value="20.8507382208771" calcext:value-type="float">
            <text:p>20.8507382209</text:p>
          </table:table-cell>
        </table:table-row>
        <table:table-row table:style-name="ro2">
          <table:table-cell office:value-type="float" office:value="71250000" calcext:value-type="float">
            <text:p>71250000</text:p>
          </table:table-cell>
          <table:table-cell office:value-type="float" office:value="20.6571023486402" calcext:value-type="float">
            <text:p>20.6571023486</text:p>
          </table:table-cell>
        </table:table-row>
        <table:table-row table:style-name="ro2">
          <table:table-cell office:value-type="float" office:value="71500000" calcext:value-type="float">
            <text:p>71500000</text:p>
          </table:table-cell>
          <table:table-cell office:value-type="float" office:value="20.4461926929333" calcext:value-type="float">
            <text:p>20.4461926929</text:p>
          </table:table-cell>
        </table:table-row>
        <table:table-row table:style-name="ro2">
          <table:table-cell office:value-type="float" office:value="71750000" calcext:value-type="float">
            <text:p>71750000</text:p>
          </table:table-cell>
          <table:table-cell office:value-type="float" office:value="20.3526405381848" calcext:value-type="float">
            <text:p>20.3526405382</text:p>
          </table:table-cell>
        </table:table-row>
        <table:table-row table:style-name="ro2">
          <table:table-cell office:value-type="float" office:value="72000000" calcext:value-type="float">
            <text:p>72000000</text:p>
          </table:table-cell>
          <table:table-cell office:value-type="float" office:value="20.1692880177746" calcext:value-type="float">
            <text:p>20.1692880178</text:p>
          </table:table-cell>
        </table:table-row>
        <table:table-row table:style-name="ro2">
          <table:table-cell office:value-type="float" office:value="72250000" calcext:value-type="float">
            <text:p>72250000</text:p>
          </table:table-cell>
          <table:table-cell office:value-type="float" office:value="20.0027503372875" calcext:value-type="float">
            <text:p>20.0027503373</text:p>
          </table:table-cell>
        </table:table-row>
        <table:table-row table:style-name="ro2">
          <table:table-cell office:value-type="float" office:value="72500000" calcext:value-type="float">
            <text:p>72500000</text:p>
          </table:table-cell>
          <table:table-cell office:value-type="float" office:value="19.8406826101832" calcext:value-type="float">
            <text:p>19.8406826102</text:p>
          </table:table-cell>
        </table:table-row>
        <table:table-row table:style-name="ro2">
          <table:table-cell office:value-type="float" office:value="72750000" calcext:value-type="float">
            <text:p>72750000</text:p>
          </table:table-cell>
          <table:table-cell office:value-type="float" office:value="19.7085389275198" calcext:value-type="float">
            <text:p>19.7085389275</text:p>
          </table:table-cell>
        </table:table-row>
        <table:table-row table:style-name="ro2">
          <table:table-cell office:value-type="float" office:value="73000000" calcext:value-type="float">
            <text:p>73000000</text:p>
          </table:table-cell>
          <table:table-cell office:value-type="float" office:value="19.5188408951273" calcext:value-type="float">
            <text:p>19.5188408951</text:p>
          </table:table-cell>
        </table:table-row>
        <table:table-row table:style-name="ro2">
          <table:table-cell office:value-type="float" office:value="73250000" calcext:value-type="float">
            <text:p>73250000</text:p>
          </table:table-cell>
          <table:table-cell office:value-type="float" office:value="19.4671339850692" calcext:value-type="float">
            <text:p>19.4671339851</text:p>
          </table:table-cell>
        </table:table-row>
        <table:table-row table:style-name="ro2">
          <table:table-cell office:value-type="float" office:value="73500000" calcext:value-type="float">
            <text:p>73500000</text:p>
          </table:table-cell>
          <table:table-cell office:value-type="float" office:value="19.2880908027469" calcext:value-type="float">
            <text:p>19.2880908027</text:p>
          </table:table-cell>
        </table:table-row>
        <table:table-row table:style-name="ro2">
          <table:table-cell office:value-type="float" office:value="73750000" calcext:value-type="float">
            <text:p>73750000</text:p>
          </table:table-cell>
          <table:table-cell office:value-type="float" office:value="19.0821644724573" calcext:value-type="float">
            <text:p>19.0821644725</text:p>
          </table:table-cell>
        </table:table-row>
        <table:table-row table:style-name="ro2">
          <table:table-cell office:value-type="float" office:value="74000000" calcext:value-type="float">
            <text:p>74000000</text:p>
          </table:table-cell>
          <table:table-cell office:value-type="float" office:value="19.0073025350959" calcext:value-type="float">
            <text:p>19.0073025351</text:p>
          </table:table-cell>
        </table:table-row>
        <table:table-row table:style-name="ro2">
          <table:table-cell office:value-type="float" office:value="74250000" calcext:value-type="float">
            <text:p>74250000</text:p>
          </table:table-cell>
          <table:table-cell office:value-type="float" office:value="18.764322533242" calcext:value-type="float">
            <text:p>18.7643225332</text:p>
          </table:table-cell>
        </table:table-row>
        <table:table-row table:style-name="ro2">
          <table:table-cell office:value-type="float" office:value="74500000" calcext:value-type="float">
            <text:p>74500000</text:p>
          </table:table-cell>
          <table:table-cell office:value-type="float" office:value="18.6296046661002" calcext:value-type="float">
            <text:p>18.6296046661</text:p>
          </table:table-cell>
        </table:table-row>
        <table:table-row table:style-name="ro2">
          <table:table-cell office:value-type="float" office:value="74750000" calcext:value-type="float">
            <text:p>74750000</text:p>
          </table:table-cell>
          <table:table-cell office:value-type="float" office:value="18.4760640287915" calcext:value-type="float">
            <text:p>18.4760640288</text:p>
          </table:table-cell>
        </table:table-row>
        <table:table-row table:style-name="ro2">
          <table:table-cell office:value-type="float" office:value="75000000" calcext:value-type="float">
            <text:p>75000000</text:p>
          </table:table-cell>
          <table:table-cell office:value-type="float" office:value="18.3669002729428" calcext:value-type="float">
            <text:p>18.3669002729</text:p>
          </table:table-cell>
        </table:table-row>
        <table:table-row table:style-name="ro2">
          <table:table-cell office:value-type="float" office:value="75250000" calcext:value-type="float">
            <text:p>75250000</text:p>
          </table:table-cell>
          <table:table-cell office:value-type="float" office:value="18.19800528892" calcext:value-type="float">
            <text:p>18.1980052889</text:p>
          </table:table-cell>
        </table:table-row>
        <table:table-row table:style-name="ro2">
          <table:table-cell office:value-type="float" office:value="75500000" calcext:value-type="float">
            <text:p>75500000</text:p>
          </table:table-cell>
          <table:table-cell office:value-type="float" office:value="18.0411711967103" calcext:value-type="float">
            <text:p>18.0411711967</text:p>
          </table:table-cell>
        </table:table-row>
        <table:table-row table:style-name="ro2">
          <table:table-cell office:value-type="float" office:value="75750000" calcext:value-type="float">
            <text:p>75750000</text:p>
          </table:table-cell>
          <table:table-cell office:value-type="float" office:value="17.9086552616767" calcext:value-type="float">
            <text:p>17.9086552617</text:p>
          </table:table-cell>
        </table:table-row>
        <table:table-row table:style-name="ro2">
          <table:table-cell office:value-type="float" office:value="76000000" calcext:value-type="float">
            <text:p>76000000</text:p>
          </table:table-cell>
          <table:table-cell office:value-type="float" office:value="17.8421762361974" calcext:value-type="float">
            <text:p>17.8421762362</text:p>
          </table:table-cell>
        </table:table-row>
        <table:table-row table:style-name="ro2">
          <table:table-cell office:value-type="float" office:value="76250000" calcext:value-type="float">
            <text:p>76250000</text:p>
          </table:table-cell>
          <table:table-cell office:value-type="float" office:value="17.6300950612883" calcext:value-type="float">
            <text:p>17.6300950613</text:p>
          </table:table-cell>
        </table:table-row>
        <table:table-row table:style-name="ro2">
          <table:table-cell office:value-type="float" office:value="76500000" calcext:value-type="float">
            <text:p>76500000</text:p>
          </table:table-cell>
          <table:table-cell office:value-type="float" office:value="17.4918351548289" calcext:value-type="float">
            <text:p>17.4918351548</text:p>
          </table:table-cell>
        </table:table-row>
        <table:table-row table:style-name="ro2">
          <table:table-cell office:value-type="float" office:value="76750000" calcext:value-type="float">
            <text:p>76750000</text:p>
          </table:table-cell>
          <table:table-cell office:value-type="float" office:value="17.3442589308824" calcext:value-type="float">
            <text:p>17.3442589309</text:p>
          </table:table-cell>
        </table:table-row>
        <table:table-row table:style-name="ro2">
          <table:table-cell office:value-type="float" office:value="77000000" calcext:value-type="float">
            <text:p>77000000</text:p>
          </table:table-cell>
          <table:table-cell office:value-type="float" office:value="17.1863644101395" calcext:value-type="float">
            <text:p>17.1863644101</text:p>
          </table:table-cell>
        </table:table-row>
        <table:table-row table:style-name="ro2">
          <table:table-cell office:value-type="float" office:value="77250000" calcext:value-type="float">
            <text:p>77250000</text:p>
          </table:table-cell>
          <table:table-cell office:value-type="float" office:value="17.0722440491522" calcext:value-type="float">
            <text:p>17.0722440492</text:p>
          </table:table-cell>
        </table:table-row>
        <table:table-row table:style-name="ro2">
          <table:table-cell office:value-type="float" office:value="77500000" calcext:value-type="float">
            <text:p>77500000</text:p>
          </table:table-cell>
          <table:table-cell office:value-type="float" office:value="16.9397892319563" calcext:value-type="float">
            <text:p>16.939789232</text:p>
          </table:table-cell>
        </table:table-row>
        <table:table-row table:style-name="ro2">
          <table:table-cell office:value-type="float" office:value="77750000" calcext:value-type="float">
            <text:p>77750000</text:p>
          </table:table-cell>
          <table:table-cell office:value-type="float" office:value="16.7534386775243" calcext:value-type="float">
            <text:p>16.7534386775</text:p>
          </table:table-cell>
        </table:table-row>
        <table:table-row table:style-name="ro2">
          <table:table-cell office:value-type="float" office:value="78000000" calcext:value-type="float">
            <text:p>78000000</text:p>
          </table:table-cell>
          <table:table-cell office:value-type="float" office:value="16.61745101906" calcext:value-type="float">
            <text:p>16.6174510191</text:p>
          </table:table-cell>
        </table:table-row>
        <table:table-row table:style-name="ro2">
          <table:table-cell office:value-type="float" office:value="78250000" calcext:value-type="float">
            <text:p>78250000</text:p>
          </table:table-cell>
          <table:table-cell office:value-type="float" office:value="16.4479630332022" calcext:value-type="float">
            <text:p>16.4479630332</text:p>
          </table:table-cell>
        </table:table-row>
        <table:table-row table:style-name="ro2">
          <table:table-cell office:value-type="float" office:value="78500000" calcext:value-type="float">
            <text:p>78500000</text:p>
          </table:table-cell>
          <table:table-cell office:value-type="float" office:value="16.2495912694556" calcext:value-type="float">
            <text:p>16.2495912695</text:p>
          </table:table-cell>
        </table:table-row>
        <table:table-row table:style-name="ro2">
          <table:table-cell office:value-type="float" office:value="78750000" calcext:value-type="float">
            <text:p>78750000</text:p>
          </table:table-cell>
          <table:table-cell office:value-type="float" office:value="16.180903515396" calcext:value-type="float">
            <text:p>16.1809035154</text:p>
          </table:table-cell>
        </table:table-row>
        <table:table-row table:style-name="ro2">
          <table:table-cell office:value-type="float" office:value="79000000" calcext:value-type="float">
            <text:p>79000000</text:p>
          </table:table-cell>
          <table:table-cell office:value-type="float" office:value="16.0133508745254" calcext:value-type="float">
            <text:p>16.0133508745</text:p>
          </table:table-cell>
        </table:table-row>
        <table:table-row table:style-name="ro2">
          <table:table-cell office:value-type="float" office:value="79250000" calcext:value-type="float">
            <text:p>79250000</text:p>
          </table:table-cell>
          <table:table-cell office:value-type="float" office:value="15.9190031261236" calcext:value-type="float">
            <text:p>15.9190031261</text:p>
          </table:table-cell>
        </table:table-row>
        <table:table-row table:style-name="ro2">
          <table:table-cell office:value-type="float" office:value="79500000" calcext:value-type="float">
            <text:p>79500000</text:p>
          </table:table-cell>
          <table:table-cell office:value-type="float" office:value="15.7307827350926" calcext:value-type="float">
            <text:p>15.7307827351</text:p>
          </table:table-cell>
        </table:table-row>
        <table:table-row table:style-name="ro2">
          <table:table-cell office:value-type="float" office:value="79750000" calcext:value-type="float">
            <text:p>79750000</text:p>
          </table:table-cell>
          <table:table-cell office:value-type="float" office:value="15.595645395574" calcext:value-type="float">
            <text:p>15.5956453956</text:p>
          </table:table-cell>
        </table:table-row>
        <table:table-row table:style-name="ro2">
          <table:table-cell office:value-type="float" office:value="80000000" calcext:value-type="float">
            <text:p>80000000</text:p>
          </table:table-cell>
          <table:table-cell office:value-type="float" office:value="15.4929228472188" calcext:value-type="float">
            <text:p>15.4929228472</text:p>
          </table:table-cell>
        </table:table-row>
        <table:table-row table:style-name="ro2">
          <table:table-cell office:value-type="float" office:value="80250000" calcext:value-type="float">
            <text:p>80250000</text:p>
          </table:table-cell>
          <table:table-cell office:value-type="float" office:value="15.3631492951852" calcext:value-type="float">
            <text:p>15.3631492952</text:p>
          </table:table-cell>
        </table:table-row>
        <table:table-row table:style-name="ro2">
          <table:table-cell office:value-type="float" office:value="80500000" calcext:value-type="float">
            <text:p>80500000</text:p>
          </table:table-cell>
          <table:table-cell office:value-type="float" office:value="15.2025046823604" calcext:value-type="float">
            <text:p>15.2025046824</text:p>
          </table:table-cell>
        </table:table-row>
        <table:table-row table:style-name="ro2">
          <table:table-cell office:value-type="float" office:value="80750000" calcext:value-type="float">
            <text:p>80750000</text:p>
          </table:table-cell>
          <table:table-cell office:value-type="float" office:value="15.0661351856569" calcext:value-type="float">
            <text:p>15.0661351857</text:p>
          </table:table-cell>
        </table:table-row>
        <table:table-row table:style-name="ro2">
          <table:table-cell office:value-type="float" office:value="81000000" calcext:value-type="float">
            <text:p>81000000</text:p>
          </table:table-cell>
          <table:table-cell office:value-type="float" office:value="14.9340663260199" calcext:value-type="float">
            <text:p>14.934066326</text:p>
          </table:table-cell>
        </table:table-row>
        <table:table-row table:style-name="ro2">
          <table:table-cell office:value-type="float" office:value="81250000" calcext:value-type="float">
            <text:p>81250000</text:p>
          </table:table-cell>
          <table:table-cell office:value-type="float" office:value="14.7716541896347" calcext:value-type="float">
            <text:p>14.7716541896</text:p>
          </table:table-cell>
        </table:table-row>
        <table:table-row table:style-name="ro2">
          <table:table-cell office:value-type="float" office:value="81500000" calcext:value-type="float">
            <text:p>81500000</text:p>
          </table:table-cell>
          <table:table-cell office:value-type="float" office:value="14.631232021379" calcext:value-type="float">
            <text:p>14.6312320214</text:p>
          </table:table-cell>
        </table:table-row>
        <table:table-row table:style-name="ro2">
          <table:table-cell office:value-type="float" office:value="81750000" calcext:value-type="float">
            <text:p>81750000</text:p>
          </table:table-cell>
          <table:table-cell office:value-type="float" office:value="14.490968484403" calcext:value-type="float">
            <text:p>14.4909684844</text:p>
          </table:table-cell>
        </table:table-row>
        <table:table-row table:style-name="ro2">
          <table:table-cell office:value-type="float" office:value="82000000" calcext:value-type="float">
            <text:p>82000000</text:p>
          </table:table-cell>
          <table:table-cell office:value-type="float" office:value="14.3709516653489" calcext:value-type="float">
            <text:p>14.3709516653</text:p>
          </table:table-cell>
        </table:table-row>
        <table:table-row table:style-name="ro2">
          <table:table-cell office:value-type="float" office:value="82250000" calcext:value-type="float">
            <text:p>82250000</text:p>
          </table:table-cell>
          <table:table-cell office:value-type="float" office:value="14.2207790798035" calcext:value-type="float">
            <text:p>14.2207790798</text:p>
          </table:table-cell>
        </table:table-row>
        <table:table-row table:style-name="ro2">
          <table:table-cell office:value-type="float" office:value="82500000" calcext:value-type="float">
            <text:p>82500000</text:p>
          </table:table-cell>
          <table:table-cell office:value-type="float" office:value="14.0640741488037" calcext:value-type="float">
            <text:p>14.0640741488</text:p>
          </table:table-cell>
        </table:table-row>
        <table:table-row table:style-name="ro2">
          <table:table-cell office:value-type="float" office:value="82750000" calcext:value-type="float">
            <text:p>82750000</text:p>
          </table:table-cell>
          <table:table-cell office:value-type="float" office:value="13.9350287417133" calcext:value-type="float">
            <text:p>13.9350287417</text:p>
          </table:table-cell>
        </table:table-row>
        <table:table-row table:style-name="ro2">
          <table:table-cell office:value-type="float" office:value="83000000" calcext:value-type="float">
            <text:p>83000000</text:p>
          </table:table-cell>
          <table:table-cell office:value-type="float" office:value="13.8271227090695" calcext:value-type="float">
            <text:p>13.8271227091</text:p>
          </table:table-cell>
        </table:table-row>
        <table:table-row table:style-name="ro2">
          <table:table-cell office:value-type="float" office:value="83250000" calcext:value-type="float">
            <text:p>83250000</text:p>
          </table:table-cell>
          <table:table-cell office:value-type="float" office:value="13.7166555941635" calcext:value-type="float">
            <text:p>13.7166555942</text:p>
          </table:table-cell>
        </table:table-row>
        <table:table-row table:style-name="ro2">
          <table:table-cell office:value-type="float" office:value="83500000" calcext:value-type="float">
            <text:p>83500000</text:p>
          </table:table-cell>
          <table:table-cell office:value-type="float" office:value="13.5843227294247" calcext:value-type="float">
            <text:p>13.5843227294</text:p>
          </table:table-cell>
        </table:table-row>
        <table:table-row table:style-name="ro2">
          <table:table-cell office:value-type="float" office:value="83750000" calcext:value-type="float">
            <text:p>83750000</text:p>
          </table:table-cell>
          <table:table-cell office:value-type="float" office:value="13.4754020035762" calcext:value-type="float">
            <text:p>13.4754020036</text:p>
          </table:table-cell>
        </table:table-row>
        <table:table-row table:style-name="ro2">
          <table:table-cell office:value-type="float" office:value="84000000" calcext:value-type="float">
            <text:p>84000000</text:p>
          </table:table-cell>
          <table:table-cell office:value-type="float" office:value="13.2084013707901" calcext:value-type="float">
            <text:p>13.2084013708</text:p>
          </table:table-cell>
        </table:table-row>
        <table:table-row table:style-name="ro2">
          <table:table-cell office:value-type="float" office:value="84250000" calcext:value-type="float">
            <text:p>84250000</text:p>
          </table:table-cell>
          <table:table-cell office:value-type="float" office:value="13.1658211640641" calcext:value-type="float">
            <text:p>13.1658211641</text:p>
          </table:table-cell>
        </table:table-row>
        <table:table-row table:style-name="ro2">
          <table:table-cell office:value-type="float" office:value="84500000" calcext:value-type="float">
            <text:p>84500000</text:p>
          </table:table-cell>
          <table:table-cell office:value-type="float" office:value="13.0402114888995" calcext:value-type="float">
            <text:p>13.0402114889</text:p>
          </table:table-cell>
        </table:table-row>
        <table:table-row table:style-name="ro2">
          <table:table-cell office:value-type="float" office:value="84750000" calcext:value-type="float">
            <text:p>84750000</text:p>
          </table:table-cell>
          <table:table-cell office:value-type="float" office:value="12.9536547341622" calcext:value-type="float">
            <text:p>12.9536547342</text:p>
          </table:table-cell>
        </table:table-row>
        <table:table-row table:style-name="ro2">
          <table:table-cell office:value-type="float" office:value="85000000" calcext:value-type="float">
            <text:p>85000000</text:p>
          </table:table-cell>
          <table:table-cell office:value-type="float" office:value="12.7223792451193" calcext:value-type="float">
            <text:p>12.7223792451</text:p>
          </table:table-cell>
        </table:table-row>
        <table:table-row table:style-name="ro2">
          <table:table-cell office:value-type="float" office:value="85250000" calcext:value-type="float">
            <text:p>85250000</text:p>
          </table:table-cell>
          <table:table-cell office:value-type="float" office:value="12.6972055860855" calcext:value-type="float">
            <text:p>12.6972055861</text:p>
          </table:table-cell>
        </table:table-row>
        <table:table-row table:style-name="ro2">
          <table:table-cell office:value-type="float" office:value="85500000" calcext:value-type="float">
            <text:p>85500000</text:p>
          </table:table-cell>
          <table:table-cell office:value-type="float" office:value="12.5330460966487" calcext:value-type="float">
            <text:p>12.5330460966</text:p>
          </table:table-cell>
        </table:table-row>
        <table:table-row table:style-name="ro2">
          <table:table-cell office:value-type="float" office:value="85750000" calcext:value-type="float">
            <text:p>85750000</text:p>
          </table:table-cell>
          <table:table-cell office:value-type="float" office:value="12.4505331589824" calcext:value-type="float">
            <text:p>12.450533159</text:p>
          </table:table-cell>
        </table:table-row>
        <table:table-row table:style-name="ro2">
          <table:table-cell office:value-type="float" office:value="86000000" calcext:value-type="float">
            <text:p>86000000</text:p>
          </table:table-cell>
          <table:table-cell office:value-type="float" office:value="12.3039981335988" calcext:value-type="float">
            <text:p>12.3039981336</text:p>
          </table:table-cell>
        </table:table-row>
        <table:table-row table:style-name="ro2">
          <table:table-cell office:value-type="float" office:value="86250000" calcext:value-type="float">
            <text:p>86250000</text:p>
          </table:table-cell>
          <table:table-cell office:value-type="float" office:value="12.1295856117185" calcext:value-type="float">
            <text:p>12.1295856117</text:p>
          </table:table-cell>
        </table:table-row>
        <table:table-row table:style-name="ro2">
          <table:table-cell office:value-type="float" office:value="86500000" calcext:value-type="float">
            <text:p>86500000</text:p>
          </table:table-cell>
          <table:table-cell office:value-type="float" office:value="11.9848979983081" calcext:value-type="float">
            <text:p>11.9848979983</text:p>
          </table:table-cell>
        </table:table-row>
        <table:table-row table:style-name="ro2">
          <table:table-cell office:value-type="float" office:value="86750000" calcext:value-type="float">
            <text:p>86750000</text:p>
          </table:table-cell>
          <table:table-cell office:value-type="float" office:value="11.8789262094788" calcext:value-type="float">
            <text:p>11.8789262095</text:p>
          </table:table-cell>
        </table:table-row>
        <table:table-row table:style-name="ro2">
          <table:table-cell office:value-type="float" office:value="87000000" calcext:value-type="float">
            <text:p>87000000</text:p>
          </table:table-cell>
          <table:table-cell office:value-type="float" office:value="11.6992419694527" calcext:value-type="float">
            <text:p>11.6992419695</text:p>
          </table:table-cell>
        </table:table-row>
        <table:table-row table:style-name="ro2">
          <table:table-cell office:value-type="float" office:value="87250000" calcext:value-type="float">
            <text:p>87250000</text:p>
          </table:table-cell>
          <table:table-cell office:value-type="float" office:value="11.6223721129014" calcext:value-type="float">
            <text:p>11.6223721129</text:p>
          </table:table-cell>
        </table:table-row>
        <table:table-row table:style-name="ro2">
          <table:table-cell office:value-type="float" office:value="87500000" calcext:value-type="float">
            <text:p>87500000</text:p>
          </table:table-cell>
          <table:table-cell office:value-type="float" office:value="11.4802095402945" calcext:value-type="float">
            <text:p>11.4802095403</text:p>
          </table:table-cell>
        </table:table-row>
        <table:table-row table:style-name="ro2">
          <table:table-cell office:value-type="float" office:value="87750000" calcext:value-type="float">
            <text:p>87750000</text:p>
          </table:table-cell>
          <table:table-cell office:value-type="float" office:value="11.3801171362842" calcext:value-type="float">
            <text:p>11.3801171363</text:p>
          </table:table-cell>
        </table:table-row>
        <table:table-row table:style-name="ro2">
          <table:table-cell office:value-type="float" office:value="88000000" calcext:value-type="float">
            <text:p>88000000</text:p>
          </table:table-cell>
          <table:table-cell office:value-type="float" office:value="11.2193289030053" calcext:value-type="float">
            <text:p>11.219328903</text:p>
          </table:table-cell>
        </table:table-row>
        <table:table-row table:style-name="ro2">
          <table:table-cell office:value-type="float" office:value="88250000" calcext:value-type="float">
            <text:p>88250000</text:p>
          </table:table-cell>
          <table:table-cell office:value-type="float" office:value="11.1320115965106" calcext:value-type="float">
            <text:p>11.1320115965</text:p>
          </table:table-cell>
        </table:table-row>
        <table:table-row table:style-name="ro2">
          <table:table-cell office:value-type="float" office:value="88500000" calcext:value-type="float">
            <text:p>88500000</text:p>
          </table:table-cell>
          <table:table-cell office:value-type="float" office:value="10.9280326254665" calcext:value-type="float">
            <text:p>10.9280326255</text:p>
          </table:table-cell>
        </table:table-row>
        <table:table-row table:style-name="ro2">
          <table:table-cell office:value-type="float" office:value="88750000" calcext:value-type="float">
            <text:p>88750000</text:p>
          </table:table-cell>
          <table:table-cell office:value-type="float" office:value="10.8719666298256" calcext:value-type="float">
            <text:p>10.8719666298</text:p>
          </table:table-cell>
        </table:table-row>
        <table:table-row table:style-name="ro2">
          <table:table-cell office:value-type="float" office:value="89000000" calcext:value-type="float">
            <text:p>89000000</text:p>
          </table:table-cell>
          <table:table-cell office:value-type="float" office:value="10.742935715091" calcext:value-type="float">
            <text:p>10.7429357151</text:p>
          </table:table-cell>
        </table:table-row>
        <table:table-row table:style-name="ro2">
          <table:table-cell office:value-type="float" office:value="89250000" calcext:value-type="float">
            <text:p>89250000</text:p>
          </table:table-cell>
          <table:table-cell office:value-type="float" office:value="10.628180683349" calcext:value-type="float">
            <text:p>10.6281806833</text:p>
          </table:table-cell>
        </table:table-row>
        <table:table-row table:style-name="ro2">
          <table:table-cell office:value-type="float" office:value="89500000" calcext:value-type="float">
            <text:p>89500000</text:p>
          </table:table-cell>
          <table:table-cell office:value-type="float" office:value="10.4618186895132" calcext:value-type="float">
            <text:p>10.4618186895</text:p>
          </table:table-cell>
        </table:table-row>
        <table:table-row table:style-name="ro2">
          <table:table-cell office:value-type="float" office:value="89750000" calcext:value-type="float">
            <text:p>89750000</text:p>
          </table:table-cell>
          <table:table-cell office:value-type="float" office:value="10.3256478640268" calcext:value-type="float">
            <text:p>10.325647864</text:p>
          </table:table-cell>
        </table:table-row>
        <table:table-row table:style-name="ro2">
          <table:table-cell office:value-type="float" office:value="90000000" calcext:value-type="float">
            <text:p>90000000</text:p>
          </table:table-cell>
          <table:table-cell office:value-type="float" office:value="10.2252231909324" calcext:value-type="float">
            <text:p>10.2252231909</text:p>
          </table:table-cell>
        </table:table-row>
        <table:table-row table:style-name="ro2">
          <table:table-cell office:value-type="float" office:value="90250000" calcext:value-type="float">
            <text:p>90250000</text:p>
          </table:table-cell>
          <table:table-cell office:value-type="float" office:value="10.1265138509213" calcext:value-type="float">
            <text:p>10.1265138509</text:p>
          </table:table-cell>
        </table:table-row>
        <table:table-row table:style-name="ro2">
          <table:table-cell office:value-type="float" office:value="90500000" calcext:value-type="float">
            <text:p>90500000</text:p>
          </table:table-cell>
          <table:table-cell office:value-type="float" office:value="9.99119426827389" calcext:value-type="float">
            <text:p>9.9911942683</text:p>
          </table:table-cell>
        </table:table-row>
        <table:table-row table:style-name="ro2">
          <table:table-cell office:value-type="float" office:value="90750000" calcext:value-type="float">
            <text:p>90750000</text:p>
          </table:table-cell>
          <table:table-cell office:value-type="float" office:value="9.91480157856151" calcext:value-type="float">
            <text:p>9.9148015786</text:p>
          </table:table-cell>
        </table:table-row>
        <table:table-row table:style-name="ro2">
          <table:table-cell office:value-type="float" office:value="91000000" calcext:value-type="float">
            <text:p>91000000</text:p>
          </table:table-cell>
          <table:table-cell office:value-type="float" office:value="9.79386420676389" calcext:value-type="float">
            <text:p>9.7938642068</text:p>
          </table:table-cell>
        </table:table-row>
        <table:table-row table:style-name="ro2">
          <table:table-cell office:value-type="float" office:value="91250000" calcext:value-type="float">
            <text:p>91250000</text:p>
          </table:table-cell>
          <table:table-cell office:value-type="float" office:value="9.5865641417344" calcext:value-type="float">
            <text:p>9.5865641417</text:p>
          </table:table-cell>
        </table:table-row>
        <table:table-row table:style-name="ro2">
          <table:table-cell office:value-type="float" office:value="91500000" calcext:value-type="float">
            <text:p>91500000</text:p>
          </table:table-cell>
          <table:table-cell office:value-type="float" office:value="9.54437811132794" calcext:value-type="float">
            <text:p>9.5443781113</text:p>
          </table:table-cell>
        </table:table-row>
        <table:table-row table:style-name="ro2">
          <table:table-cell office:value-type="float" office:value="91750000" calcext:value-type="float">
            <text:p>91750000</text:p>
          </table:table-cell>
          <table:table-cell office:value-type="float" office:value="9.39659018371785" calcext:value-type="float">
            <text:p>9.3965901837</text:p>
          </table:table-cell>
        </table:table-row>
        <table:table-row table:style-name="ro2">
          <table:table-cell office:value-type="float" office:value="92000000" calcext:value-type="float">
            <text:p>92000000</text:p>
          </table:table-cell>
          <table:table-cell office:value-type="float" office:value="9.31257917972269" calcext:value-type="float">
            <text:p>9.3125791797</text:p>
          </table:table-cell>
        </table:table-row>
        <table:table-row table:style-name="ro2">
          <table:table-cell office:value-type="float" office:value="92250000" calcext:value-type="float">
            <text:p>92250000</text:p>
          </table:table-cell>
          <table:table-cell office:value-type="float" office:value="9.15177516613657" calcext:value-type="float">
            <text:p>9.1517751661</text:p>
          </table:table-cell>
        </table:table-row>
        <table:table-row table:style-name="ro2">
          <table:table-cell office:value-type="float" office:value="92500000" calcext:value-type="float">
            <text:p>92500000</text:p>
          </table:table-cell>
          <table:table-cell office:value-type="float" office:value="9.07307951186003" calcext:value-type="float">
            <text:p>9.0730795119</text:p>
          </table:table-cell>
        </table:table-row>
        <table:table-row table:style-name="ro2">
          <table:table-cell office:value-type="float" office:value="92750000" calcext:value-type="float">
            <text:p>92750000</text:p>
          </table:table-cell>
          <table:table-cell office:value-type="float" office:value="8.93133535562811" calcext:value-type="float">
            <text:p>8.9313353556</text:p>
          </table:table-cell>
        </table:table-row>
        <table:table-row table:style-name="ro2">
          <table:table-cell office:value-type="float" office:value="93000000" calcext:value-type="float">
            <text:p>93000000</text:p>
          </table:table-cell>
          <table:table-cell office:value-type="float" office:value="8.83585789419484" calcext:value-type="float">
            <text:p>8.8358578942</text:p>
          </table:table-cell>
        </table:table-row>
        <table:table-row table:style-name="ro2">
          <table:table-cell office:value-type="float" office:value="93250000" calcext:value-type="float">
            <text:p>93250000</text:p>
          </table:table-cell>
          <table:table-cell office:value-type="float" office:value="8.69927935450433" calcext:value-type="float">
            <text:p>8.6992793545</text:p>
          </table:table-cell>
        </table:table-row>
        <table:table-row table:style-name="ro2">
          <table:table-cell office:value-type="float" office:value="93500000" calcext:value-type="float">
            <text:p>93500000</text:p>
          </table:table-cell>
          <table:table-cell office:value-type="float" office:value="8.51011873937895" calcext:value-type="float">
            <text:p>8.5101187394</text:p>
          </table:table-cell>
        </table:table-row>
        <table:table-row table:style-name="ro2">
          <table:table-cell office:value-type="float" office:value="93750000" calcext:value-type="float">
            <text:p>93750000</text:p>
          </table:table-cell>
          <table:table-cell office:value-type="float" office:value="8.47481505525692" calcext:value-type="float">
            <text:p>8.4748150553</text:p>
          </table:table-cell>
        </table:table-row>
        <table:table-row table:style-name="ro2">
          <table:table-cell office:value-type="float" office:value="94000000" calcext:value-type="float">
            <text:p>94000000</text:p>
          </table:table-cell>
          <table:table-cell office:value-type="float" office:value="8.38283965792916" calcext:value-type="float">
            <text:p>8.3828396579</text:p>
          </table:table-cell>
        </table:table-row>
        <table:table-row table:style-name="ro2">
          <table:table-cell office:value-type="float" office:value="94250000" calcext:value-type="float">
            <text:p>94250000</text:p>
          </table:table-cell>
          <table:table-cell office:value-type="float" office:value="8.12659258318798" calcext:value-type="float">
            <text:p>8.1265925832</text:p>
          </table:table-cell>
        </table:table-row>
        <table:table-row table:style-name="ro2">
          <table:table-cell office:value-type="float" office:value="94500000" calcext:value-type="float">
            <text:p>94500000</text:p>
          </table:table-cell>
          <table:table-cell office:value-type="float" office:value="8.09641312485301" calcext:value-type="float">
            <text:p>8.0964131249</text:p>
          </table:table-cell>
        </table:table-row>
        <table:table-row table:style-name="ro2">
          <table:table-cell office:value-type="float" office:value="94750000" calcext:value-type="float">
            <text:p>94750000</text:p>
          </table:table-cell>
          <table:table-cell office:value-type="float" office:value="7.98073545027589" calcext:value-type="float">
            <text:p>7.9807354503</text:p>
          </table:table-cell>
        </table:table-row>
        <table:table-row table:style-name="ro2">
          <table:table-cell office:value-type="float" office:value="95000000" calcext:value-type="float">
            <text:p>95000000</text:p>
          </table:table-cell>
          <table:table-cell office:value-type="float" office:value="7.88969479727238" calcext:value-type="float">
            <text:p>7.8896947973</text:p>
          </table:table-cell>
        </table:table-row>
        <table:table-row table:style-name="ro2">
          <table:table-cell office:value-type="float" office:value="95250000" calcext:value-type="float">
            <text:p>95250000</text:p>
          </table:table-cell>
          <table:table-cell office:value-type="float" office:value="7.71515259398043" calcext:value-type="float">
            <text:p>7.715152594</text:p>
          </table:table-cell>
        </table:table-row>
        <table:table-row table:style-name="ro2">
          <table:table-cell office:value-type="float" office:value="95500000" calcext:value-type="float">
            <text:p>95500000</text:p>
          </table:table-cell>
          <table:table-cell office:value-type="float" office:value="7.5963541447979" calcext:value-type="float">
            <text:p>7.5963541448</text:p>
          </table:table-cell>
        </table:table-row>
        <table:table-row table:style-name="ro2">
          <table:table-cell office:value-type="float" office:value="95750000" calcext:value-type="float">
            <text:p>95750000</text:p>
          </table:table-cell>
          <table:table-cell office:value-type="float" office:value="7.48508424622989" calcext:value-type="float">
            <text:p>7.4850842462</text:p>
          </table:table-cell>
        </table:table-row>
        <table:table-row table:style-name="ro2">
          <table:table-cell office:value-type="float" office:value="96000000" calcext:value-type="float">
            <text:p>96000000</text:p>
          </table:table-cell>
          <table:table-cell office:value-type="float" office:value="7.37653086902722" calcext:value-type="float">
            <text:p>7.376530869</text:p>
          </table:table-cell>
        </table:table-row>
        <table:table-row table:style-name="ro2">
          <table:table-cell office:value-type="float" office:value="96250000" calcext:value-type="float">
            <text:p>96250000</text:p>
          </table:table-cell>
          <table:table-cell office:value-type="float" office:value="7.2969013649243" calcext:value-type="float">
            <text:p>7.2969013649</text:p>
          </table:table-cell>
        </table:table-row>
        <table:table-row table:style-name="ro2">
          <table:table-cell office:value-type="float" office:value="96500000" calcext:value-type="float">
            <text:p>96500000</text:p>
          </table:table-cell>
          <table:table-cell office:value-type="float" office:value="7.2309535994342" calcext:value-type="float">
            <text:p>7.2309535994</text:p>
          </table:table-cell>
        </table:table-row>
        <table:table-row table:style-name="ro2">
          <table:table-cell office:value-type="float" office:value="96750000" calcext:value-type="float">
            <text:p>96750000</text:p>
          </table:table-cell>
          <table:table-cell office:value-type="float" office:value="7.07161343139395" calcext:value-type="float">
            <text:p>7.0716134314</text:p>
          </table:table-cell>
        </table:table-row>
        <table:table-row table:style-name="ro2">
          <table:table-cell office:value-type="float" office:value="97000000" calcext:value-type="float">
            <text:p>97000000</text:p>
          </table:table-cell>
          <table:table-cell office:value-type="float" office:value="6.94178495765274" calcext:value-type="float">
            <text:p>6.9417849577</text:p>
          </table:table-cell>
        </table:table-row>
        <table:table-row table:style-name="ro2">
          <table:table-cell office:value-type="float" office:value="97250000" calcext:value-type="float">
            <text:p>97250000</text:p>
          </table:table-cell>
          <table:table-cell office:value-type="float" office:value="6.8432667437904" calcext:value-type="float">
            <text:p>6.8432667438</text:p>
          </table:table-cell>
        </table:table-row>
        <table:table-row table:style-name="ro2">
          <table:table-cell office:value-type="float" office:value="97500000" calcext:value-type="float">
            <text:p>97500000</text:p>
          </table:table-cell>
          <table:table-cell office:value-type="float" office:value="6.70178373136399" calcext:value-type="float">
            <text:p>6.7017837314</text:p>
          </table:table-cell>
        </table:table-row>
        <table:table-row table:style-name="ro2">
          <table:table-cell office:value-type="float" office:value="97750000" calcext:value-type="float">
            <text:p>97750000</text:p>
          </table:table-cell>
          <table:table-cell office:value-type="float" office:value="6.59306458490079" calcext:value-type="float">
            <text:p>6.5930645849</text:p>
          </table:table-cell>
        </table:table-row>
        <table:table-row table:style-name="ro2">
          <table:table-cell office:value-type="float" office:value="98000000" calcext:value-type="float">
            <text:p>98000000</text:p>
          </table:table-cell>
          <table:table-cell office:value-type="float" office:value="6.51045668040974" calcext:value-type="float">
            <text:p>6.5104566804</text:p>
          </table:table-cell>
        </table:table-row>
        <table:table-row table:style-name="ro2">
          <table:table-cell office:value-type="float" office:value="98250000" calcext:value-type="float">
            <text:p>98250000</text:p>
          </table:table-cell>
          <table:table-cell office:value-type="float" office:value="6.45305767907252" calcext:value-type="float">
            <text:p>6.4530576791</text:p>
          </table:table-cell>
        </table:table-row>
        <table:table-row table:style-name="ro2">
          <table:table-cell office:value-type="float" office:value="98500000" calcext:value-type="float">
            <text:p>98500000</text:p>
          </table:table-cell>
          <table:table-cell office:value-type="float" office:value="6.27489468886797" calcext:value-type="float">
            <text:p>6.2748946889</text:p>
          </table:table-cell>
        </table:table-row>
        <table:table-row table:style-name="ro2">
          <table:table-cell office:value-type="float" office:value="98750000" calcext:value-type="float">
            <text:p>98750000</text:p>
          </table:table-cell>
          <table:table-cell office:value-type="float" office:value="6.20502161776452" calcext:value-type="float">
            <text:p>6.2050216178</text:p>
          </table:table-cell>
        </table:table-row>
        <table:table-row table:style-name="ro2">
          <table:table-cell office:value-type="float" office:value="99000000" calcext:value-type="float">
            <text:p>99000000</text:p>
          </table:table-cell>
          <table:table-cell office:value-type="float" office:value="6.05275826789085" calcext:value-type="float">
            <text:p>6.0527582679</text:p>
          </table:table-cell>
        </table:table-row>
        <table:table-row table:style-name="ro2">
          <table:table-cell office:value-type="float" office:value="99250000" calcext:value-type="float">
            <text:p>99250000</text:p>
          </table:table-cell>
          <table:table-cell office:value-type="float" office:value="5.95637900751997" calcext:value-type="float">
            <text:p>5.9563790075</text:p>
          </table:table-cell>
        </table:table-row>
        <table:table-row table:style-name="ro2">
          <table:table-cell office:value-type="float" office:value="99500000" calcext:value-type="float">
            <text:p>99500000</text:p>
          </table:table-cell>
          <table:table-cell office:value-type="float" office:value="5.80631323218043" calcext:value-type="float">
            <text:p>5.8063132322</text:p>
          </table:table-cell>
        </table:table-row>
        <table:table-row table:style-name="ro2">
          <table:table-cell office:value-type="float" office:value="99750000" calcext:value-type="float">
            <text:p>99750000</text:p>
          </table:table-cell>
          <table:table-cell office:value-type="float" office:value="5.70518292945724" calcext:value-type="float">
            <text:p>5.7051829295</text:p>
          </table:table-cell>
        </table:table-row>
        <table:table-row table:style-name="ro2">
          <table:table-cell office:value-type="float" office:value="100000000" calcext:value-type="float">
            <text:p>100000000</text:p>
          </table:table-cell>
          <table:table-cell office:value-type="float" office:value="5.66393894966532" calcext:value-type="float">
            <text:p>5.6639389497</text:p>
          </table:table-cell>
        </table:table-row>
        <table:table-row table:style-name="ro2">
          <table:table-cell office:value-type="float" office:value="100250000" calcext:value-type="float">
            <text:p>100250000</text:p>
          </table:table-cell>
          <table:table-cell office:value-type="float" office:value="5.54220519650068" calcext:value-type="float">
            <text:p>5.5422051965</text:p>
          </table:table-cell>
        </table:table-row>
        <table:table-row table:style-name="ro2">
          <table:table-cell office:value-type="float" office:value="100500000" calcext:value-type="float">
            <text:p>100500000</text:p>
          </table:table-cell>
          <table:table-cell office:value-type="float" office:value="5.35767293494113" calcext:value-type="float">
            <text:p>5.3576729349</text:p>
          </table:table-cell>
        </table:table-row>
        <table:table-row table:style-name="ro2">
          <table:table-cell office:value-type="float" office:value="100750000" calcext:value-type="float">
            <text:p>100750000</text:p>
          </table:table-cell>
          <table:table-cell office:value-type="float" office:value="5.27922207884373" calcext:value-type="float">
            <text:p>5.2792220788</text:p>
          </table:table-cell>
        </table:table-row>
        <table:table-row table:style-name="ro2">
          <table:table-cell office:value-type="float" office:value="101000000" calcext:value-type="float">
            <text:p>101000000</text:p>
          </table:table-cell>
          <table:table-cell office:value-type="float" office:value="5.21060050804215" calcext:value-type="float">
            <text:p>5.210600508</text:p>
          </table:table-cell>
        </table:table-row>
        <table:table-row table:style-name="ro2">
          <table:table-cell office:value-type="float" office:value="101250000" calcext:value-type="float">
            <text:p>101250000</text:p>
          </table:table-cell>
          <table:table-cell office:value-type="float" office:value="5.03583302563167" calcext:value-type="float">
            <text:p>5.0358330256</text:p>
          </table:table-cell>
        </table:table-row>
        <table:table-row table:style-name="ro2">
          <table:table-cell office:value-type="float" office:value="101500000" calcext:value-type="float">
            <text:p>101500000</text:p>
          </table:table-cell>
          <table:table-cell office:value-type="float" office:value="4.88656212454756" calcext:value-type="float">
            <text:p>4.8865621245</text:p>
          </table:table-cell>
        </table:table-row>
        <table:table-row table:style-name="ro2">
          <table:table-cell office:value-type="float" office:value="101750000" calcext:value-type="float">
            <text:p>101750000</text:p>
          </table:table-cell>
          <table:table-cell office:value-type="float" office:value="4.8970586228182" calcext:value-type="float">
            <text:p>4.8970586228</text:p>
          </table:table-cell>
        </table:table-row>
        <table:table-row table:style-name="ro2">
          <table:table-cell office:value-type="float" office:value="102000000" calcext:value-type="float">
            <text:p>102000000</text:p>
          </table:table-cell>
          <table:table-cell office:value-type="float" office:value="4.70459093569123" calcext:value-type="float">
            <text:p>4.7045909357</text:p>
          </table:table-cell>
        </table:table-row>
        <table:table-row table:style-name="ro2">
          <table:table-cell office:value-type="float" office:value="102250000" calcext:value-type="float">
            <text:p>102250000</text:p>
          </table:table-cell>
          <table:table-cell office:value-type="float" office:value="4.67116988293277" calcext:value-type="float">
            <text:p>4.6711698829</text:p>
          </table:table-cell>
        </table:table-row>
        <table:table-row table:style-name="ro2">
          <table:table-cell office:value-type="float" office:value="102500000" calcext:value-type="float">
            <text:p>102500000</text:p>
          </table:table-cell>
          <table:table-cell office:value-type="float" office:value="4.51143620928276" calcext:value-type="float">
            <text:p>4.5114362093</text:p>
          </table:table-cell>
        </table:table-row>
        <table:table-row table:style-name="ro2">
          <table:table-cell office:value-type="float" office:value="102750000" calcext:value-type="float">
            <text:p>102750000</text:p>
          </table:table-cell>
          <table:table-cell office:value-type="float" office:value="4.39055495342659" calcext:value-type="float">
            <text:p>4.3905549534</text:p>
          </table:table-cell>
        </table:table-row>
        <table:table-row table:style-name="ro2">
          <table:table-cell office:value-type="float" office:value="103000000" calcext:value-type="float">
            <text:p>103000000</text:p>
          </table:table-cell>
          <table:table-cell office:value-type="float" office:value="4.26909134581806" calcext:value-type="float">
            <text:p>4.2690913458</text:p>
          </table:table-cell>
        </table:table-row>
        <table:table-row table:style-name="ro2">
          <table:table-cell office:value-type="float" office:value="103250000" calcext:value-type="float">
            <text:p>103250000</text:p>
          </table:table-cell>
          <table:table-cell office:value-type="float" office:value="4.1707499946695" calcext:value-type="float">
            <text:p>4.1707499947</text:p>
          </table:table-cell>
        </table:table-row>
        <table:table-row table:style-name="ro2">
          <table:table-cell office:value-type="float" office:value="103500000" calcext:value-type="float">
            <text:p>103500000</text:p>
          </table:table-cell>
          <table:table-cell office:value-type="float" office:value="4.08099169729625" calcext:value-type="float">
            <text:p>4.0809916973</text:p>
          </table:table-cell>
        </table:table-row>
        <table:table-row table:style-name="ro2">
          <table:table-cell office:value-type="float" office:value="103750000" calcext:value-type="float">
            <text:p>103750000</text:p>
          </table:table-cell>
          <table:table-cell office:value-type="float" office:value="3.94455493138055" calcext:value-type="float">
            <text:p>3.9445549314</text:p>
          </table:table-cell>
        </table:table-row>
        <table:table-row table:style-name="ro2">
          <table:table-cell office:value-type="float" office:value="104000000" calcext:value-type="float">
            <text:p>104000000</text:p>
          </table:table-cell>
          <table:table-cell office:value-type="float" office:value="3.87478157364169" calcext:value-type="float">
            <text:p>3.8747815736</text:p>
          </table:table-cell>
        </table:table-row>
        <table:table-row table:style-name="ro2">
          <table:table-cell office:value-type="float" office:value="104250000" calcext:value-type="float">
            <text:p>104250000</text:p>
          </table:table-cell>
          <table:table-cell office:value-type="float" office:value="3.76566688327119" calcext:value-type="float">
            <text:p>3.7656668833</text:p>
          </table:table-cell>
        </table:table-row>
        <table:table-row table:style-name="ro2">
          <table:table-cell office:value-type="float" office:value="104500000" calcext:value-type="float">
            <text:p>104500000</text:p>
          </table:table-cell>
          <table:table-cell office:value-type="float" office:value="3.72948131930067" calcext:value-type="float">
            <text:p>3.7294813193</text:p>
          </table:table-cell>
        </table:table-row>
        <table:table-row table:style-name="ro2">
          <table:table-cell office:value-type="float" office:value="104750000" calcext:value-type="float">
            <text:p>104750000</text:p>
          </table:table-cell>
          <table:table-cell office:value-type="float" office:value="3.55646944032091" calcext:value-type="float">
            <text:p>3.5564694403</text:p>
          </table:table-cell>
        </table:table-row>
        <table:table-row table:style-name="ro2">
          <table:table-cell office:value-type="float" office:value="105000000" calcext:value-type="float">
            <text:p>105000000</text:p>
          </table:table-cell>
          <table:table-cell office:value-type="float" office:value="3.40531675802823" calcext:value-type="float">
            <text:p>3.405316758</text:p>
          </table:table-cell>
        </table:table-row>
        <table:table-row table:style-name="ro2">
          <table:table-cell office:value-type="float" office:value="105250000" calcext:value-type="float">
            <text:p>105250000</text:p>
          </table:table-cell>
          <table:table-cell office:value-type="float" office:value="3.37592772189542" calcext:value-type="float">
            <text:p>3.3759277219</text:p>
          </table:table-cell>
        </table:table-row>
        <table:table-row table:style-name="ro2">
          <table:table-cell office:value-type="float" office:value="105500000" calcext:value-type="float">
            <text:p>105500000</text:p>
          </table:table-cell>
          <table:table-cell office:value-type="float" office:value="3.20000193005662" calcext:value-type="float">
            <text:p>3.2000019301</text:p>
          </table:table-cell>
        </table:table-row>
        <table:table-row table:style-name="ro2">
          <table:table-cell office:value-type="float" office:value="105750000" calcext:value-type="float">
            <text:p>105750000</text:p>
          </table:table-cell>
          <table:table-cell office:value-type="float" office:value="3.18408415826849" calcext:value-type="float">
            <text:p>3.1840841583</text:p>
          </table:table-cell>
        </table:table-row>
        <table:table-row table:style-name="ro2">
          <table:table-cell office:value-type="float" office:value="106000000" calcext:value-type="float">
            <text:p>106000000</text:p>
          </table:table-cell>
          <table:table-cell office:value-type="float" office:value="3.0249363562552" calcext:value-type="float">
            <text:p>3.0249363563</text:p>
          </table:table-cell>
        </table:table-row>
        <table:table-row table:style-name="ro2">
          <table:table-cell office:value-type="float" office:value="106250000" calcext:value-type="float">
            <text:p>106250000</text:p>
          </table:table-cell>
          <table:table-cell office:value-type="float" office:value="2.97049362520978" calcext:value-type="float">
            <text:p>2.9704936252</text:p>
          </table:table-cell>
        </table:table-row>
        <table:table-row table:style-name="ro2">
          <table:table-cell office:value-type="float" office:value="106500000" calcext:value-type="float">
            <text:p>106500000</text:p>
          </table:table-cell>
          <table:table-cell office:value-type="float" office:value="2.77332023810657" calcext:value-type="float">
            <text:p>2.7733202381</text:p>
          </table:table-cell>
        </table:table-row>
        <table:table-row table:style-name="ro2">
          <table:table-cell office:value-type="float" office:value="106750000" calcext:value-type="float">
            <text:p>106750000</text:p>
          </table:table-cell>
          <table:table-cell office:value-type="float" office:value="2.75144541259006" calcext:value-type="float">
            <text:p>2.7514454126</text:p>
          </table:table-cell>
        </table:table-row>
        <table:table-row table:style-name="ro2">
          <table:table-cell office:value-type="float" office:value="107000000" calcext:value-type="float">
            <text:p>107000000</text:p>
          </table:table-cell>
          <table:table-cell office:value-type="float" office:value="2.59585485802451" calcext:value-type="float">
            <text:p>2.595854858</text:p>
          </table:table-cell>
        </table:table-row>
        <table:table-row table:style-name="ro2">
          <table:table-cell office:value-type="float" office:value="107250000" calcext:value-type="float">
            <text:p>107250000</text:p>
          </table:table-cell>
          <table:table-cell office:value-type="float" office:value="2.50208871156058" calcext:value-type="float">
            <text:p>2.5020887116</text:p>
          </table:table-cell>
        </table:table-row>
        <table:table-row table:style-name="ro2">
          <table:table-cell office:value-type="float" office:value="107500000" calcext:value-type="float">
            <text:p>107500000</text:p>
          </table:table-cell>
          <table:table-cell office:value-type="float" office:value="2.41331199997101" calcext:value-type="float">
            <text:p>2.413312</text:p>
          </table:table-cell>
        </table:table-row>
        <table:table-row table:style-name="ro2">
          <table:table-cell office:value-type="float" office:value="107750000" calcext:value-type="float">
            <text:p>107750000</text:p>
          </table:table-cell>
          <table:table-cell office:value-type="float" office:value="2.27207872536626" calcext:value-type="float">
            <text:p>2.2720787254</text:p>
          </table:table-cell>
        </table:table-row>
        <table:table-row table:style-name="ro2">
          <table:table-cell office:value-type="float" office:value="108000000" calcext:value-type="float">
            <text:p>108000000</text:p>
          </table:table-cell>
          <table:table-cell office:value-type="float" office:value="2.26617191662352" calcext:value-type="float">
            <text:p>2.2661719166</text:p>
          </table:table-cell>
        </table:table-row>
        <table:table-row table:style-name="ro2">
          <table:table-cell office:value-type="float" office:value="108250000" calcext:value-type="float">
            <text:p>108250000</text:p>
          </table:table-cell>
          <table:table-cell office:value-type="float" office:value="2.13541996430166" calcext:value-type="float">
            <text:p>2.1354199643</text:p>
          </table:table-cell>
        </table:table-row>
        <table:table-row table:style-name="ro2">
          <table:table-cell office:value-type="float" office:value="108500000" calcext:value-type="float">
            <text:p>108500000</text:p>
          </table:table-cell>
          <table:table-cell office:value-type="float" office:value="2.01514527742857" calcext:value-type="float">
            <text:p>2.0151452774</text:p>
          </table:table-cell>
        </table:table-row>
        <table:table-row table:style-name="ro2">
          <table:table-cell office:value-type="float" office:value="108750000" calcext:value-type="float">
            <text:p>108750000</text:p>
          </table:table-cell>
          <table:table-cell office:value-type="float" office:value="1.83785109876506" calcext:value-type="float">
            <text:p>1.8378510988</text:p>
          </table:table-cell>
        </table:table-row>
        <table:table-row table:style-name="ro2">
          <table:table-cell office:value-type="float" office:value="109000000" calcext:value-type="float">
            <text:p>109000000</text:p>
          </table:table-cell>
          <table:table-cell office:value-type="float" office:value="1.75959954006701" calcext:value-type="float">
            <text:p>1.7595995401</text:p>
          </table:table-cell>
        </table:table-row>
        <table:table-row table:style-name="ro2">
          <table:table-cell office:value-type="float" office:value="109250000" calcext:value-type="float">
            <text:p>109250000</text:p>
          </table:table-cell>
          <table:table-cell office:value-type="float" office:value="1.67206321235741" calcext:value-type="float">
            <text:p>1.6720632124</text:p>
          </table:table-cell>
        </table:table-row>
        <table:table-row table:style-name="ro2">
          <table:table-cell office:value-type="float" office:value="109500000" calcext:value-type="float">
            <text:p>109500000</text:p>
          </table:table-cell>
          <table:table-cell office:value-type="float" office:value="1.634221078268" calcext:value-type="float">
            <text:p>1.6342210783</text:p>
          </table:table-cell>
        </table:table-row>
        <table:table-row table:style-name="ro2">
          <table:table-cell office:value-type="float" office:value="109750000" calcext:value-type="float">
            <text:p>109750000</text:p>
          </table:table-cell>
          <table:table-cell office:value-type="float" office:value="1.48101015655091" calcext:value-type="float">
            <text:p>1.4810101566</text:p>
          </table:table-cell>
        </table:table-row>
        <table:table-row table:style-name="ro2">
          <table:table-cell office:value-type="float" office:value="110000000" calcext:value-type="float">
            <text:p>110000000</text:p>
          </table:table-cell>
          <table:table-cell office:value-type="float" office:value="1.39183564451818" calcext:value-type="float">
            <text:p>1.3918356445</text:p>
          </table:table-cell>
        </table:table-row>
        <table:table-row table:style-name="ro2">
          <table:table-cell office:value-type="float" office:value="110250000" calcext:value-type="float">
            <text:p>110250000</text:p>
          </table:table-cell>
          <table:table-cell office:value-type="float" office:value="1.28426177204525" calcext:value-type="float">
            <text:p>1.284261772</text:p>
          </table:table-cell>
        </table:table-row>
        <table:table-row table:style-name="ro2">
          <table:table-cell office:value-type="float" office:value="110500000" calcext:value-type="float">
            <text:p>110500000</text:p>
          </table:table-cell>
          <table:table-cell office:value-type="float" office:value="1.15106102310527" calcext:value-type="float">
            <text:p>1.1510610231</text:p>
          </table:table-cell>
        </table:table-row>
        <table:table-row table:style-name="ro2">
          <table:table-cell office:value-type="float" office:value="110750000" calcext:value-type="float">
            <text:p>110750000</text:p>
          </table:table-cell>
          <table:table-cell office:value-type="float" office:value="1.11021579196033" calcext:value-type="float">
            <text:p>1.110215792</text:p>
          </table:table-cell>
        </table:table-row>
        <table:table-row table:style-name="ro2">
          <table:table-cell office:value-type="float" office:value="111000000" calcext:value-type="float">
            <text:p>111000000</text:p>
          </table:table-cell>
          <table:table-cell office:value-type="float" office:value="0.918244872310011" calcext:value-type="float">
            <text:p>0.9182448723</text:p>
          </table:table-cell>
        </table:table-row>
        <table:table-row table:style-name="ro2">
          <table:table-cell office:value-type="float" office:value="111250000" calcext:value-type="float">
            <text:p>111250000</text:p>
          </table:table-cell>
          <table:table-cell office:value-type="float" office:value="0.908824188985214" calcext:value-type="float">
            <text:p>0.908824189</text:p>
          </table:table-cell>
        </table:table-row>
        <table:table-row table:style-name="ro2">
          <table:table-cell office:value-type="float" office:value="111500000" calcext:value-type="float">
            <text:p>111500000</text:p>
          </table:table-cell>
          <table:table-cell office:value-type="float" office:value="0.790265838300594" calcext:value-type="float">
            <text:p>0.7902658383</text:p>
          </table:table-cell>
        </table:table-row>
        <table:table-row table:style-name="ro2">
          <table:table-cell office:value-type="float" office:value="111750000" calcext:value-type="float">
            <text:p>111750000</text:p>
          </table:table-cell>
          <table:table-cell office:value-type="float" office:value="0.673278721193431" calcext:value-type="float">
            <text:p>0.6732787212</text:p>
          </table:table-cell>
        </table:table-row>
        <table:table-row table:style-name="ro2">
          <table:table-cell office:value-type="float" office:value="112000000" calcext:value-type="float">
            <text:p>112000000</text:p>
          </table:table-cell>
          <table:table-cell office:value-type="float" office:value="0.606507483955808" calcext:value-type="float">
            <text:p>0.606507484</text:p>
          </table:table-cell>
        </table:table-row>
        <table:table-row table:style-name="ro2">
          <table:table-cell office:value-type="float" office:value="112250000" calcext:value-type="float">
            <text:p>112250000</text:p>
          </table:table-cell>
          <table:table-cell office:value-type="float" office:value="0.446556240495607" calcext:value-type="float">
            <text:p>0.4465562405</text:p>
          </table:table-cell>
        </table:table-row>
        <table:table-row table:style-name="ro2">
          <table:table-cell office:value-type="float" office:value="112500000" calcext:value-type="float">
            <text:p>112500000</text:p>
          </table:table-cell>
          <table:table-cell office:value-type="float" office:value="0.351148072488003" calcext:value-type="float">
            <text:p>0.3511480725</text:p>
          </table:table-cell>
        </table:table-row>
        <table:table-row table:style-name="ro2">
          <table:table-cell office:value-type="float" office:value="112750000" calcext:value-type="float">
            <text:p>112750000</text:p>
          </table:table-cell>
          <table:table-cell office:value-type="float" office:value="0.257234940575366" calcext:value-type="float">
            <text:p>0.2572349406</text:p>
          </table:table-cell>
        </table:table-row>
        <table:table-row table:style-name="ro2">
          <table:table-cell office:value-type="float" office:value="113000000" calcext:value-type="float">
            <text:p>113000000</text:p>
          </table:table-cell>
          <table:table-cell office:value-type="float" office:value="0.161234504109512" calcext:value-type="float">
            <text:p>0.1612345041</text:p>
          </table:table-cell>
        </table:table-row>
        <table:table-row table:style-name="ro2">
          <table:table-cell office:value-type="float" office:value="113250000" calcext:value-type="float">
            <text:p>113250000</text:p>
          </table:table-cell>
          <table:table-cell office:value-type="float" office:value="0.0566063514913219" calcext:value-type="float">
            <text:p>0.0566063515</text:p>
          </table:table-cell>
        </table:table-row>
        <table:table-row table:style-name="ro2">
          <table:table-cell office:value-type="float" office:value="113500000" calcext:value-type="float">
            <text:p>113500000</text:p>
          </table:table-cell>
          <table:table-cell office:value-type="float" office:value="-0.0186552269247291" calcext:value-type="float">
            <text:p>-0.0186552269</text:p>
          </table:table-cell>
        </table:table-row>
        <table:table-row table:style-name="ro2">
          <table:table-cell office:value-type="float" office:value="113750000" calcext:value-type="float">
            <text:p>113750000</text:p>
          </table:table-cell>
          <table:table-cell office:value-type="float" office:value="-0.126362876528251" calcext:value-type="float">
            <text:p>-0.1263628765</text:p>
          </table:table-cell>
        </table:table-row>
        <table:table-row table:style-name="ro2">
          <table:table-cell office:value-type="float" office:value="114000000" calcext:value-type="float">
            <text:p>114000000</text:p>
          </table:table-cell>
          <table:table-cell office:value-type="float" office:value="-0.250712471909714" calcext:value-type="float">
            <text:p>-0.2507124719</text:p>
          </table:table-cell>
        </table:table-row>
        <table:table-row table:style-name="ro2">
          <table:table-cell office:value-type="float" office:value="114250000" calcext:value-type="float">
            <text:p>114250000</text:p>
          </table:table-cell>
          <table:table-cell office:value-type="float" office:value="-0.314453076199188" calcext:value-type="float">
            <text:p>-0.3144530762</text:p>
          </table:table-cell>
        </table:table-row>
        <table:table-row table:style-name="ro2">
          <table:table-cell office:value-type="float" office:value="114500000" calcext:value-type="float">
            <text:p>114500000</text:p>
          </table:table-cell>
          <table:table-cell office:value-type="float" office:value="-0.436626752334366" calcext:value-type="float">
            <text:p>-0.4366267523</text:p>
          </table:table-cell>
        </table:table-row>
        <table:table-row table:style-name="ro2">
          <table:table-cell office:value-type="float" office:value="114750000" calcext:value-type="float">
            <text:p>114750000</text:p>
          </table:table-cell>
          <table:table-cell office:value-type="float" office:value="-0.517230047626039" calcext:value-type="float">
            <text:p>-0.5172300476</text:p>
          </table:table-cell>
        </table:table-row>
        <table:table-row table:style-name="ro2">
          <table:table-cell office:value-type="float" office:value="115000000" calcext:value-type="float">
            <text:p>115000000</text:p>
          </table:table-cell>
          <table:table-cell office:value-type="float" office:value="-0.635380556020567" calcext:value-type="float">
            <text:p>-0.635380556</text:p>
          </table:table-cell>
        </table:table-row>
        <table:table-row table:style-name="ro2">
          <table:table-cell office:value-type="float" office:value="115250000" calcext:value-type="float">
            <text:p>115250000</text:p>
          </table:table-cell>
          <table:table-cell office:value-type="float" office:value="-0.775138121662873" calcext:value-type="float">
            <text:p>-0.7751381217</text:p>
          </table:table-cell>
        </table:table-row>
        <table:table-row table:style-name="ro2">
          <table:table-cell office:value-type="float" office:value="115500000" calcext:value-type="float">
            <text:p>115500000</text:p>
          </table:table-cell>
          <table:table-cell office:value-type="float" office:value="-0.873840459176648" calcext:value-type="float">
            <text:p>-0.8738404592</text:p>
          </table:table-cell>
        </table:table-row>
        <table:table-row table:style-name="ro2">
          <table:table-cell office:value-type="float" office:value="115750000" calcext:value-type="float">
            <text:p>115750000</text:p>
          </table:table-cell>
          <table:table-cell office:value-type="float" office:value="-0.985315584357891" calcext:value-type="float">
            <text:p>-0.9853155844</text:p>
          </table:table-cell>
        </table:table-row>
        <table:table-row table:style-name="ro2">
          <table:table-cell office:value-type="float" office:value="116000000" calcext:value-type="float">
            <text:p>116000000</text:p>
          </table:table-cell>
          <table:table-cell office:value-type="float" office:value="-1.08219480946994" calcext:value-type="float">
            <text:p>-1.0821948095</text:p>
          </table:table-cell>
        </table:table-row>
        <table:table-row table:style-name="ro2">
          <table:table-cell office:value-type="float" office:value="116250000" calcext:value-type="float">
            <text:p>116250000</text:p>
          </table:table-cell>
          <table:table-cell office:value-type="float" office:value="-1.13803770496959" calcext:value-type="float">
            <text:p>-1.138037705</text:p>
          </table:table-cell>
        </table:table-row>
        <table:table-row table:style-name="ro2">
          <table:table-cell office:value-type="float" office:value="116500000" calcext:value-type="float">
            <text:p>116500000</text:p>
          </table:table-cell>
          <table:table-cell office:value-type="float" office:value="-1.14192924126186" calcext:value-type="float">
            <text:p>-1.1419292413</text:p>
          </table:table-cell>
        </table:table-row>
        <table:table-row table:style-name="ro2">
          <table:table-cell office:value-type="float" office:value="116750000" calcext:value-type="float">
            <text:p>116750000</text:p>
          </table:table-cell>
          <table:table-cell office:value-type="float" office:value="-1.32993602741385" calcext:value-type="float">
            <text:p>-1.3299360274</text:p>
          </table:table-cell>
        </table:table-row>
        <table:table-row table:style-name="ro2">
          <table:table-cell office:value-type="float" office:value="117000000" calcext:value-type="float">
            <text:p>117000000</text:p>
          </table:table-cell>
          <table:table-cell office:value-type="float" office:value="-1.45358684325505" calcext:value-type="float">
            <text:p>-1.4535868433</text:p>
          </table:table-cell>
        </table:table-row>
        <table:table-row table:style-name="ro2">
          <table:table-cell office:value-type="float" office:value="117250000" calcext:value-type="float">
            <text:p>117250000</text:p>
          </table:table-cell>
          <table:table-cell office:value-type="float" office:value="-1.62690905384736" calcext:value-type="float">
            <text:p>-1.6269090538</text:p>
          </table:table-cell>
        </table:table-row>
        <table:table-row table:style-name="ro2">
          <table:table-cell office:value-type="float" office:value="117500000" calcext:value-type="float">
            <text:p>117500000</text:p>
          </table:table-cell>
          <table:table-cell office:value-type="float" office:value="-1.7137098373518" calcext:value-type="float">
            <text:p>-1.7137098374</text:p>
          </table:table-cell>
        </table:table-row>
        <table:table-row table:style-name="ro2">
          <table:table-cell office:value-type="float" office:value="117750000" calcext:value-type="float">
            <text:p>117750000</text:p>
          </table:table-cell>
          <table:table-cell office:value-type="float" office:value="-1.77190105232616" calcext:value-type="float">
            <text:p>-1.7719010523</text:p>
          </table:table-cell>
        </table:table-row>
        <table:table-row table:style-name="ro2">
          <table:table-cell office:value-type="float" office:value="118000000" calcext:value-type="float">
            <text:p>118000000</text:p>
          </table:table-cell>
          <table:table-cell office:value-type="float" office:value="-1.8340039318723" calcext:value-type="float">
            <text:p>-1.8340039319</text:p>
          </table:table-cell>
        </table:table-row>
        <table:table-row table:style-name="ro2">
          <table:table-cell office:value-type="float" office:value="118250000" calcext:value-type="float">
            <text:p>118250000</text:p>
          </table:table-cell>
          <table:table-cell office:value-type="float" office:value="-1.88439948619808" calcext:value-type="float">
            <text:p>-1.8843994862</text:p>
          </table:table-cell>
        </table:table-row>
        <table:table-row table:style-name="ro2">
          <table:table-cell office:value-type="float" office:value="118500000" calcext:value-type="float">
            <text:p>118500000</text:p>
          </table:table-cell>
          <table:table-cell office:value-type="float" office:value="-2.0275817830597" calcext:value-type="float">
            <text:p>-2.0275817831</text:p>
          </table:table-cell>
        </table:table-row>
        <table:table-row table:style-name="ro2">
          <table:table-cell office:value-type="float" office:value="118750000" calcext:value-type="float">
            <text:p>118750000</text:p>
          </table:table-cell>
          <table:table-cell office:value-type="float" office:value="-2.13070169291583" calcext:value-type="float">
            <text:p>-2.1307016929</text:p>
          </table:table-cell>
        </table:table-row>
        <table:table-row table:style-name="ro2">
          <table:table-cell office:value-type="float" office:value="119000000" calcext:value-type="float">
            <text:p>119000000</text:p>
          </table:table-cell>
          <table:table-cell office:value-type="float" office:value="-2.25651170831967" calcext:value-type="float">
            <text:p>-2.2565117083</text:p>
          </table:table-cell>
        </table:table-row>
        <table:table-row table:style-name="ro2">
          <table:table-cell office:value-type="float" office:value="119250000" calcext:value-type="float">
            <text:p>119250000</text:p>
          </table:table-cell>
          <table:table-cell office:value-type="float" office:value="-2.33344489866845" calcext:value-type="float">
            <text:p>-2.3334448987</text:p>
          </table:table-cell>
        </table:table-row>
        <table:table-row table:style-name="ro2">
          <table:table-cell office:value-type="float" office:value="119500000" calcext:value-type="float">
            <text:p>119500000</text:p>
          </table:table-cell>
          <table:table-cell office:value-type="float" office:value="-2.43899898361295" calcext:value-type="float">
            <text:p>-2.4389989836</text:p>
          </table:table-cell>
        </table:table-row>
        <table:table-row table:style-name="ro2">
          <table:table-cell office:value-type="float" office:value="119750000" calcext:value-type="float">
            <text:p>119750000</text:p>
          </table:table-cell>
          <table:table-cell office:value-type="float" office:value="-2.59133691507225" calcext:value-type="float">
            <text:p>-2.5913369151</text:p>
          </table:table-cell>
        </table:table-row>
        <table:table-row table:style-name="ro2">
          <table:table-cell office:value-type="float" office:value="120000000" calcext:value-type="float">
            <text:p>120000000</text:p>
          </table:table-cell>
          <table:table-cell office:value-type="float" office:value="-2.58984907874438" calcext:value-type="float">
            <text:p>-2.5898490787</text:p>
          </table:table-cell>
        </table:table-row>
        <table:table-row table:style-name="ro2">
          <table:table-cell office:value-type="float" office:value="120250000" calcext:value-type="float">
            <text:p>120250000</text:p>
          </table:table-cell>
          <table:table-cell office:value-type="float" office:value="-2.75673371282663" calcext:value-type="float">
            <text:p>-2.7567337128</text:p>
          </table:table-cell>
        </table:table-row>
        <table:table-row table:style-name="ro2">
          <table:table-cell office:value-type="float" office:value="120500000" calcext:value-type="float">
            <text:p>120500000</text:p>
          </table:table-cell>
          <table:table-cell office:value-type="float" office:value="-2.88503452146942" calcext:value-type="float">
            <text:p>-2.8850345215</text:p>
          </table:table-cell>
        </table:table-row>
        <table:table-row table:style-name="ro2">
          <table:table-cell office:value-type="float" office:value="120750000" calcext:value-type="float">
            <text:p>120750000</text:p>
          </table:table-cell>
          <table:table-cell office:value-type="float" office:value="-2.97001810459456" calcext:value-type="float">
            <text:p>-2.9700181046</text:p>
          </table:table-cell>
        </table:table-row>
        <table:table-row table:style-name="ro2">
          <table:table-cell office:value-type="float" office:value="121000000" calcext:value-type="float">
            <text:p>121000000</text:p>
          </table:table-cell>
          <table:table-cell office:value-type="float" office:value="-3.03317905597153" calcext:value-type="float">
            <text:p>-3.033179056</text:p>
          </table:table-cell>
        </table:table-row>
        <table:table-row table:style-name="ro2">
          <table:table-cell office:value-type="float" office:value="121250000" calcext:value-type="float">
            <text:p>121250000</text:p>
          </table:table-cell>
          <table:table-cell office:value-type="float" office:value="-3.12848069075087" calcext:value-type="float">
            <text:p>-3.1284806908</text:p>
          </table:table-cell>
        </table:table-row>
        <table:table-row table:style-name="ro2">
          <table:table-cell office:value-type="float" office:value="121500000" calcext:value-type="float">
            <text:p>121500000</text:p>
          </table:table-cell>
          <table:table-cell office:value-type="float" office:value="-3.3248705762849" calcext:value-type="float">
            <text:p>-3.3248705763</text:p>
          </table:table-cell>
        </table:table-row>
        <table:table-row table:style-name="ro2">
          <table:table-cell office:value-type="float" office:value="121750000" calcext:value-type="float">
            <text:p>121750000</text:p>
          </table:table-cell>
          <table:table-cell office:value-type="float" office:value="-3.3500726234953" calcext:value-type="float">
            <text:p>-3.3500726235</text:p>
          </table:table-cell>
        </table:table-row>
        <table:table-row table:style-name="ro2">
          <table:table-cell office:value-type="float" office:value="122000000" calcext:value-type="float">
            <text:p>122000000</text:p>
          </table:table-cell>
          <table:table-cell office:value-type="float" office:value="-3.42048981971603" calcext:value-type="float">
            <text:p>-3.4204898197</text:p>
          </table:table-cell>
        </table:table-row>
        <table:table-row table:style-name="ro2">
          <table:table-cell office:value-type="float" office:value="122250000" calcext:value-type="float">
            <text:p>122250000</text:p>
          </table:table-cell>
          <table:table-cell office:value-type="float" office:value="-3.55654814082998" calcext:value-type="float">
            <text:p>-3.5565481408</text:p>
          </table:table-cell>
        </table:table-row>
        <table:table-row table:style-name="ro2">
          <table:table-cell office:value-type="float" office:value="122500000" calcext:value-type="float">
            <text:p>122500000</text:p>
          </table:table-cell>
          <table:table-cell office:value-type="float" office:value="-3.65905490761777" calcext:value-type="float">
            <text:p>-3.6590549076</text:p>
          </table:table-cell>
        </table:table-row>
        <table:table-row table:style-name="ro2">
          <table:table-cell office:value-type="float" office:value="122750000" calcext:value-type="float">
            <text:p>122750000</text:p>
          </table:table-cell>
          <table:table-cell office:value-type="float" office:value="-3.71132721631393" calcext:value-type="float">
            <text:p>-3.7113272163</text:p>
          </table:table-cell>
        </table:table-row>
        <table:table-row table:style-name="ro2">
          <table:table-cell office:value-type="float" office:value="123000000" calcext:value-type="float">
            <text:p>123000000</text:p>
          </table:table-cell>
          <table:table-cell office:value-type="float" office:value="-3.86052959807005" calcext:value-type="float">
            <text:p>-3.8605295981</text:p>
          </table:table-cell>
        </table:table-row>
        <table:table-row table:style-name="ro2">
          <table:table-cell office:value-type="float" office:value="123250000" calcext:value-type="float">
            <text:p>123250000</text:p>
          </table:table-cell>
          <table:table-cell office:value-type="float" office:value="-3.9798592333855" calcext:value-type="float">
            <text:p>-3.9798592334</text:p>
          </table:table-cell>
        </table:table-row>
        <table:table-row table:style-name="ro2">
          <table:table-cell office:value-type="float" office:value="123500000" calcext:value-type="float">
            <text:p>123500000</text:p>
          </table:table-cell>
          <table:table-cell office:value-type="float" office:value="-4.10035709858321" calcext:value-type="float">
            <text:p>-4.1003570986</text:p>
          </table:table-cell>
        </table:table-row>
        <table:table-row table:style-name="ro2">
          <table:table-cell office:value-type="float" office:value="123750000" calcext:value-type="float">
            <text:p>123750000</text:p>
          </table:table-cell>
          <table:table-cell office:value-type="float" office:value="-4.15812837364908" calcext:value-type="float">
            <text:p>-4.1581283736</text:p>
          </table:table-cell>
        </table:table-row>
        <table:table-row table:style-name="ro2">
          <table:table-cell office:value-type="float" office:value="124000000" calcext:value-type="float">
            <text:p>124000000</text:p>
          </table:table-cell>
          <table:table-cell office:value-type="float" office:value="-4.23039102302477" calcext:value-type="float">
            <text:p>-4.230391023</text:p>
          </table:table-cell>
        </table:table-row>
        <table:table-row table:style-name="ro2">
          <table:table-cell office:value-type="float" office:value="124250000" calcext:value-type="float">
            <text:p>124250000</text:p>
          </table:table-cell>
          <table:table-cell office:value-type="float" office:value="-4.40383640553107" calcext:value-type="float">
            <text:p>-4.4038364055</text:p>
          </table:table-cell>
        </table:table-row>
        <table:table-row table:style-name="ro2">
          <table:table-cell office:value-type="float" office:value="124500000" calcext:value-type="float">
            <text:p>124500000</text:p>
          </table:table-cell>
          <table:table-cell office:value-type="float" office:value="-4.55346462878483" calcext:value-type="float">
            <text:p>-4.5534646288</text:p>
          </table:table-cell>
        </table:table-row>
        <table:table-row table:style-name="ro2">
          <table:table-cell office:value-type="float" office:value="124750000" calcext:value-type="float">
            <text:p>124750000</text:p>
          </table:table-cell>
          <table:table-cell office:value-type="float" office:value="-4.52451780019646" calcext:value-type="float">
            <text:p>-4.5245178002</text:p>
          </table:table-cell>
        </table:table-row>
        <table:table-row table:style-name="ro2">
          <table:table-cell office:value-type="float" office:value="125000000" calcext:value-type="float">
            <text:p>125000000</text:p>
          </table:table-cell>
          <table:table-cell office:value-type="float" office:value="-4.66799963146035" calcext:value-type="float">
            <text:p>-4.6679996315</text:p>
          </table:table-cell>
        </table:table-row>
        <table:table-row table:style-name="ro2">
          <table:table-cell office:value-type="float" office:value="125250000" calcext:value-type="float">
            <text:p>125250000</text:p>
          </table:table-cell>
          <table:table-cell office:value-type="float" office:value="-4.74729010690036" calcext:value-type="float">
            <text:p>-4.7472901069</text:p>
          </table:table-cell>
        </table:table-row>
        <table:table-row table:style-name="ro2">
          <table:table-cell office:value-type="float" office:value="125500000" calcext:value-type="float">
            <text:p>125500000</text:p>
          </table:table-cell>
          <table:table-cell office:value-type="float" office:value="-4.92193094204169" calcext:value-type="float">
            <text:p>-4.921930942</text:p>
          </table:table-cell>
        </table:table-row>
        <table:table-row table:style-name="ro2">
          <table:table-cell office:value-type="float" office:value="125750000" calcext:value-type="float">
            <text:p>125750000</text:p>
          </table:table-cell>
          <table:table-cell office:value-type="float" office:value="-4.98755303192253" calcext:value-type="float">
            <text:p>-4.9875530319</text:p>
          </table:table-cell>
        </table:table-row>
        <table:table-row table:style-name="ro2">
          <table:table-cell office:value-type="float" office:value="126000000" calcext:value-type="float">
            <text:p>126000000</text:p>
          </table:table-cell>
          <table:table-cell office:value-type="float" office:value="-5.01009102324311" calcext:value-type="float">
            <text:p>-5.0100910232</text:p>
          </table:table-cell>
        </table:table-row>
        <table:table-row table:style-name="ro2">
          <table:table-cell office:value-type="float" office:value="126250000" calcext:value-type="float">
            <text:p>126250000</text:p>
          </table:table-cell>
          <table:table-cell office:value-type="float" office:value="-5.14076474317974" calcext:value-type="float">
            <text:p>-5.1407647432</text:p>
          </table:table-cell>
        </table:table-row>
        <table:table-row table:style-name="ro2">
          <table:table-cell office:value-type="float" office:value="126500000" calcext:value-type="float">
            <text:p>126500000</text:p>
          </table:table-cell>
          <table:table-cell office:value-type="float" office:value="-5.30462192597745" calcext:value-type="float">
            <text:p>-5.304621926</text:p>
          </table:table-cell>
        </table:table-row>
        <table:table-row table:style-name="ro2">
          <table:table-cell office:value-type="float" office:value="126750000" calcext:value-type="float">
            <text:p>126750000</text:p>
          </table:table-cell>
          <table:table-cell office:value-type="float" office:value="-5.3865798391656" calcext:value-type="float">
            <text:p>-5.3865798392</text:p>
          </table:table-cell>
        </table:table-row>
        <table:table-row table:style-name="ro2">
          <table:table-cell office:value-type="float" office:value="127000000" calcext:value-type="float">
            <text:p>127000000</text:p>
          </table:table-cell>
          <table:table-cell office:value-type="float" office:value="-5.46947468458498" calcext:value-type="float">
            <text:p>-5.4694746846</text:p>
          </table:table-cell>
        </table:table-row>
        <table:table-row table:style-name="ro2">
          <table:table-cell office:value-type="float" office:value="127250000" calcext:value-type="float">
            <text:p>127250000</text:p>
          </table:table-cell>
          <table:table-cell office:value-type="float" office:value="-5.5787588696551" calcext:value-type="float">
            <text:p>-5.5787588697</text:p>
          </table:table-cell>
        </table:table-row>
        <table:table-row table:style-name="ro2">
          <table:table-cell office:value-type="float" office:value="127500000" calcext:value-type="float">
            <text:p>127500000</text:p>
          </table:table-cell>
          <table:table-cell office:value-type="float" office:value="-5.64117423322064" calcext:value-type="float">
            <text:p>-5.6411742332</text:p>
          </table:table-cell>
        </table:table-row>
        <table:table-row table:style-name="ro2">
          <table:table-cell office:value-type="float" office:value="127750000" calcext:value-type="float">
            <text:p>127750000</text:p>
          </table:table-cell>
          <table:table-cell office:value-type="float" office:value="-5.73791529110348" calcext:value-type="float">
            <text:p>-5.7379152911</text:p>
          </table:table-cell>
        </table:table-row>
        <table:table-row table:style-name="ro2">
          <table:table-cell office:value-type="float" office:value="128000000" calcext:value-type="float">
            <text:p>128000000</text:p>
          </table:table-cell>
          <table:table-cell office:value-type="float" office:value="-5.91610541836318" calcext:value-type="float">
            <text:p>-5.9161054184</text:p>
          </table:table-cell>
        </table:table-row>
        <table:table-row table:style-name="ro2">
          <table:table-cell office:value-type="float" office:value="128250000" calcext:value-type="float">
            <text:p>128250000</text:p>
          </table:table-cell>
          <table:table-cell office:value-type="float" office:value="-6.01111651839192" calcext:value-type="float">
            <text:p>-6.0111165184</text:p>
          </table:table-cell>
        </table:table-row>
        <table:table-row table:style-name="ro2">
          <table:table-cell office:value-type="float" office:value="128500000" calcext:value-type="float">
            <text:p>128500000</text:p>
          </table:table-cell>
          <table:table-cell office:value-type="float" office:value="-6.10925315390496" calcext:value-type="float">
            <text:p>-6.1092531539</text:p>
          </table:table-cell>
        </table:table-row>
        <table:table-row table:style-name="ro2">
          <table:table-cell office:value-type="float" office:value="128750000" calcext:value-type="float">
            <text:p>128750000</text:p>
          </table:table-cell>
          <table:table-cell office:value-type="float" office:value="-6.14869248256937" calcext:value-type="float">
            <text:p>-6.1486924826</text:p>
          </table:table-cell>
        </table:table-row>
        <table:table-row table:style-name="ro2">
          <table:table-cell office:value-type="float" office:value="129000000" calcext:value-type="float">
            <text:p>129000000</text:p>
          </table:table-cell>
          <table:table-cell office:value-type="float" office:value="-6.30093829953268" calcext:value-type="float">
            <text:p>-6.3009382995</text:p>
          </table:table-cell>
        </table:table-row>
        <table:table-row table:style-name="ro2">
          <table:table-cell office:value-type="float" office:value="129250000" calcext:value-type="float">
            <text:p>129250000</text:p>
          </table:table-cell>
          <table:table-cell office:value-type="float" office:value="-6.37025758613943" calcext:value-type="float">
            <text:p>-6.3702575861</text:p>
          </table:table-cell>
        </table:table-row>
        <table:table-row table:style-name="ro2">
          <table:table-cell office:value-type="float" office:value="129500000" calcext:value-type="float">
            <text:p>129500000</text:p>
          </table:table-cell>
          <table:table-cell office:value-type="float" office:value="-6.53500491549606" calcext:value-type="float">
            <text:p>-6.5350049155</text:p>
          </table:table-cell>
        </table:table-row>
        <table:table-row table:style-name="ro2">
          <table:table-cell office:value-type="float" office:value="129750000" calcext:value-type="float">
            <text:p>129750000</text:p>
          </table:table-cell>
          <table:table-cell office:value-type="float" office:value="-6.58459949892345" calcext:value-type="float">
            <text:p>-6.5845994989</text:p>
          </table:table-cell>
        </table:table-row>
        <table:table-row table:style-name="ro2">
          <table:table-cell office:value-type="float" office:value="130000000" calcext:value-type="float">
            <text:p>130000000</text:p>
          </table:table-cell>
          <table:table-cell office:value-type="float" office:value="-6.66014629211498" calcext:value-type="float">
            <text:p>-6.6601462921</text:p>
          </table:table-cell>
        </table:table-row>
        <table:table-row table:style-name="ro2">
          <table:table-cell office:value-type="float" office:value="130250000" calcext:value-type="float">
            <text:p>130250000</text:p>
          </table:table-cell>
          <table:table-cell office:value-type="float" office:value="-6.80647808737046" calcext:value-type="float">
            <text:p>-6.8064780874</text:p>
          </table:table-cell>
        </table:table-row>
        <table:table-row table:style-name="ro2">
          <table:table-cell office:value-type="float" office:value="130500000" calcext:value-type="float">
            <text:p>130500000</text:p>
          </table:table-cell>
          <table:table-cell office:value-type="float" office:value="-6.91846837927459" calcext:value-type="float">
            <text:p>-6.9184683793</text:p>
          </table:table-cell>
        </table:table-row>
        <table:table-row table:style-name="ro2">
          <table:table-cell office:value-type="float" office:value="130750000" calcext:value-type="float">
            <text:p>130750000</text:p>
          </table:table-cell>
          <table:table-cell office:value-type="float" office:value="-7.11972958640303" calcext:value-type="float">
            <text:p>-7.1197295864</text:p>
          </table:table-cell>
        </table:table-row>
        <table:table-row table:style-name="ro2">
          <table:table-cell office:value-type="float" office:value="131000000" calcext:value-type="float">
            <text:p>131000000</text:p>
          </table:table-cell>
          <table:table-cell office:value-type="float" office:value="-7.15283377800138" calcext:value-type="float">
            <text:p>-7.152833778</text:p>
          </table:table-cell>
        </table:table-row>
        <table:table-row table:style-name="ro2">
          <table:table-cell office:value-type="float" office:value="131250000" calcext:value-type="float">
            <text:p>131250000</text:p>
          </table:table-cell>
          <table:table-cell office:value-type="float" office:value="-7.22818397082895" calcext:value-type="float">
            <text:p>-7.2281839708</text:p>
          </table:table-cell>
        </table:table-row>
        <table:table-row table:style-name="ro2">
          <table:table-cell office:value-type="float" office:value="131500000" calcext:value-type="float">
            <text:p>131500000</text:p>
          </table:table-cell>
          <table:table-cell office:value-type="float" office:value="-7.40410250864671" calcext:value-type="float">
            <text:p>-7.4041025086</text:p>
          </table:table-cell>
        </table:table-row>
        <table:table-row table:style-name="ro2">
          <table:table-cell office:value-type="float" office:value="131750000" calcext:value-type="float">
            <text:p>131750000</text:p>
          </table:table-cell>
          <table:table-cell office:value-type="float" office:value="-7.51557544161006" calcext:value-type="float">
            <text:p>-7.5155754416</text:p>
          </table:table-cell>
        </table:table-row>
        <table:table-row table:style-name="ro2">
          <table:table-cell office:value-type="float" office:value="132000000" calcext:value-type="float">
            <text:p>132000000</text:p>
          </table:table-cell>
          <table:table-cell office:value-type="float" office:value="-7.58368598915437" calcext:value-type="float">
            <text:p>-7.5836859892</text:p>
          </table:table-cell>
        </table:table-row>
        <table:table-row table:style-name="ro2">
          <table:table-cell office:value-type="float" office:value="132250000" calcext:value-type="float">
            <text:p>132250000</text:p>
          </table:table-cell>
          <table:table-cell office:value-type="float" office:value="-7.71718193660711" calcext:value-type="float">
            <text:p>-7.7171819366</text:p>
          </table:table-cell>
        </table:table-row>
        <table:table-row table:style-name="ro2">
          <table:table-cell office:value-type="float" office:value="132500000" calcext:value-type="float">
            <text:p>132500000</text:p>
          </table:table-cell>
          <table:table-cell office:value-type="float" office:value="-7.74556111093602" calcext:value-type="float">
            <text:p>-7.7455611109</text:p>
          </table:table-cell>
        </table:table-row>
        <table:table-row table:style-name="ro2">
          <table:table-cell office:value-type="float" office:value="132750000" calcext:value-type="float">
            <text:p>132750000</text:p>
          </table:table-cell>
          <table:table-cell office:value-type="float" office:value="-7.84956421616426" calcext:value-type="float">
            <text:p>-7.8495642162</text:p>
          </table:table-cell>
        </table:table-row>
        <table:table-row table:style-name="ro2">
          <table:table-cell office:value-type="float" office:value="133000000" calcext:value-type="float">
            <text:p>133000000</text:p>
          </table:table-cell>
          <table:table-cell office:value-type="float" office:value="-8.06065626693116" calcext:value-type="float">
            <text:p>-8.0606562669</text:p>
          </table:table-cell>
        </table:table-row>
        <table:table-row table:style-name="ro2">
          <table:table-cell office:value-type="float" office:value="133250000" calcext:value-type="float">
            <text:p>133250000</text:p>
          </table:table-cell>
          <table:table-cell office:value-type="float" office:value="-8.1425747641504" calcext:value-type="float">
            <text:p>-8.1425747642</text:p>
          </table:table-cell>
        </table:table-row>
        <table:table-row table:style-name="ro2">
          <table:table-cell office:value-type="float" office:value="133500000" calcext:value-type="float">
            <text:p>133500000</text:p>
          </table:table-cell>
          <table:table-cell office:value-type="float" office:value="-8.20329000770585" calcext:value-type="float">
            <text:p>-8.2032900077</text:p>
          </table:table-cell>
        </table:table-row>
        <table:table-row table:style-name="ro2">
          <table:table-cell office:value-type="float" office:value="133750000" calcext:value-type="float">
            <text:p>133750000</text:p>
          </table:table-cell>
          <table:table-cell office:value-type="float" office:value="-8.35863113781897" calcext:value-type="float">
            <text:p>-8.3586311378</text:p>
          </table:table-cell>
        </table:table-row>
        <table:table-row table:style-name="ro2">
          <table:table-cell office:value-type="float" office:value="134000000" calcext:value-type="float">
            <text:p>134000000</text:p>
          </table:table-cell>
          <table:table-cell office:value-type="float" office:value="-8.45245970381686" calcext:value-type="float">
            <text:p>-8.4524597038</text:p>
          </table:table-cell>
        </table:table-row>
        <table:table-row table:style-name="ro2">
          <table:table-cell office:value-type="float" office:value="134250000" calcext:value-type="float">
            <text:p>134250000</text:p>
          </table:table-cell>
          <table:table-cell office:value-type="float" office:value="-8.45092037621825" calcext:value-type="float">
            <text:p>-8.4509203762</text:p>
          </table:table-cell>
        </table:table-row>
        <table:table-row table:style-name="ro2">
          <table:table-cell office:value-type="float" office:value="134500000" calcext:value-type="float">
            <text:p>134500000</text:p>
          </table:table-cell>
          <table:table-cell office:value-type="float" office:value="-8.64081235840431" calcext:value-type="float">
            <text:p>-8.6408123584</text:p>
          </table:table-cell>
        </table:table-row>
        <table:table-row table:style-name="ro2">
          <table:table-cell office:value-type="float" office:value="134750000" calcext:value-type="float">
            <text:p>134750000</text:p>
          </table:table-cell>
          <table:table-cell office:value-type="float" office:value="-8.78701131575886" calcext:value-type="float">
            <text:p>-8.7870113158</text:p>
          </table:table-cell>
        </table:table-row>
        <table:table-row table:style-name="ro2">
          <table:table-cell office:value-type="float" office:value="135000000" calcext:value-type="float">
            <text:p>135000000</text:p>
          </table:table-cell>
          <table:table-cell office:value-type="float" office:value="-8.93597928268345" calcext:value-type="float">
            <text:p>-8.9359792827</text:p>
          </table:table-cell>
        </table:table-row>
        <table:table-row table:style-name="ro2">
          <table:table-cell office:value-type="float" office:value="135250000" calcext:value-type="float">
            <text:p>135250000</text:p>
          </table:table-cell>
          <table:table-cell office:value-type="float" office:value="-9.0298608661726" calcext:value-type="float">
            <text:p>-9.0298608662</text:p>
          </table:table-cell>
        </table:table-row>
        <table:table-row table:style-name="ro2">
          <table:table-cell office:value-type="float" office:value="135500000" calcext:value-type="float">
            <text:p>135500000</text:p>
          </table:table-cell>
          <table:table-cell office:value-type="float" office:value="-9.12350958682593" calcext:value-type="float">
            <text:p>-9.1235095868</text:p>
          </table:table-cell>
        </table:table-row>
        <table:table-row table:style-name="ro2">
          <table:table-cell office:value-type="float" office:value="135750000" calcext:value-type="float">
            <text:p>135750000</text:p>
          </table:table-cell>
          <table:table-cell office:value-type="float" office:value="-9.21873288381455" calcext:value-type="float">
            <text:p>-9.2187328838</text:p>
          </table:table-cell>
        </table:table-row>
        <table:table-row table:style-name="ro2">
          <table:table-cell office:value-type="float" office:value="136000000" calcext:value-type="float">
            <text:p>136000000</text:p>
          </table:table-cell>
          <table:table-cell office:value-type="float" office:value="-9.35143474056287" calcext:value-type="float">
            <text:p>-9.3514347406</text:p>
          </table:table-cell>
        </table:table-row>
        <table:table-row table:style-name="ro2">
          <table:table-cell office:value-type="float" office:value="136250000" calcext:value-type="float">
            <text:p>136250000</text:p>
          </table:table-cell>
          <table:table-cell office:value-type="float" office:value="-9.53750294454261" calcext:value-type="float">
            <text:p>-9.5375029445</text:p>
          </table:table-cell>
        </table:table-row>
        <table:table-row table:style-name="ro2">
          <table:table-cell office:value-type="float" office:value="136500000" calcext:value-type="float">
            <text:p>136500000</text:p>
          </table:table-cell>
          <table:table-cell office:value-type="float" office:value="-9.58613365630018" calcext:value-type="float">
            <text:p>-9.5861336563</text:p>
          </table:table-cell>
        </table:table-row>
        <table:table-row table:style-name="ro2">
          <table:table-cell office:value-type="float" office:value="136750000" calcext:value-type="float">
            <text:p>136750000</text:p>
          </table:table-cell>
          <table:table-cell office:value-type="float" office:value="-9.83976942387675" calcext:value-type="float">
            <text:p>-9.8397694239</text:p>
          </table:table-cell>
        </table:table-row>
        <table:table-row table:style-name="ro2">
          <table:table-cell office:value-type="float" office:value="137000000" calcext:value-type="float">
            <text:p>137000000</text:p>
          </table:table-cell>
          <table:table-cell office:value-type="float" office:value="-9.8004116409532" calcext:value-type="float">
            <text:p>-9.800411641</text:p>
          </table:table-cell>
        </table:table-row>
        <table:table-row table:style-name="ro2">
          <table:table-cell office:value-type="float" office:value="137250000" calcext:value-type="float">
            <text:p>137250000</text:p>
          </table:table-cell>
          <table:table-cell office:value-type="float" office:value="-9.99477641942448" calcext:value-type="float">
            <text:p>-9.9947764194</text:p>
          </table:table-cell>
        </table:table-row>
        <table:table-row table:style-name="ro2">
          <table:table-cell office:value-type="float" office:value="137500000" calcext:value-type="float">
            <text:p>137500000</text:p>
          </table:table-cell>
          <table:table-cell office:value-type="float" office:value="-10.1080323325445" calcext:value-type="float">
            <text:p>-10.1080323325</text:p>
          </table:table-cell>
        </table:table-row>
        <table:table-row table:style-name="ro2">
          <table:table-cell office:value-type="float" office:value="137750000" calcext:value-type="float">
            <text:p>137750000</text:p>
          </table:table-cell>
          <table:table-cell office:value-type="float" office:value="-10.2021341413039" calcext:value-type="float">
            <text:p>-10.2021341413</text:p>
          </table:table-cell>
        </table:table-row>
        <table:table-row table:style-name="ro2">
          <table:table-cell office:value-type="float" office:value="138000000" calcext:value-type="float">
            <text:p>138000000</text:p>
          </table:table-cell>
          <table:table-cell office:value-type="float" office:value="-10.2579537160367" calcext:value-type="float">
            <text:p>-10.257953716</text:p>
          </table:table-cell>
        </table:table-row>
        <table:table-row table:style-name="ro2">
          <table:table-cell office:value-type="float" office:value="138250000" calcext:value-type="float">
            <text:p>138250000</text:p>
          </table:table-cell>
          <table:table-cell office:value-type="float" office:value="-10.3814409609516" calcext:value-type="float">
            <text:p>-10.381440961</text:p>
          </table:table-cell>
        </table:table-row>
        <table:table-row table:style-name="ro2">
          <table:table-cell office:value-type="float" office:value="138500000" calcext:value-type="float">
            <text:p>138500000</text:p>
          </table:table-cell>
          <table:table-cell office:value-type="float" office:value="-10.5763947329615" calcext:value-type="float">
            <text:p>-10.576394733</text:p>
          </table:table-cell>
        </table:table-row>
        <table:table-row table:style-name="ro2">
          <table:table-cell office:value-type="float" office:value="138750000" calcext:value-type="float">
            <text:p>138750000</text:p>
          </table:table-cell>
          <table:table-cell office:value-type="float" office:value="-10.6175734516963" calcext:value-type="float">
            <text:p>-10.6175734517</text:p>
          </table:table-cell>
        </table:table-row>
        <table:table-row table:style-name="ro2">
          <table:table-cell office:value-type="float" office:value="139000000" calcext:value-type="float">
            <text:p>139000000</text:p>
          </table:table-cell>
          <table:table-cell office:value-type="float" office:value="-10.8643441874932" calcext:value-type="float">
            <text:p>-10.8643441875</text:p>
          </table:table-cell>
        </table:table-row>
        <table:table-row table:style-name="ro2">
          <table:table-cell office:value-type="float" office:value="139250000" calcext:value-type="float">
            <text:p>139250000</text:p>
          </table:table-cell>
          <table:table-cell office:value-type="float" office:value="-10.8891472356251" calcext:value-type="float">
            <text:p>-10.8891472356</text:p>
          </table:table-cell>
        </table:table-row>
        <table:table-row table:style-name="ro2">
          <table:table-cell office:value-type="float" office:value="139500000" calcext:value-type="float">
            <text:p>139500000</text:p>
          </table:table-cell>
          <table:table-cell office:value-type="float" office:value="-11.0554891227798" calcext:value-type="float">
            <text:p>-11.0554891228</text:p>
          </table:table-cell>
        </table:table-row>
        <table:table-row table:style-name="ro2">
          <table:table-cell office:value-type="float" office:value="139750000" calcext:value-type="float">
            <text:p>139750000</text:p>
          </table:table-cell>
          <table:table-cell office:value-type="float" office:value="-11.1065582214652" calcext:value-type="float">
            <text:p>-11.1065582215</text:p>
          </table:table-cell>
        </table:table-row>
        <table:table-row table:style-name="ro2">
          <table:table-cell office:value-type="float" office:value="140000000" calcext:value-type="float">
            <text:p>140000000</text:p>
          </table:table-cell>
          <table:table-cell office:value-type="float" office:value="-11.2607286127928" calcext:value-type="float">
            <text:p>-11.2607286128</text:p>
          </table:table-cell>
        </table:table-row>
        <table:table-row table:style-name="ro2">
          <table:table-cell office:value-type="float" office:value="140250000" calcext:value-type="float">
            <text:p>140250000</text:p>
          </table:table-cell>
          <table:table-cell office:value-type="float" office:value="-11.4492738895738" calcext:value-type="float">
            <text:p>-11.4492738896</text:p>
          </table:table-cell>
        </table:table-row>
        <table:table-row table:style-name="ro2">
          <table:table-cell office:value-type="float" office:value="140500000" calcext:value-type="float">
            <text:p>140500000</text:p>
          </table:table-cell>
          <table:table-cell office:value-type="float" office:value="-11.5893057350847" calcext:value-type="float">
            <text:p>-11.5893057351</text:p>
          </table:table-cell>
        </table:table-row>
        <table:table-row table:style-name="ro2">
          <table:table-cell office:value-type="float" office:value="140750000" calcext:value-type="float">
            <text:p>140750000</text:p>
          </table:table-cell>
          <table:table-cell office:value-type="float" office:value="-11.6024697225734" calcext:value-type="float">
            <text:p>-11.6024697226</text:p>
          </table:table-cell>
        </table:table-row>
        <table:table-row table:style-name="ro2">
          <table:table-cell office:value-type="float" office:value="141000000" calcext:value-type="float">
            <text:p>141000000</text:p>
          </table:table-cell>
          <table:table-cell office:value-type="float" office:value="-11.820142832369" calcext:value-type="float">
            <text:p>-11.8201428324</text:p>
          </table:table-cell>
        </table:table-row>
        <table:table-row table:style-name="ro2">
          <table:table-cell office:value-type="float" office:value="141250000" calcext:value-type="float">
            <text:p>141250000</text:p>
          </table:table-cell>
          <table:table-cell office:value-type="float" office:value="-11.9448486028626" calcext:value-type="float">
            <text:p>-11.9448486029</text:p>
          </table:table-cell>
        </table:table-row>
        <table:table-row table:style-name="ro2">
          <table:table-cell office:value-type="float" office:value="141500000" calcext:value-type="float">
            <text:p>141500000</text:p>
          </table:table-cell>
          <table:table-cell office:value-type="float" office:value="-12.0783583347632" calcext:value-type="float">
            <text:p>-12.0783583348</text:p>
          </table:table-cell>
        </table:table-row>
        <table:table-row table:style-name="ro2">
          <table:table-cell office:value-type="float" office:value="141750000" calcext:value-type="float">
            <text:p>141750000</text:p>
          </table:table-cell>
          <table:table-cell office:value-type="float" office:value="-12.0178262228243" calcext:value-type="float">
            <text:p>-12.0178262228</text:p>
          </table:table-cell>
        </table:table-row>
        <table:table-row table:style-name="ro2">
          <table:table-cell office:value-type="float" office:value="142000000" calcext:value-type="float">
            <text:p>142000000</text:p>
          </table:table-cell>
          <table:table-cell office:value-type="float" office:value="-12.2715398896282" calcext:value-type="float">
            <text:p>-12.2715398896</text:p>
          </table:table-cell>
        </table:table-row>
        <table:table-row table:style-name="ro2">
          <table:table-cell office:value-type="float" office:value="142250000" calcext:value-type="float">
            <text:p>142250000</text:p>
          </table:table-cell>
          <table:table-cell office:value-type="float" office:value="-12.4142189396468" calcext:value-type="float">
            <text:p>-12.4142189396</text:p>
          </table:table-cell>
        </table:table-row>
        <table:table-row table:style-name="ro2">
          <table:table-cell office:value-type="float" office:value="142500000" calcext:value-type="float">
            <text:p>142500000</text:p>
          </table:table-cell>
          <table:table-cell office:value-type="float" office:value="-12.5103054625118" calcext:value-type="float">
            <text:p>-12.5103054625</text:p>
          </table:table-cell>
        </table:table-row>
        <table:table-row table:style-name="ro2">
          <table:table-cell office:value-type="float" office:value="142750000" calcext:value-type="float">
            <text:p>142750000</text:p>
          </table:table-cell>
          <table:table-cell office:value-type="float" office:value="-12.7284298838432" calcext:value-type="float">
            <text:p>-12.7284298838</text:p>
          </table:table-cell>
        </table:table-row>
        <table:table-row table:style-name="ro2">
          <table:table-cell office:value-type="float" office:value="143000000" calcext:value-type="float">
            <text:p>143000000</text:p>
          </table:table-cell>
          <table:table-cell office:value-type="float" office:value="-12.8422620567557" calcext:value-type="float">
            <text:p>-12.8422620568</text:p>
          </table:table-cell>
        </table:table-row>
        <table:table-row table:style-name="ro2">
          <table:table-cell office:value-type="float" office:value="143250000" calcext:value-type="float">
            <text:p>143250000</text:p>
          </table:table-cell>
          <table:table-cell office:value-type="float" office:value="-12.8638477186075" calcext:value-type="float">
            <text:p>-12.8638477186</text:p>
          </table:table-cell>
        </table:table-row>
        <table:table-row table:style-name="ro2">
          <table:table-cell office:value-type="float" office:value="143500000" calcext:value-type="float">
            <text:p>143500000</text:p>
          </table:table-cell>
          <table:table-cell office:value-type="float" office:value="-13.1109269581862" calcext:value-type="float">
            <text:p>-13.1109269582</text:p>
          </table:table-cell>
        </table:table-row>
        <table:table-row table:style-name="ro2">
          <table:table-cell office:value-type="float" office:value="143750000" calcext:value-type="float">
            <text:p>143750000</text:p>
          </table:table-cell>
          <table:table-cell office:value-type="float" office:value="-13.19557494737" calcext:value-type="float">
            <text:p>-13.1955749474</text:p>
          </table:table-cell>
        </table:table-row>
        <table:table-row table:style-name="ro2">
          <table:table-cell office:value-type="float" office:value="144000000" calcext:value-type="float">
            <text:p>144000000</text:p>
          </table:table-cell>
          <table:table-cell office:value-type="float" office:value="-13.4494186134686" calcext:value-type="float">
            <text:p>-13.4494186135</text:p>
          </table:table-cell>
        </table:table-row>
        <table:table-row table:style-name="ro2">
          <table:table-cell office:value-type="float" office:value="144250000" calcext:value-type="float">
            <text:p>144250000</text:p>
          </table:table-cell>
          <table:table-cell office:value-type="float" office:value="-13.4625329526386" calcext:value-type="float">
            <text:p>-13.4625329526</text:p>
          </table:table-cell>
        </table:table-row>
        <table:table-row table:style-name="ro2">
          <table:table-cell office:value-type="float" office:value="144500000" calcext:value-type="float">
            <text:p>144500000</text:p>
          </table:table-cell>
          <table:table-cell office:value-type="float" office:value="-13.5866789436531" calcext:value-type="float">
            <text:p>-13.5866789437</text:p>
          </table:table-cell>
        </table:table-row>
        <table:table-row table:style-name="ro2">
          <table:table-cell office:value-type="float" office:value="144750000" calcext:value-type="float">
            <text:p>144750000</text:p>
          </table:table-cell>
          <table:table-cell office:value-type="float" office:value="-13.8689860876705" calcext:value-type="float">
            <text:p>-13.8689860877</text:p>
          </table:table-cell>
        </table:table-row>
        <table:table-row table:style-name="ro2">
          <table:table-cell office:value-type="float" office:value="145000000" calcext:value-type="float">
            <text:p>145000000</text:p>
          </table:table-cell>
          <table:table-cell office:value-type="float" office:value="-13.9369808168004" calcext:value-type="float">
            <text:p>-13.9369808168</text:p>
          </table:table-cell>
        </table:table-row>
        <table:table-row table:style-name="ro2">
          <table:table-cell office:value-type="float" office:value="145250000" calcext:value-type="float">
            <text:p>145250000</text:p>
          </table:table-cell>
          <table:table-cell office:value-type="float" office:value="-13.9962943339593" calcext:value-type="float">
            <text:p>-13.996294334</text:p>
          </table:table-cell>
        </table:table-row>
        <table:table-row table:style-name="ro2">
          <table:table-cell office:value-type="float" office:value="145500000" calcext:value-type="float">
            <text:p>145500000</text:p>
          </table:table-cell>
          <table:table-cell office:value-type="float" office:value="-14.3017315010449" calcext:value-type="float">
            <text:p>-14.301731501</text:p>
          </table:table-cell>
        </table:table-row>
        <table:table-row table:style-name="ro2">
          <table:table-cell office:value-type="float" office:value="145750000" calcext:value-type="float">
            <text:p>145750000</text:p>
          </table:table-cell>
          <table:table-cell office:value-type="float" office:value="-14.3984493586073" calcext:value-type="float">
            <text:p>-14.3984493586</text:p>
          </table:table-cell>
        </table:table-row>
        <table:table-row table:style-name="ro2">
          <table:table-cell office:value-type="float" office:value="146000000" calcext:value-type="float">
            <text:p>146000000</text:p>
          </table:table-cell>
          <table:table-cell office:value-type="float" office:value="-14.4383612506891" calcext:value-type="float">
            <text:p>-14.4383612507</text:p>
          </table:table-cell>
        </table:table-row>
        <table:table-row table:style-name="ro2">
          <table:table-cell office:value-type="float" office:value="146250000" calcext:value-type="float">
            <text:p>146250000</text:p>
          </table:table-cell>
          <table:table-cell office:value-type="float" office:value="-14.6540908018053" calcext:value-type="float">
            <text:p>-14.6540908018</text:p>
          </table:table-cell>
        </table:table-row>
        <table:table-row table:style-name="ro2">
          <table:table-cell office:value-type="float" office:value="146500000" calcext:value-type="float">
            <text:p>146500000</text:p>
          </table:table-cell>
          <table:table-cell office:value-type="float" office:value="-14.7061090236247" calcext:value-type="float">
            <text:p>-14.7061090236</text:p>
          </table:table-cell>
        </table:table-row>
        <table:table-row table:style-name="ro2">
          <table:table-cell office:value-type="float" office:value="146750000" calcext:value-type="float">
            <text:p>146750000</text:p>
          </table:table-cell>
          <table:table-cell office:value-type="float" office:value="-14.9212798137827" calcext:value-type="float">
            <text:p>-14.9212798138</text:p>
          </table:table-cell>
        </table:table-row>
        <table:table-row table:style-name="ro2">
          <table:table-cell office:value-type="float" office:value="147000000" calcext:value-type="float">
            <text:p>147000000</text:p>
          </table:table-cell>
          <table:table-cell office:value-type="float" office:value="-15.1711536465783" calcext:value-type="float">
            <text:p>-15.1711536466</text:p>
          </table:table-cell>
        </table:table-row>
        <table:table-row table:style-name="ro2">
          <table:table-cell office:value-type="float" office:value="147250000" calcext:value-type="float">
            <text:p>147250000</text:p>
          </table:table-cell>
          <table:table-cell office:value-type="float" office:value="-15.2680252753646" calcext:value-type="float">
            <text:p>-15.2680252754</text:p>
          </table:table-cell>
        </table:table-row>
        <table:table-row table:style-name="ro2">
          <table:table-cell office:value-type="float" office:value="147500000" calcext:value-type="float">
            <text:p>147500000</text:p>
          </table:table-cell>
          <table:table-cell office:value-type="float" office:value="-15.5360821701019" calcext:value-type="float">
            <text:p>-15.5360821701</text:p>
          </table:table-cell>
        </table:table-row>
        <table:table-row table:style-name="ro2">
          <table:table-cell office:value-type="float" office:value="147750000" calcext:value-type="float">
            <text:p>147750000</text:p>
          </table:table-cell>
          <table:table-cell office:value-type="float" office:value="-15.5676119993194" calcext:value-type="float">
            <text:p>-15.5676119993</text:p>
          </table:table-cell>
        </table:table-row>
        <table:table-row table:style-name="ro2">
          <table:table-cell office:value-type="float" office:value="148000000" calcext:value-type="float">
            <text:p>148000000</text:p>
          </table:table-cell>
          <table:table-cell office:value-type="float" office:value="-15.7626575043023" calcext:value-type="float">
            <text:p>-15.7626575043</text:p>
          </table:table-cell>
        </table:table-row>
        <table:table-row table:style-name="ro2">
          <table:table-cell office:value-type="float" office:value="148250000" calcext:value-type="float">
            <text:p>148250000</text:p>
          </table:table-cell>
          <table:table-cell office:value-type="float" office:value="-15.811090110305" calcext:value-type="float">
            <text:p>-15.8110901103</text:p>
          </table:table-cell>
        </table:table-row>
        <table:table-row table:style-name="ro2">
          <table:table-cell office:value-type="float" office:value="148500000" calcext:value-type="float">
            <text:p>148500000</text:p>
          </table:table-cell>
          <table:table-cell office:value-type="float" office:value="-15.9720412719531" calcext:value-type="float">
            <text:p>-15.972041272</text:p>
          </table:table-cell>
        </table:table-row>
        <table:table-row table:style-name="ro2">
          <table:table-cell office:value-type="float" office:value="148750000" calcext:value-type="float">
            <text:p>148750000</text:p>
          </table:table-cell>
          <table:table-cell office:value-type="float" office:value="-16.3560152160277" calcext:value-type="float">
            <text:p>-16.356015216</text:p>
          </table:table-cell>
        </table:table-row>
        <table:table-row table:style-name="ro2">
          <table:table-cell office:value-type="float" office:value="149000000" calcext:value-type="float">
            <text:p>149000000</text:p>
          </table:table-cell>
          <table:table-cell office:value-type="float" office:value="-16.3578342690664" calcext:value-type="float">
            <text:p>-16.3578342691</text:p>
          </table:table-cell>
        </table:table-row>
        <table:table-row table:style-name="ro2">
          <table:table-cell office:value-type="float" office:value="149250000" calcext:value-type="float">
            <text:p>149250000</text:p>
          </table:table-cell>
          <table:table-cell office:value-type="float" office:value="-16.3910347834862" calcext:value-type="float">
            <text:p>-16.3910347835</text:p>
          </table:table-cell>
        </table:table-row>
        <table:table-row table:style-name="ro2">
          <table:table-cell office:value-type="float" office:value="149500000" calcext:value-type="float">
            <text:p>149500000</text:p>
          </table:table-cell>
          <table:table-cell office:value-type="float" office:value="-16.6976998382463" calcext:value-type="float">
            <text:p>-16.6976998382</text:p>
          </table:table-cell>
        </table:table-row>
        <table:table-row table:style-name="ro2">
          <table:table-cell office:value-type="float" office:value="149750000" calcext:value-type="float">
            <text:p>149750000</text:p>
          </table:table-cell>
          <table:table-cell office:value-type="float" office:value="-16.8394692957645" calcext:value-type="float">
            <text:p>-16.8394692958</text:p>
          </table:table-cell>
        </table:table-row>
        <table:table-row table:style-name="ro2">
          <table:table-cell office:value-type="float" office:value="150000000" calcext:value-type="float">
            <text:p>150000000</text:p>
          </table:table-cell>
          <table:table-cell office:value-type="float" office:value="-16.9980407064364" calcext:value-type="float">
            <text:p>-16.9980407064</text:p>
          </table:table-cell>
        </table:table-row>
        <table:table-row table:style-name="ro2">
          <table:table-cell office:value-type="float" office:value="150250000" calcext:value-type="float">
            <text:p>150250000</text:p>
          </table:table-cell>
          <table:table-cell office:value-type="float" office:value="-17.1055088635623" calcext:value-type="float">
            <text:p>-17.1055088636</text:p>
          </table:table-cell>
        </table:table-row>
        <table:table-row table:style-name="ro2">
          <table:table-cell office:value-type="float" office:value="150500000" calcext:value-type="float">
            <text:p>150500000</text:p>
          </table:table-cell>
          <table:table-cell office:value-type="float" office:value="-17.4612013486552" calcext:value-type="float">
            <text:p>-17.4612013487</text:p>
          </table:table-cell>
        </table:table-row>
        <table:table-row table:style-name="ro2">
          <table:table-cell office:value-type="string" calcext:value-type="string">
            <text:p>END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3" loext:min-decimal-places="3" number:min-integer-digits="1"/>
    </number:number-style>
    <number:number-style style:name="N123">
      <number:number number:decimal-places="0" loext:min-decimal-places="0" number:min-integer-digits="3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7-06">00/00/0000</text:date>, <text:time style:data-style-name="N2" text:time-value="00:02:36.78481833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7-06T02:50:48.377899001</dc:date>
    <meta:editing-duration>PT1H35M33S</meta:editing-duration>
    <meta:editing-cycles>10</meta:editing-cycles>
    <meta:generator>LibreOffice/5.1.6.2$Linux_X86_64 LibreOffice_project/10m0$Build-2</meta:generator>
    <meta:document-statistic meta:table-count="7" meta:cell-count="6627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4pt" fo:font-weight="bold" style:font-size-asian="13pt" style:font-size-complex="13pt"/>
    </style:style>
    <style:style style:name="ch3" style:family="chart">
      <style:chart-properties style:rotation-angle="0"/>
      <style:text-properties fo:font-size="14pt" style:font-size-asian="11pt" style:font-size-complex="11pt"/>
    </style:style>
    <style:style style:name="ch4" style:family="chart">
      <style:chart-properties chart:include-hidden-cells="false" chart:treat-empty-cells="ignore" chart:right-angled-axes="true"/>
    </style:style>
    <style:style style:name="ch5" style:family="chart" style:data-style-name="N2">
      <style:chart-properties chart:display-label="true" chart:logarithmic="false" chart:origin="0" chart:reverse-direction="false" text:line-break="false" loext:try-staggering-first="false" chart:link-data-style-to-source="true" chart:axis-position="-30"/>
      <style:graphic-properties svg:stroke-color="#b3b3b3"/>
      <style:text-properties fo:font-family="'Liberation Mono'" style:font-style-name="Regular" style:font-family-generic="modern" style:font-pitch="fixed" fo:font-size="12pt" style:font-size-asian="10pt" style:font-size-complex="10pt"/>
    </style:style>
    <style:style style:name="ch6" style:family="chart">
      <style:chart-properties chart:auto-position="true" style:rotation-angle="0"/>
      <style:text-properties fo:font-size="12pt" style:font-size-asian="9pt" style:font-size-complex="9pt"/>
    </style:style>
    <style:style style:name="ch7" style:family="chart" style:data-style-name="N0">
      <style:chart-properties chart:display-label="true" chart:logarithmic="false" chart:minimum="-30" chart:origin="-30" chart:reverse-direction="false" text:line-break="false" loext:try-staggering-first="false" chart:link-data-style-to-source="true" chart:axis-position="0"/>
      <style:graphic-properties svg:stroke-color="#b3b3b3"/>
      <style:text-properties fo:font-family="'Liberation Mono'" style:font-style-name="Regular" style:font-family-generic="modern" style:font-pitch="fixed" fo:font-size="12pt" style:font-size-asian="10pt" style:font-size-complex="10pt"/>
    </style:style>
    <style:style style:name="ch8" style:family="chart">
      <style:chart-properties chart:auto-position="true" style:rotation-angle="90"/>
      <style:text-properties fo:font-size="12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108cm" svg:height="12.91cm" xlink:href=".." xlink:type="simple" chart:class="chart:scatter" chart:style-name="ch1">
        <chart:title svg:x="6.631cm" svg:y="0.393cm" chart:style-name="ch2">
          <text:p>Active HF Dipole Balun S21</text:p>
        </chart:title>
        <chart:subtitle svg:x="8.699cm" svg:y="0.948cm" chart:style-name="ch3">
          <text:p>Balun Gain</text:p>
        </chart:subtitle>
        <chart:plot-area chart:style-name="ch4" table:cell-range-address="ACTIVE_BALUN_SN003_S21.B2:ACTIVE_BALUN_SN003_S21.B602 ACTIVE_BALUN_SN003_S21.E1:ACTIVE_BALUN_SN003_S21.E602" chart:data-source-has-labels="row" svg:x="1.094cm" svg:y="1.562cm" svg:width="18.888cm" svg:height="10.635cm">
          <chartooo:coordinate-region svg:x="2.139cm" svg:y="1.801cm" svg:width="17.047cm" svg:height="9.67cm"/>
          <chart:axis chart:dimension="x" chart:name="primary-x" chart:style-name="ch5">
            <chart:title svg:x="8.861cm" svg:y="12.206cm" chart:style-name="ch6">
              <text:p>Frequency [MHz]</text:p>
            </chart:title>
          </chart:axis>
          <chart:axis chart:dimension="y" chart:name="primary-y" chart:style-name="ch7">
            <chart:title svg:x="0cm" svg:y="7.762cm" chart:style-name="ch8">
              <text:p>S21 [dB]</text:p>
            </chart:title>
            <chart:grid chart:style-name="ch9" chart:class="major"/>
          </chart:axis>
          <chart:series chart:style-name="ch10" chart:values-cell-range-address="ACTIVE_BALUN_SN003_S21.E2:ACTIVE_BALUN_SN003_S21.E602" chart:label-cell-address="ACTIVE_BALUN_SN003_S21.E1:ACTIVE_BALUN_SN003_S21.E1" chart:class="chart:scatter">
            <chart:domain table:cell-range-address="ACTIVE_BALUN_SN003_S21.B2:ACTIVE_BALUN_SN003_S21.B602"/>
            <chart:data-point chart:repeated="60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rrected S21 [dB]</text:p>
                <draw:g>
                  <svg:desc>ACTIVE_BALUN_SN003_S21.E1:ACTIVE_BALUN_SN003_S2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">
                <text:p>0.5</text:p>
                <draw:g>
                  <svg:desc>ACTIVE_BALUN_SN003_S21.B2:ACTIVE_BALUN_SN003_S21.B602</svg:desc>
                </draw:g>
              </table:table-cell>
              <table:table-cell office:value-type="float" office:value="-23.7324751323048">
                <text:p>-23.7324751323048</text:p>
                <draw:g>
                  <svg:desc>ACTIVE_BALUN_SN003_S21.E2:ACTIVE_BALUN_SN003_S21.E6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75">
                <text:p>0.75</text:p>
              </table:table-cell>
              <table:table-cell office:value-type="float" office:value="7.70662095181483">
                <text:p>7.7066209518148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8.7578741053717">
                <text:p>18.75787410537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25">
                <text:p>1.25</text:p>
              </table:table-cell>
              <table:table-cell office:value-type="float" office:value="24.7351506164373">
                <text:p>24.735150616437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5">
                <text:p>1.5</text:p>
              </table:table-cell>
              <table:table-cell office:value-type="float" office:value="29.305703925952">
                <text:p>29.3057039259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75">
                <text:p>1.75</text:p>
              </table:table-cell>
              <table:table-cell office:value-type="float" office:value="30.6313227688859">
                <text:p>30.631322768885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31.0160837213919">
                <text:p>31.016083721391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25">
                <text:p>2.25</text:p>
              </table:table-cell>
              <table:table-cell office:value-type="float" office:value="31.4844361389533">
                <text:p>31.48443613895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5">
                <text:p>2.5</text:p>
              </table:table-cell>
              <table:table-cell office:value-type="float" office:value="31.9640950628798">
                <text:p>31.964095062879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75">
                <text:p>2.75</text:p>
              </table:table-cell>
              <table:table-cell office:value-type="float" office:value="32.5629358490925">
                <text:p>32.56293584909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">
                <text:p>3</text:p>
              </table:table-cell>
              <table:table-cell office:value-type="float" office:value="32.980338165588">
                <text:p>32.98033816558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.25">
                <text:p>3.25</text:p>
              </table:table-cell>
              <table:table-cell office:value-type="float" office:value="33.685606198384">
                <text:p>33.68560619838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.5">
                <text:p>3.5</text:p>
              </table:table-cell>
              <table:table-cell office:value-type="float" office:value="34.0891806694412">
                <text:p>34.089180669441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.75">
                <text:p>3.75</text:p>
              </table:table-cell>
              <table:table-cell office:value-type="float" office:value="34.4758417947463">
                <text:p>34.475841794746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">
                <text:p>4</text:p>
              </table:table-cell>
              <table:table-cell office:value-type="float" office:value="34.800731110118">
                <text:p>34.80073111011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.25">
                <text:p>4.25</text:p>
              </table:table-cell>
              <table:table-cell office:value-type="float" office:value="35.1722459961948">
                <text:p>35.172245996194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.5">
                <text:p>4.5</text:p>
              </table:table-cell>
              <table:table-cell office:value-type="float" office:value="35.5206675709817">
                <text:p>35.520667570981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.75">
                <text:p>4.75</text:p>
              </table:table-cell>
              <table:table-cell office:value-type="float" office:value="35.6633215933337">
                <text:p>35.663321593333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">
                <text:p>5</text:p>
              </table:table-cell>
              <table:table-cell office:value-type="float" office:value="35.7452913831248">
                <text:p>35.745291383124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.25">
                <text:p>5.25</text:p>
              </table:table-cell>
              <table:table-cell office:value-type="float" office:value="36.0677602906978">
                <text:p>36.067760290697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.5">
                <text:p>5.5</text:p>
              </table:table-cell>
              <table:table-cell office:value-type="float" office:value="36.2134493853174">
                <text:p>36.213449385317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.75">
                <text:p>5.75</text:p>
              </table:table-cell>
              <table:table-cell office:value-type="float" office:value="36.515811780425">
                <text:p>36.51581178042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">
                <text:p>6</text:p>
              </table:table-cell>
              <table:table-cell office:value-type="float" office:value="36.3531441348311">
                <text:p>36.353144134831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.25">
                <text:p>6.25</text:p>
              </table:table-cell>
              <table:table-cell office:value-type="float" office:value="36.5617253852512">
                <text:p>36.561725385251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.5">
                <text:p>6.5</text:p>
              </table:table-cell>
              <table:table-cell office:value-type="float" office:value="36.5790830346145">
                <text:p>36.579083034614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.75">
                <text:p>6.75</text:p>
              </table:table-cell>
              <table:table-cell office:value-type="float" office:value="36.7345275616913">
                <text:p>36.734527561691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">
                <text:p>7</text:p>
              </table:table-cell>
              <table:table-cell office:value-type="float" office:value="36.6006402897407">
                <text:p>36.600640289740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.25">
                <text:p>7.25</text:p>
              </table:table-cell>
              <table:table-cell office:value-type="float" office:value="36.9436759803194">
                <text:p>36.943675980319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.5">
                <text:p>7.5</text:p>
              </table:table-cell>
              <table:table-cell office:value-type="float" office:value="36.8151756119631">
                <text:p>36.815175611963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.75">
                <text:p>7.75</text:p>
              </table:table-cell>
              <table:table-cell office:value-type="float" office:value="36.9232760341987">
                <text:p>36.923276034198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8">
                <text:p>8</text:p>
              </table:table-cell>
              <table:table-cell office:value-type="float" office:value="37.0006428350387">
                <text:p>37.000642835038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.25">
                <text:p>8.25</text:p>
              </table:table-cell>
              <table:table-cell office:value-type="float" office:value="37.0781031041945">
                <text:p>37.078103104194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.5">
                <text:p>8.5</text:p>
              </table:table-cell>
              <table:table-cell office:value-type="float" office:value="37.1224615151608">
                <text:p>37.122461515160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.75">
                <text:p>8.75</text:p>
              </table:table-cell>
              <table:table-cell office:value-type="float" office:value="37.2174037402026">
                <text:p>37.217403740202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9">
                <text:p>9</text:p>
              </table:table-cell>
              <table:table-cell office:value-type="float" office:value="37.1829515361652">
                <text:p>37.182951536165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9.25">
                <text:p>9.25</text:p>
              </table:table-cell>
              <table:table-cell office:value-type="float" office:value="37.2718049844579">
                <text:p>37.271804984457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9.5">
                <text:p>9.5</text:p>
              </table:table-cell>
              <table:table-cell office:value-type="float" office:value="37.118033069503">
                <text:p>37.11803306950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9.75">
                <text:p>9.75</text:p>
              </table:table-cell>
              <table:table-cell office:value-type="float" office:value="37.1962854435655">
                <text:p>37.196285443565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0">
                <text:p>10</text:p>
              </table:table-cell>
              <table:table-cell office:value-type="float" office:value="37.25841323032">
                <text:p>37.2584132303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0.25">
                <text:p>10.25</text:p>
              </table:table-cell>
              <table:table-cell office:value-type="float" office:value="37.3004036879593">
                <text:p>37.300403687959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0.5">
                <text:p>10.5</text:p>
              </table:table-cell>
              <table:table-cell office:value-type="float" office:value="37.2574097305478">
                <text:p>37.257409730547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0.75">
                <text:p>10.75</text:p>
              </table:table-cell>
              <table:table-cell office:value-type="float" office:value="37.2734734038601">
                <text:p>37.273473403860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1">
                <text:p>11</text:p>
              </table:table-cell>
              <table:table-cell office:value-type="float" office:value="37.3445307393074">
                <text:p>37.344530739307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1.25">
                <text:p>11.25</text:p>
              </table:table-cell>
              <table:table-cell office:value-type="float" office:value="37.2896812445881">
                <text:p>37.289681244588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1.5">
                <text:p>11.5</text:p>
              </table:table-cell>
              <table:table-cell office:value-type="float" office:value="37.3090130588663">
                <text:p>37.309013058866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1.75">
                <text:p>11.75</text:p>
              </table:table-cell>
              <table:table-cell office:value-type="float" office:value="37.3387238478261">
                <text:p>37.338723847826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2">
                <text:p>12</text:p>
              </table:table-cell>
              <table:table-cell office:value-type="float" office:value="37.3312098623278">
                <text:p>37.331209862327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2.25">
                <text:p>12.25</text:p>
              </table:table-cell>
              <table:table-cell office:value-type="float" office:value="37.2265778939355">
                <text:p>37.226577893935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2.5">
                <text:p>12.5</text:p>
              </table:table-cell>
              <table:table-cell office:value-type="float" office:value="37.3503979702131">
                <text:p>37.350397970213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2.75">
                <text:p>12.75</text:p>
              </table:table-cell>
              <table:table-cell office:value-type="float" office:value="37.3358020639267">
                <text:p>37.335802063926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3">
                <text:p>13</text:p>
              </table:table-cell>
              <table:table-cell office:value-type="float" office:value="37.4017057219684">
                <text:p>37.401705721968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3.25">
                <text:p>13.25</text:p>
              </table:table-cell>
              <table:table-cell office:value-type="float" office:value="37.4584030103309">
                <text:p>37.458403010330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3.5">
                <text:p>13.5</text:p>
              </table:table-cell>
              <table:table-cell office:value-type="float" office:value="37.401116427355">
                <text:p>37.40111642735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3.75">
                <text:p>13.75</text:p>
              </table:table-cell>
              <table:table-cell office:value-type="float" office:value="37.328169980005">
                <text:p>37.32816998000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4">
                <text:p>14</text:p>
              </table:table-cell>
              <table:table-cell office:value-type="float" office:value="37.3718436138461">
                <text:p>37.371843613846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4.25">
                <text:p>14.25</text:p>
              </table:table-cell>
              <table:table-cell office:value-type="float" office:value="37.3913068606452">
                <text:p>37.391306860645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4.5">
                <text:p>14.5</text:p>
              </table:table-cell>
              <table:table-cell office:value-type="float" office:value="37.4330480256742">
                <text:p>37.433048025674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4.75">
                <text:p>14.75</text:p>
              </table:table-cell>
              <table:table-cell office:value-type="float" office:value="37.4165346337566">
                <text:p>37.416534633756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5">
                <text:p>15</text:p>
              </table:table-cell>
              <table:table-cell office:value-type="float" office:value="37.4586592285577">
                <text:p>37.458659228557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5.25">
                <text:p>15.25</text:p>
              </table:table-cell>
              <table:table-cell office:value-type="float" office:value="37.4093455990615">
                <text:p>37.409345599061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5.5">
                <text:p>15.5</text:p>
              </table:table-cell>
              <table:table-cell office:value-type="float" office:value="37.3444575985407">
                <text:p>37.344457598540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5.75">
                <text:p>15.75</text:p>
              </table:table-cell>
              <table:table-cell office:value-type="float" office:value="37.3788582438996">
                <text:p>37.378858243899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6">
                <text:p>16</text:p>
              </table:table-cell>
              <table:table-cell office:value-type="float" office:value="37.3891446298854">
                <text:p>37.389144629885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6.25">
                <text:p>16.25</text:p>
              </table:table-cell>
              <table:table-cell office:value-type="float" office:value="37.483896610763">
                <text:p>37.48389661076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6.5">
                <text:p>16.5</text:p>
              </table:table-cell>
              <table:table-cell office:value-type="float" office:value="37.4443584939174">
                <text:p>37.444358493917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6.75">
                <text:p>16.75</text:p>
              </table:table-cell>
              <table:table-cell office:value-type="float" office:value="37.3036681408775">
                <text:p>37.303668140877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7">
                <text:p>17</text:p>
              </table:table-cell>
              <table:table-cell office:value-type="float" office:value="37.6018181998154">
                <text:p>37.601818199815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7.25">
                <text:p>17.25</text:p>
              </table:table-cell>
              <table:table-cell office:value-type="float" office:value="37.4550730125354">
                <text:p>37.455073012535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7.5">
                <text:p>17.5</text:p>
              </table:table-cell>
              <table:table-cell office:value-type="float" office:value="37.3678566406976">
                <text:p>37.367856640697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7.75">
                <text:p>17.75</text:p>
              </table:table-cell>
              <table:table-cell office:value-type="float" office:value="37.4949894103017">
                <text:p>37.494989410301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8">
                <text:p>18</text:p>
              </table:table-cell>
              <table:table-cell office:value-type="float" office:value="37.5288312899614">
                <text:p>37.528831289961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8.25">
                <text:p>18.25</text:p>
              </table:table-cell>
              <table:table-cell office:value-type="float" office:value="37.4611255385749">
                <text:p>37.461125538574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8.5">
                <text:p>18.5</text:p>
              </table:table-cell>
              <table:table-cell office:value-type="float" office:value="37.5026799419856">
                <text:p>37.502679941985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8.75">
                <text:p>18.75</text:p>
              </table:table-cell>
              <table:table-cell office:value-type="float" office:value="37.4148614884348">
                <text:p>37.414861488434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9">
                <text:p>19</text:p>
              </table:table-cell>
              <table:table-cell office:value-type="float" office:value="37.5069056641849">
                <text:p>37.506905664184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9.25">
                <text:p>19.25</text:p>
              </table:table-cell>
              <table:table-cell office:value-type="float" office:value="37.3969735695099">
                <text:p>37.396973569509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9.5">
                <text:p>19.5</text:p>
              </table:table-cell>
              <table:table-cell office:value-type="float" office:value="37.4124542698651">
                <text:p>37.412454269865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9.75">
                <text:p>19.75</text:p>
              </table:table-cell>
              <table:table-cell office:value-type="float" office:value="37.3777948101288">
                <text:p>37.377794810128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0">
                <text:p>20</text:p>
              </table:table-cell>
              <table:table-cell office:value-type="float" office:value="37.5867869025024">
                <text:p>37.586786902502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0.25">
                <text:p>20.25</text:p>
              </table:table-cell>
              <table:table-cell office:value-type="float" office:value="37.4620028892811">
                <text:p>37.462002889281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0.5">
                <text:p>20.5</text:p>
              </table:table-cell>
              <table:table-cell office:value-type="float" office:value="37.4276555873239">
                <text:p>37.427655587323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0.75">
                <text:p>20.75</text:p>
              </table:table-cell>
              <table:table-cell office:value-type="float" office:value="37.4354722589202">
                <text:p>37.435472258920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1">
                <text:p>21</text:p>
              </table:table-cell>
              <table:table-cell office:value-type="float" office:value="37.4049422413545">
                <text:p>37.404942241354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1.25">
                <text:p>21.25</text:p>
              </table:table-cell>
              <table:table-cell office:value-type="float" office:value="37.3129818539443">
                <text:p>37.312981853944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1.5">
                <text:p>21.5</text:p>
              </table:table-cell>
              <table:table-cell office:value-type="float" office:value="37.5615026204427">
                <text:p>37.561502620442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1.75">
                <text:p>21.75</text:p>
              </table:table-cell>
              <table:table-cell office:value-type="float" office:value="37.4725766489481">
                <text:p>37.472576648948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2">
                <text:p>22</text:p>
              </table:table-cell>
              <table:table-cell office:value-type="float" office:value="37.4024726601215">
                <text:p>37.402472660121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2.25">
                <text:p>22.25</text:p>
              </table:table-cell>
              <table:table-cell office:value-type="float" office:value="37.5725891273119">
                <text:p>37.572589127311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2.5">
                <text:p>22.5</text:p>
              </table:table-cell>
              <table:table-cell office:value-type="float" office:value="37.4013627332493">
                <text:p>37.401362733249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2.75">
                <text:p>22.75</text:p>
              </table:table-cell>
              <table:table-cell office:value-type="float" office:value="37.3605109106097">
                <text:p>37.360510910609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3">
                <text:p>23</text:p>
              </table:table-cell>
              <table:table-cell office:value-type="float" office:value="37.4318672519685">
                <text:p>37.431867251968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3.25">
                <text:p>23.25</text:p>
              </table:table-cell>
              <table:table-cell office:value-type="float" office:value="37.3957600963329">
                <text:p>37.395760096332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3.5">
                <text:p>23.5</text:p>
              </table:table-cell>
              <table:table-cell office:value-type="float" office:value="37.3472821665254">
                <text:p>37.347282166525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3.75">
                <text:p>23.75</text:p>
              </table:table-cell>
              <table:table-cell office:value-type="float" office:value="37.4205737404968">
                <text:p>37.420573740496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4">
                <text:p>24</text:p>
              </table:table-cell>
              <table:table-cell office:value-type="float" office:value="37.4568981296144">
                <text:p>37.456898129614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4.25">
                <text:p>24.25</text:p>
              </table:table-cell>
              <table:table-cell office:value-type="float" office:value="37.328786513302">
                <text:p>37.32878651330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4.5">
                <text:p>24.5</text:p>
              </table:table-cell>
              <table:table-cell office:value-type="float" office:value="37.3615892337418">
                <text:p>37.361589233741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4.75">
                <text:p>24.75</text:p>
              </table:table-cell>
              <table:table-cell office:value-type="float" office:value="37.3809552350178">
                <text:p>37.380955235017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5">
                <text:p>25</text:p>
              </table:table-cell>
              <table:table-cell office:value-type="float" office:value="37.4714301106804">
                <text:p>37.471430110680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5.25">
                <text:p>25.25</text:p>
              </table:table-cell>
              <table:table-cell office:value-type="float" office:value="37.4725795881922">
                <text:p>37.472579588192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5.5">
                <text:p>25.5</text:p>
              </table:table-cell>
              <table:table-cell office:value-type="float" office:value="37.4628764601604">
                <text:p>37.462876460160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5.75">
                <text:p>25.75</text:p>
              </table:table-cell>
              <table:table-cell office:value-type="float" office:value="37.4254755803507">
                <text:p>37.425475580350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6">
                <text:p>26</text:p>
              </table:table-cell>
              <table:table-cell office:value-type="float" office:value="37.2610153131656">
                <text:p>37.261015313165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6.25">
                <text:p>26.25</text:p>
              </table:table-cell>
              <table:table-cell office:value-type="float" office:value="37.4317069539218">
                <text:p>37.431706953921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6.5">
                <text:p>26.5</text:p>
              </table:table-cell>
              <table:table-cell office:value-type="float" office:value="37.3872004865212">
                <text:p>37.387200486521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6.75">
                <text:p>26.75</text:p>
              </table:table-cell>
              <table:table-cell office:value-type="float" office:value="37.2991439293847">
                <text:p>37.299143929384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7">
                <text:p>27</text:p>
              </table:table-cell>
              <table:table-cell office:value-type="float" office:value="37.4194115616796">
                <text:p>37.419411561679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7.25">
                <text:p>27.25</text:p>
              </table:table-cell>
              <table:table-cell office:value-type="float" office:value="37.3265694452558">
                <text:p>37.326569445255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7.5">
                <text:p>27.5</text:p>
              </table:table-cell>
              <table:table-cell office:value-type="float" office:value="37.1673948536767">
                <text:p>37.167394853676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7.75">
                <text:p>27.75</text:p>
              </table:table-cell>
              <table:table-cell office:value-type="float" office:value="37.2118602712124">
                <text:p>37.211860271212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8">
                <text:p>28</text:p>
              </table:table-cell>
              <table:table-cell office:value-type="float" office:value="37.2392165156066">
                <text:p>37.239216515606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8.25">
                <text:p>28.25</text:p>
              </table:table-cell>
              <table:table-cell office:value-type="float" office:value="37.2747911656317">
                <text:p>37.274791165631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8.5">
                <text:p>28.5</text:p>
              </table:table-cell>
              <table:table-cell office:value-type="float" office:value="37.1503488574473">
                <text:p>37.150348857447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8.75">
                <text:p>28.75</text:p>
              </table:table-cell>
              <table:table-cell office:value-type="float" office:value="37.3894911083647">
                <text:p>37.389491108364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9">
                <text:p>29</text:p>
              </table:table-cell>
              <table:table-cell office:value-type="float" office:value="37.3746204296563">
                <text:p>37.374620429656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9.25">
                <text:p>29.25</text:p>
              </table:table-cell>
              <table:table-cell office:value-type="float" office:value="37.3666435043547">
                <text:p>37.366643504354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9.5">
                <text:p>29.5</text:p>
              </table:table-cell>
              <table:table-cell office:value-type="float" office:value="37.2525550978014">
                <text:p>37.252555097801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9.75">
                <text:p>29.75</text:p>
              </table:table-cell>
              <table:table-cell office:value-type="float" office:value="37.2404486483671">
                <text:p>37.240448648367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0">
                <text:p>30</text:p>
              </table:table-cell>
              <table:table-cell office:value-type="float" office:value="37.2597892470165">
                <text:p>37.259789247016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0.25">
                <text:p>30.25</text:p>
              </table:table-cell>
              <table:table-cell office:value-type="float" office:value="37.2300965641397">
                <text:p>37.230096564139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0.5">
                <text:p>30.5</text:p>
              </table:table-cell>
              <table:table-cell office:value-type="float" office:value="37.2436839465212">
                <text:p>37.243683946521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0.75">
                <text:p>30.75</text:p>
              </table:table-cell>
              <table:table-cell office:value-type="float" office:value="37.1682088392337">
                <text:p>37.168208839233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1">
                <text:p>31</text:p>
              </table:table-cell>
              <table:table-cell office:value-type="float" office:value="37.1735219574364">
                <text:p>37.173521957436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1.25">
                <text:p>31.25</text:p>
              </table:table-cell>
              <table:table-cell office:value-type="float" office:value="37.2309371676841">
                <text:p>37.230937167684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1.5">
                <text:p>31.5</text:p>
              </table:table-cell>
              <table:table-cell office:value-type="float" office:value="37.3418665956062">
                <text:p>37.341866595606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1.75">
                <text:p>31.75</text:p>
              </table:table-cell>
              <table:table-cell office:value-type="float" office:value="37.1985109091805">
                <text:p>37.198510909180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2">
                <text:p>32</text:p>
              </table:table-cell>
              <table:table-cell office:value-type="float" office:value="37.2092897414217">
                <text:p>37.209289741421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2.25">
                <text:p>32.25</text:p>
              </table:table-cell>
              <table:table-cell office:value-type="float" office:value="37.1842729662032">
                <text:p>37.184272966203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2.5">
                <text:p>32.5</text:p>
              </table:table-cell>
              <table:table-cell office:value-type="float" office:value="37.0925755846392">
                <text:p>37.092575584639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2.75">
                <text:p>32.75</text:p>
              </table:table-cell>
              <table:table-cell office:value-type="float" office:value="37.1776519371786">
                <text:p>37.177651937178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3">
                <text:p>33</text:p>
              </table:table-cell>
              <table:table-cell office:value-type="float" office:value="37.0718422619132">
                <text:p>37.071842261913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3.25">
                <text:p>33.25</text:p>
              </table:table-cell>
              <table:table-cell office:value-type="float" office:value="37.1153679759649">
                <text:p>37.115367975964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3.5">
                <text:p>33.5</text:p>
              </table:table-cell>
              <table:table-cell office:value-type="float" office:value="37.0968134797472">
                <text:p>37.096813479747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3.75">
                <text:p>33.75</text:p>
              </table:table-cell>
              <table:table-cell office:value-type="float" office:value="37.0977101742661">
                <text:p>37.097710174266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4">
                <text:p>34</text:p>
              </table:table-cell>
              <table:table-cell office:value-type="float" office:value="37.2505658576037">
                <text:p>37.250565857603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4.25">
                <text:p>34.25</text:p>
              </table:table-cell>
              <table:table-cell office:value-type="float" office:value="37.1612606661118">
                <text:p>37.161260666111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4.5">
                <text:p>34.5</text:p>
              </table:table-cell>
              <table:table-cell office:value-type="float" office:value="37.0393033683046">
                <text:p>37.039303368304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4.75">
                <text:p>34.75</text:p>
              </table:table-cell>
              <table:table-cell office:value-type="float" office:value="36.9701472309999">
                <text:p>36.970147230999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5">
                <text:p>35</text:p>
              </table:table-cell>
              <table:table-cell office:value-type="float" office:value="37.1288308150735">
                <text:p>37.128830815073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5.25">
                <text:p>35.25</text:p>
              </table:table-cell>
              <table:table-cell office:value-type="float" office:value="37.0753215054355">
                <text:p>37.075321505435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5.5">
                <text:p>35.5</text:p>
              </table:table-cell>
              <table:table-cell office:value-type="float" office:value="37.0670086553941">
                <text:p>37.067008655394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5.75">
                <text:p>35.75</text:p>
              </table:table-cell>
              <table:table-cell office:value-type="float" office:value="37.0413242398782">
                <text:p>37.041324239878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6">
                <text:p>36</text:p>
              </table:table-cell>
              <table:table-cell office:value-type="float" office:value="37.0475491970932">
                <text:p>37.047549197093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6.25">
                <text:p>36.25</text:p>
              </table:table-cell>
              <table:table-cell office:value-type="float" office:value="36.980528123399">
                <text:p>36.98052812339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6.5">
                <text:p>36.5</text:p>
              </table:table-cell>
              <table:table-cell office:value-type="float" office:value="36.9621602234546">
                <text:p>36.962160223454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6.75">
                <text:p>36.75</text:p>
              </table:table-cell>
              <table:table-cell office:value-type="float" office:value="37.0371379225463">
                <text:p>37.037137922546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7">
                <text:p>37</text:p>
              </table:table-cell>
              <table:table-cell office:value-type="float" office:value="36.818602808553">
                <text:p>36.81860280855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7.25">
                <text:p>37.25</text:p>
              </table:table-cell>
              <table:table-cell office:value-type="float" office:value="36.907360289128">
                <text:p>36.90736028912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7.5">
                <text:p>37.5</text:p>
              </table:table-cell>
              <table:table-cell office:value-type="float" office:value="36.9878298317876">
                <text:p>36.987829831787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7.75">
                <text:p>37.75</text:p>
              </table:table-cell>
              <table:table-cell office:value-type="float" office:value="36.9265197052035">
                <text:p>36.926519705203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8">
                <text:p>38</text:p>
              </table:table-cell>
              <table:table-cell office:value-type="float" office:value="36.8692710119868">
                <text:p>36.869271011986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8.25">
                <text:p>38.25</text:p>
              </table:table-cell>
              <table:table-cell office:value-type="float" office:value="36.8843954062498">
                <text:p>36.884395406249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8.5">
                <text:p>38.5</text:p>
              </table:table-cell>
              <table:table-cell office:value-type="float" office:value="36.8726328171072">
                <text:p>36.872632817107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8.75">
                <text:p>38.75</text:p>
              </table:table-cell>
              <table:table-cell office:value-type="float" office:value="36.9347779666846">
                <text:p>36.934777966684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9">
                <text:p>39</text:p>
              </table:table-cell>
              <table:table-cell office:value-type="float" office:value="36.7121864517327">
                <text:p>36.712186451732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9.25">
                <text:p>39.25</text:p>
              </table:table-cell>
              <table:table-cell office:value-type="float" office:value="36.7999196720636">
                <text:p>36.799919672063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9.5">
                <text:p>39.5</text:p>
              </table:table-cell>
              <table:table-cell office:value-type="float" office:value="36.8077246829623">
                <text:p>36.807724682962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9.75">
                <text:p>39.75</text:p>
              </table:table-cell>
              <table:table-cell office:value-type="float" office:value="36.7650586428536">
                <text:p>36.765058642853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40">
                <text:p>40</text:p>
              </table:table-cell>
              <table:table-cell office:value-type="float" office:value="36.7485961485984">
                <text:p>36.748596148598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40.25">
                <text:p>40.25</text:p>
              </table:table-cell>
              <table:table-cell office:value-type="float" office:value="36.6890208365535">
                <text:p>36.689020836553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40.5">
                <text:p>40.5</text:p>
              </table:table-cell>
              <table:table-cell office:value-type="float" office:value="36.6821898649565">
                <text:p>36.682189864956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40.75">
                <text:p>40.75</text:p>
              </table:table-cell>
              <table:table-cell office:value-type="float" office:value="36.6712673647988">
                <text:p>36.671267364798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41">
                <text:p>41</text:p>
              </table:table-cell>
              <table:table-cell office:value-type="float" office:value="36.5197392607741">
                <text:p>36.519739260774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41.25">
                <text:p>41.25</text:p>
              </table:table-cell>
              <table:table-cell office:value-type="float" office:value="36.55386594273">
                <text:p>36.5538659427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41.5">
                <text:p>41.5</text:p>
              </table:table-cell>
              <table:table-cell office:value-type="float" office:value="36.5408110641064">
                <text:p>36.540811064106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41.75">
                <text:p>41.75</text:p>
              </table:table-cell>
              <table:table-cell office:value-type="float" office:value="36.5008014957897">
                <text:p>36.500801495789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42">
                <text:p>42</text:p>
              </table:table-cell>
              <table:table-cell office:value-type="float" office:value="36.332479595285">
                <text:p>36.33247959528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42.25">
                <text:p>42.25</text:p>
              </table:table-cell>
              <table:table-cell office:value-type="float" office:value="36.4355548787981">
                <text:p>36.435554878798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42.5">
                <text:p>42.5</text:p>
              </table:table-cell>
              <table:table-cell office:value-type="float" office:value="36.4204830984782">
                <text:p>36.420483098478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42.75">
                <text:p>42.75</text:p>
              </table:table-cell>
              <table:table-cell office:value-type="float" office:value="36.433115046187">
                <text:p>36.43311504618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43">
                <text:p>43</text:p>
              </table:table-cell>
              <table:table-cell office:value-type="float" office:value="36.2045851541602">
                <text:p>36.204585154160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43.25">
                <text:p>43.25</text:p>
              </table:table-cell>
              <table:table-cell office:value-type="float" office:value="36.2690959428171">
                <text:p>36.269095942817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43.5">
                <text:p>43.5</text:p>
              </table:table-cell>
              <table:table-cell office:value-type="float" office:value="36.2858337694684">
                <text:p>36.285833769468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43.75">
                <text:p>43.75</text:p>
              </table:table-cell>
              <table:table-cell office:value-type="float" office:value="36.1769332584437">
                <text:p>36.176933258443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44">
                <text:p>44</text:p>
              </table:table-cell>
              <table:table-cell office:value-type="float" office:value="36.1289942605619">
                <text:p>36.128994260561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44.25">
                <text:p>44.25</text:p>
              </table:table-cell>
              <table:table-cell office:value-type="float" office:value="36.0540712410874">
                <text:p>36.054071241087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44.5">
                <text:p>44.5</text:p>
              </table:table-cell>
              <table:table-cell office:value-type="float" office:value="35.9850169246659">
                <text:p>35.985016924665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44.75">
                <text:p>44.75</text:p>
              </table:table-cell>
              <table:table-cell office:value-type="float" office:value="35.9867455259809">
                <text:p>35.986745525980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45">
                <text:p>45</text:p>
              </table:table-cell>
              <table:table-cell office:value-type="float" office:value="35.963605592021">
                <text:p>35.96360559202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45.25">
                <text:p>45.25</text:p>
              </table:table-cell>
              <table:table-cell office:value-type="float" office:value="35.8406673337166">
                <text:p>35.840667333716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45.5">
                <text:p>45.5</text:p>
              </table:table-cell>
              <table:table-cell office:value-type="float" office:value="35.8072179699253">
                <text:p>35.807217969925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45.75">
                <text:p>45.75</text:p>
              </table:table-cell>
              <table:table-cell office:value-type="float" office:value="35.5966015417302">
                <text:p>35.596601541730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46">
                <text:p>46</text:p>
              </table:table-cell>
              <table:table-cell office:value-type="float" office:value="35.6856409378269">
                <text:p>35.685640937826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46.25">
                <text:p>46.25</text:p>
              </table:table-cell>
              <table:table-cell office:value-type="float" office:value="35.4849447750249">
                <text:p>35.484944775024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46.5">
                <text:p>46.5</text:p>
              </table:table-cell>
              <table:table-cell office:value-type="float" office:value="35.417088940857">
                <text:p>35.41708894085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46.75">
                <text:p>46.75</text:p>
              </table:table-cell>
              <table:table-cell office:value-type="float" office:value="35.4532291905729">
                <text:p>35.453229190572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47">
                <text:p>47</text:p>
              </table:table-cell>
              <table:table-cell office:value-type="float" office:value="35.4817369751184">
                <text:p>35.481736975118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47.25">
                <text:p>47.25</text:p>
              </table:table-cell>
              <table:table-cell office:value-type="float" office:value="35.3010766545927">
                <text:p>35.301076654592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47.5">
                <text:p>47.5</text:p>
              </table:table-cell>
              <table:table-cell office:value-type="float" office:value="35.190838885705">
                <text:p>35.19083888570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47.75">
                <text:p>47.75</text:p>
              </table:table-cell>
              <table:table-cell office:value-type="float" office:value="35.0769374708078">
                <text:p>35.076937470807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48">
                <text:p>48</text:p>
              </table:table-cell>
              <table:table-cell office:value-type="float" office:value="34.9931070027354">
                <text:p>34.993107002735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48.25">
                <text:p>48.25</text:p>
              </table:table-cell>
              <table:table-cell office:value-type="float" office:value="34.9837835867716">
                <text:p>34.983783586771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48.5">
                <text:p>48.5</text:p>
              </table:table-cell>
              <table:table-cell office:value-type="float" office:value="34.8741849447322">
                <text:p>34.874184944732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48.75">
                <text:p>48.75</text:p>
              </table:table-cell>
              <table:table-cell office:value-type="float" office:value="34.7972584314845">
                <text:p>34.797258431484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49">
                <text:p>49</text:p>
              </table:table-cell>
              <table:table-cell office:value-type="float" office:value="34.559976314934">
                <text:p>34.55997631493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49.25">
                <text:p>49.25</text:p>
              </table:table-cell>
              <table:table-cell office:value-type="float" office:value="34.5904549678481">
                <text:p>34.590454967848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49.5">
                <text:p>49.5</text:p>
              </table:table-cell>
              <table:table-cell office:value-type="float" office:value="34.3144150775206">
                <text:p>34.314415077520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49.75">
                <text:p>49.75</text:p>
              </table:table-cell>
              <table:table-cell office:value-type="float" office:value="34.3114336318848">
                <text:p>34.311433631884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50">
                <text:p>50</text:p>
              </table:table-cell>
              <table:table-cell office:value-type="float" office:value="34.2584658441092">
                <text:p>34.258465844109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50.25">
                <text:p>50.25</text:p>
              </table:table-cell>
              <table:table-cell office:value-type="float" office:value="34.2118139720362">
                <text:p>34.211813972036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50.5">
                <text:p>50.5</text:p>
              </table:table-cell>
              <table:table-cell office:value-type="float" office:value="34.0516047488545">
                <text:p>34.051604748854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50.75">
                <text:p>50.75</text:p>
              </table:table-cell>
              <table:table-cell office:value-type="float" office:value="34.0387835346057">
                <text:p>34.038783534605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51">
                <text:p>51</text:p>
              </table:table-cell>
              <table:table-cell office:value-type="float" office:value="33.8285805612164">
                <text:p>33.828580561216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51.25">
                <text:p>51.25</text:p>
              </table:table-cell>
              <table:table-cell office:value-type="float" office:value="33.7297259475288">
                <text:p>33.729725947528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51.5">
                <text:p>51.5</text:p>
              </table:table-cell>
              <table:table-cell office:value-type="float" office:value="33.6227065344171">
                <text:p>33.622706534417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51.75">
                <text:p>51.75</text:p>
              </table:table-cell>
              <table:table-cell office:value-type="float" office:value="33.5091865225035">
                <text:p>33.509186522503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52">
                <text:p>52</text:p>
              </table:table-cell>
              <table:table-cell office:value-type="float" office:value="33.3537192539833">
                <text:p>33.353719253983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52.25">
                <text:p>52.25</text:p>
              </table:table-cell>
              <table:table-cell office:value-type="float" office:value="33.1844818690982">
                <text:p>33.184481869098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52.5">
                <text:p>52.5</text:p>
              </table:table-cell>
              <table:table-cell office:value-type="float" office:value="33.042343742672">
                <text:p>33.04234374267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52.75">
                <text:p>52.75</text:p>
              </table:table-cell>
              <table:table-cell office:value-type="float" office:value="33.0047208277747">
                <text:p>33.004720827774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53">
                <text:p>53</text:p>
              </table:table-cell>
              <table:table-cell office:value-type="float" office:value="32.8689260620449">
                <text:p>32.868926062044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53.25">
                <text:p>53.25</text:p>
              </table:table-cell>
              <table:table-cell office:value-type="float" office:value="32.6970646095079">
                <text:p>32.697064609507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53.5">
                <text:p>53.5</text:p>
              </table:table-cell>
              <table:table-cell office:value-type="float" office:value="32.5769179967701">
                <text:p>32.576917996770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53.75">
                <text:p>53.75</text:p>
              </table:table-cell>
              <table:table-cell office:value-type="float" office:value="32.4811431380358">
                <text:p>32.481143138035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54">
                <text:p>54</text:p>
              </table:table-cell>
              <table:table-cell office:value-type="float" office:value="32.2651925055374">
                <text:p>32.265192505537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54.25">
                <text:p>54.25</text:p>
              </table:table-cell>
              <table:table-cell office:value-type="float" office:value="32.2412425584013">
                <text:p>32.241242558401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54.5">
                <text:p>54.5</text:p>
              </table:table-cell>
              <table:table-cell office:value-type="float" office:value="32.0085207213735">
                <text:p>32.008520721373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54.75">
                <text:p>54.75</text:p>
              </table:table-cell>
              <table:table-cell office:value-type="float" office:value="31.9025584453861">
                <text:p>31.902558445386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55">
                <text:p>55</text:p>
              </table:table-cell>
              <table:table-cell office:value-type="float" office:value="31.7195440223401">
                <text:p>31.719544022340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55.25">
                <text:p>55.25</text:p>
              </table:table-cell>
              <table:table-cell office:value-type="float" office:value="31.6174115598669">
                <text:p>31.6174115598669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55.5">
                <text:p>55.5</text:p>
              </table:table-cell>
              <table:table-cell office:value-type="float" office:value="31.3886897601091">
                <text:p>31.388689760109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55.75">
                <text:p>55.75</text:p>
              </table:table-cell>
              <table:table-cell office:value-type="float" office:value="31.2770753009211">
                <text:p>31.277075300921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56">
                <text:p>56</text:p>
              </table:table-cell>
              <table:table-cell office:value-type="float" office:value="31.1228332897723">
                <text:p>31.122833289772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56.25">
                <text:p>56.25</text:p>
              </table:table-cell>
              <table:table-cell office:value-type="float" office:value="30.939134706793">
                <text:p>30.93913470679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56.5">
                <text:p>56.5</text:p>
              </table:table-cell>
              <table:table-cell office:value-type="float" office:value="30.8473889958754">
                <text:p>30.847388995875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56.75">
                <text:p>56.75</text:p>
              </table:table-cell>
              <table:table-cell office:value-type="float" office:value="30.6199123823766">
                <text:p>30.619912382376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57">
                <text:p>57</text:p>
              </table:table-cell>
              <table:table-cell office:value-type="float" office:value="30.4828026633597">
                <text:p>30.4828026633597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57.25">
                <text:p>57.25</text:p>
              </table:table-cell>
              <table:table-cell office:value-type="float" office:value="30.2838177276629">
                <text:p>30.2838177276629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57.5">
                <text:p>57.5</text:p>
              </table:table-cell>
              <table:table-cell office:value-type="float" office:value="30.1847970405768">
                <text:p>30.184797040576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57.75">
                <text:p>57.75</text:p>
              </table:table-cell>
              <table:table-cell office:value-type="float" office:value="30.0056760271538">
                <text:p>30.005676027153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58">
                <text:p>58</text:p>
              </table:table-cell>
              <table:table-cell office:value-type="float" office:value="29.8613730974411">
                <text:p>29.861373097441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58.25">
                <text:p>58.25</text:p>
              </table:table-cell>
              <table:table-cell office:value-type="float" office:value="29.7612950556248">
                <text:p>29.761295055624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58.5">
                <text:p>58.5</text:p>
              </table:table-cell>
              <table:table-cell office:value-type="float" office:value="29.5849290279189">
                <text:p>29.5849290279189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58.75">
                <text:p>58.75</text:p>
              </table:table-cell>
              <table:table-cell office:value-type="float" office:value="29.361247831085">
                <text:p>29.36124783108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59">
                <text:p>59</text:p>
              </table:table-cell>
              <table:table-cell office:value-type="float" office:value="29.2606453362883">
                <text:p>29.260645336288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59.25">
                <text:p>59.25</text:p>
              </table:table-cell>
              <table:table-cell office:value-type="float" office:value="29.0379315342369">
                <text:p>29.037931534236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59.5">
                <text:p>59.5</text:p>
              </table:table-cell>
              <table:table-cell office:value-type="float" office:value="28.8600204059228">
                <text:p>28.860020405922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59.75">
                <text:p>59.75</text:p>
              </table:table-cell>
              <table:table-cell office:value-type="float" office:value="28.6752640034196">
                <text:p>28.675264003419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60">
                <text:p>60</text:p>
              </table:table-cell>
              <table:table-cell office:value-type="float" office:value="28.5385062366975">
                <text:p>28.538506236697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60.25">
                <text:p>60.25</text:p>
              </table:table-cell>
              <table:table-cell office:value-type="float" office:value="28.3470249145031">
                <text:p>28.347024914503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60.5">
                <text:p>60.5</text:p>
              </table:table-cell>
              <table:table-cell office:value-type="float" office:value="28.2964890269963">
                <text:p>28.296489026996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60.75">
                <text:p>60.75</text:p>
              </table:table-cell>
              <table:table-cell office:value-type="float" office:value="28.0528406472764">
                <text:p>28.052840647276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61">
                <text:p>61</text:p>
              </table:table-cell>
              <table:table-cell office:value-type="float" office:value="27.9172434887366">
                <text:p>27.917243488736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61.25">
                <text:p>61.25</text:p>
              </table:table-cell>
              <table:table-cell office:value-type="float" office:value="27.7175556096427">
                <text:p>27.7175556096427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61.5">
                <text:p>61.5</text:p>
              </table:table-cell>
              <table:table-cell office:value-type="float" office:value="27.5815495886794">
                <text:p>27.581549588679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61.75">
                <text:p>61.75</text:p>
              </table:table-cell>
              <table:table-cell office:value-type="float" office:value="27.4819786019998">
                <text:p>27.4819786019998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62">
                <text:p>62</text:p>
              </table:table-cell>
              <table:table-cell office:value-type="float" office:value="27.2551565987774">
                <text:p>27.255156598777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62.25">
                <text:p>62.25</text:p>
              </table:table-cell>
              <table:table-cell office:value-type="float" office:value="27.0942152849935">
                <text:p>27.094215284993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62.5">
                <text:p>62.5</text:p>
              </table:table-cell>
              <table:table-cell office:value-type="float" office:value="26.9201723394726">
                <text:p>26.920172339472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62.75">
                <text:p>62.75</text:p>
              </table:table-cell>
              <table:table-cell office:value-type="float" office:value="26.770514306922">
                <text:p>26.770514306922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63">
                <text:p>63</text:p>
              </table:table-cell>
              <table:table-cell office:value-type="float" office:value="26.5601752074196">
                <text:p>26.560175207419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63.25">
                <text:p>63.25</text:p>
              </table:table-cell>
              <table:table-cell office:value-type="float" office:value="26.353500638553">
                <text:p>26.353500638553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63.5">
                <text:p>63.5</text:p>
              </table:table-cell>
              <table:table-cell office:value-type="float" office:value="26.2810132159122">
                <text:p>26.2810132159122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63.75">
                <text:p>63.75</text:p>
              </table:table-cell>
              <table:table-cell office:value-type="float" office:value="26.1164183371575">
                <text:p>26.116418337157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64">
                <text:p>64</text:p>
              </table:table-cell>
              <table:table-cell office:value-type="float" office:value="25.9217163431776">
                <text:p>25.921716343177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64.25">
                <text:p>64.25</text:p>
              </table:table-cell>
              <table:table-cell office:value-type="float" office:value="25.7660945541539">
                <text:p>25.7660945541539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64.5">
                <text:p>64.5</text:p>
              </table:table-cell>
              <table:table-cell office:value-type="float" office:value="25.5878980905532">
                <text:p>25.587898090553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64.75">
                <text:p>64.75</text:p>
              </table:table-cell>
              <table:table-cell office:value-type="float" office:value="25.4187385533279">
                <text:p>25.4187385533279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65">
                <text:p>65</text:p>
              </table:table-cell>
              <table:table-cell office:value-type="float" office:value="25.2560573660548">
                <text:p>25.2560573660548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65.25">
                <text:p>65.25</text:p>
              </table:table-cell>
              <table:table-cell office:value-type="float" office:value="25.1310343666726">
                <text:p>25.131034366672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65.5">
                <text:p>65.5</text:p>
              </table:table-cell>
              <table:table-cell office:value-type="float" office:value="24.9301645731846">
                <text:p>24.930164573184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65.75">
                <text:p>65.75</text:p>
              </table:table-cell>
              <table:table-cell office:value-type="float" office:value="24.7922786214315">
                <text:p>24.792278621431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66">
                <text:p>66</text:p>
              </table:table-cell>
              <table:table-cell office:value-type="float" office:value="24.6087289621966">
                <text:p>24.6087289621966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66.25">
                <text:p>66.25</text:p>
              </table:table-cell>
              <table:table-cell office:value-type="float" office:value="24.4510569542771">
                <text:p>24.451056954277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66.5">
                <text:p>66.5</text:p>
              </table:table-cell>
              <table:table-cell office:value-type="float" office:value="24.2140771886258">
                <text:p>24.2140771886258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66.75">
                <text:p>66.75</text:p>
              </table:table-cell>
              <table:table-cell office:value-type="float" office:value="24.143492291705">
                <text:p>24.14349229170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67">
                <text:p>67</text:p>
              </table:table-cell>
              <table:table-cell office:value-type="float" office:value="23.9475655784941">
                <text:p>23.9475655784941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67.25">
                <text:p>67.25</text:p>
              </table:table-cell>
              <table:table-cell office:value-type="float" office:value="23.8183164027776">
                <text:p>23.8183164027776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67.5">
                <text:p>67.5</text:p>
              </table:table-cell>
              <table:table-cell office:value-type="float" office:value="23.5509719274751">
                <text:p>23.550971927475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67.75">
                <text:p>67.75</text:p>
              </table:table-cell>
              <table:table-cell office:value-type="float" office:value="23.4296345303958">
                <text:p>23.4296345303958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68">
                <text:p>68</text:p>
              </table:table-cell>
              <table:table-cell office:value-type="float" office:value="23.310978726098">
                <text:p>23.310978726098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68.25">
                <text:p>68.25</text:p>
              </table:table-cell>
              <table:table-cell office:value-type="float" office:value="23.1831389333967">
                <text:p>23.1831389333967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68.5">
                <text:p>68.5</text:p>
              </table:table-cell>
              <table:table-cell office:value-type="float" office:value="22.9622205234917">
                <text:p>22.9622205234917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68.75">
                <text:p>68.75</text:p>
              </table:table-cell>
              <table:table-cell office:value-type="float" office:value="22.8230547079535">
                <text:p>22.823054707953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69">
                <text:p>69</text:p>
              </table:table-cell>
              <table:table-cell office:value-type="float" office:value="22.7083747636462">
                <text:p>22.7083747636462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69.25">
                <text:p>69.25</text:p>
              </table:table-cell>
              <table:table-cell office:value-type="float" office:value="22.5297764954993">
                <text:p>22.5297764954993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69.5">
                <text:p>69.5</text:p>
              </table:table-cell>
              <table:table-cell office:value-type="float" office:value="22.3289825679958">
                <text:p>22.3289825679958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69.75">
                <text:p>69.75</text:p>
              </table:table-cell>
              <table:table-cell office:value-type="float" office:value="22.2580417889277">
                <text:p>22.2580417889277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70">
                <text:p>70</text:p>
              </table:table-cell>
              <table:table-cell office:value-type="float" office:value="22.045058049855">
                <text:p>22.04505804985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70.25">
                <text:p>70.25</text:p>
              </table:table-cell>
              <table:table-cell office:value-type="float" office:value="21.8954272009159">
                <text:p>21.8954272009159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70.5">
                <text:p>70.5</text:p>
              </table:table-cell>
              <table:table-cell office:value-type="float" office:value="21.663181467258">
                <text:p>21.663181467258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70.75">
                <text:p>70.75</text:p>
              </table:table-cell>
              <table:table-cell office:value-type="float" office:value="21.5726379162406">
                <text:p>21.5726379162406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71">
                <text:p>71</text:p>
              </table:table-cell>
              <table:table-cell office:value-type="float" office:value="21.4507382208771">
                <text:p>21.4507382208771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71.25">
                <text:p>71.25</text:p>
              </table:table-cell>
              <table:table-cell office:value-type="float" office:value="21.2571023486402">
                <text:p>21.2571023486402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71.5">
                <text:p>71.5</text:p>
              </table:table-cell>
              <table:table-cell office:value-type="float" office:value="21.0461926929333">
                <text:p>21.046192692933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71.75">
                <text:p>71.75</text:p>
              </table:table-cell>
              <table:table-cell office:value-type="float" office:value="20.9526405381848">
                <text:p>20.9526405381848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72">
                <text:p>72</text:p>
              </table:table-cell>
              <table:table-cell office:value-type="float" office:value="20.7692880177746">
                <text:p>20.7692880177746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72.25">
                <text:p>72.25</text:p>
              </table:table-cell>
              <table:table-cell office:value-type="float" office:value="20.6027503372875">
                <text:p>20.602750337287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72.5">
                <text:p>72.5</text:p>
              </table:table-cell>
              <table:table-cell office:value-type="float" office:value="20.4406826101832">
                <text:p>20.440682610183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72.75">
                <text:p>72.75</text:p>
              </table:table-cell>
              <table:table-cell office:value-type="float" office:value="20.3085389275198">
                <text:p>20.3085389275198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73">
                <text:p>73</text:p>
              </table:table-cell>
              <table:table-cell office:value-type="float" office:value="20.1188408951273">
                <text:p>20.1188408951273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73.25">
                <text:p>73.25</text:p>
              </table:table-cell>
              <table:table-cell office:value-type="float" office:value="20.0671339850692">
                <text:p>20.0671339850692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73.5">
                <text:p>73.5</text:p>
              </table:table-cell>
              <table:table-cell office:value-type="float" office:value="19.8880908027469">
                <text:p>19.8880908027469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73.75">
                <text:p>73.75</text:p>
              </table:table-cell>
              <table:table-cell office:value-type="float" office:value="19.6821644724573">
                <text:p>19.6821644724573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74">
                <text:p>74</text:p>
              </table:table-cell>
              <table:table-cell office:value-type="float" office:value="19.6073025350959">
                <text:p>19.6073025350959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74.25">
                <text:p>74.25</text:p>
              </table:table-cell>
              <table:table-cell office:value-type="float" office:value="19.364322533242">
                <text:p>19.364322533242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74.5">
                <text:p>74.5</text:p>
              </table:table-cell>
              <table:table-cell office:value-type="float" office:value="19.2296046661002">
                <text:p>19.2296046661002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74.75">
                <text:p>74.75</text:p>
              </table:table-cell>
              <table:table-cell office:value-type="float" office:value="19.0760640287915">
                <text:p>19.0760640287915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75">
                <text:p>75</text:p>
              </table:table-cell>
              <table:table-cell office:value-type="float" office:value="18.9669002729428">
                <text:p>18.9669002729428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75.25">
                <text:p>75.25</text:p>
              </table:table-cell>
              <table:table-cell office:value-type="float" office:value="18.79800528892">
                <text:p>18.79800528892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75.5">
                <text:p>75.5</text:p>
              </table:table-cell>
              <table:table-cell office:value-type="float" office:value="18.6411711967103">
                <text:p>18.6411711967103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75.75">
                <text:p>75.75</text:p>
              </table:table-cell>
              <table:table-cell office:value-type="float" office:value="18.5086552616767">
                <text:p>18.5086552616767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76">
                <text:p>76</text:p>
              </table:table-cell>
              <table:table-cell office:value-type="float" office:value="18.4421762361974">
                <text:p>18.4421762361974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76.25">
                <text:p>76.25</text:p>
              </table:table-cell>
              <table:table-cell office:value-type="float" office:value="18.2300950612883">
                <text:p>18.2300950612883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76.5">
                <text:p>76.5</text:p>
              </table:table-cell>
              <table:table-cell office:value-type="float" office:value="18.0918351548289">
                <text:p>18.0918351548289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76.75">
                <text:p>76.75</text:p>
              </table:table-cell>
              <table:table-cell office:value-type="float" office:value="17.9442589308824">
                <text:p>17.9442589308824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77">
                <text:p>77</text:p>
              </table:table-cell>
              <table:table-cell office:value-type="float" office:value="17.7863644101395">
                <text:p>17.7863644101395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77.25">
                <text:p>77.25</text:p>
              </table:table-cell>
              <table:table-cell office:value-type="float" office:value="17.6722440491522">
                <text:p>17.6722440491522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77.5">
                <text:p>77.5</text:p>
              </table:table-cell>
              <table:table-cell office:value-type="float" office:value="17.5397892319563">
                <text:p>17.5397892319563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77.75">
                <text:p>77.75</text:p>
              </table:table-cell>
              <table:table-cell office:value-type="float" office:value="17.3534386775243">
                <text:p>17.3534386775243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78">
                <text:p>78</text:p>
              </table:table-cell>
              <table:table-cell office:value-type="float" office:value="17.21745101906">
                <text:p>17.21745101906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78.25">
                <text:p>78.25</text:p>
              </table:table-cell>
              <table:table-cell office:value-type="float" office:value="17.0479630332022">
                <text:p>17.0479630332022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78.5">
                <text:p>78.5</text:p>
              </table:table-cell>
              <table:table-cell office:value-type="float" office:value="16.8495912694556">
                <text:p>16.8495912694556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78.75">
                <text:p>78.75</text:p>
              </table:table-cell>
              <table:table-cell office:value-type="float" office:value="16.780903515396">
                <text:p>16.780903515396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79">
                <text:p>79</text:p>
              </table:table-cell>
              <table:table-cell office:value-type="float" office:value="16.6133508745254">
                <text:p>16.6133508745254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79.25">
                <text:p>79.25</text:p>
              </table:table-cell>
              <table:table-cell office:value-type="float" office:value="16.5190031261236">
                <text:p>16.5190031261236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79.5">
                <text:p>79.5</text:p>
              </table:table-cell>
              <table:table-cell office:value-type="float" office:value="16.3307827350926">
                <text:p>16.3307827350926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79.75">
                <text:p>79.75</text:p>
              </table:table-cell>
              <table:table-cell office:value-type="float" office:value="16.195645395574">
                <text:p>16.195645395574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80">
                <text:p>80</text:p>
              </table:table-cell>
              <table:table-cell office:value-type="float" office:value="16.0929228472188">
                <text:p>16.0929228472188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80.25">
                <text:p>80.25</text:p>
              </table:table-cell>
              <table:table-cell office:value-type="float" office:value="15.9631492951852">
                <text:p>15.9631492951852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80.5">
                <text:p>80.5</text:p>
              </table:table-cell>
              <table:table-cell office:value-type="float" office:value="15.8025046823604">
                <text:p>15.8025046823604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80.75">
                <text:p>80.75</text:p>
              </table:table-cell>
              <table:table-cell office:value-type="float" office:value="15.6661351856569">
                <text:p>15.6661351856569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81">
                <text:p>81</text:p>
              </table:table-cell>
              <table:table-cell office:value-type="float" office:value="15.5340663260199">
                <text:p>15.5340663260199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81.25">
                <text:p>81.25</text:p>
              </table:table-cell>
              <table:table-cell office:value-type="float" office:value="15.3716541896347">
                <text:p>15.3716541896347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81.5">
                <text:p>81.5</text:p>
              </table:table-cell>
              <table:table-cell office:value-type="float" office:value="15.231232021379">
                <text:p>15.231232021379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81.75">
                <text:p>81.75</text:p>
              </table:table-cell>
              <table:table-cell office:value-type="float" office:value="15.090968484403">
                <text:p>15.090968484403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82">
                <text:p>82</text:p>
              </table:table-cell>
              <table:table-cell office:value-type="float" office:value="14.9709516653489">
                <text:p>14.9709516653489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82.25">
                <text:p>82.25</text:p>
              </table:table-cell>
              <table:table-cell office:value-type="float" office:value="14.8207790798035">
                <text:p>14.8207790798035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82.5">
                <text:p>82.5</text:p>
              </table:table-cell>
              <table:table-cell office:value-type="float" office:value="14.6640741488037">
                <text:p>14.6640741488037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82.75">
                <text:p>82.75</text:p>
              </table:table-cell>
              <table:table-cell office:value-type="float" office:value="14.5350287417133">
                <text:p>14.5350287417133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83">
                <text:p>83</text:p>
              </table:table-cell>
              <table:table-cell office:value-type="float" office:value="14.4271227090695">
                <text:p>14.4271227090695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83.25">
                <text:p>83.25</text:p>
              </table:table-cell>
              <table:table-cell office:value-type="float" office:value="14.3166555941635">
                <text:p>14.3166555941635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83.5">
                <text:p>83.5</text:p>
              </table:table-cell>
              <table:table-cell office:value-type="float" office:value="14.1843227294247">
                <text:p>14.1843227294247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83.75">
                <text:p>83.75</text:p>
              </table:table-cell>
              <table:table-cell office:value-type="float" office:value="14.0754020035762">
                <text:p>14.0754020035762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84">
                <text:p>84</text:p>
              </table:table-cell>
              <table:table-cell office:value-type="float" office:value="13.8084013707901">
                <text:p>13.8084013707901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84.25">
                <text:p>84.25</text:p>
              </table:table-cell>
              <table:table-cell office:value-type="float" office:value="13.7658211640641">
                <text:p>13.7658211640641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84.5">
                <text:p>84.5</text:p>
              </table:table-cell>
              <table:table-cell office:value-type="float" office:value="13.6402114888995">
                <text:p>13.6402114888995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84.75">
                <text:p>84.75</text:p>
              </table:table-cell>
              <table:table-cell office:value-type="float" office:value="13.5536547341622">
                <text:p>13.5536547341622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85">
                <text:p>85</text:p>
              </table:table-cell>
              <table:table-cell office:value-type="float" office:value="13.3223792451193">
                <text:p>13.3223792451193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85.25">
                <text:p>85.25</text:p>
              </table:table-cell>
              <table:table-cell office:value-type="float" office:value="13.2972055860855">
                <text:p>13.2972055860855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85.5">
                <text:p>85.5</text:p>
              </table:table-cell>
              <table:table-cell office:value-type="float" office:value="13.1330460966487">
                <text:p>13.1330460966487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85.75">
                <text:p>85.75</text:p>
              </table:table-cell>
              <table:table-cell office:value-type="float" office:value="13.0505331589824">
                <text:p>13.0505331589824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86">
                <text:p>86</text:p>
              </table:table-cell>
              <table:table-cell office:value-type="float" office:value="12.9039981335988">
                <text:p>12.9039981335988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86.25">
                <text:p>86.25</text:p>
              </table:table-cell>
              <table:table-cell office:value-type="float" office:value="12.7295856117185">
                <text:p>12.7295856117185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86.5">
                <text:p>86.5</text:p>
              </table:table-cell>
              <table:table-cell office:value-type="float" office:value="12.5848979983081">
                <text:p>12.5848979983081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86.75">
                <text:p>86.75</text:p>
              </table:table-cell>
              <table:table-cell office:value-type="float" office:value="12.4789262094788">
                <text:p>12.4789262094788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87">
                <text:p>87</text:p>
              </table:table-cell>
              <table:table-cell office:value-type="float" office:value="12.2992419694527">
                <text:p>12.2992419694527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87.25">
                <text:p>87.25</text:p>
              </table:table-cell>
              <table:table-cell office:value-type="float" office:value="12.2223721129014">
                <text:p>12.2223721129014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87.5">
                <text:p>87.5</text:p>
              </table:table-cell>
              <table:table-cell office:value-type="float" office:value="12.0802095402945">
                <text:p>12.0802095402945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87.75">
                <text:p>87.75</text:p>
              </table:table-cell>
              <table:table-cell office:value-type="float" office:value="11.9801171362842">
                <text:p>11.9801171362842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88">
                <text:p>88</text:p>
              </table:table-cell>
              <table:table-cell office:value-type="float" office:value="11.8193289030053">
                <text:p>11.8193289030053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88.25">
                <text:p>88.25</text:p>
              </table:table-cell>
              <table:table-cell office:value-type="float" office:value="11.7320115965106">
                <text:p>11.7320115965106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88.5">
                <text:p>88.5</text:p>
              </table:table-cell>
              <table:table-cell office:value-type="float" office:value="11.5280326254665">
                <text:p>11.5280326254665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88.75">
                <text:p>88.75</text:p>
              </table:table-cell>
              <table:table-cell office:value-type="float" office:value="11.4719666298256">
                <text:p>11.4719666298256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89">
                <text:p>89</text:p>
              </table:table-cell>
              <table:table-cell office:value-type="float" office:value="11.342935715091">
                <text:p>11.342935715091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89.25">
                <text:p>89.25</text:p>
              </table:table-cell>
              <table:table-cell office:value-type="float" office:value="11.228180683349">
                <text:p>11.228180683349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89.5">
                <text:p>89.5</text:p>
              </table:table-cell>
              <table:table-cell office:value-type="float" office:value="11.0618186895132">
                <text:p>11.0618186895132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89.75">
                <text:p>89.75</text:p>
              </table:table-cell>
              <table:table-cell office:value-type="float" office:value="10.9256478640268">
                <text:p>10.9256478640268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90">
                <text:p>90</text:p>
              </table:table-cell>
              <table:table-cell office:value-type="float" office:value="10.8252231909324">
                <text:p>10.8252231909324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90.25">
                <text:p>90.25</text:p>
              </table:table-cell>
              <table:table-cell office:value-type="float" office:value="10.7265138509213">
                <text:p>10.7265138509213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90.5">
                <text:p>90.5</text:p>
              </table:table-cell>
              <table:table-cell office:value-type="float" office:value="10.5911942682739">
                <text:p>10.5911942682739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90.75">
                <text:p>90.75</text:p>
              </table:table-cell>
              <table:table-cell office:value-type="float" office:value="10.5148015785615">
                <text:p>10.5148015785615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91">
                <text:p>91</text:p>
              </table:table-cell>
              <table:table-cell office:value-type="float" office:value="10.3938642067639">
                <text:p>10.3938642067639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91.25">
                <text:p>91.25</text:p>
              </table:table-cell>
              <table:table-cell office:value-type="float" office:value="10.1865641417344">
                <text:p>10.1865641417344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91.5">
                <text:p>91.5</text:p>
              </table:table-cell>
              <table:table-cell office:value-type="float" office:value="10.1443781113279">
                <text:p>10.1443781113279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91.75">
                <text:p>91.75</text:p>
              </table:table-cell>
              <table:table-cell office:value-type="float" office:value="9.99659018371785">
                <text:p>9.99659018371785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92">
                <text:p>92</text:p>
              </table:table-cell>
              <table:table-cell office:value-type="float" office:value="9.91257917972269">
                <text:p>9.91257917972269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92.25">
                <text:p>92.25</text:p>
              </table:table-cell>
              <table:table-cell office:value-type="float" office:value="9.75177516613657">
                <text:p>9.75177516613657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92.5">
                <text:p>92.5</text:p>
              </table:table-cell>
              <table:table-cell office:value-type="float" office:value="9.67307951186003">
                <text:p>9.67307951186003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92.75">
                <text:p>92.75</text:p>
              </table:table-cell>
              <table:table-cell office:value-type="float" office:value="9.53133535562811">
                <text:p>9.53133535562811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93">
                <text:p>93</text:p>
              </table:table-cell>
              <table:table-cell office:value-type="float" office:value="9.43585789419484">
                <text:p>9.43585789419484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93.25">
                <text:p>93.25</text:p>
              </table:table-cell>
              <table:table-cell office:value-type="float" office:value="9.29927935450433">
                <text:p>9.29927935450433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93.5">
                <text:p>93.5</text:p>
              </table:table-cell>
              <table:table-cell office:value-type="float" office:value="9.11011873937895">
                <text:p>9.11011873937895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93.75">
                <text:p>93.75</text:p>
              </table:table-cell>
              <table:table-cell office:value-type="float" office:value="9.07481505525692">
                <text:p>9.07481505525692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94">
                <text:p>94</text:p>
              </table:table-cell>
              <table:table-cell office:value-type="float" office:value="8.98283965792916">
                <text:p>8.98283965792916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94.25">
                <text:p>94.25</text:p>
              </table:table-cell>
              <table:table-cell office:value-type="float" office:value="8.72659258318798">
                <text:p>8.72659258318798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94.5">
                <text:p>94.5</text:p>
              </table:table-cell>
              <table:table-cell office:value-type="float" office:value="8.69641312485301">
                <text:p>8.69641312485301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94.75">
                <text:p>94.75</text:p>
              </table:table-cell>
              <table:table-cell office:value-type="float" office:value="8.58073545027589">
                <text:p>8.58073545027589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95">
                <text:p>95</text:p>
              </table:table-cell>
              <table:table-cell office:value-type="float" office:value="8.48969479727238">
                <text:p>8.48969479727238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95.25">
                <text:p>95.25</text:p>
              </table:table-cell>
              <table:table-cell office:value-type="float" office:value="8.31515259398043">
                <text:p>8.31515259398043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95.5">
                <text:p>95.5</text:p>
              </table:table-cell>
              <table:table-cell office:value-type="float" office:value="8.1963541447979">
                <text:p>8.1963541447979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95.75">
                <text:p>95.75</text:p>
              </table:table-cell>
              <table:table-cell office:value-type="float" office:value="8.08508424622989">
                <text:p>8.08508424622989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96">
                <text:p>96</text:p>
              </table:table-cell>
              <table:table-cell office:value-type="float" office:value="7.97653086902722">
                <text:p>7.97653086902722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96.25">
                <text:p>96.25</text:p>
              </table:table-cell>
              <table:table-cell office:value-type="float" office:value="7.8969013649243">
                <text:p>7.8969013649243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96.5">
                <text:p>96.5</text:p>
              </table:table-cell>
              <table:table-cell office:value-type="float" office:value="7.8309535994342">
                <text:p>7.8309535994342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96.75">
                <text:p>96.75</text:p>
              </table:table-cell>
              <table:table-cell office:value-type="float" office:value="7.67161343139395">
                <text:p>7.67161343139395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97">
                <text:p>97</text:p>
              </table:table-cell>
              <table:table-cell office:value-type="float" office:value="7.54178495765274">
                <text:p>7.54178495765274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97.25">
                <text:p>97.25</text:p>
              </table:table-cell>
              <table:table-cell office:value-type="float" office:value="7.4432667437904">
                <text:p>7.4432667437904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97.5">
                <text:p>97.5</text:p>
              </table:table-cell>
              <table:table-cell office:value-type="float" office:value="7.30178373136399">
                <text:p>7.30178373136399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97.75">
                <text:p>97.75</text:p>
              </table:table-cell>
              <table:table-cell office:value-type="float" office:value="7.19306458490079">
                <text:p>7.19306458490079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98">
                <text:p>98</text:p>
              </table:table-cell>
              <table:table-cell office:value-type="float" office:value="7.11045668040974">
                <text:p>7.11045668040974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98.25">
                <text:p>98.25</text:p>
              </table:table-cell>
              <table:table-cell office:value-type="float" office:value="7.05305767907252">
                <text:p>7.05305767907252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98.5">
                <text:p>98.5</text:p>
              </table:table-cell>
              <table:table-cell office:value-type="float" office:value="6.87489468886797">
                <text:p>6.87489468886797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98.75">
                <text:p>98.75</text:p>
              </table:table-cell>
              <table:table-cell office:value-type="float" office:value="6.80502161776452">
                <text:p>6.80502161776452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99">
                <text:p>99</text:p>
              </table:table-cell>
              <table:table-cell office:value-type="float" office:value="6.65275826789085">
                <text:p>6.65275826789085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99.25">
                <text:p>99.25</text:p>
              </table:table-cell>
              <table:table-cell office:value-type="float" office:value="6.55637900751997">
                <text:p>6.55637900751997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99.5">
                <text:p>99.5</text:p>
              </table:table-cell>
              <table:table-cell office:value-type="float" office:value="6.40631323218043">
                <text:p>6.40631323218043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99.75">
                <text:p>99.75</text:p>
              </table:table-cell>
              <table:table-cell office:value-type="float" office:value="6.30518292945724">
                <text:p>6.30518292945724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00">
                <text:p>100</text:p>
              </table:table-cell>
              <table:table-cell office:value-type="float" office:value="6.26393894966532">
                <text:p>6.26393894966532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00.25">
                <text:p>100.25</text:p>
              </table:table-cell>
              <table:table-cell office:value-type="float" office:value="6.14220519650068">
                <text:p>6.14220519650068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00.5">
                <text:p>100.5</text:p>
              </table:table-cell>
              <table:table-cell office:value-type="float" office:value="5.95767293494113">
                <text:p>5.95767293494113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00.75">
                <text:p>100.75</text:p>
              </table:table-cell>
              <table:table-cell office:value-type="float" office:value="5.87922207884373">
                <text:p>5.87922207884373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01">
                <text:p>101</text:p>
              </table:table-cell>
              <table:table-cell office:value-type="float" office:value="5.81060050804215">
                <text:p>5.81060050804215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01.25">
                <text:p>101.25</text:p>
              </table:table-cell>
              <table:table-cell office:value-type="float" office:value="5.63583302563167">
                <text:p>5.63583302563167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01.5">
                <text:p>101.5</text:p>
              </table:table-cell>
              <table:table-cell office:value-type="float" office:value="5.48656212454756">
                <text:p>5.48656212454756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01.75">
                <text:p>101.75</text:p>
              </table:table-cell>
              <table:table-cell office:value-type="float" office:value="5.4970586228182">
                <text:p>5.4970586228182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02">
                <text:p>102</text:p>
              </table:table-cell>
              <table:table-cell office:value-type="float" office:value="5.30459093569123">
                <text:p>5.30459093569123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02.25">
                <text:p>102.25</text:p>
              </table:table-cell>
              <table:table-cell office:value-type="float" office:value="5.27116988293277">
                <text:p>5.27116988293277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02.5">
                <text:p>102.5</text:p>
              </table:table-cell>
              <table:table-cell office:value-type="float" office:value="5.11143620928276">
                <text:p>5.11143620928276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02.75">
                <text:p>102.75</text:p>
              </table:table-cell>
              <table:table-cell office:value-type="float" office:value="4.99055495342659">
                <text:p>4.99055495342659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03">
                <text:p>103</text:p>
              </table:table-cell>
              <table:table-cell office:value-type="float" office:value="4.86909134581806">
                <text:p>4.86909134581806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03.25">
                <text:p>103.25</text:p>
              </table:table-cell>
              <table:table-cell office:value-type="float" office:value="4.7707499946695">
                <text:p>4.7707499946695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03.5">
                <text:p>103.5</text:p>
              </table:table-cell>
              <table:table-cell office:value-type="float" office:value="4.68099169729625">
                <text:p>4.68099169729625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03.75">
                <text:p>103.75</text:p>
              </table:table-cell>
              <table:table-cell office:value-type="float" office:value="4.54455493138055">
                <text:p>4.54455493138055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04">
                <text:p>104</text:p>
              </table:table-cell>
              <table:table-cell office:value-type="float" office:value="4.47478157364169">
                <text:p>4.47478157364169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04.25">
                <text:p>104.25</text:p>
              </table:table-cell>
              <table:table-cell office:value-type="float" office:value="4.36566688327119">
                <text:p>4.36566688327119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04.5">
                <text:p>104.5</text:p>
              </table:table-cell>
              <table:table-cell office:value-type="float" office:value="4.32948131930067">
                <text:p>4.32948131930067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04.75">
                <text:p>104.75</text:p>
              </table:table-cell>
              <table:table-cell office:value-type="float" office:value="4.15646944032091">
                <text:p>4.15646944032091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05">
                <text:p>105</text:p>
              </table:table-cell>
              <table:table-cell office:value-type="float" office:value="4.00531675802823">
                <text:p>4.00531675802823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05.25">
                <text:p>105.25</text:p>
              </table:table-cell>
              <table:table-cell office:value-type="float" office:value="3.97592772189542">
                <text:p>3.97592772189542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05.5">
                <text:p>105.5</text:p>
              </table:table-cell>
              <table:table-cell office:value-type="float" office:value="3.80000193005662">
                <text:p>3.80000193005662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05.75">
                <text:p>105.75</text:p>
              </table:table-cell>
              <table:table-cell office:value-type="float" office:value="3.78408415826849">
                <text:p>3.78408415826849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06">
                <text:p>106</text:p>
              </table:table-cell>
              <table:table-cell office:value-type="float" office:value="3.6249363562552">
                <text:p>3.6249363562552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06.25">
                <text:p>106.25</text:p>
              </table:table-cell>
              <table:table-cell office:value-type="float" office:value="3.57049362520978">
                <text:p>3.57049362520978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06.5">
                <text:p>106.5</text:p>
              </table:table-cell>
              <table:table-cell office:value-type="float" office:value="3.37332023810657">
                <text:p>3.37332023810657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06.75">
                <text:p>106.75</text:p>
              </table:table-cell>
              <table:table-cell office:value-type="float" office:value="3.35144541259006">
                <text:p>3.35144541259006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07">
                <text:p>107</text:p>
              </table:table-cell>
              <table:table-cell office:value-type="float" office:value="3.19585485802451">
                <text:p>3.19585485802451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07.25">
                <text:p>107.25</text:p>
              </table:table-cell>
              <table:table-cell office:value-type="float" office:value="3.10208871156058">
                <text:p>3.10208871156058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07.5">
                <text:p>107.5</text:p>
              </table:table-cell>
              <table:table-cell office:value-type="float" office:value="3.01331199997101">
                <text:p>3.01331199997101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07.75">
                <text:p>107.75</text:p>
              </table:table-cell>
              <table:table-cell office:value-type="float" office:value="2.87207872536626">
                <text:p>2.87207872536626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08">
                <text:p>108</text:p>
              </table:table-cell>
              <table:table-cell office:value-type="float" office:value="2.86617191662352">
                <text:p>2.86617191662352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08.25">
                <text:p>108.25</text:p>
              </table:table-cell>
              <table:table-cell office:value-type="float" office:value="2.73541996430166">
                <text:p>2.73541996430166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08.5">
                <text:p>108.5</text:p>
              </table:table-cell>
              <table:table-cell office:value-type="float" office:value="2.61514527742857">
                <text:p>2.61514527742857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08.75">
                <text:p>108.75</text:p>
              </table:table-cell>
              <table:table-cell office:value-type="float" office:value="2.43785109876506">
                <text:p>2.43785109876506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09">
                <text:p>109</text:p>
              </table:table-cell>
              <table:table-cell office:value-type="float" office:value="2.35959954006701">
                <text:p>2.35959954006701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09.25">
                <text:p>109.25</text:p>
              </table:table-cell>
              <table:table-cell office:value-type="float" office:value="2.27206321235741">
                <text:p>2.27206321235741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09.5">
                <text:p>109.5</text:p>
              </table:table-cell>
              <table:table-cell office:value-type="float" office:value="2.234221078268">
                <text:p>2.234221078268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09.75">
                <text:p>109.75</text:p>
              </table:table-cell>
              <table:table-cell office:value-type="float" office:value="2.08101015655091">
                <text:p>2.08101015655091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10">
                <text:p>110</text:p>
              </table:table-cell>
              <table:table-cell office:value-type="float" office:value="1.99183564451818">
                <text:p>1.99183564451818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10.25">
                <text:p>110.25</text:p>
              </table:table-cell>
              <table:table-cell office:value-type="float" office:value="1.88426177204525">
                <text:p>1.88426177204525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10.5">
                <text:p>110.5</text:p>
              </table:table-cell>
              <table:table-cell office:value-type="float" office:value="1.75106102310527">
                <text:p>1.75106102310527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10.75">
                <text:p>110.75</text:p>
              </table:table-cell>
              <table:table-cell office:value-type="float" office:value="1.71021579196033">
                <text:p>1.71021579196033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11">
                <text:p>111</text:p>
              </table:table-cell>
              <table:table-cell office:value-type="float" office:value="1.51824487231001">
                <text:p>1.51824487231001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11.25">
                <text:p>111.25</text:p>
              </table:table-cell>
              <table:table-cell office:value-type="float" office:value="1.50882418898521">
                <text:p>1.50882418898521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11.5">
                <text:p>111.5</text:p>
              </table:table-cell>
              <table:table-cell office:value-type="float" office:value="1.39026583830059">
                <text:p>1.39026583830059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11.75">
                <text:p>111.75</text:p>
              </table:table-cell>
              <table:table-cell office:value-type="float" office:value="1.27327872119343">
                <text:p>1.27327872119343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12">
                <text:p>112</text:p>
              </table:table-cell>
              <table:table-cell office:value-type="float" office:value="1.20650748395581">
                <text:p>1.20650748395581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12.25">
                <text:p>112.25</text:p>
              </table:table-cell>
              <table:table-cell office:value-type="float" office:value="1.04655624049561">
                <text:p>1.04655624049561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12.5">
                <text:p>112.5</text:p>
              </table:table-cell>
              <table:table-cell office:value-type="float" office:value="0.951148072488003">
                <text:p>0.951148072488003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12.75">
                <text:p>112.75</text:p>
              </table:table-cell>
              <table:table-cell office:value-type="float" office:value="0.857234940575366">
                <text:p>0.857234940575366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13">
                <text:p>113</text:p>
              </table:table-cell>
              <table:table-cell office:value-type="float" office:value="0.761234504109512">
                <text:p>0.761234504109512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13.25">
                <text:p>113.25</text:p>
              </table:table-cell>
              <table:table-cell office:value-type="float" office:value="0.656606351491322">
                <text:p>0.656606351491322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13.5">
                <text:p>113.5</text:p>
              </table:table-cell>
              <table:table-cell office:value-type="float" office:value="0.581344773075271">
                <text:p>0.581344773075271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13.75">
                <text:p>113.75</text:p>
              </table:table-cell>
              <table:table-cell office:value-type="float" office:value="0.473637123471749">
                <text:p>0.473637123471749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14">
                <text:p>114</text:p>
              </table:table-cell>
              <table:table-cell office:value-type="float" office:value="0.349287528090286">
                <text:p>0.349287528090286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14.25">
                <text:p>114.25</text:p>
              </table:table-cell>
              <table:table-cell office:value-type="float" office:value="0.285546923800812">
                <text:p>0.285546923800812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14.5">
                <text:p>114.5</text:p>
              </table:table-cell>
              <table:table-cell office:value-type="float" office:value="0.163373247665634">
                <text:p>0.163373247665634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14.75">
                <text:p>114.75</text:p>
              </table:table-cell>
              <table:table-cell office:value-type="float" office:value="0.082769952373961">
                <text:p>0.082769952373961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15">
                <text:p>115</text:p>
              </table:table-cell>
              <table:table-cell office:value-type="float" office:value="-0.035380556020567">
                <text:p>-0.035380556020567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15.25">
                <text:p>115.25</text:p>
              </table:table-cell>
              <table:table-cell office:value-type="float" office:value="-0.175138121662873">
                <text:p>-0.175138121662873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15.5">
                <text:p>115.5</text:p>
              </table:table-cell>
              <table:table-cell office:value-type="float" office:value="-0.273840459176648">
                <text:p>-0.273840459176648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15.75">
                <text:p>115.75</text:p>
              </table:table-cell>
              <table:table-cell office:value-type="float" office:value="-0.385315584357891">
                <text:p>-0.385315584357891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16">
                <text:p>116</text:p>
              </table:table-cell>
              <table:table-cell office:value-type="float" office:value="-0.48219480946994">
                <text:p>-0.48219480946994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16.25">
                <text:p>116.25</text:p>
              </table:table-cell>
              <table:table-cell office:value-type="float" office:value="-0.53803770496959">
                <text:p>-0.53803770496959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16.5">
                <text:p>116.5</text:p>
              </table:table-cell>
              <table:table-cell office:value-type="float" office:value="-0.54192924126186">
                <text:p>-0.54192924126186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16.75">
                <text:p>116.75</text:p>
              </table:table-cell>
              <table:table-cell office:value-type="float" office:value="-0.72993602741385">
                <text:p>-0.72993602741385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17">
                <text:p>117</text:p>
              </table:table-cell>
              <table:table-cell office:value-type="float" office:value="-0.85358684325505">
                <text:p>-0.85358684325505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17.25">
                <text:p>117.25</text:p>
              </table:table-cell>
              <table:table-cell office:value-type="float" office:value="-1.02690905384736">
                <text:p>-1.02690905384736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17.5">
                <text:p>117.5</text:p>
              </table:table-cell>
              <table:table-cell office:value-type="float" office:value="-1.1137098373518">
                <text:p>-1.1137098373518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17.75">
                <text:p>117.75</text:p>
              </table:table-cell>
              <table:table-cell office:value-type="float" office:value="-1.17190105232616">
                <text:p>-1.17190105232616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18">
                <text:p>118</text:p>
              </table:table-cell>
              <table:table-cell office:value-type="float" office:value="-1.2340039318723">
                <text:p>-1.2340039318723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18.25">
                <text:p>118.25</text:p>
              </table:table-cell>
              <table:table-cell office:value-type="float" office:value="-1.28439948619808">
                <text:p>-1.28439948619808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18.5">
                <text:p>118.5</text:p>
              </table:table-cell>
              <table:table-cell office:value-type="float" office:value="-1.4275817830597">
                <text:p>-1.4275817830597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18.75">
                <text:p>118.75</text:p>
              </table:table-cell>
              <table:table-cell office:value-type="float" office:value="-1.53070169291583">
                <text:p>-1.53070169291583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19">
                <text:p>119</text:p>
              </table:table-cell>
              <table:table-cell office:value-type="float" office:value="-1.65651170831967">
                <text:p>-1.65651170831967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19.25">
                <text:p>119.25</text:p>
              </table:table-cell>
              <table:table-cell office:value-type="float" office:value="-1.73344489866845">
                <text:p>-1.73344489866845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19.5">
                <text:p>119.5</text:p>
              </table:table-cell>
              <table:table-cell office:value-type="float" office:value="-1.83899898361295">
                <text:p>-1.83899898361295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19.75">
                <text:p>119.75</text:p>
              </table:table-cell>
              <table:table-cell office:value-type="float" office:value="-1.99133691507225">
                <text:p>-1.99133691507225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20">
                <text:p>120</text:p>
              </table:table-cell>
              <table:table-cell office:value-type="float" office:value="-1.98984907874438">
                <text:p>-1.98984907874438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20.25">
                <text:p>120.25</text:p>
              </table:table-cell>
              <table:table-cell office:value-type="float" office:value="-2.15673371282663">
                <text:p>-2.15673371282663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20.5">
                <text:p>120.5</text:p>
              </table:table-cell>
              <table:table-cell office:value-type="float" office:value="-2.28503452146942">
                <text:p>-2.28503452146942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20.75">
                <text:p>120.75</text:p>
              </table:table-cell>
              <table:table-cell office:value-type="float" office:value="-2.37001810459456">
                <text:p>-2.37001810459456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21">
                <text:p>121</text:p>
              </table:table-cell>
              <table:table-cell office:value-type="float" office:value="-2.43317905597153">
                <text:p>-2.43317905597153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21.25">
                <text:p>121.25</text:p>
              </table:table-cell>
              <table:table-cell office:value-type="float" office:value="-2.52848069075087">
                <text:p>-2.52848069075087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21.5">
                <text:p>121.5</text:p>
              </table:table-cell>
              <table:table-cell office:value-type="float" office:value="-2.7248705762849">
                <text:p>-2.7248705762849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21.75">
                <text:p>121.75</text:p>
              </table:table-cell>
              <table:table-cell office:value-type="float" office:value="-2.7500726234953">
                <text:p>-2.7500726234953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22">
                <text:p>122</text:p>
              </table:table-cell>
              <table:table-cell office:value-type="float" office:value="-2.82048981971603">
                <text:p>-2.82048981971603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22.25">
                <text:p>122.25</text:p>
              </table:table-cell>
              <table:table-cell office:value-type="float" office:value="-2.95654814082998">
                <text:p>-2.95654814082998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22.5">
                <text:p>122.5</text:p>
              </table:table-cell>
              <table:table-cell office:value-type="float" office:value="-3.05905490761777">
                <text:p>-3.05905490761777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22.75">
                <text:p>122.75</text:p>
              </table:table-cell>
              <table:table-cell office:value-type="float" office:value="-3.11132721631393">
                <text:p>-3.11132721631393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23">
                <text:p>123</text:p>
              </table:table-cell>
              <table:table-cell office:value-type="float" office:value="-3.26052959807005">
                <text:p>-3.26052959807005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23.25">
                <text:p>123.25</text:p>
              </table:table-cell>
              <table:table-cell office:value-type="float" office:value="-3.3798592333855">
                <text:p>-3.3798592333855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23.5">
                <text:p>123.5</text:p>
              </table:table-cell>
              <table:table-cell office:value-type="float" office:value="-3.50035709858321">
                <text:p>-3.50035709858321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23.75">
                <text:p>123.75</text:p>
              </table:table-cell>
              <table:table-cell office:value-type="float" office:value="-3.55812837364908">
                <text:p>-3.55812837364908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24">
                <text:p>124</text:p>
              </table:table-cell>
              <table:table-cell office:value-type="float" office:value="-3.63039102302477">
                <text:p>-3.63039102302477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24.25">
                <text:p>124.25</text:p>
              </table:table-cell>
              <table:table-cell office:value-type="float" office:value="-3.80383640553107">
                <text:p>-3.80383640553107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24.5">
                <text:p>124.5</text:p>
              </table:table-cell>
              <table:table-cell office:value-type="float" office:value="-3.95346462878483">
                <text:p>-3.95346462878483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24.75">
                <text:p>124.75</text:p>
              </table:table-cell>
              <table:table-cell office:value-type="float" office:value="-3.92451780019646">
                <text:p>-3.92451780019646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25">
                <text:p>125</text:p>
              </table:table-cell>
              <table:table-cell office:value-type="float" office:value="-4.06799963146035">
                <text:p>-4.06799963146035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25.25">
                <text:p>125.25</text:p>
              </table:table-cell>
              <table:table-cell office:value-type="float" office:value="-4.14729010690036">
                <text:p>-4.14729010690036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25.5">
                <text:p>125.5</text:p>
              </table:table-cell>
              <table:table-cell office:value-type="float" office:value="-4.32193094204169">
                <text:p>-4.32193094204169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25.75">
                <text:p>125.75</text:p>
              </table:table-cell>
              <table:table-cell office:value-type="float" office:value="-4.38755303192253">
                <text:p>-4.38755303192253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26">
                <text:p>126</text:p>
              </table:table-cell>
              <table:table-cell office:value-type="float" office:value="-4.41009102324311">
                <text:p>-4.41009102324311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26.25">
                <text:p>126.25</text:p>
              </table:table-cell>
              <table:table-cell office:value-type="float" office:value="-4.54076474317974">
                <text:p>-4.54076474317974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26.5">
                <text:p>126.5</text:p>
              </table:table-cell>
              <table:table-cell office:value-type="float" office:value="-4.70462192597745">
                <text:p>-4.70462192597745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26.75">
                <text:p>126.75</text:p>
              </table:table-cell>
              <table:table-cell office:value-type="float" office:value="-4.7865798391656">
                <text:p>-4.7865798391656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27">
                <text:p>127</text:p>
              </table:table-cell>
              <table:table-cell office:value-type="float" office:value="-4.86947468458498">
                <text:p>-4.86947468458498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27.25">
                <text:p>127.25</text:p>
              </table:table-cell>
              <table:table-cell office:value-type="float" office:value="-4.9787588696551">
                <text:p>-4.9787588696551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27.5">
                <text:p>127.5</text:p>
              </table:table-cell>
              <table:table-cell office:value-type="float" office:value="-5.04117423322064">
                <text:p>-5.04117423322064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27.75">
                <text:p>127.75</text:p>
              </table:table-cell>
              <table:table-cell office:value-type="float" office:value="-5.13791529110348">
                <text:p>-5.13791529110348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28">
                <text:p>128</text:p>
              </table:table-cell>
              <table:table-cell office:value-type="float" office:value="-5.31610541836318">
                <text:p>-5.31610541836318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28.25">
                <text:p>128.25</text:p>
              </table:table-cell>
              <table:table-cell office:value-type="float" office:value="-5.41111651839192">
                <text:p>-5.41111651839192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28.5">
                <text:p>128.5</text:p>
              </table:table-cell>
              <table:table-cell office:value-type="float" office:value="-5.50925315390496">
                <text:p>-5.50925315390496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28.75">
                <text:p>128.75</text:p>
              </table:table-cell>
              <table:table-cell office:value-type="float" office:value="-5.54869248256937">
                <text:p>-5.54869248256937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29">
                <text:p>129</text:p>
              </table:table-cell>
              <table:table-cell office:value-type="float" office:value="-5.70093829953268">
                <text:p>-5.70093829953268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129.25">
                <text:p>129.25</text:p>
              </table:table-cell>
              <table:table-cell office:value-type="float" office:value="-5.77025758613943">
                <text:p>-5.77025758613943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129.5">
                <text:p>129.5</text:p>
              </table:table-cell>
              <table:table-cell office:value-type="float" office:value="-5.93500491549606">
                <text:p>-5.93500491549606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29.75">
                <text:p>129.75</text:p>
              </table:table-cell>
              <table:table-cell office:value-type="float" office:value="-5.98459949892345">
                <text:p>-5.98459949892345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30">
                <text:p>130</text:p>
              </table:table-cell>
              <table:table-cell office:value-type="float" office:value="-6.06014629211498">
                <text:p>-6.06014629211498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130.25">
                <text:p>130.25</text:p>
              </table:table-cell>
              <table:table-cell office:value-type="float" office:value="-6.20647808737046">
                <text:p>-6.20647808737046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30.5">
                <text:p>130.5</text:p>
              </table:table-cell>
              <table:table-cell office:value-type="float" office:value="-6.31846837927459">
                <text:p>-6.31846837927459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30.75">
                <text:p>130.75</text:p>
              </table:table-cell>
              <table:table-cell office:value-type="float" office:value="-6.51972958640303">
                <text:p>-6.51972958640303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31">
                <text:p>131</text:p>
              </table:table-cell>
              <table:table-cell office:value-type="float" office:value="-6.55283377800138">
                <text:p>-6.55283377800138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31.25">
                <text:p>131.25</text:p>
              </table:table-cell>
              <table:table-cell office:value-type="float" office:value="-6.62818397082895">
                <text:p>-6.62818397082895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31.5">
                <text:p>131.5</text:p>
              </table:table-cell>
              <table:table-cell office:value-type="float" office:value="-6.80410250864671">
                <text:p>-6.80410250864671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131.75">
                <text:p>131.75</text:p>
              </table:table-cell>
              <table:table-cell office:value-type="float" office:value="-6.91557544161006">
                <text:p>-6.91557544161006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32">
                <text:p>132</text:p>
              </table:table-cell>
              <table:table-cell office:value-type="float" office:value="-6.98368598915437">
                <text:p>-6.98368598915437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32.25">
                <text:p>132.25</text:p>
              </table:table-cell>
              <table:table-cell office:value-type="float" office:value="-7.11718193660711">
                <text:p>-7.11718193660711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32.5">
                <text:p>132.5</text:p>
              </table:table-cell>
              <table:table-cell office:value-type="float" office:value="-7.14556111093602">
                <text:p>-7.14556111093602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32.75">
                <text:p>132.75</text:p>
              </table:table-cell>
              <table:table-cell office:value-type="float" office:value="-7.24956421616426">
                <text:p>-7.24956421616426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33">
                <text:p>133</text:p>
              </table:table-cell>
              <table:table-cell office:value-type="float" office:value="-7.46065626693116">
                <text:p>-7.46065626693116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33.25">
                <text:p>133.25</text:p>
              </table:table-cell>
              <table:table-cell office:value-type="float" office:value="-7.5425747641504">
                <text:p>-7.5425747641504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33.5">
                <text:p>133.5</text:p>
              </table:table-cell>
              <table:table-cell office:value-type="float" office:value="-7.60329000770585">
                <text:p>-7.60329000770585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33.75">
                <text:p>133.75</text:p>
              </table:table-cell>
              <table:table-cell office:value-type="float" office:value="-7.75863113781897">
                <text:p>-7.75863113781897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34">
                <text:p>134</text:p>
              </table:table-cell>
              <table:table-cell office:value-type="float" office:value="-7.85245970381686">
                <text:p>-7.85245970381686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134.25">
                <text:p>134.25</text:p>
              </table:table-cell>
              <table:table-cell office:value-type="float" office:value="-7.85092037621825">
                <text:p>-7.85092037621825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134.5">
                <text:p>134.5</text:p>
              </table:table-cell>
              <table:table-cell office:value-type="float" office:value="-8.04081235840431">
                <text:p>-8.04081235840431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134.75">
                <text:p>134.75</text:p>
              </table:table-cell>
              <table:table-cell office:value-type="float" office:value="-8.18701131575886">
                <text:p>-8.18701131575886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135">
                <text:p>135</text:p>
              </table:table-cell>
              <table:table-cell office:value-type="float" office:value="-8.33597928268345">
                <text:p>-8.33597928268345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135.25">
                <text:p>135.25</text:p>
              </table:table-cell>
              <table:table-cell office:value-type="float" office:value="-8.4298608661726">
                <text:p>-8.4298608661726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135.5">
                <text:p>135.5</text:p>
              </table:table-cell>
              <table:table-cell office:value-type="float" office:value="-8.52350958682593">
                <text:p>-8.52350958682593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135.75">
                <text:p>135.75</text:p>
              </table:table-cell>
              <table:table-cell office:value-type="float" office:value="-8.61873288381455">
                <text:p>-8.61873288381455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136">
                <text:p>136</text:p>
              </table:table-cell>
              <table:table-cell office:value-type="float" office:value="-8.75143474056287">
                <text:p>-8.75143474056287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136.25">
                <text:p>136.25</text:p>
              </table:table-cell>
              <table:table-cell office:value-type="float" office:value="-8.93750294454261">
                <text:p>-8.93750294454261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136.5">
                <text:p>136.5</text:p>
              </table:table-cell>
              <table:table-cell office:value-type="float" office:value="-8.98613365630018">
                <text:p>-8.98613365630018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136.75">
                <text:p>136.75</text:p>
              </table:table-cell>
              <table:table-cell office:value-type="float" office:value="-9.23976942387675">
                <text:p>-9.23976942387675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137">
                <text:p>137</text:p>
              </table:table-cell>
              <table:table-cell office:value-type="float" office:value="-9.2004116409532">
                <text:p>-9.2004116409532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137.25">
                <text:p>137.25</text:p>
              </table:table-cell>
              <table:table-cell office:value-type="float" office:value="-9.39477641942448">
                <text:p>-9.39477641942448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137.5">
                <text:p>137.5</text:p>
              </table:table-cell>
              <table:table-cell office:value-type="float" office:value="-9.5080323325445">
                <text:p>-9.5080323325445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37.75">
                <text:p>137.75</text:p>
              </table:table-cell>
              <table:table-cell office:value-type="float" office:value="-9.6021341413039">
                <text:p>-9.6021341413039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38">
                <text:p>138</text:p>
              </table:table-cell>
              <table:table-cell office:value-type="float" office:value="-9.6579537160367">
                <text:p>-9.6579537160367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138.25">
                <text:p>138.25</text:p>
              </table:table-cell>
              <table:table-cell office:value-type="float" office:value="-9.7814409609516">
                <text:p>-9.7814409609516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138.5">
                <text:p>138.5</text:p>
              </table:table-cell>
              <table:table-cell office:value-type="float" office:value="-9.9763947329615">
                <text:p>-9.9763947329615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138.75">
                <text:p>138.75</text:p>
              </table:table-cell>
              <table:table-cell office:value-type="float" office:value="-10.0175734516963">
                <text:p>-10.0175734516963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39">
                <text:p>139</text:p>
              </table:table-cell>
              <table:table-cell office:value-type="float" office:value="-10.2643441874932">
                <text:p>-10.2643441874932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139.25">
                <text:p>139.25</text:p>
              </table:table-cell>
              <table:table-cell office:value-type="float" office:value="-10.2891472356251">
                <text:p>-10.2891472356251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139.5">
                <text:p>139.5</text:p>
              </table:table-cell>
              <table:table-cell office:value-type="float" office:value="-10.4554891227798">
                <text:p>-10.4554891227798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139.75">
                <text:p>139.75</text:p>
              </table:table-cell>
              <table:table-cell office:value-type="float" office:value="-10.5065582214652">
                <text:p>-10.5065582214652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40">
                <text:p>140</text:p>
              </table:table-cell>
              <table:table-cell office:value-type="float" office:value="-10.6607286127928">
                <text:p>-10.6607286127928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40.25">
                <text:p>140.25</text:p>
              </table:table-cell>
              <table:table-cell office:value-type="float" office:value="-10.8492738895738">
                <text:p>-10.8492738895738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40.5">
                <text:p>140.5</text:p>
              </table:table-cell>
              <table:table-cell office:value-type="float" office:value="-10.9893057350847">
                <text:p>-10.9893057350847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40.75">
                <text:p>140.75</text:p>
              </table:table-cell>
              <table:table-cell office:value-type="float" office:value="-11.0024697225734">
                <text:p>-11.0024697225734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141">
                <text:p>141</text:p>
              </table:table-cell>
              <table:table-cell office:value-type="float" office:value="-11.220142832369">
                <text:p>-11.220142832369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141.25">
                <text:p>141.25</text:p>
              </table:table-cell>
              <table:table-cell office:value-type="float" office:value="-11.3448486028626">
                <text:p>-11.3448486028626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141.5">
                <text:p>141.5</text:p>
              </table:table-cell>
              <table:table-cell office:value-type="float" office:value="-11.4783583347632">
                <text:p>-11.4783583347632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141.75">
                <text:p>141.75</text:p>
              </table:table-cell>
              <table:table-cell office:value-type="float" office:value="-11.4178262228243">
                <text:p>-11.4178262228243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142">
                <text:p>142</text:p>
              </table:table-cell>
              <table:table-cell office:value-type="float" office:value="-11.6715398896282">
                <text:p>-11.6715398896282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42.25">
                <text:p>142.25</text:p>
              </table:table-cell>
              <table:table-cell office:value-type="float" office:value="-11.8142189396468">
                <text:p>-11.8142189396468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142.5">
                <text:p>142.5</text:p>
              </table:table-cell>
              <table:table-cell office:value-type="float" office:value="-11.9103054625118">
                <text:p>-11.9103054625118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142.75">
                <text:p>142.75</text:p>
              </table:table-cell>
              <table:table-cell office:value-type="float" office:value="-12.1284298838432">
                <text:p>-12.1284298838432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143">
                <text:p>143</text:p>
              </table:table-cell>
              <table:table-cell office:value-type="float" office:value="-12.2422620567557">
                <text:p>-12.2422620567557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143.25">
                <text:p>143.25</text:p>
              </table:table-cell>
              <table:table-cell office:value-type="float" office:value="-12.2638477186075">
                <text:p>-12.2638477186075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143.5">
                <text:p>143.5</text:p>
              </table:table-cell>
              <table:table-cell office:value-type="float" office:value="-12.5109269581862">
                <text:p>-12.5109269581862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143.75">
                <text:p>143.75</text:p>
              </table:table-cell>
              <table:table-cell office:value-type="float" office:value="-12.59557494737">
                <text:p>-12.59557494737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144">
                <text:p>144</text:p>
              </table:table-cell>
              <table:table-cell office:value-type="float" office:value="-12.8494186134686">
                <text:p>-12.8494186134686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44.25">
                <text:p>144.25</text:p>
              </table:table-cell>
              <table:table-cell office:value-type="float" office:value="-12.8625329526386">
                <text:p>-12.8625329526386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44.5">
                <text:p>144.5</text:p>
              </table:table-cell>
              <table:table-cell office:value-type="float" office:value="-12.9866789436531">
                <text:p>-12.9866789436531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44.75">
                <text:p>144.75</text:p>
              </table:table-cell>
              <table:table-cell office:value-type="float" office:value="-13.2689860876705">
                <text:p>-13.2689860876705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145">
                <text:p>145</text:p>
              </table:table-cell>
              <table:table-cell office:value-type="float" office:value="-13.3369808168004">
                <text:p>-13.3369808168004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145.25">
                <text:p>145.25</text:p>
              </table:table-cell>
              <table:table-cell office:value-type="float" office:value="-13.3962943339593">
                <text:p>-13.3962943339593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145.5">
                <text:p>145.5</text:p>
              </table:table-cell>
              <table:table-cell office:value-type="float" office:value="-13.7017315010449">
                <text:p>-13.7017315010449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145.75">
                <text:p>145.75</text:p>
              </table:table-cell>
              <table:table-cell office:value-type="float" office:value="-13.7984493586073">
                <text:p>-13.7984493586073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146">
                <text:p>146</text:p>
              </table:table-cell>
              <table:table-cell office:value-type="float" office:value="-13.8383612506891">
                <text:p>-13.8383612506891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146.25">
                <text:p>146.25</text:p>
              </table:table-cell>
              <table:table-cell office:value-type="float" office:value="-14.0540908018053">
                <text:p>-14.0540908018053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146.5">
                <text:p>146.5</text:p>
              </table:table-cell>
              <table:table-cell office:value-type="float" office:value="-14.1061090236247">
                <text:p>-14.1061090236247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146.75">
                <text:p>146.75</text:p>
              </table:table-cell>
              <table:table-cell office:value-type="float" office:value="-14.3212798137827">
                <text:p>-14.3212798137827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147">
                <text:p>147</text:p>
              </table:table-cell>
              <table:table-cell office:value-type="float" office:value="-14.5711536465783">
                <text:p>-14.5711536465783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147.25">
                <text:p>147.25</text:p>
              </table:table-cell>
              <table:table-cell office:value-type="float" office:value="-14.6680252753646">
                <text:p>-14.6680252753646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147.5">
                <text:p>147.5</text:p>
              </table:table-cell>
              <table:table-cell office:value-type="float" office:value="-14.9360821701019">
                <text:p>-14.9360821701019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147.75">
                <text:p>147.75</text:p>
              </table:table-cell>
              <table:table-cell office:value-type="float" office:value="-14.9676119993194">
                <text:p>-14.9676119993194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148">
                <text:p>148</text:p>
              </table:table-cell>
              <table:table-cell office:value-type="float" office:value="-15.1626575043023">
                <text:p>-15.1626575043023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148.25">
                <text:p>148.25</text:p>
              </table:table-cell>
              <table:table-cell office:value-type="float" office:value="-15.211090110305">
                <text:p>-15.211090110305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148.5">
                <text:p>148.5</text:p>
              </table:table-cell>
              <table:table-cell office:value-type="float" office:value="-15.3720412719531">
                <text:p>-15.3720412719531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148.75">
                <text:p>148.75</text:p>
              </table:table-cell>
              <table:table-cell office:value-type="float" office:value="-15.7560152160277">
                <text:p>-15.7560152160277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49">
                <text:p>149</text:p>
              </table:table-cell>
              <table:table-cell office:value-type="float" office:value="-15.7578342690664">
                <text:p>-15.7578342690664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49.25">
                <text:p>149.25</text:p>
              </table:table-cell>
              <table:table-cell office:value-type="float" office:value="-15.7910347834862">
                <text:p>-15.7910347834862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149.5">
                <text:p>149.5</text:p>
              </table:table-cell>
              <table:table-cell office:value-type="float" office:value="-16.0976998382463">
                <text:p>-16.0976998382463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149.75">
                <text:p>149.75</text:p>
              </table:table-cell>
              <table:table-cell office:value-type="float" office:value="-16.2394692957645">
                <text:p>-16.2394692957645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150">
                <text:p>150</text:p>
              </table:table-cell>
              <table:table-cell office:value-type="float" office:value="-16.3980407064364">
                <text:p>-16.3980407064364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150.25">
                <text:p>150.25</text:p>
              </table:table-cell>
              <table:table-cell office:value-type="float" office:value="-16.5055088635623">
                <text:p>-16.5055088635623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150.5">
                <text:p>150.5</text:p>
              </table:table-cell>
              <table:table-cell office:value-type="float" office:value="-16.8612013486552">
                <text:p>-16.861201348655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loext:min-decimal-places="2" number:min-integer-digits="1"/>
    </number:number-style>
    <number:number-style style:name="N122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4pt" fo:font-weight="bold" style:font-size-asian="13pt" style:font-size-complex="13pt"/>
    </style:style>
    <style:style style:name="ch3" style:family="chart">
      <style:chart-properties style:rotation-angle="0"/>
      <style:text-properties fo:font-size="14pt" style:font-size-asian="11pt" style:font-size-complex="11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2">
      <style:chart-properties chart:display-label="true" chart:tick-marks-major-inner="true" chart:tick-marks-major-outer="true" chart:tick-marks-minor-inner="true" chart:tick-marks-minor-outer="true" chart:logarithmic="false" chart:origin="0" chart:reverse-direction="false" text:line-break="false" loext:try-staggering-first="false" chart:link-data-style-to-source="true" chart:axis-position="-70"/>
      <style:graphic-properties svg:stroke-color="#b3b3b3"/>
      <style:text-properties fo:font-family="'Liberation Mono'" style:font-style-name="Regular" style:font-family-generic="modern" style:font-pitch="fixed" fo:font-size="12pt" style:font-size-asian="10pt" style:font-size-complex="10pt"/>
    </style:style>
    <style:style style:name="ch6" style:family="chart">
      <style:chart-properties style:rotation-angle="0"/>
      <style:text-properties fo:font-size="12pt" style:font-size-asian="9pt" style:font-size-complex="9pt"/>
    </style:style>
    <style:style style:name="ch7" style:family="chart" style:data-style-name="N122">
      <style:chart-properties chart:display-label="true" chart:tick-marks-major-inner="true" chart:tick-marks-major-outer="true" chart:tick-marks-minor-inner="true" chart:tick-marks-minor-outer="true" chart:logarithmic="false" chart:minimum="-70" chart:maximum="10" chart:origin="-70" chart:reverse-direction="false" text:line-break="false" loext:try-staggering-first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8" style:family="chart">
      <style:chart-properties style:rotation-angle="90"/>
      <style:text-properties fo:font-size="12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22">
      <style:chart-properties chart:symbol-type="automatic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chart:solid-type="cuboid" chart:symbol-type="automatic" chart:symbol-width="0.25cm" chart:symbol-height="0.25cm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  <style:style style:name="gr1" style:family="graphic">
      <style:graphic-properties draw:fill="solid" draw:fill-color="#ffffff" draw:textarea-horizontal-align="left" draw:textarea-vertical-align="middle" fo:min-height="1.633cm"/>
    </style:style>
    <style:style style:name="gr2" style:family="graphic">
      <style:graphic-properties draw:fill="none" draw:fill-color="#ffffff" fo:min-height="0.82cm"/>
    </style:style>
    <style:style style:name="gr3" style:family="graphic">
      <style:graphic-properties draw:fill="none" draw:fill-color="#ffffff" fo:min-height="0.795cm"/>
    </style:style>
    <style:style style:name="P1" style:family="paragraph">
      <loext:graphic-properties draw:fill="solid" draw:fill-color="#ffffff"/>
      <style:text-properties fo:font-family="'Liberation Sans'" style:font-style-name="Regular" style:font-family-generic="swiss" style:font-pitch="variable" fo:font-size="10pt" style:font-size-asian="24pt" style:font-size-complex="24pt"/>
    </style:style>
    <style:style style:name="P2" style:family="paragraph">
      <loext:graphic-properties draw:fill="none" draw:fill-color="#ffffff"/>
      <style:text-properties fo:font-family="'Liberation Mono'" style:font-style-name="Regular" style:font-family-generic="modern" style:font-pitch="fixed" fo:font-size="10pt" style:font-size-asian="24pt" style:font-size-complex="24pt"/>
    </style:style>
    <style:style style:name="T1" style:family="text">
      <style:text-properties fo:font-family="'Liberation Mono'" style:font-style-name="Regular" style:font-family-generic="modern" style:font-pitch="fixed" fo:font-size="10pt" style:font-size-asian="24pt" style:font-size-complex="24pt"/>
    </style:style>
  </office:automatic-styles>
  <office:body>
    <office:chart>
      <chart:chart svg:width="28.714cm" svg:height="14.716cm" xlink:href=".." xlink:type="simple" chart:class="chart:scatter" chart:style-name="ch1">
        <chart:title svg:x="9.492cm" svg:y="0.429cm" chart:style-name="ch2">
          <text:p>Active HF Dipole Balun Normalized S21</text:p>
        </chart:title>
        <chart:subtitle svg:x="11.076cm" svg:y="0.998cm" chart:style-name="ch3">
          <text:p>Bandpass Filter Response</text:p>
        </chart:subtitle>
        <chart:plot-area chart:style-name="ch4" table:cell-range-address="ACTIVE_BALUN_SN003_S21.B2:ACTIVE_BALUN_SN003_S21.B602 ACTIVE_BALUN_SN003_S21.F1:ACTIVE_BALUN_SN003_S21.F602" chart:data-source-has-labels="row" svg:x="2.386cm" svg:y="1.771cm" svg:width="25.808cm" svg:height="11.9cm">
          <chartooo:coordinate-region svg:x="4.066cm" svg:y="1.997cm" svg:width="23.332cm" svg:height="10.948cm"/>
          <chart:axis chart:dimension="x" chart:name="primary-x" chart:style-name="ch5">
            <chart:title svg:x="12.427cm" svg:y="13.766cm" chart:style-name="ch6">
              <text:p>Frequency [MHz]</text:p>
            </chart:title>
          </chart:axis>
          <chart:axis chart:dimension="y" chart:name="primary-y" chart:style-name="ch7">
            <chart:title svg:x="0cm" svg:y="9.941cm" chart:style-name="ch8">
              <text:p>Normalized S21 [dB]</text:p>
            </chart:title>
            <chart:grid chart:style-name="ch9" chart:class="major"/>
          </chart:axis>
          <chart:series chart:style-name="ch10" chart:values-cell-range-address="ACTIVE_BALUN_SN003_S21.F2:ACTIVE_BALUN_SN003_S21.F602" chart:label-cell-address="ACTIVE_BALUN_SN003_S21.F1:ACTIVE_BALUN_SN003_S21.F1" chart:class="chart:scatter">
            <chart:domain table:cell-range-address="ACTIVE_BALUN_SN003_S21.B2:ACTIVE_BALUN_SN003_S21.B602"/>
            <chart:data-point chart:repeated="14"/>
            <chart:data-point chart:style-name="ch11"/>
            <chart:data-point chart:repeated="586"/>
          </chart:series>
          <chart:wall chart:style-name="ch12"/>
          <chart:floor chart:style-name="ch13"/>
        </chart:plot-area>
        <draw:caption draw:style-name="gr1" draw:text-style-name="P1" svg:width="3.369cm" svg:height="1.633cm" svg:x="18.055cm" svg:y="5.962cm" draw:caption-point-x="-0.439cm" draw:caption-point-y="1.214cm">
          <text:p><text:span text:style-name="T1">98 [MHz],</text:span></text:p>
          <text:p><text:span text:style-name="T1">-30.49 [dB]</text:span></text:p>
        </draw:caption>
        <draw:caption draw:style-name="gr2" draw:text-style-name="P2" svg:width="2.439cm" svg:height="0.82cm" svg:x="5.261cm" svg:y="4.006cm" draw:caption-point-x="-0.664cm" draw:caption-point-y="-0.087cm">
          <text:p><text:span text:style-name="T1">4.00 [MHz],</text:span></text:p>
          <text:p><text:span text:style-name="T1">-3.145 [dB]</text:span></text:p>
        </draw:caption>
        <draw:caption draw:style-name="gr3" draw:text-style-name="P2" svg:width="2.395cm" svg:height="0.795cm" svg:x="11.852cm" svg:y="2.485cm" draw:caption-point-x="-0.839cm" draw:caption-point-y="1.217cm">
          <text:p><text:span text:style-name="T1">48.50 [MHz]</text:span></text:p>
          <text:p><text:span text:style-name="T1">-3.072 [dB]</text:span></text:p>
        </draw:caption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Normalized S21 [dB]</text:p>
                <draw:g>
                  <svg:desc>ACTIVE_BALUN_SN003_S21.F1:ACTIVE_BALUN_SN003_S21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">
                <text:p>0.5</text:p>
                <draw:g>
                  <svg:desc>ACTIVE_BALUN_SN003_S21.B2:ACTIVE_BALUN_SN003_S21.B602</svg:desc>
                </draw:g>
              </table:table-cell>
              <table:table-cell office:value-type="float" office:value="-61.678599574829">
                <text:p>-61.678599574829</text:p>
                <draw:g>
                  <svg:desc>ACTIVE_BALUN_SN003_S21.F2:ACTIVE_BALUN_SN003_S21.F6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75">
                <text:p>0.75</text:p>
              </table:table-cell>
              <table:table-cell office:value-type="float" office:value="-30.2395034907094">
                <text:p>-30.239503490709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-19.1882503371525">
                <text:p>-19.18825033715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25">
                <text:p>1.25</text:p>
              </table:table-cell>
              <table:table-cell office:value-type="float" office:value="-13.2109738260869">
                <text:p>-13.210973826086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5">
                <text:p>1.5</text:p>
              </table:table-cell>
              <table:table-cell office:value-type="float" office:value="-8.6404205165722">
                <text:p>-8.640420516572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75">
                <text:p>1.75</text:p>
              </table:table-cell>
              <table:table-cell office:value-type="float" office:value="-7.3148016736383">
                <text:p>-7.314801673638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-6.9300407211323">
                <text:p>-6.930040721132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25">
                <text:p>2.25</text:p>
              </table:table-cell>
              <table:table-cell office:value-type="float" office:value="-6.4616883035709">
                <text:p>-6.461688303570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5">
                <text:p>2.5</text:p>
              </table:table-cell>
              <table:table-cell office:value-type="float" office:value="-5.9820293796444">
                <text:p>-5.982029379644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75">
                <text:p>2.75</text:p>
              </table:table-cell>
              <table:table-cell office:value-type="float" office:value="-5.3831885934317">
                <text:p>-5.383188593431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">
                <text:p>3</text:p>
              </table:table-cell>
              <table:table-cell office:value-type="float" office:value="-4.9657862769362">
                <text:p>-4.965786276936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.25">
                <text:p>3.25</text:p>
              </table:table-cell>
              <table:table-cell office:value-type="float" office:value="-4.2605182441402">
                <text:p>-4.260518244140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.5">
                <text:p>3.5</text:p>
              </table:table-cell>
              <table:table-cell office:value-type="float" office:value="-3.856943773083">
                <text:p>-3.85694377308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.75">
                <text:p>3.75</text:p>
              </table:table-cell>
              <table:table-cell office:value-type="float" office:value="-3.4702826477779">
                <text:p>-3.470282647777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">
                <text:p>4</text:p>
              </table:table-cell>
              <table:table-cell office:value-type="float" office:value="-3.1453933324062">
                <text:p>-3.145393332406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.25">
                <text:p>4.25</text:p>
              </table:table-cell>
              <table:table-cell office:value-type="float" office:value="-2.7738784463294">
                <text:p>-2.773878446329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.5">
                <text:p>4.5</text:p>
              </table:table-cell>
              <table:table-cell office:value-type="float" office:value="-2.4254568715425">
                <text:p>-2.42545687154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.75">
                <text:p>4.75</text:p>
              </table:table-cell>
              <table:table-cell office:value-type="float" office:value="-2.2828028491905">
                <text:p>-2.282802849190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">
                <text:p>5</text:p>
              </table:table-cell>
              <table:table-cell office:value-type="float" office:value="-2.2008330593994">
                <text:p>-2.200833059399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.25">
                <text:p>5.25</text:p>
              </table:table-cell>
              <table:table-cell office:value-type="float" office:value="-1.8783641518264">
                <text:p>-1.878364151826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.5">
                <text:p>5.5</text:p>
              </table:table-cell>
              <table:table-cell office:value-type="float" office:value="-1.7326750572068">
                <text:p>-1.732675057206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.75">
                <text:p>5.75</text:p>
              </table:table-cell>
              <table:table-cell office:value-type="float" office:value="-1.4303126620992">
                <text:p>-1.430312662099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">
                <text:p>6</text:p>
              </table:table-cell>
              <table:table-cell office:value-type="float" office:value="-1.5929803076931">
                <text:p>-1.592980307693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.25">
                <text:p>6.25</text:p>
              </table:table-cell>
              <table:table-cell office:value-type="float" office:value="-1.384399057273">
                <text:p>-1.38439905727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.5">
                <text:p>6.5</text:p>
              </table:table-cell>
              <table:table-cell office:value-type="float" office:value="-1.3670414079097">
                <text:p>-1.367041407909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.75">
                <text:p>6.75</text:p>
              </table:table-cell>
              <table:table-cell office:value-type="float" office:value="-1.2115968808329">
                <text:p>-1.211596880832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">
                <text:p>7</text:p>
              </table:table-cell>
              <table:table-cell office:value-type="float" office:value="-1.3454841527835">
                <text:p>-1.345484152783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.25">
                <text:p>7.25</text:p>
              </table:table-cell>
              <table:table-cell office:value-type="float" office:value="-1.0024484622048">
                <text:p>-1.002448462204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.5">
                <text:p>7.5</text:p>
              </table:table-cell>
              <table:table-cell office:value-type="float" office:value="-1.1309488305611">
                <text:p>-1.130948830561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.75">
                <text:p>7.75</text:p>
              </table:table-cell>
              <table:table-cell office:value-type="float" office:value="-1.0228484083255">
                <text:p>-1.022848408325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8">
                <text:p>8</text:p>
              </table:table-cell>
              <table:table-cell office:value-type="float" office:value="-0.945481607485498">
                <text:p>-0.94548160748549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.25">
                <text:p>8.25</text:p>
              </table:table-cell>
              <table:table-cell office:value-type="float" office:value="-0.868021338329697">
                <text:p>-0.86802133832969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.5">
                <text:p>8.5</text:p>
              </table:table-cell>
              <table:table-cell office:value-type="float" office:value="-0.823662927363401">
                <text:p>-0.82366292736340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.75">
                <text:p>8.75</text:p>
              </table:table-cell>
              <table:table-cell office:value-type="float" office:value="-0.728720702321603">
                <text:p>-0.72872070232160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9">
                <text:p>9</text:p>
              </table:table-cell>
              <table:table-cell office:value-type="float" office:value="-0.763172906359003">
                <text:p>-0.76317290635900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9.25">
                <text:p>9.25</text:p>
              </table:table-cell>
              <table:table-cell office:value-type="float" office:value="-0.6743194580663">
                <text:p>-0.674319458066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9.5">
                <text:p>9.5</text:p>
              </table:table-cell>
              <table:table-cell office:value-type="float" office:value="-0.828091373021202">
                <text:p>-0.82809137302120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9.75">
                <text:p>9.75</text:p>
              </table:table-cell>
              <table:table-cell office:value-type="float" office:value="-0.749838998958701">
                <text:p>-0.74983899895870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0">
                <text:p>10</text:p>
              </table:table-cell>
              <table:table-cell office:value-type="float" office:value="-0.687711212204199">
                <text:p>-0.68771121220419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0.25">
                <text:p>10.25</text:p>
              </table:table-cell>
              <table:table-cell office:value-type="float" office:value="-0.645720754564898">
                <text:p>-0.64572075456489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0.5">
                <text:p>10.5</text:p>
              </table:table-cell>
              <table:table-cell office:value-type="float" office:value="-0.688714711976402">
                <text:p>-0.68871471197640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0.75">
                <text:p>10.75</text:p>
              </table:table-cell>
              <table:table-cell office:value-type="float" office:value="-0.6726510386641">
                <text:p>-0.672651038664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1">
                <text:p>11</text:p>
              </table:table-cell>
              <table:table-cell office:value-type="float" office:value="-0.6015937032168">
                <text:p>-0.601593703216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1.25">
                <text:p>11.25</text:p>
              </table:table-cell>
              <table:table-cell office:value-type="float" office:value="-0.656443197936099">
                <text:p>-0.65644319793609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1.5">
                <text:p>11.5</text:p>
              </table:table-cell>
              <table:table-cell office:value-type="float" office:value="-0.637111383657903">
                <text:p>-0.63711138365790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1.75">
                <text:p>11.75</text:p>
              </table:table-cell>
              <table:table-cell office:value-type="float" office:value="-0.607400594698099">
                <text:p>-0.60740059469809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2">
                <text:p>12</text:p>
              </table:table-cell>
              <table:table-cell office:value-type="float" office:value="-0.614914580196398">
                <text:p>-0.61491458019639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2.25">
                <text:p>12.25</text:p>
              </table:table-cell>
              <table:table-cell office:value-type="float" office:value="-0.719546548588703">
                <text:p>-0.71954654858870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2.5">
                <text:p>12.5</text:p>
              </table:table-cell>
              <table:table-cell office:value-type="float" office:value="-0.5957264723111">
                <text:p>-0.595726472311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2.75">
                <text:p>12.75</text:p>
              </table:table-cell>
              <table:table-cell office:value-type="float" office:value="-0.610322378597502">
                <text:p>-0.61032237859750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3">
                <text:p>13</text:p>
              </table:table-cell>
              <table:table-cell office:value-type="float" office:value="-0.544418720555797">
                <text:p>-0.54441872055579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3.25">
                <text:p>13.25</text:p>
              </table:table-cell>
              <table:table-cell office:value-type="float" office:value="-0.487721432193297">
                <text:p>-0.48772143219329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3.5">
                <text:p>13.5</text:p>
              </table:table-cell>
              <table:table-cell office:value-type="float" office:value="-0.545008015169202">
                <text:p>-0.54500801516920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3.75">
                <text:p>13.75</text:p>
              </table:table-cell>
              <table:table-cell office:value-type="float" office:value="-0.617954462519201">
                <text:p>-0.61795446251920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4">
                <text:p>14</text:p>
              </table:table-cell>
              <table:table-cell office:value-type="float" office:value="-0.574280828678099">
                <text:p>-0.57428082867809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4.25">
                <text:p>14.25</text:p>
              </table:table-cell>
              <table:table-cell office:value-type="float" office:value="-0.554817581879">
                <text:p>-0.55481758187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4.5">
                <text:p>14.5</text:p>
              </table:table-cell>
              <table:table-cell office:value-type="float" office:value="-0.513076416849998">
                <text:p>-0.51307641684999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4.75">
                <text:p>14.75</text:p>
              </table:table-cell>
              <table:table-cell office:value-type="float" office:value="-0.529589808767597">
                <text:p>-0.52958980876759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5">
                <text:p>15</text:p>
              </table:table-cell>
              <table:table-cell office:value-type="float" office:value="-0.487465213966502">
                <text:p>-0.48746521396650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5.25">
                <text:p>15.25</text:p>
              </table:table-cell>
              <table:table-cell office:value-type="float" office:value="-0.536778843462699">
                <text:p>-0.53677884346269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5.5">
                <text:p>15.5</text:p>
              </table:table-cell>
              <table:table-cell office:value-type="float" office:value="-0.601666843983502">
                <text:p>-0.60166684398350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5.75">
                <text:p>15.75</text:p>
              </table:table-cell>
              <table:table-cell office:value-type="float" office:value="-0.567266198624601">
                <text:p>-0.56726619862460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6">
                <text:p>16</text:p>
              </table:table-cell>
              <table:table-cell office:value-type="float" office:value="-0.556979812638801">
                <text:p>-0.55697981263880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6.25">
                <text:p>16.25</text:p>
              </table:table-cell>
              <table:table-cell office:value-type="float" office:value="-0.462227831761197">
                <text:p>-0.46222783176119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6.5">
                <text:p>16.5</text:p>
              </table:table-cell>
              <table:table-cell office:value-type="float" office:value="-0.501765948606803">
                <text:p>-0.50176594860680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6.75">
                <text:p>16.75</text:p>
              </table:table-cell>
              <table:table-cell office:value-type="float" office:value="-0.642456301646703">
                <text:p>-0.64245630164670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7">
                <text:p>17</text:p>
              </table:table-cell>
              <table:table-cell office:value-type="float" office:value="-0.344306242708797">
                <text:p>-0.34430624270879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7.25">
                <text:p>17.25</text:p>
              </table:table-cell>
              <table:table-cell office:value-type="float" office:value="-0.491051429988801">
                <text:p>-0.49105142998880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7.5">
                <text:p>17.5</text:p>
              </table:table-cell>
              <table:table-cell office:value-type="float" office:value="-0.578267801826598">
                <text:p>-0.57826780182659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7.75">
                <text:p>17.75</text:p>
              </table:table-cell>
              <table:table-cell office:value-type="float" office:value="-0.451135032222503">
                <text:p>-0.45113503222250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8">
                <text:p>18</text:p>
              </table:table-cell>
              <table:table-cell office:value-type="float" office:value="-0.417293152562799">
                <text:p>-0.41729315256279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8.25">
                <text:p>18.25</text:p>
              </table:table-cell>
              <table:table-cell office:value-type="float" office:value="-0.484998903949297">
                <text:p>-0.48499890394929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8.5">
                <text:p>18.5</text:p>
              </table:table-cell>
              <table:table-cell office:value-type="float" office:value="-0.443444500538597">
                <text:p>-0.44344450053859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8.75">
                <text:p>18.75</text:p>
              </table:table-cell>
              <table:table-cell office:value-type="float" office:value="-0.531262954089399">
                <text:p>-0.53126295408939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9">
                <text:p>19</text:p>
              </table:table-cell>
              <table:table-cell office:value-type="float" office:value="-0.439218778339303">
                <text:p>-0.43921877833930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9.25">
                <text:p>19.25</text:p>
              </table:table-cell>
              <table:table-cell office:value-type="float" office:value="-0.549150873014298">
                <text:p>-0.54915087301429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9.5">
                <text:p>19.5</text:p>
              </table:table-cell>
              <table:table-cell office:value-type="float" office:value="-0.5336701726591">
                <text:p>-0.533670172659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9.75">
                <text:p>19.75</text:p>
              </table:table-cell>
              <table:table-cell office:value-type="float" office:value="-0.568329632395397">
                <text:p>-0.56832963239539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0">
                <text:p>20</text:p>
              </table:table-cell>
              <table:table-cell office:value-type="float" office:value="-0.359337540021798">
                <text:p>-0.35933754002179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0.25">
                <text:p>20.25</text:p>
              </table:table-cell>
              <table:table-cell office:value-type="float" office:value="-0.484121553243099">
                <text:p>-0.48412155324309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0.5">
                <text:p>20.5</text:p>
              </table:table-cell>
              <table:table-cell office:value-type="float" office:value="-0.518468855200297">
                <text:p>-0.51846885520029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0.75">
                <text:p>20.75</text:p>
              </table:table-cell>
              <table:table-cell office:value-type="float" office:value="-0.510652183604002">
                <text:p>-0.51065218360400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1">
                <text:p>21</text:p>
              </table:table-cell>
              <table:table-cell office:value-type="float" office:value="-0.541182201169697">
                <text:p>-0.54118220116969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1.25">
                <text:p>21.25</text:p>
              </table:table-cell>
              <table:table-cell office:value-type="float" office:value="-0.633142588579901">
                <text:p>-0.63314258857990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1.5">
                <text:p>21.5</text:p>
              </table:table-cell>
              <table:table-cell office:value-type="float" office:value="-0.384621822081499">
                <text:p>-0.38462182208149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1.75">
                <text:p>21.75</text:p>
              </table:table-cell>
              <table:table-cell office:value-type="float" office:value="-0.473547793576103">
                <text:p>-0.47354779357610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2">
                <text:p>22</text:p>
              </table:table-cell>
              <table:table-cell office:value-type="float" office:value="-0.543651782402698">
                <text:p>-0.54365178240269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2.25">
                <text:p>22.25</text:p>
              </table:table-cell>
              <table:table-cell office:value-type="float" office:value="-0.373535315212301">
                <text:p>-0.37353531521230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2.5">
                <text:p>22.5</text:p>
              </table:table-cell>
              <table:table-cell office:value-type="float" office:value="-0.544761709274901">
                <text:p>-0.54476170927490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2.75">
                <text:p>22.75</text:p>
              </table:table-cell>
              <table:table-cell office:value-type="float" office:value="-0.585613531914497">
                <text:p>-0.58561353191449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3">
                <text:p>23</text:p>
              </table:table-cell>
              <table:table-cell office:value-type="float" office:value="-0.514257190555703">
                <text:p>-0.51425719055570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3.25">
                <text:p>23.25</text:p>
              </table:table-cell>
              <table:table-cell office:value-type="float" office:value="-0.550364346191302">
                <text:p>-0.55036434619130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3.5">
                <text:p>23.5</text:p>
              </table:table-cell>
              <table:table-cell office:value-type="float" office:value="-0.598842275998798">
                <text:p>-0.59884227599879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3.75">
                <text:p>23.75</text:p>
              </table:table-cell>
              <table:table-cell office:value-type="float" office:value="-0.525550702027402">
                <text:p>-0.52555070202740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4">
                <text:p>24</text:p>
              </table:table-cell>
              <table:table-cell office:value-type="float" office:value="-0.4892263129098">
                <text:p>-0.489226312909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4.25">
                <text:p>24.25</text:p>
              </table:table-cell>
              <table:table-cell office:value-type="float" office:value="-0.617337929222202">
                <text:p>-0.61733792922220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4.5">
                <text:p>24.5</text:p>
              </table:table-cell>
              <table:table-cell office:value-type="float" office:value="-0.584535208782398">
                <text:p>-0.58453520878239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4.75">
                <text:p>24.75</text:p>
              </table:table-cell>
              <table:table-cell office:value-type="float" office:value="-0.565169207506401">
                <text:p>-0.56516920750640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5">
                <text:p>25</text:p>
              </table:table-cell>
              <table:table-cell office:value-type="float" office:value="-0.4746943318438">
                <text:p>-0.474694331843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5.25">
                <text:p>25.25</text:p>
              </table:table-cell>
              <table:table-cell office:value-type="float" office:value="-0.473544854331998">
                <text:p>-0.47354485433199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5.5">
                <text:p>25.5</text:p>
              </table:table-cell>
              <table:table-cell office:value-type="float" office:value="-0.4832479823638">
                <text:p>-0.483247982363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5.75">
                <text:p>25.75</text:p>
              </table:table-cell>
              <table:table-cell office:value-type="float" office:value="-0.520648862173502">
                <text:p>-0.52064886217350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6">
                <text:p>26</text:p>
              </table:table-cell>
              <table:table-cell office:value-type="float" office:value="-0.685109129358601">
                <text:p>-0.68510912935860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6.25">
                <text:p>26.25</text:p>
              </table:table-cell>
              <table:table-cell office:value-type="float" office:value="-0.514417488602398">
                <text:p>-0.51441748860239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6.5">
                <text:p>26.5</text:p>
              </table:table-cell>
              <table:table-cell office:value-type="float" office:value="-0.558923956003">
                <text:p>-0.55892395600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6.75">
                <text:p>26.75</text:p>
              </table:table-cell>
              <table:table-cell office:value-type="float" office:value="-0.646980513139503">
                <text:p>-0.64698051313950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7">
                <text:p>27</text:p>
              </table:table-cell>
              <table:table-cell office:value-type="float" office:value="-0.526712880844599">
                <text:p>-0.52671288084459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7.25">
                <text:p>27.25</text:p>
              </table:table-cell>
              <table:table-cell office:value-type="float" office:value="-0.619554997268402">
                <text:p>-0.61955499726840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7.5">
                <text:p>27.5</text:p>
              </table:table-cell>
              <table:table-cell office:value-type="float" office:value="-0.778729588847497">
                <text:p>-0.77872958884749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7.75">
                <text:p>27.75</text:p>
              </table:table-cell>
              <table:table-cell office:value-type="float" office:value="-0.7342641713118">
                <text:p>-0.734264171311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8">
                <text:p>28</text:p>
              </table:table-cell>
              <table:table-cell office:value-type="float" office:value="-0.706907926917602">
                <text:p>-0.70690792691760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8.25">
                <text:p>28.25</text:p>
              </table:table-cell>
              <table:table-cell office:value-type="float" office:value="-0.671333276892497">
                <text:p>-0.67133327689249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8.5">
                <text:p>28.5</text:p>
              </table:table-cell>
              <table:table-cell office:value-type="float" office:value="-0.795775585076903">
                <text:p>-0.79577558507690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8.75">
                <text:p>28.75</text:p>
              </table:table-cell>
              <table:table-cell office:value-type="float" office:value="-0.5566333341595">
                <text:p>-0.556633334159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9">
                <text:p>29</text:p>
              </table:table-cell>
              <table:table-cell office:value-type="float" office:value="-0.571504012867898">
                <text:p>-0.57150401286789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9.25">
                <text:p>29.25</text:p>
              </table:table-cell>
              <table:table-cell office:value-type="float" office:value="-0.579480938169503">
                <text:p>-0.57948093816950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9.5">
                <text:p>29.5</text:p>
              </table:table-cell>
              <table:table-cell office:value-type="float" office:value="-0.693569344722803">
                <text:p>-0.69356934472280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9.75">
                <text:p>29.75</text:p>
              </table:table-cell>
              <table:table-cell office:value-type="float" office:value="-0.705675794157102">
                <text:p>-0.70567579415710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0">
                <text:p>30</text:p>
              </table:table-cell>
              <table:table-cell office:value-type="float" office:value="-0.686335195507702">
                <text:p>-0.68633519550770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0.25">
                <text:p>30.25</text:p>
              </table:table-cell>
              <table:table-cell office:value-type="float" office:value="-0.716027878384502">
                <text:p>-0.71602787838450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0.5">
                <text:p>30.5</text:p>
              </table:table-cell>
              <table:table-cell office:value-type="float" office:value="-0.702440496003">
                <text:p>-0.70244049600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0.75">
                <text:p>30.75</text:p>
              </table:table-cell>
              <table:table-cell office:value-type="float" office:value="-0.777915603290502">
                <text:p>-0.77791560329050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1">
                <text:p>31</text:p>
              </table:table-cell>
              <table:table-cell office:value-type="float" office:value="-0.772602485087802">
                <text:p>-0.77260248508780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1.25">
                <text:p>31.25</text:p>
              </table:table-cell>
              <table:table-cell office:value-type="float" office:value="-0.715187274840098">
                <text:p>-0.71518727484009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1.5">
                <text:p>31.5</text:p>
              </table:table-cell>
              <table:table-cell office:value-type="float" office:value="-0.604257846918003">
                <text:p>-0.60425784691800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1.75">
                <text:p>31.75</text:p>
              </table:table-cell>
              <table:table-cell office:value-type="float" office:value="-0.747613533343703">
                <text:p>-0.74761353334370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2">
                <text:p>32</text:p>
              </table:table-cell>
              <table:table-cell office:value-type="float" office:value="-0.736834701102502">
                <text:p>-0.73683470110250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2.25">
                <text:p>32.25</text:p>
              </table:table-cell>
              <table:table-cell office:value-type="float" office:value="-0.761851476320999">
                <text:p>-0.76185147632099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2.5">
                <text:p>32.5</text:p>
              </table:table-cell>
              <table:table-cell office:value-type="float" office:value="-0.853548857885002">
                <text:p>-0.85354885788500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2.75">
                <text:p>32.75</text:p>
              </table:table-cell>
              <table:table-cell office:value-type="float" office:value="-0.768472505345599">
                <text:p>-0.76847250534559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3">
                <text:p>33</text:p>
              </table:table-cell>
              <table:table-cell office:value-type="float" office:value="-0.874282180610997">
                <text:p>-0.87428218061099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3.25">
                <text:p>33.25</text:p>
              </table:table-cell>
              <table:table-cell office:value-type="float" office:value="-0.830756466559301">
                <text:p>-0.83075646655930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3.5">
                <text:p>33.5</text:p>
              </table:table-cell>
              <table:table-cell office:value-type="float" office:value="-0.849310962776997">
                <text:p>-0.84931096277699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3.75">
                <text:p>33.75</text:p>
              </table:table-cell>
              <table:table-cell office:value-type="float" office:value="-0.848414268258097">
                <text:p>-0.84841426825809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4">
                <text:p>34</text:p>
              </table:table-cell>
              <table:table-cell office:value-type="float" office:value="-0.695558584920498">
                <text:p>-0.69555858492049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4.25">
                <text:p>34.25</text:p>
              </table:table-cell>
              <table:table-cell office:value-type="float" office:value="-0.784863776412401">
                <text:p>-0.78486377641240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4.5">
                <text:p>34.5</text:p>
              </table:table-cell>
              <table:table-cell office:value-type="float" office:value="-0.9068210742196">
                <text:p>-0.906821074219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4.75">
                <text:p>34.75</text:p>
              </table:table-cell>
              <table:table-cell office:value-type="float" office:value="-0.975977211524302">
                <text:p>-0.97597721152430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5">
                <text:p>35</text:p>
              </table:table-cell>
              <table:table-cell office:value-type="float" office:value="-0.817293627450702">
                <text:p>-0.81729362745070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5.25">
                <text:p>35.25</text:p>
              </table:table-cell>
              <table:table-cell office:value-type="float" office:value="-0.870802937088698">
                <text:p>-0.87080293708869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5.5">
                <text:p>35.5</text:p>
              </table:table-cell>
              <table:table-cell office:value-type="float" office:value="-0.879115787130097">
                <text:p>-0.87911578713009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5.75">
                <text:p>35.75</text:p>
              </table:table-cell>
              <table:table-cell office:value-type="float" office:value="-0.904800202646001">
                <text:p>-0.90480020264600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6">
                <text:p>36</text:p>
              </table:table-cell>
              <table:table-cell office:value-type="float" office:value="-0.898575245430997">
                <text:p>-0.89857524543099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6.25">
                <text:p>36.25</text:p>
              </table:table-cell>
              <table:table-cell office:value-type="float" office:value="-0.965596319125197">
                <text:p>-0.96559631912519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6.5">
                <text:p>36.5</text:p>
              </table:table-cell>
              <table:table-cell office:value-type="float" office:value="-0.983964219069598">
                <text:p>-0.98396421906959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6.75">
                <text:p>36.75</text:p>
              </table:table-cell>
              <table:table-cell office:value-type="float" office:value="-0.908986519977901">
                <text:p>-0.90898651997790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7">
                <text:p>37</text:p>
              </table:table-cell>
              <table:table-cell office:value-type="float" office:value="-1.1275216339712">
                <text:p>-1.127521633971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7.25">
                <text:p>37.25</text:p>
              </table:table-cell>
              <table:table-cell office:value-type="float" office:value="-1.0387641533962">
                <text:p>-1.038764153396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7.5">
                <text:p>37.5</text:p>
              </table:table-cell>
              <table:table-cell office:value-type="float" office:value="-0.958294610736601">
                <text:p>-0.95829461073660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7.75">
                <text:p>37.75</text:p>
              </table:table-cell>
              <table:table-cell office:value-type="float" office:value="-1.0196047373207">
                <text:p>-1.019604737320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8">
                <text:p>38</text:p>
              </table:table-cell>
              <table:table-cell office:value-type="float" office:value="-1.0768534305374">
                <text:p>-1.076853430537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8.25">
                <text:p>38.25</text:p>
              </table:table-cell>
              <table:table-cell office:value-type="float" office:value="-1.0617290362744">
                <text:p>-1.061729036274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8.5">
                <text:p>38.5</text:p>
              </table:table-cell>
              <table:table-cell office:value-type="float" office:value="-1.073491625417">
                <text:p>-1.07349162541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8.75">
                <text:p>38.75</text:p>
              </table:table-cell>
              <table:table-cell office:value-type="float" office:value="-1.0113464758396">
                <text:p>-1.011346475839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9">
                <text:p>39</text:p>
              </table:table-cell>
              <table:table-cell office:value-type="float" office:value="-1.2339379907915">
                <text:p>-1.233937990791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9.25">
                <text:p>39.25</text:p>
              </table:table-cell>
              <table:table-cell office:value-type="float" office:value="-1.1462047704606">
                <text:p>-1.146204770460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9.5">
                <text:p>39.5</text:p>
              </table:table-cell>
              <table:table-cell office:value-type="float" office:value="-1.1383997595619">
                <text:p>-1.138399759561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9.75">
                <text:p>39.75</text:p>
              </table:table-cell>
              <table:table-cell office:value-type="float" office:value="-1.1810657996706">
                <text:p>-1.181065799670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40">
                <text:p>40</text:p>
              </table:table-cell>
              <table:table-cell office:value-type="float" office:value="-1.1975282939258">
                <text:p>-1.197528293925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40.25">
                <text:p>40.25</text:p>
              </table:table-cell>
              <table:table-cell office:value-type="float" office:value="-1.2571036059707">
                <text:p>-1.257103605970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40.5">
                <text:p>40.5</text:p>
              </table:table-cell>
              <table:table-cell office:value-type="float" office:value="-1.2639345775677">
                <text:p>-1.263934577567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40.75">
                <text:p>40.75</text:p>
              </table:table-cell>
              <table:table-cell office:value-type="float" office:value="-1.2748570777254">
                <text:p>-1.274857077725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41">
                <text:p>41</text:p>
              </table:table-cell>
              <table:table-cell office:value-type="float" office:value="-1.4263851817501">
                <text:p>-1.426385181750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41.25">
                <text:p>41.25</text:p>
              </table:table-cell>
              <table:table-cell office:value-type="float" office:value="-1.3922584997942">
                <text:p>-1.392258499794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41.5">
                <text:p>41.5</text:p>
              </table:table-cell>
              <table:table-cell office:value-type="float" office:value="-1.4053133784178">
                <text:p>-1.405313378417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41.75">
                <text:p>41.75</text:p>
              </table:table-cell>
              <table:table-cell office:value-type="float" office:value="-1.4453229467345">
                <text:p>-1.445322946734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42">
                <text:p>42</text:p>
              </table:table-cell>
              <table:table-cell office:value-type="float" office:value="-1.6136448472392">
                <text:p>-1.613644847239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42.25">
                <text:p>42.25</text:p>
              </table:table-cell>
              <table:table-cell office:value-type="float" office:value="-1.5105695637261">
                <text:p>-1.510569563726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42.5">
                <text:p>42.5</text:p>
              </table:table-cell>
              <table:table-cell office:value-type="float" office:value="-1.525641344046">
                <text:p>-1.52564134404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42.75">
                <text:p>42.75</text:p>
              </table:table-cell>
              <table:table-cell office:value-type="float" office:value="-1.5130093963372">
                <text:p>-1.513009396337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43">
                <text:p>43</text:p>
              </table:table-cell>
              <table:table-cell office:value-type="float" office:value="-1.741539288364">
                <text:p>-1.74153928836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43.25">
                <text:p>43.25</text:p>
              </table:table-cell>
              <table:table-cell office:value-type="float" office:value="-1.6770284997071">
                <text:p>-1.677028499707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43.5">
                <text:p>43.5</text:p>
              </table:table-cell>
              <table:table-cell office:value-type="float" office:value="-1.6602906730558">
                <text:p>-1.660290673055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43.75">
                <text:p>43.75</text:p>
              </table:table-cell>
              <table:table-cell office:value-type="float" office:value="-1.7691911840805">
                <text:p>-1.769191184080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44">
                <text:p>44</text:p>
              </table:table-cell>
              <table:table-cell office:value-type="float" office:value="-1.8171301819623">
                <text:p>-1.817130181962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44.25">
                <text:p>44.25</text:p>
              </table:table-cell>
              <table:table-cell office:value-type="float" office:value="-1.8920532014368">
                <text:p>-1.892053201436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44.5">
                <text:p>44.5</text:p>
              </table:table-cell>
              <table:table-cell office:value-type="float" office:value="-1.9611075178583">
                <text:p>-1.961107517858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44.75">
                <text:p>44.75</text:p>
              </table:table-cell>
              <table:table-cell office:value-type="float" office:value="-1.9593789165433">
                <text:p>-1.959378916543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45">
                <text:p>45</text:p>
              </table:table-cell>
              <table:table-cell office:value-type="float" office:value="-1.9825188505032">
                <text:p>-1.982518850503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45.25">
                <text:p>45.25</text:p>
              </table:table-cell>
              <table:table-cell office:value-type="float" office:value="-2.1054571088076">
                <text:p>-2.105457108807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45.5">
                <text:p>45.5</text:p>
              </table:table-cell>
              <table:table-cell office:value-type="float" office:value="-2.1389064725989">
                <text:p>-2.138906472598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45.75">
                <text:p>45.75</text:p>
              </table:table-cell>
              <table:table-cell office:value-type="float" office:value="-2.349522900794">
                <text:p>-2.34952290079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46">
                <text:p>46</text:p>
              </table:table-cell>
              <table:table-cell office:value-type="float" office:value="-2.2604835046973">
                <text:p>-2.260483504697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46.25">
                <text:p>46.25</text:p>
              </table:table-cell>
              <table:table-cell office:value-type="float" office:value="-2.4611796674993">
                <text:p>-2.461179667499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46.5">
                <text:p>46.5</text:p>
              </table:table-cell>
              <table:table-cell office:value-type="float" office:value="-2.5290355016672">
                <text:p>-2.529035501667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46.75">
                <text:p>46.75</text:p>
              </table:table-cell>
              <table:table-cell office:value-type="float" office:value="-2.4928952519513">
                <text:p>-2.492895251951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47">
                <text:p>47</text:p>
              </table:table-cell>
              <table:table-cell office:value-type="float" office:value="-2.4643874674058">
                <text:p>-2.464387467405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47.25">
                <text:p>47.25</text:p>
              </table:table-cell>
              <table:table-cell office:value-type="float" office:value="-2.6450477879315">
                <text:p>-2.645047787931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47.5">
                <text:p>47.5</text:p>
              </table:table-cell>
              <table:table-cell office:value-type="float" office:value="-2.7552855568192">
                <text:p>-2.755285556819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47.75">
                <text:p>47.75</text:p>
              </table:table-cell>
              <table:table-cell office:value-type="float" office:value="-2.8691869717164">
                <text:p>-2.869186971716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48">
                <text:p>48</text:p>
              </table:table-cell>
              <table:table-cell office:value-type="float" office:value="-2.9530174397888">
                <text:p>-2.953017439788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48.25">
                <text:p>48.25</text:p>
              </table:table-cell>
              <table:table-cell office:value-type="float" office:value="-2.9623408557526">
                <text:p>-2.962340855752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48.5">
                <text:p>48.5</text:p>
              </table:table-cell>
              <table:table-cell office:value-type="float" office:value="-3.071939497792">
                <text:p>-3.07193949779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48.75">
                <text:p>48.75</text:p>
              </table:table-cell>
              <table:table-cell office:value-type="float" office:value="-3.1488660110397">
                <text:p>-3.148866011039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49">
                <text:p>49</text:p>
              </table:table-cell>
              <table:table-cell office:value-type="float" office:value="-3.3861481275902">
                <text:p>-3.386148127590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49.25">
                <text:p>49.25</text:p>
              </table:table-cell>
              <table:table-cell office:value-type="float" office:value="-3.3556694746761">
                <text:p>-3.355669474676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49.5">
                <text:p>49.5</text:p>
              </table:table-cell>
              <table:table-cell office:value-type="float" office:value="-3.6317093650036">
                <text:p>-3.631709365003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49.75">
                <text:p>49.75</text:p>
              </table:table-cell>
              <table:table-cell office:value-type="float" office:value="-3.6346908106394">
                <text:p>-3.634690810639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50">
                <text:p>50</text:p>
              </table:table-cell>
              <table:table-cell office:value-type="float" office:value="-3.687658598415">
                <text:p>-3.68765859841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50.25">
                <text:p>50.25</text:p>
              </table:table-cell>
              <table:table-cell office:value-type="float" office:value="-3.734310470488">
                <text:p>-3.73431047048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50.5">
                <text:p>50.5</text:p>
              </table:table-cell>
              <table:table-cell office:value-type="float" office:value="-3.8945196936697">
                <text:p>-3.894519693669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50.75">
                <text:p>50.75</text:p>
              </table:table-cell>
              <table:table-cell office:value-type="float" office:value="-3.9073409079185">
                <text:p>-3.907340907918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51">
                <text:p>51</text:p>
              </table:table-cell>
              <table:table-cell office:value-type="float" office:value="-4.1175438813078">
                <text:p>-4.117543881307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51.25">
                <text:p>51.25</text:p>
              </table:table-cell>
              <table:table-cell office:value-type="float" office:value="-4.2163984949954">
                <text:p>-4.216398494995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51.5">
                <text:p>51.5</text:p>
              </table:table-cell>
              <table:table-cell office:value-type="float" office:value="-4.3234179081071">
                <text:p>-4.323417908107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51.75">
                <text:p>51.75</text:p>
              </table:table-cell>
              <table:table-cell office:value-type="float" office:value="-4.4369379200207">
                <text:p>-4.436937920020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52">
                <text:p>52</text:p>
              </table:table-cell>
              <table:table-cell office:value-type="float" office:value="-4.5924051885409">
                <text:p>-4.592405188540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52.25">
                <text:p>52.25</text:p>
              </table:table-cell>
              <table:table-cell office:value-type="float" office:value="-4.761642573426">
                <text:p>-4.76164257342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52.5">
                <text:p>52.5</text:p>
              </table:table-cell>
              <table:table-cell office:value-type="float" office:value="-4.9037806998522">
                <text:p>-4.903780699852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52.75">
                <text:p>52.75</text:p>
              </table:table-cell>
              <table:table-cell office:value-type="float" office:value="-4.9414036147495">
                <text:p>-4.941403614749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53">
                <text:p>53</text:p>
              </table:table-cell>
              <table:table-cell office:value-type="float" office:value="-5.0771983804793">
                <text:p>-5.077198380479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53.25">
                <text:p>53.25</text:p>
              </table:table-cell>
              <table:table-cell office:value-type="float" office:value="-5.2490598330163">
                <text:p>-5.249059833016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53.5">
                <text:p>53.5</text:p>
              </table:table-cell>
              <table:table-cell office:value-type="float" office:value="-5.3692064457541">
                <text:p>-5.369206445754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53.75">
                <text:p>53.75</text:p>
              </table:table-cell>
              <table:table-cell office:value-type="float" office:value="-5.4649813044884">
                <text:p>-5.464981304488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54">
                <text:p>54</text:p>
              </table:table-cell>
              <table:table-cell office:value-type="float" office:value="-5.6809319369868">
                <text:p>-5.680931936986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54.25">
                <text:p>54.25</text:p>
              </table:table-cell>
              <table:table-cell office:value-type="float" office:value="-5.70488188412291">
                <text:p>-5.7048818841229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54.5">
                <text:p>54.5</text:p>
              </table:table-cell>
              <table:table-cell office:value-type="float" office:value="-5.9376037211507">
                <text:p>-5.937603721150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54.75">
                <text:p>54.75</text:p>
              </table:table-cell>
              <table:table-cell office:value-type="float" office:value="-6.0435659971381">
                <text:p>-6.043565997138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55">
                <text:p>55</text:p>
              </table:table-cell>
              <table:table-cell office:value-type="float" office:value="-6.2265804201841">
                <text:p>-6.226580420184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55.25">
                <text:p>55.25</text:p>
              </table:table-cell>
              <table:table-cell office:value-type="float" office:value="-6.3287128826573">
                <text:p>-6.328712882657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55.5">
                <text:p>55.5</text:p>
              </table:table-cell>
              <table:table-cell office:value-type="float" office:value="-6.5574346824151">
                <text:p>-6.557434682415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55.75">
                <text:p>55.75</text:p>
              </table:table-cell>
              <table:table-cell office:value-type="float" office:value="-6.6690491416031">
                <text:p>-6.669049141603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56">
                <text:p>56</text:p>
              </table:table-cell>
              <table:table-cell office:value-type="float" office:value="-6.8232911527519">
                <text:p>-6.823291152751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56.25">
                <text:p>56.25</text:p>
              </table:table-cell>
              <table:table-cell office:value-type="float" office:value="-7.0069897357312">
                <text:p>-7.006989735731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56.5">
                <text:p>56.5</text:p>
              </table:table-cell>
              <table:table-cell office:value-type="float" office:value="-7.0987354466488">
                <text:p>-7.098735446648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56.75">
                <text:p>56.75</text:p>
              </table:table-cell>
              <table:table-cell office:value-type="float" office:value="-7.3262120601476">
                <text:p>-7.326212060147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57">
                <text:p>57</text:p>
              </table:table-cell>
              <table:table-cell office:value-type="float" office:value="-7.4633217791645">
                <text:p>-7.463321779164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57.25">
                <text:p>57.25</text:p>
              </table:table-cell>
              <table:table-cell office:value-type="float" office:value="-7.6623067148613">
                <text:p>-7.662306714861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57.5">
                <text:p>57.5</text:p>
              </table:table-cell>
              <table:table-cell office:value-type="float" office:value="-7.7613274019474">
                <text:p>-7.761327401947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57.75">
                <text:p>57.75</text:p>
              </table:table-cell>
              <table:table-cell office:value-type="float" office:value="-7.9404484153704">
                <text:p>-7.940448415370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58">
                <text:p>58</text:p>
              </table:table-cell>
              <table:table-cell office:value-type="float" office:value="-8.0847513450831">
                <text:p>-8.084751345083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58.25">
                <text:p>58.25</text:p>
              </table:table-cell>
              <table:table-cell office:value-type="float" office:value="-8.1848293868994">
                <text:p>-8.184829386899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58.5">
                <text:p>58.5</text:p>
              </table:table-cell>
              <table:table-cell office:value-type="float" office:value="-8.3611954146053">
                <text:p>-8.3611954146053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58.75">
                <text:p>58.75</text:p>
              </table:table-cell>
              <table:table-cell office:value-type="float" office:value="-8.5848766114392">
                <text:p>-8.584876611439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59">
                <text:p>59</text:p>
              </table:table-cell>
              <table:table-cell office:value-type="float" office:value="-8.6854791062359">
                <text:p>-8.685479106235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59.25">
                <text:p>59.25</text:p>
              </table:table-cell>
              <table:table-cell office:value-type="float" office:value="-8.9081929082873">
                <text:p>-8.908192908287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59.5">
                <text:p>59.5</text:p>
              </table:table-cell>
              <table:table-cell office:value-type="float" office:value="-9.0861040366014">
                <text:p>-9.086104036601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59.75">
                <text:p>59.75</text:p>
              </table:table-cell>
              <table:table-cell office:value-type="float" office:value="-9.2708604391046">
                <text:p>-9.270860439104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60">
                <text:p>60</text:p>
              </table:table-cell>
              <table:table-cell office:value-type="float" office:value="-9.4076182058267">
                <text:p>-9.4076182058267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60.25">
                <text:p>60.25</text:p>
              </table:table-cell>
              <table:table-cell office:value-type="float" office:value="-9.5990995280211">
                <text:p>-9.599099528021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60.5">
                <text:p>60.5</text:p>
              </table:table-cell>
              <table:table-cell office:value-type="float" office:value="-9.6496354155279">
                <text:p>-9.649635415527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60.75">
                <text:p>60.75</text:p>
              </table:table-cell>
              <table:table-cell office:value-type="float" office:value="-9.8932837952478">
                <text:p>-9.8932837952478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61">
                <text:p>61</text:p>
              </table:table-cell>
              <table:table-cell office:value-type="float" office:value="-10.0288809537876">
                <text:p>-10.028880953787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61.25">
                <text:p>61.25</text:p>
              </table:table-cell>
              <table:table-cell office:value-type="float" office:value="-10.2285688328815">
                <text:p>-10.228568832881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61.5">
                <text:p>61.5</text:p>
              </table:table-cell>
              <table:table-cell office:value-type="float" office:value="-10.3645748538448">
                <text:p>-10.3645748538448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61.75">
                <text:p>61.75</text:p>
              </table:table-cell>
              <table:table-cell office:value-type="float" office:value="-10.4641458405244">
                <text:p>-10.464145840524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62">
                <text:p>62</text:p>
              </table:table-cell>
              <table:table-cell office:value-type="float" office:value="-10.6909678437468">
                <text:p>-10.690967843746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62.25">
                <text:p>62.25</text:p>
              </table:table-cell>
              <table:table-cell office:value-type="float" office:value="-10.8519091575307">
                <text:p>-10.8519091575307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62.5">
                <text:p>62.5</text:p>
              </table:table-cell>
              <table:table-cell office:value-type="float" office:value="-11.0259521030516">
                <text:p>-11.025952103051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62.75">
                <text:p>62.75</text:p>
              </table:table-cell>
              <table:table-cell office:value-type="float" office:value="-11.1756101356022">
                <text:p>-11.1756101356022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63">
                <text:p>63</text:p>
              </table:table-cell>
              <table:table-cell office:value-type="float" office:value="-11.3859492351046">
                <text:p>-11.385949235104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63.25">
                <text:p>63.25</text:p>
              </table:table-cell>
              <table:table-cell office:value-type="float" office:value="-11.5926238039712">
                <text:p>-11.592623803971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63.5">
                <text:p>63.5</text:p>
              </table:table-cell>
              <table:table-cell office:value-type="float" office:value="-11.665111226612">
                <text:p>-11.665111226612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63.75">
                <text:p>63.75</text:p>
              </table:table-cell>
              <table:table-cell office:value-type="float" office:value="-11.8297061053667">
                <text:p>-11.8297061053667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64">
                <text:p>64</text:p>
              </table:table-cell>
              <table:table-cell office:value-type="float" office:value="-12.0244080993466">
                <text:p>-12.024408099346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64.25">
                <text:p>64.25</text:p>
              </table:table-cell>
              <table:table-cell office:value-type="float" office:value="-12.1800298883703">
                <text:p>-12.1800298883703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64.5">
                <text:p>64.5</text:p>
              </table:table-cell>
              <table:table-cell office:value-type="float" office:value="-12.358226351971">
                <text:p>-12.358226351971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64.75">
                <text:p>64.75</text:p>
              </table:table-cell>
              <table:table-cell office:value-type="float" office:value="-12.5273858891963">
                <text:p>-12.5273858891963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65">
                <text:p>65</text:p>
              </table:table-cell>
              <table:table-cell office:value-type="float" office:value="-12.6900670764694">
                <text:p>-12.690067076469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65.25">
                <text:p>65.25</text:p>
              </table:table-cell>
              <table:table-cell office:value-type="float" office:value="-12.8150900758516">
                <text:p>-12.815090075851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65.5">
                <text:p>65.5</text:p>
              </table:table-cell>
              <table:table-cell office:value-type="float" office:value="-13.0159598693396">
                <text:p>-13.015959869339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65.75">
                <text:p>65.75</text:p>
              </table:table-cell>
              <table:table-cell office:value-type="float" office:value="-13.1538458210927">
                <text:p>-13.1538458210927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66">
                <text:p>66</text:p>
              </table:table-cell>
              <table:table-cell office:value-type="float" office:value="-13.3373954803276">
                <text:p>-13.3373954803276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66.25">
                <text:p>66.25</text:p>
              </table:table-cell>
              <table:table-cell office:value-type="float" office:value="-13.4950674882471">
                <text:p>-13.495067488247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66.5">
                <text:p>66.5</text:p>
              </table:table-cell>
              <table:table-cell office:value-type="float" office:value="-13.7320472538984">
                <text:p>-13.732047253898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66.75">
                <text:p>66.75</text:p>
              </table:table-cell>
              <table:table-cell office:value-type="float" office:value="-13.8026321508192">
                <text:p>-13.8026321508192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67">
                <text:p>67</text:p>
              </table:table-cell>
              <table:table-cell office:value-type="float" office:value="-13.9985588640301">
                <text:p>-13.9985588640301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67.25">
                <text:p>67.25</text:p>
              </table:table-cell>
              <table:table-cell office:value-type="float" office:value="-14.1278080397466">
                <text:p>-14.1278080397466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67.5">
                <text:p>67.5</text:p>
              </table:table-cell>
              <table:table-cell office:value-type="float" office:value="-14.3951525150491">
                <text:p>-14.395152515049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67.75">
                <text:p>67.75</text:p>
              </table:table-cell>
              <table:table-cell office:value-type="float" office:value="-14.5164899121284">
                <text:p>-14.5164899121284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68">
                <text:p>68</text:p>
              </table:table-cell>
              <table:table-cell office:value-type="float" office:value="-14.6351457164262">
                <text:p>-14.6351457164262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68.25">
                <text:p>68.25</text:p>
              </table:table-cell>
              <table:table-cell office:value-type="float" office:value="-14.7629855091275">
                <text:p>-14.762985509127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68.5">
                <text:p>68.5</text:p>
              </table:table-cell>
              <table:table-cell office:value-type="float" office:value="-14.9839039190325">
                <text:p>-14.983903919032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68.75">
                <text:p>68.75</text:p>
              </table:table-cell>
              <table:table-cell office:value-type="float" office:value="-15.1230697345707">
                <text:p>-15.1230697345707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69">
                <text:p>69</text:p>
              </table:table-cell>
              <table:table-cell office:value-type="float" office:value="-15.237749678878">
                <text:p>-15.237749678878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69.25">
                <text:p>69.25</text:p>
              </table:table-cell>
              <table:table-cell office:value-type="float" office:value="-15.4163479470249">
                <text:p>-15.4163479470249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69.5">
                <text:p>69.5</text:p>
              </table:table-cell>
              <table:table-cell office:value-type="float" office:value="-15.6171418745284">
                <text:p>-15.617141874528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69.75">
                <text:p>69.75</text:p>
              </table:table-cell>
              <table:table-cell office:value-type="float" office:value="-15.6880826535965">
                <text:p>-15.688082653596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70">
                <text:p>70</text:p>
              </table:table-cell>
              <table:table-cell office:value-type="float" office:value="-15.9010663926692">
                <text:p>-15.9010663926692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70.25">
                <text:p>70.25</text:p>
              </table:table-cell>
              <table:table-cell office:value-type="float" office:value="-16.0506972416083">
                <text:p>-16.0506972416083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70.5">
                <text:p>70.5</text:p>
              </table:table-cell>
              <table:table-cell office:value-type="float" office:value="-16.2829429752662">
                <text:p>-16.2829429752662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70.75">
                <text:p>70.75</text:p>
              </table:table-cell>
              <table:table-cell office:value-type="float" office:value="-16.3734865262836">
                <text:p>-16.3734865262836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71">
                <text:p>71</text:p>
              </table:table-cell>
              <table:table-cell office:value-type="float" office:value="-16.4953862216471">
                <text:p>-16.4953862216471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71.25">
                <text:p>71.25</text:p>
              </table:table-cell>
              <table:table-cell office:value-type="float" office:value="-16.689022093884">
                <text:p>-16.689022093884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71.5">
                <text:p>71.5</text:p>
              </table:table-cell>
              <table:table-cell office:value-type="float" office:value="-16.8999317495909">
                <text:p>-16.8999317495909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71.75">
                <text:p>71.75</text:p>
              </table:table-cell>
              <table:table-cell office:value-type="float" office:value="-16.9934839043394">
                <text:p>-16.9934839043394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72">
                <text:p>72</text:p>
              </table:table-cell>
              <table:table-cell office:value-type="float" office:value="-17.1768364247496">
                <text:p>-17.1768364247496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72.25">
                <text:p>72.25</text:p>
              </table:table-cell>
              <table:table-cell office:value-type="float" office:value="-17.3433741052367">
                <text:p>-17.3433741052367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72.5">
                <text:p>72.5</text:p>
              </table:table-cell>
              <table:table-cell office:value-type="float" office:value="-17.505441832341">
                <text:p>-17.505441832341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72.75">
                <text:p>72.75</text:p>
              </table:table-cell>
              <table:table-cell office:value-type="float" office:value="-17.6375855150044">
                <text:p>-17.6375855150044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73">
                <text:p>73</text:p>
              </table:table-cell>
              <table:table-cell office:value-type="float" office:value="-17.8272835473969">
                <text:p>-17.8272835473969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73.25">
                <text:p>73.25</text:p>
              </table:table-cell>
              <table:table-cell office:value-type="float" office:value="-17.878990457455">
                <text:p>-17.878990457455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73.5">
                <text:p>73.5</text:p>
              </table:table-cell>
              <table:table-cell office:value-type="float" office:value="-18.0580336397773">
                <text:p>-18.0580336397773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73.75">
                <text:p>73.75</text:p>
              </table:table-cell>
              <table:table-cell office:value-type="float" office:value="-18.2639599700669">
                <text:p>-18.2639599700669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74">
                <text:p>74</text:p>
              </table:table-cell>
              <table:table-cell office:value-type="float" office:value="-18.3388219074283">
                <text:p>-18.3388219074283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74.25">
                <text:p>74.25</text:p>
              </table:table-cell>
              <table:table-cell office:value-type="float" office:value="-18.5818019092822">
                <text:p>-18.5818019092822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74.5">
                <text:p>74.5</text:p>
              </table:table-cell>
              <table:table-cell office:value-type="float" office:value="-18.716519776424">
                <text:p>-18.716519776424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74.75">
                <text:p>74.75</text:p>
              </table:table-cell>
              <table:table-cell office:value-type="float" office:value="-18.8700604137327">
                <text:p>-18.8700604137327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75">
                <text:p>75</text:p>
              </table:table-cell>
              <table:table-cell office:value-type="float" office:value="-18.9792241695814">
                <text:p>-18.9792241695814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75.25">
                <text:p>75.25</text:p>
              </table:table-cell>
              <table:table-cell office:value-type="float" office:value="-19.1481191536042">
                <text:p>-19.1481191536042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75.5">
                <text:p>75.5</text:p>
              </table:table-cell>
              <table:table-cell office:value-type="float" office:value="-19.3049532458139">
                <text:p>-19.3049532458139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75.75">
                <text:p>75.75</text:p>
              </table:table-cell>
              <table:table-cell office:value-type="float" office:value="-19.4374691808475">
                <text:p>-19.4374691808475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76">
                <text:p>76</text:p>
              </table:table-cell>
              <table:table-cell office:value-type="float" office:value="-19.5039482063268">
                <text:p>-19.5039482063268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76.25">
                <text:p>76.25</text:p>
              </table:table-cell>
              <table:table-cell office:value-type="float" office:value="-19.7160293812359">
                <text:p>-19.7160293812359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76.5">
                <text:p>76.5</text:p>
              </table:table-cell>
              <table:table-cell office:value-type="float" office:value="-19.8542892876953">
                <text:p>-19.8542892876953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76.75">
                <text:p>76.75</text:p>
              </table:table-cell>
              <table:table-cell office:value-type="float" office:value="-20.0018655116418">
                <text:p>-20.0018655116418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77">
                <text:p>77</text:p>
              </table:table-cell>
              <table:table-cell office:value-type="float" office:value="-20.1597600323847">
                <text:p>-20.1597600323847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77.25">
                <text:p>77.25</text:p>
              </table:table-cell>
              <table:table-cell office:value-type="float" office:value="-20.273880393372">
                <text:p>-20.273880393372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77.5">
                <text:p>77.5</text:p>
              </table:table-cell>
              <table:table-cell office:value-type="float" office:value="-20.4063352105679">
                <text:p>-20.4063352105679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77.75">
                <text:p>77.75</text:p>
              </table:table-cell>
              <table:table-cell office:value-type="float" office:value="-20.5926857649999">
                <text:p>-20.5926857649999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78">
                <text:p>78</text:p>
              </table:table-cell>
              <table:table-cell office:value-type="float" office:value="-20.7286734234642">
                <text:p>-20.7286734234642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78.25">
                <text:p>78.25</text:p>
              </table:table-cell>
              <table:table-cell office:value-type="float" office:value="-20.898161409322">
                <text:p>-20.898161409322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78.5">
                <text:p>78.5</text:p>
              </table:table-cell>
              <table:table-cell office:value-type="float" office:value="-21.0965331730686">
                <text:p>-21.0965331730686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78.75">
                <text:p>78.75</text:p>
              </table:table-cell>
              <table:table-cell office:value-type="float" office:value="-21.1652209271282">
                <text:p>-21.1652209271282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79">
                <text:p>79</text:p>
              </table:table-cell>
              <table:table-cell office:value-type="float" office:value="-21.3327735679988">
                <text:p>-21.3327735679988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79.25">
                <text:p>79.25</text:p>
              </table:table-cell>
              <table:table-cell office:value-type="float" office:value="-21.4271213164006">
                <text:p>-21.4271213164006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79.5">
                <text:p>79.5</text:p>
              </table:table-cell>
              <table:table-cell office:value-type="float" office:value="-21.6153417074316">
                <text:p>-21.6153417074316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79.75">
                <text:p>79.75</text:p>
              </table:table-cell>
              <table:table-cell office:value-type="float" office:value="-21.7504790469502">
                <text:p>-21.7504790469502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80">
                <text:p>80</text:p>
              </table:table-cell>
              <table:table-cell office:value-type="float" office:value="-21.8532015953054">
                <text:p>-21.8532015953054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80.25">
                <text:p>80.25</text:p>
              </table:table-cell>
              <table:table-cell office:value-type="float" office:value="-21.982975147339">
                <text:p>-21.982975147339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80.5">
                <text:p>80.5</text:p>
              </table:table-cell>
              <table:table-cell office:value-type="float" office:value="-22.1436197601638">
                <text:p>-22.1436197601638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80.75">
                <text:p>80.75</text:p>
              </table:table-cell>
              <table:table-cell office:value-type="float" office:value="-22.2799892568673">
                <text:p>-22.2799892568673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81">
                <text:p>81</text:p>
              </table:table-cell>
              <table:table-cell office:value-type="float" office:value="-22.4120581165043">
                <text:p>-22.4120581165043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81.25">
                <text:p>81.25</text:p>
              </table:table-cell>
              <table:table-cell office:value-type="float" office:value="-22.5744702528895">
                <text:p>-22.5744702528895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81.5">
                <text:p>81.5</text:p>
              </table:table-cell>
              <table:table-cell office:value-type="float" office:value="-22.7148924211452">
                <text:p>-22.7148924211452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81.75">
                <text:p>81.75</text:p>
              </table:table-cell>
              <table:table-cell office:value-type="float" office:value="-22.8551559581212">
                <text:p>-22.8551559581212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82">
                <text:p>82</text:p>
              </table:table-cell>
              <table:table-cell office:value-type="float" office:value="-22.9751727771753">
                <text:p>-22.9751727771753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82.25">
                <text:p>82.25</text:p>
              </table:table-cell>
              <table:table-cell office:value-type="float" office:value="-23.1253453627207">
                <text:p>-23.1253453627207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82.5">
                <text:p>82.5</text:p>
              </table:table-cell>
              <table:table-cell office:value-type="float" office:value="-23.2820502937205">
                <text:p>-23.2820502937205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82.75">
                <text:p>82.75</text:p>
              </table:table-cell>
              <table:table-cell office:value-type="float" office:value="-23.4110957008109">
                <text:p>-23.4110957008109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83">
                <text:p>83</text:p>
              </table:table-cell>
              <table:table-cell office:value-type="float" office:value="-23.5190017334547">
                <text:p>-23.5190017334547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83.25">
                <text:p>83.25</text:p>
              </table:table-cell>
              <table:table-cell office:value-type="float" office:value="-23.6294688483607">
                <text:p>-23.6294688483607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83.5">
                <text:p>83.5</text:p>
              </table:table-cell>
              <table:table-cell office:value-type="float" office:value="-23.7618017130995">
                <text:p>-23.7618017130995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83.75">
                <text:p>83.75</text:p>
              </table:table-cell>
              <table:table-cell office:value-type="float" office:value="-23.870722438948">
                <text:p>-23.870722438948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84">
                <text:p>84</text:p>
              </table:table-cell>
              <table:table-cell office:value-type="float" office:value="-24.1377230717341">
                <text:p>-24.1377230717341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84.25">
                <text:p>84.25</text:p>
              </table:table-cell>
              <table:table-cell office:value-type="float" office:value="-24.1803032784601">
                <text:p>-24.1803032784601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84.5">
                <text:p>84.5</text:p>
              </table:table-cell>
              <table:table-cell office:value-type="float" office:value="-24.3059129536247">
                <text:p>-24.3059129536247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84.75">
                <text:p>84.75</text:p>
              </table:table-cell>
              <table:table-cell office:value-type="float" office:value="-24.392469708362">
                <text:p>-24.392469708362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85">
                <text:p>85</text:p>
              </table:table-cell>
              <table:table-cell office:value-type="float" office:value="-24.6237451974049">
                <text:p>-24.6237451974049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85.25">
                <text:p>85.25</text:p>
              </table:table-cell>
              <table:table-cell office:value-type="float" office:value="-24.6489188564387">
                <text:p>-24.6489188564387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85.5">
                <text:p>85.5</text:p>
              </table:table-cell>
              <table:table-cell office:value-type="float" office:value="-24.8130783458755">
                <text:p>-24.8130783458755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85.75">
                <text:p>85.75</text:p>
              </table:table-cell>
              <table:table-cell office:value-type="float" office:value="-24.8955912835418">
                <text:p>-24.8955912835418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86">
                <text:p>86</text:p>
              </table:table-cell>
              <table:table-cell office:value-type="float" office:value="-25.0421263089254">
                <text:p>-25.0421263089254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86.25">
                <text:p>86.25</text:p>
              </table:table-cell>
              <table:table-cell office:value-type="float" office:value="-25.2165388308057">
                <text:p>-25.2165388308057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86.5">
                <text:p>86.5</text:p>
              </table:table-cell>
              <table:table-cell office:value-type="float" office:value="-25.3612264442161">
                <text:p>-25.3612264442161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86.75">
                <text:p>86.75</text:p>
              </table:table-cell>
              <table:table-cell office:value-type="float" office:value="-25.4671982330454">
                <text:p>-25.4671982330454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87">
                <text:p>87</text:p>
              </table:table-cell>
              <table:table-cell office:value-type="float" office:value="-25.6468824730715">
                <text:p>-25.646882473071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87.25">
                <text:p>87.25</text:p>
              </table:table-cell>
              <table:table-cell office:value-type="float" office:value="-25.7237523296228">
                <text:p>-25.7237523296228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87.5">
                <text:p>87.5</text:p>
              </table:table-cell>
              <table:table-cell office:value-type="float" office:value="-25.8659149022297">
                <text:p>-25.8659149022297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87.75">
                <text:p>87.75</text:p>
              </table:table-cell>
              <table:table-cell office:value-type="float" office:value="-25.96600730624">
                <text:p>-25.96600730624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88">
                <text:p>88</text:p>
              </table:table-cell>
              <table:table-cell office:value-type="float" office:value="-26.1267955395189">
                <text:p>-26.1267955395189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88.25">
                <text:p>88.25</text:p>
              </table:table-cell>
              <table:table-cell office:value-type="float" office:value="-26.2141128460136">
                <text:p>-26.2141128460136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88.5">
                <text:p>88.5</text:p>
              </table:table-cell>
              <table:table-cell office:value-type="float" office:value="-26.4180918170577">
                <text:p>-26.4180918170577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88.75">
                <text:p>88.75</text:p>
              </table:table-cell>
              <table:table-cell office:value-type="float" office:value="-26.4741578126986">
                <text:p>-26.4741578126986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89">
                <text:p>89</text:p>
              </table:table-cell>
              <table:table-cell office:value-type="float" office:value="-26.6031887274332">
                <text:p>-26.6031887274332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89.25">
                <text:p>89.25</text:p>
              </table:table-cell>
              <table:table-cell office:value-type="float" office:value="-26.7179437591752">
                <text:p>-26.7179437591752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89.5">
                <text:p>89.5</text:p>
              </table:table-cell>
              <table:table-cell office:value-type="float" office:value="-26.884305753011">
                <text:p>-26.884305753011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89.75">
                <text:p>89.75</text:p>
              </table:table-cell>
              <table:table-cell office:value-type="float" office:value="-27.0204765784974">
                <text:p>-27.0204765784974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90">
                <text:p>90</text:p>
              </table:table-cell>
              <table:table-cell office:value-type="float" office:value="-27.1209012515918">
                <text:p>-27.1209012515918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90.25">
                <text:p>90.25</text:p>
              </table:table-cell>
              <table:table-cell office:value-type="float" office:value="-27.2196105916029">
                <text:p>-27.2196105916029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90.5">
                <text:p>90.5</text:p>
              </table:table-cell>
              <table:table-cell office:value-type="float" office:value="-27.3549301742503">
                <text:p>-27.3549301742503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90.75">
                <text:p>90.75</text:p>
              </table:table-cell>
              <table:table-cell office:value-type="float" office:value="-27.4313228639627">
                <text:p>-27.4313228639627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91">
                <text:p>91</text:p>
              </table:table-cell>
              <table:table-cell office:value-type="float" office:value="-27.5522602357603">
                <text:p>-27.5522602357603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91.25">
                <text:p>91.25</text:p>
              </table:table-cell>
              <table:table-cell office:value-type="float" office:value="-27.7595603007898">
                <text:p>-27.7595603007898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91.5">
                <text:p>91.5</text:p>
              </table:table-cell>
              <table:table-cell office:value-type="float" office:value="-27.8017463311963">
                <text:p>-27.8017463311963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91.75">
                <text:p>91.75</text:p>
              </table:table-cell>
              <table:table-cell office:value-type="float" office:value="-27.9495342588064">
                <text:p>-27.9495342588064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92">
                <text:p>92</text:p>
              </table:table-cell>
              <table:table-cell office:value-type="float" office:value="-28.0335452628015">
                <text:p>-28.0335452628015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92.25">
                <text:p>92.25</text:p>
              </table:table-cell>
              <table:table-cell office:value-type="float" office:value="-28.1943492763876">
                <text:p>-28.1943492763876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92.5">
                <text:p>92.5</text:p>
              </table:table-cell>
              <table:table-cell office:value-type="float" office:value="-28.2730449306642">
                <text:p>-28.2730449306642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92.75">
                <text:p>92.75</text:p>
              </table:table-cell>
              <table:table-cell office:value-type="float" office:value="-28.4147890868961">
                <text:p>-28.4147890868961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93">
                <text:p>93</text:p>
              </table:table-cell>
              <table:table-cell office:value-type="float" office:value="-28.5102665483294">
                <text:p>-28.5102665483294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93.25">
                <text:p>93.25</text:p>
              </table:table-cell>
              <table:table-cell office:value-type="float" office:value="-28.6468450880199">
                <text:p>-28.6468450880199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93.5">
                <text:p>93.5</text:p>
              </table:table-cell>
              <table:table-cell office:value-type="float" office:value="-28.8360057031453">
                <text:p>-28.8360057031453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93.75">
                <text:p>93.75</text:p>
              </table:table-cell>
              <table:table-cell office:value-type="float" office:value="-28.8713093872673">
                <text:p>-28.8713093872673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94">
                <text:p>94</text:p>
              </table:table-cell>
              <table:table-cell office:value-type="float" office:value="-28.963284784595">
                <text:p>-28.963284784595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94.25">
                <text:p>94.25</text:p>
              </table:table-cell>
              <table:table-cell office:value-type="float" office:value="-29.2195318593362">
                <text:p>-29.2195318593362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94.5">
                <text:p>94.5</text:p>
              </table:table-cell>
              <table:table-cell office:value-type="float" office:value="-29.2497113176712">
                <text:p>-29.2497113176712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94.75">
                <text:p>94.75</text:p>
              </table:table-cell>
              <table:table-cell office:value-type="float" office:value="-29.3653889922483">
                <text:p>-29.3653889922483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95">
                <text:p>95</text:p>
              </table:table-cell>
              <table:table-cell office:value-type="float" office:value="-29.4564296452518">
                <text:p>-29.4564296452518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95.25">
                <text:p>95.25</text:p>
              </table:table-cell>
              <table:table-cell office:value-type="float" office:value="-29.6309718485438">
                <text:p>-29.6309718485438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95.5">
                <text:p>95.5</text:p>
              </table:table-cell>
              <table:table-cell office:value-type="float" office:value="-29.7497702977263">
                <text:p>-29.7497702977263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95.75">
                <text:p>95.75</text:p>
              </table:table-cell>
              <table:table-cell office:value-type="float" office:value="-29.8610401962943">
                <text:p>-29.8610401962943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96">
                <text:p>96</text:p>
              </table:table-cell>
              <table:table-cell office:value-type="float" office:value="-29.969593573497">
                <text:p>-29.969593573497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96.25">
                <text:p>96.25</text:p>
              </table:table-cell>
              <table:table-cell office:value-type="float" office:value="-30.0492230775999">
                <text:p>-30.0492230775999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96.5">
                <text:p>96.5</text:p>
              </table:table-cell>
              <table:table-cell office:value-type="float" office:value="-30.11517084309">
                <text:p>-30.11517084309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96.75">
                <text:p>96.75</text:p>
              </table:table-cell>
              <table:table-cell office:value-type="float" office:value="-30.2745110111303">
                <text:p>-30.2745110111303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97">
                <text:p>97</text:p>
              </table:table-cell>
              <table:table-cell office:value-type="float" office:value="-30.4043394848715">
                <text:p>-30.4043394848715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97.25">
                <text:p>97.25</text:p>
              </table:table-cell>
              <table:table-cell office:value-type="float" office:value="-30.5028576987338">
                <text:p>-30.5028576987338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97.5">
                <text:p>97.5</text:p>
              </table:table-cell>
              <table:table-cell office:value-type="float" office:value="-30.6443407111602">
                <text:p>-30.6443407111602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97.75">
                <text:p>97.75</text:p>
              </table:table-cell>
              <table:table-cell office:value-type="float" office:value="-30.7530598576234">
                <text:p>-30.7530598576234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98">
                <text:p>98</text:p>
              </table:table-cell>
              <table:table-cell office:value-type="float" office:value="-30.8356677621145">
                <text:p>-30.8356677621145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98.25">
                <text:p>98.25</text:p>
              </table:table-cell>
              <table:table-cell office:value-type="float" office:value="-30.8930667634517">
                <text:p>-30.8930667634517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98.5">
                <text:p>98.5</text:p>
              </table:table-cell>
              <table:table-cell office:value-type="float" office:value="-31.0712297536562">
                <text:p>-31.0712297536562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98.75">
                <text:p>98.75</text:p>
              </table:table-cell>
              <table:table-cell office:value-type="float" office:value="-31.1411028247597">
                <text:p>-31.1411028247597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99">
                <text:p>99</text:p>
              </table:table-cell>
              <table:table-cell office:value-type="float" office:value="-31.2933661746333">
                <text:p>-31.2933661746333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99.25">
                <text:p>99.25</text:p>
              </table:table-cell>
              <table:table-cell office:value-type="float" office:value="-31.3897454350042">
                <text:p>-31.3897454350042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99.5">
                <text:p>99.5</text:p>
              </table:table-cell>
              <table:table-cell office:value-type="float" office:value="-31.5398112103438">
                <text:p>-31.5398112103438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99.75">
                <text:p>99.75</text:p>
              </table:table-cell>
              <table:table-cell office:value-type="float" office:value="-31.640941513067">
                <text:p>-31.640941513067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00">
                <text:p>100</text:p>
              </table:table-cell>
              <table:table-cell office:value-type="float" office:value="-31.6821854928589">
                <text:p>-31.6821854928589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00.25">
                <text:p>100.25</text:p>
              </table:table-cell>
              <table:table-cell office:value-type="float" office:value="-31.8039192460235">
                <text:p>-31.8039192460235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00.5">
                <text:p>100.5</text:p>
              </table:table-cell>
              <table:table-cell office:value-type="float" office:value="-31.9884515075831">
                <text:p>-31.9884515075831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00.75">
                <text:p>100.75</text:p>
              </table:table-cell>
              <table:table-cell office:value-type="float" office:value="-32.0669023636805">
                <text:p>-32.0669023636805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01">
                <text:p>101</text:p>
              </table:table-cell>
              <table:table-cell office:value-type="float" office:value="-32.135523934482">
                <text:p>-32.135523934482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01.25">
                <text:p>101.25</text:p>
              </table:table-cell>
              <table:table-cell office:value-type="float" office:value="-32.3102914168925">
                <text:p>-32.3102914168925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01.5">
                <text:p>101.5</text:p>
              </table:table-cell>
              <table:table-cell office:value-type="float" office:value="-32.4595623179766">
                <text:p>-32.4595623179766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01.75">
                <text:p>101.75</text:p>
              </table:table-cell>
              <table:table-cell office:value-type="float" office:value="-32.449065819706">
                <text:p>-32.449065819706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02">
                <text:p>102</text:p>
              </table:table-cell>
              <table:table-cell office:value-type="float" office:value="-32.641533506833">
                <text:p>-32.641533506833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02.25">
                <text:p>102.25</text:p>
              </table:table-cell>
              <table:table-cell office:value-type="float" office:value="-32.6749545595914">
                <text:p>-32.6749545595914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02.5">
                <text:p>102.5</text:p>
              </table:table-cell>
              <table:table-cell office:value-type="float" office:value="-32.8346882332414">
                <text:p>-32.8346882332414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02.75">
                <text:p>102.75</text:p>
              </table:table-cell>
              <table:table-cell office:value-type="float" office:value="-32.9555694890976">
                <text:p>-32.9555694890976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03">
                <text:p>103</text:p>
              </table:table-cell>
              <table:table-cell office:value-type="float" office:value="-33.0770330967061">
                <text:p>-33.0770330967061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03.25">
                <text:p>103.25</text:p>
              </table:table-cell>
              <table:table-cell office:value-type="float" office:value="-33.1753744478547">
                <text:p>-33.1753744478547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03.5">
                <text:p>103.5</text:p>
              </table:table-cell>
              <table:table-cell office:value-type="float" office:value="-33.2651327452279">
                <text:p>-33.2651327452279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03.75">
                <text:p>103.75</text:p>
              </table:table-cell>
              <table:table-cell office:value-type="float" office:value="-33.4015695111436">
                <text:p>-33.4015695111436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04">
                <text:p>104</text:p>
              </table:table-cell>
              <table:table-cell office:value-type="float" office:value="-33.4713428688825">
                <text:p>-33.4713428688825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04.25">
                <text:p>104.25</text:p>
              </table:table-cell>
              <table:table-cell office:value-type="float" office:value="-33.580457559253">
                <text:p>-33.580457559253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04.5">
                <text:p>104.5</text:p>
              </table:table-cell>
              <table:table-cell office:value-type="float" office:value="-33.6166431232235">
                <text:p>-33.6166431232235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04.75">
                <text:p>104.75</text:p>
              </table:table-cell>
              <table:table-cell office:value-type="float" office:value="-33.7896550022033">
                <text:p>-33.7896550022033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05">
                <text:p>105</text:p>
              </table:table-cell>
              <table:table-cell office:value-type="float" office:value="-33.940807684496">
                <text:p>-33.940807684496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05.25">
                <text:p>105.25</text:p>
              </table:table-cell>
              <table:table-cell office:value-type="float" office:value="-33.9701967206288">
                <text:p>-33.9701967206288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05.5">
                <text:p>105.5</text:p>
              </table:table-cell>
              <table:table-cell office:value-type="float" office:value="-34.1461225124676">
                <text:p>-34.1461225124676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05.75">
                <text:p>105.75</text:p>
              </table:table-cell>
              <table:table-cell office:value-type="float" office:value="-34.1620402842557">
                <text:p>-34.1620402842557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06">
                <text:p>106</text:p>
              </table:table-cell>
              <table:table-cell office:value-type="float" office:value="-34.321188086269">
                <text:p>-34.321188086269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06.25">
                <text:p>106.25</text:p>
              </table:table-cell>
              <table:table-cell office:value-type="float" office:value="-34.3756308173144">
                <text:p>-34.3756308173144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06.5">
                <text:p>106.5</text:p>
              </table:table-cell>
              <table:table-cell office:value-type="float" office:value="-34.5728042044176">
                <text:p>-34.5728042044176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06.75">
                <text:p>106.75</text:p>
              </table:table-cell>
              <table:table-cell office:value-type="float" office:value="-34.5946790299341">
                <text:p>-34.5946790299341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07">
                <text:p>107</text:p>
              </table:table-cell>
              <table:table-cell office:value-type="float" office:value="-34.7502695844997">
                <text:p>-34.7502695844997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07.25">
                <text:p>107.25</text:p>
              </table:table-cell>
              <table:table-cell office:value-type="float" office:value="-34.8440357309636">
                <text:p>-34.8440357309636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07.5">
                <text:p>107.5</text:p>
              </table:table-cell>
              <table:table-cell office:value-type="float" office:value="-34.9328124425532">
                <text:p>-34.9328124425532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07.75">
                <text:p>107.75</text:p>
              </table:table-cell>
              <table:table-cell office:value-type="float" office:value="-35.0740457171579">
                <text:p>-35.0740457171579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08">
                <text:p>108</text:p>
              </table:table-cell>
              <table:table-cell office:value-type="float" office:value="-35.0799525259007">
                <text:p>-35.0799525259007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08.25">
                <text:p>108.25</text:p>
              </table:table-cell>
              <table:table-cell office:value-type="float" office:value="-35.2107044782225">
                <text:p>-35.2107044782225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08.5">
                <text:p>108.5</text:p>
              </table:table-cell>
              <table:table-cell office:value-type="float" office:value="-35.3309791650956">
                <text:p>-35.3309791650956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08.75">
                <text:p>108.75</text:p>
              </table:table-cell>
              <table:table-cell office:value-type="float" office:value="-35.5082733437591">
                <text:p>-35.5082733437591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09">
                <text:p>109</text:p>
              </table:table-cell>
              <table:table-cell office:value-type="float" office:value="-35.5865249024572">
                <text:p>-35.5865249024572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09.25">
                <text:p>109.25</text:p>
              </table:table-cell>
              <table:table-cell office:value-type="float" office:value="-35.6740612301668">
                <text:p>-35.6740612301668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09.5">
                <text:p>109.5</text:p>
              </table:table-cell>
              <table:table-cell office:value-type="float" office:value="-35.7119033642562">
                <text:p>-35.7119033642562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09.75">
                <text:p>109.75</text:p>
              </table:table-cell>
              <table:table-cell office:value-type="float" office:value="-35.8651142859733">
                <text:p>-35.8651142859733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10">
                <text:p>110</text:p>
              </table:table-cell>
              <table:table-cell office:value-type="float" office:value="-35.954288798006">
                <text:p>-35.954288798006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10.25">
                <text:p>110.25</text:p>
              </table:table-cell>
              <table:table-cell office:value-type="float" office:value="-36.0618626704789">
                <text:p>-36.0618626704789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10.5">
                <text:p>110.5</text:p>
              </table:table-cell>
              <table:table-cell office:value-type="float" office:value="-36.1950634194189">
                <text:p>-36.1950634194189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10.75">
                <text:p>110.75</text:p>
              </table:table-cell>
              <table:table-cell office:value-type="float" office:value="-36.2359086505639">
                <text:p>-36.2359086505639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11">
                <text:p>111</text:p>
              </table:table-cell>
              <table:table-cell office:value-type="float" office:value="-36.4278795702142">
                <text:p>-36.4278795702142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11.25">
                <text:p>111.25</text:p>
              </table:table-cell>
              <table:table-cell office:value-type="float" office:value="-36.437300253539">
                <text:p>-36.437300253539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11.5">
                <text:p>111.5</text:p>
              </table:table-cell>
              <table:table-cell office:value-type="float" office:value="-36.5558586042236">
                <text:p>-36.5558586042236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11.75">
                <text:p>111.75</text:p>
              </table:table-cell>
              <table:table-cell office:value-type="float" office:value="-36.6728457213308">
                <text:p>-36.6728457213308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12">
                <text:p>112</text:p>
              </table:table-cell>
              <table:table-cell office:value-type="float" office:value="-36.7396169585684">
                <text:p>-36.7396169585684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12.25">
                <text:p>112.25</text:p>
              </table:table-cell>
              <table:table-cell office:value-type="float" office:value="-36.8995682020286">
                <text:p>-36.8995682020286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12.5">
                <text:p>112.5</text:p>
              </table:table-cell>
              <table:table-cell office:value-type="float" office:value="-36.9949763700362">
                <text:p>-36.9949763700362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12.75">
                <text:p>112.75</text:p>
              </table:table-cell>
              <table:table-cell office:value-type="float" office:value="-37.0888895019488">
                <text:p>-37.0888895019488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13">
                <text:p>113</text:p>
              </table:table-cell>
              <table:table-cell office:value-type="float" office:value="-37.1848899384147">
                <text:p>-37.1848899384147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13.25">
                <text:p>113.25</text:p>
              </table:table-cell>
              <table:table-cell office:value-type="float" office:value="-37.2895180910329">
                <text:p>-37.2895180910329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13.5">
                <text:p>113.5</text:p>
              </table:table-cell>
              <table:table-cell office:value-type="float" office:value="-37.3647796694489">
                <text:p>-37.3647796694489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13.75">
                <text:p>113.75</text:p>
              </table:table-cell>
              <table:table-cell office:value-type="float" office:value="-37.4724873190525">
                <text:p>-37.4724873190525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14">
                <text:p>114</text:p>
              </table:table-cell>
              <table:table-cell office:value-type="float" office:value="-37.5968369144339">
                <text:p>-37.5968369144339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14.25">
                <text:p>114.25</text:p>
              </table:table-cell>
              <table:table-cell office:value-type="float" office:value="-37.6605775187234">
                <text:p>-37.6605775187234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14.5">
                <text:p>114.5</text:p>
              </table:table-cell>
              <table:table-cell office:value-type="float" office:value="-37.7827511948586">
                <text:p>-37.7827511948586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14.75">
                <text:p>114.75</text:p>
              </table:table-cell>
              <table:table-cell office:value-type="float" office:value="-37.8633544901502">
                <text:p>-37.8633544901502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15">
                <text:p>115</text:p>
              </table:table-cell>
              <table:table-cell office:value-type="float" office:value="-37.9815049985448">
                <text:p>-37.9815049985448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15.25">
                <text:p>115.25</text:p>
              </table:table-cell>
              <table:table-cell office:value-type="float" office:value="-38.1212625641871">
                <text:p>-38.1212625641871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15.5">
                <text:p>115.5</text:p>
              </table:table-cell>
              <table:table-cell office:value-type="float" office:value="-38.2199649017008">
                <text:p>-38.2199649017008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15.75">
                <text:p>115.75</text:p>
              </table:table-cell>
              <table:table-cell office:value-type="float" office:value="-38.3314400268821">
                <text:p>-38.3314400268821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16">
                <text:p>116</text:p>
              </table:table-cell>
              <table:table-cell office:value-type="float" office:value="-38.4283192519941">
                <text:p>-38.4283192519941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16.25">
                <text:p>116.25</text:p>
              </table:table-cell>
              <table:table-cell office:value-type="float" office:value="-38.4841621474938">
                <text:p>-38.4841621474938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16.5">
                <text:p>116.5</text:p>
              </table:table-cell>
              <table:table-cell office:value-type="float" office:value="-38.4880536837861">
                <text:p>-38.4880536837861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16.75">
                <text:p>116.75</text:p>
              </table:table-cell>
              <table:table-cell office:value-type="float" office:value="-38.6760604699381">
                <text:p>-38.6760604699381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17">
                <text:p>117</text:p>
              </table:table-cell>
              <table:table-cell office:value-type="float" office:value="-38.7997112857793">
                <text:p>-38.7997112857793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17.25">
                <text:p>117.25</text:p>
              </table:table-cell>
              <table:table-cell office:value-type="float" office:value="-38.9730334963716">
                <text:p>-38.9730334963716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17.5">
                <text:p>117.5</text:p>
              </table:table-cell>
              <table:table-cell office:value-type="float" office:value="-39.059834279876">
                <text:p>-39.059834279876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17.75">
                <text:p>117.75</text:p>
              </table:table-cell>
              <table:table-cell office:value-type="float" office:value="-39.1180254948504">
                <text:p>-39.1180254948504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18">
                <text:p>118</text:p>
              </table:table-cell>
              <table:table-cell office:value-type="float" office:value="-39.1801283743965">
                <text:p>-39.1801283743965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18.25">
                <text:p>118.25</text:p>
              </table:table-cell>
              <table:table-cell office:value-type="float" office:value="-39.2305239287223">
                <text:p>-39.2305239287223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18.5">
                <text:p>118.5</text:p>
              </table:table-cell>
              <table:table-cell office:value-type="float" office:value="-39.3737062255839">
                <text:p>-39.3737062255839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18.75">
                <text:p>118.75</text:p>
              </table:table-cell>
              <table:table-cell office:value-type="float" office:value="-39.47682613544">
                <text:p>-39.47682613544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19">
                <text:p>119</text:p>
              </table:table-cell>
              <table:table-cell office:value-type="float" office:value="-39.6026361508439">
                <text:p>-39.6026361508439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19.25">
                <text:p>119.25</text:p>
              </table:table-cell>
              <table:table-cell office:value-type="float" office:value="-39.6795693411927">
                <text:p>-39.6795693411927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19.5">
                <text:p>119.5</text:p>
              </table:table-cell>
              <table:table-cell office:value-type="float" office:value="-39.7851234261372">
                <text:p>-39.7851234261372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19.75">
                <text:p>119.75</text:p>
              </table:table-cell>
              <table:table-cell office:value-type="float" office:value="-39.9374613575965">
                <text:p>-39.9374613575965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20">
                <text:p>120</text:p>
              </table:table-cell>
              <table:table-cell office:value-type="float" office:value="-39.9359735212686">
                <text:p>-39.9359735212686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20.25">
                <text:p>120.25</text:p>
              </table:table-cell>
              <table:table-cell office:value-type="float" office:value="-40.1028581553508">
                <text:p>-40.1028581553508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20.5">
                <text:p>120.5</text:p>
              </table:table-cell>
              <table:table-cell office:value-type="float" office:value="-40.2311589639936">
                <text:p>-40.2311589639936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20.75">
                <text:p>120.75</text:p>
              </table:table-cell>
              <table:table-cell office:value-type="float" office:value="-40.3161425471188">
                <text:p>-40.3161425471188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21">
                <text:p>121</text:p>
              </table:table-cell>
              <table:table-cell office:value-type="float" office:value="-40.3793034984957">
                <text:p>-40.3793034984957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21.25">
                <text:p>121.25</text:p>
              </table:table-cell>
              <table:table-cell office:value-type="float" office:value="-40.4746051332751">
                <text:p>-40.4746051332751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21.5">
                <text:p>121.5</text:p>
              </table:table-cell>
              <table:table-cell office:value-type="float" office:value="-40.6709950188091">
                <text:p>-40.6709950188091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21.75">
                <text:p>121.75</text:p>
              </table:table-cell>
              <table:table-cell office:value-type="float" office:value="-40.6961970660195">
                <text:p>-40.6961970660195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22">
                <text:p>122</text:p>
              </table:table-cell>
              <table:table-cell office:value-type="float" office:value="-40.7666142622402">
                <text:p>-40.7666142622402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22.25">
                <text:p>122.25</text:p>
              </table:table-cell>
              <table:table-cell office:value-type="float" office:value="-40.9026725833542">
                <text:p>-40.9026725833542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22.5">
                <text:p>122.5</text:p>
              </table:table-cell>
              <table:table-cell office:value-type="float" office:value="-41.005179350142">
                <text:p>-41.005179350142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22.75">
                <text:p>122.75</text:p>
              </table:table-cell>
              <table:table-cell office:value-type="float" office:value="-41.0574516588381">
                <text:p>-41.0574516588381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23">
                <text:p>123</text:p>
              </table:table-cell>
              <table:table-cell office:value-type="float" office:value="-41.2066540405943">
                <text:p>-41.2066540405943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23.25">
                <text:p>123.25</text:p>
              </table:table-cell>
              <table:table-cell office:value-type="float" office:value="-41.3259836759097">
                <text:p>-41.3259836759097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23.5">
                <text:p>123.5</text:p>
              </table:table-cell>
              <table:table-cell office:value-type="float" office:value="-41.4464815411074">
                <text:p>-41.4464815411074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23.75">
                <text:p>123.75</text:p>
              </table:table-cell>
              <table:table-cell office:value-type="float" office:value="-41.5042528161733">
                <text:p>-41.5042528161733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24">
                <text:p>124</text:p>
              </table:table-cell>
              <table:table-cell office:value-type="float" office:value="-41.576515465549">
                <text:p>-41.576515465549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24.25">
                <text:p>124.25</text:p>
              </table:table-cell>
              <table:table-cell office:value-type="float" office:value="-41.7499608480553">
                <text:p>-41.7499608480553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24.5">
                <text:p>124.5</text:p>
              </table:table-cell>
              <table:table-cell office:value-type="float" office:value="-41.899589071309">
                <text:p>-41.899589071309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24.75">
                <text:p>124.75</text:p>
              </table:table-cell>
              <table:table-cell office:value-type="float" office:value="-41.8706422427207">
                <text:p>-41.8706422427207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25">
                <text:p>125</text:p>
              </table:table-cell>
              <table:table-cell office:value-type="float" office:value="-42.0141240739846">
                <text:p>-42.0141240739846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25.25">
                <text:p>125.25</text:p>
              </table:table-cell>
              <table:table-cell office:value-type="float" office:value="-42.0934145494246">
                <text:p>-42.0934145494246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25.5">
                <text:p>125.5</text:p>
              </table:table-cell>
              <table:table-cell office:value-type="float" office:value="-42.2680553845659">
                <text:p>-42.2680553845659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25.75">
                <text:p>125.75</text:p>
              </table:table-cell>
              <table:table-cell office:value-type="float" office:value="-42.3336774744467">
                <text:p>-42.3336774744467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26">
                <text:p>126</text:p>
              </table:table-cell>
              <table:table-cell office:value-type="float" office:value="-42.3562154657673">
                <text:p>-42.3562154657673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26.25">
                <text:p>126.25</text:p>
              </table:table-cell>
              <table:table-cell office:value-type="float" office:value="-42.4868891857039">
                <text:p>-42.4868891857039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26.5">
                <text:p>126.5</text:p>
              </table:table-cell>
              <table:table-cell office:value-type="float" office:value="-42.6507463685017">
                <text:p>-42.6507463685017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26.75">
                <text:p>126.75</text:p>
              </table:table-cell>
              <table:table-cell office:value-type="float" office:value="-42.7327042816898">
                <text:p>-42.7327042816898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27">
                <text:p>127</text:p>
              </table:table-cell>
              <table:table-cell office:value-type="float" office:value="-42.8155991271092">
                <text:p>-42.8155991271092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27.25">
                <text:p>127.25</text:p>
              </table:table-cell>
              <table:table-cell office:value-type="float" office:value="-42.9248833121793">
                <text:p>-42.9248833121793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27.5">
                <text:p>127.5</text:p>
              </table:table-cell>
              <table:table-cell office:value-type="float" office:value="-42.9872986757448">
                <text:p>-42.9872986757448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27.75">
                <text:p>127.75</text:p>
              </table:table-cell>
              <table:table-cell office:value-type="float" office:value="-43.0840397336277">
                <text:p>-43.0840397336277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28">
                <text:p>128</text:p>
              </table:table-cell>
              <table:table-cell office:value-type="float" office:value="-43.2622298608874">
                <text:p>-43.2622298608874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28.25">
                <text:p>128.25</text:p>
              </table:table-cell>
              <table:table-cell office:value-type="float" office:value="-43.3572409609161">
                <text:p>-43.3572409609161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28.5">
                <text:p>128.5</text:p>
              </table:table-cell>
              <table:table-cell office:value-type="float" office:value="-43.4553775964292">
                <text:p>-43.4553775964292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28.75">
                <text:p>128.75</text:p>
              </table:table-cell>
              <table:table-cell office:value-type="float" office:value="-43.4948169250936">
                <text:p>-43.4948169250936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29">
                <text:p>129</text:p>
              </table:table-cell>
              <table:table-cell office:value-type="float" office:value="-43.6470627420569">
                <text:p>-43.6470627420569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129.25">
                <text:p>129.25</text:p>
              </table:table-cell>
              <table:table-cell office:value-type="float" office:value="-43.7163820286636">
                <text:p>-43.7163820286636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129.5">
                <text:p>129.5</text:p>
              </table:table-cell>
              <table:table-cell office:value-type="float" office:value="-43.8811293580203">
                <text:p>-43.8811293580203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29.75">
                <text:p>129.75</text:p>
              </table:table-cell>
              <table:table-cell office:value-type="float" office:value="-43.9307239414477">
                <text:p>-43.9307239414477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30">
                <text:p>130</text:p>
              </table:table-cell>
              <table:table-cell office:value-type="float" office:value="-44.0062707346392">
                <text:p>-44.0062707346392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130.25">
                <text:p>130.25</text:p>
              </table:table-cell>
              <table:table-cell office:value-type="float" office:value="-44.1526025298947">
                <text:p>-44.1526025298947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30.5">
                <text:p>130.5</text:p>
              </table:table-cell>
              <table:table-cell office:value-type="float" office:value="-44.2645928217988">
                <text:p>-44.2645928217988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30.75">
                <text:p>130.75</text:p>
              </table:table-cell>
              <table:table-cell office:value-type="float" office:value="-44.4658540289272">
                <text:p>-44.4658540289272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31">
                <text:p>131</text:p>
              </table:table-cell>
              <table:table-cell office:value-type="float" office:value="-44.4989582205256">
                <text:p>-44.4989582205256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31.25">
                <text:p>131.25</text:p>
              </table:table-cell>
              <table:table-cell office:value-type="float" office:value="-44.5743084133532">
                <text:p>-44.5743084133532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31.5">
                <text:p>131.5</text:p>
              </table:table-cell>
              <table:table-cell office:value-type="float" office:value="-44.7502269511709">
                <text:p>-44.7502269511709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131.75">
                <text:p>131.75</text:p>
              </table:table-cell>
              <table:table-cell office:value-type="float" office:value="-44.8616998841343">
                <text:p>-44.8616998841343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32">
                <text:p>132</text:p>
              </table:table-cell>
              <table:table-cell office:value-type="float" office:value="-44.9298104316786">
                <text:p>-44.9298104316786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32.25">
                <text:p>132.25</text:p>
              </table:table-cell>
              <table:table-cell office:value-type="float" office:value="-45.0633063791313">
                <text:p>-45.0633063791313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32.5">
                <text:p>132.5</text:p>
              </table:table-cell>
              <table:table-cell office:value-type="float" office:value="-45.0916855534602">
                <text:p>-45.0916855534602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32.75">
                <text:p>132.75</text:p>
              </table:table-cell>
              <table:table-cell office:value-type="float" office:value="-45.1956886586885">
                <text:p>-45.1956886586885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33">
                <text:p>133</text:p>
              </table:table-cell>
              <table:table-cell office:value-type="float" office:value="-45.4067807094554">
                <text:p>-45.4067807094554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33.25">
                <text:p>133.25</text:p>
              </table:table-cell>
              <table:table-cell office:value-type="float" office:value="-45.4886992066746">
                <text:p>-45.4886992066746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33.5">
                <text:p>133.5</text:p>
              </table:table-cell>
              <table:table-cell office:value-type="float" office:value="-45.5494144502301">
                <text:p>-45.5494144502301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33.75">
                <text:p>133.75</text:p>
              </table:table-cell>
              <table:table-cell office:value-type="float" office:value="-45.7047555803432">
                <text:p>-45.7047555803432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34">
                <text:p>134</text:p>
              </table:table-cell>
              <table:table-cell office:value-type="float" office:value="-45.7985841463411">
                <text:p>-45.7985841463411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134.25">
                <text:p>134.25</text:p>
              </table:table-cell>
              <table:table-cell office:value-type="float" office:value="-45.7970448187425">
                <text:p>-45.7970448187425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134.5">
                <text:p>134.5</text:p>
              </table:table-cell>
              <table:table-cell office:value-type="float" office:value="-45.9869368009285">
                <text:p>-45.9869368009285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134.75">
                <text:p>134.75</text:p>
              </table:table-cell>
              <table:table-cell office:value-type="float" office:value="-46.1331357582831">
                <text:p>-46.1331357582831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135">
                <text:p>135</text:p>
              </table:table-cell>
              <table:table-cell office:value-type="float" office:value="-46.2821037252076">
                <text:p>-46.2821037252076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135.25">
                <text:p>135.25</text:p>
              </table:table-cell>
              <table:table-cell office:value-type="float" office:value="-46.3759853086968">
                <text:p>-46.3759853086968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135.5">
                <text:p>135.5</text:p>
              </table:table-cell>
              <table:table-cell office:value-type="float" office:value="-46.4696340293501">
                <text:p>-46.4696340293501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135.75">
                <text:p>135.75</text:p>
              </table:table-cell>
              <table:table-cell office:value-type="float" office:value="-46.5648573263388">
                <text:p>-46.5648573263388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136">
                <text:p>136</text:p>
              </table:table-cell>
              <table:table-cell office:value-type="float" office:value="-46.6975591830871">
                <text:p>-46.6975591830871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136.25">
                <text:p>136.25</text:p>
              </table:table-cell>
              <table:table-cell office:value-type="float" office:value="-46.8836273870668">
                <text:p>-46.8836273870668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136.5">
                <text:p>136.5</text:p>
              </table:table-cell>
              <table:table-cell office:value-type="float" office:value="-46.9322580988244">
                <text:p>-46.9322580988244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136.75">
                <text:p>136.75</text:p>
              </table:table-cell>
              <table:table-cell office:value-type="float" office:value="-47.185893866401">
                <text:p>-47.185893866401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137">
                <text:p>137</text:p>
              </table:table-cell>
              <table:table-cell office:value-type="float" office:value="-47.1465360834774">
                <text:p>-47.1465360834774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137.25">
                <text:p>137.25</text:p>
              </table:table-cell>
              <table:table-cell office:value-type="float" office:value="-47.3409008619487">
                <text:p>-47.3409008619487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137.5">
                <text:p>137.5</text:p>
              </table:table-cell>
              <table:table-cell office:value-type="float" office:value="-47.4541567750687">
                <text:p>-47.4541567750687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37.75">
                <text:p>137.75</text:p>
              </table:table-cell>
              <table:table-cell office:value-type="float" office:value="-47.5482585838281">
                <text:p>-47.5482585838281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38">
                <text:p>138</text:p>
              </table:table-cell>
              <table:table-cell office:value-type="float" office:value="-47.6040781585609">
                <text:p>-47.6040781585609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138.25">
                <text:p>138.25</text:p>
              </table:table-cell>
              <table:table-cell office:value-type="float" office:value="-47.7275654034758">
                <text:p>-47.7275654034758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138.5">
                <text:p>138.5</text:p>
              </table:table-cell>
              <table:table-cell office:value-type="float" office:value="-47.9225191754857">
                <text:p>-47.9225191754857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138.75">
                <text:p>138.75</text:p>
              </table:table-cell>
              <table:table-cell office:value-type="float" office:value="-47.9636978942205">
                <text:p>-47.9636978942205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39">
                <text:p>139</text:p>
              </table:table-cell>
              <table:table-cell office:value-type="float" office:value="-48.2104686300174">
                <text:p>-48.2104686300174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139.25">
                <text:p>139.25</text:p>
              </table:table-cell>
              <table:table-cell office:value-type="float" office:value="-48.2352716781493">
                <text:p>-48.2352716781493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139.5">
                <text:p>139.5</text:p>
              </table:table-cell>
              <table:table-cell office:value-type="float" office:value="-48.401613565304">
                <text:p>-48.401613565304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139.75">
                <text:p>139.75</text:p>
              </table:table-cell>
              <table:table-cell office:value-type="float" office:value="-48.4526826639894">
                <text:p>-48.4526826639894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40">
                <text:p>140</text:p>
              </table:table-cell>
              <table:table-cell office:value-type="float" office:value="-48.606853055317">
                <text:p>-48.606853055317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40.25">
                <text:p>140.25</text:p>
              </table:table-cell>
              <table:table-cell office:value-type="float" office:value="-48.795398332098">
                <text:p>-48.795398332098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40.5">
                <text:p>140.5</text:p>
              </table:table-cell>
              <table:table-cell office:value-type="float" office:value="-48.9354301776089">
                <text:p>-48.9354301776089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40.75">
                <text:p>140.75</text:p>
              </table:table-cell>
              <table:table-cell office:value-type="float" office:value="-48.9485941650976">
                <text:p>-48.9485941650976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141">
                <text:p>141</text:p>
              </table:table-cell>
              <table:table-cell office:value-type="float" office:value="-49.1662672748932">
                <text:p>-49.1662672748932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141.25">
                <text:p>141.25</text:p>
              </table:table-cell>
              <table:table-cell office:value-type="float" office:value="-49.2909730453868">
                <text:p>-49.2909730453868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141.5">
                <text:p>141.5</text:p>
              </table:table-cell>
              <table:table-cell office:value-type="float" office:value="-49.4244827772874">
                <text:p>-49.4244827772874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141.75">
                <text:p>141.75</text:p>
              </table:table-cell>
              <table:table-cell office:value-type="float" office:value="-49.3639506653485">
                <text:p>-49.3639506653485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142">
                <text:p>142</text:p>
              </table:table-cell>
              <table:table-cell office:value-type="float" office:value="-49.6176643321524">
                <text:p>-49.6176643321524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42.25">
                <text:p>142.25</text:p>
              </table:table-cell>
              <table:table-cell office:value-type="float" office:value="-49.760343382171">
                <text:p>-49.760343382171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142.5">
                <text:p>142.5</text:p>
              </table:table-cell>
              <table:table-cell office:value-type="float" office:value="-49.856429905036">
                <text:p>-49.856429905036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142.75">
                <text:p>142.75</text:p>
              </table:table-cell>
              <table:table-cell office:value-type="float" office:value="-50.0745543263674">
                <text:p>-50.0745543263674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143">
                <text:p>143</text:p>
              </table:table-cell>
              <table:table-cell office:value-type="float" office:value="-50.1883864992799">
                <text:p>-50.1883864992799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143.25">
                <text:p>143.25</text:p>
              </table:table-cell>
              <table:table-cell office:value-type="float" office:value="-50.2099721611317">
                <text:p>-50.2099721611317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143.5">
                <text:p>143.5</text:p>
              </table:table-cell>
              <table:table-cell office:value-type="float" office:value="-50.4570514007104">
                <text:p>-50.4570514007104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143.75">
                <text:p>143.75</text:p>
              </table:table-cell>
              <table:table-cell office:value-type="float" office:value="-50.5416993898942">
                <text:p>-50.5416993898942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144">
                <text:p>144</text:p>
              </table:table-cell>
              <table:table-cell office:value-type="float" office:value="-50.7955430559928">
                <text:p>-50.7955430559928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44.25">
                <text:p>144.25</text:p>
              </table:table-cell>
              <table:table-cell office:value-type="float" office:value="-50.8086573951628">
                <text:p>-50.8086573951628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44.5">
                <text:p>144.5</text:p>
              </table:table-cell>
              <table:table-cell office:value-type="float" office:value="-50.9328033861773">
                <text:p>-50.9328033861773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44.75">
                <text:p>144.75</text:p>
              </table:table-cell>
              <table:table-cell office:value-type="float" office:value="-51.2151105301947">
                <text:p>-51.2151105301947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145">
                <text:p>145</text:p>
              </table:table-cell>
              <table:table-cell office:value-type="float" office:value="-51.2831052593246">
                <text:p>-51.2831052593246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145.25">
                <text:p>145.25</text:p>
              </table:table-cell>
              <table:table-cell office:value-type="float" office:value="-51.3424187764835">
                <text:p>-51.3424187764835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145.5">
                <text:p>145.5</text:p>
              </table:table-cell>
              <table:table-cell office:value-type="float" office:value="-51.6478559435691">
                <text:p>-51.6478559435691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145.75">
                <text:p>145.75</text:p>
              </table:table-cell>
              <table:table-cell office:value-type="float" office:value="-51.7445738011315">
                <text:p>-51.7445738011315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146">
                <text:p>146</text:p>
              </table:table-cell>
              <table:table-cell office:value-type="float" office:value="-51.7844856932133">
                <text:p>-51.7844856932133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146.25">
                <text:p>146.25</text:p>
              </table:table-cell>
              <table:table-cell office:value-type="float" office:value="-52.0002152443295">
                <text:p>-52.0002152443295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146.5">
                <text:p>146.5</text:p>
              </table:table-cell>
              <table:table-cell office:value-type="float" office:value="-52.0522334661489">
                <text:p>-52.0522334661489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146.75">
                <text:p>146.75</text:p>
              </table:table-cell>
              <table:table-cell office:value-type="float" office:value="-52.2674042563069">
                <text:p>-52.2674042563069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147">
                <text:p>147</text:p>
              </table:table-cell>
              <table:table-cell office:value-type="float" office:value="-52.5172780891025">
                <text:p>-52.5172780891025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147.25">
                <text:p>147.25</text:p>
              </table:table-cell>
              <table:table-cell office:value-type="float" office:value="-52.6141497178888">
                <text:p>-52.6141497178888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147.5">
                <text:p>147.5</text:p>
              </table:table-cell>
              <table:table-cell office:value-type="float" office:value="-52.8822066126261">
                <text:p>-52.8822066126261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147.75">
                <text:p>147.75</text:p>
              </table:table-cell>
              <table:table-cell office:value-type="float" office:value="-52.9137364418436">
                <text:p>-52.9137364418436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148">
                <text:p>148</text:p>
              </table:table-cell>
              <table:table-cell office:value-type="float" office:value="-53.1087819468265">
                <text:p>-53.1087819468265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148.25">
                <text:p>148.25</text:p>
              </table:table-cell>
              <table:table-cell office:value-type="float" office:value="-53.1572145528292">
                <text:p>-53.1572145528292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148.5">
                <text:p>148.5</text:p>
              </table:table-cell>
              <table:table-cell office:value-type="float" office:value="-53.3181657144773">
                <text:p>-53.3181657144773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148.75">
                <text:p>148.75</text:p>
              </table:table-cell>
              <table:table-cell office:value-type="float" office:value="-53.7021396585519">
                <text:p>-53.7021396585519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49">
                <text:p>149</text:p>
              </table:table-cell>
              <table:table-cell office:value-type="float" office:value="-53.7039587115906">
                <text:p>-53.7039587115906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49.25">
                <text:p>149.25</text:p>
              </table:table-cell>
              <table:table-cell office:value-type="float" office:value="-53.7371592260104">
                <text:p>-53.7371592260104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149.5">
                <text:p>149.5</text:p>
              </table:table-cell>
              <table:table-cell office:value-type="float" office:value="-54.0438242807705">
                <text:p>-54.0438242807705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149.75">
                <text:p>149.75</text:p>
              </table:table-cell>
              <table:table-cell office:value-type="float" office:value="-54.1855937382887">
                <text:p>-54.1855937382887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150">
                <text:p>150</text:p>
              </table:table-cell>
              <table:table-cell office:value-type="float" office:value="-54.3441651489606">
                <text:p>-54.3441651489606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150.25">
                <text:p>150.25</text:p>
              </table:table-cell>
              <table:table-cell office:value-type="float" office:value="-54.4516333060865">
                <text:p>-54.4516333060865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150.5">
                <text:p>150.5</text:p>
              </table:table-cell>
              <table:table-cell office:value-type="float" office:value="-54.8073257911794">
                <text:p>-54.807325791179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2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-45" chart:maximum="-2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22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2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5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 style:data-style-name="N12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10" loext:regression-extrapolate-backward="0" loext:regression-force-intercept="false" loext:regression-intercept-value="0" chart:regression-type="linear"/>
      <style:graphic-properties svg:stroke-color="#ff420e"/>
    </style:style>
    <style:style style:name="ch10" style:family="chart" style:data-style-name="N12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82cm" svg:height="10.679cm" xlink:href=".." xlink:type="simple" chart:class="chart:scatter" chart:style-name="ch1">
        <chart:plot-area chart:style-name="ch2" table:cell-range-address="'IMD-10MHz'.H2:'IMD-10MHz'.K17 'IMD-10MHz'.I1:'IMD-10MHz'.K1" chart:data-source-has-labels="row" svg:x="0.376cm" svg:y="0.213cm" svg:width="18.068cm" svg:height="10.253cm">
          <chartooo:coordinate-region svg:x="0.614cm" svg:y="0.412cm" svg:width="17.59cm" svg:height="9.855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'IMD-10MHz'.I2:'IMD-10MHz'.I17" chart:label-cell-address="'IMD-10MHz'.I1:'IMD-10MHz'.I1" chart:class="chart:scatter">
            <chart:domain table:cell-range-address="'IMD-10MHz'.H2:'IMD-10MHz'.H17"/>
            <chart:regression-curve chart:style-name="ch7"/>
            <chart:data-point chart:repeated="16"/>
          </chart:series>
          <chart:series chart:style-name="ch8" chart:values-cell-range-address="'IMD-10MHz'.J2:'IMD-10MHz'.J17" chart:label-cell-address="'IMD-10MHz'.J1:'IMD-10MHz'.J1" chart:class="chart:scatter">
            <chart:regression-curve chart:style-name="ch9">
              <chart:equation chart:display-equation="true" chart:display-r-square="false" svg:x="10.577cm" svg:y="7.066cm"/>
            </chart:regression-curve>
            <chart:data-point chart:repeated="16"/>
          </chart:series>
          <chart:series chart:style-name="ch10" chart:values-cell-range-address="'IMD-10MHz'.K2:'IMD-10MHz'.K17" chart:label-cell-address="'IMD-10MHz'.K1:'IMD-10MHz'.K1" chart:class="chart:scatter">
            <chart:data-point chart:repeated="1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Fundamental Average [dBm]</text:p>
                <draw:g>
                  <svg:desc>'IMD-10MHz'.I1:'IMD-10MHz'.I1</svg:desc>
                </draw:g>
              </table:table-cell>
              <table:table-cell office:value-type="string">
                <text:p>IM3 Average [dBm]</text:p>
                <draw:g>
                  <svg:desc>'IMD-10MHz'.J1:'IMD-10MHz'.J1</svg:desc>
                </draw:g>
              </table:table-cell>
              <table:table-cell office:value-type="string">
                <text:p>IMD [dB]</text:p>
                <draw:g>
                  <svg:desc>'IMD-10MHz'.K1:'IMD-10MHz'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25.01">
                <text:p>-25.01</text:p>
                <draw:g>
                  <svg:desc>'IMD-10MHz'.H2:'IMD-10MHz'.H17</svg:desc>
                </draw:g>
              </table:table-cell>
              <table:table-cell office:value-type="float" office:value="3.74">
                <text:p>3.74</text:p>
                <draw:g>
                  <svg:desc>'IMD-10MHz'.I2:'IMD-10MHz'.I17</svg:desc>
                </draw:g>
              </table:table-cell>
              <table:table-cell office:value-type="float" office:value="-11.825">
                <text:p>-11.825</text:p>
                <draw:g>
                  <svg:desc>'IMD-10MHz'.J2:'IMD-10MHz'.J17</svg:desc>
                </draw:g>
              </table:table-cell>
              <table:table-cell office:value-type="float" office:value="15.565">
                <text:p>15.565</text:p>
                <draw:g>
                  <svg:desc>'IMD-10MHz'.K2:'IMD-10MHz'.K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26.01">
                <text:p>-26.01</text:p>
              </table:table-cell>
              <table:table-cell office:value-type="float" office:value="3.425">
                <text:p>3.425</text:p>
              </table:table-cell>
              <table:table-cell office:value-type="float" office:value="-12.945">
                <text:p>-12.945</text:p>
              </table:table-cell>
              <table:table-cell office:value-type="float" office:value="16.37">
                <text:p>16.3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27.01">
                <text:p>-27.01</text:p>
              </table:table-cell>
              <table:table-cell office:value-type="float" office:value="3.05">
                <text:p>3.05</text:p>
              </table:table-cell>
              <table:table-cell office:value-type="float" office:value="-14.37">
                <text:p>-14.37</text:p>
              </table:table-cell>
              <table:table-cell office:value-type="float" office:value="17.42">
                <text:p>17.4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28.01">
                <text:p>-28.01</text:p>
              </table:table-cell>
              <table:table-cell office:value-type="float" office:value="2.65">
                <text:p>2.65</text:p>
              </table:table-cell>
              <table:table-cell office:value-type="float" office:value="-16.055">
                <text:p>-16.055</text:p>
              </table:table-cell>
              <table:table-cell office:value-type="float" office:value="18.705">
                <text:p>18.7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29.01">
                <text:p>-29.01</text:p>
              </table:table-cell>
              <table:table-cell office:value-type="float" office:value="2.185">
                <text:p>2.185</text:p>
              </table:table-cell>
              <table:table-cell office:value-type="float" office:value="-18.12">
                <text:p>-18.12</text:p>
              </table:table-cell>
              <table:table-cell office:value-type="float" office:value="20.305">
                <text:p>20.3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30.01">
                <text:p>-30.01</text:p>
              </table:table-cell>
              <table:table-cell office:value-type="float" office:value="1.655">
                <text:p>1.655</text:p>
              </table:table-cell>
              <table:table-cell office:value-type="float" office:value="-20.715">
                <text:p>-20.715</text:p>
              </table:table-cell>
              <table:table-cell office:value-type="float" office:value="22.37">
                <text:p>22.3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31.01">
                <text:p>-31.01</text:p>
              </table:table-cell>
              <table:table-cell office:value-type="float" office:value="1.055">
                <text:p>1.055</text:p>
              </table:table-cell>
              <table:table-cell office:value-type="float" office:value="-23.91">
                <text:p>-23.91</text:p>
              </table:table-cell>
              <table:table-cell office:value-type="float" office:value="24.965">
                <text:p>24.96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32.01">
                <text:p>-32.01</text:p>
              </table:table-cell>
              <table:table-cell office:value-type="float" office:value="0.405">
                <text:p>0.405</text:p>
              </table:table-cell>
              <table:table-cell office:value-type="float" office:value="-27.71">
                <text:p>-27.71</text:p>
              </table:table-cell>
              <table:table-cell office:value-type="float" office:value="28.115">
                <text:p>28.1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33.01">
                <text:p>-33.01</text:p>
              </table:table-cell>
              <table:table-cell office:value-type="float" office:value="-0.365">
                <text:p>-0.365</text:p>
              </table:table-cell>
              <table:table-cell office:value-type="float" office:value="-32.59">
                <text:p>-32.59</text:p>
              </table:table-cell>
              <table:table-cell office:value-type="float" office:value="32.225">
                <text:p>32.2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34.01">
                <text:p>-34.01</text:p>
              </table:table-cell>
              <table:table-cell office:value-type="float" office:value="-1.21">
                <text:p>-1.21</text:p>
              </table:table-cell>
              <table:table-cell office:value-type="float" office:value="-38.425">
                <text:p>-38.425</text:p>
              </table:table-cell>
              <table:table-cell office:value-type="float" office:value="37.215">
                <text:p>37.21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35.01">
                <text:p>-35.01</text:p>
              </table:table-cell>
              <table:table-cell office:value-type="float" office:value="-2.095">
                <text:p>-2.095</text:p>
              </table:table-cell>
              <table:table-cell office:value-type="float" office:value="-44.69">
                <text:p>-44.69</text:p>
              </table:table-cell>
              <table:table-cell office:value-type="float" office:value="42.595">
                <text:p>42.59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36.01">
                <text:p>-36.01</text:p>
              </table:table-cell>
              <table:table-cell office:value-type="float" office:value="-2.975">
                <text:p>-2.975</text:p>
              </table:table-cell>
              <table:table-cell office:value-type="float" office:value="-50.86">
                <text:p>-50.86</text:p>
              </table:table-cell>
              <table:table-cell office:value-type="float" office:value="47.885">
                <text:p>47.88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37.01">
                <text:p>-37.01</text:p>
              </table:table-cell>
              <table:table-cell office:value-type="float" office:value="-3.955">
                <text:p>-3.955</text:p>
              </table:table-cell>
              <table:table-cell office:value-type="float" office:value="-57.36">
                <text:p>-57.36</text:p>
              </table:table-cell>
              <table:table-cell office:value-type="float" office:value="53.405">
                <text:p>53.40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38.01">
                <text:p>-38.01</text:p>
              </table:table-cell>
              <table:table-cell office:value-type="float" office:value="-4.93">
                <text:p>-4.93</text:p>
              </table:table-cell>
              <table:table-cell office:value-type="float" office:value="-63.475">
                <text:p>-63.475</text:p>
              </table:table-cell>
              <table:table-cell office:value-type="float" office:value="58.545">
                <text:p>58.54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39.01">
                <text:p>-39.01</text:p>
              </table:table-cell>
              <table:table-cell office:value-type="float" office:value="-5.915">
                <text:p>-5.915</text:p>
              </table:table-cell>
              <table:table-cell office:value-type="float" office:value="-68.34">
                <text:p>-68.34</text:p>
              </table:table-cell>
              <table:table-cell office:value-type="float" office:value="62.425">
                <text:p>62.4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40.01">
                <text:p>-40.01</text:p>
              </table:table-cell>
              <table:table-cell office:value-type="float" office:value="-6.93">
                <text:p>-6.93</text:p>
              </table:table-cell>
              <table:table-cell office:value-type="float" office:value="-72.4">
                <text:p>-72.4</text:p>
              </table:table-cell>
              <table:table-cell office:value-type="float" office:value="65.47">
                <text:p>65.4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-40" chart:origin="-100" chart:reverse-direction="false" text:line-break="false" loext:try-staggering-first="false" chart:link-data-style-to-source="true" chart:axis-position="-7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minimum="-10" chart:origin="-70" chart:reverse-direction="false" text:line-break="false" loext:try-staggering-first="false" chart:link-data-style-to-source="true" chart:axis-position="-10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automatic" chart:symbol-width="0.25cm" chart:symbol-height="0.25cm" chart:link-data-style-to-source="true"/>
      <style:graphic-properties draw:stroke-dash="Fine_20_Dashed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2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15" loext:regression-extrapolate-backward="0" loext:regression-force-intercept="false" loext:regression-intercept-value="0" chart:regression-type="linear"/>
      <style:graphic-properties svg:stroke-color="#ff420e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gr1" style:family="graphic">
      <style:graphic-properties draw:fill="none" draw:fill-color="#ffffff" fo:min-height="1.192cm"/>
    </style:style>
    <style:style style:name="P1" style:family="paragraph">
      <loext:graphic-properties draw:fill="none" draw:fill-color="#ffffff"/>
      <style:text-properties fo:font-family="'Liberation Mono'" style:font-style-name="Regular" style:font-family-generic="modern" style:font-pitch="fixed" fo:font-size="10pt" style:font-size-asian="24pt" style:font-size-complex="24pt"/>
    </style:style>
    <style:style style:name="T1" style:family="text">
      <style:text-properties fo:font-family="'Liberation Mono'" style:font-style-name="Regular" style:font-family-generic="modern" style:font-pitch="fixed" fo:font-size="10pt" style:font-size-asian="24pt" style:font-size-complex="24pt"/>
    </style:style>
  </office:automatic-styles>
  <office:body>
    <office:chart>
      <chart:chart svg:width="27.708cm" svg:height="18.979cm" xlink:href=".." xlink:type="simple" chart:class="chart:scatter" chart:style-name="ch1">
        <chart:legend chart:legend-position="end" svg:x="23.189cm" svg:y="8.692cm" style:legend-expansion="high" chart:style-name="ch2"/>
        <chart:plot-area chart:style-name="ch3" table:cell-range-address="P1dB_10MHz.D2:P1dB_10MHz.E47 P1dB_10MHz.E1:P1dB_10MHz.E21" chart:data-source-has-labels="row" svg:x="0.554cm" svg:y="0.379cm" svg:width="22.081cm" svg:height="18.221cm">
          <chartooo:coordinate-region svg:x="1.758cm" svg:y="0.578cm" svg:width="20.73cm" svg:height="17.37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P1dB_10MHz.E2:P1dB_10MHz.E47" chart:label-cell-address="P1dB_10MHz.E1:P1dB_10MHz.E1" chart:class="chart:scatter">
            <chart:domain table:cell-range-address="P1dB_10MHz.D2:P1dB_10MHz.D47"/>
            <chart:data-point chart:repeated="46"/>
          </chart:series>
          <chart:series chart:style-name="ch8" chart:values-cell-range-address="P1dB_10MHz.E1:P1dB_10MHz.E21" loext:label-string="linear_region" chart:class="chart:scatter">
            <chart:domain table:cell-range-address="P1dB_10MHz.D1:P1dB_10MHz.D21"/>
            <chart:regression-curve chart:style-name="ch9">
              <chart:equation chart:display-equation="true" chart:display-r-square="true"/>
            </chart:regression-curve>
            <chart:data-point chart:repeated="21"/>
          </chart:series>
          <chart:wall chart:style-name="ch10"/>
          <chart:floor chart:style-name="ch11"/>
        </chart:plot-area>
        <draw:caption draw:style-name="gr1" draw:text-style-name="P1" svg:width="2.268cm" svg:height="1.192cm" svg:x="9.828cm" svg:y="7.22cm" draw:caption-point-x="-1.331cm" draw:caption-point-y="-0.664cm">
          <text:p><text:span text:style-name="T1">P1dB</text:span></text:p>
          <text:p><text:span text:style-name="T1">6.38 dBm</text:span></text:p>
          <text:p><text:span text:style-name="T1">-28.41 dBm</text:span></text:p>
        </draw:caption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Output Power [dBm]</text:p>
                <draw:g>
                  <svg:desc>P1dB_10MHz.E1:P1dB_10MHz.E1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linear_regio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99.41">
                <text:p>-99.41</text:p>
                <draw:g>
                  <svg:desc>P1dB_10MHz.D2:P1dB_10MHz.D47</svg:desc>
                </draw:g>
              </table:table-cell>
              <table:table-cell office:value-type="float" office:value="-63.6">
                <text:p>-63.6</text:p>
                <draw:g>
                  <svg:desc>P1dB_10MHz.E2:P1dB_10MHz.E47</svg:desc>
                </draw:g>
              </table:table-cell>
              <table:table-cell office:value-type="float" office:value="NaN">
                <text:p>NaN</text:p>
                <draw:g>
                  <svg:desc>P1dB_10MHz.D1:P1dB_10MHz.D21</svg:desc>
                </draw:g>
              </table:table-cell>
              <table:table-cell office:value-type="float" office:value="NaN">
                <text:p>NaN</text:p>
                <draw:g>
                  <svg:desc>P1dB_10MHz.E1:P1dB_10MHz.E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89.41">
                <text:p>-89.41</text:p>
              </table:table-cell>
              <table:table-cell office:value-type="float" office:value="-53.6">
                <text:p>-53.6</text:p>
              </table:table-cell>
              <table:table-cell office:value-type="float" office:value="-99.41">
                <text:p>-99.41</text:p>
              </table:table-cell>
              <table:table-cell office:value-type="float" office:value="-63.6">
                <text:p>-63.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79.41">
                <text:p>-79.41</text:p>
              </table:table-cell>
              <table:table-cell office:value-type="float" office:value="-43.6">
                <text:p>-43.6</text:p>
              </table:table-cell>
              <table:table-cell office:value-type="float" office:value="-89.41">
                <text:p>-89.41</text:p>
              </table:table-cell>
              <table:table-cell office:value-type="float" office:value="-53.6">
                <text:p>-53.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69.41">
                <text:p>-69.41</text:p>
              </table:table-cell>
              <table:table-cell office:value-type="float" office:value="-33.6">
                <text:p>-33.6</text:p>
              </table:table-cell>
              <table:table-cell office:value-type="float" office:value="-79.41">
                <text:p>-79.41</text:p>
              </table:table-cell>
              <table:table-cell office:value-type="float" office:value="-43.6">
                <text:p>-43.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59.41">
                <text:p>-59.41</text:p>
              </table:table-cell>
              <table:table-cell office:value-type="float" office:value="-23.61">
                <text:p>-23.61</text:p>
              </table:table-cell>
              <table:table-cell office:value-type="float" office:value="-69.41">
                <text:p>-69.41</text:p>
              </table:table-cell>
              <table:table-cell office:value-type="float" office:value="-33.6">
                <text:p>-33.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49.41">
                <text:p>-49.41</text:p>
              </table:table-cell>
              <table:table-cell office:value-type="float" office:value="-13.56">
                <text:p>-13.56</text:p>
              </table:table-cell>
              <table:table-cell office:value-type="float" office:value="-59.41">
                <text:p>-59.41</text:p>
              </table:table-cell>
              <table:table-cell office:value-type="float" office:value="-23.61">
                <text:p>-23.6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48.41">
                <text:p>-48.41</text:p>
              </table:table-cell>
              <table:table-cell office:value-type="float" office:value="-12.48">
                <text:p>-12.48</text:p>
              </table:table-cell>
              <table:table-cell office:value-type="float" office:value="-49.41">
                <text:p>-49.41</text:p>
              </table:table-cell>
              <table:table-cell office:value-type="float" office:value="-13.56">
                <text:p>-13.5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47.41">
                <text:p>-47.41</text:p>
              </table:table-cell>
              <table:table-cell office:value-type="float" office:value="-11.47">
                <text:p>-11.47</text:p>
              </table:table-cell>
              <table:table-cell office:value-type="float" office:value="-48.41">
                <text:p>-48.41</text:p>
              </table:table-cell>
              <table:table-cell office:value-type="float" office:value="-12.48">
                <text:p>-12.4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46.41">
                <text:p>-46.41</text:p>
              </table:table-cell>
              <table:table-cell office:value-type="float" office:value="-10.45">
                <text:p>-10.45</text:p>
              </table:table-cell>
              <table:table-cell office:value-type="float" office:value="-47.41">
                <text:p>-47.41</text:p>
              </table:table-cell>
              <table:table-cell office:value-type="float" office:value="-11.47">
                <text:p>-11.4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45.41">
                <text:p>-45.41</text:p>
              </table:table-cell>
              <table:table-cell office:value-type="float" office:value="-9.45">
                <text:p>-9.45</text:p>
              </table:table-cell>
              <table:table-cell office:value-type="float" office:value="-46.41">
                <text:p>-46.41</text:p>
              </table:table-cell>
              <table:table-cell office:value-type="float" office:value="-10.45">
                <text:p>-10.4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44.41">
                <text:p>-44.41</text:p>
              </table:table-cell>
              <table:table-cell office:value-type="float" office:value="-8.44">
                <text:p>-8.44</text:p>
              </table:table-cell>
              <table:table-cell office:value-type="float" office:value="-45.41">
                <text:p>-45.41</text:p>
              </table:table-cell>
              <table:table-cell office:value-type="float" office:value="-9.45">
                <text:p>-9.4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43.41">
                <text:p>-43.41</text:p>
              </table:table-cell>
              <table:table-cell office:value-type="float" office:value="-7.5">
                <text:p>-7.5</text:p>
              </table:table-cell>
              <table:table-cell office:value-type="float" office:value="-44.41">
                <text:p>-44.41</text:p>
              </table:table-cell>
              <table:table-cell office:value-type="float" office:value="-8.44">
                <text:p>-8.4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42.41">
                <text:p>-42.41</text:p>
              </table:table-cell>
              <table:table-cell office:value-type="float" office:value="-6.5">
                <text:p>-6.5</text:p>
              </table:table-cell>
              <table:table-cell office:value-type="float" office:value="-43.41">
                <text:p>-43.41</text:p>
              </table:table-cell>
              <table:table-cell office:value-type="float" office:value="-7.5">
                <text:p>-7.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41.41">
                <text:p>-41.41</text:p>
              </table:table-cell>
              <table:table-cell office:value-type="float" office:value="-5.48">
                <text:p>-5.48</text:p>
              </table:table-cell>
              <table:table-cell office:value-type="float" office:value="-42.41">
                <text:p>-42.41</text:p>
              </table:table-cell>
              <table:table-cell office:value-type="float" office:value="-6.5">
                <text:p>-6.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40.41">
                <text:p>-40.41</text:p>
              </table:table-cell>
              <table:table-cell office:value-type="float" office:value="-4.47">
                <text:p>-4.47</text:p>
              </table:table-cell>
              <table:table-cell office:value-type="float" office:value="-41.41">
                <text:p>-41.41</text:p>
              </table:table-cell>
              <table:table-cell office:value-type="float" office:value="-5.48">
                <text:p>-5.4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39.41">
                <text:p>-39.41</text:p>
              </table:table-cell>
              <table:table-cell office:value-type="float" office:value="-3.46">
                <text:p>-3.46</text:p>
              </table:table-cell>
              <table:table-cell office:value-type="float" office:value="-40.41">
                <text:p>-40.41</text:p>
              </table:table-cell>
              <table:table-cell office:value-type="float" office:value="-4.47">
                <text:p>-4.4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38.41">
                <text:p>-38.41</text:p>
              </table:table-cell>
              <table:table-cell office:value-type="float" office:value="-2.52">
                <text:p>-2.52</text:p>
              </table:table-cell>
              <table:table-cell office:value-type="float" office:value="-39.41">
                <text:p>-39.41</text:p>
              </table:table-cell>
              <table:table-cell office:value-type="float" office:value="-3.46">
                <text:p>-3.4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37.41">
                <text:p>-37.41</text:p>
              </table:table-cell>
              <table:table-cell office:value-type="float" office:value="-1.51">
                <text:p>-1.51</text:p>
              </table:table-cell>
              <table:table-cell office:value-type="float" office:value="-38.41">
                <text:p>-38.41</text:p>
              </table:table-cell>
              <table:table-cell office:value-type="float" office:value="-2.52">
                <text:p>-2.5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36.41">
                <text:p>-36.41</text:p>
              </table:table-cell>
              <table:table-cell office:value-type="float" office:value="-0.5">
                <text:p>-0.5</text:p>
              </table:table-cell>
              <table:table-cell office:value-type="float" office:value="-37.41">
                <text:p>-37.41</text:p>
              </table:table-cell>
              <table:table-cell office:value-type="float" office:value="-1.51">
                <text:p>-1.5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35.41">
                <text:p>-35.41</text:p>
              </table:table-cell>
              <table:table-cell office:value-type="float" office:value="0.5">
                <text:p>0.5</text:p>
              </table:table-cell>
              <table:table-cell office:value-type="float" office:value="-36.41">
                <text:p>-36.41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34.41">
                <text:p>-34.41</text:p>
              </table:table-cell>
              <table:table-cell office:value-type="float" office:value="1.5">
                <text:p>1.5</text:p>
              </table:table-cell>
              <table:table-cell office:value-type="float" office:value="-35.41">
                <text:p>-35.4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33.41">
                <text:p>-33.41</text:p>
              </table:table-cell>
              <table:table-cell office:value-type="float" office:value="2.42">
                <text:p>2.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32.41">
                <text:p>-32.41</text:p>
              </table:table-cell>
              <table:table-cell office:value-type="float" office:value="3.37">
                <text:p>3.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31.41">
                <text:p>-31.41</text:p>
              </table:table-cell>
              <table:table-cell office:value-type="float" office:value="4.28">
                <text:p>4.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30.41">
                <text:p>-30.41</text:p>
              </table:table-cell>
              <table:table-cell office:value-type="float" office:value="5.09">
                <text:p>5.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29.41">
                <text:p>-29.41</text:p>
              </table:table-cell>
              <table:table-cell office:value-type="float" office:value="5.8">
                <text:p>5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28.41">
                <text:p>-28.41</text:p>
              </table:table-cell>
              <table:table-cell office:value-type="float" office:value="6.38">
                <text:p>6.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27.41">
                <text:p>-27.41</text:p>
              </table:table-cell>
              <table:table-cell office:value-type="float" office:value="6.9">
                <text:p>6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26.41">
                <text:p>-26.41</text:p>
              </table:table-cell>
              <table:table-cell office:value-type="float" office:value="7.34">
                <text:p>7.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25.41">
                <text:p>-25.41</text:p>
              </table:table-cell>
              <table:table-cell office:value-type="float" office:value="7.72">
                <text:p>7.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24.41">
                <text:p>-24.41</text:p>
              </table:table-cell>
              <table:table-cell office:value-type="float" office:value="8.05">
                <text:p>8.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23.41">
                <text:p>-23.41</text:p>
              </table:table-cell>
              <table:table-cell office:value-type="float" office:value="8.34">
                <text:p>8.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22.41">
                <text:p>-22.41</text:p>
              </table:table-cell>
              <table:table-cell office:value-type="float" office:value="8.62">
                <text:p>8.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21.41">
                <text:p>-21.41</text:p>
              </table:table-cell>
              <table:table-cell office:value-type="float" office:value="8.86">
                <text:p>8.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20.41">
                <text:p>-20.41</text:p>
              </table:table-cell>
              <table:table-cell office:value-type="float" office:value="9.08">
                <text:p>9.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19.41">
                <text:p>-19.41</text:p>
              </table:table-cell>
              <table:table-cell office:value-type="float" office:value="9.28">
                <text:p>9.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18.41">
                <text:p>-18.41</text:p>
              </table:table-cell>
              <table:table-cell office:value-type="float" office:value="9.44">
                <text:p>9.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17.41">
                <text:p>-17.41</text:p>
              </table:table-cell>
              <table:table-cell office:value-type="float" office:value="9.58">
                <text:p>9.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16.41">
                <text:p>-16.41</text:p>
              </table:table-cell>
              <table:table-cell office:value-type="float" office:value="9.69">
                <text:p>9.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15.41">
                <text:p>-15.41</text:p>
              </table:table-cell>
              <table:table-cell office:value-type="float" office:value="9.78">
                <text:p>9.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14.41">
                <text:p>-14.41</text:p>
              </table:table-cell>
              <table:table-cell office:value-type="float" office:value="9.87">
                <text:p>9.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13.41">
                <text:p>-13.41</text:p>
              </table:table-cell>
              <table:table-cell office:value-type="float" office:value="9.93">
                <text:p>9.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12.41">
                <text:p>-12.41</text:p>
              </table:table-cell>
              <table:table-cell office:value-type="float" office:value="9.97">
                <text:p>9.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11.41">
                <text:p>-11.41</text:p>
              </table:table-cell>
              <table:table-cell office:value-type="float" office:value="9.99">
                <text:p>9.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10.41">
                <text:p>-10.41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9.41">
                <text:p>-9.41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-40" chart:origin="-100" chart:reverse-direction="false" text:line-break="false" loext:try-staggering-first="false" chart:link-data-style-to-source="true" chart:axis-position="-7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minimum="-10" chart:origin="-70" chart:reverse-direction="false" text:line-break="false" loext:try-staggering-first="false" chart:link-data-style-to-source="true" chart:axis-position="-10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automatic" chart:symbol-width="0.25cm" chart:symbol-height="0.25cm" chart:link-data-style-to-source="true"/>
      <style:graphic-properties draw:stroke-dash="Fine_20_Dashed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2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15" loext:regression-extrapolate-backward="0" loext:regression-force-intercept="false" loext:regression-intercept-value="0" chart:regression-type="linear"/>
      <style:graphic-properties svg:stroke-color="#ff420e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gr1" style:family="graphic">
      <style:graphic-properties draw:fill="none" draw:fill-color="#ffffff" fo:min-height="1.192cm"/>
    </style:style>
    <style:style style:name="P1" style:family="paragraph">
      <loext:graphic-properties draw:fill="none" draw:fill-color="#ffffff"/>
      <style:text-properties fo:font-family="'Liberation Mono'" style:font-style-name="Regular" style:font-family-generic="modern" style:font-pitch="fixed" fo:font-size="10pt" style:font-size-asian="24pt" style:font-size-complex="24pt"/>
    </style:style>
    <style:style style:name="T1" style:family="text">
      <style:text-properties fo:font-family="'Liberation Mono'" style:font-style-name="Regular" style:font-family-generic="modern" style:font-pitch="fixed" fo:font-size="10pt" style:font-size-asian="24pt" style:font-size-complex="24pt"/>
    </style:style>
  </office:automatic-styles>
  <office:body>
    <office:chart>
      <chart:chart svg:width="27.708cm" svg:height="18.979cm" xlink:href=".." xlink:type="simple" chart:class="chart:scatter" chart:style-name="ch1">
        <chart:legend chart:legend-position="end" svg:x="23.242cm" svg:y="8.692cm" style:legend-expansion="high" chart:style-name="ch2"/>
        <chart:plot-area chart:style-name="ch3" table:cell-range-address="P1dB_20MHz.D2:P1dB_20MHz.E47 P1dB_20MHz.E1:P1dB_20MHz.E21" chart:data-source-has-labels="row" svg:x="0.554cm" svg:y="0.379cm" svg:width="22.134cm" svg:height="18.221cm">
          <chartooo:coordinate-region svg:x="1.758cm" svg:y="0.578cm" svg:width="20.783cm" svg:height="17.37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P1dB_20MHz.E2:P1dB_20MHz.E47" chart:label-cell-address="P1dB_20MHz.E1:P1dB_20MHz.E1" chart:class="chart:scatter">
            <chart:domain table:cell-range-address="P1dB_20MHz.D2:P1dB_20MHz.D47"/>
            <chart:data-point chart:repeated="46"/>
          </chart:series>
          <chart:series chart:style-name="ch8" chart:values-cell-range-address="P1dB_20MHz.E1:P1dB_20MHz.E21" chart:class="chart:scatter">
            <chart:domain table:cell-range-address="P1dB_20MHz.D1:P1dB_20MHz.D21"/>
            <chart:regression-curve chart:style-name="ch9">
              <chart:equation chart:display-equation="true" chart:display-r-square="true"/>
            </chart:regression-curve>
            <chart:data-point chart:repeated="21"/>
          </chart:series>
          <chart:wall chart:style-name="ch10"/>
          <chart:floor chart:style-name="ch11"/>
        </chart:plot-area>
        <draw:caption draw:style-name="gr1" draw:text-style-name="P1" svg:width="2.268cm" svg:height="1.192cm" svg:x="9.828cm" svg:y="7.22cm" draw:caption-point-x="-1.063cm" draw:caption-point-y="-0.876cm">
          <text:p><text:span text:style-name="T1">P1dB</text:span></text:p>
          <text:p><text:span text:style-name="T1">6.70 dBm</text:span></text:p>
          <text:p><text:span text:style-name="T1">-28.41 dBm</text:span></text:p>
        </draw:caption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Output Power [dBm]</text:p>
                <draw:g>
                  <svg:desc>P1dB_20MHz.E1:P1dB_20MHz.E1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99.41">
                <text:p>-99.41</text:p>
                <draw:g>
                  <svg:desc>P1dB_20MHz.D2:P1dB_20MHz.D47</svg:desc>
                </draw:g>
              </table:table-cell>
              <table:table-cell office:value-type="float" office:value="-63.45">
                <text:p>-63.45</text:p>
                <draw:g>
                  <svg:desc>P1dB_20MHz.E2:P1dB_20MHz.E47</svg:desc>
                </draw:g>
              </table:table-cell>
              <table:table-cell office:value-type="float" office:value="NaN">
                <text:p>NaN</text:p>
                <draw:g>
                  <svg:desc>P1dB_20MHz.D1:P1dB_20MHz.D21</svg:desc>
                </draw:g>
              </table:table-cell>
              <table:table-cell office:value-type="float" office:value="NaN">
                <text:p>NaN</text:p>
                <draw:g>
                  <svg:desc>P1dB_20MHz.E1:P1dB_20MHz.E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89.41">
                <text:p>-89.41</text:p>
              </table:table-cell>
              <table:table-cell office:value-type="float" office:value="-53.31">
                <text:p>-53.31</text:p>
              </table:table-cell>
              <table:table-cell office:value-type="float" office:value="-99.41">
                <text:p>-99.41</text:p>
              </table:table-cell>
              <table:table-cell office:value-type="float" office:value="-63.45">
                <text:p>-63.4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79.41">
                <text:p>-79.41</text:p>
              </table:table-cell>
              <table:table-cell office:value-type="float" office:value="-43.45">
                <text:p>-43.45</text:p>
              </table:table-cell>
              <table:table-cell office:value-type="float" office:value="-89.41">
                <text:p>-89.41</text:p>
              </table:table-cell>
              <table:table-cell office:value-type="float" office:value="-53.31">
                <text:p>-53.3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69.41">
                <text:p>-69.41</text:p>
              </table:table-cell>
              <table:table-cell office:value-type="float" office:value="-33.48">
                <text:p>-33.48</text:p>
              </table:table-cell>
              <table:table-cell office:value-type="float" office:value="-79.41">
                <text:p>-79.41</text:p>
              </table:table-cell>
              <table:table-cell office:value-type="float" office:value="-43.45">
                <text:p>-43.4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59.41">
                <text:p>-59.41</text:p>
              </table:table-cell>
              <table:table-cell office:value-type="float" office:value="-23.51">
                <text:p>-23.51</text:p>
              </table:table-cell>
              <table:table-cell office:value-type="float" office:value="-69.41">
                <text:p>-69.41</text:p>
              </table:table-cell>
              <table:table-cell office:value-type="float" office:value="-33.48">
                <text:p>-33.4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49.41">
                <text:p>-49.41</text:p>
              </table:table-cell>
              <table:table-cell office:value-type="float" office:value="-13.4">
                <text:p>-13.4</text:p>
              </table:table-cell>
              <table:table-cell office:value-type="float" office:value="-59.41">
                <text:p>-59.41</text:p>
              </table:table-cell>
              <table:table-cell office:value-type="float" office:value="-23.51">
                <text:p>-23.5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48.41">
                <text:p>-48.41</text:p>
              </table:table-cell>
              <table:table-cell office:value-type="float" office:value="-12.34">
                <text:p>-12.34</text:p>
              </table:table-cell>
              <table:table-cell office:value-type="float" office:value="-49.41">
                <text:p>-49.41</text:p>
              </table:table-cell>
              <table:table-cell office:value-type="float" office:value="-13.4">
                <text:p>-13.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47.41">
                <text:p>-47.41</text:p>
              </table:table-cell>
              <table:table-cell office:value-type="float" office:value="-11.33">
                <text:p>-11.33</text:p>
              </table:table-cell>
              <table:table-cell office:value-type="float" office:value="-48.41">
                <text:p>-48.41</text:p>
              </table:table-cell>
              <table:table-cell office:value-type="float" office:value="-12.34">
                <text:p>-12.3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46.41">
                <text:p>-46.41</text:p>
              </table:table-cell>
              <table:table-cell office:value-type="float" office:value="-10.32">
                <text:p>-10.32</text:p>
              </table:table-cell>
              <table:table-cell office:value-type="float" office:value="-47.41">
                <text:p>-47.41</text:p>
              </table:table-cell>
              <table:table-cell office:value-type="float" office:value="-11.33">
                <text:p>-11.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45.41">
                <text:p>-45.41</text:p>
              </table:table-cell>
              <table:table-cell office:value-type="float" office:value="-9.31">
                <text:p>-9.31</text:p>
              </table:table-cell>
              <table:table-cell office:value-type="float" office:value="-46.41">
                <text:p>-46.41</text:p>
              </table:table-cell>
              <table:table-cell office:value-type="float" office:value="-10.32">
                <text:p>-10.3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44.41">
                <text:p>-44.41</text:p>
              </table:table-cell>
              <table:table-cell office:value-type="float" office:value="-8.31">
                <text:p>-8.31</text:p>
              </table:table-cell>
              <table:table-cell office:value-type="float" office:value="-45.41">
                <text:p>-45.41</text:p>
              </table:table-cell>
              <table:table-cell office:value-type="float" office:value="-9.31">
                <text:p>-9.3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43.41">
                <text:p>-43.41</text:p>
              </table:table-cell>
              <table:table-cell office:value-type="float" office:value="-7.36">
                <text:p>-7.36</text:p>
              </table:table-cell>
              <table:table-cell office:value-type="float" office:value="-44.41">
                <text:p>-44.41</text:p>
              </table:table-cell>
              <table:table-cell office:value-type="float" office:value="-8.31">
                <text:p>-8.3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42.41">
                <text:p>-42.41</text:p>
              </table:table-cell>
              <table:table-cell office:value-type="float" office:value="-6.35">
                <text:p>-6.35</text:p>
              </table:table-cell>
              <table:table-cell office:value-type="float" office:value="-43.41">
                <text:p>-43.41</text:p>
              </table:table-cell>
              <table:table-cell office:value-type="float" office:value="-7.36">
                <text:p>-7.3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41.41">
                <text:p>-41.41</text:p>
              </table:table-cell>
              <table:table-cell office:value-type="float" office:value="-5.34">
                <text:p>-5.34</text:p>
              </table:table-cell>
              <table:table-cell office:value-type="float" office:value="-42.41">
                <text:p>-42.41</text:p>
              </table:table-cell>
              <table:table-cell office:value-type="float" office:value="-6.35">
                <text:p>-6.3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40.41">
                <text:p>-40.41</text:p>
              </table:table-cell>
              <table:table-cell office:value-type="float" office:value="-4.34">
                <text:p>-4.34</text:p>
              </table:table-cell>
              <table:table-cell office:value-type="float" office:value="-41.41">
                <text:p>-41.41</text:p>
              </table:table-cell>
              <table:table-cell office:value-type="float" office:value="-5.34">
                <text:p>-5.3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39.41">
                <text:p>-39.41</text:p>
              </table:table-cell>
              <table:table-cell office:value-type="float" office:value="-3.34">
                <text:p>-3.34</text:p>
              </table:table-cell>
              <table:table-cell office:value-type="float" office:value="-40.41">
                <text:p>-40.41</text:p>
              </table:table-cell>
              <table:table-cell office:value-type="float" office:value="-4.34">
                <text:p>-4.3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38.41">
                <text:p>-38.41</text:p>
              </table:table-cell>
              <table:table-cell office:value-type="float" office:value="-2.4">
                <text:p>-2.4</text:p>
              </table:table-cell>
              <table:table-cell office:value-type="float" office:value="-39.41">
                <text:p>-39.41</text:p>
              </table:table-cell>
              <table:table-cell office:value-type="float" office:value="-3.34">
                <text:p>-3.3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37.41">
                <text:p>-37.41</text:p>
              </table:table-cell>
              <table:table-cell office:value-type="float" office:value="-1.39">
                <text:p>-1.39</text:p>
              </table:table-cell>
              <table:table-cell office:value-type="float" office:value="-38.41">
                <text:p>-38.41</text:p>
              </table:table-cell>
              <table:table-cell office:value-type="float" office:value="-2.4">
                <text:p>-2.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36.41">
                <text:p>-36.41</text:p>
              </table:table-cell>
              <table:table-cell office:value-type="float" office:value="-0.39">
                <text:p>-0.39</text:p>
              </table:table-cell>
              <table:table-cell office:value-type="float" office:value="-37.41">
                <text:p>-37.41</text:p>
              </table:table-cell>
              <table:table-cell office:value-type="float" office:value="-1.39">
                <text:p>-1.3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35.41">
                <text:p>-35.41</text:p>
              </table:table-cell>
              <table:table-cell office:value-type="float" office:value="0.61">
                <text:p>0.61</text:p>
              </table:table-cell>
              <table:table-cell office:value-type="float" office:value="-36.41">
                <text:p>-36.41</text:p>
              </table:table-cell>
              <table:table-cell office:value-type="float" office:value="-0.39">
                <text:p>-0.3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34.41">
                <text:p>-34.41</text:p>
              </table:table-cell>
              <table:table-cell office:value-type="float" office:value="1.6">
                <text:p>1.6</text:p>
              </table:table-cell>
              <table:table-cell office:value-type="float" office:value="-35.41">
                <text:p>-35.41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33.41">
                <text:p>-33.41</text:p>
              </table:table-cell>
              <table:table-cell office:value-type="float" office:value="2.53">
                <text:p>2.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32.41">
                <text:p>-32.41</text:p>
              </table:table-cell>
              <table:table-cell office:value-type="float" office:value="3.51">
                <text:p>3.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31.41">
                <text:p>-31.41</text:p>
              </table:table-cell>
              <table:table-cell office:value-type="float" office:value="4.44">
                <text:p>4.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30.41">
                <text:p>-30.41</text:p>
              </table:table-cell>
              <table:table-cell office:value-type="float" office:value="5.3">
                <text:p>5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29.41">
                <text:p>-29.41</text:p>
              </table:table-cell>
              <table:table-cell office:value-type="float" office:value="6.07">
                <text:p>6.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28.41">
                <text:p>-28.41</text:p>
              </table:table-cell>
              <table:table-cell office:value-type="float" office:value="6.7">
                <text:p>6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27.41">
                <text:p>-27.41</text:p>
              </table:table-cell>
              <table:table-cell office:value-type="float" office:value="7.26">
                <text:p>7.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26.41">
                <text:p>-26.41</text:p>
              </table:table-cell>
              <table:table-cell office:value-type="float" office:value="7.73">
                <text:p>7.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25.41">
                <text:p>-25.41</text:p>
              </table:table-cell>
              <table:table-cell office:value-type="float" office:value="8.13">
                <text:p>8.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24.41">
                <text:p>-24.41</text:p>
              </table:table-cell>
              <table:table-cell office:value-type="float" office:value="8.47">
                <text:p>8.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23.41">
                <text:p>-23.41</text:p>
              </table:table-cell>
              <table:table-cell office:value-type="float" office:value="8.76">
                <text:p>8.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22.41">
                <text:p>-22.41</text:p>
              </table:table-cell>
              <table:table-cell office:value-type="float" office:value="9.04">
                <text:p>9.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21.41">
                <text:p>-21.41</text:p>
              </table:table-cell>
              <table:table-cell office:value-type="float" office:value="9.29">
                <text:p>9.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20.41">
                <text:p>-20.41</text:p>
              </table:table-cell>
              <table:table-cell office:value-type="float" office:value="9.51">
                <text:p>9.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19.41">
                <text:p>-19.41</text:p>
              </table:table-cell>
              <table:table-cell office:value-type="float" office:value="9.71">
                <text:p>9.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18.41">
                <text:p>-18.41</text:p>
              </table:table-cell>
              <table:table-cell office:value-type="float" office:value="9.86">
                <text:p>9.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17.41">
                <text:p>-17.41</text:p>
              </table:table-cell>
              <table:table-cell office:value-type="float" office:value="9.98">
                <text:p>9.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16.41">
                <text:p>-16.41</text:p>
              </table:table-cell>
              <table:table-cell office:value-type="float" office:value="10.07">
                <text:p>10.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15.41">
                <text:p>-15.41</text:p>
              </table:table-cell>
              <table:table-cell office:value-type="float" office:value="10.17">
                <text:p>10.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14.41">
                <text:p>-14.41</text:p>
              </table:table-cell>
              <table:table-cell office:value-type="float" office:value="10.22">
                <text:p>10.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13.41">
                <text:p>-13.41</text:p>
              </table:table-cell>
              <table:table-cell office:value-type="float" office:value="10.24">
                <text:p>10.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12.41">
                <text:p>-12.41</text:p>
              </table:table-cell>
              <table:table-cell office:value-type="float" office:value="10.26">
                <text:p>10.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11.41">
                <text:p>-11.41</text:p>
              </table:table-cell>
              <table:table-cell office:value-type="float" office:value="10.27">
                <text:p>10.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10.41">
                <text:p>-10.41</text:p>
              </table:table-cell>
              <table:table-cell office:value-type="float" office:value="10.28">
                <text:p>10.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9.41">
                <text:p>-9.41</text:p>
              </table:table-cell>
              <table:table-cell office:value-type="float" office:value="10.28">
                <text:p>10.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-40" chart:origin="-100" chart:reverse-direction="false" text:line-break="false" loext:try-staggering-first="false" chart:link-data-style-to-source="true" chart:axis-position="-7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minimum="-10" chart:origin="-70" chart:reverse-direction="false" text:line-break="false" loext:try-staggering-first="false" chart:link-data-style-to-source="true" chart:axis-position="-10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automatic" chart:symbol-width="0.25cm" chart:symbol-height="0.25cm" chart:link-data-style-to-source="true"/>
      <style:graphic-properties draw:stroke-dash="Fine_20_Dashed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2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15" loext:regression-extrapolate-backward="0" loext:regression-force-intercept="false" loext:regression-intercept-value="0" chart:regression-type="linear"/>
      <style:graphic-properties svg:stroke-color="#ff420e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gr1" style:family="graphic">
      <style:graphic-properties draw:fill="none" draw:fill-color="#ffffff" fo:min-height="1.192cm"/>
    </style:style>
    <style:style style:name="P1" style:family="paragraph">
      <loext:graphic-properties draw:fill="none" draw:fill-color="#ffffff"/>
      <style:text-properties fo:font-family="'Liberation Mono'" style:font-style-name="Regular" style:font-family-generic="modern" style:font-pitch="fixed" fo:font-size="10pt" style:font-size-asian="24pt" style:font-size-complex="24pt"/>
    </style:style>
    <style:style style:name="T1" style:family="text">
      <style:text-properties fo:font-family="'Liberation Mono'" style:font-style-name="Regular" style:font-family-generic="modern" style:font-pitch="fixed" fo:font-size="10pt" style:font-size-asian="24pt" style:font-size-complex="24pt"/>
    </style:style>
  </office:automatic-styles>
  <office:body>
    <office:chart>
      <chart:chart svg:width="27.708cm" svg:height="18.979cm" xlink:href=".." xlink:type="simple" chart:class="chart:scatter" chart:style-name="ch1">
        <chart:legend chart:legend-position="end" svg:x="23.242cm" svg:y="8.692cm" style:legend-expansion="high" chart:style-name="ch2"/>
        <chart:plot-area chart:style-name="ch3" table:cell-range-address="P1dB_30MHz.D2:P1dB_30MHz.E47 P1dB_30MHz.E1:P1dB_30MHz.E21" chart:data-source-has-labels="row" svg:x="0.554cm" svg:y="0.379cm" svg:width="22.134cm" svg:height="18.221cm">
          <chartooo:coordinate-region svg:x="1.758cm" svg:y="0.578cm" svg:width="20.783cm" svg:height="17.37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P1dB_30MHz.E2:P1dB_30MHz.E47" chart:label-cell-address="P1dB_30MHz.E1:P1dB_30MHz.E1" chart:class="chart:scatter">
            <chart:domain table:cell-range-address="P1dB_30MHz.D2:P1dB_30MHz.D47"/>
            <chart:data-point chart:repeated="46"/>
          </chart:series>
          <chart:series chart:style-name="ch8" chart:values-cell-range-address="P1dB_30MHz.E1:P1dB_30MHz.E21" chart:class="chart:scatter">
            <chart:domain table:cell-range-address="P1dB_30MHz.D1:P1dB_30MHz.D21"/>
            <chart:regression-curve chart:style-name="ch9">
              <chart:equation chart:display-equation="true" chart:display-r-square="true"/>
            </chart:regression-curve>
            <chart:data-point chart:repeated="21"/>
          </chart:series>
          <chart:wall chart:style-name="ch10"/>
          <chart:floor chart:style-name="ch11"/>
        </chart:plot-area>
        <draw:caption draw:style-name="gr1" draw:text-style-name="P1" svg:width="2.268cm" svg:height="1.192cm" svg:x="10.185cm" svg:y="6.265cm" draw:caption-point-x="-1.196cm" draw:caption-point-y="-0.107cm">
          <text:p><text:span text:style-name="T1">P1dB</text:span></text:p>
          <text:p><text:span text:style-name="T1">6.99 dBm</text:span></text:p>
          <text:p><text:span text:style-name="T1">-27.91 dBm</text:span></text:p>
        </draw:caption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Output Power [dBm]</text:p>
                <draw:g>
                  <svg:desc>P1dB_30MHz.E1:P1dB_30MHz.E1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99.41">
                <text:p>-99.41</text:p>
                <draw:g>
                  <svg:desc>P1dB_30MHz.D2:P1dB_30MHz.D47</svg:desc>
                </draw:g>
              </table:table-cell>
              <table:table-cell office:value-type="float" office:value="-63.7">
                <text:p>-63.7</text:p>
                <draw:g>
                  <svg:desc>P1dB_30MHz.E2:P1dB_30MHz.E47</svg:desc>
                </draw:g>
              </table:table-cell>
              <table:table-cell office:value-type="float" office:value="NaN">
                <text:p>NaN</text:p>
                <draw:g>
                  <svg:desc>P1dB_30MHz.D1:P1dB_30MHz.D21</svg:desc>
                </draw:g>
              </table:table-cell>
              <table:table-cell office:value-type="float" office:value="NaN">
                <text:p>NaN</text:p>
                <draw:g>
                  <svg:desc>P1dB_30MHz.E1:P1dB_30MHz.E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89.41">
                <text:p>-89.41</text:p>
              </table:table-cell>
              <table:table-cell office:value-type="float" office:value="-53.5">
                <text:p>-53.5</text:p>
              </table:table-cell>
              <table:table-cell office:value-type="float" office:value="-99.41">
                <text:p>-99.41</text:p>
              </table:table-cell>
              <table:table-cell office:value-type="float" office:value="-63.7">
                <text:p>-63.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79.41">
                <text:p>-79.41</text:p>
              </table:table-cell>
              <table:table-cell office:value-type="float" office:value="-43.6">
                <text:p>-43.6</text:p>
              </table:table-cell>
              <table:table-cell office:value-type="float" office:value="-89.41">
                <text:p>-89.41</text:p>
              </table:table-cell>
              <table:table-cell office:value-type="float" office:value="-53.5">
                <text:p>-53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69.41">
                <text:p>-69.41</text:p>
              </table:table-cell>
              <table:table-cell office:value-type="float" office:value="-33.63">
                <text:p>-33.63</text:p>
              </table:table-cell>
              <table:table-cell office:value-type="float" office:value="-79.41">
                <text:p>-79.41</text:p>
              </table:table-cell>
              <table:table-cell office:value-type="float" office:value="-43.6">
                <text:p>-43.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59.41">
                <text:p>-59.41</text:p>
              </table:table-cell>
              <table:table-cell office:value-type="float" office:value="-23.63">
                <text:p>-23.63</text:p>
              </table:table-cell>
              <table:table-cell office:value-type="float" office:value="-69.41">
                <text:p>-69.41</text:p>
              </table:table-cell>
              <table:table-cell office:value-type="float" office:value="-33.63">
                <text:p>-33.6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49.41">
                <text:p>-49.41</text:p>
              </table:table-cell>
              <table:table-cell office:value-type="float" office:value="-13.53">
                <text:p>-13.53</text:p>
              </table:table-cell>
              <table:table-cell office:value-type="float" office:value="-59.41">
                <text:p>-59.41</text:p>
              </table:table-cell>
              <table:table-cell office:value-type="float" office:value="-23.63">
                <text:p>-23.6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48.41">
                <text:p>-48.41</text:p>
              </table:table-cell>
              <table:table-cell office:value-type="float" office:value="-12.46">
                <text:p>-12.46</text:p>
              </table:table-cell>
              <table:table-cell office:value-type="float" office:value="-49.41">
                <text:p>-49.41</text:p>
              </table:table-cell>
              <table:table-cell office:value-type="float" office:value="-13.53">
                <text:p>-13.5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47.41">
                <text:p>-47.41</text:p>
              </table:table-cell>
              <table:table-cell office:value-type="float" office:value="-11.46">
                <text:p>-11.46</text:p>
              </table:table-cell>
              <table:table-cell office:value-type="float" office:value="-48.41">
                <text:p>-48.41</text:p>
              </table:table-cell>
              <table:table-cell office:value-type="float" office:value="-12.46">
                <text:p>-12.4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46.41">
                <text:p>-46.41</text:p>
              </table:table-cell>
              <table:table-cell office:value-type="float" office:value="-10.45">
                <text:p>-10.45</text:p>
              </table:table-cell>
              <table:table-cell office:value-type="float" office:value="-47.41">
                <text:p>-47.41</text:p>
              </table:table-cell>
              <table:table-cell office:value-type="float" office:value="-11.46">
                <text:p>-11.4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45.41">
                <text:p>-45.41</text:p>
              </table:table-cell>
              <table:table-cell office:value-type="float" office:value="-9.45">
                <text:p>-9.45</text:p>
              </table:table-cell>
              <table:table-cell office:value-type="float" office:value="-46.41">
                <text:p>-46.41</text:p>
              </table:table-cell>
              <table:table-cell office:value-type="float" office:value="-10.45">
                <text:p>-10.4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44.41">
                <text:p>-44.41</text:p>
              </table:table-cell>
              <table:table-cell office:value-type="float" office:value="-8.44">
                <text:p>-8.44</text:p>
              </table:table-cell>
              <table:table-cell office:value-type="float" office:value="-45.41">
                <text:p>-45.41</text:p>
              </table:table-cell>
              <table:table-cell office:value-type="float" office:value="-9.45">
                <text:p>-9.4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43.41">
                <text:p>-43.41</text:p>
              </table:table-cell>
              <table:table-cell office:value-type="float" office:value="-7.48">
                <text:p>-7.48</text:p>
              </table:table-cell>
              <table:table-cell office:value-type="float" office:value="-44.41">
                <text:p>-44.41</text:p>
              </table:table-cell>
              <table:table-cell office:value-type="float" office:value="-8.44">
                <text:p>-8.4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42.41">
                <text:p>-42.41</text:p>
              </table:table-cell>
              <table:table-cell office:value-type="float" office:value="-6.48">
                <text:p>-6.48</text:p>
              </table:table-cell>
              <table:table-cell office:value-type="float" office:value="-43.41">
                <text:p>-43.41</text:p>
              </table:table-cell>
              <table:table-cell office:value-type="float" office:value="-7.48">
                <text:p>-7.4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41.41">
                <text:p>-41.41</text:p>
              </table:table-cell>
              <table:table-cell office:value-type="float" office:value="-5.47">
                <text:p>-5.47</text:p>
              </table:table-cell>
              <table:table-cell office:value-type="float" office:value="-42.41">
                <text:p>-42.41</text:p>
              </table:table-cell>
              <table:table-cell office:value-type="float" office:value="-6.48">
                <text:p>-6.4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40.41">
                <text:p>-40.41</text:p>
              </table:table-cell>
              <table:table-cell office:value-type="float" office:value="-4.47">
                <text:p>-4.47</text:p>
              </table:table-cell>
              <table:table-cell office:value-type="float" office:value="-41.41">
                <text:p>-41.41</text:p>
              </table:table-cell>
              <table:table-cell office:value-type="float" office:value="-5.47">
                <text:p>-5.4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39.41">
                <text:p>-39.41</text:p>
              </table:table-cell>
              <table:table-cell office:value-type="float" office:value="-3.46">
                <text:p>-3.46</text:p>
              </table:table-cell>
              <table:table-cell office:value-type="float" office:value="-40.41">
                <text:p>-40.41</text:p>
              </table:table-cell>
              <table:table-cell office:value-type="float" office:value="-4.47">
                <text:p>-4.4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38.41">
                <text:p>-38.41</text:p>
              </table:table-cell>
              <table:table-cell office:value-type="float" office:value="-2.51">
                <text:p>-2.51</text:p>
              </table:table-cell>
              <table:table-cell office:value-type="float" office:value="-39.41">
                <text:p>-39.41</text:p>
              </table:table-cell>
              <table:table-cell office:value-type="float" office:value="-3.46">
                <text:p>-3.4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37.41">
                <text:p>-37.41</text:p>
              </table:table-cell>
              <table:table-cell office:value-type="float" office:value="-1.51">
                <text:p>-1.51</text:p>
              </table:table-cell>
              <table:table-cell office:value-type="float" office:value="-38.41">
                <text:p>-38.41</text:p>
              </table:table-cell>
              <table:table-cell office:value-type="float" office:value="-2.51">
                <text:p>-2.5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36.41">
                <text:p>-36.41</text:p>
              </table:table-cell>
              <table:table-cell office:value-type="float" office:value="-0.5">
                <text:p>-0.5</text:p>
              </table:table-cell>
              <table:table-cell office:value-type="float" office:value="-37.41">
                <text:p>-37.41</text:p>
              </table:table-cell>
              <table:table-cell office:value-type="float" office:value="-1.51">
                <text:p>-1.5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35.41">
                <text:p>-35.41</text:p>
              </table:table-cell>
              <table:table-cell office:value-type="float" office:value="0.5">
                <text:p>0.5</text:p>
              </table:table-cell>
              <table:table-cell office:value-type="float" office:value="-36.41">
                <text:p>-36.41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34.41">
                <text:p>-34.41</text:p>
              </table:table-cell>
              <table:table-cell office:value-type="float" office:value="1.5">
                <text:p>1.5</text:p>
              </table:table-cell>
              <table:table-cell office:value-type="float" office:value="-35.41">
                <text:p>-35.4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33.41">
                <text:p>-33.41</text:p>
              </table:table-cell>
              <table:table-cell office:value-type="float" office:value="2.44">
                <text:p>2.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32.41">
                <text:p>-32.41</text:p>
              </table:table-cell>
              <table:table-cell office:value-type="float" office:value="3.41">
                <text:p>3.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31.41">
                <text:p>-31.41</text:p>
              </table:table-cell>
              <table:table-cell office:value-type="float" office:value="4.35">
                <text:p>4.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30.41">
                <text:p>-30.41</text:p>
              </table:table-cell>
              <table:table-cell office:value-type="float" office:value="5.24">
                <text:p>5.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29.41">
                <text:p>-29.41</text:p>
              </table:table-cell>
              <table:table-cell office:value-type="float" office:value="6.03">
                <text:p>6.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28.41">
                <text:p>-28.41</text:p>
              </table:table-cell>
              <table:table-cell office:value-type="float" office:value="6.7">
                <text:p>6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27.41">
                <text:p>-27.41</text:p>
              </table:table-cell>
              <table:table-cell office:value-type="float" office:value="7.28">
                <text:p>7.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26.41">
                <text:p>-26.41</text:p>
              </table:table-cell>
              <table:table-cell office:value-type="float" office:value="7.78">
                <text:p>7.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25.41">
                <text:p>-25.41</text:p>
              </table:table-cell>
              <table:table-cell office:value-type="float" office:value="8.22">
                <text:p>8.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24.41">
                <text:p>-24.41</text:p>
              </table:table-cell>
              <table:table-cell office:value-type="float" office:value="8.6">
                <text:p>8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23.41">
                <text:p>-23.41</text:p>
              </table:table-cell>
              <table:table-cell office:value-type="float" office:value="8.93">
                <text:p>8.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22.41">
                <text:p>-22.41</text:p>
              </table:table-cell>
              <table:table-cell office:value-type="float" office:value="9.23">
                <text:p>9.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21.41">
                <text:p>-21.41</text:p>
              </table:table-cell>
              <table:table-cell office:value-type="float" office:value="9.5">
                <text:p>9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20.41">
                <text:p>-20.41</text:p>
              </table:table-cell>
              <table:table-cell office:value-type="float" office:value="9.76">
                <text:p>9.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19.41">
                <text:p>-19.41</text:p>
              </table:table-cell>
              <table:table-cell office:value-type="float" office:value="9.98">
                <text:p>9.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18.41">
                <text:p>-18.41</text:p>
              </table:table-cell>
              <table:table-cell office:value-type="float" office:value="10.16">
                <text:p>10.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17.41">
                <text:p>-17.41</text:p>
              </table:table-cell>
              <table:table-cell office:value-type="float" office:value="10.29">
                <text:p>10.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16.41">
                <text:p>-16.41</text:p>
              </table:table-cell>
              <table:table-cell office:value-type="float" office:value="10.41">
                <text:p>10.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15.41">
                <text:p>-15.41</text:p>
              </table:table-cell>
              <table:table-cell office:value-type="float" office:value="10.5">
                <text:p>1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14.41">
                <text:p>-14.41</text:p>
              </table:table-cell>
              <table:table-cell office:value-type="float" office:value="10.57">
                <text:p>10.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13.41">
                <text:p>-13.41</text:p>
              </table:table-cell>
              <table:table-cell office:value-type="float" office:value="10.61">
                <text:p>10.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12.41">
                <text:p>-12.41</text:p>
              </table:table-cell>
              <table:table-cell office:value-type="float" office:value="10.64">
                <text:p>10.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11.41">
                <text:p>-11.41</text:p>
              </table:table-cell>
              <table:table-cell office:value-type="float" office:value="10.66">
                <text:p>10.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10.41">
                <text:p>-10.41</text:p>
              </table:table-cell>
              <table:table-cell office:value-type="float" office:value="10.68">
                <text:p>10.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9.41">
                <text:p>-9.41</text:p>
              </table:table-cell>
              <table:table-cell office:value-type="float" office:value="10.7">
                <text:p>1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-40" chart:origin="-100" chart:reverse-direction="false" text:line-break="false" loext:try-staggering-first="false" chart:link-data-style-to-source="true" chart:axis-position="-7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minimum="-10" chart:origin="-70" chart:reverse-direction="false" text:line-break="false" loext:try-staggering-first="false" chart:link-data-style-to-source="true" chart:axis-position="-10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automatic" chart:symbol-width="0.25cm" chart:symbol-height="0.25cm" chart:link-data-style-to-source="true"/>
      <style:graphic-properties draw:stroke-dash="Fine_20_Dashed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2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15" loext:regression-extrapolate-backward="0" loext:regression-force-intercept="false" loext:regression-intercept-value="0" chart:regression-type="linear"/>
      <style:graphic-properties svg:stroke-color="#ff420e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gr1" style:family="graphic">
      <style:graphic-properties draw:fill="none" draw:fill-color="#ffffff" fo:min-height="1.192cm"/>
    </style:style>
    <style:style style:name="P1" style:family="paragraph">
      <loext:graphic-properties draw:fill="none" draw:fill-color="#ffffff"/>
      <style:text-properties fo:font-family="'Liberation Mono'" style:font-style-name="Regular" style:font-family-generic="modern" style:font-pitch="fixed" fo:font-size="10pt" style:font-size-asian="24pt" style:font-size-complex="24pt"/>
    </style:style>
    <style:style style:name="T1" style:family="text">
      <style:text-properties fo:font-family="'Liberation Mono'" style:font-style-name="Regular" style:font-family-generic="modern" style:font-pitch="fixed" fo:font-size="10pt" style:font-size-asian="24pt" style:font-size-complex="24pt"/>
    </style:style>
  </office:automatic-styles>
  <office:body>
    <office:chart>
      <chart:chart svg:width="27.708cm" svg:height="18.979cm" xlink:href=".." xlink:type="simple" chart:class="chart:scatter" chart:style-name="ch1">
        <chart:legend chart:legend-position="end" svg:x="23.242cm" svg:y="8.692cm" style:legend-expansion="high" chart:style-name="ch2"/>
        <chart:plot-area chart:style-name="ch3" table:cell-range-address="P1dB_40MHz.D2:P1dB_40MHz.E47 P1dB_40MHz.E1:P1dB_40MHz.E21" chart:data-source-has-labels="row" svg:x="0.554cm" svg:y="0.379cm" svg:width="22.134cm" svg:height="18.221cm">
          <chartooo:coordinate-region svg:x="1.758cm" svg:y="0.578cm" svg:width="20.783cm" svg:height="17.37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P1dB_40MHz.E2:P1dB_40MHz.E47" chart:label-cell-address="P1dB_40MHz.E1:P1dB_40MHz.E1" chart:class="chart:scatter">
            <chart:domain table:cell-range-address="P1dB_40MHz.D2:P1dB_40MHz.D47"/>
            <chart:data-point chart:repeated="46"/>
          </chart:series>
          <chart:series chart:style-name="ch8" chart:values-cell-range-address="P1dB_40MHz.E1:P1dB_40MHz.E21" chart:class="chart:scatter">
            <chart:domain table:cell-range-address="P1dB_40MHz.D1:P1dB_40MHz.D21"/>
            <chart:regression-curve chart:style-name="ch9">
              <chart:equation chart:display-equation="true" chart:display-r-square="true"/>
            </chart:regression-curve>
            <chart:data-point chart:repeated="21"/>
          </chart:series>
          <chart:wall chart:style-name="ch10"/>
          <chart:floor chart:style-name="ch11"/>
        </chart:plot-area>
        <draw:caption draw:style-name="gr1" draw:text-style-name="P1" svg:width="2.268cm" svg:height="1.192cm" svg:x="10.735cm" svg:y="6.105cm" draw:caption-point-x="-1.377cm" draw:caption-point-y="0.045cm">
          <text:p><text:span text:style-name="T1">P1dB</text:span></text:p>
          <text:p><text:span text:style-name="T1">7.16 dBm</text:span></text:p>
          <text:p><text:span text:style-name="T1">-27.41 dBm</text:span></text:p>
        </draw:caption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Output Power [dBm]</text:p>
                <draw:g>
                  <svg:desc>P1dB_40MHz.E1:P1dB_40MHz.E1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99.41">
                <text:p>-99.41</text:p>
                <draw:g>
                  <svg:desc>P1dB_40MHz.D2:P1dB_40MHz.D47</svg:desc>
                </draw:g>
              </table:table-cell>
              <table:table-cell office:value-type="float" office:value="-64">
                <text:p>-64</text:p>
                <draw:g>
                  <svg:desc>P1dB_40MHz.E2:P1dB_40MHz.E47</svg:desc>
                </draw:g>
              </table:table-cell>
              <table:table-cell office:value-type="float" office:value="NaN">
                <text:p>NaN</text:p>
                <draw:g>
                  <svg:desc>P1dB_40MHz.D1:P1dB_40MHz.D21</svg:desc>
                </draw:g>
              </table:table-cell>
              <table:table-cell office:value-type="float" office:value="NaN">
                <text:p>NaN</text:p>
                <draw:g>
                  <svg:desc>P1dB_40MHz.E1:P1dB_40MHz.E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89.41">
                <text:p>-89.41</text:p>
              </table:table-cell>
              <table:table-cell office:value-type="float" office:value="-54.05">
                <text:p>-54.05</text:p>
              </table:table-cell>
              <table:table-cell office:value-type="float" office:value="-99.41">
                <text:p>-99.41</text:p>
              </table:table-cell>
              <table:table-cell office:value-type="float" office:value="-64">
                <text:p>-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79.41">
                <text:p>-79.41</text:p>
              </table:table-cell>
              <table:table-cell office:value-type="float" office:value="-44.02">
                <text:p>-44.02</text:p>
              </table:table-cell>
              <table:table-cell office:value-type="float" office:value="-89.41">
                <text:p>-89.41</text:p>
              </table:table-cell>
              <table:table-cell office:value-type="float" office:value="-54.05">
                <text:p>-54.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69.41">
                <text:p>-69.41</text:p>
              </table:table-cell>
              <table:table-cell office:value-type="float" office:value="-34.07">
                <text:p>-34.07</text:p>
              </table:table-cell>
              <table:table-cell office:value-type="float" office:value="-79.41">
                <text:p>-79.41</text:p>
              </table:table-cell>
              <table:table-cell office:value-type="float" office:value="-44.02">
                <text:p>-44.0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59.41">
                <text:p>-59.41</text:p>
              </table:table-cell>
              <table:table-cell office:value-type="float" office:value="-24.08">
                <text:p>-24.08</text:p>
              </table:table-cell>
              <table:table-cell office:value-type="float" office:value="-69.41">
                <text:p>-69.41</text:p>
              </table:table-cell>
              <table:table-cell office:value-type="float" office:value="-34.07">
                <text:p>-34.0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49.41">
                <text:p>-49.41</text:p>
              </table:table-cell>
              <table:table-cell office:value-type="float" office:value="-13.97">
                <text:p>-13.97</text:p>
              </table:table-cell>
              <table:table-cell office:value-type="float" office:value="-59.41">
                <text:p>-59.41</text:p>
              </table:table-cell>
              <table:table-cell office:value-type="float" office:value="-24.08">
                <text:p>-24.0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48.41">
                <text:p>-48.41</text:p>
              </table:table-cell>
              <table:table-cell office:value-type="float" office:value="-12.91">
                <text:p>-12.91</text:p>
              </table:table-cell>
              <table:table-cell office:value-type="float" office:value="-49.41">
                <text:p>-49.41</text:p>
              </table:table-cell>
              <table:table-cell office:value-type="float" office:value="-13.97">
                <text:p>-13.9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47.41">
                <text:p>-47.41</text:p>
              </table:table-cell>
              <table:table-cell office:value-type="float" office:value="-11.91">
                <text:p>-11.91</text:p>
              </table:table-cell>
              <table:table-cell office:value-type="float" office:value="-48.41">
                <text:p>-48.41</text:p>
              </table:table-cell>
              <table:table-cell office:value-type="float" office:value="-12.91">
                <text:p>-12.9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46.41">
                <text:p>-46.41</text:p>
              </table:table-cell>
              <table:table-cell office:value-type="float" office:value="-10.9">
                <text:p>-10.9</text:p>
              </table:table-cell>
              <table:table-cell office:value-type="float" office:value="-47.41">
                <text:p>-47.41</text:p>
              </table:table-cell>
              <table:table-cell office:value-type="float" office:value="-11.91">
                <text:p>-11.9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45.41">
                <text:p>-45.41</text:p>
              </table:table-cell>
              <table:table-cell office:value-type="float" office:value="-9.9">
                <text:p>-9.9</text:p>
              </table:table-cell>
              <table:table-cell office:value-type="float" office:value="-46.41">
                <text:p>-46.41</text:p>
              </table:table-cell>
              <table:table-cell office:value-type="float" office:value="-10.9">
                <text:p>-10.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44.41">
                <text:p>-44.41</text:p>
              </table:table-cell>
              <table:table-cell office:value-type="float" office:value="-8.89">
                <text:p>-8.89</text:p>
              </table:table-cell>
              <table:table-cell office:value-type="float" office:value="-45.41">
                <text:p>-45.41</text:p>
              </table:table-cell>
              <table:table-cell office:value-type="float" office:value="-9.9">
                <text:p>-9.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43.41">
                <text:p>-43.41</text:p>
              </table:table-cell>
              <table:table-cell office:value-type="float" office:value="-7.94">
                <text:p>-7.94</text:p>
              </table:table-cell>
              <table:table-cell office:value-type="float" office:value="-44.41">
                <text:p>-44.41</text:p>
              </table:table-cell>
              <table:table-cell office:value-type="float" office:value="-8.89">
                <text:p>-8.8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42.41">
                <text:p>-42.41</text:p>
              </table:table-cell>
              <table:table-cell office:value-type="float" office:value="-6.93">
                <text:p>-6.93</text:p>
              </table:table-cell>
              <table:table-cell office:value-type="float" office:value="-43.41">
                <text:p>-43.41</text:p>
              </table:table-cell>
              <table:table-cell office:value-type="float" office:value="-7.94">
                <text:p>-7.9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41.41">
                <text:p>-41.41</text:p>
              </table:table-cell>
              <table:table-cell office:value-type="float" office:value="-5.93">
                <text:p>-5.93</text:p>
              </table:table-cell>
              <table:table-cell office:value-type="float" office:value="-42.41">
                <text:p>-42.41</text:p>
              </table:table-cell>
              <table:table-cell office:value-type="float" office:value="-6.93">
                <text:p>-6.9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40.41">
                <text:p>-40.41</text:p>
              </table:table-cell>
              <table:table-cell office:value-type="float" office:value="-4.92">
                <text:p>-4.92</text:p>
              </table:table-cell>
              <table:table-cell office:value-type="float" office:value="-41.41">
                <text:p>-41.41</text:p>
              </table:table-cell>
              <table:table-cell office:value-type="float" office:value="-5.93">
                <text:p>-5.9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39.41">
                <text:p>-39.41</text:p>
              </table:table-cell>
              <table:table-cell office:value-type="float" office:value="-3.92">
                <text:p>-3.92</text:p>
              </table:table-cell>
              <table:table-cell office:value-type="float" office:value="-40.41">
                <text:p>-40.41</text:p>
              </table:table-cell>
              <table:table-cell office:value-type="float" office:value="-4.92">
                <text:p>-4.9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38.41">
                <text:p>-38.41</text:p>
              </table:table-cell>
              <table:table-cell office:value-type="float" office:value="-2.94">
                <text:p>-2.94</text:p>
              </table:table-cell>
              <table:table-cell office:value-type="float" office:value="-39.41">
                <text:p>-39.41</text:p>
              </table:table-cell>
              <table:table-cell office:value-type="float" office:value="-3.92">
                <text:p>-3.9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37.41">
                <text:p>-37.41</text:p>
              </table:table-cell>
              <table:table-cell office:value-type="float" office:value="-1.94">
                <text:p>-1.94</text:p>
              </table:table-cell>
              <table:table-cell office:value-type="float" office:value="-38.41">
                <text:p>-38.41</text:p>
              </table:table-cell>
              <table:table-cell office:value-type="float" office:value="-2.94">
                <text:p>-2.9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36.41">
                <text:p>-36.41</text:p>
              </table:table-cell>
              <table:table-cell office:value-type="float" office:value="-0.94">
                <text:p>-0.94</text:p>
              </table:table-cell>
              <table:table-cell office:value-type="float" office:value="-37.41">
                <text:p>-37.41</text:p>
              </table:table-cell>
              <table:table-cell office:value-type="float" office:value="-1.94">
                <text:p>-1.9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35.41">
                <text:p>-35.41</text:p>
              </table:table-cell>
              <table:table-cell office:value-type="float" office:value="0.06">
                <text:p>0.06</text:p>
              </table:table-cell>
              <table:table-cell office:value-type="float" office:value="-36.41">
                <text:p>-36.41</text:p>
              </table:table-cell>
              <table:table-cell office:value-type="float" office:value="-0.94">
                <text:p>-0.9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34.41">
                <text:p>-34.41</text:p>
              </table:table-cell>
              <table:table-cell office:value-type="float" office:value="1.07">
                <text:p>1.07</text:p>
              </table:table-cell>
              <table:table-cell office:value-type="float" office:value="-35.41">
                <text:p>-35.41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33.41">
                <text:p>-33.41</text:p>
              </table:table-cell>
              <table:table-cell office:value-type="float" office:value="2.01">
                <text:p>2.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32.41">
                <text:p>-32.41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31.41">
                <text:p>-31.41</text:p>
              </table:table-cell>
              <table:table-cell office:value-type="float" office:value="3.97">
                <text:p>3.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30.41">
                <text:p>-30.41</text:p>
              </table:table-cell>
              <table:table-cell office:value-type="float" office:value="4.9">
                <text:p>4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29.41">
                <text:p>-29.41</text:p>
              </table:table-cell>
              <table:table-cell office:value-type="float" office:value="5.76">
                <text:p>5.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28.41">
                <text:p>-28.41</text:p>
              </table:table-cell>
              <table:table-cell office:value-type="float" office:value="6.51">
                <text:p>6.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27.41">
                <text:p>-27.41</text:p>
              </table:table-cell>
              <table:table-cell office:value-type="float" office:value="7.16">
                <text:p>7.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26.41">
                <text:p>-26.41</text:p>
              </table:table-cell>
              <table:table-cell office:value-type="float" office:value="7.72">
                <text:p>7.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25.41">
                <text:p>-25.41</text:p>
              </table:table-cell>
              <table:table-cell office:value-type="float" office:value="8.21">
                <text:p>8.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24.41">
                <text:p>-24.41</text:p>
              </table:table-cell>
              <table:table-cell office:value-type="float" office:value="8.65">
                <text:p>8.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23.41">
                <text:p>-23.41</text:p>
              </table:table-cell>
              <table:table-cell office:value-type="float" office:value="9.02">
                <text:p>9.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22.41">
                <text:p>-22.41</text:p>
              </table:table-cell>
              <table:table-cell office:value-type="float" office:value="9.36">
                <text:p>9.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21.41">
                <text:p>-21.41</text:p>
              </table:table-cell>
              <table:table-cell office:value-type="float" office:value="9.66">
                <text:p>9.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20.41">
                <text:p>-20.41</text:p>
              </table:table-cell>
              <table:table-cell office:value-type="float" office:value="9.95">
                <text:p>9.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19.41">
                <text:p>-19.41</text:p>
              </table:table-cell>
              <table:table-cell office:value-type="float" office:value="10.2">
                <text:p>1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18.41">
                <text:p>-18.41</text:p>
              </table:table-cell>
              <table:table-cell office:value-type="float" office:value="10.42">
                <text:p>10.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17.41">
                <text:p>-17.41</text:p>
              </table:table-cell>
              <table:table-cell office:value-type="float" office:value="10.6">
                <text:p>1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16.41">
                <text:p>-16.41</text:p>
              </table:table-cell>
              <table:table-cell office:value-type="float" office:value="10.73">
                <text:p>10.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15.41">
                <text:p>-15.41</text:p>
              </table:table-cell>
              <table:table-cell office:value-type="float" office:value="10.85">
                <text:p>10.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14.41">
                <text:p>-14.41</text:p>
              </table:table-cell>
              <table:table-cell office:value-type="float" office:value="10.94">
                <text:p>10.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13.41">
                <text:p>-13.41</text:p>
              </table:table-cell>
              <table:table-cell office:value-type="float" office:value="11.02">
                <text:p>11.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12.41">
                <text:p>-12.41</text:p>
              </table:table-cell>
              <table:table-cell office:value-type="float" office:value="11.07">
                <text:p>11.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11.41">
                <text:p>-11.41</text:p>
              </table:table-cell>
              <table:table-cell office:value-type="float" office:value="11.12">
                <text:p>11.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10.41">
                <text:p>-10.41</text:p>
              </table:table-cell>
              <table:table-cell office:value-type="float" office:value="11.16">
                <text:p>11.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9.41">
                <text:p>-9.41</text:p>
              </table:table-cell>
              <table:table-cell office:value-type="float" office:value="11.19">
                <text:p>11.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